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ab-stops>
          <style:tab-stop style:position="3.81cm"/>
          <style:tab-stop style:position="5.715cm"/>
        </style:tab-stops>
      </style:paragraph-properties>
    </style:style>
    <style:style style:name="P3" style:family="paragraph" style:parent-style-name="Standard">
      <style:paragraph-properties fo:line-height="150%" fo:text-align="justify" style:justify-single-word="false">
        <style:tab-stops>
          <style:tab-stop style:position="3.493cm"/>
        </style:tab-stops>
      </style:paragraph-properties>
    </style:style>
    <style:style style:name="P4" style:family="paragraph" style:parent-style-name="Standard">
      <style:paragraph-properties fo:line-height="150%" fo:text-align="justify" style:justify-single-word="false">
        <style:tab-stops>
          <style:tab-stop style:position="5.715cm"/>
        </style:tab-stops>
      </style:paragraph-properties>
    </style:style>
    <style:style style:name="P5" style:family="paragraph" style:parent-style-name="Standard">
      <style:paragraph-properties fo:line-height="150%" fo:text-align="justify" style:justify-single-word="false">
        <style:tab-stops>
          <style:tab-stop style:position="0.953cm"/>
          <style:tab-stop style:position="1.905cm"/>
          <style:tab-stop style:position="4.128cm"/>
        </style:tab-stops>
      </style:paragraph-properties>
    </style:style>
    <style:style style:name="P6" style:family="paragraph" style:parent-style-name="Standard">
      <style:paragraph-properties fo:line-height="150%" fo:text-align="justify" style:justify-single-word="false">
        <style:tab-stops>
          <style:tab-stop style:position="3.81cm"/>
        </style:tab-stops>
      </style:paragraph-properties>
    </style:style>
    <style:style style:name="P7" style:family="paragraph" style:parent-style-name="Standard">
      <style:paragraph-properties fo:line-height="150%" fo:text-align="justify" style:justify-single-word="false">
        <style:tab-stops>
          <style:tab-stop style:position="3.493cm"/>
          <style:tab-stop style:position="3.81cm"/>
          <style:tab-stop style:position="5.715cm"/>
        </style:tab-stops>
      </style:paragraph-properties>
    </style:style>
    <style:style style:name="P8" style:family="paragraph" style:parent-style-name="Standard">
      <style:paragraph-properties fo:line-height="150%" fo:text-align="justify" style:justify-single-word="false">
        <style:tab-stops>
          <style:tab-stop style:position="3.493cm"/>
          <style:tab-stop style:position="3.81cm"/>
        </style:tab-stops>
      </style:paragraph-properties>
    </style:style>
    <style:style style:name="P9" style:family="paragraph" style:parent-style-name="Standard">
      <style:paragraph-properties fo:line-height="150%" fo:text-align="center" style:justify-single-word="false"/>
      <style:text-properties fo:font-weight="bold" style:font-weight-asian="bold"/>
    </style:style>
    <style:style style:name="P10" style:family="paragraph" style:parent-style-name="Standard">
      <style:paragraph-properties fo:line-height="150%" fo:text-align="justify" style:justify-single-word="false"/>
      <style:text-properties fo:font-weight="bold" style:font-weight-asian="bold"/>
    </style:style>
    <style:style style:name="P11" style:family="paragraph" style:parent-style-name="Standard">
      <style:paragraph-properties fo:line-height="150%" fo:text-align="justify" style:justify-single-word="false">
        <style:tab-stops>
          <style:tab-stop style:position="3.493cm"/>
        </style:tab-stops>
      </style:paragraph-properties>
      <style:text-properties fo:font-weight="bold" style:font-weight-asian="bold"/>
    </style:style>
    <style:style style:name="P12" style:family="paragraph" style:parent-style-name="Standard">
      <style:paragraph-properties fo:line-height="150%" fo:text-align="justify" style:justify-single-word="false">
        <style:tab-stops>
          <style:tab-stop style:position="3.81cm"/>
        </style:tab-stops>
      </style:paragraph-properties>
      <style:text-properties fo:font-weight="bold" style:font-weight-asian="bold"/>
    </style:style>
    <style:style style:name="P13" style:family="paragraph" style:parent-style-name="Standard">
      <style:paragraph-properties fo:line-height="150%" fo:text-align="justify" style:justify-single-word="false">
        <style:tab-stops>
          <style:tab-stop style:position="3.81cm"/>
          <style:tab-stop style:position="5.715cm"/>
        </style:tab-stops>
      </style:paragraph-properties>
      <style:text-properties fo:font-weight="bold" style:font-weight-asian="bold"/>
    </style:style>
    <style:style style:name="P14" style:family="paragraph" style:parent-style-name="Standard">
      <style:paragraph-properties fo:line-height="150%" fo:text-align="justify" style:justify-single-word="false">
        <style:tab-stops>
          <style:tab-stop style:position="3.493cm"/>
          <style:tab-stop style:position="3.81cm"/>
        </style:tab-stops>
      </style:paragraph-properties>
      <style:text-properties fo:font-weight="bold" style:font-weight-asian="bold"/>
    </style:style>
    <style:style style:name="P15" style:family="paragraph" style:parent-style-name="Standard">
      <style:paragraph-properties fo:line-height="150%" fo:text-align="justify" style:justify-single-word="false"/>
      <style:text-properties fo:font-weight="bold" style:font-weight-asian="bold" style:font-weight-complex="bold"/>
    </style:style>
    <style:style style:name="P16" style:family="paragraph" style:parent-style-name="Standard">
      <style:paragraph-properties fo:line-height="150%" fo:text-align="justify" style:justify-single-word="false"/>
      <style:text-properties fo:font-size="14pt" style:font-size-asian="14pt" style:font-size-complex="14pt"/>
    </style:style>
    <style:style style:name="P17" style:family="paragraph" style:parent-style-name="Standard">
      <style:paragraph-properties fo:line-height="150%" fo:text-align="justify" style:justify-single-word="false"/>
      <style:text-properties fo:font-style="italic" style:font-style-asian="italic"/>
    </style:style>
    <style:style style:name="P18" style:family="paragraph" style:parent-style-name="Standard">
      <style:paragraph-properties fo:line-height="150%" fo:text-align="justify" style:justify-single-word="false"/>
      <style:text-properties style:font-weight-complex="bold"/>
    </style:style>
    <style:style style:name="P19" style:family="paragraph" style:parent-style-name="Standard">
      <style:paragraph-properties fo:line-height="150%" fo:text-align="justify" style:justify-single-word="false">
        <style:tab-stops>
          <style:tab-stop style:position="3.493cm"/>
        </style:tab-stops>
      </style:paragraph-properties>
      <style:text-properties style:font-weight-complex="bold"/>
    </style:style>
    <style:style style:name="P20" style:family="paragraph" style:parent-style-name="Standard">
      <style:paragraph-properties fo:margin-left="0cm" fo:margin-right="0.127cm" fo:line-height="150%" fo:text-align="justify" style:justify-single-word="false" fo:text-indent="0cm" style:auto-text-indent="false">
        <style:tab-stops>
          <style:tab-stop style:position="3.81cm"/>
          <style:tab-stop style:position="5.715cm"/>
          <style:tab-stop style:position="15.24cm"/>
          <style:tab-stop style:position="15.558cm"/>
        </style:tab-stops>
      </style:paragraph-properties>
    </style:style>
    <style:style style:name="P21" style:family="paragraph" style:parent-style-name="Standard">
      <style:paragraph-properties fo:margin-left="0cm" fo:margin-right="0.127cm" fo:line-height="150%" fo:text-align="justify" style:justify-single-word="false" fo:text-indent="0cm" style:auto-text-indent="false">
        <style:tab-stops>
          <style:tab-stop style:position="3.81cm"/>
          <style:tab-stop style:position="5.715cm"/>
          <style:tab-stop style:position="15.24cm"/>
          <style:tab-stop style:position="15.558cm"/>
        </style:tab-stops>
      </style:paragraph-properties>
      <style:text-properties fo:font-weight="bold" style:font-weight-asian="bold"/>
    </style:style>
    <style:style style:name="P22" style:family="paragraph" style:parent-style-name="Footnote">
      <style:paragraph-properties fo:text-align="justify" style:justify-single-word="false"/>
    </style:style>
    <style:style style:name="P23" style:family="paragraph" style:parent-style-name="Footnote">
      <style:paragraph-properties fo:line-height="150%" fo:text-align="justify" style:justify-single-word="false">
        <style:tab-stops>
          <style:tab-stop style:position="3.493cm"/>
        </style:tab-stops>
      </style:paragraph-properties>
    </style:style>
    <style:style style:name="P24" style:family="paragraph" style:parent-style-name="Text_20_body">
      <style:text-properties fo:font-weight="bold" style:font-weight-asian="bold"/>
    </style:style>
    <style:style style:name="T1" style:family="text">
      <style:text-properties fo:font-style="italic" style:font-style-asian="italic"/>
    </style:style>
    <style:style style:name="T2" style:family="text">
      <style:text-properties fo:font-style="italic" fo:font-weight="bold" style:font-style-asian="italic" style:font-weight-asian="bold"/>
    </style:style>
    <style:style style:name="T3" style:family="text">
      <style:text-properties fo:font-style="italic" fo:font-weight="normal" style:font-style-asian="italic" style:font-weight-asian="normal" style:font-weight-complex="normal"/>
    </style:style>
    <style:style style:name="T4" style:family="text">
      <style:text-properties fo:font-weight="bold" style:font-weight-asian="bold"/>
    </style:style>
    <style:style style:name="T5" style:family="text">
      <style:text-properties fo:font-size="14pt" fo:font-weight="bold" style:font-size-asian="14pt" style:font-weight-asian="bold" style:font-size-complex="14pt"/>
    </style:style>
    <style:style style:name="T6" style:family="text">
      <style:text-properties fo:language="en" fo:country="GB"/>
    </style:style>
    <style:style style:name="T7" style:family="text">
      <style:text-properties fo:language="en" fo:country="GB" fo:font-style="italic" style:font-style-asian="italic"/>
    </style:style>
    <style:style style:name="T8" style:family="text">
      <style:text-properties style:font-weight-complex="bold"/>
    </style:style>
    <style:style style:name="T9" style:family="text">
      <style:text-properties fo:language="it" fo:country="IT"/>
    </style:style>
    <style:style style:name="T10" style:family="text">
      <style:text-properties fo:language="it" fo:country="IT" fo:font-style="italic" style:font-style-asian="italic"/>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style>
    <style:style style:name="T13" style:family="text">
      <style:text-properties fo:language="fr" fo:country="FR"/>
    </style:style>
    <style:style style:name="T14" style:family="text">
      <style:text-properties fo:language="fr" fo:country="FR" fo:font-style="italic" style:font-style-asian="italic"/>
    </style:style>
    <style:style style:name="T15" style:family="text">
      <style:text-properties fo:font-style="normal" fo:font-weight="normal" style:font-style-asian="normal" style:font-weight-asian="normal"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inen lieben Elter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Vorwort</text:h>
      <text:p text:style-name="P10"/>
      <text:p text:style-name="P1">Die vorliegende Arbeit wurde von der Rechtswissenschaftlichen Fakultät der Albert-Ludwigs-Universität Freiburg im Wintersemester 2007/2008 als Dissertation angenommen. Für die Drucklegung ist die bis Dezember 2007 erschienene Literatur und Rechtsprechung berücksichtigt worden. Da das Gesetz zur Verbesserung der Durchsetzung von Rechten des geistigen Eigentums, mit welchem u. a. die Richtlinie 2004/48/EG zur Durchsetzung der Rechte des geistigen Eigentums vom 29. April 2004 umgesetzt werden soll, momentan noch das parlamentarische Gesetzgebungsverfahren durchläuft, konnte der vorliegenden Untersuchung lediglich der Regierungsentwurf vom 20. April 2007 zugrunde gelegt werden. Wann das Gesetzgebungsverfahren zum Abschluss gelangt, ist noch nicht abzusehen. </text:p>
      <text:p text:style-name="P1"/>
      <text:p text:style-name="P1">Mein besonderer Dank gilt meinem Doktorvater, Herrn Professor Dr. Maximilian Haedicke, der die Arbeit angeregt und stets mit großem Interesse und Wohlwollen betreut und gefördert hat. Aufgrund der Beschäftigung an seinem Lehrstuhl standen mir hervorragende Rahmenbedingungen zur Verfügung, welche der Erstellung der Arbeit sehr förderlich waren. Herrn Professor Dr. Thomas Dreier bin ich für die sehr zügige Erstellung des Zweitgutachtens zu Dank verpflichtet. </text:p>
      <text:p text:style-name="P1"/>
      <text:p text:style-name="P1">Von ganzem Herzen möchte ich mich schließlich bei meinen Eltern, Ruzica und Mijo Repar sowie meinem Bruder Robert bedanken, deren Liebe, Unterstützung, Vertrauen, Geduld und Freude mich mein ganzes Leben lang begleitet haben. </text:p>
      <text:p text:style-name="P1"/>
      <text:p text:style-name="P1"/>
      <text:p text:style-name="P1"/>
      <text:p text:style-name="P1">Freiburg, im Februar 2008 <text:tab/><text:tab/><text:tab/><text:tab/><text:tab/><text:tab/><text:tab/>Annette Repar</text:p>
      <text:h text:style-name="Heading_20_1" text:outline-level="1">1. Teil: Einleitung</text:h>
      <text:p text:style-name="P10"/>
      <text:h text:style-name="Heading_20_2" text:outline-level="2">A. Einführende Bemerkung</text:h>
      <text:p text:style-name="P1"/>
      <text:p text:style-name="P1">Der akzessorische Rechnungslegungsanspruch, der mittlerweile auch in anderen Bereichen des Zivilrechts zur Anwendung gelangt,<text:span text:style-name="Footnote_20_Symbol"><text:note text:id="ftn1" text:note-class="footnote"><text:note-citation>1</text:note-citation><text:note-body><text:p text:style-name="P22"><text:s/>Vgl. <text:span text:style-name="T1">Stürner</text:span>, JZ 1976, 320.</text:p></text:note-body></text:note></text:span> kann gerade im Recht des geistigen Eigentums auf eine lange Tradition zurückblicken. Denn genau dort hatte vor mehr als 100 Jahren seine Entwicklung ihren Anfang genommen. Seitdem haben sich Rechtsprechung und Literatur – vorwiegend problemorientiert und daher nicht immer gradlinig – um seine Ausgestaltung bemüht, ohne allerdings bis heute zu einem einheitlichen und durchweg stimmigen Gesamtkonzept gelangt zu sein. Der Grund dafür wird aber nicht nur in der fallgebundenen und -bezogenen Rechtsprechung, sondern auch in der allgemeinen Wahrnehmung des akzessorischen Rechnungslegungsanspruchs zu suchen sein. Schließlich wird der Rechnungslegungsanspruch gemeinhin „lediglich“ als eine Form des Auskunftsanspruchs begriffen und daher zumeist nur im Zusammenhang mit dem (allgemeinen) akzessorischen Auskunftsanspruch gesehen und behandelt. In der Folge lassen Literatur und Rechtsprechung daher auch häufig eine (terminologisch) saubere Abgrenzung beider Ansprüche vermissen. Angesichts des Umstands, dass das Institut der Rechnungslegung in § 259 BGB eine eigene dogmatische Ausgestaltung erfahren hat, erscheint dies aber nicht durchweg als unproblematisch. </text:p>
      <text:p text:style-name="P1">Vor dem Hintergrund seiner praktischen Relevanz im Recht des geistigen Eigentums und nicht zuletzt aufgrund der Tatsache, dass das zur Umsetzung der Durchsetzungs-Richtlinie<text:span text:style-name="Footnote_20_Symbol"><text:note text:id="ftn2" text:note-class="footnote"><text:note-citation>2</text:note-citation><text:note-body><text:p text:style-name="P22"><text:s/>Richtlinie 2004/48/EG des Europäischen Parlaments und des Rates vom 29. April 2004 zur Durchsetzung der Rechte des geistigen Eigentums, Amtsblatt der Europäischen Union L 195 vom 2. Juni 2004; berichtigte Fassung der im Amtsblatt der Europäischen Union L 157 vom 30. April 2004, S. 45 veröffentlichten Richtlinie 2004/48/EG des europäischen Parlaments und des Rates vom 29. April 2004 zur Durchsetzung der Rechte des geistigen Eigentums; im Folgenden: Durchsetzungs-Richtlinie. </text:p></text:note-body></text:note></text:span> vorgesehene Gesetz zur Verbesserung der Durchsetzung von Rechten des geistigen Eigentums, auch wenn es bisher nur in Gestalt eines Regierungsentwurfs<text:span text:style-name="Footnote_20_Symbol"><text:note text:id="ftn3" text:note-class="footnote"><text:note-citation>3</text:note-citation><text:note-body><text:p text:style-name="P22"><text:s/>s. Gesetzentwurf der Regierung unter der Überschrift „Entwurf eines Gesetzes zur Verbesserung der Durchsetzung von Rechten des geistigen Eigentums“ in BT/Drucks. 16/5048; im Folgenden: Regierungsentwurf.</text:p></text:note-body></text:note></text:span> präsent ist, im Bereich der Informationsansprüche durchaus einige relevante Änderungen mit sich bringen wird, erscheint es daher geboten, sich einmal intensiver mit dem akzessorischen Rechnungslegungsanspruch zu beschäftigen. Schließlich ist zu erwarten, dass der akzessorische Rechnungslegungsanspruch im Recht des geistigen Eigentums auch in Zukunft eine beachtliche Rolle spielen wird. So wurde im Rahmen der Diskussion um die Umsetzung der Durchsetzungs-Richtlinie sogar die Forderung erhoben, den akzessorischen Rechnungslegungsanspruch gesetzlich zu normieren.<text:span text:style-name="Footnote_20_Symbol"><text:note text:id="ftn4" text:note-class="footnote"><text:note-citation>4</text:note-citation><text:note-body><text:p text:style-name="P22"><text:s/>Vgl. <text:span text:style-name="T1">Kunz-Hallstein/Loschelder</text:span>, GRUR 2003, 682 (685).</text:p></text:note-body></text:note></text:span> Zwar hat sich der Regierungsentwurf insoweit dazu entschieden, von einer gesetzlichen Regelung abzusehen.<text:span text:style-name="Footnote_20_Symbol"><text:note text:id="ftn5" text:note-class="footnote"><text:note-citation>5</text:note-citation><text:note-body><text:p text:style-name="P22"><text:s/>BT/Drucks. 16/5048, S. 48. </text:p></text:note-body></text:note></text:span> Es soll jedoch – mit einer allgemein gehaltenen Vorschrift<text:span text:style-name="Footnote_20_Symbol"><text:note text:id="ftn6" text:note-class="footnote"><text:note-citation>6</text:note-citation><text:note-body><text:p text:style-name="P22"><text:s/>Vgl. etwa § 141 a PatG des Regierungsentwurfs zur Umsetzung der Durchsetzungs-Richtlinie. </text:p></text:note-body></text:note></text:span> - klargestellt werden, dass neben den ausdrücklich normierten Ansprüchen, Ansprüche aus anderen gesetzlichen Vorschriften unberührt bleiben.<text:span text:style-name="Footnote_20_Symbol"><text:note text:id="ftn7" text:note-class="footnote"><text:note-citation>7</text:note-citation><text:note-body><text:p text:style-name="P22"><text:s/><text:span text:style-name="T1">Harte-Bavendamm</text:span>, FS Tilmann, S. 801.</text:p></text:note-body></text:note></text:span> Damit stünde der rechtliche Bestand des akzessorischen Rechnungslegungsanspruchs dann auch nach Umsetzung der Durchsetzungs-Richtlinie nicht in Frage.</text:p>
      <text:p text:style-name="P1"/>
      <text:p text:style-name="P1"/>
      <text:p text:style-name="P1"/>
      <text:h text:style-name="Heading_20_2" text:outline-level="2"><text:span text:style-name="T4">B. Problemstellung</text:span></text:h>
      <text:p text:style-name="P10"/>
      <text:p text:style-name="P2">Zum Schutz des geistigen Eigentums gewährt der Gesetzgeber materielle Ausschließlichkeitsrechte. Diese sind jedoch nur hilfreich, wenn und soweit sie auch durchsetzbar sind. Das Recht des geistigen Eigentums hat daher insbesondere einen realistischen und realisierbaren finanziellen Ausgleich von Schutzrechtsverletzungen zu ermöglichen.<text:span text:style-name="Footnote_20_Symbol"><text:note text:id="ftn8" text:note-class="footnote"><text:note-citation>8</text:note-citation><text:note-body><text:p text:style-name="P22"><text:s/>Vgl. <text:span text:style-name="T1">Pietzcker</text:span>, GRUR 1975, 55 (57); <text:span text:style-name="T1">Haedicke</text:span>, FS Schricker, S. 20.</text:p></text:note-body></text:note></text:span> Um aber nach einer Schutzrechtsverletzung seine bestehenden Ausgleichsansprüche gerichtlich durchsetzen zu können, muss der verletzte Schutzrechtsinhaber deren Inhalt und Umfang substantiiert darlegen und gegebenenfalls auch beweisen können.<text:span text:style-name="Footnote_20_Symbol"><text:note text:id="ftn9" text:note-class="footnote"><text:note-citation>9</text:note-citation><text:note-body><text:p text:style-name="P22"><text:s/><text:span text:style-name="T1">Mahlmann</text:span>, S. 35; Großkommentar/<text:span text:style-name="T1">Köhler</text:span>, B, vor § 13 UWG Rn. 399; <text:span text:style-name="T1">Köhler</text:span> in Hefermehl/Köhler/Bornkamm, § 9 UWG Rn. 4.1. </text:p></text:note-body></text:note></text:span> Problematisch ist somit, dass es bestimmter Informationen und Beweismittel bedarf, damit der finanzielle Ausgleich der Schutzrechtsverletzung tatsächlich erreicht werden kann. Diesem Bedürfnis entsprechend hat die Rechtsprechung daher für bestimmte Konstellationen den akzessorischen Rechnungslegungsanspruch entwickelt. Angesichts der im Regierungsentwurf zur Umsetzung der Durchsetzungs-Richtlinie<text:span text:style-name="Footnote_20_Symbol"><text:note text:id="ftn10" text:note-class="footnote"><text:note-citation>10</text:note-citation><text:note-body><text:p text:style-name="P22"><text:s/>Mit der Durchsetzungs-Richtlinie hat der europäische Gesetzgeber erstmals auf Gemeinschaftsebene einen umfassenden Katalog von Maßnahmen und Verfahren zur Durchsetzung von Immaterialgüterrechten vorgesehen; vgl. <text:span text:style-name="T1">Spindler/Weber</text:span>, MMR 2006, 711. </text:p></text:note-body></text:note></text:span> vorgesehenen Regelungen gilt es nunmehr aber zu überlegen, auf welchem Weg der verletzte Schutzrechtsinhaber die erforderlichen Daten in Zukunft ermitteln, kontrollieren und beweisen kann. </text:p>
      <text:p text:style-name="P2"/>
      <text:p text:style-name="P2"/>
      <text:h text:style-name="Heading_20_2" text:outline-level="2"><text:span text:style-name="T4">C. Gang der Untersuchung</text:span></text:h>
      <text:p text:style-name="P10"/>
      <text:p text:style-name="P2">Mit der umfassenden Darstellung des Rechnungslegungsanspruchs im Recht des geistigen Eigentums soll also vor allem eine Antwort auf die Frage gegeben werden, ob und inwieweit der Rechnungslegungsanspruch tatsächlich in der Lage ist, dem verletzten Schutzrechtsinhaber <text:span text:style-name="T1">verlässlich</text:span> die zur Berechnung seines Leistungsanspruchs <text:span text:style-name="T1">erforderlichen</text:span><text:span text:style-name="T2"> </text:span><text:span text:style-name="T1">Informationen</text:span><text:span text:style-name="T2"> </text:span>zu<text:span text:style-name="T2"> </text:span><text:span text:style-name="T1">verschaffen</text:span> und damit die ihm zugedachte Aufgabe zu erfüllen. Unter diesem Gesichtspunkt gilt es daher zunächst einmal den Rechnungslegungsanspruch (selbst) – mitsamt der ihm eigenen Kontrollmechanismen - zu untersuchen. Erst danach sind in einem zweiten Schritt die in Betracht kommenden (sonstigen) Kontrollmöglichkeiten und –mechanismen auf ihre Zweckdienlichkeit hin zu prüfen. Nicht zuletzt der Vergleich untereinander wird dabei im Einzelnen ihre Vorzüge und Schwächen offenbaren. Mit Blick auf ein mögliches Zusammenwirken der einzelnen Kontrollmechanismen ist auch von Interesse, wie sich ihr Verhältnis zueinander – im Spannungsfeld zwischen dem Recht des geistigen Eigentums, dem allgemeinen Zivilrecht und sogar dem Strafprozessrecht – gestaltet. Im Wege dieser Gesamtschau soll schließlich die Effizienz des Rechnungslegungsanspruchs ermittelt werden. Quintessenz der Untersuchung - und praktische Nebenwirkung - ist damit letztlich ein „best practice“ – Konzept, bestehend aus den bewährtesten bzw. erfolgversprechendsten Methoden zur Sicherstellung der Vollständigkeit und Richtigkeit der Rechnungslegung. Schließlich gilt es zu überlegen, ob man unter Kontrollgesichtspunkten - über kurz oder lang - vom Recht des geistigen Eigentums eine – wie auch immer geartete - Ausstrahlungswirkung auf das allgemeine Zivilrecht erwarten kann. </text:p>
      <text:p text:style-name="P2"/>
      <text:p text:style-name="P1"/>
      <text:p text:style-name="P1"/>
      <text:p text:style-name="P1"/>
      <text:p text:style-name="P1"/>
      <text:p text:style-name="P1"/>
      <text:p text:style-name="P1"/>
      <text:p text:style-name="P1"/>
      <text:p text:style-name="P1"/>
      <text:p text:style-name="P16"/>
      <text:p text:style-name="P16"/>
      <text:h text:style-name="Heading_20_1" text:outline-level="1"><text:span text:style-name="T5">2. Teil: Der akzessorische Rechnungslegungsanspruch im Recht des geistigen Eigentums </text:span></text:h>
      <text:p text:style-name="P10"/>
      <text:h text:style-name="Heading_20_2" text:outline-level="2">A. Dogmatische Einordnung des akzessorischen Rechnungslegungsanspruchs</text:h>
      <text:p text:style-name="P10"/>
      <text:h text:style-name="Heading_20_3" text:outline-level="3"><text:span text:style-name="T4">I. Rechtsgrundlage des akzessorischen Rechnungslegungsanspruchs</text:span></text:h>
      <text:p text:style-name="P10"/>
      <text:h text:style-name="Heading_20_4" text:outline-level="4">1. Informationspflichten im Zivilrecht </text:h>
      <text:p text:style-name="P10"/>
      <text:h text:style-name="Heading_20_5" text:outline-level="5"><text:span text:style-name="T4">a) Primat des materiellen Rechts </text:span></text:h>
      <text:p text:style-name="P10"/>
      <text:p text:style-name="P1">Der Gesetzgeber hat die Frage, ob und in welchem Umfang die nicht beweis- und damit primär nicht darlegungsbelastete Partei zur Informationsmitteilung verpflichtet werden kann, vornehmlich im materiellen Recht entschieden, indem er dem Informationsbedürfnis der darlegungs- und beweisbelasteten Partei durch die Gewährung materiellrechtlicher Informationsansprüche Rechnung getragen hat.<text:span text:style-name="Footnote_20_Symbol"><text:note text:id="ftn11" text:note-class="footnote"><text:note-citation>11</text:note-citation><text:note-body><text:p text:style-name="P22"><text:s/><text:span text:style-name="T1">Schlosser</text:span>, FS Großfeld, S. 998; <text:span text:style-name="T1">Schlosser</text:span>, JZ 1991, 599 (606); <text:span text:style-name="T1">Stadler</text:span>, S. 103; <text:span text:style-name="T1">Hay</text:span>, S. 55; „Ob eine Partei Ansprüche gegen die andere auf Erteilung von Auskünften, Rechnungslegung, Herausgabe von Unterlagen usw. hat, ist eine Frage des materiellen Rechts (…); vgl. BGH ZZP 104 (1991); 203 (205); <text:span text:style-name="T1">Lang</text:span>, S. 90; <text:span text:style-name="T1">Kunz-Hallstein/Loschelder</text:span>, GRUR 2003, 682 (683); <text:span text:style-name="T1">McGuire</text:span>, GRUR Int. 2005, 15; Dieses Bild wird auch durch einen Blick auf das Prozessrecht bestätigt, insbesondere auf § 254 ZPO, der bei einer prozessualen Aufklärungspflicht überflüssig wäre, und § 422 ZPO, der vollständig auf das materielle Recht verweist; vgl. <text:span text:style-name="T1">Katzenmeier</text:span>, JZ 2002, 533 (534).</text:p></text:note-body></text:note></text:span> Mit Rücksicht darauf wurde von der herrschenden Meinung bisher eine – über die anerkannten Fälle der Pflicht zum substantiierten Bestreiten hinausgehende – allgemeine Aufklärungspflicht der nicht darlegungs- und beweisbelasteten Partei<text:span text:style-name="Footnote_20_Symbol"><text:note text:id="ftn12" text:note-class="footnote"><text:note-citation>12</text:note-citation><text:note-body><text:p text:style-name="P22"><text:s/>„…die in Analogie zu den §§ 138, 372a, 445, 656 ZPO entwickelt wurde und bei Nichterbringung aller zumutbarer Informationsbeiträge durch den Gegner eine Tatsachenfiktion wegen Aufklärungsverweigerung anordnet…“; vgl. etwa <text:span text:style-name="T1">Reischl</text:span>, JR 1997, 404 (405, 410).</text:p></text:note-body></text:note></text:span> verneint.<text:span text:style-name="Footnote_20_Symbol"><text:note text:id="ftn13" text:note-class="footnote"><text:note-citation>13</text:note-citation><text:note-body><text:p text:style-name="P22"><text:s/><text:span text:style-name="T1">Haedicke</text:span>, FS Schricker, S. 23 f.</text:p></text:note-body></text:note></text:span> Obwohl dieser Standpunkt - zuletzt mit Blick auf Art. 6 der Durchsetzungs-Richtlinie - mehr als einmal in Frage gestellt worden ist,<text:span text:style-name="Footnote_20_Symbol"><text:note text:id="ftn14" text:note-class="footnote"><text:note-citation>14</text:note-citation><text:note-body><text:p text:style-name="P22"><text:s/>Vgl. etwa <text:span text:style-name="T1">Lang</text:span>, S. 95; <text:span text:style-name="T1">Haedicke</text:span>, FS Schricker, S. 23.</text:p></text:note-body></text:note></text:span> hat auch der Regierungsentwurf zur Umsetzung der Durchsetzungs-Richtlinie – ungeachtet dessen, dass es frei stand, den Vorgaben auch prozessrechtlich gerecht zu werden (vgl. Art. 20 Abs. 1 der Durchsetzungs-Richtlinie)<text:span text:style-name="Footnote_20_Symbol"><text:note text:id="ftn15" text:note-class="footnote"><text:note-citation>15</text:note-citation><text:note-body><text:p text:style-name="P22"><text:s/><text:span text:style-name="T1">Haedicke</text:span>, FS Schricker, S. 22 f.; <text:span text:style-name="T1">Kunz-Hallstein/Loschelder</text:span>, GRUR 2005, 747.</text:p></text:note-body></text:note></text:span> - an dieses traditionelle Verständnis angeknüpft, indem er materiellrechtliche Auskunftsansprüche erweitert und spezielle materiellrechtliche Vorlage- und Besichtigungsansprüche vorgesehen hat. Das Abweichen vom traditionellen Verständnis durch den Ausbau prozessrechtlicher Instrumente hätte nämlich – aufgrund der notwendigen Einführung von Zwangsmaßnahmen – zudem noch eine schwerwiegende Veränderung der Systematik des Zivilprozessrechts mit sich gebracht.<text:span text:style-name="Footnote_20_Symbol"><text:note text:id="ftn16" text:note-class="footnote"><text:note-citation>16</text:note-citation><text:note-body><text:p text:style-name="P22"><text:s/><text:span text:style-name="T1">Tilmann</text:span>, GRUR 2005, 737 (738). </text:p></text:note-body></text:note></text:span></text:p>
      <text:p text:style-name="P1">Auch die Rechtsprechung hat zur Korrektur der als defizitär betrachteten Gesetzeslage bereits frühzeitig und bevorzugt schrittweise Erweiterungen der materiellrechtlichen Anspruchsgrundlagen vorgenommen bzw. materiellrechtliche Auskunftsrechte aus der Generalklausel des § 242 BGB geschöpft.<text:span text:style-name="Footnote_20_Symbol"><text:note text:id="ftn17" text:note-class="footnote"><text:note-citation>17</text:note-citation><text:note-body><text:p text:style-name="P22"><text:s/><text:span text:style-name="T1">Hay</text:span>, S. 56; <text:span text:style-name="T1">Stauder</text:span>, GRUR Int. 1982, 226; <text:span text:style-name="T1">Lang</text:span>, S. 92; <text:span text:style-name="T1">Lüderitz</text:span>, S. 32; <text:span text:style-name="T1">Katzenmeier</text:span>, JZ 2002, 533 (534); <text:span text:style-name="T1">Zöllner</text:span>, S. 26; <text:span text:style-name="T1">Lüke</text:span>, JuS 1986, 2 ff.; <text:span text:style-name="T1">Peters</text:span>, Ausforschungsbeweis<text:alphabetical-index-mark text:string-value="Ausforschungsbeweis"/>, S. 405.</text:p></text:note-body></text:note></text:span> In der Folge sind prozessrechtliche Informationsmöglichkeiten daher zwar vorhanden, aber im Vergleich zu materiellrechtlichen weit weniger ausgeprägt.<text:span text:style-name="Footnote_20_Symbol"><text:note text:id="ftn18" text:note-class="footnote"><text:note-citation>18</text:note-citation><text:note-body><text:p text:style-name="P22"><text:s/><text:span text:style-name="T1">Lang</text:span>, S. 90; <text:span text:style-name="T1">Harte-Bavendamm</text:span>, Markenpiraterie, § 5 Rn. 60; So werden dem Gläubiger bei typischer Sachverhaltsunkenntnis etwa Darlegungs- und Beweiserleichterungen zugestanden oder dem Gegner wird eine gesteigerte prozessuale Behauptungslast auferlegt; vgl. <text:span text:style-name="T1">Reischl</text:span>, JR 1997, 404 ff.</text:p></text:note-body></text:note></text:span></text:p>
      <text:p text:style-name="P18"/>
      <text:p text:style-name="P18"/>
      <text:p text:style-name="P1"/>
      <text:h text:style-name="Heading_20_5" text:outline-level="5">b) Gesetzliche Grundlagen </text:h>
      <text:p text:style-name="P10"/>
      <text:p text:style-name="P1">Obwohl das Streben nach Information und Wissen – neben dem Bestreben, wirtschaftliche Güter zu akkumulieren – wohl durchaus als eine der Triebfedern gesellschaftlichen Handelns angesehen werden kann, liegt dem Zivilrecht die Wertung zugrunde, dass – unter Respektierung des Geheimhaltungswillens und der sonstigen Handlungsfreiheit des Informationsträgers – im Regelfall jeder die ihm zur Verfügung stehenden Informationen – zunächst einmal - für sich behalten darf.<text:span text:style-name="Footnote_20_Symbol"><text:note text:id="ftn19" text:note-class="footnote"><text:note-citation>19</text:note-citation><text:note-body><text:p text:style-name="P22"><text:s/><text:span text:style-name="T1">Schulz</text:span>, S. 28; <text:span text:style-name="T1">Ehmann</text:span>, AcP 188 (1988), 230 (254); Soergel<text:span text:style-name="T1">/Ehmann</text:span>, § 666 BGB Rn. 1; vgl. auch <text:span text:style-name="T1">Stauder</text:span>, GRUR Int. 1982, 226.</text:p></text:note-body></text:note></text:span> Dementsprechend statuiert das materielle Recht auch keinen allgemeinen vorprozessualen Informationsanspruch,<text:span text:style-name="Footnote_20_Symbol"><text:note text:id="ftn20" text:note-class="footnote"><text:note-citation>20</text:note-citation><text:note-body><text:p text:style-name="P22"><text:s/><text:span text:style-name="T1">Hellmann</text:span>, S. 35; „Einen allgemeinen vorprozessualen Auskunftsanspruch könne es nicht geben, solle nicht der Bürger (…) von Berufsneugierigen und Verdachtsbesessenen gegeißelt, dass Gericht mit Stufenklagen überlastet werden“; vgl. <text:span text:style-name="T1">Lang</text:span>, S. 92; <text:span text:style-name="T1">Lüderitz</text:span>, S. 32; Insoweit ist es missverständlich, wenn der Bundesgerichtshof im Zusammenhang mit dem von der Rechtsprechung aus § 242 BGB entwickelten Auskunftsanspruch von einem „allgemeinen“ Auskunftsanspruch spricht; vgl. etwa BGH in NJW-RR 1987, 173.</text:p></text:note-body></text:note></text:span> sondern gewährt Information nur bei Bestehen eines konkreten Rechtsgrundes zugunsten des Informationssuchenden.<text:span text:style-name="Footnote_20_Symbol"><text:note text:id="ftn21" text:note-class="footnote"><text:note-citation>21</text:note-citation><text:note-body><text:p text:style-name="P22"><text:s/><text:span text:style-name="T1">Schilken</text:span>, JURA 1988, 525; <text:span text:style-name="T1">Wölfel</text:span>, S. 111; <text:span text:style-name="T1">Bork</text:span>, JA 1983, 174 (175); <text:span text:style-name="T1">Lang</text:span>, S. 90; <text:span text:style-name="T1">Hellmann</text:span>, S. 35; Großkommentar/<text:span text:style-name="T1">Köhler</text:span>, B, vor § 13 UWG Rn. 400; vgl. auch BGH in NJW 1957, 669.</text:p></text:note-body></text:note></text:span> Auch bei der Normierung derartiger Rechtsgrundlagen hat der Gesetzgeber aber Zurückhaltung walten lassen, indem er lediglich vereinzelt, im Rahmen der Regelung verschiedenster Rechtsverhältnisse, jeweils nur für typische Situationen evidenter Informationsnot spezielle Informationsansprüche aufgenommen hat.<text:span text:style-name="Footnote_20_Symbol"><text:note text:id="ftn22" text:note-class="footnote"><text:note-citation>22</text:note-citation><text:note-body><text:p text:style-name="P22"><text:s/><text:span text:style-name="T1">Schulz</text:span>, S. 28; Soergel<text:span text:style-name="T1">/Ehmann</text:span>, § 666 BGB Rn. 1; Ahrens<text:span text:style-name="T1">/Loewenheim</text:span>, Wettbewerbsprozess, § 72 Rn. 1; <text:span text:style-name="T1">Schilken</text:span>, Jura 1988, 525; <text:span text:style-name="T1">Ikels</text:span>, S. 58 f.; <text:span text:style-name="T1">Gernhuber</text:span>, S. 576 f.; etwas anderes ergibt sich auch nicht aus den allgemeinen Vorschriften der §§ 259, 260 BGB, denn diese setzen das Bestehen von Auskunfts- und Rechenschaftsablegungsansprüchen voraus; vgl. <text:span text:style-name="T1">Wölfel</text:span>, S. 111.</text:p></text:note-body></text:note></text:span> Als notwendige Folge dieses Konzepts stellte sich daher schon bald heraus, dass die vorhandenen Vorschriften den Bedürfnissen der Praxis nicht gerecht zu werden vermochten.<text:span text:style-name="Footnote_20_Symbol"><text:note text:id="ftn23" text:note-class="footnote"><text:note-citation>23</text:note-citation><text:note-body><text:p text:style-name="P22"><text:s/><text:span text:style-name="T1">Ikels</text:span>, S. 58 f.; <text:span text:style-name="T1">Teplitzky</text:span>, Wettbewerbsrechtliche Ansprüche, Kap. 38 Rn. 1.</text:p></text:note-body></text:note></text:span> Aufgrund der nur lückenhaften gesetzlichen Regelung von Informationsansprüchen drohte eine Vielzahl an sich berechtigter Ansprüche zu scheitern.<text:span text:style-name="Footnote_20_Symbol"><text:note text:id="ftn24" text:note-class="footnote"><text:note-citation>24</text:note-citation><text:note-body><text:p text:style-name="P22"><text:s/><text:span text:style-name="T1">Fritze/Stauder</text:span>, GRUR Int. 1986, 342; <text:span text:style-name="T1">Winkler</text:span>, S. 33; <text:span text:style-name="T1">Teplitzky</text:span>, Wettbewerbsrechtliche Ansprüche, Kap. 38 Rn. 1; Ahrens<text:span text:style-name="T1">/Loewenheim</text:span>, Wettbewerbsprozess, § 72 Rn. 1; Schricker<text:span text:style-name="T1">/Wild</text:span>, § 97 Rn. 81; Anmerk. <text:span text:style-name="T1">v. Falck</text:span> zu BGH in GRUR 1973, 375 (378) – Miss Petite; <text:span text:style-name="T1">Delahaye</text:span>, GRUR 1986, 217 (221).</text:p></text:note-body></text:note></text:span> </text:p>
      <text:p text:style-name="P1"/>
      <text:p text:style-name="P1"/>
      <text:p text:style-name="P18"/>
      <text:h text:style-name="Heading_20_4" text:outline-level="4">2. Rechtliche Grundlegung des akzessorischen Rechnungslegungsanspruchs </text:h>
      <text:p text:style-name="P15"/>
      <text:h text:style-name="Heading_20_5" text:outline-level="5">a) Grundsituation </text:h>
      <text:p text:style-name="P18"/>
      <text:p text:style-name="P1">Entsprechend dem Grundsatz, dass jede Partei die Darlegungs-<text:alphabetical-index-mark text:string-value="Darlegungslast"/> und Beweislast für die Voraussetzungen der Normen trägt, aus denen sie für sich günstige Rechtsfolgen herleitet, muss der verletzte Schutzrechtsinhaber, um nach einer Schutzrechtsverletzung seine bestehenden Ansprüche gerichtlich durchsetzen zu können, deren Inhalt und Umfang substantiiert darlegen und gegebenenfalls beweisen können.<text:span text:style-name="Footnote_20_Symbol"><text:note text:id="ftn25" text:note-class="footnote"><text:note-citation>25</text:note-citation><text:note-body><text:p text:style-name="P22"><text:s/><text:span text:style-name="T1">Mahlmann</text:span>, S. 35; Großkommentar/<text:span text:style-name="T1">Köhler</text:span>, B, vor § 13 UWG Rn. 399; <text:span text:style-name="T1">Köhler</text:span> in Hefermehl/Köhler/Bornkamm, § 9 UWG Rn. 4.1. </text:p></text:note-body></text:note></text:span> Es ist aber ein gewohntes Szenario nach Schutzrechtsverletzungen, dass der verletzte Schutzrechtsinhaber das zur Vorbereitung und Durchsetzung seiner Ansprüche erforderliche Wissen – im Gegensatz zum Verletzer selbst – in der Regel nicht besitzt und auch nicht ohne weiteres besitzen kann.<text:span text:style-name="Footnote_20_Symbol"><text:note text:id="ftn26" text:note-class="footnote"><text:note-citation>26</text:note-citation><text:note-body><text:p text:style-name="P22"><text:s/><text:span text:style-name="T1">Mes</text:span>, GRUR 2000, 934; <text:span text:style-name="T1">Jestaedt</text:span>, GRUR 1993, 219; <text:span text:style-name="T1">Wiume</text:span>, S. 1; <text:span text:style-name="T1">Haedicke</text:span>, FS Schricker, S. 19; <text:span text:style-name="T1">Köhler</text:span> in Hefermehl/Köhler/Bornkamm, § 9 UWG Rn. 4.1.</text:p></text:note-body></text:note></text:span> Denn der Schutzrechtsinhaber kommt auch unter Berücksichtigung moderner Überwachungs- und Recherchemethoden kaum zu einer Marktübersicht, die es ihm ermöglicht, den genauen Umfang der Verletzungsfälle festzustellen.<text:span text:style-name="Footnote_20_Symbol"><text:note text:id="ftn27" text:note-class="footnote"><text:note-citation>27</text:note-citation><text:note-body><text:p text:style-name="P22"><text:s/><text:span text:style-name="T1">Tilmann</text:span>, GRUR 1990, 160 (163).</text:p></text:note-body></text:note></text:span> So ist der Verletzte, selbst wenn sein Anspruch gegen den Schutzrechtsverletzer bereits dem Grunde nach feststeht, oft nicht in der Lage, die Höhe dieses Anspruchs ohne nähere Informationen aus dem Wirtschaftsbereich des Verletzers, insbesondere über Art und Umfang der Verletzungshandlungen, auch nur annähernd zu beziffern, um einen nach § 253 Abs. 2 Nr. 2 ZPO ausreichend bestimmten Antrag zu stellen.<text:span text:style-name="Footnote_20_Symbol"><text:note text:id="ftn28" text:note-class="footnote"><text:note-citation>28</text:note-citation><text:note-body><text:p text:style-name="P22"><text:s/><text:span text:style-name="T1">Fritze/Stauder</text:span>, GRUR Int. 1986, 342; <text:span text:style-name="T1">Banzhaf</text:span>, S. 1; <text:span text:style-name="T1">Lüderitz</text:span>, S. 32; <text:span text:style-name="T1">Stadler</text:span>, S. 105 f.; <text:span text:style-name="T1">Köhler</text:span>, NJW 1992, 1477 (1480); <text:span text:style-name="T1">Delahaye</text:span>, GRUR 1986, 217 (221); <text:span text:style-name="T1">Haedicke</text:span>, FS Schricker, S. 19; <text:span text:style-name="T1">Wiume</text:span>, S. 1; <text:span text:style-name="T1">Kühnen/Geschke</text:span>, Rn. 206; <text:span text:style-name="T1">Lang</text:span>, S. 49; <text:span text:style-name="T1">Bork</text:span>, JA 1983, 174.</text:p></text:note-body></text:note></text:span> Schätzt der Verletzte den Schaden dann geringer ein, als er in Wirklichkeit ist, und anerkennt der Verletzer den Anspruch im Prozess, wird damit auch der weitergehende Anspruch rechtskräftig erledigt; beziffert der Verletzte den Anspruch zu hoch, trägt er im Falle eines Prozesses ein entsprechend hohes Kostenrisiko<text:alphabetical-index-mark text:string-value="Kostenrisiko"/>.<text:span text:style-name="Footnote_20_Symbol"><text:note text:id="ftn29" text:note-class="footnote"><text:note-citation>29</text:note-citation><text:note-body><text:p text:style-name="P22"><text:s/><text:span text:style-name="T1">McGuire</text:span>, GRUR Int. 2005, 15 (16); <text:span text:style-name="T1">Fritze/Stauder</text:span>, GRUR Int. 1986, 342; <text:span text:style-name="T1">Lang</text:span>, S. 49; So kann es dazu kommen, dass der Verletzte, der zuviel gefordert hat, den größten Teil der Kosten tragen muss, obwohl das Gericht die Verletzung uneingeschränkt bejaht hat; vgl. <text:span text:style-name="T1">Kraßer</text:span>, GRUR Int. 1980, 259 (261).</text:p></text:note-body></text:note></text:span> Der Schutzrechtsverletzer hat es also durch Zurückhaltung von Informationen häufig in der Hand, den Hauptsacheprozess (zumindest in gewissem Umfang) scheitern zu lassen.<text:span text:style-name="Footnote_20_Symbol"><text:note text:id="ftn30" text:note-class="footnote"><text:note-citation>30</text:note-citation><text:note-body><text:p text:style-name="P22"><text:s/><text:span text:style-name="T1">Delahaye</text:span>, GRUR 1986, 217 (221). </text:p></text:note-body></text:note></text:span> Das stärkste materielle Ausschließlichkeitsrecht ist aber letztlich wertlos, wenn seinem Inhaber die Kenntnisse vorenthalten bleiben, die er benötigt, um sich gegen Verletzungen mit den ihm vom Gesetz gewährten Ansprüchen effektiv zur Wehr setzen zu können.<text:span text:style-name="Footnote_20_Symbol"><text:note text:id="ftn31" text:note-class="footnote"><text:note-citation>31</text:note-citation><text:note-body><text:p text:style-name="P22"><text:s/><text:span text:style-name="T1">Götting</text:span>, GRUR Int. 1988, 729; <text:span text:style-name="T1">Tilmann</text:span>, S. 293.</text:p></text:note-body></text:note></text:span> Ausschlaggebend für eine erfolgreiche Rechtsdurchsetzung – und damit die effektive Verfolgung von Immaterialgüterrechtsverletzungen und <text:span text:style-name="T1">einen wirksamen Schutz des geistigen Eigentums</text:span> – ist also regelmäßig, ob, inwieweit und wie verlässlich der Verletzer <text:span text:style-name="T1">entgegen</text:span> seiner eigenen Interessen zur Informationserteilung herangezogen werden kann.<text:span text:style-name="Footnote_20_Symbol"><text:note text:id="ftn32" text:note-class="footnote"><text:note-citation>32</text:note-citation><text:note-body><text:p text:style-name="P22"><text:s/><text:span text:style-name="T1">Gottwald</text:span>, BB 1979, 1780 (1781); <text:span text:style-name="T1">Köhler </text:span>in Hefermehl/Köhler/Bornkamm, § 9 UWG Rn. 4.1; <text:span text:style-name="T1">Stauder</text:span>, GRUR Int. 1982, 226.</text:p></text:note-body></text:note></text:span></text:p>
      <text:p text:style-name="P1"/>
      <text:p text:style-name="P18"/>
      <text:p text:style-name="P18"/>
      <text:h text:style-name="Heading_20_5" text:outline-level="5"><text:span text:style-name="T4">b) Dogmatische Herleitung und Entwicklung des akzessorischen Rechnungslegungsanspruchs </text:span></text:h>
      <text:p text:style-name="P1"/>
      <text:p text:style-name="P1">Bereits das Reichsoberhandelsgericht hatte auf die gemeinrechtlichen Grundsätze der „Geschäftsführung ohne Auftrag<text:alphabetical-index-mark text:string-value="Geschäftsführung ohne Auftrag"/>“ zurückgegriffen, um im Falle einer Urheberrechtsverletzung einen Anspruch auf Herausgabe des gezogenen Gewinns und – als notwendiges Korrelat - eine damit einhergehende Verpflichtung zur Rechnungslegung zu begründen.<text:span text:style-name="Footnote_20_Symbol"><text:note text:id="ftn33" text:note-class="footnote"><text:note-citation>33</text:note-citation><text:note-body><text:p text:style-name="P22"><text:s/>So heißt es in der Entscheidung, ohne Zulassung dieses gesetzlich nicht vorgesehenen Rechnungslegungsanspruchs würde „die Durchsetzung einer Forderung der hier in Rede stehenden Art in zahlreichen Fällen geradezu unmöglich und unter allen Umständen mit unverhältnismäßigen Schwierigkeiten verbunden sein“; ROHG 22, 338 (340 ff.); vgl. auch RGZ 46, 14 (18); RGZ 70, 249 (250); <text:span text:style-name="T1">Winkler</text:span>, S. 33 f.; <text:span text:style-name="T1">Balthasar</text:span>, S. 17; <text:span text:style-name="T1">Oppermann</text:span>, S. 7; <text:span text:style-name="T1">Beuthin/Wasmann</text:span>, GRUR 1997, 255 (256); <text:span text:style-name="T1">Mahlmann</text:span>, S. 55.</text:p></text:note-body></text:note></text:span> Anknüpfend an diese Rechtsprechung qualifizierte das Reichsgericht den Vertrieb eines unter Urheber-<text:span text:style-name="Footnote_20_Symbol"><text:note text:id="ftn34" text:note-class="footnote"><text:note-citation>34</text:note-citation><text:note-body><text:p text:style-name="P22"><text:s/>RGZ 35, 63 (71 f.) – Ariston. </text:p></text:note-body></text:note></text:span>, Patent-<text:span text:style-name="Footnote_20_Symbol"><text:note text:id="ftn35" text:note-class="footnote"><text:note-citation>35</text:note-citation><text:note-body><text:p text:style-name="P22"><text:s/>RGZ 43, 56; RGZ 46, 14; RGZ 70, 249 (251 f.).</text:p></text:note-body></text:note></text:span> oder Gebrauchsmusterrechtsschutz<text:span text:style-name="Footnote_20_Symbol"><text:note text:id="ftn36" text:note-class="footnote"><text:note-citation>36</text:note-citation><text:note-body><text:p text:style-name="P22"><text:s/>RGZ 50, 111 (115) – Regenrohrsiphon.</text:p></text:note-body></text:note></text:span> stehenden Gegenstandes als fremdes Geschäft des Verletzers für den verletzten Schutzrechtsinhaber und gewährte diesem damit – nach Inkrafttreten des Bürgerlichen Gesetzbuches unter Bezugnahme auf die §§ 687 Abs. 2, 681 S. 2, 667, 666 BGB - zur Durchsetzung seines Anspruchs auf Herausgabe des Verletzergewinns einen Anspruch auf Rechnungslegung über den Gewinn.<text:span text:style-name="Footnote_20_Symbol"><text:note text:id="ftn37" text:note-class="footnote"><text:note-citation>37</text:note-citation><text:note-body><text:p text:style-name="P22"><text:s/><text:span text:style-name="T1">Winkler</text:span>, S. 34 f.; <text:span text:style-name="T1">Beuthin/Wasmann</text:span>, GRUR 1997, 255; <text:span text:style-name="T1">Mahlmann</text:span>, S. 55; <text:span text:style-name="T1">Wiume</text:span>, S. 7, 48; <text:span text:style-name="T1">Oppermann</text:span>, S. 6 f.; <text:span text:style-name="T1">Tilmann</text:span>, S. 295; Eine analoge Anwendung des § 687 Abs. 2 BGB war insoweit (eigentlich) nicht erforderlich, da die Gewinnhaftung bei vorsätzlicher Schutzrechtsverletzung in dogmatisch schlüssiger Weise unmittelbar aus dem Rechtsinstitut der angemaßten Eigengeschäftsführung hätte abgeleitet werden können; vgl. <text:span text:style-name="T1">Haedicke</text:span>, GRUR 2005, 529 (530); Dies scheint auch schon dem Reichsoberhandelsgericht bewusst gewesen zu sein, als es ausführte, „eine Klage der vorliegenden Art würde sich als actio negotiorum gestorum directa darstellen“, vgl. ROHG 22, 338 (341), wurden doch Analog-Klagen gemeinhin mit der Bezeichnung „utilis“ gekennzeichnet.</text:p></text:note-body></text:note></text:span> Von einer entsprechenden Qualifikation der Warenzeichenverletzung hatte das Reichsgericht – weil es dem verletzten Warenzeicheninhaber seinerzeit keinen Ersatzanspruch auf Herausgabe des Verletzergewinns gewähren wollte – allerdings abgesehen.<text:span text:style-name="Footnote_20_Symbol"><text:note text:id="ftn38" text:note-class="footnote"><text:note-citation>38</text:note-citation><text:note-body><text:p text:style-name="P22"><text:s/><text:span text:style-name="T1">Tilmann</text:span>, Bundespatentgericht, S. 295.</text:p></text:note-body></text:note></text:span> Damit kam auf dieser dogmatischen Grundlage auch ein Rechnungslegungsanspruch zugunsten des verletzten Warenzeicheninhabers nicht in Betracht. Zeitlich nicht viel später hatte das Reichsgericht Auskunftspflichten auch im Wege der ergänzenden Vertragsauslegung<text:alphabetical-index-mark text:string-value="ergänzende Vertragsauslegung"/> begründet, vgl. §§ 133, 157 BGB.<text:span text:style-name="Footnote_20_Symbol"><text:note text:id="ftn39" text:note-class="footnote"><text:note-citation>39</text:note-citation><text:note-body><text:p text:style-name="P22"><text:s/><text:span text:style-name="T1">Oppermann</text:span>, S. 8; <text:span text:style-name="T1">Winkler</text:span>, S. 39; RGZ 53, 252 (255); Bemerkenswert ist dabei, dass auch in diesem Zusammenhang der „Fremdgeschäftsführungsgedanke“ Anklang gefunden hat; vgl. RGZ 92, 201.</text:p></text:note-body></text:note></text:span> Diese Begründung war jedoch – mangels vertraglicher Beziehungen zwischen Verletzer und Verletztem – für Immaterialgüterrechtsverletzungen regelmäßig nicht ergiebig, wurde allerdings gelegentlich in anderen Bereichen herangezogen.<text:span text:style-name="Footnote_20_Symbol"><text:note text:id="ftn40" text:note-class="footnote"><text:note-citation>40</text:note-citation><text:note-body><text:p text:style-name="P22"><text:s/><text:span text:style-name="T1">Winkler</text:span>, S. 39; <text:span text:style-name="T1">Oppermann</text:span>, S. 8 f.; RGZ 126, 123; Soweit vertragliche Beziehungen zwischen den Parteien bestehen, ist einer Herleitung des Auskunftsanspruchs auf diesem Wege nichts entgegenzusetzen; vgl. <text:span text:style-name="T1">Bork</text:span>, JA 1983, 174 (175).</text:p></text:note-body></text:note></text:span></text:p>
      <text:p text:style-name="P1">In der Folgezeit wurde dann die Verpflichtung zur Herausgabe des Verletzergewinns - und damit auch der Anspruch auf Rechnungslegung - mit der Begründung, der Herausgabepflicht des Verletzers liege nicht die direkte Anwendung des § 687 Abs. 2 BGB auf den Tatbestand der Patentverletzung zugrunde, sondern lediglich eine „durch die Analogie mit der sog. unechten Geschäftsführung begründete Ausbildung des patentrechtlichen Begriffs der Entschädigung“, auch auf grob fahrlässige Verletzungshandlungen ausgedehnt.<text:span text:style-name="Footnote_20_Symbol"><text:note text:id="ftn41" text:note-class="footnote"><text:note-citation>41</text:note-citation><text:note-body><text:p text:style-name="P22"><text:s/>RGZ 70, 249 (252); <text:span text:style-name="T1">Beuthin/Wasmann</text:span>, GRUR 1997, 255 (256); <text:span text:style-name="T1">Krieger</text:span>, GRUR 1989, 802 (803); <text:span text:style-name="T1">Winkler</text:span>, S. 35.</text:p></text:note-body></text:note></text:span> Hiergegen ergaben sich allerdings erhebliche Bedenken. Da diese Rechtsprechung nämlich den ausdrücklichen Wortlaut und damit ein wesentliches Tatbestandsmerkmal des § 687 Abs. 2 BGB schlichtweg ignorierte, setzte sie sich in Widerspruch zur Regelungssystematik des § 687 BGB.<text:span text:style-name="Footnote_20_Symbol"><text:note text:id="ftn42" text:note-class="footnote"><text:note-citation>42</text:note-citation><text:note-body><text:p text:style-name="P22"><text:s/><text:span text:style-name="T1">Lutz</text:span>, S. 96.</text:p></text:note-body></text:note></text:span> Denn die Vorschriften der Geschäftsführung ohne Auftrag<text:alphabetical-index-mark text:string-value="Geschäftsführung ohne Auftrag"/> sollen, sofern ein fremdes Geschäft in der Meinung besorgt wird, dass es ein eigenes sei – also insbesondere bei lediglich <text:span text:style-name="T1">fahrlässigen</text:span> Rechtsverletzungen – gerade nicht zur Anwendung gelangen, vgl. § 687 Abs. 1 BGB;<text:span text:style-name="Footnote_20_Symbol"><text:note text:id="ftn43" text:note-class="footnote"><text:note-citation>43</text:note-citation><text:note-body><text:p text:style-name="P22"><text:s/><text:span text:style-name="T1">Oppermann</text:span>, S. 8; <text:span text:style-name="T1">Wiume</text:span>, S. 8; <text:span text:style-name="T1">Lutz</text:span>, S. 95 f.; vgl. auch <text:span text:style-name="T1">Banzhaf</text:span>, S. 29.</text:p></text:note-body></text:note></text:span> schließlich beruht die Regelung des § 687 Abs. 2 BGB auf dem Bestreben, den bösgläubigen Geschäftsführer verschärft haften zu lassen.<text:span text:style-name="Footnote_20_Symbol"><text:note text:id="ftn44" text:note-class="footnote"><text:note-citation>44</text:note-citation><text:note-body><text:p text:style-name="P22"><text:s/><text:span text:style-name="T1">Haedicke</text:span>, GRUR 2005, 529 (530).</text:p></text:note-body></text:note></text:span> Möglicherweise auch aufgrund dieser „Fahrlässigkeitsproblematik“ hatte das Reichsgericht daher im weiteren Verlauf von dieser dogmatischen Herleitung des Rechnungslegungsanspruchs Abstand genommen und versucht, eine allgemeinere und damit tragfähigere Anspruchsgrundlage zu schaffen, indem es aus den gesetzlich geregelten Einzelfällen<text:span text:style-name="Footnote_20_Symbol"><text:note text:id="ftn45" text:note-class="footnote"><text:note-citation>45</text:note-citation><text:note-body><text:p text:style-name="P22"><text:s/>Vgl. §§ 666, 675, 681 Abs. 2, 713 sowie §§ 27 Abs. 3, 86, 1214 Abs. 1, 1421, 1681, 1687, 1840, 1890, 1897, 1915, 1978, 1991, 2130 Abs. 2, 2218 BGB. </text:p></text:note-body></text:note></text:span> in Verbindung mit den §§ 157, 242 BGB den Grundsatz folgerte, dass rechenschaftspflichtig ist, wer fremde Angelegenheiten oder solche besorgt, die zugleich eigene und fremde sind.<text:span text:style-name="Footnote_20_Symbol"><text:note text:id="ftn46" text:note-class="footnote"><text:note-citation>46</text:note-citation><text:note-body><text:p text:style-name="P22"><text:s/><text:span text:style-name="T1">Winkler</text:span>, S. 35; <text:span text:style-name="T1">Delahaye</text:span>, GRUR 1986, 217 (221); <text:span text:style-name="T1">Ikels</text:span>, S. 60 f.; <text:span text:style-name="T1">Stürner</text:span>, Aufklärungspflicht, S. 356 f.</text:p></text:note-body></text:note></text:span> Auch noch später wurde diese Formel von der Rechtsprechung unverändert zur Begründung von Rechnungslegungsansprüchen herangezogen.<text:span text:style-name="Footnote_20_Symbol"><text:note text:id="ftn47" text:note-class="footnote"><text:note-citation>47</text:note-citation><text:note-body><text:p text:style-name="P22"><text:s/>RGZ 110, 1 (16); RGZ 164, 348 (349 f.); BGHZ 10, 385; BGH in NJW 1979, 1304; <text:span text:style-name="T1">Ikels</text:span>, S. 61; <text:span text:style-name="T1">Winkler</text:span>, S. 35; Palandt<text:span text:style-name="T1">/Heinrichs</text:span>, §§ 259 ff. BGB Rn. 18. </text:p></text:note-body></text:note></text:span></text:p>
      <text:p text:style-name="P1">Dem verletzten Warenzeicheninhaber half allerdings auch diese dogmatische Konstruktion nicht weiter, da das Reichsgericht nach wie vor den Standpunkt vertrat, dass derjenige, der bewusst rechtswidrig ein fremdes Warenzeichen zur Kennzeichnung seiner Ware benutze, zwar in unzulässiger Weise in ein fremdes Ausschließlichkeitsrecht eingreife, aber objektiv kein fremdes, sondern ein eigenes Geschäft besorge.<text:span text:style-name="Footnote_20_Symbol"><text:note text:id="ftn48" text:note-class="footnote"><text:note-citation>48</text:note-citation><text:note-body><text:p text:style-name="P22"><text:s/>RGZ 47, 100; RGZ 58, 321 (323); RGZ 108, 1 (5) – Lachendes Gesicht.</text:p></text:note-body></text:note></text:span> Der Umstand, dass mit den bisherigen dogmatischen Konstruktionen eine Informationsmöglichkeit zugunsten des verletzten Warenzeicheninhabers daher regelmäßig nicht begründet werden konnte, wurde dabei von der Rechtsprechung zunächst hingenommen.<text:span text:style-name="Footnote_20_Symbol"><text:note text:id="ftn49" text:note-class="footnote"><text:note-citation>49</text:note-citation><text:note-body><text:p text:style-name="P22"><text:s/>So wurde zwar anerkannt, dass ohne irgendeine Informationspflicht des Verletzers für den Kläger die Begründung und für das Gericht die Festsetzung eines bestimmten Schadens mit Schwierigkeiten verbunden sei. Dennoch verwies das Reichsgericht für die Bestimmung der Schadenshöhe lediglich auf § 287 ZPO; vgl. RGZ 58, 321 (325); <text:span text:style-name="T1">Winkler</text:span>, S. 36; <text:span text:style-name="T1">Wiume</text:span>, S. 7. </text:p></text:note-body></text:note></text:span> Erst in der Entscheidung „Lachendes Gesicht“ aus dem Jahre 1923 gelangte das Reichsgericht schließlich zu der Überzeugung, dass dem verletzten Warenzeicheninhaber mangels Gewinnhaftung des Verletzers zwar kein weit reichender Rechnungslegungsanspruchs, aber doch zumindest ein Anspruch auf Auskunftserteilung zustehen müsse.<text:span text:style-name="Footnote_20_Symbol"><text:note text:id="ftn50" text:note-class="footnote"><text:note-citation>50</text:note-citation><text:note-body><text:p text:style-name="P22"><text:s/>RGZ 108, 1 (6) – Lachendes Gesicht; <text:span text:style-name="T1">Winkler</text:span>, S. 37; <text:span text:style-name="T1">Tilmann</text:span>, Bundespatentgericht, S. 295.</text:p></text:note-body></text:note></text:span> In diesem Zusammenhang formulierte es daher, dass in Fällen, in denen ein Recht auf Auskunft gegenüber dem Verpflichteten die Rechtsverfolgung in hohem Maße erleichtere, oft überhaupt erst möglich mache, dem Berechtigten – <text:span text:style-name="T1">auch abgesehen von der Geschäftsführung ohne Auftrag</text:span><text:alphabetical-index-mark text:string-value="Geschäftsführung ohne Auftrag"/> – nach den Grundsätzen von Treu und Glauben ein Anspruch auf Auskunft bei Rechtsverhältnissen zu gewähren sei, deren Wesen es mit sich bringe, dass der Berechtigte entschuldbarerweise über Bestehen und Umfang seines Rechts im Ungewissen, der Verpflichtete aber in der Lage sei, unschwer solche Auskunft zu erteilen.<text:span text:style-name="Footnote_20_Symbol"><text:note text:id="ftn51" text:note-class="footnote"><text:note-citation>51</text:note-citation><text:note-body><text:p text:style-name="P22"><text:s/>RGZ 108, 1 (7) – Lachendes Gesicht.</text:p></text:note-body></text:note></text:span> Damit wurde unter dem Eindruck der bisherigen, vorwiegend einzelfallorientierten und daher auch unbefriedigenden Rechtsprechung auf der Grundlage von § 242 BGB nunmehr bewusst ein allgemeiner Grundsatz geschaffen. Das Reichsgericht griff dabei Überlegungen auf, die bereits zuvor von Dernburg<text:span text:style-name="Footnote_20_Symbol"><text:note text:id="ftn52" text:note-class="footnote"><text:note-citation>52</text:note-citation><text:note-body><text:p text:style-name="P22"><text:s/>Vgl. <text:span text:style-name="T1">Dernburg</text:span>, § 38 S. 93; Dernburg verwies seinerseits u. a. auf Bähr und Treitel. Bähr hatte bereits 1874 darauf hingewiesen, dass es Rechtsverhältnisse gebe, „in deren Natur es liegt, dass der Berechtigte nicht wissen kann, wie seine Ansprüche gegen den Verpflichteten tatsächlich sich begründen und begrenzen“. Solle hier überhaupt das Recht geschützt werden, so müsse ein Mittel gegeben sein, dem Berechtigten in anderer Weise als vermittels der eigenen Begründung und Formulierung seiner Ansprüche die Rechtsverfolgung zu ermöglichen. Ausnahmsweise sei ihm daher ein Anspruch auf Rechnungslegung und Rechenschaftslegung zu gewähren. Dieser Gedanke wurde von Treitel aufgegriffen und durch den Hinweis auf § 89 Einl. ALR erhärtet; vgl. <text:span text:style-name="T1">Winkler</text:span>, S. 37.</text:p></text:note-body></text:note></text:span> und Rosenthal<text:span text:style-name="Footnote_20_Symbol"><text:note text:id="ftn53" text:note-class="footnote"><text:note-citation>53</text:note-citation><text:note-body><text:p text:style-name="P22"><text:s/>Vgl. RGZ 108, 1 (7) – Lachendes Gesicht.</text:p></text:note-body></text:note></text:span> formuliert worden waren und brachte diese (lediglich) unter den Grundsatz von Treu und Glauben.<text:span text:style-name="Footnote_20_Symbol"><text:note text:id="ftn54" text:note-class="footnote"><text:note-citation>54</text:note-citation><text:note-body><text:p text:style-name="P22"><text:s/><text:span text:style-name="T1">Oppermann</text:span>, S. 9; <text:span text:style-name="T1">Winkler</text:span>, S. 37; <text:span text:style-name="T1">Bork</text:span>, JA 1983, 174 (175); <text:span text:style-name="T1">Tilmann</text:span>, Bundespatentgericht, S. 295.</text:p></text:note-body></text:note></text:span> Insoweit ist bemerkenswert, dass bei diesem Ansatz ausschließlich auf Treu und Glauben abgestellt wurde, ohne – wie zuvor - auch auf Einzelvorschriften des BGB oder vertragliche Beziehungen zu rekurrieren. Schließlich soll sich der Grundsatz von Treu und Glauben nach dem Willen des Gesetzgebers eigentlich nur auf die Anspruchsdurchführung erstrecken.<text:span text:style-name="Footnote_20_Symbol"><text:note text:id="ftn55" text:note-class="footnote"><text:note-citation>55</text:note-citation><text:note-body><text:p text:style-name="P22"><text:s/>Ikels, S. 61, 64; <text:span text:style-name="T1">Winkler</text:span>, S. 38; Allerdings ist die Begrenzung des § 242 BGB auf die „Leistungsbewirkung“ auch in anderen Bereichen längst preisgegeben worden; vgl. MK/<text:span text:style-name="T1">Roth</text:span>, § 242 BGB Rn. 1 f.</text:p></text:note-body></text:note></text:span> Nichtsdestotrotz stützen sich die Gerichte bis heute in den verschiedensten Rechtsgebieten auf die in dieser Entscheidung entwickelte Formel.<text:span text:style-name="Footnote_20_Symbol"><text:note text:id="ftn56" text:note-class="footnote"><text:note-citation>56</text:note-citation><text:note-body><text:p text:style-name="P22"><text:s/><text:span text:style-name="T1">Hellmann</text:span>, S. 108; <text:span text:style-name="T1">Winkler</text:span>, S. 38; <text:span text:style-name="T1">Wiume</text:span>, S. 8 f.; <text:span text:style-name="T1">Tilmann</text:span>, Bundespatentgericht, S. 296; <text:span text:style-name="T1">Stürner</text:span>, JZ 1976, 320.</text:p></text:note-body></text:note></text:span> </text:p>
      <text:p text:style-name="P1">Der Bundesgerichtshof hatte sich schließlich der Rechtsprechung des Reichsgerichts angeschlossen und – ohne die positivrechtliche Unterscheidung zwischen Auskunft und Rechnungslegung aufzugeben - die beiden allgemeineren Ansätze zur Herleitung der akzessorischen Auskunfts- und Rechnungslegungsansprüche kombiniert.<text:span text:style-name="Footnote_20_Symbol"><text:note text:id="ftn57" text:note-class="footnote"><text:note-citation>57</text:note-citation><text:note-body><text:p text:style-name="P22"><text:s/>„Die Rechtsprechung hat aber diese Verpflichtung zur Rechnungslegung über den Wortlaut des § 259 BGB hinaus auf solche Fälle ausgedehnt, wo jemand fremde Angelegenheiten oder solche Angelegenheiten besorgt, die zugleich eigene und fremde sind. Sie besteht bei jedem Rechtsverhältnis, dessen Wesen es mit sich bringt, dass der Berechtigte entschuldbarerweise über Bestehen und Umfang seines Rechts im Ungewissen, der Verpflichtete hingegen in der Lage ist, unschwer solche Auskünfte zu erteilen“; vgl. BGHZ 10, 385 (386 f.); <text:span text:style-name="T1">Oppermann</text:span>, S. 8 f.; vgl. auch <text:span text:style-name="T1">Stürner</text:span>, Aufklärungspflicht, S. 356.</text:p></text:note-body></text:note></text:span> Dabei wurde der akzessorische Rechnungslegungsanspruch zwar nicht ausdrücklich auf § 242 BGB gestützt, sondern auf eine ausdehnende Auslegung des § 259 BGB.<text:span text:style-name="Footnote_20_Symbol"><text:note text:id="ftn58" text:note-class="footnote"><text:note-citation>58</text:note-citation><text:note-body><text:p text:style-name="P22"><text:s/><text:span text:style-name="T1">Bork</text:span>, JA 1983, 174 (176); BGHZ 10, 385 (386 f.); Es wurde lediglich hinzugefügt, die Ausübung des Rechnungslegungsanspruchs stehe unter der allgemeinen Regel von Treu und Glauben.</text:p></text:note-body></text:note></text:span> Jedoch wurde in diesem Kontext auch betont, dass kein Anlass bestünde, von der gefestigten Rechtsprechung abzuweichen.<text:span text:style-name="Footnote_20_Symbol"><text:note text:id="ftn59" text:note-class="footnote"><text:note-citation>59</text:note-citation><text:note-body><text:p text:style-name="P22"><text:s/>BGHZ 10, 385 (387).</text:p></text:note-body></text:note></text:span> Dieser Schritt hin zu einer einheitlichen Grundlegung war aus dogmatischer Sicht sehr zu begrüßen, hatte doch die Rechtsprechung den akzessorischen Auskunfts- und Rechnungslegungsanspruch nicht aufgrund von Wesensunterschieden, sondern vor dem Hintergrund anderer Erwägungen aus verschiedenen Rechtsgrundlagen hergeleitet. Schlussendlich hatte sich damit aber unter dem Deckmantel überkommener Institute – und nicht zuletzt durch Anbindung an den akzessorischen Auskunftsanspruch - eine neue Rechtsfigur entwickelt.<text:span text:style-name="Footnote_20_Symbol"><text:note text:id="ftn60" text:note-class="footnote"><text:note-citation>60</text:note-citation><text:note-body><text:p text:style-name="P22"><text:s/>Zunächst bildete das Institut der Geschäftsführung ohne Auftrag<text:alphabetical-index-mark text:string-value="Geschäftsführung ohne Auftrag"/> den Rahmen für die Entwicklung des akzessorischen Rechnungslegungsanspruchs. Mit zunehmender Ausgestaltung und vor dem Hintergrund auftretender Probleme (Fahrlässigkeitsproblematik) erkannte man aber dessen Eigenständigkeit. In der Abschlussphase wurde dann schließlich eine neue Rechtsfigur unter völliger Loslösung von dem Ausgangspunkt als eigenständiges, eigenen Gesetzen gehorchendes neues Rechtsinstitut anerkannt; vgl. dazu <text:span text:style-name="T1">Schmidt-Salzer</text:span>, JR 1969, 81 (84). </text:p></text:note-body></text:note></text:span> Bemerkenswert erscheint insoweit noch der Umstand, dass der Bundesgerichtshof einige Jahre später die Rechtsprechung des Reichsgerichts, nach der es sich bei der Warenzeichenverletzung um ein objektiv eigenes Geschäft des Verletzers handelt, aufgegeben und dem Verletzten - mit der Begründung, dass in der widerrechtlichen Benutzung eines fremden Warenzeichens für den Vertrieb der eigenen Ware zugleich die Führung eines fremden Geschäftes liegt - auch bei Warenzeichenverletzungen in rechtsähnlicher Anwendung der §§ 687 Abs. 2, 667 BGB einen Anspruch auf Herausgabe des Verletzergewinns zugebilligt hat.<text:span text:style-name="Footnote_20_Symbol"><text:note text:id="ftn61" text:note-class="footnote"><text:note-citation>61</text:note-citation><text:note-body><text:p text:style-name="P22"><text:s/>BGH in GRUR 1961, 354 (355) – Vitasulfal; <text:span text:style-name="T1">Hellmann</text:span>, S. 115; <text:span text:style-name="T1">Wiume</text:span>, S. 8.</text:p></text:note-body></text:note></text:span> Dem musste nämlich – gewissermaßen unwiderstehlich - die ausdrückliche Zuerkennung des Rechnungslegungsanspruchs in diesen Fällen folgen.<text:span text:style-name="Footnote_20_Symbol"><text:note text:id="ftn62" text:note-class="footnote"><text:note-citation>62</text:note-citation><text:note-body><text:p text:style-name="P22"><text:span text:style-name="T6"><text:s/></text:span><text:span text:style-name="T7">Wiume</text:span><text:span text:style-name="T6">, S. 48 f.; BGH in GRUR 1966, 375 (376 f.) – Meßmer-Tee II.</text:span></text:p></text:note-body></text:note></text:span> Damit war aber im Ergebnis der Grund weggefallen, der im gewerblichen Rechtsschutz und Urheberrecht ursprünglich zur Herleitung des Auskunftsanspruchs aus § 242 BGB geführt hatte.<text:span text:style-name="Footnote_20_Symbol"><text:note text:id="ftn63" text:note-class="footnote"><text:note-citation>63</text:note-citation><text:note-body><text:p text:style-name="P22"><text:s/><text:span text:style-name="T1">Hellmann</text:span>, S. 115; <text:span text:style-name="T1">Tilmann</text:span>, Bundespatentgericht, S. 296.</text:p></text:note-body></text:note></text:span> Nichtsdestotrotz hatte sich bereits die allgemeinere Grundlegung des akzessorischen Auskunfts- und Rechnungslegungsanspruchs in § 242 BGB durchgesetzt, da sich die Vorschriften der Geschäftsführung ohne Auftrag<text:alphabetical-index-mark text:string-value="Geschäftsführung ohne Auftrag"/> insoweit – auch für andere Bereiche - als zu eng erwiesen hatten.<text:span text:style-name="Footnote_20_Symbol"><text:note text:id="ftn64" text:note-class="footnote"><text:note-citation>64</text:note-citation><text:note-body><text:p text:style-name="P22"><text:s/><text:span text:style-name="T1">Wiume</text:span>, S. 8; <text:span text:style-name="T1">Tilmann</text:span>, Bundespatentgericht, S. 296.</text:p></text:note-body></text:note></text:span> </text:p>
      <text:p text:style-name="P1">Im Jahre 1965 wurde der akzessorische Rechnungslegungsanspruch dann schließlich für das Urheber- und Geschmacksmusterrecht gesetzlich geregelt.<text:span text:style-name="Footnote_20_Symbol"><text:note text:id="ftn65" text:note-class="footnote"><text:note-citation>65</text:note-citation><text:note-body><text:p text:style-name="P22"><text:s/><text:span text:style-name="T1">Banzhaf</text:span>, S. 36; <text:span text:style-name="T1">Schulz</text:span>, S. 34; <text:span text:style-name="T1">Tilmann</text:span>, GRUR 1987, 251 (252); <text:span text:style-name="T1">Teplitzky</text:span>, Wettbewerbsrechtliche Ansprüche, Kap. 39 Rn. 3.</text:p></text:note-body></text:note></text:span> Da der Gesetzgeber mit dieser Festschreibung etablierter Rechtsprechungsgrundsätze keine Einschränkung desselben, sondern lediglich eine Klarstellung verfolgt hatte, sind die §§ 97 Abs. 1 S. 2 UrhG, 42 Abs. 2 GeschmMG als Sonderfälle des „allgemeinen“ akzessorischen Rechnungslegungsanspruchs zu begreifen.<text:span text:style-name="Footnote_20_Symbol"><text:note text:id="ftn66" text:note-class="footnote"><text:note-citation>66</text:note-citation><text:note-body><text:p text:style-name="P22"><text:s/><text:span text:style-name="T1">Braun</text:span>, S. 246; Schricker<text:span text:style-name="T1">/Wild</text:span>, UrhR, § 97 Rn. 8.</text:p></text:note-body></text:note></text:span> Im Zuge der Umsetzung der Durchsetzungs-Richtlinie will der Regierungsentwurf diese Regelungen allerdings nunmehr zum Zwecke der Vereinheitlichung der Immaterialgüterrechtsgesetze wieder aufheben.<text:span text:style-name="Footnote_20_Symbol"><text:note text:id="ftn67" text:note-class="footnote"><text:note-citation>67</text:note-citation><text:note-body><text:p text:style-name="P22"><text:s/>Vgl. BT/Drucks. 16/5048, S. 48.</text:p></text:note-body></text:note></text:span> Obwohl im Rahmen der Diskussion um die Durchsetzungs-Richtlinie und um ihre Umsetzung auch gefordert worden war, den akzessorischen Rechnungslegungsanspruch ausdrücklich gesetzlich zu normieren, weil über die in Umsetzung von Art. 8 und 6 der Durchsetzungs-Richtlinie geschaffenen Ansprüche nicht in derselben Weise an alle für die Schadensberechnung erforderlichen Informationen zu gelangen sei,<text:span text:style-name="Footnote_20_Symbol"><text:note text:id="ftn68" text:note-class="footnote"><text:note-citation>68</text:note-citation><text:note-body><text:p text:style-name="P22"><text:s/><text:span text:style-name="T1">Kunz-Hallstein/Loschelder</text:span>, GRUR 2003, 682 (685).</text:p></text:note-body></text:note></text:span> hat der Regierungsentwurf davon abgesehen und lediglich – mit einer allgemein gehaltenen Vorschrift<text:span text:style-name="Footnote_20_Symbol"><text:note text:id="ftn69" text:note-class="footnote"><text:note-citation>69</text:note-citation><text:note-body><text:p text:style-name="P22"><text:s/>Vgl. etwa § 141 a PatG des Regierungsentwurfs zur Umsetzung der Durchsetzungs-Richtlinie. </text:p></text:note-body></text:note></text:span> - klargestellt, dass neben den ausdrücklich normierten (Urkundenvorlage- und Drittauskunfts-)Ansprüchen Ansprüche aus anderen gesetzlichen Vorschriften unberührt bleiben.<text:span text:style-name="Footnote_20_Symbol"><text:note text:id="ftn70" text:note-class="footnote"><text:note-citation>70</text:note-citation><text:note-body><text:p text:style-name="P22"><text:s/><text:span text:style-name="T1">Harte-Bavendamm</text:span>, FS Tilmann, S. 801.</text:p></text:note-body></text:note></text:span> Eine gesetzliche Verankerung des akzessorischen Rechnungslegungsanspruchs im Recht des geistigen Eigentums wird aber wohl nicht nur deshalb unterbleiben, weil in Rechtsprechung und Literatur bereits weit verbreitet (ebenso wie für den akzessorischen Auskunftsanspruch<text:span text:style-name="Footnote_20_Symbol"><text:note text:id="ftn71" text:note-class="footnote"><text:note-citation>71</text:note-citation><text:note-body><text:p text:style-name="P22"><text:s/>Vgl. BGH in GRUR 1980, 227 (232) – Monumenta Germaniae Historica; BGH in GRUR 1988, 307 (308) – Gaby; BGH in GRUR 1994, 630 (632) – Cartier-Armreif.</text:p></text:note-body></text:note></text:span>) von seiner gewohnheitsrechtlichen Anerkennung<text:span text:style-name="Footnote_20_Symbol"><text:note text:id="ftn72" text:note-class="footnote"><text:note-citation>72</text:note-citation><text:note-body><text:p text:style-name="P22"><text:s/>Vgl. BGH in GRUR 1962, 398 (400) – Kreuzbodenventilsäcke II; BGH in GRUR 1980, 227 (232) – Monumenta Germaniae Historica; BGH in GRUR 1984, 728 (730) – Dampffrisierstab II.</text:p></text:note-body></text:note></text:span> ausgegangen wird,<text:span text:style-name="Footnote_20_Symbol"><text:note text:id="ftn73" text:note-class="footnote"><text:note-citation>73</text:note-citation><text:note-body><text:p text:style-name="P22"><text:s/><text:span text:style-name="T1">Oppermann</text:span>, S. 10; <text:span text:style-name="T1">Lang</text:span>, S. 54 f.; <text:span text:style-name="T1">Krieger</text:span>, GRUR 1989, 802 (803); <text:span text:style-name="T1">Köhler</text:span>, NJW 1992, 1477 (1480); <text:span text:style-name="T1">Tilmann</text:span>, GRUR 1987, 251 (253); <text:span text:style-name="T1">Delahaye</text:span>, GRUR 1986, 217 (221); Benkard<text:span text:style-name="T1">/Rogge/Grabinski</text:span>, § 139 PatG Rn. 88; <text:span text:style-name="T1">Kraßer</text:span>, Patentrecht, S. 892; nicht aber BGH in GRUR 1992, 550 (551) – ac pharma; BGH in GRUR 1992, 594 (597) – mechanische Betätigungsvorrichtung; BGH in GRUR 1994, 898 (899) – Copolyester. </text:p></text:note-body></text:note></text:span> sondern auch, weil er über das Recht des geistigen Eigentums hinaus zur Anwendung gelangt. Die Entwicklung und Ausgestaltung des akzessorischen Rechnungslegungsanspruchs soll daher wie in der Vergangenheit auch in der Zukunft der Rechtsprechung überlassen bleiben.<text:span text:style-name="T8"><text:note text:id="ftn74" text:note-class="footnote"><text:note-citation>74</text:note-citation><text:note-body><text:p text:style-name="P22"><text:s/><text:span text:style-name="T1">Tilmann</text:span>, MA 1989, 35. </text:p></text:note-body></text:note></text:span></text:p>
      <text:p text:style-name="P1"/>
      <text:p text:style-name="P1"/>
      <text:p text:style-name="P1"/>
      <text:p text:style-name="P1"/>
      <text:p text:style-name="P1"/>
      <text:h text:style-name="Heading_20_5" text:outline-level="5">c) Bewertung </text:h>
      <text:p text:style-name="P1"/>
      <text:p text:style-name="P1">Der akzessorische Rechnungslegungsanspruch basiert im Grunde (in Bestand, Inhalt und Umfang) auf einer Interessenabwägung<text:alphabetical-index-mark text:string-value="Interessenabwägung"/> zugunsten des Verletzten.<text:span text:style-name="Footnote_20_Symbol"><text:note text:id="ftn75" text:note-class="footnote"><text:note-citation>75</text:note-citation><text:note-body><text:p text:style-name="P22"><text:s/><text:span text:style-name="T1">Haedicke</text:span>, FS Schricker, S. 20; <text:span text:style-name="T1">Jestaedt</text:span>, GRUR 1993, 219; <text:span text:style-name="T1">Köhler </text:span>in Hefermehl/Köhler/Bornkamm, § 9 UWG Rn. 4. 1; BGH in GRUR 1981, 535 - Wirtschaftsprüfervorbehalt; vgl. auch <text:span text:style-name="T1">Kutzner</text:span>, S. 9.</text:p></text:note-body></text:note></text:span> Dieses Ergebnis erscheint auch gerechtfertigt, da der akzessorische Rechnungslegungsanspruch als „Annex“ dem auf der Schutzrechtsverletzung beruhenden Hauptanspruch, dessen Gerechtigkeitsgehalt schon vorab durch seine Gewährung feststeht, zum Durchbruch verhelfen soll.<text:span text:style-name="Footnote_20_Symbol"><text:note text:id="ftn76" text:note-class="footnote"><text:note-citation>76</text:note-citation><text:note-body><text:p text:style-name="P22"><text:s/><text:span text:style-name="T1">Schulz</text:span>, S. 29; <text:span text:style-name="T1">Stadler</text:span>, S. 205.</text:p></text:note-body></text:note></text:span> Auch wenn der akzessorische Rechnungslegungsanspruch aber – ebenso wie der akzessorische Auskunftsanspruch – in seinem Bestand außer Streit steht und seine dogmatische Begründung im Ergebnis keinerlei tatsächlich Auswirkungen nach sich zieht,<text:span text:style-name="Footnote_20_Symbol"><text:note text:id="ftn77" text:note-class="footnote"><text:note-citation>77</text:note-citation><text:note-body><text:p text:style-name="P22"><text:s/><text:span text:style-name="T1">Kraßer</text:span>, Patentrecht, S. 892; <text:span text:style-name="T1">Delahaye</text:span>, GRUR 1986, 217 (221); <text:span text:style-name="T1">Bork</text:span>, JA 1983, 174 (175).</text:p></text:note-body></text:note></text:span> gilt es, da die Verpflichtung zur Rechnungslegung einen nicht unerheblichen Eingriff in die Rechtsposition des Schutzrechtsverletzers mit sich bringt, dennoch der Frage nachzugehen, wie diese seine Grundlegung durch die Rechtsprechung zu bewerten ist. Gegen die Rechtsprechung, die den akzessorischen Rechnungslegungsanspruch aus § 242 BGB (in Verbindung mit einer erweiternden Auslegung des § 259 BGB) herleitet,<text:span text:style-name="Footnote_20_Symbol"><text:note text:id="ftn78" text:note-class="footnote"><text:note-citation>78</text:note-citation><text:note-body><text:p text:style-name="P22"><text:s/><text:span text:style-name="T1">Schaub</text:span>, GRUR 2005, 918 (919).</text:p></text:note-body></text:note></text:span> ergeben sich nämlich gewisse Bedenken. Denn obwohl § 242 BGB mit seiner „offenen“ Formulierung Dynamik im Recht und flexible Reaktionen bezweckt und erlaubt,<text:span text:style-name="Footnote_20_Symbol"><text:note text:id="ftn79" text:note-class="footnote"><text:note-citation>79</text:note-citation><text:note-body><text:p text:style-name="P22"><text:s/><text:span text:style-name="T1">Wium</text:span><text:span text:style-name="T7">e</text:span><text:span text:style-name="T6">, S. 31; MK/</text:span><text:span text:style-name="T7">Roth</text:span><text:span text:style-name="T6">, § 242 BGB Rn. 3.</text:span></text:p></text:note-body></text:note></text:span> bezieht sich der Grundsatz von Treu und Glauben (ebenso wie § 259 BGB) dennoch nur auf die Anspruchsdurchführung und nicht auf die Anspruchsentstehung. Auch wenn der Grundsatz von Treu und Glauben aber dazu herangezogen wird, die zwischen den Parteien (aufgrund der Schutzrechtsverletzung) bestehende rechtliche Beziehung auszugestalten, so lässt sich aus § 242 BGB (ebenso wie aus § 259 BGB) doch gerade nichts Konkretes darüber entnehmen, in welchem Kontext diese Ausgestaltung wie zu erfolgen hat. Schließlich ist dem Schuldner nicht in jedem Rechtsverhältnis Informationserteilung gleichermaßen zuzumuten.<text:span text:style-name="Footnote_20_Symbol"><text:note text:id="ftn80" text:note-class="footnote"><text:note-citation>80</text:note-citation><text:note-body><text:p text:style-name="P22"><text:s/><text:span text:style-name="T1">Lüderitz</text:span>, S. 34.</text:p></text:note-body></text:note></text:span> So ergibt sich aus § 242 BGB (ebenso wie aus § 259 BGB) gerade nicht, ob die rechtliche Beziehung zwischen den Parteien nach Struktur und charakteristischen Merkmalen geeignet ist, einen Anspruch auf Rechnungslegung zu begründen, ob ein Auskunftsanspruch ausreichen muss oder ob eine andere Art der Informationsverschaffung in Betracht zu ziehen ist.<text:span text:style-name="Footnote_20_Symbol"><text:note text:id="ftn81" text:note-class="footnote"><text:note-citation>81</text:note-citation><text:note-body><text:p text:style-name="P22"><text:s/>Vgl. <text:span text:style-name="T1">Ikels</text:span>, S. 64 f.</text:p></text:note-body></text:note></text:span> Zwar wird zur Begründung des akzessorischen Auskunfts- und Rechnungslegungsanspruch auch noch die Dernburg-Formel<text:alphabetical-index-mark text:string-value="Dernburg-Formel"/> herangezogen. Jedoch fehlt es insoweit an einer gesetzlichen Untermauerung dieses Rechtsgedankens, der sich ja gerade nicht aus § 242 BGB ergeben kann. Die Gewährung eines rechtlich einklagbaren, mit staatlichen Sanktionsmitteln durchsetzbaren Anspruchs auf Preisgabe von Informationen in Form der Rechnungslegung lässt sich aber letztlich nur durch Bezugnahme auf eine Wertentscheidung des Gesetzgebers rechtfertigen.<text:span text:style-name="Footnote_20_Symbol"><text:note text:id="ftn82" text:note-class="footnote"><text:note-citation>82</text:note-citation><text:note-body><text:p text:style-name="P22"><text:s/><text:span text:style-name="T1">Schulz</text:span>, S. 29. </text:p></text:note-body></text:note></text:span> Auch die Berufung auf die gewohnheitsrechtliche Anerkennung des akzessorischen Auskunfts- bzw. Rechnungslegungsanspruchs - und damit auf § 242 BGB als gewohnheitsrechtlich anerkannte dogmatische Grundlage - hilft insofern nicht weiter. So wird bereits in Frage gestellt, ob die akzessorischen Hilfsansprüche überhaupt als Gewohnheitsrecht<text:alphabetical-index-mark text:string-value="Gewohnheitsrecht"/> qualifiziert werden können.<text:span text:style-name="Footnote_20_Symbol"><text:note text:id="ftn83" text:note-class="footnote"><text:note-citation>83</text:note-citation><text:note-body><text:p text:style-name="P22"><text:s/>Vgl. <text:span text:style-name="T1">Schaub</text:span>, GRUR 2005, 918 (919); ablehnend <text:span text:style-name="T1">Tilmann</text:span>, GRUR 1987, 251 (253); <text:span text:style-name="T1">Schulz</text:span>, S. 29; Der unterschiedslose Gebrauch dieses „Arguments“ für jede Art gesicherter Doktrin, ständiger Auslegung oder richterrechtlicher Ausprägung von Rechtsgedanken und Grundsätzen ist allgemein üblich; vgl. <text:span text:style-name="T1">Esser</text:span>, S. 99. </text:p></text:note-body></text:note></text:span> Erforderlich dazu wäre eine längere, d. h. nicht nur vorübergehende, tatsächliche Übung durch die beteiligten Verkehrskreise in dem Bewusstsein, (mit der ständigen Rechtsprechung) bestehendes Recht zu befolgen.<text:span text:style-name="Footnote_20_Symbol"><text:note text:id="ftn84" text:note-class="footnote"><text:note-citation>84</text:note-citation><text:note-body><text:p text:style-name="P22"><text:s/><text:span text:style-name="T1">Köhler</text:span>, BGB AT, § 1 Rn. 7; Palandt<text:span text:style-name="T1">/Heinrichs</text:span>, BGB Einl. Rn. 22; <text:span text:style-name="T1">Klunzinger</text:span>, S. 4; <text:span text:style-name="T1">Pawlowski</text:span>, Rn. 50; <text:span text:style-name="T1">Musielak</text:span>, BGB, Rn. 835.</text:p></text:note-body></text:note></text:span> Selbst wenn man aber, da das Bestehen dieser Hilfsansprüche nicht bestritten wird und die unterschiedliche Ausgestaltung der akzessorischen Auskunfts- und Rechnungslegungsansprüche der Annahme von Gewohnheitsrecht nicht entgegensteht,<text:span text:style-name="Footnote_20_Symbol"><text:note text:id="ftn85" text:note-class="footnote"><text:note-citation>85</text:note-citation><text:note-body><text:p text:style-name="P22"><text:s/>So zwar <text:span text:style-name="T1">Tilmann</text:span>, GRUR 1987, 251 (253); vgl. aber die Ausführungen von <text:span text:style-name="T1">Wiume</text:span>, S. 9: „Die Frage, ob ein Rechtssatz den Rang von Gewohnheitsrecht<text:alphabetical-index-mark text:string-value="Gewohnheitsrecht"/> erlangt, ist nicht anhand der verschiedenen Ausgestaltungen zu überprüfen, welche dieser durch die Rechtsprechung erfahren hat, sondern anhand seiner Grundaussage, welche jeder Anwendung desselben zugrunde liegt.“ Überdies könnten sowohl der Rechnungslegungsanspruch als auch der Auskunftsanspruch für sich allein als gewohnheitsrechtlich anerkannt angesehen werden. </text:p></text:note-body></text:note></text:span> von einer gewohnheitsrechtlichen Anerkennung ausgehen würde,<text:span text:style-name="Footnote_20_Symbol"><text:note text:id="ftn86" text:note-class="footnote"><text:note-citation>86</text:note-citation><text:note-body><text:p text:style-name="P22"><text:s/>Obwohl die Hilfsansprüche bezüglich einzelner Fragen durchaus einem Wandel in der Rechtsprechung unterworfen waren; vgl. <text:span text:style-name="T1">Wiume</text:span>, S. 10.</text:p></text:note-body></text:note></text:span> wäre dies dogmatisch unergiebig.<text:span text:style-name="Footnote_20_Symbol"><text:note text:id="ftn87" text:note-class="footnote"><text:note-citation>87</text:note-citation><text:note-body><text:p text:style-name="P22"><text:s/>Vgl. <text:span text:style-name="T1">Tilmann</text:span>, GRUR 1987, 251 (253).</text:p></text:note-body></text:note></text:span> So befreit die Berufung auf Gewohnheitsrecht die Rechtsprechung zwar von der Notwendigkeit, die Herleitung der akzessorischen Auskunfts- bzw. Rechnungslegungsansprüche in jeder ihrer Entscheidungen erschöpfend zu begründen und ist damit ein eleganter Weg, der Frage nach der Geltungsgrundlage auszuweichen.<text:span text:style-name="Footnote_20_Symbol"><text:note text:id="ftn88" text:note-class="footnote"><text:note-citation>88</text:note-citation><text:note-body><text:p text:style-name="P22"><text:s/>Vgl. <text:span text:style-name="T1">Pawlowski</text:span>, Rn. 48.</text:p></text:note-body></text:note></text:span> Dies ist auch gerechtfertigt, weil die akzessorischen Auskunfts- und Rechnungslegungsansprüche im Ergebnis allgemein anerkannt sind und lediglich ihre Grundlegung in Frage steht. Für die dogmatische Begründung selbst lässt sich daraus aber gerade nichts gewinnen.<text:span text:style-name="Footnote_20_Symbol"><text:note text:id="ftn89" text:note-class="footnote"><text:note-citation>89</text:note-citation><text:note-body><text:p text:style-name="P22"><text:s/>Vgl. <text:span text:style-name="T1">Pawlowski</text:span>, Rn. 48 Fn. 95, Rn. 49.</text:p></text:note-body></text:note></text:span> Allein eine Grundlegung in § 242 BGB (in Verbindung mit § 259 BGB) vermag somit aufgrund mangelnder Differenziertheit nicht zu überzeugen. Genauso wäre es denkbar, in Fällen schuldhafter Schutzrechtsverletzung die Verpflichtung des Schutzrechtsverletzers zur Rechnungslegung als nach § 249 Abs. 1 BGB geschuldeten Inhalt des Schadensersatzanspruchs zu begründen.<text:span text:style-name="Footnote_20_Symbol"><text:note text:id="ftn90" text:note-class="footnote"><text:note-citation>90</text:note-citation><text:note-body><text:p text:style-name="P22"><text:s/>MK/<text:span text:style-name="T1">Krüger</text:span>, § 259 BGB Rn. 13; <text:span text:style-name="T1">Wiume</text:span>, S. 53.</text:p></text:note-body></text:note></text:span> Schließlich ließe sich die Pflicht des schuldhaft Handelnden, alles zu tun, um die Wiederherstellung des früheren Zustands zu ermöglichen, durchaus auch auf Vorbereitungshandlungen erstrecken, die der endgültigen Festlegung der Höhe des Schadens dienen.<text:span text:style-name="Footnote_20_Symbol"><text:note text:id="ftn91" text:note-class="footnote"><text:note-citation>91</text:note-citation><text:note-body><text:p text:style-name="P22"><text:s/><text:span text:style-name="T1">Schramm</text:span>, Grundlagenforschung, S. 363; vgl. auch Palandt<text:span text:style-name="T1">/Heinrichs</text:span>, § 249 BGB Rn. 2.</text:p></text:note-body></text:note></text:span> Dieser Ansatz hat sich jedoch – wohl auch aufgrund entgegenstehender dogmatischer Bedenken – in der Praxis nicht durchsetzen können.<text:span text:style-name="Footnote_20_Symbol"><text:note text:id="ftn92" text:note-class="footnote"><text:note-citation>92</text:note-citation><text:note-body><text:p text:style-name="P22"><text:s/>MK/<text:span text:style-name="T1">Krüger</text:span>, § 259 BGB Rn. 13; <text:span text:style-name="T1">Wiume</text:span>, S. 53.</text:p></text:note-body></text:note></text:span> Da er ebenfalls keine konkreten Vorgaben liefert, stünden ihm letztlich auch dieselben Bedenken entgegen wie der Herleitung aus § 242 BGB. </text:p>
      <text:p text:style-name="P1">Es stellt sich damit die Frage, ob die Gewährung akzessorischer Auskunfts- oder Rechnungslegungsansprüche nicht auch auf der Grundlage einer gesetzgeberischen Wertentscheidung zu rechtfertigen wäre. Insoweit würde sich – wie dies im Rahmen der Entwicklung des akzessorischen Rechnungslegungsanspruchs bereits angedacht wurde – namentlich ein Analogieschluss zu gesetzlich normierten Informationsansprüchen anbieten, (der gewissermaßen den Grundsatz von Treu und Glauben konkretisiert).<text:span text:style-name="Footnote_20_Symbol"><text:note text:id="ftn93" text:note-class="footnote"><text:note-citation>93</text:note-citation><text:note-body><text:p text:style-name="P22"><text:s/><text:span text:style-name="T1">Ikels</text:span>, S. 64 f.; <text:span text:style-name="T1">Stürner</text:span>, JZ 1976, 320; <text:span text:style-name="T1">Bork</text:span>, JA 1983, 174 (175); <text:span text:style-name="T1">Winkler</text:span>, S. 39.</text:p></text:note-body></text:note></text:span> Allerdings müsste dafür zunächst einmal eine „planwidrige Regelungslücke“ vorliegen.<text:span text:style-name="Footnote_20_Symbol"><text:note text:id="ftn94" text:note-class="footnote"><text:note-citation>94</text:note-citation><text:note-body><text:p text:style-name="P22"><text:s/><text:span text:style-name="T1">Köhler</text:span>, BGB AT, § 4 Rn. 23; <text:span text:style-name="T1">Musielak</text:span>, BGB, Rn. 323.</text:p></text:note-body></text:note></text:span> Das Schweigen des Gesetzes dürfte also nicht darauf zurückzuführen sein, dass der Gesetzgeber bewusst von einer Regelung abgesehen hat, sondern müsste unbeabsichtigt sein; mit anderen Worten müsste der Gesetzgeber einen Sachverhalt übersehen haben, den er bei Kenntnis ebenfalls in der betreffenden Weise geregelt hätte.<text:span text:style-name="Footnote_20_Symbol"><text:note text:id="ftn95" text:note-class="footnote"><text:note-citation>95</text:note-citation><text:note-body><text:p text:style-name="P22"><text:s/><text:span text:style-name="T1">Musielak</text:span>, BGB, Rn. 832; <text:span text:style-name="T1">Klunzinger</text:span>, S. 17.</text:p></text:note-body></text:note></text:span> Davon ist aber im vorliegenden Zusammenhang auszugehen. Zwar lag es durchaus im Plan und in der Absicht des Gesetzgebers, bei der Normierung von Informationsansprüchen Zurückhaltung walten zu lassen.<text:span text:style-name="Footnote_20_Symbol"><text:note text:id="ftn96" text:note-class="footnote"><text:note-citation>96</text:note-citation><text:note-body><text:p text:style-name="P22"><text:s/><text:span text:style-name="T1">Schulz</text:span>, S. 28; Soergel<text:span text:style-name="T1">/Ehmann</text:span>, § 666 BGB Rn. 1; Ahrens<text:span text:style-name="T1">/Loewenheim</text:span>, Wettbewerbsprozess, § 72 Rn. 1; <text:span text:style-name="T1">Schilken</text:span>, Jura 1988, 525; <text:span text:style-name="T1">Ikels</text:span>, S. 58 f.; <text:span text:style-name="T1">Gernhuber</text:span>, S. 576 f.</text:p></text:note-body></text:note></text:span> Dennoch handelt es sich um eine Lücke bzw. um einen Widerspruch in der gesamten Rechtsordnung, dass das Gesetz die vermisste Regelung nicht enthält.<text:span text:style-name="Footnote_20_Symbol"><text:note text:id="ftn97" text:note-class="footnote"><text:note-citation>97</text:note-citation><text:note-body><text:p text:style-name="P22"><text:s/>Vgl. <text:span text:style-name="T1">Larenz</text:span>, S. 3.</text:p></text:note-body></text:note></text:span> Diese planwidrige Regelungslücke könnte allerdings nur dann durch eine (Gesetzes- oder Rechts-)Analogie geschlossen werden, wenn der ungeregelte Tatbestand dem geregelten zwar nicht ganz, aber doch im Wesentlichen entsprechen würde, so dass es als Gebot der Gerechtigkeit anzusehen wäre, beide gleich zu behandeln.<text:span text:style-name="Footnote_20_Symbol"><text:note text:id="ftn98" text:note-class="footnote"><text:note-citation>98</text:note-citation><text:note-body><text:p text:style-name="P22"><text:s/><text:span text:style-name="T1">Musielak</text:span>, BGB, Rn. 832; <text:span text:style-name="T1">Klunzinger</text:span>, S. 17; <text:span text:style-name="T1">Köhler</text:span>, BGB AT, § 4 Rn. 23.</text:p></text:note-body></text:note></text:span> Auch davon kann aber im vorliegenden Zusammenhang ausgegangen werden. So werden positivrechtlich in zahlreichen Einzelfällen Auskunfts- und Rechenschaftslegungsansprüche gewährt, in denen der Verpflichtete regelmäßig allein über den Sachverhalt Bescheid weiß, aus dem der Berechtigte etwaige Ansprüche herleitet.<text:span text:style-name="Footnote_20_Symbol"><text:note text:id="ftn99" text:note-class="footnote"><text:note-citation>99</text:note-citation><text:note-body><text:p text:style-name="P22"><text:s/><text:span text:style-name="T1">Peters</text:span>, Ausforschungsbeweis<text:alphabetical-index-mark text:string-value="Ausforschungsbeweis"/>, S. 112 f., 405; vgl. etwa §§ 666, 681 S. 2, 713 BGB etc; vgl. auch §§ 402, 444, 799, 2003, 2314, 2362 Abs. 2 BGB.</text:p></text:note-body></text:note></text:span><text:span text:style-name="T8"> Zudem ist auch gesetzlich anerkannt, dass es Situationen geben kann, in denen dem Gläubiger geholfen werden muss, sein Informationsdefizit im Hinblick auf die Höhe seines Anspruchs zu überwinden.</text:span><text:span text:style-name="Footnote_20_Symbol"><text:note text:id="ftn100" text:note-class="footnote"><text:note-citation>100</text:note-citation><text:note-body><text:p text:style-name="P22"><text:s/>Vgl. etwa §§ 1605, 1580, 1361 Abs. 4 BGB; <text:span text:style-name="T1">Schulz</text:span>, S. 29. </text:p></text:note-body></text:note></text:span> Die in Frage stehenden Regelungen betreffend Auskunft oder Rechnungslegung lassen sich damit – im Wege der Rechtsanalogie<text:alphabetical-index-mark text:string-value="Rechtsanalogie"/> - aus dem Gesamtsystem des Gesetzes, also der Reihe von Regelungen, denen das gleiche Prinzip zugrunde liegt, ableiten.<text:span text:style-name="Footnote_20_Symbol"><text:note text:id="ftn101" text:note-class="footnote"><text:note-citation>101</text:note-citation><text:note-body><text:p text:style-name="P22"><text:s/>Vgl. <text:span text:style-name="T1">Musielak</text:span>, BGB, Rn. 832; <text:span text:style-name="T1">Köhler</text:span>, BGB AT, § 4 Rn. 23.</text:p></text:note-body></text:note></text:span> Auf diese Weise wäre aber im Ergebnis eine dogmatisch überzeugendere Grundlegung der akzessorischen Auskunfts- und Rechnungslegungsansprüche zu erreichen als allein durch den Rückgriff auf § 242 BGB (in Verbindung mit den §§ 259, 260 BGB); denn ohne Bezugnahme auf gesetzgeberische Vorgaben ließe sich im Grunde jede Maßnahme rechtfertigen, die für die Informationsbeschaffung irgendwie brauchbar erscheint. Die Ausgestaltung des zwischen den Parteien bestehenden Rechtsverhältnisses durch § 242 BGB hat sich daher über eine Rechtsanalogie an den gesetzgeberischen Wertentscheidungen zu orientieren. So hätten die akzessorischen Auskunfts- und Rechnungslegungsansprüche in § 242 BGB nämlich nach wie vor eine gemeinsame Grundlage, es ließe sich aber aus dem Gesetz entnehmen, in welchem Rechtsverhältnis Auskunft bzw. Rechnungslegung geschuldet ist. Schließlich hat der Gesetzgeber mit den über das ganze BGB verteilten Anspruchsgrundlagen vorgegeben, wie das Rechtsverhältnis ausgestaltet sein muss, indem eine Rechnungslegung aus seiner Sicht erforderlich erscheint. Denn das Gesetz sieht eine Verpflichtung zur Rechnungslegung (nur) dann als gerechtfertigt an,<text:span text:style-name="Footnote_20_Symbol"><text:note text:id="ftn102" text:note-class="footnote"><text:note-citation>102</text:note-citation><text:note-body><text:p text:style-name="P22"><text:s/>Vgl. etwa §§ 259, 666, 681, 713, 740, 1667, 1840, 1978, 2218 BGB; <text:span text:style-name="T1">Rother</text:span>, AcP 164, 97 (99); <text:span text:style-name="T1">v. Weichs/Foerstl</text:span>, ZUM 2000, 897. </text:p></text:note-body></text:note></text:span> wenn eine Besorgung fremder Angelegenheiten, insbesondere eine <text:span text:style-name="T1">Verwaltung</text:span> fremden Vermögens stattgefunden hat, über deren Verlauf und Erfolg der Betroffene <text:span text:style-name="T1">im Einzelnen</text:span> unterrichtet sein muss.<text:span text:style-name="Footnote_20_Symbol"><text:note text:id="ftn103" text:note-class="footnote"><text:note-citation>103</text:note-citation><text:note-body><text:p text:style-name="P22"><text:s/>Vgl. etwa <text:span text:style-name="T1">Schulz</text:span>, S. 30; Staudinger<text:span text:style-name="T1">/Selb</text:span>, § 259 BGB Rn. 2; Soergel<text:span text:style-name="T1">/Wolf</text:span>, § 259 BGB Rn. 1; <text:span text:style-name="T1">Rother</text:span>, AcP 164, 97 (99); <text:span text:style-name="T1">v. Weichs/Foerstl</text:span>, ZUM 2000, 897; vgl. zu den einzelnen insoweit als analogiefähig anerkannten Fallkonstellationen MK/<text:span text:style-name="T1">Krüger</text:span>, § 259 BGB Rn. 7 ff.</text:p></text:note-body></text:note></text:span></text:p>
      <text:p text:style-name="P1"/>
      <text:p text:style-name="P1"/>
      <text:p text:style-name="P1"/>
      <text:p text:style-name="P10"/>
      <text:p text:style-name="P10"/>
      <text:h text:style-name="Heading_20_3" text:outline-level="3"><text:span text:style-name="T4">II. Rechtsnatur und Wesen des akzessorischen Rechnungslegungsanspruchs</text:span></text:h>
      <text:p text:style-name="P1"/>
      <text:h text:style-name="Heading_20_4" text:outline-level="4">1. Konkretisierung des akzessorischen Rechnungslegungsanspruchs</text:h>
      <text:p text:style-name="P10"/>
      <text:p text:style-name="P1">Als von der Rechtsprechung entwickelter Hilfsanspruch bedarf der akzessorische Rechnungslegungsanspruch zunächst einmal der näheren Konkretisierung. </text:p>
      <text:p text:style-name="P1"/>
      <text:h text:style-name="Heading_20_5" text:outline-level="5">a) Gesetzliche Vorgaben</text:h>
      <text:p text:style-name="P10"/>
      <text:p text:style-name="P1">In § 259 BGB hat die Verpflichtung zur Rechnungslegung eine allgemeine gesetzliche Ausgestaltung gefunden.<text:span text:style-name="Footnote_20_Symbol"><text:note text:id="ftn104" text:note-class="footnote"><text:note-citation>104</text:note-citation><text:note-body><text:p text:style-name="P22"><text:s/><text:span text:style-name="T1">Teplitzky</text:span>, Wettbewerbsrechtliche Ansprüche, Kap. 39 Rn. 1; <text:span text:style-name="T1">Wiume</text:span>, S. 48.</text:p></text:note-body></text:note></text:span> Schon die Aufnahme der Vorschrift in das BGB und deren systematische Stellung im zweiten Buch (Recht der Schuldverhältnisse) unter dem Titel „Verpflichtung zur Leistung“ macht deutlich, dass es sich insoweit um eine materiellrechtliche Verpflichtung handelt.<text:span text:style-name="Footnote_20_Symbol"><text:note text:id="ftn105" text:note-class="footnote"><text:note-citation>105</text:note-citation><text:note-body><text:p text:style-name="P22"><text:s/><text:span text:style-name="T1">Treitel</text:span>, S. 45; <text:span text:style-name="T1">Isay</text:span>, S. 128 f.; <text:span text:style-name="T1">Bernsau</text:span>, S. 33 f.; <text:span text:style-name="T1">v. Weichs/Foerstl</text:span>, ZUM 2000, 887 (900); demgegenüber wurde vor Entstehung des BGB z. T. die Ansicht vertreten, dass es sich um eine Verbindlichkeit prozessualer Natur handle. Im Allgemeinen habe nämlich immer der Kläger seine geltend gemachten Ansprüche zu begründen. Von diesem Prinzip weiche das Gesetz aber in den Fällen der Rechnungslegung ab und erlege dem Beklagten die Herbeiführung der den Anspruch begründenden Tatsachen auf. Man hat demnach die Rechenschaftspflicht als Pflicht zum Geständnis, wie viel herauszugeben sei, und demgemäß als bloß prozessuale Pflicht aufgefasst; vgl. <text:span text:style-name="T1">Bernsau</text:span>, S. 33; <text:span text:style-name="T1">Bähr</text:span>, S. 118 ff. </text:p></text:note-body></text:note></text:span> Die Stufenklage<text:alphabetical-index-mark text:string-value="Stufenklage"/> nach § 254 ZPO kann dabei in gewissem Sinne als „prozessuales Gegenstück“ der materiellrechtlichen Rechnungslegungsverpflichtung verstanden werden.<text:span text:style-name="Footnote_20_Symbol"><text:note text:id="ftn106" text:note-class="footnote"><text:note-citation>106</text:note-citation><text:note-body><text:p text:style-name="P22"><text:s/><text:span text:style-name="T1">Assmann</text:span>, S. 25; § 254 ZPO bezieht sich ausdrücklich auf die Rechnungslegung i. S. d. § 259 BGB.</text:p></text:note-body></text:note></text:span> Denn mit dem Zweck, der Verjährung<text:alphabetical-index-mark text:string-value="Verjährung"/> des Hauptanspruchs vorzubeugen, gestattet diese die Verbindung mehrerer selbständiger Ansprüche durch Klagehäufung<text:alphabetical-index-mark text:string-value="Klagehäufung"/> von vorbereitender Informationsklage und – in Ausnahme zum Bestimmtheitserfordernis des § 253 Abs. 2 Nr. 2 ZPO – noch unbezifferter Hauptklage.<text:span text:style-name="Footnote_20_Symbol"><text:note text:id="ftn107" text:note-class="footnote"><text:note-citation>107</text:note-citation><text:note-body><text:p text:style-name="P22"><text:s/><text:span text:style-name="T1">Pietzner</text:span>, GRUR 1972, 151 (157); <text:span text:style-name="T1">Stürner</text:span>, Aufklärungspflicht, S. 260; <text:span text:style-name="T1">Lang</text:span>, S. 49; <text:span text:style-name="T1">Schilken</text:span>, JURA 1988, 525 (527); Auf diese Weise wird der Hauptanspruch unter Vorbehalt seiner Bezifferung mit Erhebung der Stufenklage<text:alphabetical-index-mark text:string-value="Stufenklage"/> rechtshängig und muss erst präzisiert werden, wenn die fraglichen Informationen mitgeteilt worden sind; vgl. BGH in GRUR 1958, 149f – Bleicherde; <text:span text:style-name="T1">Mahlmann</text:span>, S. 61.</text:p></text:note-body></text:note></text:span> Auf diese Weise ermöglicht sie die klageweise Durchsetzung des materiellrechtlichen Rechnungslegungsanspruchs (samt Belegvorlagepflicht) - „vorgeschaltet“ zum Hauptprozess - im Rahmen eines Vorverfahrens, jedoch nicht im Hauptverfahren selbst.<text:span text:style-name="Footnote_20_Symbol"><text:note text:id="ftn108" text:note-class="footnote"><text:note-citation>108</text:note-citation><text:note-body><text:p text:style-name="P22"><text:s/><text:span text:style-name="T1">Balthasar</text:span>, S. 24; <text:span text:style-name="T1">Stürner</text:span>, Aufklärungspflicht, S. 258; <text:span text:style-name="T1">Lang</text:span>, S. 49; Die Feststellung, der materiellrechtliche Informationsanspruch sei durch die Stufenklage<text:alphabetical-index-mark text:string-value="Stufenklage"/> nach § 254 ZPO in den Hauptprozess inkorporiert, ist daher missverständlich; vgl. <text:span text:style-name="T1">Lang</text:span>, S. 91; <text:span text:style-name="T1">Stürner</text:span>, ZZP 98 (1985), 237 (239); Schließlich wird auf der ersten Stufe durch Teilurteil gemäß § 301 ZPO zunächst nur über den Rechnungslegungsanspruch entschieden, bevor auf der nachfolgenden Stufe über den Hauptanspruch geurteilt werden kann; vgl. <text:span text:style-name="T1">Schilken</text:span>, JURA 1988, 525 (527); Zöller<text:span text:style-name="T1">/Greger</text:span>, § 254 ZPO Rn. 9.</text:p></text:note-body></text:note></text:span> Seinem materiellrechtlichen Charakter entsprechend ist der Rechnungslegungsanspruch also grundsätzlich in einem „selbständigen“ Verfahren geltend zu machen.<text:span text:style-name="Footnote_20_Symbol"><text:note text:id="ftn109" text:note-class="footnote"><text:note-citation>109</text:note-citation><text:note-body><text:p text:style-name="P22"><text:s/><text:span text:style-name="T1">Mahlmann</text:span>, S. 61.</text:p></text:note-body></text:note></text:span> § 259 BGB selbst normiert insoweit allerdings keine Anspruchsgrundlage.<text:span text:style-name="Footnote_20_Symbol"><text:note text:id="ftn110" text:note-class="footnote"><text:note-citation>110</text:note-citation><text:note-body><text:p text:style-name="P22"><text:s/>Vgl. Erman<text:span text:style-name="T1">/Kuckuk</text:span>, §§ 259, 260 BGB Rn. 1. </text:p></text:note-body></text:note></text:span> Vielmehr setzt diese Vorschrift das Bestehen eines <text:span text:style-name="T1">Rechenschaftslegungsanspruchs</text:span> voraus und bestimmt für den Fall, dass sich diese Rechenschaftspflicht auf eine mit Einnahmen und Ausgaben verbundene Verwaltung bezieht, die Rechnungslegung als Art und Weise, in der diese Verpflichtung zu erfüllen ist;<text:span text:style-name="Footnote_20_Symbol"><text:note text:id="ftn111" text:note-class="footnote"><text:note-citation>111</text:note-citation><text:note-body><text:p text:style-name="P22"><text:s/><text:span text:style-name="T1">Lüke</text:span>, JUS 1986, 2 (3); MK/<text:span text:style-name="T1">Krüger</text:span>, § 259 BGB Rn. 1; <text:span text:style-name="T1">Hellmann</text:span>, S. 32; 59; <text:span text:style-name="T1">Delahaye</text:span>, GRUR 1986, 217 (221); <text:span text:style-name="T1">Isay</text:span>, S. 130; <text:span text:style-name="T1">Schollmeyer</text:span>, § 259 BGB S. 54; vgl. auch BGH in GRUR 1962, 398 (400) – Kreuzbodenventilsäcke II; Insofern geht der Begriff der Rechenschaftsablegung also weiter als der der Rechnungslegung; vgl. BGH in GRUR 1974, 53 (54) – Nebelscheinwerfer.</text:p></text:note-body></text:note></text:span> danach hat die Rechenschaftsablage<text:alphabetical-index-mark text:string-value="Rechenschaftsablage"/> dann durch Mitteilung einer geordneten Zusammenstellung der Einnahmen und/oder Ausgaben sowie durch Vorlage entsprechender Belege zu erfolgen.<text:span text:style-name="Footnote_20_Symbol"><text:note text:id="ftn112" text:note-class="footnote"><text:note-citation>112</text:note-citation><text:note-body><text:p text:style-name="P22"><text:s/><text:span text:style-name="T1">Schilken</text:span>, JURA 1988, 525 (526). </text:p></text:note-body></text:note></text:span> Die Rechnungslegung muss somit als spezielle Form der Rechenschaftsablage begriffen werden.<text:span text:style-name="Footnote_20_Symbol"><text:note text:id="ftn113" text:note-class="footnote"><text:note-citation>113</text:note-citation><text:note-body><text:p text:style-name="P22"><text:s/><text:span text:style-name="T1">Zerhusen</text:span>, S. 57; MK/<text:span text:style-name="T1">Seiler</text:span>, § 666 BGB Rn. 10.</text:p></text:note-body></text:note></text:span> Grundlage der Verpflichtung zur Rechenschaftsablage im BGB ist aber – auch wenn sie aus den verschiedenartigsten Rechtsverhältnissen hervorgeht – regelmäßig eine Art der „Geschäftsführung“;<text:span text:style-name="Footnote_20_Symbol"><text:note text:id="ftn114" text:note-class="footnote"><text:note-citation>114</text:note-citation><text:note-body><text:p text:style-name="P22"><text:s/><text:span text:style-name="T1">Ikels</text:span>, S. 10; <text:span text:style-name="T1">Bähr</text:span>, S. 251; Das „gesetzliche Grundmuster“ für Rechenschaftspflichten beinhaltet § 666 Alt. 3 BGB; vgl. <text:span text:style-name="T1">Winkler</text:span>, S. 32; Soergel<text:span text:style-name="T1">/Ehmann</text:span>, § 666 BGB Rn. 1; Die Vorschrift gehört nämlich dogmatisch und praktisch in einen größeren Zusammenhang. So finden sich Verweisungen auf diese „Mustervorschrift“ für das Geschäftsbesorgungsverhältnis (§ 675 BGB), die Geschäftsführung ohne Auftrag<text:alphabetical-index-mark text:string-value="Geschäftsführung ohne Auftrag"/> (§ 681 BGB) und die unerlaubte Eigengeschäftsführung (§ 687 Abs. 2 BGB); vgl. <text:span text:style-name="T1">Lüke</text:span>, JuS 1986, 2 (4); <text:span text:style-name="T1">Teplitzky</text:span>, Wettbewerbsrechtliche Ansprüche, Kap. 39 Rn. 3; MK/<text:span text:style-name="T1">Seiler</text:span>, § 666 BGB Rn. 4. </text:p></text:note-body></text:note></text:span> mit einer Rechenschaftsablage in Form der Rechnungslegung gibt der Verpflichtete also letztlich Aufschluss über sein <text:span text:style-name="T1">eigenes</text:span> Verhalten.<text:span text:style-name="Footnote_20_Symbol"><text:note text:id="ftn115" text:note-class="footnote"><text:note-citation>115</text:note-citation><text:note-body><text:p text:style-name="P22"><text:s/><text:span text:style-name="T1">Kutzner</text:span>, S. 16 f.; <text:span text:style-name="T1">Schollmeyer</text:span>, § 260 BGB S. 57; <text:span text:style-name="T1">Gernhuber</text:span>, S. 568; <text:span text:style-name="T1">Zerhusen</text:span>, S. 53; Prot. Bd. 2, 784; Auch im allgemeinen Sprachgebrauch wird der Begriff der „Rechenschaft“ im Sinne von „Verantwortung für Tun und Lassen“ verwendet; vgl. <text:span text:style-name="T1">Hellmann</text:span>, S. 31.</text:p></text:note-body></text:note></text:span></text:p>
      <text:p text:style-name="P1">Gerade das eigene Verhalten bzw. die den schutzrechtsverletzenden Gegenstand betreffende, mit Einnahmen und Ausgaben verbundene „Geschäftsführung“ des Schutzrechtsverletzers ist es aber, die im Rahmen des akzessorischen Rechnungslegungsanspruchs im Recht des geistigen Eigentums in Frage steht. Daher ist, auch wenn durch eine Schutzrechtsverletzung eigentlich keine „Verwaltung“ für den Verletzten geführt wird, die Rechnungslegungspflicht des Schutzrechtsverletzers also einen von dem in § 259 Abs. 1 BGB als mit „Einnahmen oder Ausgaben verbundene Verwaltung“ beschriebenen Gegenstand der Rechenschaftsablage<text:alphabetical-index-mark text:string-value="Rechenschaftsablage"/> abweichenden Inhalt hat, insoweit eine entsprechende Anwendung der Vorschrift gerechtfertigt.<text:span text:style-name="Footnote_20_Symbol"><text:note text:id="ftn116" text:note-class="footnote"><text:note-citation>116</text:note-citation><text:note-body><text:p text:style-name="P22"><text:s/>BGHZ 10, 386 f.; BGH in GRUR 1962, 398 (400) – Kreuzbodenventilsäcke II; BGH in GRUR 1984, 728 (730) – Dampffrisierstab II; <text:span text:style-name="T1">Tilmann</text:span>, Bundespatentgericht, S. 298.</text:p></text:note-body></text:note></text:span> So wird durch § 259 BGB – als einem gesetzgeberischen Beispiel für die den Informationsinteressen und –zwecken zu entnehmenden Möglichkeiten der inhaltlichen Ausgestaltung von Informationspflichten – der grobe Rahmen für die Ausgestaltung der Informationspflicht vorgegeben,<text:span text:style-name="Footnote_20_Symbol"><text:note text:id="ftn117" text:note-class="footnote"><text:note-citation>117</text:note-citation><text:note-body><text:p text:style-name="P22"><text:s/>Auch den Schöpfern des BGB ging es bei der Normierung des § 259 BGB allein um die Aufnahme einer generellen Leitvorschrift für die Rechnungslegungspflicht; vgl. <text:span text:style-name="T1">Ikels</text:span>, S. 10.</text:p></text:note-body></text:note></text:span> während sich die Einzelheiten, insbesondere der Umfang des Rechnungslegungsanspruchs, aus seiner spezifischen Zwecksetzung als „Hilfsanspruch“ und den Umständen des Einzelfalles ergeben.<text:span text:style-name="Footnote_20_Symbol"><text:note text:id="ftn118" text:note-class="footnote"><text:note-citation>118</text:note-citation><text:note-body><text:p text:style-name="P22"><text:s/>MK/<text:span text:style-name="T1">Krüger</text:span>, § 259 BGB Rn. 6; <text:span text:style-name="T1">Brändel</text:span>, GRUR 1985, 616 (617); <text:span text:style-name="T1">Tilmann</text:span>, Bundespatentgericht, S. 298; <text:span text:style-name="T1">Tilmann</text:span>, GRUR 1987, 251 (253); <text:span text:style-name="T1">Teplitzky</text:span>, Wettbewerbsrechtliche Ansprüche, Kap. 39 Rn. 7; <text:span text:style-name="T1">Stadler</text:span>, S. 201; <text:span text:style-name="T1">Schulz</text:span>, S. 31; <text:span text:style-name="T1">Derleder/Wosnitza</text:span>, ZIP 1990, 901 (903). </text:p></text:note-body></text:note></text:span></text:p>
      <text:p text:style-name="P1"/>
      <text:p text:style-name="P1"/>
      <text:p text:style-name="P1"/>
      <text:h text:style-name="Heading_20_5" text:outline-level="5">b) Akzessorietät </text:h>
      <text:p text:style-name="P10"/>
      <text:p text:style-name="P1">Als akzessorisch und in diesem Sinne unselbständig ist der von der Rechtsprechung entwickelte Rechnungslegungsanspruch zu qualifizieren, weil seine Existenz von der Existenz eines anderen (Haupt-)Anspruchs abhängt, dessen Durchsetzung er zu dienen bestimmt ist.<text:span text:style-name="Footnote_20_Symbol"><text:note text:id="ftn119" text:note-class="footnote"><text:note-citation>119</text:note-citation><text:note-body><text:p text:style-name="P22"><text:s/><text:span text:style-name="T1">Oppermann</text:span>, S. 19; <text:span text:style-name="T1">Banzhaf</text:span>, S. 27; <text:span text:style-name="T1">Balthasar</text:span>, S. 26; Großkommentar/<text:span text:style-name="T1">Köhler,</text:span> B, vor § 13 UWG Rn. 402; <text:span text:style-name="T1">Musielak</text:span>, BGB, Rn. 916; Fezer<text:span text:style-name="T1">/Büscher</text:span>, § 8 UWG, Rn. 248; vgl. auch <text:span text:style-name="T1">Schulz</text:span>, S. 31; a. A. <text:span text:style-name="T1">Gernhuber</text:span>, S. 569; Der akzessorische Rechnungslegungsanspruch kann, da die durch ihn gewonnenen Informationen der Vorbereitung des Hauptprozesses dienen, auch als „präparatorischer Anspruch“ bezeichnet werden; vgl. <text:span text:style-name="T1">Winkler</text:span>, S. 30; <text:span text:style-name="T1">Lang</text:span>, S. 49; <text:span text:style-name="T1">Oppermann</text:span>, S. 19.</text:p></text:note-body></text:note></text:span> Er steht daher grundsätzlich außer Frage, wenn der Hauptanspruch unzweifelhaft nicht (mehr) besteht oder der Schuldner eine begründete Verjährungseinrede erhoben hat.<text:span text:style-name="Footnote_20_Symbol"><text:note text:id="ftn120" text:note-class="footnote"><text:note-citation>120</text:note-citation><text:note-body><text:p text:style-name="P22"><text:s/><text:span text:style-name="T1">Melullis</text:span>, Handbuch, Rn. 1104; <text:span text:style-name="T1">Bork</text:span>, JA 1983, 174 (175); <text:span text:style-name="T1">Reischl</text:span>, JR 1997, 404 (408); <text:span text:style-name="T1">Oppermann</text:span>, S. 19; Ob nach Erhebung einer begründeten Verjährungseinrede der Hilfsanspruch materiell unbegründet ist, vgl. MK/<text:span text:style-name="T1">Krüger</text:span>, § 259 BGB Rn. 16, oder es insoweit am Rechtschutzbedürfnis fehlt, vgl. Staudinger<text:span text:style-name="T1">/Selb</text:span>, § 259 BGB Rn. 10, ist umstritten.</text:p></text:note-body></text:note></text:span> Entsprechend dieser Zuordnung kann er auch nur zusammen mit dem Hauptanspruch abgetreten und gepfändet werden.<text:span text:style-name="Footnote_20_Symbol"><text:note text:id="ftn121" text:note-class="footnote"><text:note-citation>121</text:note-citation><text:note-body><text:p text:style-name="P22"><text:s/>Großkommentar/<text:span text:style-name="T1">Köhler</text:span>, B, vor § 13 UWG Rn. 431; MK/<text:span text:style-name="T1">Krüger</text:span>, § 259 BGB Rn. 17 f.; Die Abtretung des Hauptanspruchs soll sich nach herrschender Meinung analog § 401 BGB auch auf den Rechnungslegungsanspruch erstrecken; Z. T. wird der Übergang des Hilfsanspruchs auch durch Auslegung der Abtretungserklärung begründet, die sich danach auch auf den Rechnungslegungsanspruch erstrecken soll; vgl. Soergel<text:span text:style-name="T1">/Wolf</text:span>, § 259 BGB Rn. 16 f.; Da Bestehen und Umfang des Hilfsanspruchs von den Verhältnissen beim Gläubiger abhängen, wird insoweit auch erwogen, ein originäres Entstehen des Hilfsanspruchs beim jeweiligen Gläubiger anzunehmen; vgl. Großkommentar/<text:span text:style-name="T1">Köhler</text:span>, B, vor § 13 UWG Rn. 431.</text:p></text:note-body></text:note></text:span> Prozessual ist allerdings eine isolierte Geltendmachung möglich; in diesem Sinne ist er daher als selbständig zu begreifen.<text:span text:style-name="Footnote_20_Symbol"><text:note text:id="ftn122" text:note-class="footnote"><text:note-citation>122</text:note-citation><text:note-body><text:p text:style-name="P22"><text:s/><text:span text:style-name="T1">Reischl</text:span>, JR 1997, 404 (408); Erman<text:span text:style-name="T1">/Kuckuk</text:span>, §§ 259, 260 BGB Rn. 1; Staudinger<text:span text:style-name="T1">/Selb</text:span>, § 259 BGB Rn. 10; Das Kriterium der „(Un-)Selbständigkeit“ ist daher bei der Abgrenzung nicht unbedingt hilfreich; vgl. MK/<text:span text:style-name="T1">Krüger</text:span>, § 259 BGB Rn. 15.</text:p></text:note-body></text:note></text:span></text:p>
      <text:p text:style-name="P10"/>
      <text:p text:style-name="P10"/>
      <text:p text:style-name="P10"/>
      <text:h text:style-name="Heading_20_4" text:outline-level="4"><text:span text:style-name="T4">2. Abgrenzung des akzessorischen Rechnungslegungsanspruchs von den sonstigen Informationsansprüchen und -pflichten</text:span></text:h>
      <text:p text:style-name="P1"/>
      <text:p text:style-name="P1">Um allerdings Rechtsnatur und Wesen, und damit die Eigenständigkeit des akzessorischen Rechnungslegungsanspruchs gänzlich erfassen zu können, ist es auch erforderlich, diesen von den sonstigen gesetzlich vorgesehenen Informationsansprüchen und –pflichten abzugrenzen. Dabei bedarf es in erster Linie der Abgrenzung zum (bloßen) akzessorischen Auskunftsanspruch. </text:p>
      <text:p text:style-name="P1"/>
      <text:h text:style-name="Heading_20_5" text:outline-level="5">a) Abgrenzung zum akzessorischen Auskunftsanspruch</text:h>
      <text:p text:style-name="P1"/>
      <text:p text:style-name="P1">Bereits ein Blick auf die Entwicklung des akzessorischen Rechnungslegungsanspruchs macht deutlich, dass dieser nicht ohne den akzessorischen Auskunftsanspruch dargestellt und betrachtet werden kann. Denn neben ihrer mittlerweile gemeinsamen Anspruchsgrundlage und den Anspruchsvoraussetzungen haben die akzessorischen Auskunfts- und Rechnungslegungsansprüche seit je her auch ihre Aufgabe gemein, als Hilfsansprüche die Unterrichtung des Berechtigten sicherzustellen, um diesem so die Vorbereitung und Durchsetzung seines Hauptanspruchs zu ermöglichen.<text:span text:style-name="Footnote_20_Symbol"><text:note text:id="ftn123" text:note-class="footnote"><text:note-citation>123</text:note-citation><text:note-body><text:p text:style-name="P22"><text:s/>Jauernig<text:span text:style-name="T1">/Stadler</text:span>, §§ 259-261 BGB Rn. 1; Schricker<text:span text:style-name="T1">/Wild</text:span>, § 97 UrhG Rn. 81; <text:span text:style-name="T1">Brändel</text:span>, GRUR 1985, 616 (617); <text:span text:style-name="T1">Stürner</text:span>, Aufklärungspflicht, S. 357; <text:span text:style-name="T1">Wiume</text:span>, S. 49.</text:p></text:note-body></text:note></text:span> Zu diesem Zweck verpflichten die akzessorischen Auskunfts- und Rechnungslegungsansprüche den Schuldner daher, dem Gläubiger gegenüber eine Erklärung über Tatsachen abzugeben.<text:span text:style-name="Footnote_20_Symbol"><text:note text:id="ftn124" text:note-class="footnote"><text:note-citation>124</text:note-citation><text:note-body><text:p text:style-name="P22"><text:s/><text:span text:style-name="T1">Braun</text:span>, S. 243; <text:span text:style-name="T1">Stadler</text:span>, S. 206; <text:span text:style-name="T1">Hellmann</text:span>, S. 30; <text:span text:style-name="T1">Locher</text:span>, NJW 1968, 2324; <text:span text:style-name="T1">Gernhuber</text:span>, S. 568; <text:span text:style-name="T1">Kutzner</text:span>, S. 16.</text:p></text:note-body></text:note></text:span> Akzessorische Auskunfts- und Rechnungslegungsansprüche sind somit auf die Abgabe einer Wissenserklärung<text:alphabetical-index-mark text:string-value="Wissenserklärung"/> gerichtet;<text:span text:style-name="Footnote_20_Symbol"><text:note text:id="ftn125" text:note-class="footnote"><text:note-citation>125</text:note-citation><text:note-body><text:p text:style-name="P22"><text:s/><text:span text:style-name="T1">Teplitzky</text:span>, Wettbewerbsrechtliche Ansprüche, Kap. 38 Rn. 36.</text:p></text:note-body></text:note></text:span> ihr Leistungsinhalt steht demnach nicht objektiv fest, sondern ist subjektiv durch das Leistungsvermögen des Pflichtigen begrenzt.<text:span text:style-name="Footnote_20_Symbol"><text:note text:id="ftn126" text:note-class="footnote"><text:note-citation>126</text:note-citation><text:note-body><text:p text:style-name="P22"><text:s/><text:span text:style-name="T1">Bähr</text:span>, S. 274; <text:span text:style-name="T1">Bruch</text:span>, S. 151.</text:p></text:note-body></text:note></text:span> </text:p>
      <text:p text:style-name="P1">Trotz dieser Gemeinsamkeiten, die nicht zuletzt auch daraus resultieren, dass mit zunehmender Fortbildung der akzessorischen Auskunfts- und Rechnungslegungsansprüche nach und nach auf ihre ursprüngliche positivrechtliche Differenzierung verzichtet wurde,<text:span text:style-name="Footnote_20_Symbol"><text:note text:id="ftn127" text:note-class="footnote"><text:note-citation>127</text:note-citation><text:note-body><text:p text:style-name="P22"><text:s/>Vgl. <text:span text:style-name="T1">Reischl</text:span>, JR 1997, 404. </text:p></text:note-body></text:note></text:span> bestehen aber auch signifikante Unterschiede zwischen den akzessorischen Auskunfts- und Rechnungslegungsansprüchen. Diese sind letztlich Folge des konkret in Frage stehenden <text:span text:style-name="T1">Informationsgegenstands</text:span>. Denn während die bloße Auskunftserteilung durch Vorlage eines „Bestandsverzeichnisses<text:alphabetical-index-mark text:string-value="Bestandsverzeichnis"/>“<text:span text:style-name="Footnote_20_Symbol"><text:note text:id="ftn128" text:note-class="footnote"><text:note-citation>128</text:note-citation><text:note-body><text:p text:style-name="P22"><text:s/><text:span text:style-name="T1">Schilken</text:span>, JURA 1988, 525 (526 f.); <text:span text:style-name="T1">Braun</text:span>, S. 254; <text:span text:style-name="T1">Cremer</text:span>, Mitt. 1992, 153 (156); Während § 260 Abs. 1 Alt. 1 BGB einen selbständigen Anspruch auf Vorlegung eines Bestandsverzeichnisses gewährt, setzt § 260 Abs. 1 Alt. 2 eine anderweitig begründete Pflicht voraus, über den Bestand eines Inbegriffs von Gegenständen Auskunft zu erteilen und bestimmt insofern nur, wie diese Verpflichtung zu erfüllen ist; vgl. <text:span text:style-name="T1">Braun</text:span>, S. 254; Insoweit ist also auch die Verpflichtung zur Vorlegung eines Bestandsverzeichnisses – ebenso wie die Verpflichtung zur Rechnungslegung – lediglich Ausfluss einer anderen Verpflichtung; vgl. <text:span text:style-name="T1">Schollmeyer</text:span>, § 260 BGB S. 57.</text:p></text:note-body></text:note></text:span> zu erfolgen hat (vgl. § 260 BGB),<text:span text:style-name="Footnote_20_Symbol"><text:note text:id="ftn129" text:note-class="footnote"><text:note-citation>129</text:note-citation><text:note-body><text:p text:style-name="P22"><text:s/>Auch zur Konkretisierung des akzessorischen Auskunftsanspruchs muss (so weit wie möglich) auf die insoweit vom Gesetzgeber in § 260 BGB vorgegebenen Grundentscheidungen zurückgegriffen werden; vgl. <text:span text:style-name="T1">Tilmann</text:span>, S. 298; <text:span text:style-name="T1">Delahaye</text:span>, GRUR 1986, 217 (221); Erman<text:span text:style-name="T1">/Kuckuk</text:span>, §§ 259, 260 BGB Rn. 1.</text:p></text:note-body></text:note></text:span> muss der Rechnungsleger, unabhängig davon, ob seine Verpflichtung gesetzlich vorgesehen<text:span text:style-name="Footnote_20_Symbol"><text:note text:id="ftn130" text:note-class="footnote"><text:note-citation>130</text:note-citation><text:note-body><text:p text:style-name="P22"><text:s/>Durch Gesetz werden Rechenschaftspflichten etwa in den §§ 27 Abs. 3, 86 Abs. 1, 556 Abs. 3, 666, 675, 681 S. 2, 687 Abs. 2 S. 1, 713, 740 Abs. 2, 1214 Abs. 1, 1698 Abs. 2 BGB, 1890, 2130 Abs. 2, 2218 BGB begründet; Auch außerhalb des BGB finden sich Rechenschaftspflichten, auf die § 259 BGB anwendbar ist; vgl. MK/<text:span text:style-name="T1">Krüger</text:span>, § 259 Rn. 4; <text:span text:style-name="T1">Rother</text:span>, AcP 164, 97 (99).</text:p></text:note-body></text:note></text:span> oder auf § 242 BGB gegründet ist<text:span text:style-name="Footnote_20_Symbol"><text:note text:id="ftn131" text:note-class="footnote"><text:note-citation>131</text:note-citation><text:note-body><text:p text:style-name="P22"><text:s/>Vgl. zu den diesbezüglichen Fallgruppen MK/<text:span text:style-name="T1">Krüger</text:span>, § 259 BGB Rn. 7.</text:p></text:note-body></text:note></text:span>, nach dem gesetzlichen Leitbild des § 259 BGB eine „die geordnete Zusammenstellung der Einnahmen und Ausgaben enthaltende <text:span text:style-name="T1">Rechnung</text:span>“ mitteilen. Damit ist die durch den Gesetzgeber vorgegebene Differenzierung in den §§ 259 f. BGB aber mehr als ein bloß formales Argument, sind doch an eine Rechnungslegung in diesem Sinne bereits ihrer Natur nach bestimmte typische Rechtsfolgen gekoppelt. Denn während der (akzessorische) Auskunftsanspruch auf die Beschreibung eines Ist-Zustands – also im Grunde auf eine „Momentaufnahme“ - gerichtet ist,<text:span text:style-name="Footnote_20_Symbol"><text:note text:id="ftn132" text:note-class="footnote"><text:note-citation>132</text:note-citation><text:note-body><text:p text:style-name="P22"><text:s/><text:span text:style-name="T1">Schollmeyer</text:span>, § 260 BGB S. 57; <text:span text:style-name="T1">Knieper</text:span>, WRP 1999, 1116; Soergel<text:span text:style-name="T1">/Wolf</text:span>, § 259 BGB Rn. 3.</text:p></text:note-body></text:note></text:span> verlangt der (akzessorische) Rechnungslegungsanspruch nach Maßgabe des § 259 BGB, dass über diese „Momentaufnahme“ hinaus auch die Entwicklung dazu im Einzelnen aufgezeigt wird.<text:span text:style-name="Footnote_20_Symbol"><text:note text:id="ftn133" text:note-class="footnote"><text:note-citation>133</text:note-citation><text:note-body><text:p text:style-name="P22"><text:s/><text:span text:style-name="T1">Cremer</text:span>, Mitt. 1992, 153 (156); <text:span text:style-name="T1">Knieper</text:span>, WRP 1999, 1116; Palandt<text:span text:style-name="T1">/Heinrichs</text:span>, §§ 259 ff. BGB Rn. 23; Bamberger<text:span text:style-name="T1">/</text:span>Roth/<text:span text:style-name="T1">Grüneberg</text:span>, § 259 BGB Rn. 10; Soergel<text:span text:style-name="T1">/Wolf</text:span>, § 259 BGB Rn. 3; Dementsprechend erscheint es allerdings gerechtfertigt, sofern ein akzessorischer Rechnungslegungsanspruch besteht, auch vom Bestehen eines akzessorischen Auskunftsanspruchs auszugehen (Argumentum a maiore ad minus); vgl. <text:span text:style-name="T1">Hellmann</text:span>, S. 31; <text:span text:style-name="T1">Schollmeyer</text:span>, § 260 BGB S. 57; Benkard<text:span text:style-name="T1">/Rogge/Grabinski</text:span>, § 139 PatG Rn. 92; Insoweit ist der Berechtigte daher nicht gehindert, nach rechtskräftigem Auskunftsurteil oder erteilter Auskunft auch noch Rechnungslegung zu fordern; vgl. <text:span text:style-name="T1">Nieder</text:span>, Patentverletzung, S. 97; Sofern allerdings einmal Rechnung gelegt ist, kann insoweit keine Auskunft mehr verlangt werden; vgl. BGH in GRUR 1985, 472 - Thermotransformator.</text:p></text:note-body></text:note></text:span> So dient zwar auch der Rechnungslegungsanspruch – ebenso wie der Auskunftsanspruch – der Bekanntgabe von Informationen, allerdings im Rahmen einer Rechnung, die eine geordnete Zusammenstellung der aus Einnahmen und Ausgaben bestehenden Berechnungsgrundlagen (also nicht nur das jeweilige Endergebnis) enthält.<text:span text:style-name="T8"><text:note text:id="ftn134" text:note-class="footnote"><text:note-citation>134</text:note-citation><text:note-body><text:p text:style-name="P22"><text:s/><text:span text:style-name="T1">Schulz</text:span>, S. 28; <text:span text:style-name="T1">Wölfel</text:span>, S. 113; Benkard<text:span text:style-name="T1">/Rogge/Grabinski</text:span>, § 139 PatG Rn. 90; <text:span text:style-name="T1">Stürner</text:span>, Aufklärungspflicht, S. 357 f.</text:p></text:note-body></text:note></text:span> Die Vorlage einer diesen Anforderungen entsprechenden Rechnung beinhaltet daher - über eine bloße „Auskunft“ hinaus - weitergehende und genauere Information.<text:span text:style-name="Footnote_20_Symbol"><text:note text:id="ftn135" text:note-class="footnote"><text:note-citation>135</text:note-citation><text:note-body><text:p text:style-name="P22"><text:s/><text:span text:style-name="T1">Teplitzky</text:span>, Wettbewerbsrechtliche Ansprüche, Kap. 39 Rn. 1; Ahrens<text:span text:style-name="T1">/Loewenheim</text:span>, Wettbewerbsprozess, § 72 Rn. 18; Köhler<text:span text:style-name="T1">/Piper</text:span>, vor § 13 UWG, Rn. 115, 120; <text:span text:style-name="T1">Braun</text:span>, S. 243; Palandt<text:span text:style-name="T1">/Heinrichs</text:span>, §§ 259 ff. BGB Rn. 1; <text:span text:style-name="T1">Pfitzner</text:span>, GRUR 1972, 152; <text:span text:style-name="T1">Hellmann</text:span>, S. 31 f.; Jauernig<text:span text:style-name="T1">/Stadler</text:span>, §§ 259-261 BGB Rn. 1; MK/<text:span text:style-name="T1">Keller</text:span>, § 260 BGB Rn. 6; <text:span text:style-name="T1">Tilmann</text:span>, GRUR 1987, 251 (253); BGH in GRUR 1985, 472 – Thermotransformator.</text:p></text:note-body></text:note></text:span> Durch einen akzessorischen Rechnungslegungsanspruch wird somit nicht nur dem Informationsinteresse des Berechtigten entsprochen, sondern dieser wird zudem auch in die Lage versetzt, das Rechnungsergebnis auf seine Schlüssigkeit hin zu überprüfen.<text:span text:style-name="Footnote_20_Symbol"><text:note text:id="ftn136" text:note-class="footnote"><text:note-citation>136</text:note-citation><text:note-body><text:p text:style-name="P22"><text:s/>MK/<text:span text:style-name="T1">Krüger</text:span>, § 259 BGB Rn. 1; <text:span text:style-name="T1">Schulz</text:span>, S. 28; <text:span text:style-name="T1">Teplitzky</text:span>, Wettbewerbsrechtliche Ansprüche, Kap. 39 Rn. 7; v. <text:span text:style-name="T1">Weichs/Foerstl</text:span>, ZUM 2000, 897 (899); <text:span text:style-name="T1">Köhler</text:span>, NJW 1992, 1477 (1481); Bamberger<text:span text:style-name="T1">/</text:span>Roth/<text:span text:style-name="T1">Grüneberg</text:span>, § 259 BGB Rn. 10; <text:span text:style-name="T1">Derleder/Wosnitza</text:span>, ZIP 1990, 901 (902); <text:span text:style-name="T1">Wiume</text:span>, S. 47 f.; <text:span text:style-name="T1">Rother</text:span>, AcP 164, 97 (99); RGZ 127, 243 (244).</text:p></text:note-body></text:note></text:span> Des weiteren verpflichtet - abgesehen von wenigen gesetzlich normierten Ausnahmefällen<text:span text:style-name="Footnote_20_Symbol"><text:note text:id="ftn137" text:note-class="footnote"><text:note-citation>137</text:note-citation><text:note-body><text:p text:style-name="P22"><text:s/>So regelt z. B. § 1605 Abs. 1 S. 1 einen Auskunftsanspruch, sieht aber in S. 2 auch die Vorlage von Belegen vor; vgl. Soergel<text:span text:style-name="T1">/Wolf</text:span>, § 259 BGB Rn. 3; <text:span text:style-name="T1">Reischl</text:span>, JR 1997, 404 (406).</text:p></text:note-body></text:note></text:span> - auch nur der Anspruch auf Rechnungslegung <text:span text:style-name="T1">seinem gesetzlichen Leitbild</text:span> nach zur Vorlage entsprechender Belege, vgl. § 259 Abs. 1 BGB a. E.<text:span text:style-name="Footnote_20_Symbol"><text:note text:id="ftn138" text:note-class="footnote"><text:note-citation>138</text:note-citation><text:note-body><text:p text:style-name="P22"><text:s/><text:span text:style-name="T1">Stürner</text:span>, Aufklärungspflicht, S. 358; <text:span text:style-name="T1">Reischl</text:span>, JR 1997, 404 (410); BGHZ 39, 87 (94 f.).</text:p></text:note-body></text:note></text:span> Mit Blick auf den Informationsgegenstand – die mit der Verwaltung verbundenen <text:span text:style-name="T1">„Einnahmen und Ausgaben“</text:span> – bietet sich nämlich bei einer Rechnungslegung der Natur der Sache nach regelmäßig eine Verpflichtung zur Belegvorlage an. Das Rechtsverhältnis zwischen den Parteien – selbst wenn dieses auf einer Schutzrechtsverletzung beruht – unter dem Gesichtspunkt von Treu und Glauben dahingehend zu konkretisieren, dass auch an den akzessorischen Auskunftsanspruch regelmäßig eine Pflicht zur Belegvorlage gekoppelt ist, kommt demgegenüber im Einklang mit der vom Gesetzgeber in den §§ 259 f. BGB getroffenen Grundentscheidung nicht so ohne weiteres in Betracht. Vielmehr ist die <text:span text:style-name="T1">Notwendigkeit</text:span> der Belegvorlage bei den akzessorischen Auskunftsansprüchen grundsätzlich gesondert zu begründen.<text:span text:style-name="Footnote_20_Symbol"><text:note text:id="ftn139" text:note-class="footnote"><text:note-citation>139</text:note-citation><text:note-body><text:p text:style-name="P22"><text:s/>Demgegenüber begreift <text:span text:style-name="T1">Stürner</text:span>, Aufklärungspflicht, S. 342f, JZ 1976, 320 (321), das Einsichtsrecht als Regelinhalt eines allgemeinen Informationsanspruchs.</text:p></text:note-body></text:note></text:span> Schließlich ist der Anspruch des Gläubigers auf „bloße“ Auskunftserteilung beschränkt, um den Schuldner in seiner Rechtssphäre nicht mehr als erforderlich zu beeinträchtigen.<text:span text:style-name="Footnote_20_Symbol"><text:note text:id="ftn140" text:note-class="footnote"><text:note-citation>140</text:note-citation><text:note-body><text:p text:style-name="P22"><text:s/><text:span text:style-name="T1">Pietzner</text:span>, GRUR 1972, 151 (152).</text:p></text:note-body></text:note></text:span> Insoweit sollte, da die akzessorischen Auskunfts- und Rechnungslegungsansprüche als „Schöpfung“ der Rechtsprechung von vornherein einen schweren Stand haben, auf ihre saubere Differenzierung und Konkretisierung entsprechend den gesetzlichen Vorgaben der §§ 259, 260 BGB besonderer Wert gelegt werden, um nicht den Eindruck der Beliebigkeit aufkommen zu lassen.<text:span text:style-name="Footnote_20_Symbol"><text:note text:id="ftn141" text:note-class="footnote"><text:note-citation>141</text:note-citation><text:note-body><text:p text:style-name="P22"><text:s/>Vgl. insoweit <text:span text:style-name="T1">Reischl</text:span>, JR 1997, 404. </text:p></text:note-body></text:note></text:span> Denn selbst wenn der akzessorische Auskunftsanspruch um eine Vorlagepflicht ergänzt wird, macht das die Auskunft (noch) nicht zur Rechnungslegung. </text:p>
      <text:p text:style-name="P1">Im Ergebnis ist daher festzustellen, dass sich der akzessorische Rechnungslegungsanspruch, auch wenn sich eine wesensmäßige Verwandtschaft zum akzessorischen Auskunftsanspruch nicht leugnen lässt, die es rechtfertigt, die Rechnungslegung – trotz ihres Vorlagecharakters – als qualifizierte Form der Auskunft anzusehen,<text:span text:style-name="Footnote_20_Symbol"><text:note text:id="ftn142" text:note-class="footnote"><text:note-citation>142</text:note-citation><text:note-body><text:p text:style-name="P22"><text:s/><text:span text:style-name="T1">Braun</text:span>, S. 243 f.; <text:span text:style-name="T1">Stürner</text:span>, Aufklärungspflicht, S. 357 f.; <text:span text:style-name="T1">Tilmann</text:span>, GRUR 1987, 251 (253); <text:span text:style-name="T1">Wölfel</text:span>, S. 113; <text:span text:style-name="T1">Teplitzky</text:span>, Wettbewerbsrechtliche Ansprüche, Kap. 39 Rn. 1; Ahrens<text:span text:style-name="T1">/Loewenheim</text:span>, Wettbewerbsprozess, § 72 Rn. 18; Demgegenüber ordnet <text:span text:style-name="T1">Reischl</text:span> in JR 1997, 404 (406) der weitergehenden Rechenschaftslegung - neben der Rechnungslegung samt Belegvorlage - auch das Recht zur Einsicht in Urkunden und sonstige Aufzeichnungen zu.</text:p></text:note-body></text:note></text:span> dennoch durch einen ihm <text:span text:style-name="T1">eigenen</text:span> Charakter auszeichnet. Denn aufgrund ihres divergierenden Informationsgegenstands unterscheiden sich Auskunft und Rechnungslegung nicht nur graduell voneinander, weil letztere eine besonders genaue Art der Information beinhaltet,<text:span text:style-name="Footnote_20_Symbol"><text:note text:id="ftn143" text:note-class="footnote"><text:note-citation>143</text:note-citation><text:note-body><text:p text:style-name="P22"><text:s/>So aber <text:span text:style-name="T1">Braun</text:span>, S. 243.</text:p></text:note-body></text:note></text:span> sondern auch im Hinblick darauf, dass unter Kontrollgesichtspunkten eine Verpflichtung zur Belegvorlage angesichts der Aufschlüsselung von Einnahme- und Ausgabeposten überhaupt sinnvoll und typischerweise auch erforderlich erscheint. Damit bringt der Rechnungslegungsanspruch grundsätzlich die ihm eigentümlichen Kontrollmechanismen mit sich. </text:p>
      <text:p text:style-name="P1"/>
      <text:p text:style-name="P1"/>
      <text:p text:style-name="P1"/>
      <text:h text:style-name="Heading_20_5" text:outline-level="5"><text:span text:style-name="T4">b) Abgrenzung zu den sog. Drittauskunftsansprüchen </text:span></text:h>
      <text:p text:style-name="P1"/>
      <text:p text:style-name="P1">Weiterhin gilt es, den akzessorischen Rechnungslegungsanspruch auch von den sog. Drittauskunftsansprüchen abzugrenzen. Drittauskunftsansprüche dienen im Unterschied zu den akzessorischen Rechnungslegungsansprüchen – und somit auch zu den akzessorischen Auskunftsansprüchen – in erster Linie nicht der Vorbereitung und Durchsetzung eines gegen den Informationsverpflichteten selbst gerichteten Hauptanspruchs, sondern sind auf Informationen über (dritte) Personen gerichtet, die außerhalb des Rechtsverhältnisses von Auskunftsberechtigtem und –verpflichtetem stehen,<text:span text:style-name="Footnote_20_Symbol"><text:note text:id="ftn144" text:note-class="footnote"><text:note-citation>144</text:note-citation><text:note-body><text:p text:style-name="P22"><text:s/>„…unabhängig davon, ob diese Dritten selbst Verletzer eines Schutzrechts sind…“; vgl. <text:span text:style-name="T1">Wiume</text:span>, S. 26; <text:span text:style-name="T1">Nieder</text:span>, Patentverletzung, S. 106.</text:p></text:note-body></text:note></text:span> um so den potentiellen Anspruchsgegner überhaupt erst ermitteln zu können.<text:span text:style-name="Footnote_20_Symbol"><text:note text:id="ftn145" text:note-class="footnote"><text:note-citation>145</text:note-citation><text:note-body><text:p text:style-name="P22"><text:s/><text:span text:style-name="T1">Wiume</text:span>, S. 26; <text:span text:style-name="T1">Nieder</text:span>, Patentverletzung, S. 106; <text:span text:style-name="T1">Stadler</text:span>, S. 103; Hefermehl/<text:span text:style-name="T1">Köhler</text:span>, § 9 UWG Rn. 4.2; <text:span text:style-name="T1">Stürner</text:span>, JZ 1976, 320; <text:span text:style-name="T1">Eichmann</text:span>, GRUR 1990, 575 (583); Man wird diesen „Ermittlungsauskunftsanspruch<text:alphabetical-index-mark text:string-value="Ermittlungsauskunftsanspruch"/>“ daher dogmatisch – im weiteren Sinne – der Familie der Beseitigungsansprüche zuordnen können, schließlich ermöglicht er es dem Berechtigten, eingetretene Beeinträchtigungen zu beheben und weitere Störungen zu verhindern; vgl. <text:span text:style-name="T1">Tilmann</text:span>, BB 1990, 1565 (1568); <text:span text:style-name="T1">Tilmann</text:span>, GRUR 1998, 325 (329); vgl. auch GRUR 1987, 251 (256 ff.); <text:span text:style-name="T1">Schulz</text:span>, S. 43; <text:span text:style-name="T1">Harte-Bavendamm</text:span>, Markenpiraterie, § 5 Rn. 54, 60.</text:p></text:note-body></text:note></text:span> Insoweit gelten sie daher als selbständig,<text:span text:style-name="Footnote_20_Symbol"><text:note text:id="ftn146" text:note-class="footnote"><text:note-citation>146</text:note-citation><text:note-body><text:p text:style-name="P22"><text:s/>Demgegenüber möchte <text:span text:style-name="T1">Winkler</text:span>, S. 30, den Auskunftsanspruch, der lediglich dienende Funktion hat, als präparatorischen und denjenigen, der der Vorbereitung eines Anspruchs gegen einen Dritten zu dienen bestimmt ist, als kompensatorischen Anspruch bezeichnen; vgl. <text:span text:style-name="T1">Oppermann</text:span>, S. 19 Fn. 89; Teilweise wurde im Zusammenhang mit letzterem auch von einem primären Auskunftsanspruch gesprochen, so z. B. von <text:span text:style-name="T1">Storch</text:span> in Anmerk. zum BGH in GRUR 1974, 351 (352) – Frisiersalon; <text:span text:style-name="T1">Pastor</text:span> in Reimer, S. 310.</text:p></text:note-body></text:note></text:span> weil sie nicht notwendig das Bestehen eines Hauptanspruchs voraussetzen.<text:span text:style-name="Footnote_20_Symbol"><text:note text:id="ftn147" text:note-class="footnote"><text:note-citation>147</text:note-citation><text:note-body><text:p text:style-name="P22"><text:s/><text:span text:style-name="T1">Balthasar</text:span>, S. 26, 28; <text:span text:style-name="T1">Mühlens</text:span>, CR 1990, 433 (437); <text:span text:style-name="T1">Tilmann</text:span>, BB 1990, 1565 (1568 f.); <text:span text:style-name="T1">Harte</text:span>-<text:span text:style-name="T1">Bavendamm</text:span>, Markenpiraterie, § 5 Rn. 54; <text:span text:style-name="T1">Banzhaf</text:span>, S. 25; <text:span text:style-name="T1">Wiume</text:span>, S. 36; Ahrens/<text:span text:style-name="T1">Loewenheim</text:span>, Wettbewerbsprozess, § 72 Rn. 1; vgl. auch MK/<text:span text:style-name="T1">Seiler</text:span>, § 666 BGB Rn. 3; Soergel/<text:span text:style-name="T1">Ehmann</text:span>, § 666 BGB Rn. 35.</text:p></text:note-body></text:note></text:span> Die mitgeteilten Informationen können dem Berechtigten dann aber nicht nur ein Vorgehen gegen die genannten Dritten ermöglichen,<text:span text:style-name="Footnote_20_Symbol"><text:note text:id="ftn148" text:note-class="footnote"><text:note-citation>148</text:note-citation><text:note-body><text:p text:style-name="P22"><text:s/><text:span text:style-name="T1">Wiume</text:span>, S. 26 f.; <text:span text:style-name="T1">Stadler</text:span>, S. 104; <text:span text:style-name="T1">Oppermann</text:span>, S. 19; <text:span text:style-name="T1">Harte-Bavendamm</text:span>, Markenpiraterie, § 5 Rn. 60; Hefermehl/<text:span text:style-name="T1">Köhler</text:span>, § 9 UWG Rn. 4.2; Fezer/<text:span text:style-name="T1">Büscher</text:span>, § 8 UWG, Rn. 249.</text:p></text:note-body></text:note></text:span> sondern u. U. auch zur Vorbereitung und Durchsetzung von Ansprüchen gegen den Auskunftspflichtigen selbst herangezogen werden.<text:span text:style-name="Footnote_20_Symbol"><text:note text:id="ftn149" text:note-class="footnote"><text:note-citation>149</text:note-citation><text:note-body><text:p text:style-name="P22"><text:s/><text:span text:style-name="T1">Wiume</text:span>, S. 26 f.; <text:span text:style-name="T1">Stadler</text:span>, S. 104; <text:span text:style-name="T1">Cremer</text:span>, Mitt. 1992, 153 (156 f.); <text:span text:style-name="T1">Tilmann</text:span>, GRUR 1998, 325 (329); <text:span text:style-name="T1">Mahlmann</text:span>, S. 52; vgl. auch <text:span text:style-name="T1">Schmaltz/Kuczera</text:span>, GRUR 2006, 97. </text:p></text:note-body></text:note></text:span></text:p>
      <text:p text:style-name="P1"/>
      <text:h text:style-name="Heading_20_6" text:outline-level="6"><text:span text:style-name="T4">aa) Drittauskunftsansprüche gegen den Verletzer</text:span></text:h>
      <text:p text:style-name="P1"/>
      <text:p text:style-name="P1">Aufgrund des im Jahre 1990 durch das Gesetz zur Stärkung des Schutzes des geistigen Eigentums und zur Bekämpfung der Produktpiraterie eingeführten, alle Schutzrechtsverletzer gleichermaßen erfassenden<text:span text:style-name="Footnote_20_Symbol"><text:note text:id="ftn150" text:note-class="footnote"><text:note-citation>150</text:note-citation><text:note-body><text:p text:style-name="P22"><text:s/>Durch dieses Gesetz sind – schutzrechtsübergreifend – in sämtliche Kodifikationen zum Schutz des geistigen Eigentums im Wesentlichen inhaltsgleiche Bestimmungen aufgenommen worden; vgl. <text:span text:style-name="T1">Eichmann</text:span>, GRUR 1990, 575; <text:span text:style-name="T1">Asendorf</text:span>, NJW 1990, 1283 (1284); <text:span text:style-name="T1">Mühlens</text:span>, CR 1990, 433 (434); <text:span text:style-name="T1">Ploch-Kumpf</text:span>, S. 97.</text:p></text:note-body></text:note></text:span> verschuldensunabhängigen<text:span text:style-name="Footnote_20_Symbol"><text:note text:id="ftn151" text:note-class="footnote"><text:note-citation>151</text:note-citation><text:note-body><text:p text:style-name="P22"><text:s/>Die Drittauskunftsansprüche knüpfen an jede wie auch immer geartete Schutzrechtsverletzung an, sind also nicht auf eigentliche Pirateriefälle beschränkt; vgl. <text:span text:style-name="T1">Nieder</text:span>, Patentverletzung, S. 105.</text:p></text:note-body></text:note></text:span> Drittauskunftsanspruch kann der Verletzte vom <text:span text:style-name="T1">Verletzer</text:span> „unverzügliche Auskunft über die Herkunft und den Vertriebsweg“ der schutzrechtsverletzenden Ware verlangen.<text:span text:style-name="Footnote_20_Symbol"><text:note text:id="ftn152" text:note-class="footnote"><text:note-citation>152</text:note-citation><text:note-body><text:p text:style-name="P22"><text:s/><text:span text:style-name="T1">Cremer</text:span>, Mitt. 1992, 153 (154); <text:span text:style-name="T1">Bodewig</text:span>, GRUR 2005, 632 (638); <text:span text:style-name="T1">Harte-Bavendamm</text:span>, Markenpiraterie, § 5 Rn. 54; <text:span text:style-name="T1">Mahlmann</text:span>, S. 52. </text:p></text:note-body></text:note></text:span> Damit soll dem Verletzten jedenfalls faktisch die Möglichkeit eröffnet werden, möglichst gegen alle Verletzer gezielt vorgehen zu können,<text:span text:style-name="Footnote_20_Symbol"><text:note text:id="ftn153" text:note-class="footnote"><text:note-citation>153</text:note-citation><text:note-body><text:p text:style-name="P22"><text:s/><text:span text:style-name="T1">Tilmann</text:span>, GRUR 1990, 160 (161); <text:span text:style-name="T1">Stadler</text:span>, S. 103; <text:span text:style-name="T1">Knieper</text:span>, WRP 1999, 1116; <text:span text:style-name="T1">Kröger/Bausch</text:span>, GRUR 1997, 321 (324); vgl. auch BT-Drucksache 11/4792, S. 17, 30. Insoweit wird ein Dominoeffekt angestrebt, d. h. ist einmal eine Schutzrechtsverletzung nachgewiesen, so sollen auch andere damit in Zusammenhang stehende Schutzrechtsverletzungen zu Tage gefördert werden; Aus diesem Grunde sind auch private Letztverbraucher durch das Erfordernis des gewerblichen „Abnehmers“ ausdrücklich ausgenommen, da von ihnen keine weiteren Verletzungshandlungen mehr zu erwarten sind; vgl. <text:span text:style-name="T1">Mes</text:span>, GRUR 2000, 934; <text:span text:style-name="T1">Tilmann</text:span>, BB 1990, 1565 (1569); <text:span text:style-name="T1">Mahlmann</text:span>, S. 52. </text:p></text:note-body></text:note></text:span> indem die „überführten“ Schutzrechtsverletzer als Folge ihres Verhaltens in die Ermittlungen des Schutzrechtsinhabers hinsichtlich der vor- und nachgelagerten Verletzerstufen einbezogen werden.<text:span text:style-name="Footnote_20_Symbol"><text:note text:id="ftn154" text:note-class="footnote"><text:note-citation>154</text:note-citation><text:note-body><text:p text:style-name="P22"><text:s/><text:span text:style-name="T1">Tilmann</text:span>, BB 1990, 1565 (1568 f.); <text:span text:style-name="T1">Braun</text:span>, S. 244; <text:span text:style-name="T1">Bodewig</text:span>, GRUR 2005, 632 (638); <text:span text:style-name="T1">Ibbeken</text:span>, S. 70; <text:span text:style-name="T1">Eichmann</text:span>, GRUR 1990, 575 (583); <text:span text:style-name="T1">Metzer/Wurmnest</text:span>, ZUM 2003, 922 (930); <text:span text:style-name="T1">Nieder</text:span>, Patentverletzung, S. 105; vgl. <text:span text:style-name="T1">Tilmann</text:span>, GRUR 1987, 251 (256 ff.); BGH in GRUR 1995, 338 (341) – Kleiderbügel.</text:p></text:note-body></text:note></text:span> Insoweit entspricht die geltende Rechtslage daher – abgesehen von einigen Erweiterungen hinsichtlich des Umfangs der Auskunftsverpflichtung<text:span text:style-name="Footnote_20_Symbol"><text:note text:id="ftn155" text:note-class="footnote"><text:note-citation>155</text:note-citation><text:note-body><text:p text:style-name="P22"><text:s/>So sind nach dem zur Umsetzung der Durchsetzungs-Richtlinie vorgeschlagenen Regierungsentwurf in Zukunft auch die Preise anzugeben, die für die betreffenden Erzeugnisse oder Dienstleistungen gezahlt wurden; vgl. BT/Drucks. 16/5048, S. 29; Diese Angaben konnten bisher nur im Rahmen des akzessorischen Rechnungslegungsanspruchs beansprucht werden; vgl. <text:span text:style-name="T1">Seichter</text:span>, WRP 2006, 391 (396<text:span text:style-name="T1">); Harte-Bavendamm</text:span>, Markenpiraterie, § 5 Rn. 59; Da bei der Verletzung geographischer Herkunftsangaben bislang kein Auskunftsanspruch bestand, ist Art. 8 der Durchsetzungs-Richtlinie auch insoweit umzusetzen, vgl. BT/Drucks. 16/5048, S. 29.</text:p></text:note-body></text:note></text:span> – bereits vor Umsetzung der Durchsetzungs-Richtlinie weitgehend ihren Vorgaben.<text:span text:style-name="Footnote_20_Symbol"><text:note text:id="ftn156" text:note-class="footnote"><text:note-citation>156</text:note-citation><text:note-body><text:p text:style-name="P22"><text:s/><text:span text:style-name="T1">Peukert/Kur</text:span>, GRUR Int. 2006, 292 (296); <text:span text:style-name="T1">Haedicke</text:span>, FS Schricker, S. 28; <text:span text:style-name="T1">Seichter</text:span>, WRP 2006, 391 (397); Die geltende Rechtslage geht sogar über die Vorgaben der Durchsetzungs-Richtlinie hinaus, da sie den Drittauskunftsanspruch nicht wie von Art. 8 der Durchsetzungs-Richtlinie vorgesehen auf Fälle begrenzt, in denen bereits ein Verfahren wegen einer Rechtsverletzung anhängig ist. Nach Art. 8 Abs. 3 der Durchsetzungs-Richtlinie sind weitergehende Auskunftsansprüche allerdings ausdrücklich zulässig; vgl. BT/Drucks. 16/5048, S. 29.</text:p></text:note-body></text:note></text:span> </text:p>
      <text:p text:style-name="P1">Da der Drittauskunftsanspruch ebenso wie der akzessorische Rechnungslegungsanspruch – und auch der akzessorische Auskunftsanspruch - im Stadium nach Feststehen der Schutzrechtsverletzung ansetzt,<text:span text:style-name="Footnote_20_Symbol"><text:note text:id="ftn157" text:note-class="footnote"><text:note-citation>157</text:note-citation><text:note-body><text:p text:style-name="P22"><text:s/><text:span text:style-name="T1">Ibbeken</text:span>, S. 71; <text:span text:style-name="T1">Schlosser</text:span>, FS Großfeld, S. 999 f.</text:p></text:note-body></text:note></text:span> ist der Schutzrechtsverletzer neben der Rechnungslegung - und unbeschadet des Umstands, dass er einige der im Rahmen der Drittauskunft geschuldeten Einzeldaten bereits aufgrund des akzessorischen Rechnungslegungsanspruchs mitzuteilen hat – regelmäßig auch zur Drittauskunft verpflichtet.<text:span text:style-name="Footnote_20_Symbol"><text:note text:id="ftn158" text:note-class="footnote"><text:note-citation>158</text:note-citation><text:note-body><text:p text:style-name="P22"><text:s/><text:span text:style-name="T1">Kühnen/Geschke</text:span>, Rn. 206; <text:span text:style-name="T1">Tilmann</text:span>, GRUR 1998, 325 (329); <text:span text:style-name="T1">Schmaltz/Kuczera</text:span>, GRUR 2006, 97.</text:p></text:note-body></text:note></text:span> Auch wenn der Bundesgerichtshof den Drittauskunftsanspruchs aber bereits im Jahre 2002, unter der Prämisse, dass dem keine schutzwürdigen Geheimhaltungsinteressen des Schuldners entgegenstehen, durch eine Verpflichtung zur Vorlage entsprechender Belege ergänzt hat<text:span text:style-name="Footnote_20_Symbol"><text:note text:id="ftn159" text:note-class="footnote"><text:note-citation>159</text:note-citation><text:note-body><text:p text:style-name="P22"><text:s/>Vgl. BGH in GRUR 2002, 709 (712) – Entfernung der Herstellungsnummer III.</text:p></text:note-body></text:note></text:span> und der Anspruchsumfang in Umsetzung der Durchsetzungs-Richtlinie nunmehr auch auf Preisangaben erweitert werden muss, ist damit im Ergebnis nicht ebenfalls eine Rechnungslegung im Sinne des § 259 Abs. 1 BGB geschuldet. So ist der Gesetzgeber in der Gesetzesbegründung zum Produktpirateriegesetz zwar davon ausgegangen, dass sich Art und Weise der Drittauskunft an § 259 BGB orientieren sollten, jedoch wurde im gleichen Atemzug ein Einsichtsrecht zugunsten des verletzten Schutzrechtsinhabers verneint und der Drittauskunftsanspruch begrifflich als Auskunftsanspruch normiert.<text:span text:style-name="Footnote_20_Symbol"><text:note text:id="ftn160" text:note-class="footnote"><text:note-citation>160</text:note-citation><text:note-body><text:p text:style-name="P22"><text:s/><text:span text:style-name="T1">Knieper</text:span>, WRP 1999, 1116 ff.; BT-Drucks. 11/4792, S. 32 ff.</text:p></text:note-body></text:note></text:span> Eine eindeutige gesetzgeberische Zuordnung ist somit unterblieben. Auch von ihrer Zwecksetzung her ist die Drittauskunft aber letztlich nicht als Rechnungslegung zu begreifen. Denn im Rahmen einer Drittauskunft geht es in erster Linie eben nicht darum, eigenes Verhalten bzw. die eigene „Geschäftsführung“ zu offenbaren, sondern lediglich darum, bloße Tatsachen mitzuteilen.<text:span text:style-name="Footnote_20_Symbol"><text:note text:id="ftn161" text:note-class="footnote"><text:note-citation>161</text:note-citation><text:note-body><text:p text:style-name="P22"><text:s/>Vgl. <text:span text:style-name="T1">Gernhuber</text:span>, S. 568; Staudinger/<text:span text:style-name="T1">Selb</text:span>, § 259 BGB Rn. 1.</text:p></text:note-body></text:note></text:span> Eine Drittauskunft über Herkunft und Vertriebsweg der schutzrechtsverletzenden Ware hat daher – selbst wenn eine gewisse Übereinstimmung zum Informationsumfang des akzessorischen Rechnungslegungsanspruchs gegeben ist<text:span text:style-name="Footnote_20_Symbol"><text:note text:id="ftn162" text:note-class="footnote"><text:note-citation>162</text:note-citation><text:note-body><text:p text:style-name="P22"><text:s/>So ist der Verletzer nach dem Regierungsentwurf zur Umsetzung der Durchsetzungs-Richtlinie gehalten, im Rahmen der Drittauskunft – einer Rechnungslegung vergleichbar – Angaben über die Mengen und Preise der hergestellten oder erhaltenen sowie der ausgelieferten schutzrechtsverletzenden Ware zu machen; vgl. <text:span text:style-name="T1">Cremer</text:span>, Mitt. 1192, 153 (156 f.); Denn um – entsprechend dem Normzweck der Drittauskunftsansprüche – den schutzrechtsverletzenden Weitervertrieb der in Rede stehenden Ware zu unterbinden, ist es durchaus von Bedeutung zu wissen, in welchem Umfang der Verletzer die entsprechende Ware von seinem Lieferanten bezogen und an die jeweiligen Abnehmer weiter vertrieben hat; vgl. BGH in GRUR 2002, 709 (712) – Entfernung der Herstellungsnummer III; <text:span text:style-name="T1">Mahlmann</text:span>, S. 53; Angaben über Kosten sind demgegenüber allerdings nicht erforderlich.</text:p></text:note-body></text:note></text:span> - wenig mit einer Rechnungslegung, d. h. einer geordneten Zusammenstellung der Einnahmen und/oder Ausgaben, die letztlich ein <text:span text:style-name="T1">Rechenergebnis</text:span> anstrebt, gemeinsam.<text:span text:style-name="Footnote_20_Symbol"><text:note text:id="ftn163" text:note-class="footnote"><text:note-citation>163</text:note-citation><text:note-body><text:p text:style-name="P22"><text:s/><text:span text:style-name="T1">Eichmann</text:span>, GRUR 1990, 575 (576, 583); <text:span text:style-name="T1">Schramm/Popp</text:span>, S. 257.</text:p></text:note-body></text:note></text:span> Der Drittauskunftsanspruch ist damit von seiner Zwecksetzung her eher als (bloßer) Auskunftsanspruch zu begreifen.<text:span text:style-name="Footnote_20_Symbol"><text:note text:id="ftn164" text:note-class="footnote"><text:note-citation>164</text:note-citation><text:note-body><text:p text:style-name="P22"><text:s/>Obwohl der Bundesgerichtshof die Drittauskunftsansprüche in der Entscheidung „Entfernung der Herstellungsnummer III“ durch eine Belegvorlageverpflichtung ergänzt hat, scheint er im Grunde diese Einschätzung zu teilen. Denn in der fraglichen Entscheidung wird ausgeführt: „ Eine Verpflichtung zur Vorlage von Belegen sieht das Gesetz in den allgemeinen Vorschriften über Auskunft und Rechnungslegung (§§ 259, 260 BGB) nur für die Rechnungslegung, nicht dagegen für die Auskunft vor. In der Rechtsprechung des Bundesgerichtshofs ist <text:span text:style-name="T1">jedoch</text:span> anerkannt, dass sich im Rahmen des aus Treu und Glauben abgeleiteten Auskunftsanspruchs ausnahmsweise auch ein Anspruch auf Vorlage von Belegen ergeben kann, wenn der Gläubiger hierauf angewiesen ist und dem Schuldner diese zusätzliche Verpflichtung zugemutet werden kann. Für den Anspruch auf Drittauskunft sind diese Voraussetzungen im Allgemeinen gegeben“; vgl. BGH in GRUR 2002, 709 (712) – Herstellungsnummer III.</text:p></text:note-body></text:note></text:span></text:p>
      <text:p text:style-name="P1">Zudem weisen die Drittauskunftsansprüche nach dem Produktpirateriegesetz gegenüber sonstigen Auskunfts- und Rechnungslegungsansprüchen die Besonderheit auf, dass sie im Eilverfahren durchsetzbar sind. Bei einer einstweiligen Verfügung nach den §§ 935, 940 ZPO handelt es sich nämlich wesensmäßig um eine Maßnahme des vorläufigen Rechtsschutzes, so dass ein Verfügungsantrag<text:alphabetical-index-mark text:string-value="Verfügungsantrag"/> grundsätzlich nur dann statthaft ist, wenn mit der begehrten Anordnung eine vorläufige Regelung oder Erfüllung angestrebt wird, nicht aber, wenn die begehrte Anordnung zu einer Vorwegnahme der Hauptsache führen würde.<text:span text:style-name="Footnote_20_Symbol"><text:note text:id="ftn165" text:note-class="footnote"><text:note-citation>165</text:note-citation><text:note-body><text:p text:style-name="P22"><text:s/><text:span text:style-name="T1">Wölfel</text:span>, S. 122; KG in GRUR 1988, 403 – Auskunftserteilung.</text:p></text:note-body></text:note></text:span> Da es sich bei der Rechnungslegung aber ebenso wie bei der Auskunft um eine Wissenserklärung<text:alphabetical-index-mark text:string-value="Wissenserklärung"/> handelt, mit deren Preisgabe der Anspruch nicht nur vorläufig, sondern endgültig und irreversibel erfüllt wird, können Auskunfts- und Rechnungslegungsansprüche, weil dies mit dem Wesen des vorläufigen Rechtsschutzes<text:alphabetical-index-mark text:string-value="vorläufiger Rechtsschutz"/> nicht zu vereinbaren wäre, grundsätzlich nicht Gegenstand einer einstweiligen Verfügung sein;<text:span text:style-name="Footnote_20_Symbol"><text:note text:id="ftn166" text:note-class="footnote"><text:note-citation>166</text:note-citation><text:note-body><text:p text:style-name="P22"><text:s/>OLG Schleswig in GRUR-RR 2001, 70 – Durchleitungsentgelt; OLG Hamm in NJW-RR 1992, 640; KG in GRUR 1988, 403 – Auskunftserteilung; <text:span text:style-name="T1">Wölfel</text:span>, S. 122; <text:span text:style-name="T1">Schuschke</text:span> in Schuschke/Walker, Vorbem. zu § 935 ZPO Rn. 22; <text:span text:style-name="T1">Melullis</text:span>, Handbuch, Rn. 148; <text:span text:style-name="T1">Götting</text:span>, GRUR Int. 1988, 729 (742); <text:span text:style-name="T1">Braun</text:span>, S. 269; Ahrens/<text:span text:style-name="T1">Jestaedt</text:span>, Kap. 56 Rn. 8; <text:span text:style-name="T1">Teplitzky</text:span>, JuS 1980, 882 (886); <text:span text:style-name="T1">Köhler </text:span>in Köhler/Piper, § 25 UWG Rn. 10; Stein/Jonas/<text:span text:style-name="T1">Grunsky</text:span>, Vorbem. zu § 935 ZPO Rn. 53.</text:p></text:note-body></text:note></text:span> entsprechendes gilt über den eigentlichen Rechnungslegungsanspruch hinaus auch für die damit einhergehende Belegvorlageverpflichtung und für den Anspruch auf Abgabe einer eidesstattlichen Versicherung nach erteilter Auskunft bzw. Rechnungslegung.<text:span text:style-name="Footnote_20_Symbol"><text:note text:id="ftn167" text:note-class="footnote"><text:note-citation>167</text:note-citation><text:note-body><text:p text:style-name="P22"><text:s/><text:span text:style-name="T1">Berneke</text:span>, S. 30. </text:p></text:note-body></text:note></text:span> Nur in besonders gelagerten Ausnahmefällen hat die Rechtsprechung daher bislang die Erteilung einer Auskunft im Eilverfahren angeordnet,<text:span text:style-name="Footnote_20_Symbol"><text:note text:id="ftn168" text:note-class="footnote"><text:note-citation>168</text:note-citation><text:note-body><text:p text:style-name="P22"><text:s/><text:span text:style-name="T1">Berneke</text:span>, S. 30; <text:span text:style-name="T1">Ulrich</text:span>, WRP 1997, 135; BT/Drucksache 11/4792, S. 31.</text:p></text:note-body></text:note></text:span> so etwa wenn dem Gläubiger anderenfalls kein effektiver Rechtsschutz in einer Frage gewährt werden könnte, die für ihn existentielle Bedeutung hat und gewährleistet ist, dass die Entscheidung dem Hauptsacheprozess nicht vorgreift<text:span text:style-name="Footnote_20_Symbol"><text:note text:id="ftn169" text:note-class="footnote"><text:note-citation>169</text:note-citation><text:note-body><text:p text:style-name="P22"><text:s/>OLG Karlsruhe in NJW 1984, 1905 f.; KG in GRUR 1988, 402 (404) – Auskunftserteilung; OLG Schleswig in GRUR-RR 2001, 70 – Durchleitungsentgelt; <text:span text:style-name="T1">Schuschke </text:span>in Schuschke/Walker, Vorbem. zu § 935 ZPO, Rn. 22; <text:span text:style-name="T1">Berneke</text:span>, S. 30; <text:span text:style-name="T1">Köhler </text:span>in Köhler/Piper, § 25 UWG Rn. 10; <text:span text:style-name="T1">Mahlmann</text:span>, S. 64; Die Antragstellerin benötigte die Auskunft vom Antragsgegner nur deshalb, um zu erfahren, in welchem Umfang und gegen wen ihr abgetretene Ansprüche noch bestehen, und zu verhindern, dass diese durch Zahlung an den Antragsteller untergehen (vgl. § 407 BGB). Die Vorgreiflichkeit des einstweiligen Rechtsschutzes hatte der Senat dann dadurch vermieden, dass nach dem Inhalt der erlassenen Verfügung die Auskunft nur einem zur Verschwiegenheit verpflichteten Dritten erteilt werden sollte, der nicht befugt sein sollte, die erhaltenen Informationen an die Antragstellerin weiterzuleiten; vgl. <text:span text:style-name="T1">Braun</text:span>, S. 269 f.</text:p></text:note-body></text:note></text:span> oder aber wenn nur nach vorheriger Auskunftserteilung die Sicherung eines Hauptsanspruchs durch einstweilige Verfügung möglich ist<text:span text:style-name="Footnote_20_Symbol"><text:note text:id="ftn170" text:note-class="footnote"><text:note-citation>170</text:note-citation><text:note-body><text:p text:style-name="P22"><text:s/>Stein/Jonas/<text:span text:style-name="T1">Grunsky</text:span>, Vorbem. zu § 935 ZPO Rn. 53; <text:span text:style-name="T1">Berneke</text:span>, S. 31. </text:p></text:note-body></text:note></text:span>. Von diesen Ausnahmekonstellationen ist aber bei den der Vorbereitung von Ansprüchen aus Schutzrechtsverletzungen dienenden akzessorischen Auskunfts- und Rechnungslegungsansprüchen regelmäßig nicht auszugehen.<text:span text:style-name="Footnote_20_Symbol"><text:note text:id="ftn171" text:note-class="footnote"><text:note-citation>171</text:note-citation><text:note-body><text:p text:style-name="P22"><text:s/><text:span text:style-name="T1">Berneke</text:span>, S. 31.</text:p></text:note-body></text:note></text:span> Der Gesetzgeber hat allerdings den Grundsatz, dass Auskunfts- und Rechnungslegungsansprüche nicht im Wege einer einstweiligen Verfügung durchgesetzt werden können, für die durch das Produktpirateriegesetz in alle Gesetze des Immaterialgüterrechts eingeführten Drittauskunftsansprüche durchbrochen.<text:span text:style-name="Footnote_20_Symbol"><text:note text:id="ftn172" text:note-class="footnote"><text:note-citation>172</text:note-citation><text:note-body><text:p text:style-name="P22"><text:s/>OLG Schleswig in GRUR-RR 2001, 70 – Durchleitungsentgelt; <text:span text:style-name="T1">Teplitzky</text:span>, Wettbewerbsrechtliche Ansprüche, Kap. 54 Rn. 11; Ahrens/<text:span text:style-name="T1">Jestaedt</text:span>, Kap. 56 Rn. 10.</text:p></text:note-body></text:note></text:span> Denn um rasch Rechtsverletzungen auf den vor- und nachgelagerten Verletzerstufen Einhalt gebieten zu können, ist der Gläubiger zur Geltendmachung seiner insoweit bestehenden Ansprüche auf vorherige, zügige Auskunftserteilung über Herkunft und Vertriebsweg der schutzrechtsverletzenden Ware angewiesen; ein normales Gerichtsverfahren würde dafür zu viel Zeit in Anspruch nehmen.<text:span text:style-name="Footnote_20_Symbol"><text:note text:id="ftn173" text:note-class="footnote"><text:note-citation>173</text:note-citation><text:note-body><text:p text:style-name="P22"><text:s/>Ahrens/<text:span text:style-name="T1">Jestaedt</text:span>, Kap. 56 Rn. 10; Stein/Jonas/<text:span text:style-name="T1">Grunsky</text:span>, Vorbem. zu § 935 ZPO Rn. 53; <text:span text:style-name="T1">Teplitzky</text:span>, JuS 1980, 882; <text:span text:style-name="T1">Schuschke </text:span>in Schuschke/Walker, Vorbem. zu § 935 ZPO Rn. 22. </text:p></text:note-body></text:note></text:span> Da die Durchsetzung des Auskunftsanspruch im Eilverfahren aber regelmäßig seine Erfüllung - und nicht nur die vorläufige Sicherung seiner späteren Vollstreckung - zur Folge hat und die Besonderheiten, die die Schnelligkeit des Verfahrens gewährleisten sollen, das Risiko einer unrichtigen Entscheidung erhöhen<text:span text:style-name="Footnote_20_Symbol"><text:note text:id="ftn174" text:note-class="footnote"><text:note-citation>174</text:note-citation><text:note-body><text:p text:style-name="P22"><text:s/>„…etwa die Ersetzung der Beweisführung durch die Glaubhaftmachung und die rasche Durchführung und Entscheidung…“; vgl. <text:span text:style-name="T1">Teplitzky</text:span>, JuS 1980, 882 (883).</text:p></text:note-body></text:note></text:span>, kommt eine Anordnung im Wege der einstweiligen Verfügung nur in Betracht, sofern ein Fall „offensichtlicher Rechtsverletzung“ vorliegt, die Rechtsverletzung also so eindeutig ist, dass eine Fehlentscheidung oder eine andere Beurteilung im Rahmen des richterlichen Ermessens, und damit eine ungerechtfertigte Belastung des Antragsgegners kaum möglich ist.<text:span text:style-name="Footnote_20_Symbol"><text:note text:id="ftn175" text:note-class="footnote"><text:note-citation>175</text:note-citation><text:note-body><text:p text:style-name="P22"><text:s/>BT-Drucksache 11/4792, S. 32; <text:span text:style-name="T1">v. Gravenreuth</text:span>, BB 1988, 1614 (1615); <text:span text:style-name="T1">Ploch-Kumpf</text:span>, S. 98; <text:span text:style-name="T1">Mahlmann</text:span>, S. 65; Das Gericht muss jedoch keine „Sicherheit“ für das Vorliegen einer Rechtsverletzung feststellen, sondern nur einen so hohen Grad an Wahrscheinlichkeit, wie das in der jeweils konkreten Situation vertretbar ist; vgl. <text:span text:style-name="T1">v. Falck</text:span>, Mitt. 2002, 429 (436).</text:p></text:note-body></text:note></text:span> Sowohl in dem ausdrücklichen Zugeständnis des Gesetzgebers als auch in der Ausgestaltung der Voraussetzungen offenbart sich aber, dass abgesehen von diesen gesetzlich normierten Sonderfällen - dem Wesen des vorläufigen Rechtsschutzes<text:alphabetical-index-mark text:string-value="vorläufiger Rechtsschutz"/> entsprechend – im Übrigen auch weiterhin keine Durchsetzung der akzessorischen Auskunfts- und Rechnungslegungsansprüche im Eilverfahren möglich sein soll.<text:span text:style-name="Footnote_20_Symbol"><text:note text:id="ftn176" text:note-class="footnote"><text:note-citation>176</text:note-citation><text:note-body><text:p text:style-name="P22"><text:s/>OLG Schleswig in GRUR-RR 2001, 70 - Durchleitungsentgelt. </text:p></text:note-body></text:note></text:span> Aufgrund des Ausnahmecharakters der Regelung kommt insbesondere auch keine analoge Anwendung der entsprechenden Vorschriften auf den akzessorischen Auskunfts- und Rechnungslegungsanspruch in Betracht. Auch insoweit bestehen damit signifikante Unterschiede zu den durch das Produktpirateriegesetz eingeführten Drittauskunftsansprüchen.</text:p>
      <text:p text:style-name="P1"/>
      <text:p text:style-name="P1"/>
      <text:p text:style-name="P1"/>
      <text:h text:style-name="Heading_20_6" text:outline-level="6">bb) Drittauskunftsansprüche gegenüber Dritten </text:h>
      <text:p text:style-name="P10"/>
      <text:p text:style-name="P1">Während nach den bisher vorhandenen Auskunftsansprüchen im Recht des geistigen Eigentums, insbesondere auch den durch das Produktpirateriegesetz eingeführten Drittauskunftsansprüchen, nur der Verletzer in Anspruch genommen werden konnte, sollen dem Rechtsinhaber in Zukunft - nach Umsetzung von Art. 8 der Durchsetzungs-Richtlinie und in Ergänzung der bereits bestehenden Drittauskunftsansprüche - mit dem Zweck, weitere Erkenntnisse zur Verfolgung von Rechtsverletzungen zu erlangen, daneben auch Auskunftsansprüche gegen „andere Personen“ (Nichtverletzer<text:alphabetical-index-mark text:string-value="Nichtverletzer"/>) zur Verfügung stehen.<text:span text:style-name="Footnote_20_Symbol"><text:note text:id="ftn177" text:note-class="footnote"><text:note-citation>177</text:note-citation><text:note-body><text:p text:style-name="P22"><text:s/>BT/Drucks. 16/5048, S. 29; <text:span text:style-name="T1">Haedicke</text:span>, FS Schricker, S. 28; <text:span text:style-name="T1">Seichter</text:span>, WRP 2006, 391 (396 f.).</text:p></text:note-body></text:note></text:span> Um allerdings diese Auskunftsverpflichtung Dritter nicht vollkommen ausufern zu lassen, wird dieser Anspruch im Regierungsentwurf zur Umsetzung der Durchsetzungs-Richtlinie nur unter besonderen Voraussetzungen gegen einen näher spezifizierten Personenkreis gewährt.<text:span text:style-name="Footnote_20_Symbol"><text:note text:id="ftn178" text:note-class="footnote"><text:note-citation>178</text:note-citation><text:note-body><text:p text:style-name="P22"><text:s/><text:span text:style-name="T1">Peukert/Kur</text:span>, GRUR Int. 2006, 292 (296); <text:span text:style-name="T1">Seichter</text:span>, WRP 2006, 391 (397); <text:span text:style-name="T1">Zahn</text:span>, S. 206; BT/Drucks. 16/5048, S. 38; Dem Wortlaut nach knüpft der Regierungsentwurf bei der Bestimmung des Kreises der auskunftspflichtigen Personen an die Vorgaben der Durchsetzungs-Richtlinie an, vgl. Art. 8 Abs. 1 lit. a-d der Durchsetzungs-Richtlinie; Nach Ansicht von <text:span text:style-name="T1">Haedicke</text:span> in FS Schricker, S. 30 f., hätten die Auskunftspflichten aus Art. 8 der Durchsetzungs-Richtlinie zur Wahrung des Verhältnismäßigkeitsgrundsatzes<text:alphabetical-index-mark text:string-value="Verhältnismäßigkeitsgrundsatz"/> in persönlicher Hinsicht restriktiv ausgelegt und entsprechend den Grundsätzen der Störerverantwortlichkeit konkretisiert werden sollen. Dem ist der Regierungsentwurf jedoch nicht gefolgt. </text:p></text:note-body></text:note></text:span> Lediglich in Fällen offensichtlicher Rechtsverletzung oder in Fällen, in denen der Verletzte gegen den Verletzer Klage erhoben hat, kommt daher beispielsweise ein Anspruch gegen Personen, die in gewerblichem Ausmaß<text:span text:style-name="Footnote_20_Symbol"><text:note text:id="ftn179" text:note-class="footnote"><text:note-citation>179</text:note-citation><text:note-body><text:p text:style-name="P22"><text:s/>Gegenüber dem zur Umsetzung der Durchsetzungs-Richtlinie vorgesehenen Referentenentwurf vom 3.1.2006 hat sich im Regierungsentwurf insoweit eine Änderung ergeben: Klargestellt ist nun auch im Gesetzestext (nicht wie zuvor lediglich in der Begründung), dass ein Auskunftsanspruch nur besteht, wenn der Rechtsverletzer im geschäftlichen Verkehr handelt; <text:span text:style-name="T1">Seichter</text:span>, WRP 2006, 391 (398).</text:p></text:note-body></text:note></text:span> für rechtsverletzende<text:span text:style-name="Footnote_20_Symbol"><text:note text:id="ftn180" text:note-class="footnote"><text:note-citation>180</text:note-citation><text:note-body><text:p text:style-name="P22"><text:s/>Voraussetzung ist somit – ebenso wie bei den Drittauskunftsansprüchen gegenüber dem Verletzer -, dass eine Rechtsverletzung vorliegt; BT/Drucks. 16/5048, S. 38; vgl. auch <text:span text:style-name="T1">Haedicke</text:span>, FS Schricker, S. 28.</text:p></text:note-body></text:note></text:span> Tätigkeiten genutzte Dienstleistungen erbracht haben - wie etwa Access-Provider<text:alphabetical-index-mark text:string-value="Access-Provider"/><text:span text:style-name="Footnote_20_Symbol"><text:note text:id="ftn181" text:note-class="footnote"><text:note-citation>181</text:note-citation><text:note-body><text:p text:style-name="P22"><text:s/><text:span text:style-name="T1">Frey/Rudolph</text:span>, ZUM 2004, 522 (525); <text:span text:style-name="T1">Seichter</text:span>, FS Ullmann, S. 986, 991 ff.; <text:span text:style-name="T1">Tilmann</text:span>, GRUR 2005, 737; <text:span text:style-name="T1">Welp</text:span>, MMR 2006, XXVI; <text:span text:style-name="T1">Czychowski</text:span>, MMR 2004, 514 ff.; vgl. <text:span text:style-name="T1">Kramer</text:span>, Zivilrechtlicher Auskunftsanspruch gegenüber Access Providern, passim. </text:p></text:note-body></text:note></text:span> - in Betracht.<text:span text:style-name="Footnote_20_Symbol"><text:note text:id="ftn182" text:note-class="footnote"><text:note-citation>182</text:note-citation><text:note-body><text:p text:style-name="P22"><text:s/>Kann die Auskunft nur unter Verwendung von Verkehrsdaten i. S. d. § 3 Nr. 30 TKG erteilt werden, soll nach dem Regierungsentwurf zur Umsetzung der Durchsetzungs-Richtlinie für ihre Erteilung eine vorherige richterliche Anordnung über die Zulässigkeit der Verwendung der Daten erforderlich sein; vgl. <text:span text:style-name="T1">Weiden</text:span>, GRUR 2006, 212 (213); BT/Drucks. 16/5048, S. 39 f.</text:p></text:note-body></text:note></text:span> Dass Auskunft danach auch bei Offensichtlichkeit der Rechtsverletzung beansprucht werden kann, resultiert aus einer – nach Art. 8 Abs. 3 der Durchsetzungs-Richtlinie zulässigerweise – über die europäischen Vorgaben hinausgehende Umsetzung der Richtlinie im Regierungsentwurf.<text:span text:style-name="Footnote_20_Symbol"><text:note text:id="ftn183" text:note-class="footnote"><text:note-citation>183</text:note-citation><text:note-body><text:p text:style-name="P22"><text:s/>BT/Drucks. 16/5048, S. 39; <text:span text:style-name="T1">Peukert/Kur</text:span>, GRUR Int. 2006, 292 (297); <text:span text:style-name="T1">Seichter</text:span>, WRP 2006, 391 (393); ablehnend <text:span text:style-name="T1">Kunz-Hallstein/Loschelder</text:span>, GRUR 2006, 393.</text:p></text:note-body></text:note></text:span> Diese soll dem Umstand Rechnung tragen, dass nach nationalem Recht eine Klage gegen Unbekannt unzulässig ist, der Schutzrechtsverletzer aber häufig erst mit Hilfe der Auskunft ermittelt werden kann.<text:span text:style-name="Footnote_20_Symbol"><text:note text:id="ftn184" text:note-class="footnote"><text:note-citation>184</text:note-citation><text:note-body><text:p text:style-name="P22"><text:s/><text:span text:style-name="T1">Seichter</text:span>, WRP 2006, 391 (398); <text:span text:style-name="T1">Seichter</text:span>, FS Ullmann, S. 988.</text:p></text:note-body></text:note></text:span> Demgegenüber ist im Rahmen der Diskussion um die Umsetzung der Durchsetzungs-Richtlinie unter Hinweis auf den Wortlaut der Richtlinie aber auch die Forderung erhoben worden, bezüglich der Auskunftspflicht des unbeteiligten Dritten einen Richtervorbehalt zu regeln.<text:span text:style-name="Footnote_20_Symbol"><text:note text:id="ftn185" text:note-class="footnote"><text:note-citation>185</text:note-citation><text:note-body><text:p text:style-name="P22"><text:s/><text:span text:style-name="T1">Peukert/Kur</text:span>, GRUR Int. 2006, 292 (297); kritisch <text:span text:style-name="T1">Seichter</text:span>, FS Ullmann, S. 989.</text:p></text:note-body></text:note></text:span> Die Bundesregierung ist jedoch nicht der Ansicht, dass ein Richtervorbehalt bei dem Auskunftsanspruch gegenüber Dritten erforderlich erscheint.<text:span text:style-name="Footnote_20_Symbol"><text:note text:id="ftn186" text:note-class="footnote"><text:note-citation>186</text:note-citation><text:note-body><text:p text:style-name="P22"><text:s/>Dass ein Richtervorbehalt zu einer hohen Belastung der Gerichte führen könnte oder nur schwer in das deutsche Zivilprozessrecht einzufügen wäre, würde allerdings nicht für seine Ablehnung genügen, wenn ein Richtervorbehalt zur Sicherung der verfahrensmäßigen oder sonstigen Grundrechte des Betroffenen tatsächlich notwendig wäre; vgl. dazu BT/Drucks. 16/5048, S. 39; <text:span text:style-name="T1">Peukert/Kur</text:span>, GRUR Int. 2006, 292 (297).</text:p></text:note-body></text:note></text:span> Der schon bei Erlass der Richtlinie umstrittene<text:span text:style-name="Footnote_20_Symbol"><text:note text:id="ftn187" text:note-class="footnote"><text:note-citation>187</text:note-citation><text:note-body><text:p text:style-name="P22"><text:s/><text:span text:style-name="T1">Weiden</text:span>, GRUR 2006, 212 (213); <text:span text:style-name="T1">Tilmann</text:span>, GRUR 2005, 737.</text:p></text:note-body></text:note></text:span> Auskunftsanspruch gegen Dritte wird daher wohl auch im weiteren Gesetzgebungsverfahren Gegenstand heftiger Diskussionen bleiben.<text:span text:style-name="Footnote_20_Symbol"><text:note text:id="ftn188" text:note-class="footnote"><text:note-citation>188</text:note-citation><text:note-body><text:p text:style-name="P22"><text:s/>Vgl. dazu BT/Drucks. 16/5048, S. 53.</text:p></text:note-body></text:note></text:span> </text:p>
      <text:p text:style-name="P1"/>
      <text:p text:style-name="P1"/>
      <text:p text:style-name="P1"/>
      <text:h text:style-name="Heading_20_6" text:outline-level="6"/>
      <text:p text:style-name="P10"/>
      <text:p text:style-name="P1"><text:span text:style-name="T4">cc) Drittauskunft als Inhalt eines Schadensersatz- oder Beseitigungsanspruchs</text:span></text:p>
      <text:p text:style-name="P10"/>
      <text:p text:style-name="P1">Nach der Rechtsprechung des Bundesgerichtshofs kann – da die Regelungen im Recht des geistigen Eigentums insoweit nicht abschließend sind<text:span text:style-name="Footnote_20_Symbol"><text:note text:id="ftn189" text:note-class="footnote"><text:note-citation>189</text:note-citation><text:note-body><text:p text:style-name="P22"><text:s/><text:span text:style-name="T1">Köhler </text:span>in Köhler/Piper, vor § 13 UWG Rn. 113. </text:p></text:note-body></text:note></text:span> - die Erteilung einer Drittauskunft schließlich auch als <text:span text:style-name="T1">Inhalt</text:span> eines Schadensersatz- oder Beseitigungsanspruchs<text:alphabetical-index-mark text:string-value="Beseitigungsanspruch"/> auf der Grundlage der §§ 249<text:span text:style-name="Footnote_20_Symbol"><text:note text:id="ftn190" text:note-class="footnote"><text:note-citation>190</text:note-citation><text:note-body><text:p text:style-name="P22"><text:s/>§ 249 BGB konkretisiert insoweit lediglich den aus <text:span text:style-name="T1">anderen</text:span> vertraglichen oder gesetzlichen Bestimmungen geschuldeten Schadenersatz dahingehend, dass er durch Auskunftserteilung zu erfüllen ist; vgl. <text:span text:style-name="T1">Banzhaf</text:span>, S. 25.</text:p></text:note-body></text:note></text:span>, 1004<text:span text:style-name="Footnote_20_Symbol"><text:note text:id="ftn191" text:note-class="footnote"><text:note-citation>191</text:note-citation><text:note-body><text:p text:style-name="P22"><text:s/>Es war von Anfang an umstritten, ob der Auskunftsanspruch als Teil des Beseitigungsanspruchs gewährbar ist; vgl. Anmerk. von <text:span text:style-name="T1">Storch</text:span> zu BGH in GRUR 1974, 351 (352) – Frisiersalon; kritisch insoweit auch <text:span text:style-name="T1">Stürner</text:span>, JZ 1976, 320 (322); <text:span text:style-name="T1">Lang</text:span>, S. 73.</text:p></text:note-body></text:note></text:span> BGB geschuldet sein, wenn sich die Auskunft entweder unmittelbar zum Ausgleich des Schadens bzw. zur Beseitigung der Störung eignet oder dazu erforderlich ist, den Schaden auszugleichen bzw. die Störung zu beseitigen;<text:span text:style-name="Footnote_20_Symbol"><text:note text:id="ftn192" text:note-class="footnote"><text:note-citation>192</text:note-citation><text:note-body><text:p text:style-name="P22"><text:s/><text:span text:style-name="T1">Jestaedt</text:span>, GRUR 1993, 219 (221); Ahrens/<text:span text:style-name="T1">Loewenheim</text:span>, Wettbewerbsprozess, § 72 Rn. 1; <text:span text:style-name="T1">Banzhaf</text:span>, S. 25 f.; <text:span text:style-name="T1">Braun</text:span>, S. 255; Benkard/<text:span text:style-name="T1">Rogge/Grabinski</text:span>, § 139 PatG Rn. 93; Großkommentar/<text:span text:style-name="T1">Köhler</text:span>, B, vor § 13 UWG Rn. 437; <text:span text:style-name="T1">Teplitzky</text:span>, Wettbewerbsrechtliche Ansprüche, Kap. 38 Rn. 34; <text:span text:style-name="T1">Lorenz</text:span>, JuS 1995, 569 (572); <text:span text:style-name="T1">Lang</text:span>, S. 55; So bringt der BGH in der Maggi-Entscheidung deutlich zum Ausdruck, dass die Nennung des Namens den Schaden nicht beseitigt, sondern erst die vollständige Beseitigung der Schadensfolgen ermöglicht; vgl. BGH in GRUR 1964, 320 (323) – Maggi; <text:span text:style-name="T1">Schulz</text:span>, S. 27, 38; Aus diesem Grund lehnt <text:span text:style-name="T1">Oppermann</text:span>, S. 72, einen unmittelbar aus den §§ 249, 1004 BGB hergeleiteten selbständigen Anspruch auf Drittauskunft grundsätzlich ab; vgl. dazu auch <text:span text:style-name="T1">Wiume</text:span>, S. 44 f. </text:p></text:note-body></text:note></text:span> dieser selbständige Drittauskunftsanspruch wurde insbesondere für Fälle der Verletzung von Preis<text:alphabetical-index-mark text:string-value="Preisbindungssystem"/><text:span text:style-name="Footnote_20_Symbol"><text:note text:id="ftn193" text:note-class="footnote"><text:note-citation>193</text:note-citation><text:note-body><text:p text:style-name="P22"><text:s/>Durch eine Vielzahl von Einzelvereinbarungen mit Händlern derselben Handelsstufe wird, um für alle diese Händler eine konforme Wettbewerbslage herzustellen, ein Preisschutzsystem geschaffen. Durch Unterbieten des festen Ladenpreises oder durch Preisnachlässe bzw. Zugaben werden diese Preisbindungen dann verletzt; vgl. <text:span text:style-name="T1">Wiume</text:span>, S. 37.</text:p></text:note-body></text:note></text:span>- und Vertriebsbindungssystemen<text:alphabetical-index-mark text:string-value="Vertriebsbindungssystem"/><text:span text:style-name="Footnote_20_Symbol"><text:note text:id="ftn194" text:note-class="footnote"><text:note-citation>194</text:note-citation><text:note-body><text:p text:style-name="P22"><text:s/>Im Rahmen einer Vertriebsbindung ist der Händler vertraglich dazu verpflichtet, die vom Hersteller bezogenen Waren nur an bestimmte Wiederverkäufer bzw. Endabnehmer weiterzureichen. Beliefert der einer wirksamen Vertriebsbindung unterworfene Händler dennoch außerhalb dieses Bindungssystems Stehende, werden diese dann insoweit als Außenseiter verstanden; vgl. <text:span text:style-name="T1">Wiume</text:span>, S. 37.</text:p></text:note-body></text:note></text:span> entwickelt.<text:span text:style-name="Footnote_20_Symbol"><text:note text:id="ftn195" text:note-class="footnote"><text:note-citation>195</text:note-citation><text:note-body><text:p text:style-name="P22"><text:s/><text:span text:style-name="T1">Braun</text:span>, S. 255; <text:span text:style-name="T1">Wiume</text:span>, S. 37; Ahrens/<text:span text:style-name="T1">Loewenheim</text:span>, Wettbewerbsprozess, § 72 Rn. 1; Großkommentar/<text:span text:style-name="T1">Köhler</text:span>, B, vor § 13 UWG Rn. 437; <text:span text:style-name="T1">Stürner</text:span>, JZ 1985, 453 (455); Durch Nennung der jeweiligen Geschäftspartner des Auskunftspflichtigen sollen die durch Verletzung des Preis- bzw. Vertriebssystem in das jeweilige Bindungssystem geschlagenen Lücken geschlossen (Wiederherstellung) bzw. fortdauernde Gefährdungen ausgeräumt werden (Beseitigung); vgl. <text:span text:style-name="T1">Banzhaf</text:span>, S. 26; <text:span text:style-name="T1">Tilmann</text:span>, Bundespatentgericht, S. 297; Dementsprechend ist nicht nur der vertragsbrüchige Lieferant zur Nennung seiner Abnehmer verpflichtet, sondern es besteht auch gegen den Außenseiter ein verschuldensunabhängiger (Beseitigungs-)Anspruch auf Nennung des gegen das Bindungssystem verstoßenden Lieferanten; vgl. <text:span text:style-name="T1">Tilmann</text:span>, GRUR 1990, 160 (161); <text:span text:style-name="T1">Wiume</text:span>, S. 37; <text:span text:style-name="T1">Lang</text:span>, S. 72; <text:span text:style-name="T1">Nieder</text:span>, Patentverletzung, S. 104; Der auf der Grundlage der §§ 249, 1004 BGB entwickelte selbständige Drittauskunftsanspruch kommt aber auch in anderen Konstellationen zum Einsatz; insoweit daher zu eng <text:span text:style-name="T1">Wölfel</text:span>, S. 122, der den Anspruch grundsätzlich auf die besonderen Begebenheiten bei der Verletzung von Vertriebsbindungssystemen beschränkt sieht.</text:p></text:note-body></text:note></text:span> Die Voraussetzungen eines derartigen Drittauskunftsanspruchs bestimmen sich dann nach dem zugrunde liegenden Schadensersatz- oder Beseitigungsanspruch.<text:span text:style-name="Footnote_20_Symbol"><text:note text:id="ftn196" text:note-class="footnote"><text:note-citation>196</text:note-citation><text:note-body><text:p text:style-name="P22"><text:s/><text:span text:style-name="T1">Banzhaf</text:span>, S. 26; Der Gläubiger wird allerdings wohl regelmäßig den Weg über § 1004 BGB wählen, da dieser kein Verschulden des Schuldners erfordert; vgl. <text:span text:style-name="T1">Tilmann</text:span>, Bundespatentgericht, S. 297; <text:span text:style-name="T1">Teplitzky</text:span>, Wettbewerbsrechtliche Ansprüche, Kap. 38 Rn. 34; <text:span text:style-name="T1">Köhler </text:span>in Hefermehl/Köhler/Bornkamm, § 9 UWG Rn. 4.2; <text:span text:style-name="T1">Stürner</text:span>, JZ 1976, 320 (322). </text:p></text:note-body></text:note></text:span> Von seiner Zwecksetzung her lässt sich dieser Anspruch aber im Grunde genommen ebenso wie die durch das Produktpirateriegesetz eingeführten Drittauskunftsansprüche<text:span text:style-name="Footnote_20_Symbol"><text:note text:id="ftn197" text:note-class="footnote"><text:note-citation>197</text:note-citation><text:note-body><text:p text:style-name="P22"><text:s/>Vgl. <text:span text:style-name="T1">Lorenz</text:span>, JuS 1995, 569 (572); <text:span text:style-name="T1">Tilmann</text:span>, BB 1990, 1565 (1568); <text:span text:style-name="T1">Tilmann</text:span>, GRUR 1998, 325 (328); <text:span text:style-name="T1">Tilmann</text:span>, GRUR 1987, 256 ff.; <text:span text:style-name="T1">Schulz</text:span>, S. 43; <text:span text:style-name="T1">Harte-Bavendamm</text:span>, Markenpiraterie, § 5 Rn. 54, 60.</text:p></text:note-body></text:note></text:span> <text:span text:style-name="T1">im weiteren Sinne</text:span> der Familie der Beseitigungsansprüche zuordnen.<text:span text:style-name="Footnote_20_Symbol"><text:note text:id="ftn198" text:note-class="footnote"><text:note-citation>198</text:note-citation><text:note-body><text:p text:style-name="P22"><text:s/><text:span text:style-name="T1">Abel</text:span>, S. 231; Auch bei dem von der Rechtsprechung entwickelten selbständigen Drittauskunftsanspruch soll die Nennung der Bezugsquellen zur „Vermeidung künftiger vergleichbarer Beeinträchtigungen“ dienen und „dem Berechtigten ermöglichen, die Quelle zu verschließen, aus der die Rechtsverletzung fließt und jederzeit erneut fließen kann“; vgl. BGH in GRUR 2001, 841 (843) - Entfernung der Herstellungsnummer II. </text:p></text:note-body></text:note></text:span> Die Nähe zu den spezialgesetzlich normierten Drittauskunftsansprüchen bestätigt sich dabei auch in dem Umstand, dass zu seiner Konturierung und näheren Bestimmung (mittlerweile) auf selbige zurückgegriffen wird.<text:span text:style-name="Footnote_20_Symbol"><text:note text:id="ftn199" text:note-class="footnote"><text:note-citation>199</text:note-citation><text:note-body><text:p text:style-name="P22"><text:s/><text:span text:style-name="T1">Abel</text:span>, S. 231; vgl. BGH in GRUR 2001, 841 (844) - Entfernung der Herstellungsnummer II; BGH in GRUR 1994, 630 (634) – Cartier-Armreif.</text:p></text:note-body></text:note></text:span> Bei der Verletzung von Immaterialgüterrechten werden daher in der Regel bereits die durch das Produktpirateriegesetz eingeführten verschuldensunabhängigen Drittauskunftsansprüche eingreifen.<text:span text:style-name="Footnote_20_Symbol"><text:note text:id="ftn200" text:note-class="footnote"><text:note-citation>200</text:note-citation><text:note-body><text:p text:style-name="P22"><text:s/><text:span text:style-name="T1">Zahn</text:span>, S. 198, Fn. 734; <text:span text:style-name="T1">Wiume</text:span>, S. 46. </text:p></text:note-body></text:note></text:span> </text:p>
      <text:p text:style-name="P3">Soweit die Drittauskunft des Schuldners allerdings nur – <text:span text:style-name="T1">vorbereitend</text:span> - dazu beitragen kann, den Schaden zu beheben bzw. die Störung zu beseitigen, sind auch gewisse Berührungspunkte zu den akzessorischen Auskunfts- und Rechnungslegungsansprüchen unverkennbar.<text:span text:style-name="Footnote_20_Symbol"><text:note text:id="ftn201" text:note-class="footnote"><text:note-citation>201</text:note-citation><text:note-body><text:p text:style-name="P22"><text:s/>Großkommentar/<text:span text:style-name="T1">Köhler</text:span>, B, vor § 13 UWG Rn. 437; <text:span text:style-name="T1">Lorenz</text:span>, JuS 1995, 569 (572); <text:span text:style-name="T1">Tilmann</text:span>, S. 297.</text:p></text:note-body></text:note></text:span> Dies manifestiert sich letztlich auch in der Herleitung des Anspruchs durch die Rechtsprechung. Denn während der Grundsatz von Treu und Glauben ursprünglich nur zur Begrenzung von Inhalt und Umfang des selbständigen Auskunftsanspruchs herangezogen wurde, dient er nunmehr unter Berufung auf die Dernburg-Formel<text:alphabetical-index-mark text:string-value="Dernburg-Formel"/><text:span text:style-name="Footnote_20_Symbol"><text:note text:id="ftn202" text:note-class="footnote"><text:note-citation>202</text:note-citation><text:note-body><text:p text:style-name="P22"><text:s/>Vgl. BGH in GRUR 2001, 841 (844) – Entfernung der Herstellungsnummer II. </text:p></text:note-body></text:note></text:span> und in Verbindung mit der verletzten Rechtsnorm - zumeist § 3 i. V. m. § 1 UWG – im Falle der Verletzung wettbewerbsrechtlich ergänzend geschützter Leistungspositionen seiner Begründung.<text:span text:style-name="Footnote_20_Symbol"><text:note text:id="ftn203" text:note-class="footnote"><text:note-citation>203</text:note-citation><text:note-body><text:p text:style-name="P22"><text:s/><text:span text:style-name="T1">Teplitzky</text:span>, FS Tilmann, S. 914 f.; <text:span text:style-name="T1">Teplitzky</text:span>, GRUR 1994, 765 (768); <text:span text:style-name="T1">Wiume</text:span>, S. 46; BGH in GRUR 1976, 367 (368 ff.) - Ausschreibungsunterlagen; Im Grunde genommen schließt sich damit der Kreis: Der Bundesgerichtshof hatte in GRUR 1994, 630 – Cartier-Armreif die analoge Anwendung der Drittauskunftsanspruche des Produktpirateriegesetzes verneint, unter dem Anpassungsdruck der Existenz dieser Vorschriften aber eine verschuldensunabhängige Form gesucht und – letztlich durch Weiterentwicklung des unmittelbar aus §§ 249, 1004 BGB hergeleiteten selbständigen Auskunftsanspruchs – in den §§ 242 BGB, 1 UWG auch gefunden; <text:span text:style-name="T1">Teplitzky</text:span>, FS Tilmann, S. 914 f.</text:p></text:note-body></text:note></text:span> Auf eine Bezugnahme zu den §§ 249, 1004 BGB wird dabei mittlerweile sogar gänzlich verzichtet.<text:span text:style-name="Footnote_20_Symbol"><text:note text:id="ftn204" text:note-class="footnote"><text:note-citation>204</text:note-citation><text:note-body><text:p text:style-name="P22"><text:s/>Vgl. BGH in GRUR 1994, 630 – Cartier-Armreif.</text:p></text:note-body></text:note></text:span> Insoweit hat sich also eine Angleichung vollzogen.<text:span text:style-name="Footnote_20_Symbol"><text:note text:id="ftn205" text:note-class="footnote"><text:note-citation>205</text:note-citation><text:note-body><text:p text:style-name="P22"><text:s/><text:span text:style-name="T1">Abel</text:span>, S. 232; Diese wird z. T. abgelehnt; vgl. <text:span text:style-name="T1">Oppermann</text:span>, S. 90. </text:p></text:note-body></text:note></text:span> </text:p>
      <text:p text:style-name="P3">Zur Begründung eines Drittauskunftsanspruchs wurde schließlich auch erwogen, den Schutzrechtsverletzer aufgrund seiner gemeinschaftlich mit dem Zulieferer begangenen Tat und des daraus resultierenden <text:span text:style-name="T1">deliktsrechtlichen </text:span>Zusammenhangs unter Zuhilfenahme der §§ 830, 840, 421 BGB zur Drittauskunft über sämtliche Tatbeteiligte zu verpflichten.<text:span text:style-name="Footnote_20_Symbol"><text:note text:id="ftn206" text:note-class="footnote"><text:note-citation>206</text:note-citation><text:note-body><text:p text:style-name="P22"><text:s/><text:span text:style-name="T1">Oppermann</text:span>, S. 97; <text:span text:style-name="T1">Wölfel</text:span>, S. 123; vgl. insbesondere <text:span text:style-name="T1">Tilmann</text:span>, GRUR 1987, 251 (260 f.).</text:p></text:note-body></text:note></text:span> Jedoch konnte sich dieser Ansatz in der Praxis nicht durchsetzen. Denn abgesehen davon, dass sich die für eine deliktsrechtliche Haftung erforderliche schuldhafte Handlung des Verletzers auf der Vertriebsebene<text:alphabetical-index-mark text:string-value="Vertriebsebene"/> für den Verletzten als schwer nachweisbar erwies, wurde übersehen, dass die Handlungen des Verletzers und seiner Lieferanten, um eine gesamtschuldnerische Haftung nach §§ 830, 840 BGB begründen zu können, zu ein und demselben Schaden führen müssten; jede Vertriebshandlung verkörpert aber eine selbständige Verletzungshandlung, die einen jeweils abgrenzbaren Verletzungserfolg verursacht.<text:span text:style-name="Footnote_20_Symbol"><text:note text:id="ftn207" text:note-class="footnote"><text:note-citation>207</text:note-citation><text:note-body><text:p text:style-name="P22"><text:s/><text:span text:style-name="T1">Wölfel</text:span>, S. 123; <text:span text:style-name="T1">Oppermann</text:span>, S. 97 f.</text:p></text:note-body></text:note></text:span></text:p>
      <text:p text:style-name="P3"/>
      <text:p text:style-name="P1"/>
      <text:p text:style-name="P1"/>
      <text:h text:style-name="Heading_20_5" text:outline-level="5"><text:span text:style-name="T4">c) Abgrenzung zu den allgemeinen und speziellen Vorlage- und Besichtigungsansprüchen </text:span></text:h>
      <text:p text:style-name="P10"/>
      <text:p text:style-name="P1">Des Weiteren stellt sich die Frage, wie sich das Verhältnis des akzessorischen Rechnungslegungsanspruchs zu den „allgemeinen“ und insbesondere auch zu den „speziellen“ Vorlage- und Besichtigungsansprüchen im Recht des geistigen Eigentums gestaltet. Unter Vorlage- und Besichtigungsansprüchen versteht man dabei gemeinhin materiellrechtliche Informationsansprüche, die sich – zumindest primär – nicht auf die interessierende Information, sondern auf einen die Information enthaltenden körperlichen Gegenstand richten.<text:span text:style-name="Footnote_20_Symbol"><text:note text:id="ftn208" text:note-class="footnote"><text:note-citation>208</text:note-citation><text:note-body><text:p text:style-name="P22"><text:s/><text:span text:style-name="T1">Sieber</text:span>, NJW 1989, 2569 (2575).</text:p></text:note-body></text:note></text:span> Sie dienen folglich der Beschaffung von Informationen, die „vergegenständlicht“, d. h. mit Sachen verbunden oder in ihnen verkörpert sind.<text:span text:style-name="Footnote_20_Symbol"><text:note text:id="ftn209" text:note-class="footnote"><text:note-citation>209</text:note-citation><text:note-body><text:p text:style-name="P22"><text:s/><text:span text:style-name="T1">Hellmann</text:span>, S. 61.</text:p></text:note-body></text:note></text:span> Unter dem Titel „Vorlegung von Sachen“ finden sich in den §§ 809 ff. BGB die „allgemeinen“ Vorlage- und Besichtigungsansprüche. So gewährt § 809 BGB einen Anspruch auf Vorlegung von Sachen zum Zwecke der Besichtigung. § 810 BGB regelt den besonderen Fall der Einsichtnahme in – sich in fremden Besitz befindliche – Urkunden. Mit den vom Regierungsentwurf zur Umsetzung der Durchsetzungs-Richtlinie in den einzelnen Sondergesetzen des geistigen Eigentums vorgesehenen speziellen Vorlage- und Besichtigungsansprüchen<text:span text:style-name="Footnote_20_Symbol"><text:note text:id="ftn210" text:note-class="footnote"><text:note-citation>210</text:note-citation><text:note-body><text:p text:style-name="P22"><text:s/>Die Umsetzung der Durchsetzungs-Richtlinie soll nach dem Regierungsentwurf unter Wahrung der Regelungsstruktur des Produktpirateriegesetzes durch Einführung weitgehend inhaltsgleicher Vorschriften erfolgen; vgl. BT/Drucks. 16/5048, S. 36; <text:span text:style-name="T1">Seichter</text:span>, WRP 2006, 391 (393). </text:p></text:note-body></text:note></text:span> soll an diese allgemeinen Vorschriften angeknüpft werden.<text:span text:style-name="Footnote_20_Symbol"><text:note text:id="ftn211" text:note-class="footnote"><text:note-citation>211</text:note-citation><text:note-body><text:p text:style-name="P22"><text:s/>Vgl. BT/Drucks. 16/5048, S. 41; <text:span text:style-name="T1">Loschelder/Kunz-Hallstein</text:span>, GRUR 2006, 393 (394).</text:p></text:note-body></text:note></text:span> Diese für die Abgrenzung zum akzessorischen Rechnungslegungsanspruch entscheidende Verwandtschaft zu den §§ 809 f. BGB ergibt sich dabei nicht nur aus dem Umstand, dass die vorgeschlagenen Urkundenvorlage- und Besichtigungsansprüche in augenscheinlicher Anlehnung an die §§ 809 ff. BGB<text:span text:style-name="Footnote_20_Symbol"><text:note text:id="ftn212" text:note-class="footnote"><text:note-citation>212</text:note-citation><text:note-body><text:p text:style-name="P22"><text:s/>So wird zur Beurteilung der Frage, ob das geltende Recht bereits entsprechende materiellrechtliche Vorlageansprüche beinhaltet und dementsprechend kein Umsetzungsbedarf besteht, vom Regierungsentwurf lediglich auf die Bestimmungen der §§ 809, 810 BGB eingegangen; BT/Drucks. 16/5048, S. 27.</text:p></text:note-body></text:note></text:span> „die Vorlage einer Urkunde oder die Besichtigung einer Sache“ vorsehen,<text:span text:style-name="Footnote_20_Symbol"><text:note text:id="ftn213" text:note-class="footnote"><text:note-citation>213</text:note-citation><text:note-body><text:p text:style-name="P22"><text:s/>Vgl. <text:span text:style-name="T1">Loschelder/Kunz-Hallstein</text:span>, GRUR 2006, 393 (394); BT/Drucks. 16/5048, S. 27; 41.</text:p></text:note-body></text:note></text:span> sondern auch daraus, dass sich die Modalitäten der Vorlage bzw. Besichtigung nach § 811 BGB richten sollen.<text:span text:style-name="Footnote_20_Symbol"><text:note text:id="ftn214" text:note-class="footnote"><text:note-citation>214</text:note-citation><text:note-body><text:p text:style-name="P22"><text:s/>BT/Drucks. 16/5048, S. 41.</text:p></text:note-body></text:note></text:span></text:p>
      <text:p text:style-name="P1">Ebenso wie die akzessorischen (Auskunfts- und) Rechnungslegungsansprüche dienen auch die Vorlage- und Besichtigungsansprüche der wirksamen Durchsetzung anderer Rechte oder Interessen und sind insoweit als „Hilfsansprüche“ zu qualifizieren.<text:span text:style-name="Footnote_20_Symbol"><text:note text:id="ftn215" text:note-class="footnote"><text:note-citation>215</text:note-citation><text:note-body><text:p text:style-name="P22"><text:s/><text:span text:style-name="T1">Hellmann</text:span>, S. 61f, 65; <text:span text:style-name="T1">Stadler</text:span>, S. 207; <text:span text:style-name="T1">Mahlmann</text:span>, S. 49; MK/<text:span text:style-name="T1">Hüffer,</text:span> § 809 BGB Rn. 1; So setzen etwa die zur Umsetzung der Durchsetzungs-Richtlinie vom Regierungsentwurf vorgesehenen Urkundenvorlage- und Besichtigungsansprüche voraus, dass die Vorlage der Urkunden bzw. die Besichtigung von Sachen zur Begründung der Ansprüche des Verletzten erforderlich sein muss.</text:p></text:note-body></text:note></text:span> Ihrem Charakter als Informationsansprüche entsprechend bestehen auch Parallelen bei der Anspruchsausgestaltung bzw. –durchführung.<text:span text:style-name="Footnote_20_Symbol"><text:note text:id="ftn216" text:note-class="footnote"><text:note-citation>216</text:note-citation><text:note-body><text:p text:style-name="P22"><text:s/>So kommt nämlich mangels Informationsinteresse grundsätzlich kein präparatorischer Informationsanspruch in Betracht, wenn der Kläger sich die notwendige Kenntnis selbst beschaffen kann (Subsidiarität); vgl. <text:span text:style-name="T1">Stadler</text:span>, S. 210; Auch müssen die legitimen Geheimhaltungsinteressen des Betroffenen regelmäßig im Rahmen einer Interessenabwägung<text:alphabetical-index-mark text:string-value="Interessenabwägung"/> Berücksichtigung finden; vgl. <text:span text:style-name="T1">Hellmann</text:span>, S. 62 f.</text:p></text:note-body></text:note></text:span> Entscheidender Berührungspunkt zu den Vorlage- und Besichtigungsansprüchen ist allerdings, dass die allgemeinen Vorschriften der §§ 259, 260 BGB zwar nicht für die Auskunft,<text:span text:style-name="Footnote_20_Symbol"><text:note text:id="ftn217" text:note-class="footnote"><text:note-citation>217</text:note-citation><text:note-body><text:p text:style-name="P22"><text:s/><text:span text:style-name="T1">Knieper</text:span>, WRP 1999, 1116; In der Rechtsprechung des BGH ist allerdings anerkannt, dass sich im Rahmen des aus Treu und Glauben abgeleiteten Auskunftsanspruchs ausnahmsweise auch ein Anspruch auf Vorlage von Belegen ergeben kann, wenn der Gläubiger hierauf angewiesen ist und dem Schuldner diese zusätzliche Verpflichtung zumutbar ist; vgl. BGH in NJW-RR 2002, 1121 – Entfernung der Herstellungsnummer III. </text:p></text:note-body></text:note></text:span> wohl aber für die Rechnungslegung ausdrücklich die Verpflichtung zur Vorlage von Belegen anordnen, soweit solche üblicherweise erteilt zu werden pflegen.<text:span text:style-name="Footnote_20_Symbol"><text:note text:id="ftn218" text:note-class="footnote"><text:note-citation>218</text:note-citation><text:note-body><text:p text:style-name="P22"><text:s/>Staudinger/<text:span text:style-name="T1">Selb</text:span>, § 259 BGB Rn. 12; Palandt/<text:span text:style-name="T1">Heinrichs</text:span>, §§ 259 ff. BGB Rn. 23; <text:span text:style-name="T1">Pastor</text:span> in Reimer, S. 317.</text:p></text:note-body></text:note></text:span> Zwar gestattet § 810 BGB nach seinem Wortlaut nur die „Einsicht“ in eine sich in fremden Besitz befindliche Urkunde, jedoch ist mit Blick auf den Sinn und Zweck der Vorschrift und entsprechend der Normierung unter dem Titel „Vorlegung von Sachen“ davon auszugehen, dass der Anspruch auf Einsicht notwendigerweise auch die Verpflichtung zur Vorlage der entsprechenden Urkunde beinhalten muss, da ohne die Vorlage der entsprechenden Unterlagen eine Einsichtnahme nicht möglich ist.<text:span text:style-name="Footnote_20_Symbol"><text:note text:id="ftn219" text:note-class="footnote"><text:note-citation>219</text:note-citation><text:note-body><text:p text:style-name="P22"><text:s/>Vgl. OLG Köln in GRUR 1995, 676 (677) – Vorlage von Geschäftsunterlagen.</text:p></text:note-body></text:note></text:span> Umgekehrt erfolgt aber auch die Belegvorlage nach § 259 Abs. 1 BGB a. E. nicht um ihrer selbst Willen, sondern um dem Berechtigten auf diese Weise die Einsichtnahme in die entsprechenden Unterlagen und die Kenntnisnahme der jeweiligen Inhalte zu ermöglichen. Dementsprechend besitzt neben den Vorlage- und Besichtigungsansprüchen auch der Rechnungslegungsanspruch – zumindest in gewissem Sinne - „Vorlagecharakter“.<text:span text:style-name="Footnote_20_Symbol"><text:note text:id="ftn220" text:note-class="footnote"><text:note-citation>220</text:note-citation><text:note-body><text:p text:style-name="P22"><text:s/><text:span text:style-name="T1">Braun</text:span>, S. 243 f.</text:p></text:note-body></text:note></text:span></text:p>
      <text:p text:style-name="P1">Trotz dieser Gemeinsamkeiten mit den Vorlage- und Besichtigungsansprüchen überwiegen jedoch letztlich die Unterschiede. Im Gegensatz zu den akzessorischen (Auskunfts- und) Rechnungslegungsansprüchen sind die Vorlage- und Besichtigungsansprüche nämlich weitgehend unabhängig vom Bestehen anderer Ansprüche, also insbesondere nicht zu einem anderen (Haupt-)Anspruch akzessorisch, (aus)gestaltet worden.<text:span text:style-name="Footnote_20_Symbol"><text:note text:id="ftn221" text:note-class="footnote"><text:note-citation>221</text:note-citation><text:note-body><text:p text:style-name="P22"><text:s/><text:span text:style-name="T1">Teplitzky</text:span>, FS Tilmann, S. 920.</text:p></text:note-body></text:note></text:span> Schließlich dienen gerade die vom Regierungsentwurf zur Umsetzung der Durchsetzungs-Richtlinie im Recht des geistigen Eigentums vorgesehenen Urkundenvorlage- und Besichtigungsansprüche in erster Linie nicht der Bestimmung der Höhe eines Anspruchs bei bereits festgestellter Rechtsverletzung, sondern der Ermittlung bzw. Feststellung des Verletzungstatbestandes selbst.<text:span text:style-name="Footnote_20_Symbol"><text:note text:id="ftn222" text:note-class="footnote"><text:note-citation>222</text:note-citation><text:note-body><text:p text:style-name="P22"><text:s/>BT/Drucks. 16/5048, S. 40; <text:span text:style-name="T1">Stadler</text:span>, S. 206, 208; <text:span text:style-name="T1">Harte-Bavendamm</text:span>, Markenpiraterie, § 5 Rn. 79; So setzt zwar auch § 809 voraus, dass dem Anspruchssteller ein (Haupt-)Anspruch „in Ansehung der Sache“ zusteht. Dass dieser Hauptanspruch unzweifelhaft feststeht, ist aber nicht erforderlich, da dem vermeintlich Berechtigten ja gerade erst durch § 809 die Möglichkeit eröffnet werden soll, sich über das Bestehen des fraglichen Anspruchs abschließend zu vergewissern; vgl. <text:span text:style-name="T1">Hellmann</text:span>, S. 62; MK/<text:span text:style-name="T1">Hüffer</text:span>, § 809 BGB Rn. 5; Palandt/<text:span text:style-name="T1">Sprau</text:span>, § 809 BGB Rn. 5; <text:span text:style-name="T1">Mahlmann</text:span>, S. 49.</text:p></text:note-body></text:note></text:span> Dementsprechend stehen diese Ansprüche – im Vergleich zu den akzessorischen (Auskunfts- und) Rechnungslegungsansprüchen – auch in noch stärkerem Maße den Interessen des Verpflichteten entgegen, seine Geschäfts-<text:alphabetical-index-mark text:string-value="Geschäftsgeheimnis"/> und Betriebsgeheimnisse<text:alphabetical-index-mark text:string-value="Betriebsgeheimnis"/> zu wahren und vor unangemessener Ausforschung geschützt zu werden.<text:span text:style-name="Footnote_20_Symbol"><text:note text:id="ftn223" text:note-class="footnote"><text:note-citation>223</text:note-citation><text:note-body><text:p text:style-name="P22"><text:s/>Vgl<text:span text:style-name="T1">. Harte-Bavendamm</text:span>, Markenpiraterie, § 5 Rn. 79; <text:span text:style-name="T1">Stadler</text:span>, S. 208.</text:p></text:note-body></text:note></text:span> Und auch ein Blick auf die Art und Weise der Informationsbeschaffung offenbart weitere Unterschiede. Im Rahmen der Geltendmachung von (Auskunfts- und) Rechnungslegungsansprüchen kann der Informationssuchende den Inanspruchgenommenen nämlich veranlassen, ihm das begehrte Wissen <text:span text:style-name="T1">mitzuteilen.</text:span><text:span text:style-name="Footnote_20_Symbol"><text:note text:id="ftn224" text:note-class="footnote"><text:note-citation>224</text:note-citation><text:note-body><text:p text:style-name="P22"><text:s/><text:span text:style-name="T1">Braun</text:span>, S. 243; <text:span text:style-name="T1">Wiume</text:span>, S. 46; <text:span text:style-name="T1">Bruch</text:span>, S. 152; vgl. OLG Hamburg in GRUR Int. 1991, 301. </text:p></text:note-body></text:note></text:span> Zur Erfüllung des Rechnungslegungsanspruchs kann der Verpflichtete somit nicht einfach – im Sinne einer „Duldungspflicht<text:alphabetical-index-mark text:string-value="Duldungspflicht"/>“ - die notwendigen Unterlagen vorlegen, aus denen sich der Berechtigte dann ein Bild machen muss, sondern er ist zum Tätigwerden, d. h. zur Vorlage einer geordneten Zusammenstellung der Einnahme- und Ausgabeposten verpflichtet.<text:span text:style-name="Footnote_20_Symbol"><text:note text:id="ftn225" text:note-class="footnote"><text:note-citation>225</text:note-citation><text:note-body><text:p text:style-name="P22"><text:s/>MK/<text:span text:style-name="T1">Krüger</text:span>, § 259 BGB Rn. 23 f., 44; BGH in NJW 1963, 950 (952); RGZ 100 (150).</text:p></text:note-body></text:note></text:span> Beim Heraussuchen der dafür erforderlichen Informationen darf er sich ferner nicht allein auf seine Bücher und Register beschränken, sondern muss darüber hinaus auch sein sonstiges Tatsachenwissen oder das seiner Mitarbeiter berücksichtigen.<text:span text:style-name="Footnote_20_Symbol"><text:note text:id="ftn226" text:note-class="footnote"><text:note-citation>226</text:note-citation><text:note-body><text:p text:style-name="P22"><text:s/>OLG Hamburg in GRUR Int. 1991, 301; <text:span text:style-name="T1">Köhler</text:span>, NJW 1992, 1477 (1481); <text:span text:style-name="T1">Nieder</text:span>, Rechtsschutz, S. 126 f.</text:p></text:note-body></text:note></text:span> Demgegenüber erfolgt die Informationserteilung bei den Vorlegungs- und Besichtigungsansprüchen nicht durch eine Person, sondern durch eine Sache,<text:span text:style-name="Footnote_20_Symbol"><text:note text:id="ftn227" text:note-class="footnote"><text:note-citation>227</text:note-citation><text:note-body><text:p text:style-name="P22"><text:s/><text:span text:style-name="T1">Braun</text:span>, S. 243; <text:span text:style-name="T1">Wiume</text:span>, S. 46; <text:span text:style-name="T1">Bruch</text:span>, S. 152.</text:p></text:note-body></text:note></text:span> d. h. der Anspruchsberechtigte muss sich die im konkreten Fall begehrte Information durch die Inaugenscheinnahme von Gegenständen und die Einsichtnahme in Urkunden selbst beschaffen.<text:span text:style-name="Footnote_20_Symbol"><text:note text:id="ftn228" text:note-class="footnote"><text:note-citation>228</text:note-citation><text:note-body><text:p text:style-name="P22"><text:s/><text:span text:style-name="T1">Braun</text:span>, S. 243; <text:span text:style-name="T1">Wiume</text:span>, S. 46; <text:span text:style-name="T1">Bruch</text:span>, S. 152; vgl. OLG Hamburg in GRUR Int. 1991, 301; Nach alldem kann der „Ermittlungsanspruch“ aus § 809 BGB, vgl. <text:span text:style-name="T1">Tilmann</text:span>, GRUR 1987, 251 (257), schwerlich als ein „Sonderfall des Auskunftsanspruchs“, vgl. Großkommentar/<text:span text:style-name="T1">Köhler</text:span>, B, vor § 13 UWG Rn. 402, oder als eine Art „Ermittlungsauskunftsanspruch<text:alphabetical-index-mark text:string-value="Ermittlungsauskunftsanspruch"/>“, vgl. <text:span text:style-name="T1">Harte-Bavendamm</text:span>, Markenpiraterie, § 5 Rn. 79, angesehen werden.</text:p></text:note-body></text:note></text:span> Dass er sich aber auf diesem Wege selbst alles Wissenswerte aus der Sache herausholen kann, der Schuldner somit keine aufklärende Tätigkeit entfalten muss, erklärt auch, warum bei den Vorlegungs- und Besichtigungsansprüchen keine Notwendigkeit für eine den §§ 259 Abs. 2, 260 Abs. 2 BGB entsprechende Vorschrift besteht.<text:span text:style-name="Footnote_20_Symbol"><text:note text:id="ftn229" text:note-class="footnote"><text:note-citation>229</text:note-citation><text:note-body><text:p text:style-name="P22"><text:s/><text:span text:style-name="T1">Braun</text:span>, S. 243; <text:span text:style-name="T1">Wiume</text:span>, S. 46; <text:span text:style-name="T1">Bruch</text:span>, S. 152; <text:span text:style-name="T1">Balthasar</text:span>, S. 42; <text:span text:style-name="T1">Stürner</text:span>, Aufklärungspflicht, S. 341.</text:p></text:note-body></text:note></text:span> Eine weitere Besonderheit der Vorlegungs- und Besichtigungsansprüche offenbart sich schließlich in dem Umstand, dass diese – im Gegensatz zu den akzessorischen (Auskunfts- und) Rechnungslegungsansprüchen – grundsätzlich auch im einstweiligen Verfügungsverfahren durchgesetzt werden können;<text:span text:style-name="Footnote_20_Symbol"><text:note text:id="ftn230" text:note-class="footnote"><text:note-citation>230</text:note-citation><text:note-body><text:p text:style-name="P22"><text:s/><text:span text:style-name="T1">Braun</text:span>, S. 272; <text:span text:style-name="T1">Götting</text:span>, GRUR Int. 1988, 729 (738); <text:span text:style-name="T1">Bork</text:span>, NJW 1997, 1665 (1671); <text:span text:style-name="T1">Tilmann/Schreibauer</text:span>, GRUR 2002, 1015 (1016); Palandt/<text:span text:style-name="T1">Sprau</text:span>, § 809 BGB Rn. 13, § 810 Rn. 1; KG in GRUR-RR 2001, 118; Dabei sind die einzelnen Verwirklichungsstufen zu unterscheiden. Die Sequestration und die Besichtigung können regelmäßig im Wege der einstweiligen Verfügung durchgesetzt werden. Hingegen ist die Aushändigung des Sachverständigenberichts im einstweiligen Rechtsschutz bisher grundsätzlich nicht zu erreichen. Die Freigabe des Sachverständigengutachtens bedeutet nämlich regelmäßig die Vorwegnahme der Hauptsache, vgl. <text:span text:style-name="T1">Braun</text:span>, S. 272 f.; Fraglich ist allerdings, inwieweit sich daran nach Umsetzung der Durchsetzungs-Richtlinie etwas ändern wird.</text:p></text:note-body></text:note></text:span> in Umsetzung von Art. 7 der Durchsetzungs-Richtlinie soll dies für die speziellen Vorlage- und Besichtigungsansprüche im Recht des geistigen Eigentums nach dem Regierungsentwurf nunmehr sogar gesetzlich vorgesehen werden.<text:span text:style-name="Footnote_20_Symbol"><text:note text:id="ftn231" text:note-class="footnote"><text:note-citation>231</text:note-citation><text:note-body><text:p text:style-name="P22"><text:s/>BT/Drucks. 16/5048, S. 41.</text:p></text:note-body></text:note></text:span> Aus dieser Abgrenzung wird somit deutlich, dass aufgrund der erheblichen Unterschiede nicht nur der akzessorische Auskunftsanspruch, sondern auch der Rechnungslegungsanspruch – trotz seines Vorlagecharakters – wesensmäßig und systematisch nicht den Vorlage- und Besichtigungsansprüchen zugeordnet werden kann.<text:span text:style-name="Footnote_20_Symbol"><text:note text:id="ftn232" text:note-class="footnote"><text:note-citation>232</text:note-citation><text:note-body><text:p text:style-name="P22"><text:s/><text:span text:style-name="T1">Braun</text:span>, S. 243 f.; <text:span text:style-name="T1">Wiume</text:span>, S. 46; Diese Einschätzung deckt sich letztlich auch mit dem Standpunkt des BGB-Gesetzgebers. Denn obwohl während des Gesetzgebungsverfahrens aus systematischen Gründen erwogen worden war, die Verpflichtung zur Rechnungslegung wegen ihrer vermeintlichen Verwandtschaft zur Editionspflicht von Urkunden im Anschluss an diese zu regeln, wurde davon letztendlich doch abgesehen; vgl. Prot. Bd. 2 S. 778 f.; <text:span text:style-name="T1">Zerhusen</text:span>, S. 53; Insoweit erscheint es verfehlt, wenn <text:span text:style-name="T1">Reischl</text:span> in JR 1997, 404 (406) der Rechenschaftslegung neben der Rechnungslegung samt Belegvorlage auch das Recht zur Einsicht in Urkunden zuordnen will.</text:p></text:note-body></text:note></text:span> Es ergibt sich aber auch, warum der verletzte Schutzrechtsinhaber trotz der vom Regierungsentwurf zur Umsetzung der Durchsetzungs-Richtlinie vorgesehenen Normierung spezieller Urkundenvorlageansprüche im Recht des geistigen Eigentums nach wie vor der (Auskunft und) Rechnungslegung bedarf. Denn mit der Möglichkeit, die benötigten Angaben durch Einsichtnahme in Urkunden selbst zu ermitteln, erschließt sich dem Gläubiger in der Regel keine gleich- oder höherwertige Alternative, das Ergebnis einer (Auskunft bzw.) Rechnungslegung (gegebenenfalls in Verbindung mit einer eidesstattlichen Versicherung) zu erreichen.<text:span text:style-name="Footnote_20_Symbol"><text:note text:id="ftn233" text:note-class="footnote"><text:note-citation>233</text:note-citation><text:note-body><text:p text:style-name="P22"><text:s/>OLG Hamburg in GRUR Int. 1991, 301.</text:p></text:note-body></text:note></text:span> So kann die Vorlage von Urkunden zwar regelmäßig ohne großen Aufwand – und insbesondere im Eilverfahren - zeitnah erfolgen, während die sorgfältige Beantwortung von Fragen jedenfalls bei komplizierten Sachverhalten längere Zeit in Anspruch nehmen kann.<text:span text:style-name="Footnote_20_Symbol"><text:note text:id="ftn234" text:note-class="footnote"><text:note-citation>234</text:note-citation><text:note-body><text:p text:style-name="P22"><text:s/><text:span text:style-name="T1">Schaaff</text:span>, S. 142; <text:span text:style-name="T1">Stürner</text:span>, Aufklärungspflicht, S. 341; Um beispielsweise Rechnung über einen in einem bestimmten Zeitraum erzielten Gewinn legen zu können, kann der Pflichtige u. U. gezwungen sein, extra hierfür eine Zwischenbilanz zu erstellen; vgl. <text:span text:style-name="T1">Hellmann</text:span>, S. 36; <text:span text:style-name="T1">Stürner</text:span>, JZ 1976, 320 (321).</text:p></text:note-body></text:note></text:span> Jedoch verlangt gerade die Pflicht zur Rechnungslegung mit der geordneten Zusammenstellung der einzelnen Rechnungsposten - also einem Tätigwerden des Schuldners – eine Aufbereitung der Informationen und damit mehr als die bloße Ermöglichung und Duldung der Kenntnisnahme (weitgehend ungeordneter) Daten bei Vorlage entsprechender Unterlagen.<text:span text:style-name="Footnote_20_Symbol"><text:note text:id="ftn235" text:note-class="footnote"><text:note-citation>235</text:note-citation><text:note-body><text:p text:style-name="P22"><text:s/>MK/<text:span text:style-name="T1">Krüger</text:span>, § 259 BGB Rn. 44.</text:p></text:note-body></text:note></text:span> Darüber hinaus ist die Pflicht zur (Auskunft und) Rechnungslegung nicht nur auf das in den Urkunden niedergelegte Wissen beschränkt, sondern der Pflichtige hat alle eigenen Erkenntnisquellen, also beispielsweise auch Kenntnisse von Mitarbeitern, zu nutzen, so dass die (Auskunft bzw.) Rechnungslegung auch hinsichtlich des Informationsumfangs über eine „bloße“ Urkundeneinsicht hinausgehen kann.<text:span text:style-name="T8"><text:note text:id="ftn236" text:note-class="footnote"><text:note-citation>236</text:note-citation><text:note-body><text:p text:style-name="P22"><text:s/><text:span text:style-name="T1">Köhler</text:span>, NJW 1992, 1477 (1481); <text:span text:style-name="T1">Nieder</text:span>, Rechtsschutz, S. 126 f.; <text:span text:style-name="T1">Nieder</text:span>, Patentverletzung, S. 96; <text:span text:style-name="T1">Winkler</text:span>, S. 58; OLG Hamburg in GRUR Int. 1991, 301; vgl. auch BGH in NJW 1963, 950 (952); KG in NJW 1972, 2093; OLG Saarbrücken in NJW 2000, 229; Insoweit missverständlich BGH in GRUR 1958, 149 (150) – Bleicherde, denn die Rechnungslegung ist in diesem Fall nicht in der Erklärung des Einverständnisses mit der Überprüfung der Bücher durch einen neutralen, beeidigten Wirtschaftsprüfer, sondern in der negativen Erklärung des Schuldners zu sehen.</text:p></text:note-body></text:note></text:span> Schließlich würde dem Gläubiger ohne - eidesstattlich versicherte – (Auskunft bzw.) Rechnungslegung ein wichtiger Kontrollmaßstab dafür vorenthalten, dass zumindest ein Großteil der in Frage stehenden Urkunden tatsächlich vorgelegt worden ist. Da nach dem Regierungsentwurf sogar ausdrücklich klargestellt werden soll, dass andere Ansprüche unberührt bleiben, wird somit auch nach Umsetzung der Durchsetzungs-Richtlinie die Existenzberechtigung des akzessorischen Rechnungslegungsanspruchs nicht in Frage stehen.<text:span text:style-name="Footnote_20_Symbol"><text:note text:id="ftn237" text:note-class="footnote"><text:note-citation>237</text:note-citation><text:note-body><text:p text:style-name="P22"><text:s/>Vgl. BT/Drucks. 16/5048, S. 42.</text:p></text:note-body></text:note></text:span> </text:p>
      <text:p text:style-name="P1"/>
      <text:p text:style-name="P1"/>
      <text:p text:style-name="P1"/>
      <text:h text:style-name="Heading_20_5" text:outline-level="5"><text:span text:style-name="T4">d) Abgrenzung zum Anspruch auf Abgabe einer eidesstattlichen Versicherung</text:span></text:h>
      <text:p text:style-name="P1"/>
      <text:p text:style-name="P1">Ferner gilt es, den akzessorischen Rechnungslegungsanspruch von dem in § 259 Abs. 2 BGB geregelten Anspruch auf Abgabe einer eidesstattlichen Versicherung abzugrenzen. Als Gemeinsamkeit beider Ansprüche ist dabei zunächst einmal festzustellen, dass auch der <text:span text:style-name="T1">Anspruch</text:span> aus § 259 Abs. 2 BGB letztlich der Informationsgewinnung dienen kann. Entfaltet die eidesstattliche Versicherung nämlich ihre Wirkung als Druckmittel zur Sicherstellung der Vollständigkeit und Richtigkeit der Rechnung,<text:span text:style-name="Footnote_20_Symbol"><text:note text:id="ftn238" text:note-class="footnote"><text:note-citation>238</text:note-citation><text:note-body><text:p text:style-name="P22"><text:s/>Zwar wird in den §§ 259 Abs. 2, 260 Abs. 2 BGB nur auf die „Vollständigkeit“ der Angaben Bezug genommen, die „Richtigkeit“ der Angaben muss aber als Bestandteil der Vollständigkeit begriffen werden; vgl. MK/<text:span text:style-name="T1">Krüger</text:span>, § 259 BGB Rn. 42. </text:p></text:note-body></text:note></text:span> wird der Schuldner also unter dem Druck des Verlangens einer eidesstattlichen Versicherung zu ergänzenden oder berichtigenden Angaben bewegt, werden dem Gläubiger – ähnlich wie bei der Belegvorlage - die ursprünglich aufgrund der Rechnungslegungsverpflichtung geschuldeten Informationen zu teil. Insoweit liegt es daher durchaus nahe, die eidesstattliche Versicherung als „besondere Erfüllungsart“ der Rechnungslegungsverpflichtung oder als „qualifizierte Form“ der Rechnungslegung zu begreifen.<text:span text:style-name="Footnote_20_Symbol"><text:note text:id="ftn239" text:note-class="footnote"><text:note-citation>239</text:note-citation><text:note-body><text:p text:style-name="P22"><text:s/><text:span text:style-name="T1">Bruch</text:span>, S. 150; <text:span text:style-name="T1">Brändel</text:span>, GRUR 1985, 616 (618); <text:span text:style-name="T1">Stürner</text:span>, Aufklärungspflicht, S. 350; <text:span text:style-name="T1">Wiume</text:span>, S. 254, 256.</text:p></text:note-body></text:note></text:span> Allerdings sollte diese Gemeinsamkeit auch nicht überbetont und der Anspruch auf Abgabe einer eidesstattlichen Versicherung – auch wenn er ebenfalls als Hilfsanspruch zur Durchsetzung des Hauptanspruchs qualifiziert werden kann<text:span text:style-name="Footnote_20_Symbol"><text:note text:id="ftn240" text:note-class="footnote"><text:note-citation>240</text:note-citation><text:note-body><text:p text:style-name="P22"><text:s/>Vgl. OLG Hamburg in MDR 1961, 1013.</text:p></text:note-body></text:note></text:span> - von seinem Wesen her als eigenständiger Anspruch begriffen werden. Denn im Falle einer ordnungsgemäßen Rechnungslegung gewährt die eidesstattliche Versicherung dem Berechtigten keine zusätzlichen oder andersartigen Informationen, macht die mitgeteilten Angaben also nicht vollständiger oder präziser, sondern dient lediglich der Bestätigung bereits erhaltener Informationen. Darüber hinaus bürdet die Verpflichtung zur Abgabe einer eidesstattlichen Versicherung – wie sich aus den §§ 156, 163 Abs. 1 StGB ergibt - dem Betroffenen eine schwere Verantwortung auf, die erheblich über eine bloße Informationserteilung hinausgeht.<text:span text:style-name="Footnote_20_Symbol"><text:note text:id="ftn241" text:note-class="footnote"><text:note-citation>241</text:note-citation><text:note-body><text:p text:style-name="P22"><text:s/><text:span text:style-name="T1">Winkler</text:span>, S. 125 f.; In diesem Bewusstsein hat der Gesetzgeber den Anspruch aus § 259 Abs. 2 BGB auch nicht allgemein für die Rechenschaftslegung vorgesehen, sondern auf den besonderen Fall der Rechnungslegung beschränkt. Nur bei der Rechnungslegung sei nämlich ein derartiger Anspruch erforderlich, weil es sich dabei meist um die kalkulatorische Zusammenstellung einer großen Anzahl von Posten handele, die der Geschäftsherr auf ihre Richtigkeit hin nicht oder nur mit unverhältnismäßigem Aufwand nachprüfen könne; vgl. auch <text:span text:style-name="T1">Zerhusen</text:span>, S. 80; Prot. Bd. 2 S. 783 ff. </text:p></text:note-body></text:note></text:span> Es wird also deutlich, dass beim Anspruch aus § 259 Abs. 2 BGB – ebenso wie bei der Belegvorlagepflicht – eigentlich mehr die Garantiefunktion als die Informationserlangung im Vordergrund steht. </text:p>
      <text:p text:style-name="P1"/>
      <text:p text:style-name="P1"/>
      <text:h text:style-name="Heading_20_5" text:outline-level="5"><text:span text:style-name="T4">e) Abgrenzung zu den prozessualen Aufklärungspflichten </text:span></text:h>
      <text:p text:style-name="P1"/>
      <text:p text:style-name="P1">Schließlich ist der Vollständigkeit halber eine Abgrenzung zu den prozessualen Aufklärungspflichten erforderlich. Denn auch prozessuale Aufklärungspflichten, etwa aufgrund einer Vorlegungsanordnung nach § 142 ZPO, dienen der Durchführung des Verfahrens um die Hauptsache, erfüllen also letztlich eine Hilfsfunktion in Bezug auf den Hauptanspruch.<text:span text:style-name="Footnote_20_Symbol"><text:note text:id="ftn242" text:note-class="footnote"><text:note-citation>242</text:note-citation><text:note-body><text:p text:style-name="P22"><text:s/><text:span text:style-name="T1">Mahlmann</text:span>, S. 61; <text:span text:style-name="T1">Schlosser</text:span>, FS Großfeld, S. 998.</text:p></text:note-body></text:note></text:span> Auch sie sind ebenso wie die akzessorischen Auskunfts- und Rechnungslegungsansprüche – allerdings als Ermessensentscheidung des Gerichts<text:span text:style-name="Footnote_20_Symbol"><text:note text:id="ftn243" text:note-class="footnote"><text:note-citation>243</text:note-citation><text:note-body><text:p text:style-name="P22"><text:s/><text:span text:style-name="T1">McGuire</text:span>, GRUR Int. 2005, 15 (17).</text:p></text:note-body></text:note></text:span> - das Ergebnis einer Interessenabwägung<text:alphabetical-index-mark text:string-value="Interessenabwägung"/>. Im Unterschied zu den materiellrechtlichen Informationsansprüchen, die der Idee nach unabhängig von einem Prozess geltend gemacht werden und sogar der Prozessvermeidung dienen können, sind die prozessualen Aufklärungspflichten jedoch an den Prozess um die Hauptsache gekoppelt, kommen folglich nur in dessen Rahmen in Betracht.<text:span text:style-name="Footnote_20_Symbol"><text:note text:id="ftn244" text:note-class="footnote"><text:note-citation>244</text:note-citation><text:note-body><text:p text:style-name="P22"><text:s/><text:span text:style-name="T1">Schlosser</text:span>, FS Großfeld, S. 998; <text:span text:style-name="T1">Mahlmann</text:span>, S. 61; <text:span text:style-name="T1">Balthasar</text:span>, S. 24; <text:span text:style-name="T1">Stürner</text:span>, Aufklärungspflicht, S. 25.</text:p></text:note-body></text:note></text:span> Daher können die prozessualen Aufklärungspflichten grundsätzlich auch weitergehende Eingriffe rechtfertigen als die vorprozessual ausgerichteten materiellrechtlichen Informationsansprüche.<text:span text:style-name="Footnote_20_Symbol"><text:note text:id="ftn245" text:note-class="footnote"><text:note-citation>245</text:note-citation><text:note-body><text:p text:style-name="P22"><text:s/><text:span text:style-name="T1">Stadler</text:span>, S. 210; <text:span text:style-name="T1">Stürner</text:span>, ZZP 1985, 247; <text:span text:style-name="T1">McGuire</text:span>, GRUR Int. 2005, 15 (17).</text:p></text:note-body></text:note></text:span> Denn zum einen kann sich der Hauptsacheprozess bereits aufgrund der vorprozessualen Informationsmitteilung erledigt haben,<text:span text:style-name="Footnote_20_Symbol"><text:note text:id="ftn246" text:note-class="footnote"><text:note-citation>246</text:note-citation><text:note-body><text:p text:style-name="P22"><text:s/><text:span text:style-name="T1">Stadler</text:span>, S. 210.</text:p></text:note-body></text:note></text:span> zum anderen ist die Missbrauchsgefahr im Rahmen eines gerichtlichen Verfahrens, das sich um eine endgültige Klärung bemüht, erheblich geringer als wenn sich die Parteien lediglich vorprozessual abtasten.<text:span text:style-name="Footnote_20_Symbol"><text:note text:id="ftn247" text:note-class="footnote"><text:note-citation>247</text:note-citation><text:note-body><text:p text:style-name="P22"><text:s/><text:span text:style-name="T1">Stürner</text:span>, ZZP 1985, S. 247.</text:p></text:note-body></text:note></text:span> Im Gegensatz zu prozessualen Aufklärungspflichten, denen sich der Verpflichtete unter Inkaufnahme lediglich prozessualer Nachteile entziehen kann, sind die akzessorischen Auskunfts- und Rechnungslegungsansprüche allerdings auf Erfüllung angelegt, notfalls erzwingbar durch Klage und Zwangsvollstreckung.<text:span text:style-name="Footnote_20_Symbol"><text:note text:id="ftn248" text:note-class="footnote"><text:note-citation>248</text:note-citation><text:note-body><text:p text:style-name="P22"><text:s/><text:span text:style-name="T1">Lang</text:span>, S. 91; <text:span text:style-name="T1">Peters</text:span>, FS Schwab, S. 406; <text:span text:style-name="T1">Bernsau</text:span>, S. 33 f.; <text:span text:style-name="T1">Stadler</text:span>, S. 104; <text:span text:style-name="T1">Hay</text:span>, S. 7.</text:p></text:note-body></text:note></text:span> Infolgedessen sind sie im Vergleich zu prozessualen Pflichten, bei denen der Prozess ohne Verzögerung zeitnah voranschreitet und langwierige Vollstreckungsverfahren überflüssig sind, zwar naturgemäß schwerfälliger.<text:span text:style-name="Footnote_20_Symbol"><text:note text:id="ftn249" text:note-class="footnote"><text:note-citation>249</text:note-citation><text:note-body><text:p text:style-name="P22"><text:s/><text:span text:style-name="T1">McGuire</text:span>, GRUR Int. 2005, 15 (16, 21); <text:span text:style-name="T1">Stürner</text:span>, Aufklärungspflicht, S. 258 f.; <text:span text:style-name="T1">Peters</text:span>, FS Schwab, S. 406.</text:p></text:note-body></text:note></text:span> Wenn aber der Verletzte – wie häufig in Fällen der Schutzrechtsverletzung – nicht in der Lage ist, seinen Anspruch ohne Mitwirkung des Pflichtigen auch nur annähernd zu beziffern, sind materiellrechtliche Informationsansprüche die einzige, wenigstens einigermaßen erfolgversprechende Alternative zu rein prozessualen Sanktionen. Schließlich fehlen dem Gericht in diesen Fällen – abgesehen von der Klagebehauptung des Verletzten - jegliche Anhaltspunkte dafür, welche Tatsachen es seiner negativen Würdigung der verweigerten Mitwirkung zugrunde legen soll.<text:span text:style-name="Footnote_20_Symbol"><text:note text:id="ftn250" text:note-class="footnote"><text:note-citation>250</text:note-citation><text:note-body><text:p text:style-name="P22"><text:s/><text:span text:style-name="T1">McGuire</text:span>, GRUR Int. 2005, 15 (16f, 20); <text:span text:style-name="T1">Peters</text:span>, FS Schwab, S. 406; <text:span text:style-name="T1">Stadler</text:span>, S. 104 f.; <text:span text:style-name="T1">Hellmann</text:span>, S. 276.</text:p></text:note-body></text:note></text:span> </text:p>
      <text:p text:style-name="P1">Beweisverfahren dürfen demgegenüber schon gar nicht zur Informationsermittlung herangezogen werden. Denn der Beweis zum Zwecke der Ausforschung ist unzulässig.<text:span text:style-name="Footnote_20_Symbol"><text:note text:id="ftn251" text:note-class="footnote"><text:note-citation>251</text:note-citation><text:note-body><text:p text:style-name="P22"><text:s/><text:span text:style-name="T1">Braun</text:span>, S. 274.</text:p></text:note-body></text:note></text:span> Dies gilt insbesondere auch für das (selbständige) Beweis<text:span text:style-name="T1">sicherungs</text:span>verfahren nach den §§ 485 ff. ZPO.<text:span text:style-name="Footnote_20_Symbol"><text:note text:id="ftn252" text:note-class="footnote"><text:note-citation>252</text:note-citation><text:note-body><text:p text:style-name="P22"><text:s/><text:span text:style-name="T1">Braun</text:span>, S. 275.</text:p></text:note-body></text:note></text:span></text:p>
      <text:p text:style-name="P1"/>
      <text:p text:style-name="P1"/>
      <text:p text:style-name="P1"/>
      <text:h text:style-name="Heading_20_4" text:outline-level="4">3. Zusammenfassung </text:h>
      <text:p text:style-name="P1"/>
      <text:p text:style-name="P1">Nach alledem wird nunmehr deutlich, warum der akzessorische Rechnungslegungsanspruch als etwas „Eigenes“ begriffen werden muss. Denn gerade dass er einen ihm eigentümlichen Informationsgegenstand betrifft, aber dennoch oder gerade deshalb über diverse Schnittstellen zu den sonstigen materiellrechtlichen Informationsansprüchen verfügt, verleiht ihm seinen eigenen Charakter. Diese Eigenständigkeit sollte mit Rücksicht auf Rechtssicherheit und Dogmatik auch gewahrt werden. Seine Grundsätze sollten daher nicht ohne weiteres unbesehen auf die sonstigen Informationsansprüche übertragen werden; dies gilt insbesondere auch für den umgekehrten Fall. </text:p>
      <text:p text:style-name="P1"/>
      <text:h text:style-name="Heading_20_2" text:outline-level="2"><text:span text:style-name="T4">B. Zweck des akzessorischen Rechnungslegungsanspruchs</text:span></text:h>
      <text:p text:style-name="P10"/>
      <text:p text:style-name="P1">Ausgerichtet auf ein <text:span text:style-name="T1">Rechnungsergebnis</text:span> bezweckt der akzessorische Rechnungslegungsanspruch, seinem dienenden Charakter als Hilfsanspruch entsprechend, dem Berechtigten die notwendigen Informationen zur Vorbereitung und Durchsetzung seines auf der Schutzrechtsverletzung beruhenden Ersatzverlangens zu verschaffen, indem er diesem einen Überblick über die den schutzrechtsverletzenden Gegenstand betreffende „Geschäftsführung“ des Pflichtigen gestattet.<text:span text:style-name="Footnote_20_Symbol"><text:note text:id="ftn253" text:note-class="footnote"><text:note-citation>253</text:note-citation><text:note-body><text:p text:style-name="P22"><text:s/>Großkommentar/<text:span text:style-name="T1">Köhler</text:span>, B, vor § 13 UWG Rn. 403; <text:span text:style-name="T1">Jestaedt</text:span>, GRUR 1993, 219 (221); <text:span text:style-name="T1">Köhler</text:span>, NJW 1992, 1477 (1480); MK/<text:span text:style-name="T1">Krüger</text:span>, § 259 BGB Rn. 15; <text:span text:style-name="T1">Gernhuber</text:span>, S. 584; <text:span text:style-name="T1">Bruch</text:span>, S. 154; <text:span text:style-name="T1">Harte-Bavendamm</text:span>, Markenpiraterie, § 5 Rn. 70.</text:p></text:note-body></text:note></text:span> Dabei soll das Ergebnis der „Geschäftsführung“ durch die geordnete Zusammenstellung der mit ihr verbundenen Einnahmen und Ausgaben, also durch die aufgeschlüsselte Darstellung der Berechnungsgrundlagen, nachvollziehbar gestaltet werden, um dem Berechtigten so eine Schlüssigkeitsprüfung<text:alphabetical-index-mark text:string-value="Schlüssigkeitsprüfung"/> zu ermöglichen.<text:span text:style-name="Footnote_20_Symbol"><text:note text:id="ftn254" text:note-class="footnote"><text:note-citation>254</text:note-citation><text:note-body><text:p text:style-name="P22"><text:s/><text:span text:style-name="T1">Schulz</text:span>, S. 35, 28; <text:span text:style-name="T1">Bernsau</text:span>, S. 37; <text:span text:style-name="T1">Tilmann</text:span>, GRUR 1987, 251 (255).</text:p></text:note-body></text:note></text:span> Die Rechnungslegung dient somit also nicht nur der Mitteilung eines Rechnungsergebnisses, sondern auch als Garant für dessen Zuverlässigkeit.<text:span text:style-name="Footnote_20_Symbol"><text:note text:id="ftn255" text:note-class="footnote"><text:note-citation>255</text:note-citation><text:note-body><text:p text:style-name="P22"><text:s/><text:span text:style-name="T1">Bernsau</text:span>, S. 37; <text:span text:style-name="T1">Tilmann</text:span>, GRUR 1987, 251 (255).</text:p></text:note-body></text:note></text:span> Gleichwohl besteht die Wirkung der gelegten Rechnung – als bloße Erfüllung der Verpflichtung zur Rechnungslegung – nicht in der endgültigen Feststellung des Hauptanspruchs.<text:span text:style-name="Footnote_20_Symbol"><text:note text:id="ftn256" text:note-class="footnote"><text:note-citation>256</text:note-citation><text:note-body><text:p text:style-name="P22"><text:s/><text:span text:style-name="T1">Schollmeyer</text:span>, § 259 BGB S. 57; Dementsprechend entfalten auch weder die Verurteilung zur Rechnungslegung noch die Abweisung des Rechnungslegungsbegehrens Rechtskraftwirkung für den in Frage stehenden Hauptanspruch; vgl. Busse/<text:span text:style-name="T1">Kreukenschrijver</text:span>, § 140 b PatG Rn. 31; <text:span text:style-name="T1">Reischl</text:span>, JR 1997, 404 (408); BGH in GRUR 1970, 202 – Handstrickapparat; BGH in GRUR 1991, 873 – eidesstattliche Versicherung; vgl. auch BGH in GRUR 1958, 149 – Bleicherde.</text:p></text:note-body></text:note></text:span> Vielmehr soll dem Berechtigten mit Hilfe der Rechnungslegung lediglich die Befähigung zur Darlegung und zum Beweis der Höhe des in Frage stehenden Anspruchs vermittelt werden. Die den Gläubiger dahingehend treffende Darlegungs-<text:alphabetical-index-mark text:string-value="Darlegungslast"/> und Beweislast bleibt also grundsätzlich bestehen.<text:span text:style-name="Footnote_20_Symbol"><text:note text:id="ftn257" text:note-class="footnote"><text:note-citation>257</text:note-citation><text:note-body><text:p text:style-name="P22"><text:s/>Vgl. <text:span text:style-name="T1">Lang</text:span>, S. 49.</text:p></text:note-body></text:note></text:span> Dieser kann folglich auch einen höheren Anspruch, als nach der Rechnungslegung gegeben, nachweisen. Soweit sich der Verletzte die erteilte Rechnung allerdings im nachfolgenden Höheprozess zu Eigen machen sollte, hat diese die Vermutung der Vollständigkeit und Richtigkeit für sich.<text:span text:style-name="Footnote_20_Symbol"><text:note text:id="ftn258" text:note-class="footnote"><text:note-citation>258</text:note-citation><text:note-body><text:p text:style-name="P22"><text:s/>BGH in GRUR 1993, 897 – Mogul-Anlage. </text:p></text:note-body></text:note></text:span> Der Verletzer trägt dann die Darlegungs-<text:alphabetical-index-mark text:string-value="Darlegungslast"/> und Beweislast, wenn er geltend machen will, die von ihm erteilte Rechnung weise Unvollständigkeiten bzw. Unrichtigkeiten zu seinem Nachteil auf.<text:span text:style-name="Footnote_20_Symbol"><text:note text:id="ftn259" text:note-class="footnote"><text:note-citation>259</text:note-citation><text:note-body><text:p text:style-name="P22"><text:s/>BGH in GRUR 1993, 897 – Mogul-Anlage; <text:span text:style-name="T1">Zahn</text:span>, S. 205.</text:p></text:note-body></text:note></text:span> </text:p>
      <text:p text:style-name="P1"/>
      <text:p text:style-name="P1"/>
      <text:p text:style-name="P1"/>
      <text:h text:style-name="Heading_20_2" text:outline-level="2"><text:span text:style-name="T4">C. Voraussetzungen des akzessorischen Rechnungslegungsanspruchs </text:span></text:h>
      <text:p text:style-name="P1"/>
      <text:p text:style-name="P1">Um die Ausforschung (unbeteiligter) Dritter auszuschließen und einen derartig weit reichenden Eingriff in die Rechtssphäre des Betroffenen rechtfertigen zu können, kann die Verpflichtung zur Rechnungslegung nur unter bestimmten einschränkenden Voraussetzungen erfolgen, die gegebenenfalls vom Anspruchssteller zu beweisen sind.<text:span text:style-name="Footnote_20_Symbol"><text:note text:id="ftn260" text:note-class="footnote"><text:note-citation>260</text:note-citation><text:note-body><text:p text:style-name="P22"><text:s/><text:span text:style-name="T1">Bork</text:span>, JA 1983, 174 (175); Großkommentar/<text:span text:style-name="T1">Jacobs</text:span>, D, vor § 13 Rn. 225; Großkommentar/<text:span text:style-name="T1">Köhler</text:span>, B, vor § 13 UWG Rn. 404; Ahrens/<text:span text:style-name="T1">Loewenheim</text:span>, Wettbewerbsprozess, Kap. 70 Rn. 2; MK/<text:span text:style-name="T1">Krüger</text:span>, § 259 BGB Rn. 6; <text:span text:style-name="T1">Braun</text:span>, S. 248; <text:span text:style-name="T1">Hesse</text:span>, GRUR 1972, 675 (678 f.).</text:p></text:note-body></text:note></text:span> Daher kommt ein Anspruch auf Rechnungslegung nur in Betracht, wenn (I.) zwischen den Beteiligten ein Rechtsverhältnis besteht, dessen Wesen es mit sich bringt, dass (II.) der Berechtigte in entschuldbarer Weise über Bestehen und Umfang seines Rechts im Ungewissen ist und (III.) der Verpflichtete die Angaben unschwer erteilen kann.<text:span text:style-name="Footnote_20_Symbol"><text:note text:id="ftn261" text:note-class="footnote"><text:note-citation>261</text:note-citation><text:note-body><text:p text:style-name="P22"><text:s/><text:span text:style-name="T1">Lorenz</text:span>, JuS 1995, 569 (572); <text:span text:style-name="T1">Wiume</text:span>, S. 9; vgl. RGZ 108, 1 (7) – Lachendes Gesicht.</text:p></text:note-body></text:note></text:span> </text:p>
      <text:p text:style-name="P1"/>
      <text:h text:style-name="Heading_20_3" text:outline-level="3"><text:span text:style-name="T4">I. Bestehen einer besonderen rechtlichen Beziehung</text:span></text:h>
      <text:p text:style-name="P1"/>
      <text:p text:style-name="P1">Zur Begründung der Rechnungslegungsverpflichtung bedarf es demnach zunächst einmal einer vor Geltendmachung des Rechnungslegungsanspruchs bestehenden <text:span text:style-name="T1">rechtlichen Sonderbeziehung</text:span> – gleich welcher Art – zwischen den Beteiligten.<text:span text:style-name="Footnote_20_Symbol"><text:note text:id="ftn262" text:note-class="footnote"><text:note-citation>262</text:note-citation><text:note-body><text:p text:style-name="P22"><text:s/>Es kann sich dabei um ein Vertragsverhältnis oder um ein gesetzliches Schuldverhältnis handeln; <text:span text:style-name="T1">Lorenz</text:span>, JuS 1995, 569 (573); Großkommentar/<text:span text:style-name="T1">Köhler</text:span>, B, vor § 13 UWG Rn. 404; <text:span text:style-name="T1">Winkler</text:span>, S. 51; <text:span text:style-name="T1">Lüderitz</text:span>, S. 32; <text:span text:style-name="T1">Bork</text:span>, JA 1983, 174 (175).</text:p></text:note-body></text:note></text:span> Dieses Bedürfnis spiegelt sich sowohl in der dogmatischen Konstruktion als Ausprägung des Grundsatzes von Treu und Glauben, der außerhalb von Rechtsbeziehungen nicht zur Entfaltung gelangen kann, als auch in der Rechtsanalogie<text:alphabetical-index-mark text:string-value="Rechtsanalogie"/> zu den gesetzlich ausdrücklich verankerten Informationsansprüchen, die nahezu alle<text:span text:style-name="Footnote_20_Symbol"><text:note text:id="ftn263" text:note-class="footnote"><text:note-citation>263</text:note-citation><text:note-body><text:p text:style-name="P22"><text:s/>Informationsansprüche ohne vorausgehende Rechtsbeziehung zwischen den Parteien hat der Gesetzgeber nur spärlich vorgesehen, vgl. etwa § 809 Alt. 2; § 146 PatG; <text:span text:style-name="T1">Stürner</text:span>, Aufklärungspflicht, S. 318; <text:span text:style-name="T1">Stadler</text:span>, S. 103.</text:p></text:note-body></text:note></text:span> ein bestehendes Rechtsverhältnis voraussetzen, wieder.<text:span text:style-name="Footnote_20_Symbol"><text:note text:id="ftn264" text:note-class="footnote"><text:note-citation>264</text:note-citation><text:note-body><text:p text:style-name="P22"><text:s/><text:span text:style-name="T1">Bork</text:span>, JA 1983, 174 (175); <text:span text:style-name="T1">Lorenz</text:span>, JuS 1995, 569 (573); <text:span text:style-name="T1">Winkler</text:span>, S. 44, 48, 51.</text:p></text:note-body></text:note></text:span> Denn nur in diesem Kontext erscheint es gerechtfertigt, den Beteiligten – im Unterschied zu sonstigen dritten Personen – über das „Gebot wechselseitigen Achtens“ hinaus weitergehende Pflichten aufzuerlegen.<text:span text:style-name="Footnote_20_Symbol"><text:note text:id="ftn265" text:note-class="footnote"><text:note-citation>265</text:note-citation><text:note-body><text:p text:style-name="P22"><text:s/><text:span text:style-name="T1">Stürner</text:span>, Aufklärungspflicht, S. 317.</text:p></text:note-body></text:note></text:span> Zwischen Verletzer und verletztem Schutzrechtsinhaber ergibt sich diese Sonderrechtsbeziehung<text:alphabetical-index-mark text:string-value="Sonderrechtsbeziehung"/> aus der Schutzrechtsverletzung.<text:span text:style-name="Footnote_20_Symbol"><text:note text:id="ftn266" text:note-class="footnote"><text:note-citation>266</text:note-citation><text:note-body><text:p text:style-name="P22"><text:s/><text:span text:style-name="T1">Wölfel</text:span>, S. 112; MK/<text:span text:style-name="T1">Krüger</text:span>, § 259 BGB Rn. 7; <text:span text:style-name="T1">Lorenz</text:span>, JuS 1995, 569 (573 f.); <text:span text:style-name="T1">Ibbeken</text:span>, S. 72.</text:p></text:note-body></text:note></text:span> Der Rechnungslegungsanspruch ist daher gegeben, wenn der jeweilige Hauptanspruch dem Grunde nach nachgewiesen ist und nur noch sein Ausmaß in Frage steht;<text:span text:style-name="Footnote_20_Symbol"><text:note text:id="ftn267" text:note-class="footnote"><text:note-citation>267</text:note-citation><text:note-body><text:p text:style-name="P22"><text:s/><text:span text:style-name="T1">Winkler</text:span>, S. 53; <text:span text:style-name="T1">Schlosser</text:span>, FS Großfeld, S. 999. </text:p></text:note-body></text:note></text:span> so ist etwa beim Schadensersatzanspruch – im Unterschied zum Bereicherungsanspruch<text:alphabetical-index-mark text:string-value="Bereicherungsanspruch"/> – der Nachweis erforderlich, dass der Verletzer die rechtswidrige Verletzungshandlung schuldhaft begangen hat und ein Schadenseintritt zumindest wahrscheinlich ist, mag sich auch nach Rechnungslegung herausstellen, dass im Ergebnis nichts gezahlt werden muss.<text:span text:style-name="Footnote_20_Symbol"><text:note text:id="ftn268" text:note-class="footnote"><text:note-citation>268</text:note-citation><text:note-body><text:p text:style-name="P22"><text:s/>Benkard/<text:span text:style-name="T1">Rogge/Grabinski</text:span>, § 139 PatG Rn. 87 f.; Großkommentar/<text:span text:style-name="T1">Köhler</text:span>, B, vor § 13 UWG Rn. 404; <text:span text:style-name="T1">Mahlmann</text:span>, S. 56; <text:span text:style-name="T1">Nieder</text:span>, Patentverletzung, S. 98; <text:span text:style-name="T1">Melullis</text:span>, Handbuch, Rn. 1104; <text:span text:style-name="T1">Lorenz</text:span>, JuS 1995, 569 (573 f.); <text:span text:style-name="T1">Braun</text:span>, S. 248; <text:span text:style-name="T1">Wölfel</text:span>, S. 112; <text:span text:style-name="T1">Lüderitz</text:span>, S. 34; <text:span text:style-name="T1">Lang</text:span>, S. 57; <text:span text:style-name="T1">Stadler</text:span>, S. 106.</text:p></text:note-body></text:note></text:span><text:span text:style-name="Footnote_20_Symbol"> </text:span>Denn zum einen ist, da der akzessorische Rechnungslegungsanspruchs als Hilfsanspruch zur Vorbereitung und Durchsetzung des eigentlichen Hauptanspruchs konzipiert ist, eine Verpflichtung zur Rechnungslegung nur gerechtfertigt, wenn für den Hauptanspruch ein gewisses Maß an Plausibilität spricht.<text:span text:style-name="Footnote_20_Symbol"><text:note text:id="ftn269" text:note-class="footnote"><text:note-citation>269</text:note-citation><text:note-body><text:p text:style-name="P22"><text:s/><text:span text:style-name="T1">Stürner</text:span>, JZ 1976, 320 (321); <text:span text:style-name="T1">Bork</text:span>, JA 1983, 174 (175).</text:p></text:note-body></text:note></text:span> Zum anderen kann aber auch nicht der volle Nachweis des Bestehens eines Schadens gefordert werden. Schließlich wird der akzessorische Rechnungslegungsanspruch dem Verletzten gerade aus dem Grund gewährt, dass sich der Schaden ohne nähere Angaben aus dem Wirtschaftsbereich des Verletzers eben nicht genau beziffern lässt;<text:span text:style-name="Footnote_20_Symbol"><text:note text:id="ftn270" text:note-class="footnote"><text:note-citation>270</text:note-citation><text:note-body><text:p text:style-name="P22"><text:s/><text:span text:style-name="T1">Pitzner</text:span>, GRUR 1972, 151 (158); <text:span text:style-name="T1">Pastor</text:span> in Reimer, S. 314.</text:p></text:note-body></text:note></text:span> dem Verletzten wird aber regelmäßig ebenso wenig sicher bekannt sein, ob ihm überhaupt wirtschaftliche Nachteile entstanden sind.<text:span text:style-name="Footnote_20_Symbol"><text:note text:id="ftn271" text:note-class="footnote"><text:note-citation>271</text:note-citation><text:note-body><text:p text:style-name="P22"><text:s/><text:span text:style-name="T1">Melullis</text:span>, Handbuch, Rn. 1104.</text:p></text:note-body></text:note></text:span> Zudem darf der Informationsprozess nicht zum Streit um die Hauptsache entarten; Differenzen um einzelne Rechnungsposten, mögliche Einreden des späteren Gegners und die Unsicherheit über Tatsachen müssen daher der Klärung im Hauptprozess überlassen bleiben.<text:span text:style-name="Footnote_20_Symbol"><text:note text:id="ftn272" text:note-class="footnote"><text:note-citation>272</text:note-citation><text:note-body><text:p text:style-name="P22"><text:s/><text:span text:style-name="T1">Bork</text:span>, JA 1983, 174 (175).</text:p></text:note-body></text:note></text:span> </text:p>
      <text:p text:style-name="P1">In Fällen, in denen gerade der Anspruchsgrund – also die Verletzungshandlung, die erst die Entstehung der gesetzlichen Sonderverbindung auslöst – umstritten und ohne Information seitens des Anspruchsgegners nicht nachweisbar ist, hilft der akzessorische Rechnungslegungsanspruch demnach nicht weiter; denn nur der Verdacht bzw. die hinreichende Wahrscheinlichkeit einer Rechtsverletzung, die eine Sonderbeziehung schaffen würde, reicht angesichts des Ausforschungsverbots nicht aus, dem Geschädigten insoweit die Beweislast für die haftungsbegründenden Voraussetzungen abzunehmen.<text:span text:style-name="Footnote_20_Symbol"><text:note text:id="ftn273" text:note-class="footnote"><text:note-citation>273</text:note-citation><text:note-body><text:p text:style-name="P22"><text:s/><text:span text:style-name="T1">Lang</text:span>, S. 56 f.; <text:span text:style-name="T1">Lorenz</text:span>, JuS 1995, 569 (574); <text:span text:style-name="T1">Braun</text:span>, S. 248 f.; <text:span text:style-name="T1">Winkler</text:span>, S. 46, 48; <text:span text:style-name="T1">Wölfel</text:span>, S. 113; a. A. <text:span text:style-name="T1">Lüderitz</text:span>, S. 35; <text:span text:style-name="T1">Winkler</text:span>, S. 53, die auf den Nachweis einer Sonderrechtsbeziehung<text:alphabetical-index-mark text:string-value="Sonderrechtsbeziehung"/> zugunsten einer „Wahrscheinlichkeitsprognose“ verzichten wollen, so dass der akzessorische Auskunftsanspruch bei Vorliegen ausreichender Anhaltspunkte für das Bestehen eines Anspruchs auch dazu dienen könnte, den Verletzungstatbestand – und damit das Rechtsverhältnis selbst – festzustellen.</text:p></text:note-body></text:note></text:span> Zwar hat der Bundesgerichtshof, um in Einzelfällen den Zugang zu Informationen zu ermöglichen, im Rahmen seiner „GEMA-Rechtsprechung“ das Erfordernis der Sonderrechtsbeziehung<text:alphabetical-index-mark text:string-value="Sonderrechtsbeziehung"/> aufgeweicht, indem er auf der Basis nachgewiesener Urheberrechtsverletzungen „Vermutungstatbestände“ anerkannt und damit zumindest im Ergebnis einen zur Feststellung des Bestehens von Ansprüchen dienlichen Auskunftsanspruch zugelassen hat.<text:span text:style-name="Footnote_20_Symbol"><text:note text:id="ftn274" text:note-class="footnote"><text:note-citation>274</text:note-citation><text:note-body><text:p text:style-name="P22"><text:s/><text:span text:style-name="T1">Schlosser</text:span>, FS Großfeld, S. 999; <text:span text:style-name="T1">Lang</text:span>, S. 57; <text:span text:style-name="T1">Ibbeken</text:span>, S. 72 f.; <text:span text:style-name="T1">Braun</text:span>, S. 249 f.; BGH in GRUR 1986, 62 – GEMA-Vermutung I; So führte der BGH in GRUR 1986, 66 - „GEMA-Vermutung II“ aus: „Bei der nach § 242 BGB gebotenen Berücksichtigung der beiderseitigen Interessenlage, ist dem Beklagten zumindest zumutbar, eine Grundauskunft zu erteilen, wenn aus konkret festgestellten Rechtsverletzungen mit hoher Wahrscheinlichkeit auf weitere Rechtsverletzungen geschlossen werden kann; die Grundauskunft hat sich dabei auf die Angaben zu erstrecken, die die Klägerin zur Prüfung der Frage benötigt, ob weitere Verletzungen von ihr erworbener Nutzungsrechte in Betracht kommen“.</text:p></text:note-body></text:note></text:span> Jedoch handelt es sich insoweit um gesondert gelagerte Ausnahmefälle; zudem wurde das Kriterium der Sonderrechtsbeziehung – auch wenn die Konstruktion etwas bemüht wirkt – nicht vollständig aufgegeben.<text:span text:style-name="Footnote_20_Symbol"><text:note text:id="ftn275" text:note-class="footnote"><text:note-citation>275</text:note-citation><text:note-body><text:p text:style-name="P22"><text:s/><text:span text:style-name="T1">Lang</text:span>, S. 58.</text:p></text:note-body></text:note></text:span> </text:p>
      <text:p text:style-name="P1">Letztlich ist auch nicht zu erwarten, dass sich an der Voraussetzung einer bestehenden Sonderrechtsbeziehung<text:alphabetical-index-mark text:string-value="Sonderrechtsbeziehung"/> unter dem Eindruck der zur Umsetzung der Durchsetzungs-Richtlinie im Regierungsentwurf vorgesehenen Urkundenvorlageansprüche etwas ändern wird. Schließlich bedarf der verletzte Schutzrechtsinhaber der umfassenden Rechnungslegung erst, wenn sein Anspruch dem Grunde nach feststeht und es die Höhe desselben zu beziffern gilt; zur Ermittlung des Verletzungstatbestandes ist eine umfassende Rechnungslegung nicht erforderlich. Die Grenze zwischen der Rechnungslegung über eine bekannte Verletzungshandlung und der Rechnungslegung darüber, ob eine Verletzung begangen wurde, kann allerdings in gewissen Situationen fließend sein.<text:span text:style-name="Footnote_20_Symbol"><text:note text:id="ftn276" text:note-class="footnote"><text:note-citation>276</text:note-citation><text:note-body><text:p text:style-name="P22"><text:s/><text:span text:style-name="T1">Mahlmann</text:span>, S. 56.</text:p></text:note-body></text:note></text:span> So ist zwar, solange es am Nachweis einer Sonderrechtsbeziehung fehlt, die Verpflichtung zur Information über eine Verletzungshandlung nicht zu begründen.<text:span text:style-name="Footnote_20_Symbol"><text:note text:id="ftn277" text:note-class="footnote"><text:note-citation>277</text:note-citation><text:note-body><text:p text:style-name="P22"><text:s/><text:span text:style-name="T1">Winkler</text:span>, S. 47 f.</text:p></text:note-body></text:note></text:span> Jedoch ergibt sich aus dem Nachweis einer Verletzungshandlung – als Antwort auf die Frage nach dem Umfang derselben – ein Rechnungslegungsanspruch hinsichtlich weiterer Verletzungshandlungen, sofern diese nur mit der bereits nachgewiesenen Verletzungshandlung eine einheitliche fortgesetzte Handlung darstellen.<text:span text:style-name="Footnote_20_Symbol"><text:note text:id="ftn278" text:note-class="footnote"><text:note-citation>278</text:note-citation><text:note-body><text:p text:style-name="P22"><text:s/><text:span text:style-name="T1">Winkler</text:span>, S. 46, 48, 54; Stadler, S. 106.</text:p></text:note-body></text:note></text:span> Fraglich ist dann nur noch, wann eine einheitliche fortgesetzte Handlung in diesem Sinne anzunehmen ist.<text:span text:style-name="Footnote_20_Symbol"><text:note text:id="ftn279" text:note-class="footnote"><text:note-citation>279</text:note-citation><text:note-body><text:p text:style-name="P22"><text:s/>Insoweit darauf abzustellen, ob die nachgewiesene Handlung nach ihrer Eigenart ausreichende Anhaltspunkte für das Vorliegen weiterer solcher Handlungen bietet, vgl. <text:span text:style-name="T1">Winkler</text:span>, S. 47, erscheint allerdings nicht besonders hilfreich. </text:p></text:note-body></text:note></text:span> Entscheidend kann dafür aber letztlich nur sein, ob in der in Frage stehenden Verletzungshandlung das rechtlich Charakteristische der nachgewiesenen Verletzungshandlung zum Ausdruck kommt. </text:p>
      <text:p text:style-name="P1"/>
      <text:p text:style-name="P1"/>
      <text:p text:style-name="P1"/>
      <text:h text:style-name="Heading_20_3" text:outline-level="3"><text:span text:style-name="T4">II. Entschuldbare Unkenntnis</text:span></text:h>
      <text:p text:style-name="P1"/>
      <text:p text:style-name="P1">Weiterhin müsste der Anspruchssteller in <text:span text:style-name="T1">entschuldbarer</text:span> Weise über das Bestehen oder den Umfang seines Rechts im <text:span text:style-name="T1">Ungewissen</text:span> sein. Diese Voraussetzung wäre zu verneinen, wenn dem verletzten Schutzrechtsinhaber ein zumutbarer, d. h. näher liegender und leichterer Weg zur Beseitigung seiner Ungewissheit zur Verfügung gestanden hätte, der von ihm schuldhaft nicht genutzt worden wäre.<text:span text:style-name="Footnote_20_Symbol"><text:note text:id="ftn280" text:note-class="footnote"><text:note-citation>280</text:note-citation><text:note-body><text:p text:style-name="P22"><text:s/><text:span text:style-name="T1">Lorenz</text:span>, JuS 1995, 569 (574); MK/<text:span text:style-name="T1">Krüger</text:span>, § 260 BGB Rn. 18 f.; Palandt/<text:span text:style-name="T1">Heinrichs</text:span>, §§ 259 ff. BGB Rn. 12; <text:span text:style-name="T1">Lüke</text:span>, JuS 1986, 2 (5); <text:span text:style-name="T1">Lang</text:span>, S. 58; Fezer/<text:span text:style-name="T1">Büscher</text:span>, § 8 UWG Rn. 254; <text:span text:style-name="T1">Winkler</text:span>, S. 57; <text:span text:style-name="T1">Braun</text:span>, S. 253 f.; OLG Hamm in NJW-RR 2001, 236 (237); BGH in NJW 1978, 1002; BGH in GRUR 1986, 62 (64) – GEMA-Vermutung I.</text:p></text:note-body></text:note></text:span> Bevor der Schuldner zur Mitwirkung bei der Informationsverschaffung verpflichtet werden kann, muss der verletzte Schutzrechtsinhaber also alle ihm sonst zur Verfügung stehenden alternativen Informationsmöglichkeiten und Erkenntnisquellen ausgeschöpft haben;<text:span text:style-name="Footnote_20_Symbol"><text:note text:id="ftn281" text:note-class="footnote"><text:note-citation>281</text:note-citation><text:note-body><text:p text:style-name="P22"><text:s/><text:span text:style-name="T1">Hellmann</text:span>, S. 36; Großkommentar/<text:span text:style-name="T1">Köhler</text:span>, B, vor § 13 UWG Rn. 405 f.; <text:span text:style-name="T1">Köhler</text:span>, NJW 1992, 1477 (1481); <text:span text:style-name="T1">Hesse</text:span>, GRUR 1972, 675 (678 f.); MK/<text:span text:style-name="T1">Krüger</text:span>, § 260 BGB Rn. 18; <text:span text:style-name="T1">Lang</text:span>, S. 58 f.; <text:span text:style-name="T1">Harte-Bavendamm</text:span>, Markenpiraterie, § 5 Rn. 55; <text:span text:style-name="T1">Lorenz</text:span>, Jus 1995, 569 (574); <text:span text:style-name="T1">Bork</text:span>, JA 1983, 174 (175); <text:span text:style-name="T1">Winkler</text:span>, S. 59. </text:p></text:note-body></text:note></text:span> dies gilt nur dann nicht, wenn der Aufwand hierfür in keinem Verhältnis zum Erfolg stünde oder wenn die Information nur mit gesetzes- oder sittenwidrigen Mitteln erlangt werden könnte.<text:span text:style-name="Footnote_20_Symbol"><text:note text:id="ftn282" text:note-class="footnote"><text:note-citation>282</text:note-citation><text:note-body><text:p text:style-name="P22"><text:s/>Großkommentar/<text:span text:style-name="T1">Köhler</text:span>, B, vor § 13 UWG Rn. 405.</text:p></text:note-body></text:note></text:span> Schließlich kann, wer die grundsätzlich jedermann treffende Obliegenheit zur eigenen Interessenwahrung schuldhaft verletzt, die sich daraus ergebenden Nachteile nicht durch Eingriffe in Rechte anderer kompensieren.<text:span text:style-name="Footnote_20_Symbol"><text:note text:id="ftn283" text:note-class="footnote"><text:note-citation>283</text:note-citation><text:note-body><text:p text:style-name="P22"><text:s/><text:span text:style-name="T1">Winkler</text:span>, S. 59. </text:p></text:note-body></text:note></text:span> </text:p>
      <text:p text:style-name="P1">Berücksichtigt man Inhalt und Umfang einer Rechnungslegung, erscheint es allerdings fraglich, ob diese Voraussetzung für die Begrenzung des akzessorischen Rechnungslegungsanspruchs überhaupt einmal wirklich relevant werden kann. Schließlich ist davon auszugehen, dass es dem Gläubiger regelmäßig unmöglich sein wird, sich die umfassenden, im Zuge einer Rechnungslegung mitzuteilenden Daten selbst zu beschaffen oder durch Einsatz Dritter – wie etwa der Staatsanwaltschaft<text:alphabetical-index-mark text:string-value="Staatsanwaltschaft"/> oder privater Ermittler - beschaffen zu lassen. Die Frage, ob und inwieweit der Anspruchsteller verpflichtet gewesen wäre, private Ermittlungen durchzuführen, Privatdetekteien<text:alphabetical-index-mark text:string-value="Privatdetektei"/> heranzuziehen oder ein strafprozessuales Ermittlungsverfahren<text:alphabetical-index-mark text:string-value="Ermittlungsverfahren"/> einzuleiten, wird sich daher in diesem Zusammenhang kaum einmal ernsthaft stellen.<text:span text:style-name="Footnote_20_Symbol"><text:note text:id="ftn284" text:note-class="footnote"><text:note-citation>284</text:note-citation><text:note-body><text:p text:style-name="P22"><text:s/>Vgl. dazu <text:span text:style-name="T1">Braun</text:span>, S. 254; <text:span text:style-name="T1">Stürner</text:span>, JZ 1976, 320 (322).</text:p></text:note-body></text:note></text:span> Allenfalls aufgrund der vom Regierungsentwurf zur Umsetzung der Durchsetzungs-Richtlinie vorgesehenen Urkundenvorlageansprüche könnte diese Voraussetzung nunmehr an Bedeutung gewinnen. Würde man nämlich diese Urkundenvorlageansprüche als dem Gläubiger zur Verfügung stehende, „alternative Informationsmöglichkeit“ begreifen, käme ein Rechnungslegungsanspruch grundsätzlich erst nach deren, das Informationsbedürfnis des Gläubigers nicht hinreichend befriedigenden Geltendmachung in Betracht. Es stellt sich somit die Frage, welche Informationsmöglichkeiten bzw. Erkenntnisquellen im vorliegenden Zusammenhang bisher als zumutbare und damit vorrangig auszuschöpfende „Alternativen“ zum Rechnungslegungsanspruch angesehen worden sind und ob sich die zur Umsetzung der Durchsetzungs-Richtlinie vom Regierungsentwurf vorgesehenen (Urkunden)Vorlageansprüche insoweit beiordnen lassen. </text:p>
      <text:p text:style-name="P1">Im Hinblick auf diese Fragestellung ist zunächst einmal festzustellen, dass von der bisherigen Rechtsprechung eine zumutbare Informationsmöglichkeit in der Regel dann bejaht wurde, wenn dem Berechtigten ein vorrangiger Auskunftsanspruch gegenüber einem anderen Beteiligten zustand<text:span text:style-name="Footnote_20_Symbol"><text:note text:id="ftn285" text:note-class="footnote"><text:note-citation>285</text:note-citation><text:note-body><text:p text:style-name="P22"><text:s/>OLG Karlsruhe in NJW-RR 1996, 1059; OLG Celle in NJW-RR 2003, 1715; BGH in NJW 1980, 2463; Palandt/<text:span text:style-name="T1">Heinrichs</text:span>, §§ 259 ff. BGB Rn. 12; MK/<text:span text:style-name="T1">Krüger</text:span>, § 260 BGB Rn. 18; <text:span text:style-name="T1">Lorenz</text:span>, JuS 1995, 569 (574); <text:span text:style-name="T1">Lang</text:span>, S. 58.</text:p></text:note-body></text:note></text:span> oder wenn der Berechtigte sich aus ihm zugänglichen Unterlagen informieren konnte<text:span text:style-name="Footnote_20_Symbol"><text:note text:id="ftn286" text:note-class="footnote"><text:note-citation>286</text:note-citation><text:note-body><text:p text:style-name="P22"><text:s/>OLG Hamm in NJW-RR 2001, 236; Palandt/<text:span text:style-name="T1">Heinrichs</text:span>, §§ 259 ff. BGB Rn. 12; MK/<text:span text:style-name="T1">Krüger</text:span>, § 260 BGB Rn. 18; <text:span text:style-name="T1">Lorenz</text:span>, JuS 1995, 569 (574).</text:p></text:note-body></text:note></text:span>. Daraus ergibt sich für die vorliegende Problematik, dass der Verletzte mit den vom Regierungsentwurf vorgesehenen Urkundenvorlageansprüchen und den – in Umsetzung der Durchsetzungs-Richtlinie - erweiterten Drittauskunftsansprüchen zwar nicht über einen vorrangigen Auskunftsanspruch gegenüber einem anderen Beteiligten verfügt, jedoch in diesen Urkundenvorlageansprüchen durchaus eine Möglichkeit des Berechtigten gesehen werden könnte, sich aus ihm zugänglichen Unterlagen zu informieren. So setzen zwar auch die Urkundenvorlageansprüche eine <text:span text:style-name="T1">Mitwirkung</text:span> des Schuldners voraus; diese stellt sich im Vergleich zur Vorlage einer geordneten Zusammenstellung der Einnahme- und Ausgabeposten für den Verpflichteten jedoch als weniger aufwendig dar. Gegen ein derartiges Verständnis spricht allerdings nicht nur die im Regierungsentwurf getroffene Regelung, dass andere Ansprüche von den speziell für den Fall einer Schutzrechtsverletzung geregelten Ansprüchen unberührt bleiben sollen, sondern es muss auch berücksichtigt werden, dass mit dem „Gesetz zur Verbesserung der Durchsetzung von Rechten des geistigen Eigentums“ - in Übereinstimmung mit der Zielsetzung der Durchsetzungs-Richtlinie<text:span text:style-name="Footnote_20_Symbol"><text:note text:id="ftn287" text:note-class="footnote"><text:note-citation>287</text:note-citation><text:note-body><text:p text:style-name="P22"><text:s/>Schließlich möchte auch die Durchsetzungs-Richtlinie eine „uneingeschränkte Achtung des geistigen Eigentums sicherstellen“, vgl. die Erwägungsgründe 1-3, 10, 32 der Durchsetzungs-Richtlinie; <text:span text:style-name="T1">Peukert/Kur</text:span>, GRUR Int. 2006, 292.</text:p></text:note-body></text:note></text:span> - eine Verbesserung der Rechtsstellung des Schutzrechtsinhabers angestrebt werden soll.<text:span text:style-name="Footnote_20_Symbol"><text:note text:id="ftn288" text:note-class="footnote"><text:note-citation>288</text:note-citation><text:note-body><text:p text:style-name="P22"><text:s/>So wurde als eigenständige Zielsetzung des zur Umsetzung der Durchsetzungs-Richtlinie vorgeschlagenen Regierungsentwurfs formuliert: „Insgesamt soll durch die Verbesserung der Stellung der Rechtsinhaber beim Kampf gegen Produktpiraterie ein Beitrag zur Stärkung des geistigen Eigentums geleistet werden“; vgl. BT/Drucks. 16/5048, S. 25; <text:span text:style-name="T1">Peukert/Kur</text:span>, GRUR Int. 2006, 292.</text:p></text:note-body></text:note></text:span> Die vom Regierungsentwurf in Umsetzung der Durchsetzungs-Richtlinie vorgesehenen Urkundenvorlageansprüche als alternative Informationsmöglichkeit anzusehen, könnte aber die Geltendmachung des Rechnungslegungsanspruchs u. U. nicht nur unbeachtlich verzögern, ohne ein entsprechendes Ergebnis überhaupt erreichen zu können und würde damit eine Verschlechterung der Rechtslage zu Lasten des verletzten Schutzrechtsinhabers bedeuten. Dementsprechend stellen die Urkundenvorlageansprüche in diesem Zusammenhang keine zumutbare, alternative Informationsmöglichkeit für den Berechtigten dar. Ihre vorherige Geltendmachung erscheint damit für die Geltendmachung des akzessorischen Rechnungslegungsanspruchs nicht erforderlich. </text:p>
      <text:p text:style-name="P1"/>
      <text:h text:style-name="Heading_20_3" text:outline-level="3">III. Zumutbarkeit der Informationserteilung</text:h>
      <text:p text:style-name="P11"/>
      <text:p text:style-name="P3">Zu guter Letzt muss der Schuldner die Rechnung <text:span text:style-name="T1">unschwer</text:span>, d. h. ohne unbillig belastet zu sein, legen können.<text:span text:style-name="Footnote_20_Symbol"><text:note text:id="ftn289" text:note-class="footnote"><text:note-citation>289</text:note-citation><text:note-body><text:p text:style-name="P22"><text:s/>Großkommentar/<text:span text:style-name="T1">Köhler</text:span>, B, vor § 13 UWG Rn. 407; <text:span text:style-name="T1">Lang</text:span>, S. 59.</text:p></text:note-body></text:note></text:span> Ob dies der Fall ist, muss eine Interessenabwägung<text:alphabetical-index-mark text:string-value="Interessenabwägung"/> unter Berücksichtigung der Umstände des Einzelfalles ergeben, bei der dem Informationsinteresse des Gläubigers die berechtigten Interessen des Schuldners, etwa an der Angemessenheit des rein tatsächlich mit der Rechnungslegung verbundenen Aufwands oder an der Geheimhaltung, gegenüberzustellen sind.<text:span text:style-name="Footnote_20_Symbol"><text:note text:id="ftn290" text:note-class="footnote"><text:note-citation>290</text:note-citation><text:note-body><text:p text:style-name="P22"><text:s/><text:span text:style-name="T1">Lang</text:span>, S. 59; Großkommentar/<text:span text:style-name="T1">Köhler</text:span>, B, vor § 13 UWG Rn. 407; <text:span text:style-name="T1">Lorenz</text:span>, JuS 1995, 569 (574); <text:span text:style-name="T1">Winkler</text:span>, S. 58; <text:span text:style-name="T1">Köhler </text:span>in Hefermehl/Köhler/Bornkamm, § 9 UWG Rn. 4.15; <text:span text:style-name="T1">Köhler</text:span>, NJW 1992, 1477 (1481); <text:span text:style-name="T1">Köhler</text:span>, GRUR 1996, 82 (89); <text:span text:style-name="T1">Ploch-Kumpf</text:span>, S. 91; <text:span text:style-name="T1">Harte-Bavendamm</text:span>, Markenpiraterie, § 5 Rn. 72; <text:span text:style-name="T1">Hellmann</text:span>, S. 37; Fezer/<text:span text:style-name="T1">Büscher</text:span>, § 8 UWG Rn. 255.</text:p></text:note-body></text:note></text:span> Im Rahmen der Abwägung sind dann insbesondere das Ausmaß der Verletzung, die Schwere des Verschuldens sowie das sonstige Verhalten des Schuldners (wie etwa widersprüchliche Angaben) zu berücksichtigen.<text:span text:style-name="Footnote_20_Symbol"><text:note text:id="ftn291" text:note-class="footnote"><text:note-citation>291</text:note-citation><text:note-body><text:p text:style-name="P22"><text:s/><text:span text:style-name="T1">Köhler</text:span>, NJW 1992, 1477 (1481); <text:span text:style-name="T1">Harte-Bavendamm</text:span>, Markenpiraterie, § 5 Rn. 72.</text:p></text:note-body></text:note></text:span> Dabei gilt es allerdings zu bedenken, dass eine ordnungsgemäße Erfüllung der Rechnungslegungsverpflichtung grundsätzlich voraussetzt, dass sich der Verpflichtete, soweit er nicht von sich aus über die erforderlichen Kenntnisse verfügt, zunächst selbst anhand von unternehmenseigenen Unterlagen oder durch Nachfragen bei Mitarbeitern die notwendigen Informationen verschafft,<text:span text:style-name="Footnote_20_Symbol"><text:note text:id="ftn292" text:note-class="footnote"><text:note-citation>292</text:note-citation><text:note-body><text:p text:style-name="P22"><text:s/>Weiter reicht die „Beschaffungspflicht“ allerdings nicht, schließlich verpflichtet der Rechnungslegungsanspruch grundsätzlich nur zur Weitergabe bereits vorhandener Informationen; vgl. <text:span text:style-name="T1">Winkler</text:span>, S. 58. </text:p></text:note-body></text:note></text:span> um dann die Fülle an Material auszuwerten und in eine (dem Tenor<text:alphabetical-index-mark text:string-value="Tenor"/> entsprechende) nach Einnahme- und Ausgabeposten geordnete Aufstellung zu bringen.<text:span text:style-name="Footnote_20_Symbol"><text:note text:id="ftn293" text:note-class="footnote"><text:note-citation>293</text:note-citation><text:note-body><text:p text:style-name="P22"><text:s/><text:span text:style-name="T1">Schmaltz/Kuczera</text:span>, GRUR 2006, 97 f.; <text:span text:style-name="T1">Stürner</text:span>, Aufklärungspflicht, S. 341.</text:p></text:note-body></text:note></text:span> Im Falle einer Rechnungslegung über den Verletzergewinn kann dies u. U. den Aufwand einer Zwischenbilanz mit sich bringen.<text:span text:style-name="Footnote_20_Symbol"><text:note text:id="ftn294" text:note-class="footnote"><text:note-citation>294</text:note-citation><text:note-body><text:p text:style-name="P22"><text:s/><text:span text:style-name="T1">Hellmann</text:span>, S. 36; <text:span text:style-name="T1">Tilmann</text:span>, GRUR 1987, 251 (256); <text:span text:style-name="T1">Stürner</text:span>, JZ 76, 320 (321).</text:p></text:note-body></text:note></text:span> Durch Mitteilung der Rechnung wird dem Verletzten also nicht nur ein äußerst weit reichender und umfassender Einblick in den Geschäftsbetrieb<text:alphabetical-index-mark text:string-value="Geschäftsbetrieb"/> des Verletzers gestattet,<text:span text:style-name="Footnote_20_Symbol"><text:note text:id="ftn295" text:note-class="footnote"><text:note-citation>295</text:note-citation><text:note-body><text:p text:style-name="P22"><text:s/><text:span text:style-name="T1">Gottwald</text:span>, BB 1979, 1780 (1785); <text:span text:style-name="T1">Schmaltz/Kuczera</text:span>, GRUR 2006, 97 (98).</text:p></text:note-body></text:note></text:span> sondern es handelt sich bei der Rechnungslegung regelmäßig auch um eine arbeits-, zeit- und damit auch kostenintensive Aufgabe des Verletzers.<text:span text:style-name="Footnote_20_Symbol"><text:note text:id="ftn296" text:note-class="footnote"><text:note-citation>296</text:note-citation><text:note-body><text:p text:style-name="P22"><text:s/><text:span text:style-name="T1">Schmaltz/Kuczera</text:span>, GRUR 2006, 97 (98); <text:span text:style-name="T1">Stürner</text:span>, Aufklärungspflicht, S. 341; <text:span text:style-name="T1">Seichter</text:span>, WRP 2006, 391 (397).</text:p></text:note-body></text:note></text:span> Die Verpflichtung des Verletzers zur Rechnungslegung setzt die Zumutbarkeitsschwelle somit per se recht hoch. An dem Erfordernis der Angemessenheit wird der Rechnungslegungsanspruch daher auch nur selten gänzlich scheitern, schließlich wird sich insoweit zumeist eine Beschränkung der Rechnungslegungsverpflichtung anbieten.<text:span text:style-name="Footnote_20_Symbol"><text:note text:id="ftn297" text:note-class="footnote"><text:note-citation>297</text:note-citation><text:note-body><text:p text:style-name="P22"><text:s/><text:span text:style-name="T1">Winkler</text:span>, S. 58; vgl. auch Fezer/<text:span text:style-name="T1">Büscher</text:span>, § 8 UWG Rn. 255. </text:p></text:note-body></text:note></text:span></text:p>
      <text:p text:style-name="P1"/>
      <text:h text:style-name="Heading_20_2" text:outline-level="2">D. Inhalt des akzessorischen Rechnungslegungsanspruchs </text:h>
      <text:p text:style-name="P19"/>
      <text:p text:style-name="P3"><text:span text:style-name="T8">Für den Inhalt des akzessorischen Rechnungslegungsanspruchs ist letztlich dessen Zwecksetzung entscheidend.</text:span><text:span text:style-name="Footnote_20_Symbol"><text:note text:id="ftn298" text:note-class="footnote"><text:note-citation>298</text:note-citation><text:note-body><text:p text:style-name="P22"><text:s/><text:span text:style-name="T1">Gernhuber</text:span>, S. 584.</text:p></text:note-body></text:note></text:span><text:span text:style-name="T8"> Da der Berechtigte auf diesem Wege – selbstverständlich mit dem Anspruch der Vollständigkeit und Richtigkeit</text:span><text:span text:style-name="Footnote_20_Symbol"><text:note text:id="ftn299" text:note-class="footnote"><text:note-citation>299</text:note-citation><text:note-body><text:p text:style-name="P22"><text:s/>Staudinger/<text:span text:style-name="T1">Selb</text:span>, § 259 BGB Rn. 11. </text:p></text:note-body></text:note></text:span><text:span text:style-name="T8"> - nicht nur über das Endergebnis, sondern auch die Berechnungsgrundlagen in Kenntnis gesetzt werden soll, richtet sich der akzessorische Rechnungslegungsanspruch – entsprechend den Vorgaben des § 259 Abs. 1 BGB – auf Mitteilung einer die geordnete Zusammenstellung der Einnahmen und Ausgaben enthaltenden Rechnung (und, soweit Belege erteilt zu werden pflegen, auf Vorlage von Belegen).</text:span><text:span text:style-name="Footnote_20_Symbol"><text:note text:id="ftn300" text:note-class="footnote"><text:note-citation>300</text:note-citation><text:note-body><text:p text:style-name="P22"><text:s/><text:span text:style-name="T1">Schulz</text:span>, S. 28; <text:span text:style-name="T1">Schollmeyer</text:span>, § 259 BGB S. 54; <text:span text:style-name="T1">Schilken</text:span>, JURA 1988, 525 (526); <text:span text:style-name="T1">Lüke</text:span>, JuS 1986, 2 (3); <text:span text:style-name="T1">Köhler</text:span>, NJW 1992, 1477 (1481); Benkard/<text:span text:style-name="T1">Rogge/Grabinski</text:span>, § 139 PatG Rn. 90; <text:span text:style-name="T1">Gernhuber</text:span>, S. 584.</text:p></text:note-body></text:note></text:span><text:span text:style-name="Footnote_20_Symbol"> </text:span><text:span text:style-name="T8">Dabei müssen die Angaben übersichtlich und aus sich heraus verständlich erfolgen, also ohne Hilfe eines Sachverständigen nachvollziehbar sein, um dem Berechtigten eine Schlüssigkeitsprüfung</text:span><text:alphabetical-index-mark text:string-value="Schlüssigkeitsprüfung"/><text:span text:style-name="T8"> zu ermöglichen.</text:span><text:span text:style-name="T8"><text:note text:id="ftn301" text:note-class="footnote"><text:note-citation>301</text:note-citation><text:note-body><text:p text:style-name="P22"><text:s/><text:span text:style-name="T1">Köhler</text:span>, NJW 1992, 1477 (1481); Staudinger/<text:span text:style-name="T1">Selb</text:span>, § 259 BGB Rn. 12; Ermann/<text:span text:style-name="T1">Kuckuk</text:span>, § 259 BGB Rn. 13; <text:span text:style-name="T1">Bernsau</text:span>, S. 62; Bamberger/Roth/<text:span text:style-name="T1">Grüneberg</text:span>, § 259 BGB Rn. 10.</text:p></text:note-body></text:note></text:span><text:span text:style-name="T8"> Dementsprechend legt es aber nicht nur der allgemeine Sprachgebrauch nahe, eine „Rechnung“ als Schriftstück zu begreifen,</text:span><text:span text:style-name="Footnote_20_Symbol"><text:note text:id="ftn302" text:note-class="footnote"><text:note-citation>302</text:note-citation><text:note-body><text:p text:style-name="P22"><text:s/><text:span text:style-name="T1">Schollmeyer</text:span>, § 259 BGB S. 54; Auch der Umstand, dass nach § 260 BGB ein Verzeichnis des Bestandes vorzulegen ist (eine Aufzeichnung und deren Vorlage aber eine schriftliche Fixierung bedingen), dürfte für die Annahme sprechen, dass auch die Rechnung schriftlich gelegt werden muss; vgl. <text:span text:style-name="T1">Bruch</text:span>, S. 104. </text:p></text:note-body></text:note></text:span><text:span text:style-name="T8"> sondern es ergibt sich auch aus der Zwecksetzung des akzessorischen Rechnungslegungsanspruchs die Notwendigkeit einer schriftlichen Erteilung. </text:span>In Anbetracht der Fülle der erforderlichen Angaben ist eine Rechnungslegung nämlich regelmäßig kaum einprägbar.<text:span text:style-name="Footnote_20_Symbol"><text:note text:id="ftn303" text:note-class="footnote"><text:note-citation>303</text:note-citation><text:note-body><text:p text:style-name="P22"><text:s/><text:span text:style-name="T1">Bruch</text:span>, S. 103 f.; Allerdings ist auch eine Negativerklärung, also die Aussage, zu einem bestimmten Punkt keine Angaben machen zu können, zur Erfüllung geeignet. Dies ergibt sich aus der Natur der Rechnungslegung als Wissenserklärung<text:alphabetical-index-mark text:string-value="Wissenserklärung"/>; vgl. v. <text:span text:style-name="T1">Weichs/Foerstl</text:span>, ZUM 2000, 897 (903). </text:p></text:note-body></text:note></text:span> Aus diesem Grunde kann eine gelegte Rechnung daher auch nur im Falle ihrer Schriftlichkeit die ihr zugedachten Aufgaben hinreichend erfüllen, denn nur dann bietet sie dem Berechtigten eine sichere Grundlage für die Vorbereitung und Durchsetzung seines Hauptanspruchs, indem sie ihn vor Unklarheiten und etwaigen künftigen Verdunklungen schützt, beweistauglich ist und eine Nachprüfung der erteilten Angaben ermöglicht;<text:span text:style-name="Footnote_20_Symbol"><text:note text:id="ftn304" text:note-class="footnote"><text:note-citation>304</text:note-citation><text:note-body><text:p text:style-name="P22"><text:s/>MK/<text:span text:style-name="T1">Krüger</text:span>, § 259 BGB Rn. 26; <text:span text:style-name="T1">Schollmeyer</text:span>, § 259 BGB S. 54; <text:span text:style-name="T1">Bruch</text:span>, S. 103 f.; <text:span text:style-name="T1">Pastor</text:span> in Reimer, S. 343; Staudinger/<text:span text:style-name="T1">Selb</text:span>, § 259 BGB Rn. 12; Großkommentar/<text:span text:style-name="T1">Jacobs</text:span>, D, vor § 13 Rn. 240; <text:span text:style-name="T1">Gernhuber</text:span>, S. 582; Die bloße Vorlage einer Sammlung von Belegen oder Urkunden verbunden mit dem Angebot, sie mündlich zu erläutern, ist somit keine Rechnungslegung; vgl. Staudinger/<text:span text:style-name="T1">Selb</text:span>, § 259 BGB Rn. 12.</text:p></text:note-body></text:note></text:span> so dient die schriftliche Erteilung letztlich auch den Interessen des Verpflichteten.<text:span text:style-name="Footnote_20_Symbol"><text:note text:id="ftn305" text:note-class="footnote"><text:note-citation>305</text:note-citation><text:note-body><text:p text:style-name="P22"><text:s/><text:span text:style-name="T1">Bruch</text:span>, S. 103 f.</text:p></text:note-body></text:note></text:span><text:span text:style-name="T8"> Dafür</text:span> ist allerdings nicht erforderlich, dass der Pflichtige die Rechnung selbst verfasst.<text:span text:style-name="T8"><text:note text:id="ftn306" text:note-class="footnote"><text:note-citation>306</text:note-citation><text:note-body><text:p text:style-name="P22"><text:s/>Benkard/<text:span text:style-name="T1">Rogge/Grabinski,</text:span> § 139 PatG Rn. 90; Großkommentar/<text:span text:style-name="T1">Köhler</text:span>, B, vor § 13 UWG, Rn. 427.</text:p></text:note-body></text:note></text:span> Entscheidend ist lediglich, dass er sie sich zu „Eigen“ macht. Schließlich kommt nur, wenn es sich um eine dem Pflichtigen zuzurechnende und von diesem zu verantwortende Rechnung handelt, ein Vorgehen nach § 259 Abs. 2 BGB in Betracht.<text:span text:style-name="T8"><text:note text:id="ftn307" text:note-class="footnote"><text:note-citation>307</text:note-citation><text:note-body><text:p text:style-name="P22"><text:s/>Großkommentar/<text:span text:style-name="T1">Köhler</text:span>, B, vor § 13 UWG Rn. 427; Benkard/<text:span text:style-name="T1">Rogge/Grabinski</text:span>, § 139 PatG Rn. 90; Fezer/<text:span text:style-name="T1">Büscher</text:span>, § 8 UWG Rn. 273.</text:p></text:note-body></text:note></text:span><text:span text:style-name="T8"> Die Kosten der Rechnungslegung sind aber jedenfalls vom Pflichtigen zu tragen.</text:span><text:span text:style-name="Footnote_20_Symbol"><text:note text:id="ftn308" text:note-class="footnote"><text:note-citation>308</text:note-citation><text:note-body><text:p text:style-name="P22"><text:s/>Vgl. <text:span text:style-name="T1">Köhler</text:span>, NJW 1992, 1477 (1481); BGH in NJW 1981, 2000; Daran wird sich auch durch den zur Umsetzung der Durchsetzungs-Richtlinie im Regierungsentwurf vorgesehenen Aufwendungsersatzanspruch<text:alphabetical-index-mark text:string-value="Aufwendungsersatzanspruch"/> zugunsten auskunftspflichtiger Dritter nichts ändern. Denn hinsichtlich der Kostentragung eine Differenzierung zwischen zur Auskunft verpflichteten Verletzern und Dritten vorzunehmen, ist durchaus gerechtfertigt, da letztere schließlich als Unbeteiligte in Anspruch genommen werden. Außerdem kann der Rechtsinhaber diese Kosten vom Verletzer als Schadensersatz verlangen, wenn dieser schuldhaft gehandelt hat, so dass im Ergebnis der Verursacher die Kosten zu tragen hat; vgl. BT/Drucks. 16/5048, S. 39; Loschelder/Kunz-Hallstein sprechen sich demgegenüber im Hinblick auf die Gefahr einer übermäßigen Inanspruchnahme für die Streichung des Aufwendungsersatzanspruchs aus; vgl. <text:span text:style-name="T1">Loschelder/Kunz-Hallstein</text:span>, GRUR 2006, 393 (394).</text:p></text:note-body></text:note></text:span> </text:p>
      <text:p text:style-name="P11"/>
      <text:p text:style-name="P11"/>
      <text:p text:style-name="P11"/>
      <text:h text:style-name="Heading_20_2" text:outline-level="2">E. Umfang des akzessorischen Rechnungslegungsanspruchs </text:h>
      <text:p text:style-name="P3"/>
      <text:h text:style-name="Heading_20_3" text:outline-level="3">I. Sachlicher Umfang des akzessorischen Rechnungslegungsanspruchs </text:h>
      <text:p text:style-name="P1"/>
      <text:p text:style-name="P3">Trotz rechtlicher Sonderbeziehung zwischen den Beteiligten ist der Schutzrechtsverletzer dem verletzten Schutzrechtsinhaber gegenüber aber nicht uneingeschränkt zur Informationsmitteilung verpflichtet.<text:span text:style-name="Footnote_20_Symbol"><text:note text:id="ftn309" text:note-class="footnote"><text:note-citation>309</text:note-citation><text:note-body><text:p text:style-name="P22"><text:s/>Vgl. <text:span text:style-name="T1">Winkler</text:span>, S. 51. </text:p></text:note-body></text:note></text:span> Vielmehr wird der konkrete Umfang der sachlich geschuldeten Informationen gerade durch das materielle Rechtsverhältnis, zu dessen Aufklärung und Durchsetzung der akzessorische Rechnungslegungsanspruch – als Ausprägung des Grundsatzes von Treu und Glauben<text:span text:style-name="Footnote_20_Symbol"><text:note text:id="ftn310" text:note-class="footnote"><text:note-citation>310</text:note-citation><text:note-body><text:p text:style-name="P22"><text:s/><text:span text:style-name="T1">Jestaedt</text:span>, GRUR 1993, 219 (221); MK/<text:span text:style-name="T1">Krüger</text:span>, § 259 BGB Rn. 21; <text:span text:style-name="T1">Wölfel</text:span>, S. 113 f.; <text:span text:style-name="T1">Ploch-Kumpf</text:span>, S. 88.</text:p></text:note-body></text:note></text:span> – herangezogen wird, beschränkt.<text:span text:style-name="Footnote_20_Symbol"><text:note text:id="ftn311" text:note-class="footnote"><text:note-citation>311</text:note-citation><text:note-body><text:p text:style-name="P22"><text:s/><text:span text:style-name="T1">Reischl</text:span>, JR 1997, 404 (410); MK/<text:span text:style-name="T1">Krüger</text:span>, § 259 BGB Rn. 21; Erman/<text:span text:style-name="T1">Kuckuk</text:span>, §§ 259, 260 BGB Rn. 18.</text:p></text:note-body></text:note></text:span> Der akzessorische Rechnungslegungsanspruch ist also – seinem Charakter als Hilfsanspruch entsprechend – nicht nur in seinem Bestand, sondern auch in seinem Umfang vom Hauptanspruch abhängig;<text:span text:style-name="Footnote_20_Symbol"><text:note text:id="ftn312" text:note-class="footnote"><text:note-citation>312</text:note-citation><text:note-body><text:p text:style-name="P22"><text:s/>Auch hierin offenbart sich die Akzessorietät; vgl. <text:span text:style-name="T1">Schulz</text:span>, S. 31.</text:p></text:note-body></text:note></text:span> dessen Inhalt und Zielsetzung kommt daher maßgebliche Bedeutung zu. Ob und inwieweit Rechnungslegung (oder doch nur Auskunft<text:span text:style-name="Footnote_20_Symbol"><text:note text:id="ftn313" text:note-class="footnote"><text:note-citation>313</text:note-citation><text:note-body><text:p text:style-name="P22"><text:s/>Der Rechnungslegungsanspruch setzt voraus, dass „die Erteilung einer einfachen Auskunft der Sache nach nicht geeignet ist, dem Berechtigten die erforderliche Klarheit zu verschaffen“; vgl. <text:span text:style-name="T1">Braun</text:span>, S. 248; <text:span text:style-name="T1">Teplitzky</text:span>, Wettbewerbsrechtliche Ansprüche, Kap. 39 Rn. 4.</text:p></text:note-body></text:note></text:span>) geschuldet ist, bestimmt sich folglich danach, welche Informationen zur Vorbereitung und Durchsetzung des jeweiligen Hauptanspruchs <text:span text:style-name="T1">geeignet</text:span> und <text:span text:style-name="T1">erforderlich</text:span> sind.<text:span text:style-name="Footnote_20_Symbol"><text:note text:id="ftn314" text:note-class="footnote"><text:note-citation>314</text:note-citation><text:note-body><text:p text:style-name="P22"><text:s/><text:span text:style-name="T1">Köhler </text:span>in Hefermehl/Köhler/Bornkamm, § 9 UWG Rn. 4.13; <text:span text:style-name="T1">Köhler </text:span>in Köhler/Piper, vor § 13 UWG Rn. 121; <text:span text:style-name="T1">Köhler</text:span>, NJW 1992, 1477 (1480 f.); <text:span text:style-name="T1">Köhler</text:span>, GRUR 1996, 82 (88); Ahrens/<text:span text:style-name="T1">Loewenheim</text:span>, Wettbewerbsprozess, Kap. 72 Rn. 5; <text:span text:style-name="T1">Harte-Bavendamm</text:span>, Markenpiraterie, § 5 Rn. 70; <text:span text:style-name="T1">Wiume</text:span>, S. 49; <text:span text:style-name="T1">Kühnen/Geschke</text:span>, Rn. 207; <text:span text:style-name="T1">Teplitzky</text:span>, Wettbewerbsrechtliche Ansprüche, Kap. 38 Rn. 11; <text:span text:style-name="T1">Patnaik</text:span>, GRUR 2004, 191 (193); <text:span text:style-name="T1">Nieder</text:span>, Patentverletzung, S. 98; Fezer/<text:span text:style-name="T1">Büscher</text:span>, § 8 UWG Rn. 266; <text:span text:style-name="T1">Winkler</text:span>, S. 56; <text:span text:style-name="T1">Mahlmann</text:span>, S. 56; <text:span text:style-name="T1">Reischl</text:span>, JR 1997, 404 (406); <text:span text:style-name="T1">Wölfel</text:span>, S. 113; <text:span text:style-name="T1">Stürner</text:span>, Aufklärungspflicht, S. 356; Um Streit über die ordnungsgemäße Erfüllung von vornherein auszuschließen, sollte der Inhalt des Rechnungslegungsanspruchs, soweit möglich, im Antrag bzw. Urteilstenor festgelegt werden; vgl. <text:span text:style-name="T1">Teplitzky</text:span>, Wettbewerbsrechtliche Ansprüche, Kap. 39 Rn. 9.</text:p></text:note-body></text:note></text:span> Dementsprechend findet der akzessorische Rechnungslegungsanspruch seine Grenze dort, wo die fraglichen Angaben nicht mehr der Vorbereitung und Durchsetzung des Hauptanspruchs, sondern der bloßen Ausforschung dienen würden.<text:span text:style-name="Footnote_20_Symbol"><text:note text:id="ftn315" text:note-class="footnote"><text:note-citation>315</text:note-citation><text:note-body><text:p text:style-name="P22"><text:s/><text:span text:style-name="T1">Lüke</text:span>, JUS 1986, 2 (6); <text:span text:style-name="T1">Köhler</text:span>, GRUR 1996, 82 (88).</text:p></text:note-body></text:note></text:span> Dabei soll sich der akzessorische Rechnungslegungsanspruch nach der Rechtsprechung des Bundesgerichtshofs allerdings auch auf solche Informationen erstrecken, die der Verletzte für eine (zumindest) stichprobenartige Überprüfung der Verlässlichkeit der unmittelbar erforderlichen Angaben, also für ein Vorgehen nach § 259 Abs. 2 BGB benötigt.<text:span text:style-name="Footnote_20_Symbol"><text:note text:id="ftn316" text:note-class="footnote"><text:note-citation>316</text:note-citation><text:note-body><text:p text:style-name="P22"><text:s/><text:span text:style-name="T1">Schulz</text:span>, S. 36; <text:span text:style-name="T1">Teplitzky</text:span>, Wettbewerbsrechtliche Ansprüche, Kap. 38 Rn. 28; <text:span text:style-name="T1">Kühnen/Geschke</text:span>, Rn. 206; <text:span text:style-name="T1">Köhler </text:span>in Hefermehl/Köhler/Bornkamm, § 9 UWG Rn. 4.14; MK/<text:span text:style-name="T1">Krüger</text:span>, 260 BGB Rn. 40; <text:span text:style-name="T1">Köhler</text:span>, NJW 1992, 1477 (1481); <text:span text:style-name="T1">Winkler</text:span>, S. 96; vgl. BGH in GRUR 1958, 346 (348) – Underberg; BGH in GRUR 1978, 52 (53) – Fernschreibverzeichnisse; BGH in GRUR 1980, 227 (233) – Monumenta Germaniae Historica; Dies gilt auch für den akzessorischen Auskunftsanspruchs; vgl. OLG Saarbrücken in NJW-RR 2000; Für eine Bekanntgabe der Kontrolltatsachen nur im Falle der Rechnungslegung; vgl. <text:span text:style-name="T1">Tilmann</text:span>, GRUR 1987, 251 (254); <text:span text:style-name="T1">Tilmann</text:span>, Bundespatentgericht, S. 299.</text:p></text:note-body></text:note></text:span> Im Grunde richtet sich die Rechnungslegungsverpflichtung damit unter Berücksichtigung der besonderen Umstände des Einzelfalles nach dem Grundsatz der Verhältnismäßigkeit.<text:span text:style-name="T8"><text:note text:id="ftn317" text:note-class="footnote"><text:note-citation>317</text:note-citation><text:note-body><text:p text:style-name="P22"><text:s/><text:span text:style-name="T1">Köhler </text:span>in Hefermehl/Köhler/Bornkamm, § 9 UWG Rn. 4.12; <text:span text:style-name="T1">Köhler</text:span> in Köhler/Piper, vor § 13 UWG Rn. 121; <text:span text:style-name="T1">Ploch-Kumpf</text:span>, S. 88 f.; <text:span text:style-name="T1">Wölfel</text:span>, S. 114.</text:p></text:note-body></text:note></text:span> </text:p>
      <text:p text:style-name="P3"/>
      <text:p text:style-name="P3"/>
      <text:p text:style-name="P3"/>
      <text:h text:style-name="Heading_20_4" text:outline-level="4"><text:span text:style-name="T4">1. Sachlicher Umfang des akzessorischen Rechnungslegungsanspruchs beim Schadensersatzanspruch </text:span></text:h>
      <text:p text:style-name="P3"/>
      <text:p text:style-name="P3">Da die Berechnung des konkret entstandenen Schadens bei Schutzrechtsverletzungen trotz der Beweiserleichterung<text:alphabetical-index-mark text:string-value="Beweiserleichterung"/> der §§ 252 S. 2 BGB, 287 ZPO aufgrund von Nachweisschwierigkeiten schnell an praktische Grenzen stößt, ist in Rechtsprechung und Literatur bereits seit langem dem Grundsatz nach die sog. „dreifache Schadensberechnung<text:alphabetical-index-mark text:string-value="dreifache Schadensberechnung"/>“ anerkannt.<text:span text:style-name="Footnote_20_Symbol"><text:note text:id="ftn318" text:note-class="footnote"><text:note-citation>318</text:note-citation><text:note-body><text:p text:style-name="P22"><text:s/><text:span text:style-name="T1">Schaub</text:span>, GRUR 2005, 918 (919); <text:span text:style-name="T1">Haedicke</text:span>, GRUR 2005, 529; <text:span text:style-name="T1">Lehmann</text:span>, BB 1988, 1680; <text:span text:style-name="T1">Seichter</text:span>, WRP 2006, 391 (400); <text:span text:style-name="T1">Delahaye</text:span>, GRUR 1986, 217; <text:span text:style-name="T1">Heermann</text:span>, GRUR 1999, 625 (626).</text:p></text:note-body></text:note></text:span> Nach dem Regierungsentwurf für ein Gesetz zur Verbesserung der Durchsetzung von Rechten des geistigen Eigentums soll nunmehr – der bisherigen Praxis und den Vorgaben des Art. 13 der Durchsetzungs-Richtlinie entsprechend - auch gesetzlich geregelt werden, dass nach Wahl des Geschädigten – alternativ<text:span text:style-name="Footnote_20_Symbol"><text:note text:id="ftn319" text:note-class="footnote"><text:note-citation>319</text:note-citation><text:note-body><text:p text:style-name="P22"><text:s/>Eine Verbindung der verschiedenen Berechnungsarten ist insoweit nicht möglich, als dass ein und derselbe Schaden nicht nach verschiedenen Berechnungsarten – und damit im Ergebnis mehrfach – geltend gemacht werden kann; Ahrens/<text:span text:style-name="T1">Loewenheim</text:span>, Wettbewerbsprozess, Kap. 69 Rn. 7. </text:p></text:note-body></text:note></text:span> zum tatsächlichen Differenzschaden<text:alphabetical-index-mark text:string-value="Differenzschaden"/> einschließlich des (konkret nachgewiesenen) entgangenen Gewinns (§§ 249, 252 BGB) – auch der Verletzergewinn oder eine angemessene fiktive Lizenzgebühr erstattungsfähig sind.<text:span text:style-name="Footnote_20_Symbol"><text:note text:id="ftn320" text:note-class="footnote"><text:note-citation>320</text:note-citation><text:note-body><text:p text:style-name="P22"><text:s/>BT/Drucks. 16/5048, S. 37; <text:span text:style-name="T1">Weiden</text:span>, GRUR 2006, 212 (213); <text:span text:style-name="T1">Seichter</text:span>, WRP 2006, 391 (400); vgl. <text:span text:style-name="T1">Gottwald</text:span>, Schadenszurechnung, S. 171; <text:span text:style-name="T1">Stadler</text:span>, S: 200; <text:span text:style-name="T1">Pietzner</text:span>, GRUR 1972, 151 (153); <text:span text:style-name="T1">Haedicke</text:span>, GRUR 2005, 529; <text:span text:style-name="T1">Lehmann</text:span>, BB 1988, 1680; <text:span text:style-name="T1">Kunz-Hallstein/Loschelder</text:span>, GRUR 2003, 682 (684); Nach der Begründung zum Regierungsentwurf soll damit keine inhaltliche Änderung der bestehenden Rechtslage verbunden sein; vgl. BT/Drucks. 16/5048, S. 37; <text:span text:style-name="T1">Seichter</text:span>, WRP 2006, 391 (400); <text:span text:style-name="T1">Weiden</text:span>, GRUR 2006, 212 (213); Die Formulierung des Art. 13 der Durchsetzungs-Richtlinie, dass „die Gerichte“ bei der Festsetzung des Schadensersatzes „wie folgt verfahren“, versteht der Regierungsentwurf nämlich nicht in dem Sinne, dass die Gerichte in Abkehr von der bisherigen Rechtslage nach eigenem Ermessen abweichend vom Antrag des Klägers die Schadensberechnung zugrunde legen, die sie selbst für angemessen halten. Vielmehr sieht der Regierungsentwurf darin eine – nicht nur insoweit vorhandene – Anknüpfung an Art. 45 TRIPs, der die gleiche Formulierung enthält, ohne dass dies zu einer Änderung des deutschen Rechts Anlass gegeben hätte; vgl. BT/Drucks. 16/5048, S. 37; <text:span text:style-name="T1">Harte-Bavendamm</text:span>, FS Tilmann, S. 803; Außerdem ist die Zubilligung eines Wahlrechts für den Rechtsinhaber günstiger und kann deshalb im Hinblick auf die angestrebte Mindestharmonisierung aufrecht erhalten werden; vgl. <text:span text:style-name="T1">Seichter</text:span>, WRP 2006, 391 (400). </text:p></text:note-body></text:note></text:span> Allerdings wird auch vom Regierungsentwurf weiterhin darauf verzichtet, die konkreten Berechnungsmethoden des Verletzergewinns und der Lizenzanalogie – und damit mittelbar auch die für diese Berechnungsmethode zwingend notwendigen, über den akzessorischen Auskunfts- bzw. Rechnungslegungsanspruch zu erlangenden Angaben – gesetzlich vorzugeben. Denn die Weiterentwicklung der insoweit von der Rechtsprechung ausgebildeten Grundsätze soll auch in Zukunft der Rechtsprechung obliegen.<text:span text:style-name="Footnote_20_Symbol"><text:note text:id="ftn321" text:note-class="footnote"><text:note-citation>321</text:note-citation><text:note-body><text:p text:style-name="P22"><text:s/>BT/Drucks. 16/5048, S. 37; <text:span text:style-name="T1">Seichter</text:span>, WRP 2006, 391 (400). </text:p></text:note-body></text:note></text:span> </text:p>
      <text:p text:style-name="P3">Für die Berechnung seines Schadensersatzanspruchs benötigt der Verletzte aber, je nachdem, welche Berechnungsmethode zugrunde gelegt wird, in unterschiedlichem Ausmaß Informationen des Verletzers.<text:span text:style-name="Footnote_20_Symbol"><text:note text:id="ftn322" text:note-class="footnote"><text:note-citation>322</text:note-citation><text:note-body><text:p text:style-name="P22"><text:s/><text:span text:style-name="T1">Stadler</text:span>, S. 200; <text:span text:style-name="T1">Schulze zur Wiesche</text:span>, Anmerk. zu BGH in GRUR 1978, 52 (53) – Fernschreibverzeichnisse; <text:span text:style-name="T1">Tilmann</text:span>, GRUR 1987, 251 (253).</text:p></text:note-body></text:note></text:span> So lassen sich der nach § 252 BGB (<text:span text:style-name="T1">hypothetisch</text:span>) entgangene Gewinn<text:span text:style-name="Footnote_20_Symbol"><text:note text:id="ftn323" text:note-class="footnote"><text:note-citation>323</text:note-citation><text:note-body><text:p text:style-name="P22"><text:s/>Zöller/<text:span text:style-name="T1">Greger</text:span>, § 287 ZPO Rn. 1 f. </text:p></text:note-body></text:note></text:span> und die im Wege der Lizenzanalogie zu ermittelnde <text:span text:style-name="T1">(hypothetisch)</text:span> angemessene Lizenzgebühr<text:span text:style-name="Footnote_20_Symbol"><text:note text:id="ftn324" text:note-class="footnote"><text:note-citation>324</text:note-citation><text:note-body><text:p text:style-name="P22"><text:s/>BGH in GRUR 2000, 685 (688) – Formunwirksamer Lizenzvertrag<text:alphabetical-index-mark text:string-value="Lizenzvertrag"/>; BGH in GRUR 1980, 841 (844) – Tolbutamid; BGH in GRUR 1993, 897 (898) – Mogul-Anlage; Zöller/Greger, § 287 ZPO Rn. 2; Musielak/<text:span text:style-name="T1">Foerste</text:span>, § 287 ZPO Rn. 3, 9; Denn bei der Lizenzanalogie handelt es sich im Grunde um eine nachträgliche Lizenzzahlung des Verletzers an den Verletzten aus einem „fiktiven“ Lizenzvertrag; vgl. <text:span text:style-name="T1">Delahaye</text:span>, GRUR 1986, 217 (219); <text:span text:style-name="T1">Teplitzky</text:span>, Wettbewerbsrechtliche Ansprüche, Kap. 34 Rn. 27. </text:p></text:note-body></text:note></text:span> – im Gegensatz zum Verletzergewinn, dessen konkrete Bezifferung zumindest möglich erscheint<text:span text:style-name="Footnote_20_Symbol"><text:note text:id="ftn325" text:note-class="footnote"><text:note-citation>325</text:note-citation><text:note-body><text:p text:style-name="P22"><text:s/><text:span text:style-name="T1">Melullis</text:span>, FS Traub, S. 287.</text:p></text:note-body></text:note></text:span> – zwar grundsätzlich nur schätzen, vgl. § 287 ZPO; ob der Schaden bezifferbar oder lediglich schätzbar ist, wird also bereits (in gewissem Umfang) durch die im jeweiligen Fall zulässige Schadensberechnungsmethode vorgegeben.<text:span text:style-name="Footnote_20_Symbol"><text:note text:id="ftn326" text:note-class="footnote"><text:note-citation>326</text:note-citation><text:note-body><text:p text:style-name="P22"><text:s/><text:span text:style-name="T1">Mahlmann</text:span>, S. 57.</text:p></text:note-body></text:note></text:span> Auch eine nur einigermaßen den Realitäten gerecht werdende Schadensschätzung<text:alphabetical-index-mark text:string-value="Schadensschätzung"/> erfordert aber eine hinreichende tatsächliche Grundlage, sie müsste also unterbleiben, wenn sie mangels konkreter Anhaltspunkte „völlig in der Luft hinge“ und deshalb willkürlich wäre.<text:span text:style-name="Footnote_20_Symbol"><text:note text:id="ftn327" text:note-class="footnote"><text:note-citation>327</text:note-citation><text:note-body><text:p text:style-name="P22"><text:s/>BGH in GRUR 1982, 723 (726) – Dampffrisierstab I; <text:span text:style-name="T1">Schmaltz/Kuczera</text:span>, GRUR 2006, 102 f.; Zöller/<text:span text:style-name="T1">Greger</text:span>, § 287 ZPO Rn. 4; Musielak/<text:span text:style-name="T1">Foerste</text:span>, § 287 ZPO Rn. 8 f.; <text:span text:style-name="T1">Wölfel</text:span>, S. 110.</text:p></text:note-body></text:note></text:span> Der verletzte Schutzrechtsinhaber hat daher – entsprechend seiner Pflicht zur weitestmöglichen Substantiierung des Schadens - nicht nur die konkreten Bezifferungs-, sondern auch die tatsächlichen Schätzungsgrundlagen darzulegen und gegebenenfalls auch zu beweisen, auf die sich das Gericht bei seiner Entscheidung stützen soll.<text:span text:style-name="Footnote_20_Symbol"><text:note text:id="ftn328" text:note-class="footnote"><text:note-citation>328</text:note-citation><text:note-body><text:p text:style-name="P22"><text:s/>Musielak/<text:span text:style-name="T1">Foerste</text:span>, § 287 ZPO Rn. 7; <text:span text:style-name="T1">Schmaltz/Kuczera</text:span>, GRUR 2006, 102 f.; Ahrens/<text:span text:style-name="T1">Loewenheim</text:span>, Wettbewerbsprozess, Kap. 69 Rn. 8. </text:p></text:note-body></text:note></text:span> Gerade dafür sollen ihm die akzessorischen Auskunfts- und Rechnungslegungsansprüche aber die notwendigen Informationen verschaffen.<text:span text:style-name="Footnote_20_Symbol"><text:note text:id="ftn329" text:note-class="footnote"><text:note-citation>329</text:note-citation><text:note-body><text:p text:style-name="P22"><text:s/>Auch das Gericht ist somit mittelbar auf die Angaben des Schutzrechtsverletzers angewiesen; vgl. <text:span text:style-name="T1">Schmaltz/Kuczera</text:span>, GRUR 2006, 103.</text:p></text:note-body></text:note></text:span> Entscheidend für die Frage, ob und in welchem Ausmaß dem verletzten Schutzrechtsinhaber ein Rechnungslegungsanspruch (oder doch nur ein Auskunftsanspruch) zusteht, ist daher, nach welcher Schadensberechnungsmethode er im konkreten Fall seinen Schaden geltend machen kann.<text:span text:style-name="Footnote_20_Symbol"><text:note text:id="ftn330" text:note-class="footnote"><text:note-citation>330</text:note-citation><text:note-body><text:p text:style-name="P22"><text:s/><text:span text:style-name="T1">Schulze zur Wiesche</text:span>, Anmerk. zu BGH in GRUR 1978, (52) 53 – Fernschreibverzeichnisse; <text:span text:style-name="T1">Ploch-Kumpf</text:span>, S. 89; <text:span text:style-name="T1">Tilmann</text:span>, S. 299.</text:p></text:note-body></text:note></text:span> Hat der Verletzte allerdings die Möglichkeit, seinen Schaden – wahlweise – nach einer der drei Berechnungsmethoden zu berechnen, steht es ihm, da die Wahlmöglichkeit zwischen den Berechnungsarten erst dann entfällt, wenn der Verletzer den Ersatzanspruch nach einer der gewählten Berechnungsarten erfüllt hat,<text:span text:style-name="Footnote_20_Symbol"><text:note text:id="ftn331" text:note-class="footnote"><text:note-citation>331</text:note-citation><text:note-body><text:p text:style-name="P22"><text:s/>Vgl. <text:span text:style-name="T1">v. d. Osten</text:span>, Mitt. 2000, 99; <text:span text:style-name="T1">Stadler</text:span>, S. 201 Fn. 17.</text:p></text:note-body></text:note></text:span> grundsätzlich offen – gleichzeitig oder nacheinander<text:span text:style-name="Footnote_20_Symbol"><text:note text:id="ftn332" text:note-class="footnote"><text:note-citation>332</text:note-citation><text:note-body><text:p text:style-name="P22"><text:s/>Der in seinem Schutzrecht Verletzte kann somit, auch wenn er sich zunächst für eine Berechnungsmethode entschieden hat, im Laufe des Rechtsstreits auf eine ihm günstigere übergehen und, soweit diese Berechnungsart nähere Informationen erforderlich macht, zusätzliche Angaben verlangen; vgl. <text:span text:style-name="T1">Stadler</text:span>, S. 201; <text:span text:style-name="T1">v. d. Osten</text:span>, Mitt. 2000, 99; BGH in GRUR 1974, 53 (54) – Nebelscheinwerfer; BT/Drucks. 16/5048 S. 37. </text:p></text:note-body></text:note></text:span> – die für alle Schadensberechnungsarten (und die Nachprüfung der Angaben) erforderlichen Informationen abzufragen und sich dann nach Prüfung der mitgeteilten Angaben für die ihm günstigste Berechnungsmethode zu entscheiden.<text:span text:style-name="Footnote_20_Symbol"><text:note text:id="ftn333" text:note-class="footnote"><text:note-citation>333</text:note-citation><text:note-body><text:p text:style-name="P22"><text:s/><text:span text:style-name="T1">Harte-Bavendamm</text:span>, Markenpiraterie, § 5 Rn. 73; <text:span text:style-name="T1">Kühnen/Geschke</text:span>, Rn. 207; <text:span text:style-name="T1">Schulz</text:span>, S. 36; <text:span text:style-name="T1">Mahlmann</text:span>, S. 56; <text:span text:style-name="T1">Brändel</text:span>, GRUR 1985, 616 (617); <text:span text:style-name="T1">Braun</text:span>, S. 251; <text:span text:style-name="T1">Kraßer</text:span>, Patentrecht, S. 893; <text:span text:style-name="T1">Kraßer</text:span>, GRUR Int. 1980, 259 (261); Benkard/<text:span text:style-name="T1">Rogge/Grabinski</text:span>, § 139 PatG Rn. 89; <text:span text:style-name="T1">Köhler </text:span>in Hefermehl/Köhler/Bornkamm, § 9 UWG Rn. 4.13; Großkommentar/<text:span text:style-name="T1">Köhler</text:span>, B, vor § 13 UWG Rn. 426; <text:span text:style-name="T1">Nieder</text:span>, Patentverletzung, S. 98 f.; BGH in GRUR 1957, 336 – Rechnungslegung; BGH in GRUR 1962, 354 (356) – Furniergitter; BGH in GRUR 1978, 52 – Fernschreibverzeichnis; BGH in GRUR 1980, 227 (233) – Monumenta Germaniae Historica, kritisch dazu <text:span text:style-name="T1">Schulz</text:span>, S. 27, 32, 36.</text:p></text:note-body></text:note></text:span> Er braucht sich somit nicht mit Informationen für diejenige Schadensberechnungsart zufrieden zu geben, die – im Vergleich mit den beiden anderen Varianten - für den Verletzer den geringsten Arbeitsaufwand bedeuten würde.<text:span text:style-name="Footnote_20_Symbol"><text:note text:id="ftn334" text:note-class="footnote"><text:note-citation>334</text:note-citation><text:note-body><text:p text:style-name="P22"><text:s/><text:span text:style-name="T1">Brändel</text:span>, GRUR 1985, 616 (617); <text:span text:style-name="T1">Stadler</text:span>, S. 201; BGH in GRUR 1982, 723 (726) – Dampffrisierstab I.</text:p></text:note-body></text:note></text:span> </text:p>
      <text:p text:style-name="P3"/>
      <text:h text:style-name="Heading_20_5" text:outline-level="5">a) Berechnung des entgangener Gewinns </text:h>
      <text:p text:style-name="P3"/>
      <text:p text:style-name="P3">Aufgrund des spezifischen Charakters von Immaterialgüterrechten ist der durch die Schutzrechtsverletzung am jeweiligen Recht des geistigen Eigentums hervorgerufene Schaden grundsätzlich nicht exakt feststellbar, sondern kann regelmäßig nur geschätzt werden.<text:span text:style-name="Footnote_20_Symbol"><text:note text:id="ftn335" text:note-class="footnote"><text:note-citation>335</text:note-citation><text:note-body><text:p text:style-name="P22"><text:s/>BGH in GRUR 1978, 53 – Fernschreibverzeichnisse; vgl. auch BGH in GRUR 1965, 313 (314) – Umsatzauskunft; <text:span text:style-name="T1">Stürner</text:span>, Aufklärungspflicht, S. 359; <text:span text:style-name="T1">Gottwald</text:span>, Schadenszurechnung, S. 173.</text:p></text:note-body></text:note></text:span> Damit der dem verletzten Schutzrechtsinhaber konkret entstandene Schaden aber durch das Gericht im Wege der Schadensschätzung<text:alphabetical-index-mark text:string-value="Schadensschätzung"/> nach § 287 ZPO bemessen werden kann, muss der verletzte Schutzrechtsinhaber nach § 252 S. 2 BGB die Wahrscheinlichkeit darlegen und gegebenenfalls auch beweisen, dass er ohne die Schutzrechtsverletzung einen bestimmten, nach dem gewöhnlichen Lauf der Dinge oder nach den besonderen Umständen zu erwartenden Gewinn erzielt hätte.<text:span text:style-name="Footnote_20_Symbol"><text:note text:id="ftn336" text:note-class="footnote"><text:note-citation>336</text:note-citation><text:note-body><text:p text:style-name="P22"><text:s/><text:span text:style-name="T1">Heermann</text:span>, GRUR 1999, 625 (626); <text:span text:style-name="T1">Delahaye</text:span>, GRUR 1986, 217. </text:p></text:note-body></text:note></text:span> Er muss also seine auf das streitgegenständliche – und nicht allgemein auf ein vergleichbares - Produkt bezogene Gewinnkalkulation<text:alphabetical-index-mark text:string-value="Gewinnkalkulation"/> vorlegen.<text:span text:style-name="Footnote_20_Symbol"><text:note text:id="ftn337" text:note-class="footnote"><text:note-citation>337</text:note-citation><text:note-body><text:p text:style-name="P22"><text:s/><text:span text:style-name="T1">Delahaye</text:span>, GRUR 1986, 217; <text:span text:style-name="T1">Heermann</text:span>, GRUR 1999, 625 (626); vgl. auch <text:span text:style-name="T1">Brändel</text:span>, GRUR 1985, 616 (617). </text:p></text:note-body></text:note></text:span> Von Seiten des Verletzers genügen dafür regelmäßig Angaben über Art, Zeitpunkt oder Dauer sowie Umfang und Intensität der Verletzungshandlung<text:span text:style-name="Footnote_20_Symbol"><text:note text:id="ftn338" text:note-class="footnote"><text:note-citation>338</text:note-citation><text:note-body><text:p text:style-name="P22"><text:s/><text:span text:style-name="T1">Köhler</text:span>, GRUR 1996, 82 (88); <text:span text:style-name="T1">Nieder</text:span>, Patentverletzung, S. 99; <text:span text:style-name="T1">Teplitzky</text:span>, Wettbewerbsrechtliche Ansprüche, Kap. 38 Rn. 17; <text:span text:style-name="T1">Tilmann</text:span>, S. 299; <text:span text:style-name="T1">Stürner</text:span>, Aufklärungspflicht, S. 359; Großkommentar/<text:span text:style-name="T1">Köhler</text:span>, B, vor § 13 UWG Rn. 422; <text:span text:style-name="T1">Ploch-Kumpf</text:span>, S. 90; <text:span text:style-name="T1">Stadler</text:span>, S. 200 f.; <text:span text:style-name="T1">Wölfel</text:span>, S. 114; vgl. BGH in GRUR 1961, 288 (293) – Zahnbürsten; BGH in GRUR 1965, 313 (314) - Umsatzauskunft; BGH in GRUR 1981, 286 (288) – Goldene Karte I. </text:p></text:note-body></text:note></text:span> (und die belieferten Abnehmer<text:span text:style-name="Footnote_20_Symbol"><text:note text:id="ftn339" text:note-class="footnote"><text:note-citation>339</text:note-citation><text:note-body><text:p text:style-name="P22"><text:s/><text:span text:style-name="T1">Braun</text:span>, S. 251 f.; <text:span text:style-name="T1">Köhler</text:span>, NJW 1992, 1477 (1482); <text:span text:style-name="T1">Stadler</text:span>, S. 200 f.; a. A. <text:span text:style-name="T1">Tilmann</text:span>, GRUR 1987, 251 (254); Dabei dient die namentliche Mitteilung der Abnehmer meist nicht der Bestimmung des Umfangs der Verletzungshandlung (denn dafür ist die bloß zahlenmäßige Erfassung ausreichend), sondern der Kontrolle der Auskunft. Es gibt allerdings auch Fälle, in denen sich der Schaden ohne die Mitteilung der Abnehmer nicht berechnen lässt, etwa wenn der Kreis der Anbieter sehr klein ist und bei falschen Angaben des Verletzers gegenüber seinen Abnehmern die Wahrscheinlichkeit gegeben ist, dass diese wegen der geringen Zahl der Anbieter ohne diese falschen Angaben vom Verletzten bezogen hätten; vgl. <text:span text:style-name="T1">Schulze zur Wiesche</text:span>, Anmerk. zu BGH in GRUR 1978, 52 (54) – Fernschreibverzeichnisse. </text:p></text:note-body></text:note></text:span>), damit sich das Gericht ein Bild über die Auswirkungen auf die Vermögenssituation des Verletzten machen kann.<text:span text:style-name="Footnote_20_Symbol"><text:note text:id="ftn340" text:note-class="footnote"><text:note-citation>340</text:note-citation><text:note-body><text:p text:style-name="P22"><text:s/>Ahrens/<text:span text:style-name="T1">Loewenheim,</text:span> Wettbewerbsprozess, Kap. 72 Rn. 6. </text:p></text:note-body></text:note></text:span><text:span text:style-name="Footnote_20_Symbol"> </text:span>Einer Mitteilung der Verkaufspreise bedarf es nur, wenn die Schadensschätzung davon abhängt, ob und inwieweit das Produkt des Verletzers nach Güte und Preiswürdigkeit geeignet gewesen ist, den Absatz des konkurrierenden Erzeugnisses des Verletzten zu beeinträchtigen.<text:span text:style-name="Footnote_20_Symbol"><text:note text:id="ftn341" text:note-class="footnote"><text:note-citation>341</text:note-citation><text:note-body><text:p text:style-name="P22"><text:s/>BGH in GRUR 1978, 52 (54) – Fernschreibverzeichnisse; <text:span text:style-name="T1">Nieder</text:span>, Patentverletzung, S. 99; Großkommentar/<text:span text:style-name="T1">Köhler</text:span>, B, vor § 13 UWG Rn. 422; So kann etwa in Fällen der Markenpiraterie die Annahme besonders nahe liegen, dass ein überdurchschnittlich enger Zusammenhang zwischen den vom Verletzer erzielten Verkäufen und Umsätzen einerseits und den auf Seiten des Markeninhabers entfallenden Absatzchancen andererseits besteht, weil mit der identischen oder so gut wie identischen Übernahme der geschützten Kennzeichen meist auch die mehr oder weniger perfekte Nachahmung des äußeren Gewands des Originalerzeugnisses verbunden ist; vgl. <text:span text:style-name="T1">Harte-Bavendamm</text:span>, Markenpiraterie, § 5 Rn. 74.</text:p></text:note-body></text:note></text:span> Zur Schätzung des dem verletzten Schutzrechtsinhaber entgangenen Gewinns sind somit keine Kenntnisse über den Geschäftsverlauf<text:alphabetical-index-mark text:string-value="Geschäftsverlauf"/> beim Verletzer, seinen Umsatz oder Gewinn erforderlich.<text:span text:style-name="Footnote_20_Symbol"><text:note text:id="ftn342" text:note-class="footnote"><text:note-citation>342</text:note-citation><text:note-body><text:p text:style-name="P22"><text:s/><text:span text:style-name="T1">Wölfel</text:span>, S. 114.</text:p></text:note-body></text:note></text:span> Die Notwendigkeit einer umfassenden Rechnungslegung ist insoweit daher nicht gegeben.<text:span text:style-name="Footnote_20_Symbol"><text:note text:id="ftn343" text:note-class="footnote"><text:note-citation>343</text:note-citation><text:note-body><text:p text:style-name="P22"><text:s/><text:span text:style-name="T1">Stürner</text:span>, Aufklärungspflicht, S. 359; <text:span text:style-name="T1">v. Weichs/Foerstl</text:span>, ZUM 2000, 897 (899); <text:span text:style-name="T1">Wiume</text:span>, S. 50. </text:p></text:note-body></text:note></text:span> Die erforderlichen Angaben lassen sich mit Hilfe des akzessorischen Auskunftsanspruchs in Erfahrung bringen. </text:p>
      <text:p text:style-name="P3"/>
      <text:p text:style-name="P3"/>
      <text:p text:style-name="P11"/>
      <text:h text:style-name="Heading_20_5" text:outline-level="5">b) Berechnung des Verletzergewinns</text:h>
      <text:p text:style-name="P11"/>
      <text:p text:style-name="P3">Nach dieser Schadensberechnungsmethode hat der Verletzer den Gewinn herauszugeben, der gerade aufgrund der Schutzrechtsverletzung erzielt wurde.<text:span text:style-name="Footnote_20_Symbol"><text:note text:id="ftn344" text:note-class="footnote"><text:note-citation>344</text:note-citation><text:note-body><text:p text:style-name="P22"><text:s/><text:span text:style-name="T1">Körner</text:span>, S. 892.</text:p></text:note-body></text:note></text:span> </text:p>
      <text:p text:style-name="P3"/>
      <text:h text:style-name="Heading_20_6" text:outline-level="6">aa) Herausgabe des vollen Verletzergewinns</text:h>
      <text:p text:style-name="P1"/>
      <text:p text:style-name="P1">Der Gewinn des Verletzers besteht im Grunde in dem Überschuss des mit dem schutzrechtsverletzenden Gegenstand erzielten Erlöses über die angefallenen Kosten.<text:span text:style-name="Footnote_20_Symbol"><text:note text:id="ftn345" text:note-class="footnote"><text:note-citation>345</text:note-citation><text:note-body><text:p text:style-name="P22"><text:s/><text:span text:style-name="T1">Lehmann</text:span>, BB 1988, 1680 (1682); <text:span text:style-name="T1">Schulz</text:span>, S. 33; <text:span text:style-name="T1">Wölfel</text:span>, S. 116; <text:span text:style-name="T1">Braun</text:span>, S. 251; <text:span text:style-name="T1">Zahn</text:span>, S. 209; <text:span text:style-name="T1">Runkel</text:span>, WRP 2005, 968.</text:p></text:note-body></text:note></text:span> Damit handelt es sich beim Verletzergewinn inhaltlich um nichts anderes als das exakte Ergebnis einer auf den schutzrechtsverletzenden Gegenstand bezogenen, sich über einen bestimmten Zeitraum erstreckenden, durch Einnahmen und Ausgaben gekennzeichneten Geschäftsentwicklung<text:alphabetical-index-mark text:string-value="Geschäftsentwicklung"/>.<text:span text:style-name="Footnote_20_Symbol"><text:note text:id="ftn346" text:note-class="footnote"><text:note-citation>346</text:note-citation><text:note-body><text:p text:style-name="P22"><text:s/><text:span text:style-name="T1">Stürner</text:span>, Aufklärungspflicht, S. 358; Gerade hieran wird besonders deutlich, warum es sich anbietet, in diesem Zusammenhang auf § 259 BGB zurückzugreifen; vgl. <text:span text:style-name="T1">Eichmann</text:span>, GRUR 1990, 583.</text:p></text:note-body></text:note></text:span> Der Verletzte benötigt zu dessen Ermittlung somit nicht nur Informationen über die erzielten Umsätze, also regelmäßig Angaben über Liefermengen, Lieferdaten, Lieferpreise und die Namen und Adressen der Abnehmer,<text:span text:style-name="Footnote_20_Symbol"><text:note text:id="ftn347" text:note-class="footnote"><text:note-citation>347</text:note-citation><text:note-body><text:p text:style-name="P22"><text:s/><text:span text:style-name="T1">Köhler</text:span>, NJW 1992, 1477 (1482); <text:span text:style-name="T1">Teplitzky</text:span>, Wettbewerbsrechtliche Ansprüche, Kap. 39 Rn. 9; <text:span text:style-name="T1">Braun</text:span>, S. 251 f.; <text:span text:style-name="T1">Brändel</text:span>, GRUR 1985, 616 (617); <text:span text:style-name="T1">Gottwald</text:span>, BB 1979, 1780 (1784); <text:span text:style-name="T1">Nieder</text:span>, GRUR 1999, 654 (655); <text:span text:style-name="T1">Köhler </text:span>in Hefermehl/Köhler/Bornkamm, § 9 UWG Rn. 4.28; Nicht zu offenbaren sind demnach bloße Angebote, Angebotspreise und Angebotsempfänger, da dem Schutzrechtsinhaber dadurch in der Regel kein Schaden und dem Verletzer kein Gewinn entstanden sein wird; vgl. BGH in GRUR 1980, 227 (233) – Monumenta Germaniae Historica; a. A. <text:span text:style-name="T1">Mes</text:span>, § 140b PatG Rn. 19; Auch die instanzgerichtliche Praxis scheint dies anders zu handhaben; vgl. <text:span text:style-name="T1">Nieder</text:span>, Patentverletzung, S. 101.</text:p></text:note-body></text:note></text:span><text:span text:style-name="Footnote_20_Symbol"> </text:span>sondern auch Angaben über die Kosten des Verletzers.<text:span text:style-name="Footnote_20_Symbol"><text:note text:id="ftn348" text:note-class="footnote"><text:note-citation>348</text:note-citation><text:note-body><text:p text:style-name="P22"><text:s/><text:span text:style-name="T1">Stürner</text:span>, Aufklärungspflicht, S. 358; <text:span text:style-name="T1">Gottwald</text:span>, BB 1979, 1780 (1784 f.); <text:span text:style-name="T1">v. d. Osten</text:span>, Mitt. 2000, 95; <text:span text:style-name="T1">Ploch-Kumpf</text:span>, S. 90; <text:span text:style-name="T1">Stadler</text:span>, S. 201.</text:p></text:note-body></text:note></text:span> Dementsprechend sind im Rahmen der Rechnungslegung - je nachdem, ob es sich um Verletzungshandlungen auf der Produktions-<text:alphabetical-index-mark text:string-value="Produktionsebene"/> oder der Vertriebsebene<text:alphabetical-index-mark text:string-value="Vertriebsebene"/> handelt<text:span text:style-name="Footnote_20_Symbol"><text:note text:id="ftn349" text:note-class="footnote"><text:note-citation>349</text:note-citation><text:note-body><text:p text:style-name="P22"><text:s/><text:span text:style-name="T1">Lehmann</text:span>, BB 1988, 1680 (1682); <text:span text:style-name="T1">Mes</text:span>, § 140 b PatG Rn. 18.</text:p></text:note-body></text:note></text:span> - unter anderem auch Einstandskosten<text:alphabetical-index-mark text:string-value="Einstandskosten"/>, wie etwa Einkaufspreise, ferner angefallene Herstellungskosten<text:alphabetical-index-mark text:string-value="Herstellungskosten"/>, d. h. insbesondere Fertigungs-<text:alphabetical-index-mark text:string-value="Fertigungskosten"/> und Lohnkosten<text:alphabetical-index-mark text:string-value="Lohnkosten"/>, oder aber (auch) Vertriebskosten<text:alphabetical-index-mark text:string-value="Vertriebskosten"/> zu berücksichtigen.<text:span text:style-name="Footnote_20_Symbol"><text:note text:id="ftn350" text:note-class="footnote"><text:note-citation>350</text:note-citation><text:note-body><text:p text:style-name="P22"><text:s/><text:span text:style-name="T1">Köhler</text:span>, NJW 1992, 1477 (1482); <text:span text:style-name="T1">Gottwald</text:span>, BB 1979, 1780 (1784 f.); <text:span text:style-name="T1">Stadler</text:span>, S. 201; <text:span text:style-name="T1">Brändel</text:span>, GRUR 1985, 616 (617 f.); <text:span text:style-name="T1">Harte-Bavendamm</text:span>, Markenpiraterie, § 5 Rn. 76; <text:span text:style-name="T1">Wiume</text:span>, S. 50 f.; <text:span text:style-name="T1">Mes</text:span>, § 140 b PatG, Rn. 17; <text:span text:style-name="T1">Köhler </text:span>in Hefermehl/Köhler/Bornkamm, § 9 UWG Rn. 4.28; <text:span text:style-name="T1">Nieder</text:span>, Patentverletzung, S. 101; vgl. insbesondere auch BGH in GRUR 1982, 723 (726 f.) - Dampffrisierstab I, denn mit diesem Urteil war der BGH über die bis dahin erfolgte Rechtsprechung des Reichsgerichts und insbesondere auch des I. Zivilsenats des BGH beträchtlich hinausgegangen, indem er den Kreis der vom Schuldner mitzuteilenden Tatsachen sehr weit gezogen hatte.</text:p></text:note-body></text:note></text:span> Gemeinkosten<text:alphabetical-index-mark text:string-value="Gemeinkosten"/>(anteile) können dagegen nur (noch) ausnahmsweise in Abzug gebracht werden, wenn und soweit sie den schutzrechtsverletzenden Gegenständen unmittelbar zuzurechnen sind.<text:span text:style-name="Footnote_20_Symbol"><text:note text:id="ftn351" text:note-class="footnote"><text:note-citation>351</text:note-citation><text:note-body><text:p text:style-name="P22"><text:s/>BGH in GRUR 2001, 329 – Gemeinkostenanteil; <text:span text:style-name="T1">Zahn</text:span>, S. 209. </text:p></text:note-body></text:note></text:span> Entscheidend ist insoweit allerdings nicht nur, dass, sondern auch wie der Verletzer diese Angaben im Einzelnen darzustellen hat. Die mögliche Bandbreite erstreckt sich nämlich von der Bildung einiger weniger allgemeiner Kostengruppen bis hin zur Aufschlüsselung ins letzte Detail.<text:span text:style-name="Footnote_20_Symbol"><text:note text:id="ftn352" text:note-class="footnote"><text:note-citation>352</text:note-citation><text:note-body><text:p text:style-name="P22"><text:s/><text:span text:style-name="T1">Pross</text:span>, S. 892.</text:p></text:note-body></text:note></text:span> Dabei gilt es aber immer auch das Verhältnis von verlangtem Aufwand und Nutzen für die konkrete Schadensberechnung zu wahren.<text:span text:style-name="Footnote_20_Symbol"><text:note text:id="ftn353" text:note-class="footnote"><text:note-citation>353</text:note-citation><text:note-body><text:p text:style-name="P22"><text:s/>Benkard/<text:span text:style-name="T1">Rogge/Grabinski</text:span>, § 139 PatG Rn. 89; vgl. dazu auch BGH in GRUR 1973, 375 (378) – Miss Petite.</text:p></text:note-body></text:note></text:span> So hat es die Rechtsprechung in der zum Gebrauchsmusterrecht ergangenen „Dampffrisierstab I“ - Entscheidung für erforderlich gehalten, dem Verletzten eine <text:span text:style-name="T1">umfassende</text:span> Kenntnis der tatsächlichen, für die Herstellungs- und Vertriebskosten des Verletzers maßgebenden Umstände zu verschaffen.<text:span text:style-name="Footnote_20_Symbol"><text:note text:id="ftn354" text:note-class="footnote"><text:note-citation>354</text:note-citation><text:note-body><text:p text:style-name="P22"><text:s/><text:span text:style-name="T1">Brändel</text:span>, GRUR 1985, 616 (618); Busse/<text:span text:style-name="T1">Kreukenschrijver</text:span>, § 140 b Rn. 48.</text:p></text:note-body></text:note></text:span> Erfüllt ist der Anspruch auf Rechnungslegung danach erst dann, wenn der Schuldner in der gelegten Rechnung die Angaben über seine Gestehungs-<text:alphabetical-index-mark text:string-value="Gestehungskosten"/> und Vertriebskosten so vollständig gemacht hat, wie er dazu in der Lage ist.<text:span text:style-name="Footnote_20_Symbol"><text:note text:id="ftn355" text:note-class="footnote"><text:note-citation>355</text:note-citation><text:note-body><text:p text:style-name="P22"><text:s/>BGH in GRUR 1982, 723 (725) – Dampffrisierstab I; So heißt es im Beschluss des OLG Düsseldorf vom 20.4.1998 (2 W 12/98), zitiert bei <text:span text:style-name="T1">Kühnen/Geschke</text:span>, Rn. 404: Im Falle eines Herstellerbetriebs „sind zumindest nähere (aufgeschlüsselte) Angaben über die Art, Menge und den Einstandspreis des bei der Herstellung (einschließlich Verpackung) der patentverletzenden Gegenstände verwendeten Materials, über die Kosten der bei der Herstellung, der Montage und dem Vertrieb eingesetzten Maschinen, Werkzeuge und Vorrichtungen sowie über die dabei angefallenen Lohnkosten<text:alphabetical-index-mark text:string-value="Lohnkosten"/> zu machen. Der Gläubiger kann in diesem Zusammenhang Aufschluss über die Betriebsstunden der im Einsatz befindlichen Maschinen sowie die Zahl und Zeitdauer der bei den verschiedenen Arbeitsvorgängen eingesetzten Arbeitnehmer verlangen. Sofern dies notwendig ist, um die Angaben zu den Kosten des Materials, der Maschinen und der aufgewendeten Löhne abschätzen und überprüfen zu können, ist darüber hinaus der Fertigungsvorgang detailliert zu beschreiben“. </text:p></text:note-body></text:note></text:span> Dabei sind auch die Gemeinkosten aufgeschlüsselt und in einer für den Gläubiger nachvollziehbaren Art und Weise mitzuteilen;<text:span text:style-name="Footnote_20_Symbol"><text:note text:id="ftn356" text:note-class="footnote"><text:note-citation>356</text:note-citation><text:note-body><text:p text:style-name="P22"><text:s/>Vgl. den Beschluss des OLG Düsseldorf vom 20.4.1998 – 2 W 12/98, zitiert bei <text:span text:style-name="T1">Kühnen/Geschke</text:span>, Rn. 404.</text:p></text:note-body></text:note></text:span> ihre bloß pauschale Geltendmachung kommt also bereits im Rahmen der Rechnungslegung nicht in Betracht.<text:span text:style-name="Footnote_20_Symbol"><text:note text:id="ftn357" text:note-class="footnote"><text:note-citation>357</text:note-citation><text:note-body><text:p text:style-name="P22"><text:s/><text:span text:style-name="T1">Rojahn</text:span>, GRUR 2005, 623 (624). </text:p></text:note-body></text:note></text:span> Lassen sich bestimmte Kosten des Verletzers schließlich nur im Wege einer Schätzung ermitteln, soll sich der Anspruch nach der „Dampffrisierstab II“ – Entscheidung grundsätzlich auch auf die Mitteilung der Schätzungsgrundlagen erstrecken.<text:span text:style-name="Footnote_20_Symbol"><text:note text:id="ftn358" text:note-class="footnote"><text:note-citation>358</text:note-citation><text:note-body><text:p text:style-name="P22"><text:s/>BGH in GRUR 1984, 728 (730) – Dampffrisierstab II; Benkard/<text:span text:style-name="T1">Rogge/Grabinski</text:span>, § 139 PatG Rn. 89; Bamberger/Roth/<text:span text:style-name="T1">Grüneberg,</text:span> § 259 BGB Rn. 11. </text:p></text:note-body></text:note></text:span> Die insoweit von der Rechtsprechung aufgestellten hohen Anforderungen sind vom Schuldner aber regelmäßig nur mit einem erheblichen Arbeitsaufwand zu erfüllen.<text:span text:style-name="Footnote_20_Symbol"><text:note text:id="ftn359" text:note-class="footnote"><text:note-citation>359</text:note-citation><text:note-body><text:p text:style-name="P22"><text:s/><text:span text:style-name="T1">Kühnen/Geschke</text:span>, Rn. 405.</text:p></text:note-body></text:note></text:span> Daher sollte wenigstens hinsichtlich einzelner Positionen - wie etwa Lohn-<text:alphabetical-index-mark text:string-value="Lohnkosten"/> und Verpackungskosten<text:alphabetical-index-mark text:string-value="Verpackungskosten"/><text:span text:style-name="Footnote_20_Symbol"><text:note text:id="ftn360" text:note-class="footnote"><text:note-citation>360</text:note-citation><text:note-body><text:p text:style-name="P22"><text:s/><text:span text:style-name="T1">Wiume</text:span>, S. 52. </text:p></text:note-body></text:note></text:span>, Kosten für Materialschwund<text:alphabetical-index-mark text:string-value="Materialschwund"/><text:span text:style-name="Footnote_20_Symbol"><text:note text:id="ftn361" text:note-class="footnote"><text:note-citation>361</text:note-citation><text:note-body><text:p text:style-name="P22"><text:s/><text:span text:style-name="T1">Rojahn</text:span>, GRUR 2005, 623 (631). </text:p></text:note-body></text:note></text:span> oder Gewährleistung<text:alphabetical-index-mark text:string-value="Gewährleistung"/><text:span text:style-name="Footnote_20_Symbol"><text:note text:id="ftn362" text:note-class="footnote"><text:note-citation>362</text:note-citation><text:note-body><text:p text:style-name="P22"><text:s/>Entsprechen die Kosten für Gewährleistung<text:alphabetical-index-mark text:string-value="Gewährleistung"/> nach über Jahren gewonnenen und daher gesicherten Erfahrungswerten z. B. einem bestimmten Prozentsatz des Verkaufserlöses, erscheint es nämlich unverhältnismäßig, dass jeder Einzelne von womöglich hunderten von Gewährleistungsfällen vorgetragen werden muss; vgl. <text:span text:style-name="T1">Pross</text:span>, S. 892. </text:p></text:note-body></text:note></text:span> -, deren Höhe sich im Rahmen des Branchenüblichen bewegt, die Angabe von Pauschalsätzen möglich sein.<text:span text:style-name="Footnote_20_Symbol"><text:note text:id="ftn363" text:note-class="footnote"><text:note-citation>363</text:note-citation><text:note-body><text:p text:style-name="P22"><text:s/><text:span text:style-name="T1">Pross</text:span>, S. 892; <text:span text:style-name="T1">Wiume</text:span>, S. 52. </text:p></text:note-body></text:note></text:span> </text:p>
      <text:p text:style-name="P1"/>
      <text:p text:style-name="P1"/>
      <text:p text:style-name="P11"/>
      <text:h text:style-name="Heading_20_6" text:outline-level="6">bb) Herausgabe des anteiligen Verletzergewinns</text:h>
      <text:p text:style-name="P11"/>
      <text:p text:style-name="P3">In Fällen von Kennzeichenrechtsverletzungen soll demgegenüber nach Ansicht der Rechtsprechung nur die Mitteilung der zeitlich und räumlich aufgegliederten Verletzerumsätze (sowie gegebenenfalls der Art und des Umfangs der Werbemaßnahmen) geschuldet sein.<text:span text:style-name="Footnote_20_Symbol"><text:note text:id="ftn364" text:note-class="footnote"><text:note-citation>364</text:note-citation><text:note-body><text:p text:style-name="P22"><text:s/><text:span text:style-name="T1">Stadler</text:span>, S. 202; <text:span text:style-name="T1">Köhler</text:span>, NJW 1992, 1477 (1482); Großkommentar/<text:span text:style-name="T1">Köhler</text:span>, B, vor § 13 UWG Rn. 425; <text:span text:style-name="T1">Tilmann</text:span>, GRUR 1987, 251 (255); <text:span text:style-name="T1">Mahlmann</text:span>, S. 58; <text:span text:style-name="T1">Wölfel</text:span>, S. 115; <text:span text:style-name="T1">Gottwald</text:span>, BB 1979, 1780 (1785); <text:span text:style-name="T1">Nieder</text:span>, GRUR 1999, 654; BGH in GRUR 1977, 491 (494) – Allstar; BGH in GRUR 1991, 153 (155) – Pizza &amp; Pasta.</text:p></text:note-body></text:note></text:span> Zusätzliche – die Nachprüfung der Umsatzangaben ermöglichende – Informationen über Lieferdaten, Lieferpreise und Abnehmer sollen demgegenüber regelmäßig genauso wenig erforderlich sein wie nähere Angaben über die interne Aufschlüsselung der Kosten des Verletzers.<text:span text:style-name="Footnote_20_Symbol"><text:note text:id="ftn365" text:note-class="footnote"><text:note-citation>365</text:note-citation><text:note-body><text:p text:style-name="P22"><text:s/><text:span text:style-name="T1">Köhler</text:span>, NJW 1992, 1477 (1482); <text:span text:style-name="T1">Gottwald</text:span>, BB 1979, 1780 (1785); <text:span text:style-name="T1">Nieder</text:span>, GRUR 1999, 654; <text:span text:style-name="T1">Stadler</text:span>, S. 202; <text:span text:style-name="T1">Wölfel</text:span>, S. 114; <text:span text:style-name="T1">Tilmann</text:span>, GRUR 1987, 251 (255); <text:span text:style-name="T1">Lange</text:span>, Rn. 3403; <text:span text:style-name="T1">Zahn</text:span>, S. 199; BGH in GRUR 1977, 491 (494) – Allstar; BGH in GRUR 1991, 153 (155) – Pizza &amp; Pasta; Ohne ausdrücklich von dieser Rechtsprechung abzurücken, billigte der Bundesgerichtshof allerdings in zwei später verkündeten Entscheidungen eine darüber hinausgehende Verurteilung durch Instanzgerichte; vgl. <text:span text:style-name="T1">Schulz</text:span>, S. 34; BGH in GRUR 1982, 111 – Original Maraschino; BGH in GRUR 1984, 530 – Valium Roche.</text:p></text:note-body></text:note></text:span> Begründet wird diese Einschränkung der Offenbarungspflicht<text:alphabetical-index-mark text:string-value="Offenbarungspflicht"/> damit, dass in Fällen von Kennzeichenrechtsverletzungen – anders als bei der Verletzung technischer Schutzrechte oder Urheberrechte – die Höhe des herauszugebenden Verletzergewinns in der Regel nur geschätzt und nicht exakt beziffert werden könne.<text:span text:style-name="Footnote_20_Symbol"><text:note text:id="ftn366" text:note-class="footnote"><text:note-citation>366</text:note-citation><text:note-body><text:p text:style-name="P22"><text:s/>BGH in GRUR 1973, 378 – Miss Petite; BGH in GRUR 1977, 491 (494) – Allstar; <text:span text:style-name="T1">Nieder</text:span>, GRUR 1999, 654 f.; <text:span text:style-name="T1">Braun</text:span>, S. 252; <text:span text:style-name="T1">Schulz</text:span>, S. 33 f.; <text:span text:style-name="T1">Wiume</text:span>, S. 49; Großkommentar/<text:span text:style-name="T1">Köhler</text:span>, B, vor § 13 Rn. 425; <text:span text:style-name="T1">Harte-Bavendamm</text:span>, Markenpiraterie, § 5 Rn. 77; Ahrens/<text:span text:style-name="T1">Loewenstein</text:span>, § 70 Rn. 6; <text:span text:style-name="T1">Tilmann</text:span>, S. 299.</text:p></text:note-body></text:note></text:span> Denn der Verletzte könne im Falle einer Kennzeichenrechtsverletzung, da nicht der gesamte Gewinn des Verletzers auf der Rechtsverletzung beruht, lediglich die Herausgabe eines Anteils vom Verletzergewinn verlangen.<text:span text:style-name="Footnote_20_Symbol"><text:note text:id="ftn367" text:note-class="footnote"><text:note-citation>367</text:note-citation><text:note-body><text:p text:style-name="P22"><text:s/><text:span text:style-name="T1">Nieder</text:span>, GRUR 1999, 654 f.; <text:span text:style-name="T1">Wiume</text:span>, S. 49; <text:span text:style-name="T1">Köhler</text:span>, NJW 1992, 1477 (1479, 1482); <text:span text:style-name="T1">Stadler</text:span>, S. 202; Großkommentar/<text:span text:style-name="T1">Köhler</text:span>, B, vor § 13 UWG Rn. 425; <text:span text:style-name="T1">Teplitzky</text:span>, Wettbewerbsrechtliche Ansprüche, Kap. 34 Rn. 33; BGH in GRUR 1977, 491 (494) – Allstar.</text:p></text:note-body></text:note></text:span> Müsse aber dieser herauszugebende Anteil ohnehin geschätzt werden, könne also der Verletzergewinn nicht genau beziffert werden, so bedeute die nähere Angabe von Lieferdaten, Lieferpreisen und Abnehmern, da diese Daten für die Schadensschätzung<text:alphabetical-index-mark text:string-value="Schadensschätzung"/> nicht zwingend erforderlich seien, keine so wesentliche Erleichterung oder Verbesserung der Schätzung, dass es gerechtfertigt wäre, dem Verletzer eine so weitgehende Offenbarung seiner geschäftlichen Verhältnisse <text:span text:style-name="T1">zuzumuten.</text:span><text:span text:style-name="Footnote_20_Symbol"><text:note text:id="ftn368" text:note-class="footnote"><text:note-citation>368</text:note-citation><text:note-body><text:p text:style-name="P22"><text:s/><text:span text:style-name="T1">Braun</text:span>, S. 252; <text:span text:style-name="T1">Gottwald</text:span>, BB 1979, 1780 (1785); Großkommentar/<text:span text:style-name="T1">Köhler</text:span>, B, vor § 13 UWG Rn. 425; <text:span text:style-name="T1">Stürner</text:span>, Aufklärungspflicht, S. 360; <text:span text:style-name="T1">Wölfel</text:span>, S. 116; <text:span text:style-name="T1">Lange</text:span>, Rn. 3402; BGH in GRUR 1973, 375, 355 – Miss Petite; BGH in GRUR 1977, 491, 494 – Allstar; BGH in GRUR 1974, 53 (53) – Nebelscheinwerfer.</text:p></text:note-body></text:note></text:span> Ähnlich argumentierte die Rechtsprechung auch bei Geschmacksmusterrechtsverletzungen und betrachtete insoweit lediglich Angaben über Liefermengen, Verkaufs- und Einkaufspreise, Umsatzsteuern<text:alphabetical-index-mark text:string-value="Umsatzsteuer"/> und Zölle als unentbehrliche Schätzungsgrundlagen.<text:span text:style-name="Footnote_20_Symbol"><text:note text:id="ftn369" text:note-class="footnote"><text:note-citation>369</text:note-citation><text:note-body><text:p text:style-name="P22"><text:s/><text:span text:style-name="T1">Stadler</text:span>, S. 202; <text:span text:style-name="T1">Braun</text:span>, S. 252 f.; <text:span text:style-name="T1">Zahn</text:span>, S. 200; BGH in GRUR 1974, 53 (54 f.) – Nebelscheinwerfer mit kritischer Anmerk. von Henssler; Eine Aufschlüsselung der Materialgemeinkosten nach Beschaffungs-, Fracht- und Lagerhaltungskosten sowie Buchhaltungs-, Verpackungs- und sonstigen Vertriebskosten<text:alphabetical-index-mark text:string-value="Vertriebskosten"/> wurde, weil im Streitfall eben nur eine Schätzung des herauszugebenden Verletzergewinns in Betracht kam, als nicht erforderlich angesehen.</text:p></text:note-body></text:note></text:span> Über die Frage, welche Informationen zur Berechnung des Schadensersatzanspruchs erforderlich sind, soll also entscheiden, ob diese eine Bezifferung des Schadens ermöglichen oder lediglich als Grundlage für eine Schadensschätzung nach § 287 ZPO dienen sollen.<text:span text:style-name="Footnote_20_Symbol"><text:note text:id="ftn370" text:note-class="footnote"><text:note-citation>370</text:note-citation><text:note-body><text:p text:style-name="P22"><text:s/><text:span text:style-name="T1">Mahlmann</text:span>, S. 57; <text:span text:style-name="T1">Ploch-Kumpf</text:span>, S. 89; <text:span text:style-name="T1">Teplitzky</text:span>, Wettbewerbsrechtliche Ansprüche, Kap. 38 Rn. 11.</text:p></text:note-body></text:note></text:span> Die Bezifferung eines Schadens erfordere nämlich regelmäßig genauere und weitaus detailliertere Angaben als eine Schadensschätzung.<text:span text:style-name="Footnote_20_Symbol"><text:note text:id="ftn371" text:note-class="footnote"><text:note-citation>371</text:note-citation><text:note-body><text:p text:style-name="P22"><text:s/><text:span text:style-name="T1">Teplitzky</text:span>, Wettbewerbsrechtliche Ansprüche, Kap. 38 Rn. 12; <text:span text:style-name="T1">Ploch-Kumpf</text:span>, S. 89; <text:span text:style-name="T1">Mahlmann</text:span>, S. 57.</text:p></text:note-body></text:note></text:span> </text:p>
      <text:p text:style-name="P3">Es erscheint allerdings fraglich, ob diese Rechtsprechung tatsächlich gerechtfertigt ist. Denn bereits die der Einschränkung des Rechnungslegungsanspruchs zugrunde liegende Annahme, im Kennzeichen- bzw. Geschmacksmusterrecht könne im Unterschied zu den sonstigen Immaterialgüterrechten die Höhe des herauszugebenden Verletzergewinns in der Regel nur geschätzt werden, weil dort regelmäßig nur die Herausgabe eines bloßen Anteils am Verletzergewinn in Betracht komme, während bei den sonstigen Immaterialgüterrechten gewöhnlich der ganze Verletzergewinn beansprucht werden könne, erweist sich als unzutreffend.<text:span text:style-name="Footnote_20_Symbol"><text:note text:id="ftn372" text:note-class="footnote"><text:note-citation>372</text:note-citation><text:note-body><text:p text:style-name="P22"><text:s/><text:span text:style-name="T1">Nieder</text:span>, GRUR 1999, 654 (655); <text:span text:style-name="T1">Tilmann</text:span>, GRUR 1987, 251 (255).</text:p></text:note-body></text:note></text:span> Diese Argumentation des Bundesgerichtshofes verkennt nämlich, dass bei allen Rechten des geistigen Eigentums sowohl Verletzungssachverhalte denkbar sind, die zur vollständigen Herausgabe des rechtswidrig erzielten Gewinns verpflichten als auch solche, die nur eine anteilige Herausgabe begründen können, also eine Schätzung erfordern, so dass insoweit nicht pauschal nach dem verletzten Schutzrecht differenziert werden kann.<text:span text:style-name="Footnote_20_Symbol"><text:note text:id="ftn373" text:note-class="footnote"><text:note-citation>373</text:note-citation><text:note-body><text:p text:style-name="P22"><text:s/>Man denke etwa an Fälle, in denen der patent-, gebrauchsmuster- oder urheberrechtlich geschützte Teil dem Verletzungsgegenstand nicht das entscheidende Gepräge gibt oder Fälle, in denen ohne die rechtswidrige (so gut wie) identische Übernahme berühmter Parfüm- oder Textilmarken möglicherweise nicht ein Verletzererzeugnis abgesetzt worden wäre; vgl. <text:span text:style-name="T1">Nieder</text:span>, GRUR 1999, 654 (655); <text:span text:style-name="T1">Harte-Bavendamm</text:span>, Markenpiraterie, § 5 Rn. 77; <text:span text:style-name="T1">Rinnert/Küppers/Tilmann</text:span>, FS Helm, S. 351; <text:span text:style-name="T1">Tilmann</text:span>, GRUR 1987, 251 (255); <text:span text:style-name="T1">Tilmann</text:span>, GRUR 2003, 647 (651); <text:span text:style-name="T1">Körner</text:span>, S. 892; <text:span text:style-name="T1">Zahn</text:span>, S. 209 f.; Insbesondere kommt gerade auch bei technischen Schutzrechten nur die Herausgabe eines anteiligen Verletzergewinns in Betracht, wenn der Verletzer nachweist, dass er den Gewinn unter Verletzung des fremden Rechts, aber gleichzeitigem (dafür notwendigen) Gebrauch eines eigenen Schutzrechts – oder sogar des Schutzrechts eines Dritten – erzielt hat; vgl. <text:span text:style-name="T1">Teplitzky</text:span>, Wettbewerbsrechtliche Ansprüche, Kap. 34 Rn. 33; <text:span text:style-name="T1">Tilmann</text:span>, GRUR 2003, 647 (651).</text:p></text:note-body></text:note></text:span> Auch andere Gründe für die grundsätzliche Einschränkung des Rechnungslegungsanspruchs anhand des verletzten Schutzrechts sind nicht ersichtlich. So ist die Situation, in der sich der verletzte Schutzrechtsinhaber befindet, unabhängig von der Art des verletzten Schutzrechts, in ihren Grundzügen regelmäßig die gleiche.<text:span text:style-name="Footnote_20_Symbol"><text:note text:id="ftn374" text:note-class="footnote"><text:note-citation>374</text:note-citation><text:note-body><text:p text:style-name="P22"><text:s/><text:span text:style-name="T1">Wiume</text:span>, S. 52; teilweise a. A. <text:span text:style-name="T1">Tilmann</text:span>, GRUR 1987, 251 (255).</text:p></text:note-body></text:note></text:span> Es muss für jeden Fall gesondert geprüft werden, ob aufgrund eines unmittelbaren Wettbewerbsverhältnisses zum Schutzrechtsinhaber ein berechtigtes Geheimhaltungsinteresse auf Seiten des Schutzrechtsverletzers besteht, dass (trotz der Möglichkeit eines Wirtschaftsprüfervorbehalts<text:span text:style-name="Footnote_20_Symbol"><text:note text:id="ftn375" text:note-class="footnote"><text:note-citation>375</text:note-citation><text:note-body><text:p text:style-name="P22"><text:s/><text:span text:style-name="T1">Nieder</text:span>, GRUR 1999, 654 (655).</text:p></text:note-body></text:note></text:span>) die Einschränkung des Rechnungslegungsanspruchs gebietet; denn auch insoweit sind allgemeingültige Feststellungen anhand der Art des verletzten Schutzrechts nicht möglich.<text:span text:style-name="Footnote_20_Symbol"><text:note text:id="ftn376" text:note-class="footnote"><text:note-citation>376</text:note-citation><text:note-body><text:p text:style-name="P22"><text:s/><text:span text:style-name="T1">Wiume</text:span>, S. 51; <text:span text:style-name="T1">Nieder</text:span>, GRUR 1999, 654 (655); a. A. <text:span text:style-name="T1">Tilmann</text:span>, GRUR 1987, 251 (255).</text:p></text:note-body></text:note></text:span> Des weiteren ist nicht einzusehen, warum gerade bei Kennzeichen- bzw. Geschmacksmusterrechtsverletzungen die Zahl der Abnehmer regelmäßig so groß sein soll, dass grundsätzlich die Einschränkung des Rechnungslegungsanspruchs gerechtfertigt ist, denn auch bei den sonstigen Immaterialgüterrechten kommt prinzipiell der Vertrieb eines Masseartikels<text:alphabetical-index-mark text:string-value="Masseartikel"/> in Betracht.<text:span text:style-name="Footnote_20_Symbol"><text:note text:id="ftn377" text:note-class="footnote"><text:note-citation>377</text:note-citation><text:note-body><text:p text:style-name="P22"><text:s/>So <text:span text:style-name="T1">Tilmann</text:span>, GRUR 1987, 251 (255); a. A. <text:span text:style-name="T1">Wiume</text:span>, S. 51; <text:span text:style-name="T1">Nieder</text:span>, GRUR 1999, 654 (655); <text:span text:style-name="T1">Zahn</text:span>, S. 200.</text:p></text:note-body></text:note></text:span> Schließlich ist, da die Abnehmernamen zu Kontrollzwecken mitzuteilen sind, für die dahingehende Verpflichtung des Schutzrechtsverletzers nicht entscheidend, ob im Patent- und Gebrauchsmusterrecht sowie im Urheberrecht ein rechtsberührender Kontakt zwischen dem Schutzrechtsinhaber und dem Abnehmer – etwa durch Geltendmachung von Gewährleistungsansprüchen - (möglicherweise) wahrscheinlicher ist als im Kennzeichenrecht;<text:span text:style-name="Footnote_20_Symbol"><text:note text:id="ftn378" text:note-class="footnote"><text:note-citation>378</text:note-citation><text:note-body><text:p text:style-name="P22"><text:s/>So aber <text:span text:style-name="T1">Tilmann</text:span>, GRUR 1987, 251 (255); vgl. insoweit <text:span text:style-name="T1">Zahn</text:span>, S. 199 f.</text:p></text:note-body></text:note></text:span> unabhängig davon erweist sich aber auch diese Wahrscheinlichkeitsprognose als fraglich.<text:span text:style-name="Footnote_20_Symbol"><text:note text:id="ftn379" text:note-class="footnote"><text:note-citation>379</text:note-citation><text:note-body><text:p text:style-name="P22"><text:s/>Denn wenn es sich um einen Fall echter Produktpiraterie handelt, bei dem versucht wird, ein Plagiat als Original in den Verkehr zu bringen, ist die Interessenlage bei sämtlichen Schutzrechtsverletzungen die gleiche; vgl. <text:span text:style-name="T1">v. Weichs/Foerstl</text:span>, ZUM 2000, 897 (900). </text:p></text:note-body></text:note></text:span> Nicht zuletzt sprechen auch die sonstigen, insbesondere die im Regierungsentwurf zur Umsetzung der Durchsetzungs-Richtlinie vorgesehenen Informationsansprüche im Recht des geistigen Eigentums nicht für eine pauschale Differenzierung, da sie (zumindest in ihren Grundzügen) unabhängig von der Art des verletzten Schutzrechts ausgestaltet sind. </text:p>
      <text:p text:style-name="P3">Da somit keine Gründe ersichtlich sind, die eine grundsätzliche Einschränkung des Rechnungslegungsanspruchs anhand des verletzten Schutzrechts gebieten, bleibt als Differenzierungskriterium für die Einschränkung des Rechnungslegungsanspruchs nur noch der Umstand, dass die Höhe des zu leistenden Schadensersatzes im Wege der Schadensschätzung<text:alphabetical-index-mark text:string-value="Schadensschätzung"/> zu ermitteln ist, weil lediglich ein anteiliger Verletzergewinn geschuldet wird.<text:span text:style-name="Footnote_20_Symbol"><text:note text:id="ftn380" text:note-class="footnote"><text:note-citation>380</text:note-citation><text:note-body><text:p text:style-name="P22"><text:s/><text:span text:style-name="T1">Braun</text:span>, S. 253; <text:span text:style-name="T1">Wölfel</text:span>, S. 116.</text:p></text:note-body></text:note></text:span> Allerdings bestehen auch gegen eine Differenzierung anhand dieses Kriteriums erhebliche Bedenken. Denn ebenso wie eine konkrete Schadensbezifferung soll auch eine Schadensschätzung nach § 287 ZPO der Wahrheit möglichst nahe kommen; so soll sich das Gericht insbesondere nicht mit einer groben Schätzung begnügen, wo eine genauere Schätzung möglich ist.<text:span text:style-name="Footnote_20_Symbol"><text:note text:id="ftn381" text:note-class="footnote"><text:note-citation>381</text:note-citation><text:note-body><text:p text:style-name="P22"><text:s/>Musielak/<text:span text:style-name="T1">Foerste</text:span>, § 287 ZPO Rn. 9; vgl. etwa BGH in NJW-RR 1993, 795. </text:p></text:note-body></text:note></text:span> Ist aber der Schaden nach § 287 ZPO zu schätzen, weil nur ein Teil des Verletzergewinns auf der Schutzrechtsverletzung beruht, basiert diese Schätzung doch auf den Angaben des Verletzers über den Gesamtgewinn<text:alphabetical-index-mark text:string-value="Gesamtgewinn"/> und damit – als einer seiner Berechnungsfaktoren – über den zugrunde liegenden Umsatz<text:span text:style-name="Footnote_20_Symbol"><text:note text:id="ftn382" text:note-class="footnote"><text:note-citation>382</text:note-citation><text:note-body><text:p text:style-name="P22"><text:s/><text:span text:style-name="T1">Nieder</text:span>, GRUR 1999, 654 (655).</text:p></text:note-body></text:note></text:span>. Um daher hinsichtlich der Schätzungsgrundlage nicht der Ehrlichkeit des Schutzrechtsverletzers ausgeliefert zu sein, bedarf der Schutzrechtsinhaber der Möglichkeit, die Verlässlichkeit der Angaben nachzuprüfen, so dass auch bei der Schadensschätzung nach § 287 ZPO grundsätzlich ein Bedürfnis nach Mitteilung der Abnehmer, Lieferdaten und Lieferpreise sowie der Aufschlüsselung der Kosten zu Kontrollzwecken zu bejahen ist.<text:span text:style-name="Footnote_20_Symbol"><text:note text:id="ftn383" text:note-class="footnote"><text:note-citation>383</text:note-citation><text:note-body><text:p text:style-name="P22"><text:s/><text:span text:style-name="T1">Nieder</text:span>, GRUR 1999, 654 (655); <text:span text:style-name="T1">Braun</text:span>, S. 253; Großkommentar/<text:span text:style-name="T1">Köhler</text:span>, B, vor § 13 Rn. 425; <text:span text:style-name="T1">Wölfel</text:span>, S. 116 f.; <text:span text:style-name="T1">Mahlmann</text:span>, S. 58; <text:span text:style-name="T1">Zahn</text:span>, S. 200; Nach Ansicht von <text:span text:style-name="T1">v. Weichs/Foerstl</text:span> in ZUM 2000, 897 (900) überzeugt dies nicht, weil dem Kontrollbedürfnis dann auch bei der Auskunft über den Umfang der Verletzungshandlungen Rechnung getragen werden müsste; dabei wird aber übersehen, dass dem Kontrollbedürfnis hinsichtlich des Umfangs der Verletzungshandlung gerade durch die Verpflichtung zur Mitteilung der Abnehmer entsprochen wird. Eine Mitteilung der Lieferpreise zu Kontrollzwecken wäre dem Verletzten in diesem Zusammenhang nicht von Nutzen. </text:p></text:note-body></text:note></text:span> Schließlich verspricht eine verlässliche Schätzungsgrundlage für den konkreten Fall eine präzisere Schadensschätzung und damit eine effektivere Rechtsdurchsetzung für den Verletzten.<text:span text:style-name="Footnote_20_Symbol"><text:note text:id="ftn384" text:note-class="footnote"><text:note-citation>384</text:note-citation><text:note-body><text:p text:style-name="P22"><text:s/><text:span text:style-name="T1">Braun</text:span>, S. 253; <text:span text:style-name="T1">Wölfel</text:span>, S. 116 f.; <text:span text:style-name="T1">Zahn</text:span>, S. 201.</text:p></text:note-body></text:note></text:span> Dieser Umstand gewinnt gerade auch vor dem Hintergrund an Bedeutung, dass die Schadensschätzung bereits naturgemäß zahlreichen Unwägbarkeiten ausgesetzt ist und daher von den Gerichten prinzipiell nur mit Zurückhaltung vorgenommen wird.<text:span text:style-name="Footnote_20_Symbol"><text:note text:id="ftn385" text:note-class="footnote"><text:note-citation>385</text:note-citation><text:note-body><text:p text:style-name="P22"><text:s/><text:span text:style-name="T1">Wölfel</text:span>, S. 117; <text:span text:style-name="T1">Braun</text:span>, S. 253; „Die Schadensschätzung<text:alphabetical-index-mark text:string-value="Schadensschätzung"/> steht ohnehin auf so tönernen Füßen, dass jede feste Größe wohltut“; so <text:span text:style-name="T1">Stürner</text:span>, JZ 1985, 453 (458).</text:p></text:note-body></text:note></text:span> </text:p>
      <text:p text:style-name="P4">Berücksichtigt man nunmehr aber, dass jeder Schutzrechtsverletzer (unabhängig von der Art des verletzten Schutzrechts und dem Umfang des herauszugebenden Verletzergewinns) zur Durchsetzung seiner Rechte im Grunde die gleichen Informationen benötigt, bedarf die Einschränkung des Rechnungslegungsanspruchs in Fällen, in denen nicht der gesamte Gewinn des Verletzers auf die Schutzrechtsverletzung zurückzuführen ist, einer besonderen Rechtfertigung, kommt also nur in Betracht, wenn sie durch zwingende Gründe geboten ist. Insoweit ist allerdings festzustellen, dass, nur weil der Verletzergewinn nicht vollständig auf der Schutzrechtsverletzung beruht und daher auch nicht vollständig herauszugeben ist, der Schutzrechtsverletzer nicht grundsätzlich als weniger belastbar bzw. schutzwürdiger angesehen werden muss. Schließlich ist der Umstand, dass nur ein Teil des Gewinns auf der Schutzrechtsverletzung beruht, nicht auf eine bewusste und damit anerkennenswerte Entscheidung des Schutzrechtsverletzers zurückzuführen, sondern abhängig von der Branche und dem in Frage stehenden schutzrechtsverletzenden Gegenstand. Es ist und bleibt daher eine Frage des Einzelfalles, ob die Rechnungslegungsverpflichtung angesichts der damit verbundenen Arbeitsbelastung oder entgegenstehender berechtigter Geheimhaltungsinteressen unverhältnismäßig erscheint, so dass eine Einschränkung erforderlich wird. Dabei ist insbesondere zu berücksichtigen, dass zum Ausgleich berechtigter Geheimhaltungsinteressen einerseits und der Informationsinteressen des Verletzten andererseits vor einer Einschränkung eine Modifikation der Offenbarungspflicht<text:alphabetical-index-mark text:string-value="Offenbarungspflicht"/> geboten sein kann. Auch ein Blick auf das rechtspolitische Umfeld, insbesondere auf die im Regierungsentwurf für ein Gesetz zur Verbesserung der Durchsetzung von Rechten des geistigen Eigentums vorgesehenen weit reichenden Informationsansprüche, scheint diese Einschätzung zu bestätigen. Die grundsätzliche Einschränkung des Rechnungslegungsanspruchs in Fällen, in denen nur ein Teil des Gewinns auf der Schutzrechtsverletzung beruht, ist somit nicht zu rechtfertigen. Im Ergebnis muss dem verletzten Schutzrechtsinhaber damit auch im Kennzeichen- und Geschmacksmusterrecht grundsätzlich ein uneingeschränkter Rechnungslegungsanspruch zustehen, und zwar unabhängig davon, ob der volle oder nur ein anteiliger Verletzergewinn herauszugeben ist.<text:span text:style-name="Footnote_20_Symbol"><text:note text:id="ftn386" text:note-class="footnote"><text:note-citation>386</text:note-citation><text:note-body><text:p text:style-name="P22"><text:s/>Unzutreffend daher <text:span text:style-name="T1">Eichmann </text:span>in Eichmann/v. Falckenstein, § 42 GeschmMG, Rn. 21, denn dort heißt es: „Die Rechnungslegung dient der Schadensberechnung und der Kontrolle; durch die Auskunft soll nur eine Schadensschätzung<text:alphabetical-index-mark text:string-value="Schadensschätzung"/> ermöglicht werden“; ähnlich auch Fezer/<text:span text:style-name="T1">Büscher</text:span>, § 8 UWG Rn. 269.</text:p></text:note-body></text:note></text:span> Anderenfalls würde man den verletzten Kennzeichen- bzw. Geschmacksmusterrechtsinhaber nämlich ohne sachliche Rechtfertigung auf einen Schadensersatzanspruch verweisen, der – mangels der erforderlichen Informationen - möglicherweise nur einen Bruchteil des tatsächlichen Schadens erfasst.<text:span text:style-name="Footnote_20_Symbol"><text:note text:id="ftn387" text:note-class="footnote"><text:note-citation>387</text:note-citation><text:note-body><text:p text:style-name="P22"><text:s/><text:span text:style-name="T1">Wiume</text:span>, S. 52. </text:p></text:note-body></text:note></text:span> </text:p>
      <text:p text:style-name="P3"/>
      <text:p text:style-name="P3"/>
      <text:p text:style-name="P3"/>
      <text:h text:style-name="Heading_20_5" text:outline-level="5">c) Berechnung einer angemessenen Lizenzgebühr </text:h>
      <text:p text:style-name="P3"/>
      <text:p text:style-name="P3">Die Schadensberechnungsmethode der Lizenzanalogie beruht schließlich auf der Erwägung, dass der Schutzrechtsinhaber die Nutzung seines Schutzrechts normalerweise nur gegen Zahlung einer Lizenzgebühr gestattet hätte und daher auch bei unerlaubter Nutzung im Gegenzug – gewissermaßen als Mindestschaden – einen angemessenen Ausgleich erhalten müsse.<text:span text:style-name="Footnote_20_Symbol"><text:note text:id="ftn388" text:note-class="footnote"><text:note-citation>388</text:note-citation><text:note-body><text:p text:style-name="P22"><text:s/>Vgl. <text:span text:style-name="T1">v. d. Osten</text:span>, Mitt. 2000, 95 (96); <text:span text:style-name="T1">Heermann</text:span>, GRUR 1999, 625; <text:span text:style-name="T1">Teplitzky</text:span>, Wettbewerbsrechtliche Ansprüche, Kap. 34 Rn. 27; <text:span text:style-name="T1">Melullis</text:span>, FS Traub, S. 287 (289); <text:span text:style-name="T1">Körner</text:span>, S. 893.</text:p></text:note-body></text:note></text:span> Schließlich dürfe der Verletzer grundsätzlich weder besser noch schlechter gestellt werden als er bei ordnungsgemäß nachgesuchter und erteilter Lizenz gestanden hätte.<text:span text:style-name="Footnote_20_Symbol"><text:note text:id="ftn389" text:note-class="footnote"><text:note-citation>389</text:note-citation><text:note-body><text:p text:style-name="P22"><text:s/>Großkommentar/<text:span text:style-name="T1">Köhler</text:span>, B, vor § 13 UWG Rn. 323, 331; <text:span text:style-name="T1">Grüger</text:span>, GRUR 2006, 536 (538).</text:p></text:note-body></text:note></text:span> So ist im Ergebnis darauf abzustellen, was vernünftig denkende Parteien bei Abschluss eines fiktiven Lizenzvertrages<text:alphabetical-index-mark text:string-value="Lizenzvertrag"/> als Lizenzgebühr vereinbart hätten.<text:span text:style-name="Footnote_20_Symbol"><text:note text:id="ftn390" text:note-class="footnote"><text:note-citation>390</text:note-citation><text:note-body><text:p text:style-name="P22"><text:s/><text:span text:style-name="T1">Rogge</text:span>, S. 929 (933); <text:span text:style-name="T1">Köhler</text:span>, NJW 1992, 1477 (1479); <text:span text:style-name="T1">Melullis</text:span>, FS Traub, S. 287 (291 f.); Großkommentar/<text:span text:style-name="T1">Köhler</text:span>, B, vor § 13 UWG Rn. 331; <text:span text:style-name="T1">Grüger</text:span>, GRUR 2006, 536 (538); <text:span text:style-name="T1">v. d. Osten</text:span>, Mitt. 2000, 95 (96). </text:p></text:note-body></text:note></text:span> Grundlage dieser Berechnung ist somit der – durch die angemessene Lizenzgebühr ausgedrückte – objektive Verkehrswert des angemaßten Nutzungsrechtes.<text:span text:style-name="Footnote_20_Symbol"><text:note text:id="ftn391" text:note-class="footnote"><text:note-citation>391</text:note-citation><text:note-body><text:p text:style-name="P22"><text:s/><text:span text:style-name="T1">Melullis</text:span>, FS Traub, S. 287 (291); <text:span text:style-name="T1">Teplitzky</text:span>, Wettbewerbsrechtliche Ansprüche, Kap. 34 Rn. 31; Ob dem Geschädigten – wie noch Art. 17 des Vorschlags für eine Richtlinie des Europäischen Parlaments und des Rates über die Maßnahmen und Verfahren zum Schutz der Rechte an geistigem Eigentum vorsah – im Falle einer Schadensberechnung nach der Lizenzanalogie regelmäßig ein Betrag zustehen soll, der dem Doppelten einer fiktiven Lizenzgebühr entspricht oder ob es lediglich im Einzelfall zum sachgerechten Schadensausgleich erforderlich sein soll, den Schadensersatz höher als die einfache Lizenzgebühr zu bemessen, ist für Inhalt und Umfang des dem Verletzten in diesem Zusammenhang zustehenden Rechnungslegungsanspruchs ohne Bedeutung; vgl. in diesem Zusammenhang <text:span text:style-name="T1">Harte-Bavendamm</text:span>, FS Tilmann, S. 803; <text:span text:style-name="T1">Hoeren</text:span>, MMR 2003, 299 (301); BT/Drucks. 16/5048, S. 37; Dem Bundesgerichtshof ist auch nicht entgangen, dass es sich im Falle einer „Schadensliquidation nach Lizenzgrundsätzen“ der Sache nach um einen dem Bereicherungsanspruch<text:alphabetical-index-mark text:string-value="Bereicherungsanspruch"/> nach §§ 812 Abs. 1 Alt. 2, 818 Abs. 2 BGB entsprechenden Anspruch handelt; vgl. etwa zuletzt BGH in GRUR 2006, 143 (145) – Catwalk. Er hat dennoch – entgegen kritischer Stimmen in der Literatur; vgl. etwa <text:span text:style-name="T1">Rogge</text:span>, S. 930 – an dieser Schadensberechnungsmethode festgehalten; vgl. <text:span text:style-name="T1">Heermann</text:span>, GRUR 1999, 625 (628); Großkommentar/<text:span text:style-name="T1">Köhler</text:span>, B, vor § 13 UWG Rn. 326. </text:p></text:note-body></text:note></text:span> Demnach ist eine für den konkreten Fall angemessene Lizenzgebühr nach § 287 ZPO zu schätzen.<text:span text:style-name="Footnote_20_Symbol"><text:note text:id="ftn392" text:note-class="footnote"><text:note-citation>392</text:note-citation><text:note-body><text:p text:style-name="P22"><text:s/>OLG Düsseldorf in GRUR-RR 2003, 209 – Meißner Dekor; <text:span text:style-name="T1">Grüger</text:span>, GRUR 2006, 536 (541); <text:span text:style-name="T1">Melullis</text:span>, FS Traub, S. 287 (292). </text:p></text:note-body></text:note></text:span> Anknüpfend an die erfolgten Verkäufe des rechtsverletzenden Produkts kommt dabei sowohl die Bestimmung einer Umsatz-(bzw. Pauschal-)lizenzgebühr als auch – nach der Rechtsprechung der Regelfall – einer Stücklizenzgebühr<text:alphabetical-index-mark text:string-value="Stücklizenzgebühr"/> in Betracht.<text:span text:style-name="Footnote_20_Symbol"><text:note text:id="ftn393" text:note-class="footnote"><text:note-citation>393</text:note-citation><text:note-body><text:p text:style-name="P22"><text:s/><text:span text:style-name="T1">Teplitzky</text:span>, Wettbewerbsrechtliche Ansprüche, Kap. 34 Rn. 28; <text:span text:style-name="T1">Köhler</text:span>, NJW 1992, 1477 (1479); <text:span text:style-name="T1">Pietzcker</text:span>, GRUR 1975, 55 (56); Großkommentar/<text:span text:style-name="T1">Köhler</text:span>, B, vor § 13 UWG Rn. 333; <text:span text:style-name="T1">Grüger</text:span>, GRUR 2006, 536 (538).</text:p></text:note-body></text:note></text:span> Zur Bestimmung des entsprechenden Lizenzsatzes<text:alphabetical-index-mark text:string-value="Lizenzsatz"/> ist – soweit möglich - auf die marktüblichen Verhältnisse abzustellen, wobei sich die Umstände des Einzelfalles als maßgeblich erweisen.<text:span text:style-name="Footnote_20_Symbol"><text:note text:id="ftn394" text:note-class="footnote"><text:note-citation>394</text:note-citation><text:note-body><text:p text:style-name="P22"><text:s/><text:span text:style-name="T1">Melullis</text:span>, FS Traub, S. 287 (292 f.); <text:span text:style-name="T1">Köhler</text:span>, NJW 1992, 1477 (1479); So wird, wenn für den erfolgreichen Vertrieb eines Produkts die Benutzung eines fremden Markenrechts kaum von Bedeutung ist, eine wesentlich geringere Lizenzgebühr anzusetzen sein, als bei Markenprodukten mit „Snob Appeal“; vgl. <text:span text:style-name="T1">Körner</text:span>, S. 893. </text:p></text:note-body></text:note></text:span> Der ermittelte Lizenzsatz<text:alphabetical-index-mark text:string-value="Lizenzsatz"/> ist dann entweder von dem gesamten mit dem schutzrechtsverletzenden Gegenstand erzielten (Netto-)Umsatz des Verletzers zu entrichten<text:span text:style-name="Footnote_20_Symbol"><text:note text:id="ftn395" text:note-class="footnote"><text:note-citation>395</text:note-citation><text:note-body><text:p text:style-name="P22"><text:s/>Vgl. <text:span text:style-name="T1">v. d. Osten</text:span>, Mitt. 2000, 95 f.; <text:span text:style-name="T1">Grüger</text:span>, GRUR 2006, 536 (540); (Netto-)Umsatz bedeutet Verkaufserlös abzüglich Mehrwertsteuer; vgl. OLG Düsseldorf in GRUR-RR 2003, 209 – Meißner Dekor; vgl. auch BGH in GRUR 1972, 189 – Wandsteckdose II; BGH in GRUR 1993, 55 (56) – Tchibo-Rolex.</text:p></text:note-body></text:note></text:span> oder für jedes einzelne vom Verletzer vertriebene schutzrechtsverletzende Produkt an den Schutzrechtsinhaber zu zahlen.<text:span text:style-name="Footnote_20_Symbol"><text:note text:id="ftn396" text:note-class="footnote"><text:note-citation>396</text:note-citation><text:note-body><text:p text:style-name="P22"><text:s/><text:span text:style-name="T1">Grüger</text:span>, GRUR 2006, 536 (540); <text:span text:style-name="T1">Stadler</text:span>, S. 201. </text:p></text:note-body></text:note></text:span> Im Rahmen der Schadensliquidation nach Lizenzanalogiegrundsätzen bedarf der Berechtigte somit in erster Linie der Information über die vom Verletzer erzielten Umsätze<text:span text:style-name="Footnote_20_Symbol"><text:note text:id="ftn397" text:note-class="footnote"><text:note-citation>397</text:note-citation><text:note-body><text:p text:style-name="P22"><text:s/><text:span text:style-name="T1">Braun</text:span>, S. 251; <text:span text:style-name="T1">Tilmann</text:span>, Bundespatentgericht, S. 299; <text:span text:style-name="T1">Harte-Bavendamm</text:span>, Markenpiraterie, § 5 Rn. 75; <text:span text:style-name="T1">Wölfel</text:span>, S. 114; <text:span text:style-name="T1">Nieder</text:span>, Patentverletzung, S. 100; <text:span text:style-name="T1">Köhler</text:span>, NJW 1992, 1477 (1482), <text:span text:style-name="T1">Schulz</text:span>, S. 33; vgl. dazu BGH in GRUR 1973, 375 (377) – Miss Petite; Die Nähe zum Rechnungsposten der „Einnahmen“ im Sinne des § 259 Abs. 1 BGB liegt insoweit auf der Hand; vgl. Großkommentar/<text:span text:style-name="T1">Köhler</text:span>, B, vor § 13 UWG Rn. 423.</text:p></text:note-body></text:note></text:span> (aufgegliedert nach Zeiträumen<text:span text:style-name="Footnote_20_Symbol"><text:note text:id="ftn398" text:note-class="footnote"><text:note-citation>398</text:note-citation><text:note-body><text:p text:style-name="P22"><text:s/><text:span text:style-name="T1">Köhler</text:span> in Hefermehl/Köhler/Bornkamm, § 9 UWG Rn. 4.27; Da der Verletzer sein ungenutztes Kapital nämlich entweder gewinnbringend anlegen oder eventuelle Schulden vorzeitig bezahlen kann, sind aufgelaufene Zinsen lizenzerhöhend zu berücksichtigen; vgl. <text:span text:style-name="T1">Köhler</text:span>, NJW 1992, 1477 (1479); <text:span text:style-name="T1">Delahaye</text:span>, GRUR 1986, 217 (220); <text:span text:style-name="T1">Teplitzky</text:span>, Wettbewerbsrechtliche Ansprüche, Kap. 34 Rn. 30.</text:p></text:note-body></text:note></text:span>) bzw. die Anzahl/Menge der vertriebenen, schutzrechtsverletzenden Produkte<text:span text:style-name="Footnote_20_Symbol"><text:note text:id="ftn399" text:note-class="footnote"><text:note-citation>399</text:note-citation><text:note-body><text:p text:style-name="P22"><text:s/><text:span text:style-name="T1">Stadler</text:span>, S. 201; Großkommentar/<text:span text:style-name="T1">Köhler</text:span>, B, vor § 13 UWG Rn. 333; <text:span text:style-name="T1">v. Weichs/Foerstl</text:span>, ZUM 2000, 897 (899 f.).</text:p></text:note-body></text:note></text:span>. Um diese tatsächlichen Schätzungsgrundlagen aber auch überprüfbar zu gestalten, kann der Verletzte regelmäßig Rechnungslegung über die Liefermengen, Lieferdaten, Lieferpreise und die Namen und Anschriften der Abnehmer verlangen.<text:span text:style-name="Footnote_20_Symbol"><text:note text:id="ftn400" text:note-class="footnote"><text:note-citation>400</text:note-citation><text:note-body><text:p text:style-name="P22"><text:s/><text:span text:style-name="T1">Wiume</text:span>, S. 50; <text:span text:style-name="T1">Nieder</text:span>, GRUR 1999, 654; <text:span text:style-name="T1">Nieder</text:span>, Patentverletzung, S. 100; <text:span text:style-name="T1">Brändel</text:span>, GRUR 1985, 616 (617); <text:span text:style-name="T1">Stadler</text:span>, S. 201; <text:span text:style-name="T1">Teplitzky</text:span>, Wettbewerbsrechtliche Ansprüche, Kap. 38 Rn. 14; <text:span text:style-name="T1">Harte-Bavendamm</text:span>, Markenpiraterie, § 5 Rn. 75; Großkommentar/<text:span text:style-name="T1">Köhler</text:span>, B, vor § 13 UWG Rn. 423; <text:span text:style-name="T1">Harte-Bavendamm</text:span>, Markenpiraterie, § 5 Rn. 75; <text:span text:style-name="T1">Wölfel</text:span>, S. 114; <text:span text:style-name="T1">Köhler</text:span> in Hefermehl/Köhler/Bornkamm, § 9 UWG Rn. 4.27; So soll dem Berechtigten durch Mitteilung der Lieferzeiten und der Namen und Anschriften der Abnehmer ermöglicht werden, die Vollständigkeit und Richtigkeit der vom Verletzer hinsichtlich der Liefermengen, also des Umfangs der Verletzungshandlung gemachten Angaben nachzuprüfen; vgl. BGH in GRUR 1978, 53 – Fernschreibverzeichnisse; BGH in GRUR 1980, 227 (233) – Monumenta Germaniae Historica; <text:span text:style-name="T1">Braun</text:span>, S. 252; <text:span text:style-name="T1">Teplitzky</text:span>, Wettbewerbsrechtliche Ansprüche, Kap. 38 Rn. 27; <text:span text:style-name="T1">Köhler</text:span> in Hefermehl/Köhler/Bornkamm, § 9 UWG Rn. 4.14; Demgegenüber ist die Angabe etwaiger Zulieferer weder für die Schadensberechnung nach der Lizenzanalogie noch für die Nachprüfung der sonstigen Angaben erforderlich und kann dementsprechend (jedenfalls) nicht mit dem Rechnungslegungsanspruch begehrt werden; vgl. <text:span text:style-name="T1">Stadler</text:span>, S. 201; <text:span text:style-name="T1">Gottwald</text:span>, BB 1979, 1780 (1784); BGH in GRUR 1958, 288 (290) – Dia-Rähmchen; Allerdings hat der Verletzte nach den durch das Produktpirateriegesetz eingeführten Drittauskunftsansprüchen einen Anspruch auf Nennung der Lieferanten.</text:p></text:note-body></text:note></text:span> Zwar soll nach der Rechtsprechung des Bundesgerichtshofes zur Schätzung einer angemessenen Umsatzlizenzgebühr<text:alphabetical-index-mark text:string-value="Umsatzlizenzgebühr"/> die nähere Aufschlüsselung der Umsatzangaben nicht hilfreich und daher auch nicht geboten sein.<text:span text:style-name="Footnote_20_Symbol"><text:note text:id="ftn401" text:note-class="footnote"><text:note-citation>401</text:note-citation><text:note-body><text:p text:style-name="P22"><text:s/>BGH in GRUR 1995, 349 (352) – Objektive Schadensberechnung; Fezer/<text:span text:style-name="T1">Büscher</text:span>, § 8 UWG Rn. 269; <text:span text:style-name="T1">v. Weichs/Foerstl</text:span>, ZUM 2000, 897 (899); <text:span text:style-name="T1">Teplitzky</text:span>, Wettbewerbsrechtliche Ansprüche, Kap. 38 Rn. 13 f. </text:p></text:note-body></text:note></text:span> Jedoch ist, nur weil die Bestimmung einer angemessenen Lizenzgebühr letztlich dem Gericht obliegt,<text:span text:style-name="Footnote_20_Symbol"><text:note text:id="ftn402" text:note-class="footnote"><text:note-citation>402</text:note-citation><text:note-body><text:p text:style-name="P22"><text:s/>Vgl. <text:span text:style-name="T1">v. Weichs/Foerstl</text:span>, ZUM 2000, 897 (899). </text:p></text:note-body></text:note></text:span> kein Grund ersichtlich, warum auf eine zuverlässige tatsächliche Schätzungsgrundlage verzichtet werden sollte. Insbesondere erscheint eine grundsätzliche Differenzierung zwischen Umsatz- und Stücklizenzgebühr insoweit nicht geboten. Daher sollte man sich ohne Not nicht (noch weiter als unumgänglich) in den Bereich des Spekulativen begeben.</text:p>
      <text:p text:style-name="P3">Nach der „Catwalk“-Entscheidung aus dem Jahre 2006 können schließlich auch Verletzungshandlungen, die sich nicht unmittelbar in einem Umsatz niedergeschlagen haben, wie etwa die Verwendung der Abbildung eines rechtsverletzenden Produkts in der Werbung<text:alphabetical-index-mark text:string-value="Werbung"/>, (neben einer nach der Zahl der verkauften Exemplare berechneten Stücklizenz) mit einer einmaligen pauschalen Lizenzgebühr berücksichtigt werden.<text:span text:style-name="Footnote_20_Symbol"><text:note text:id="ftn403" text:note-class="footnote"><text:note-citation>403</text:note-citation><text:note-body><text:p text:style-name="P22"><text:s/>Vgl. BGH in GRUR 2006, 143 (146) - Catwalk; <text:span text:style-name="T1">Grüger</text:span>, GRUR 2006, 536 (538, 541 f.).</text:p></text:note-body></text:note></text:span> Diese sichert dem Verletzten unabhängig von Herstellungs-<text:alphabetical-index-mark text:string-value="Herstellungszahlen"/> und Verkaufszahlen<text:alphabetical-index-mark text:string-value="Verkaufszahlen"/> ein bestimmtes Grundentgelt, bezieht sich also ihrem Wesen nach auf eine zeitlich vor der Schutzrechtsverletzung liegende abgeschlossene Tatsache (wie etwa die Bereitschaft zur Lizenzvergabe<text:alphabetical-index-mark text:string-value="Lizenzvergabe"/> oder Aufwendungen für Entwicklung und Schutzrechte).<text:span text:style-name="Footnote_20_Symbol"><text:note text:id="ftn404" text:note-class="footnote"><text:note-citation>404</text:note-citation><text:note-body><text:p text:style-name="P22"><text:s/><text:span text:style-name="T1">Vollrath</text:span>, GRUR 1983, 52 (53 f.).</text:p></text:note-body></text:note></text:span> Zur Ermittlung einer angemessenen Pauschallizenzgebühr<text:alphabetical-index-mark text:string-value="Pauschallizenzgebühr"/> dürften sich daher den Grundsätzen der Lizenzanalogie entsprechend – unter Berücksichtigung der Umstände des Einzelfalles – vor allem abgeschlossene Lizenzverträge des Verletzten oder branchenübliche Pauschallizenzgebühren<text:alphabetical-index-mark text:string-value="Pauschallizenzgebühr"/> anbieten.<text:span text:style-name="Footnote_20_Symbol"><text:note text:id="ftn405" text:note-class="footnote"><text:note-citation>405</text:note-citation><text:note-body><text:p text:style-name="P22"><text:s/><text:span text:style-name="T1">Vollrath</text:span>, GRUR 1983, 52 (54); BGH in GRUR 1990, 1008 (1010) - Lizenzanalogie.</text:p></text:note-body></text:note></text:span> Auf Angaben des Verletzers über die Anzahl der verkauften, bestellten bzw. produzierten Verletzerprodukte, also die erzielten oder zu erwartenden Umsätze, seine Gewinnspanne<text:alphabetical-index-mark text:string-value="Gewinnspanne"/> sowie Art und Umfang der erfolgten Werbung einschließlich der hierfür aufgewendeten Kosten kann es dagegen dem Charakter der Pauschallizenzgebühr entsprechend eigentlich nicht ankommen.<text:span text:style-name="Footnote_20_Symbol"><text:note text:id="ftn406" text:note-class="footnote"><text:note-citation>406</text:note-citation><text:note-body><text:p text:style-name="P22"><text:s/>So aber <text:span text:style-name="T1">Grüger</text:span>, GRUR 2006, 536 (541). </text:p></text:note-body></text:note></text:span> </text:p>
      <text:p text:style-name="P3"/>
      <text:p text:style-name="P11"/>
      <text:p text:style-name="P11"/>
      <text:p text:style-name="P11"/>
      <text:p text:style-name="P11"/>
      <text:p text:style-name="P11"/>
      <text:h text:style-name="Heading_20_4" text:outline-level="4"><text:span text:style-name="T4">2. Sachlicher Umfang des akzessorischen Rechnungslegungsanspruchs beim Entschädigungsanspruch</text:span><text:alphabetical-index-mark text:string-value="Entschädigungsanspruch"/></text:h>
      <text:p text:style-name="P3"/>
      <text:p text:style-name="P3">Während dem Gericht bisher nach den §§ 139 PatG, 24 GebrMG, 42 GeschmMG, 37 SortSchG die Möglichkeit zustand, in Fällen leichter Fahrlässigkeit statt des Schadensersatzes eine unterhalb des Schadens liegende Entschädigung festzusetzen, sind diese Bestimmungen nunmehr als Verstoß gegen Art. 13 Abs. 2 der Durchsetzungs-Richtlinie, der die Festsetzung einer – niedrigeren – Entschädigung nur bei Fehlen jeglichen Verschuldens vorsieht, im Zuge der Umsetzung der Durchsetzungs-Richtlinie aufzuheben.<text:span text:style-name="Footnote_20_Symbol"><text:note text:id="ftn407" text:note-class="footnote"><text:note-citation>407</text:note-citation><text:note-body><text:p text:style-name="P22"><text:s/>BT/Drucks. 16/5048, S. 37.</text:p></text:note-body></text:note></text:span> Da somit für die Fälle leichter Fahrlässigkeit - ungeachtet möglicher Schadensersatzansprüche - jedenfalls ein Entschädigungsanspruch<text:alphabetical-index-mark text:string-value="Entschädigungsanspruch"/> nicht mehr in Betracht kommt, kann dementsprechend auch kein diesbezüglicher Rechnungslegungsanspruch mehr bestehen.<text:span text:style-name="Footnote_20_Symbol"><text:note text:id="ftn408" text:note-class="footnote"><text:note-citation>408</text:note-citation><text:note-body><text:p text:style-name="P22"><text:s/>Vgl. <text:span text:style-name="T1">Kühnen/Geschke</text:span>, Rn. 206.</text:p></text:note-body></text:note></text:span> </text:p>
      <text:p text:style-name="P11"/>
      <text:p text:style-name="P11"/>
      <text:p text:style-name="P11"/>
      <text:h text:style-name="Heading_20_4" text:outline-level="4"><text:span text:style-name="T4">3. Sachlicher Umfang des akzessorischen Rechnungslegungsanspruchs beim Bereicherungsanspruch</text:span><text:alphabetical-index-mark text:string-value="Bereicherungsanspruch"/></text:h>
      <text:p text:style-name="P11"/>
      <text:p text:style-name="P3">Im Falle einer schuldlos begangenen Immaterialgüterrechtsverletzung kann der verletzte Schutzrechtsinhaber grundsätzlich über § 812 Abs. 1 S. 1 Alt. 2 BGB einen Ausgleich der ungerechtfertigterweise auf Verletzerseite eingetretenen Bereicherung verlangen.<text:span text:style-name="Footnote_20_Symbol"><text:note text:id="ftn409" text:note-class="footnote"><text:note-citation>409</text:note-citation><text:note-body><text:p text:style-name="P22"><text:s/><text:span text:style-name="T1">Oppermann</text:span>, S. 29 f.; <text:span text:style-name="T1">Köhler</text:span>, NJW 1992, 1477 (1480); <text:span text:style-name="T1">Braun</text:span>, S. 251; <text:span text:style-name="T1">Kühnen/Geschke</text:span>, Rn. 206; <text:span text:style-name="T1">Heermann</text:span>, GRUR 1999, 625 (633); Die unberechtigte, schuldlose Nutzung des Schutzrechts ist insoweit nicht als Leistung des Berechtigten, sondern als Eingriff in den Zuweisungsgehalt der ausschließlichen Benutzungsbefugnis des Rechtsschutzinhabers zu qualifizieren; vgl. BGH in GRUR 1982, 301 - Kunststoffhohlprofil II; Ahrens/<text:span text:style-name="T1">Loewenheim</text:span>, Wettbewerbsprozess, Kap. 72 Rn. 10.</text:p></text:note-body></text:note></text:span> Der Umfang des Bereicherungsanspruchs richtet sich dabei nach den §§ 818 ff. BGB.<text:span text:style-name="Footnote_20_Symbol"><text:note text:id="ftn410" text:note-class="footnote"><text:note-citation>410</text:note-citation><text:note-body><text:p text:style-name="P22"><text:s/><text:span text:style-name="T1">Teplitzky</text:span>, Wettbewerbsrechtliche Ansprüche, Kap. 40 Rn. 8.</text:p></text:note-body></text:note></text:span> Da jedoch die Nutzung des Schutzrechts als solche der Natur der Sache nach nicht herausgegeben werden kann, <text:span text:style-name="Footnote_20_Symbol"><text:note text:id="ftn411" text:note-class="footnote"><text:note-citation>411</text:note-citation><text:note-body><text:p text:style-name="P22"><text:s/>Nach herrschender Meinung ist nicht die Ersparnis von Aufwendungen oder die Nutzungsmöglichkeit als solche, sondern der tatsächliche Gebrauch des Immaterialguts „erlangt“; vgl. <text:span text:style-name="T1">Köhler</text:span>, NJW 1992, 1477 (1480); <text:span text:style-name="T1">Oppermann</text:span>, S: 29; Ahrens/<text:span text:style-name="T1">Loewenheim</text:span>, Wettbewerbsprozess, Kap. 72 Rn. 10. </text:p></text:note-body></text:note></text:span><text:span text:style-name="Footnote_20_Symbol"> </text:span>hat der Schutzrechtsverletzer nach § 818 Abs. 2 BGB lediglich einen objektiv zu bestimmenden Wertersatz<text:alphabetical-index-mark text:string-value="Wertersatz"/> zu leisten.<text:span text:style-name="Footnote_20_Symbol"><text:note text:id="ftn412" text:note-class="footnote"><text:note-citation>412</text:note-citation><text:note-body><text:p text:style-name="P22"><text:s/><text:span text:style-name="T1">Heermann</text:span>, GRUR 1999, 625 (634); <text:span text:style-name="T1">Oppermann</text:span>, S. 29; Ahrens/<text:span text:style-name="T1">Loewenheim</text:span>, Wettbewerbsprozess, Kap. 72 Rn. 11; <text:span text:style-name="T1">Köhler</text:span>, NJW 1992, 1477 (1480); <text:span text:style-name="T1">Teplitzky</text:span>, Wettbewerbsrechtliche Ansprüche, Kap. 40 Rn. 8.</text:p></text:note-body></text:note></text:span> Als Gegenwert der im Rahmen der ungerechtfertigten Bereicherung erlangten Nutzung wird daher regelmäßig der objektive Verkehrswert des Erlangten, d. h. eine angemessene bzw. übliche Lizenzgebühr angesetzt.<text:span text:style-name="Footnote_20_Symbol"><text:note text:id="ftn413" text:note-class="footnote"><text:note-citation>413</text:note-citation><text:note-body><text:p text:style-name="P22"><text:s/><text:span text:style-name="T1">Köhler</text:span>, NJW 1992, 1477 (1480); <text:span text:style-name="T1">Oppermann</text:span>, S. 29; <text:span text:style-name="T1">Kühnen/Geschke</text:span>, Rn. 208; <text:span text:style-name="T1">Teplitzky</text:span>, Wettbewerbsrechtliche Ansprüche, Kap. 40 Rn. 10; <text:span text:style-name="T1">Heermann</text:span>, GRUR 1999, 625 (634); Ahrens/<text:span text:style-name="T1">Loewenheim</text:span>, Wettbewerbsprozess, Kap. 72 Rn. 11; vgl. BGH in GRUR 1982, 301 (303) – Kunststoffhohlprofil II; BGH in GRUR 1987, 520 (523) – Chanel No. 5 I; Demgegenüber geht die Gegenansicht auf der Grundlage des sog. subjektiven Wertbegriffs von einer Verpflichtung zur Gewinnherausgabe aus; vgl. <text:span text:style-name="T1">Heermann</text:span>, GRUR 1999, 625 (634); <text:span text:style-name="T1">Teplitzky</text:span>, Wettbewerbsrechtliche Ansprüche, Kap. 40 Rn. 9; <text:span text:style-name="T1">Kraßer</text:span>, GRUR Int. 1980, 259 (260).</text:p></text:note-body></text:note></text:span> Die Berechnung der Lizenzgebühr erfolgt dabei nach den gleichen Grundsätzen wie beim Schadensersatzanspruch.<text:span text:style-name="Footnote_20_Symbol"><text:note text:id="ftn414" text:note-class="footnote"><text:note-citation>414</text:note-citation><text:note-body><text:p text:style-name="P22"><text:s/><text:span text:style-name="T1">Heermann</text:span>, GRUR 1999, 625 (634); <text:span text:style-name="T1">Teplitzky</text:span>, Wettbewerbsrechtliche Ansprüche, Kap. 40 Rn. 10; Ahrens/<text:span text:style-name="T1">Loewenheim</text:span>, Wettbewerbsprozess, Kap. 72 Rn. 11.</text:p></text:note-body></text:note></text:span> Zur Ermittlung der für die Lizenzgebühr-Berechnung erforderlichen Angaben ist somit in der Regel auch beim Bereicherungsausgleich ein entsprechender Rechnungslegungsanspruch unentbehrlich.<text:span text:style-name="Footnote_20_Symbol"><text:note text:id="ftn415" text:note-class="footnote"><text:note-citation>415</text:note-citation><text:note-body><text:p text:style-name="P22"><text:s/><text:span text:style-name="T1">Kühnen/Geschke</text:span>, Rn. 208; <text:span text:style-name="T1">Teplitzky</text:span>, Wettbewerbsrechtliche Ansprüche, Kap. 39 Rn. 5.</text:p></text:note-body></text:note></text:span> </text:p>
      <text:p text:style-name="P3"/>
      <text:p text:style-name="P1"/>
      <text:p text:style-name="P1"/>
      <text:h text:style-name="Heading_20_3" text:outline-level="3"><text:span text:style-name="T4">II. Zeitlicher Umfang des akzessorischen Rechnungslegungsanspruchs</text:span></text:h>
      <text:p text:style-name="P10"/>
      <text:p text:style-name="P1">Weiterhin gilt es zu klären, für welchen Zeitraum die Verpflichtung zur Rechnungslegung besteht. </text:p>
      <text:p text:style-name="P1"/>
      <text:h text:style-name="Heading_20_4" text:outline-level="4"><text:span text:style-name="T4">1. Anfangszeitpunkt der Rechnungslegungsverpflichtung</text:span></text:h>
      <text:p text:style-name="P10"/>
      <text:p text:style-name="P1">Aus Anlass einer Warenzeichenverletzung hatte sich zunächst der I. Zivilsenat des Bundesgerichtshofes in der sog. Gaby-Entscheidung mit dem Anfangszeitpunkt der Verpflichtung zur <text:span text:style-name="T1">Auskunftserteilung</text:span> zu befassen.<text:span text:style-name="Footnote_20_Symbol"><text:note text:id="ftn416" text:note-class="footnote"><text:note-citation>416</text:note-citation><text:note-body><text:p text:style-name="P22"><text:s/><text:span text:style-name="T1">Meier-Beck</text:span>, GRUR 1998, 276 (279); BGH in GRUR 1988, 307 f. – Gaby; Insoweit unpräzise BGH in GRUR 1992, 612 (616) – Nicola; <text:span text:style-name="T1">Tilmann</text:span>, GRUR 1990, 160, die die Gaby-Entscheidung, ohne dass die Ausführungen im Urteil Anlass dazu geben, auch auf den Rechnungslegungsanspruch beziehen. Dabei kommt nach der Rechtsprechung bei Warenzeichen- bzw. Kennzeichenrechtsverletzungen eben gerade kein Rechnungslegungsanspruch, sondern lediglich ein Auskunftsanspruch zugunsten des Verletzten in Betracht; vgl. BGH in GRUR 1977, 491 (494) – Allstar, <text:span text:style-name="T1">Teplitzky</text:span>, Wettbewerbsrechtliche Ansprüche, Kap. 39 Rn. 4. </text:p></text:note-body></text:note></text:span> Insoweit wurde entschieden, dass, sofern eine oder mehrere Verletzungshandlungen festgestellt sind, zwar grundsätzlich Auskunft über weitere, sachlich zusammengehörige Verletzungshandlungen verlangt werden könne, weil es insoweit um die Ermittlung des Umfangs der Verletzungshandlung gehe,<text:span text:style-name="Footnote_20_Symbol"><text:note text:id="ftn417" text:note-class="footnote"><text:note-citation>417</text:note-citation><text:note-body><text:p text:style-name="P22"><text:s/>Großkommentar/<text:span text:style-name="T1">Köhler</text:span>, B, vor § 13 UWG Rn. 416; BGH in GRUR 1980, 1105 (1111) – Das Medizinsyndikat III.</text:p></text:note-body></text:note></text:span> im Hinblick auf die Akzessorietät des Auskunftsanspruchs und die Unzulässigkeit von Ausforschung<text:span text:style-name="Footnote_20_Symbol"><text:note text:id="ftn418" text:note-class="footnote"><text:note-citation>418</text:note-citation><text:note-body><text:p text:style-name="P22"><text:s/>Danach ist der Verletzer nicht verpflichtet, dem Verletzten durch seine Auskunft erst die Grundlage für ein Vorgehen gegen ihn zu verschaffen; vgl. <text:span text:style-name="T1">Nieder</text:span>, Patentverletzung, S. 103.</text:p></text:note-body></text:note></text:span> nicht jedoch hinsichtlich solcher Verletzungshandlungen, die zeitlich vor der ersten konkret behaupteten Verletzungshandlung liegen.<text:span text:style-name="Footnote_20_Symbol"><text:note text:id="ftn419" text:note-class="footnote"><text:note-citation>419</text:note-citation><text:note-body><text:p text:style-name="P22"><text:s/><text:span text:style-name="T1">Köhler</text:span>, NJW 1992, 1477 (1481); Großkommentar/<text:span text:style-name="T1">Köhler</text:span>, B, vor § 13 UWG Rn. 416; <text:span text:style-name="T1">Jestaedt</text:span>, GRUR 1993, 219 (222); <text:span text:style-name="T1">Teplitzky</text:span>, GRUR 2003, 272 (276); <text:span text:style-name="T1">Teplitzky</text:span>, GRUR 1991, 709 (711); vgl. Fezer/<text:span text:style-name="T1">Büscher</text:span>, § 8 UWG Rn. 271. </text:p></text:note-body></text:note></text:span> Denn als Hilfsanspruch zum Schadensersatzanspruch setze der Auskunftsanspruch voraus, dass ein Schadensersatzanspruch dem Grunde nach bestehe;<text:span text:style-name="Footnote_20_Symbol"><text:note text:id="ftn420" text:note-class="footnote"><text:note-citation>420</text:note-citation><text:note-body><text:p text:style-name="P22"><text:s/><text:span text:style-name="T1">Nieder</text:span>, Patentverletzung, S. 103; <text:span text:style-name="T1">Krieger</text:span>, GRUR 1989, 802; …also insbesondere eine schädigende Handlung feststeht. Ausnahmen von diesem Grundsatz hat die Rechtsprechung nur unter sehr engen Voraussetzungen zugelassen; vgl. etwa BGH in GRUR 1986, 62, 66 – GEMA-Vermutung I und II; <text:span text:style-name="T1">Teplitzky</text:span>, Wettbewerbsrechtliche Ansprüche, Kap. 38 Rn. 7; <text:span text:style-name="T1">Teplitzky</text:span>, GRUR 709 (711); <text:span text:style-name="T1">Melullis</text:span>, Handbuch, Rn. 1105; Großkommentar/<text:span text:style-name="T1">Köhler</text:span>, B, vor § 13 UWG Rn. 416; <text:span text:style-name="T1">Jestaedt</text:span>, GRUR 1993, 219 (222). </text:p></text:note-body></text:note></text:span> das Bestehen eines Schadensersatzanspruches dem Grunde nach könne aber frühestens für den Zeitraum seit der ersten vom Gläubiger schlüssig vorgetragenen Verletzungshandlung angenommen werden.<text:span text:style-name="Footnote_20_Symbol"><text:note text:id="ftn421" text:note-class="footnote"><text:note-citation>421</text:note-citation><text:note-body><text:p text:style-name="P22"><text:s/>BGH in GRUR 1988, 307 (308) – Gaby; <text:span text:style-name="T1">Grosch/Schilling</text:span>, S. 133; <text:span text:style-name="T1">Nieder</text:span>, Patentverletzung, S. 103; <text:span text:style-name="T1">Krieger</text:span>, GRUR 1989, 802; <text:span text:style-name="T1">Meier-Beck</text:span>, GRUR 1998, 276 (279); <text:span text:style-name="T1">Tilmann</text:span>, GRUR 1990, 160.</text:p></text:note-body></text:note></text:span> Könne der Gläubiger also zu früheren Verletzungshandlungen dieser Art nichts substantiiert vortragen, komme eine Verurteilung nach dem Auskunftsantrag<text:alphabetical-index-mark text:string-value="Auskunftsantrag"/> erst ab diesem Zeitpunkt in Betracht.<text:span text:style-name="Footnote_20_Symbol"><text:note text:id="ftn422" text:note-class="footnote"><text:note-citation>422</text:note-citation><text:note-body><text:p text:style-name="P22"><text:s/><text:span text:style-name="T1">Grosch/Schilling</text:span>, S. 133.</text:p></text:note-body></text:note></text:span></text:p>
      <text:p text:style-name="P1">Demgegenüber hatte der X. Zivilsenat – anknüpfend an seine frühere Rechtsprechung im Patentrecht<text:span text:style-name="Footnote_20_Symbol"><text:note text:id="ftn423" text:note-class="footnote"><text:note-citation>423</text:note-citation><text:note-body><text:p text:style-name="P22"><text:s/><text:span text:style-name="T1">Jestaedt</text:span>, GRUR 1993, 219 (222 f.); <text:span text:style-name="T1">Meier-Beck</text:span>, GRUR 1998, 276 (280); <text:span text:style-name="T1">Tilmann</text:span>, GRUR 1990, 160; BGH in GRUR 1956, 265 (269) – Rheinmetall-Borsig-Urteil I. </text:p></text:note-body></text:note></text:span> - einige Zeit später im sog. Nicola-Urteil anlässlich einer Sortenschutzverletzung die Rechtsprechung des I. Zivilsenats (jedenfalls) für seinen Zuständigkeitsbereich abgelehnt, indem hinsichtlich des Anfangszeitpunkts der <text:span text:style-name="T1">Rechnungslegungsverpflichtung</text:span> entschieden wurde, dass der Verletzte den Beginn der Verletzungshandlung nicht nachzuweisen braucht.<text:span text:style-name="Footnote_20_Symbol"><text:note text:id="ftn424" text:note-class="footnote"><text:note-citation>424</text:note-citation><text:note-body><text:p text:style-name="P22"><text:s/>BGH in GRUR 1992, 612 (616) – Nicola; <text:span text:style-name="T1">Teplitzky</text:span>, GRUR 1992, 821 (825); Dementsprechend wird bei Patentverletzungsklagen, insbesondere in der Praxis der Patentstreitkammern der Landgerichte Düsseldorf und Mannheim, so verfahren, dass der Antrag auf Feststellung der Schadensersatzpflicht dem Grunde nach, ebenso wie der diesem „dienende“ Auskunftsantrag<text:alphabetical-index-mark text:string-value="Auskunftsantrag"/>, auf den Zeitraum beginnend einen Monat nach dem Wirksamwerden des Klageschutzrechts zu begrenzen ist, unabhängig davon, für welchen Zeitpunkt der Kläger erstmalig eine Schutzrechtsverletzung substantiiert darlegen und unter Beweis stellen kann; vgl. <text:span text:style-name="T1">Grosch/Schilling</text:span>, S. 134.</text:p></text:note-body></text:note></text:span> Denn im Sortenschutzrecht bedürfe die Feststellung der Schadensersatzpflicht und die Verurteilung zur Rechnungslegung – ebenso wie im Patentrecht – nur insoweit einer zeitlichen Abgrenzung, als der Zeitraum, innerhalb dessen eine Benutzungshandlung erfolgt ist, für deren Kennzeichnung als schuldhaft rechtswidrige Verletzungshandlung bestimmend sei.<text:span text:style-name="Footnote_20_Symbol"><text:note text:id="ftn425" text:note-class="footnote"><text:note-citation>425</text:note-citation><text:note-body><text:p text:style-name="P22"><text:s/>BGH in GRUR 1992, 612 (613) – Nicola; <text:span text:style-name="T1">Meier-Beck</text:span>, GRUR 1998, 276 (280); So müsse, wenn das Patent bei Erlass des Urteils bereits abgelaufen sei, der Zeitpunkt des Erlöschens, und dann, wenn etwa die Benutzung erst von einem bestimmten Zeitpunkt an als rechtswidrig und schuldhaft anzusehen sei, dieser Zeitpunkt festgelegt werden; vgl. BGH in GRUR 1992, 612 (616) - Nicola.</text:p></text:note-body></text:note></text:span> </text:p>
      <text:p text:style-name="P1">Da der X. Zivilsenat damit lediglich die vom I. Zivilsenat für den akzessorischen Auskunftsanspruch gegenüber einem Kennzeichenrechtsverletzer entschiedene Frage für den akzessorischen Rechnungslegungsanspruch im Falle einer Patent- oder Sortenschutzverletzung im anderen Sinne beantwortet hatte, konnte er auf diese Weise formal – wie bereits zuvor der I. Senat – die Anrufung des Großen Senats vermeiden.<text:span text:style-name="Footnote_20_Symbol"><text:note text:id="ftn426" text:note-class="footnote"><text:note-citation>426</text:note-citation><text:note-body><text:p text:style-name="P22"><text:s/><text:span text:style-name="T1">Meier-Beck</text:span>, GRUR 1998, 276 (279 Fn. 18); vgl. BGH in GRUR 1992, 612 (616): „An diesen Grundsätzen hält der Senat auch angesichts des Urteils des I. Zivilsenats vom 26.11.1987 fest.“</text:p></text:note-body></text:note></text:span> Ungeachtet der „eigentlich“ entgegenstehenden Rechtsprechung des X. Zivilsenats hielt aber auch der I. Zivilsenat in der Folgezeit an seiner Linie fest.<text:span text:style-name="Footnote_20_Symbol"><text:note text:id="ftn427" text:note-class="footnote"><text:note-citation>427</text:note-citation><text:note-body><text:p text:style-name="P22"><text:s/><text:span text:style-name="T1">Grosch/Schilling</text:span>, S. 133; <text:span text:style-name="T1">Teplitzky</text:span>, GRUR 2007, 177 (180); <text:span text:style-name="T1">Dilly</text:span>, WRP 2007, 1313 (1314); <text:span text:style-name="T1">Beyerlein</text:span>, WRP 2007, 1310; vgl. BGH in GRUR 1995, 50 (54) – Indorektal/Indohexal; vgl. auch BGH in GRUR 2001, 841 – Entfernung der Herstellungsnummer II.</text:p></text:note-body></text:note></text:span> In der Entscheidung „Alt Luxemburg“ aus dem Jahre 2003 schien sich schließlich ein Einlenken des I. Zivilsenats anzudeuten.<text:span text:style-name="Footnote_20_Symbol"><text:note text:id="ftn428" text:note-class="footnote"><text:note-citation>428</text:note-citation><text:note-body><text:p text:style-name="P22"><text:s/>So <text:span text:style-name="T1">Ullmann</text:span>, WRP 2004, 422 (427); insoweit unentschlossen <text:span text:style-name="T1">Teplitzky</text:span>, GRUR 2007, 177 (180); <text:span text:style-name="T1">Dilly</text:span>, WRP 2007, 1313 (1314); In dieser Entscheidung heißt es nämlich: Der Senat weißt daraufhin, „(…), dass der <text:span text:style-name="T1">vorliegende</text:span> Fall im Blick auf die konkret behauptete Zuwiderhandlung zu einem früheren Zeitpunkt als vom Berufungsgericht angenommen, dem Senat keinen Anlass gibt, seine Rechtsprechung zur Reichweite des Auskunftsanspruchs auf einen dem festgestellten Verletzungszeitpunkt vorgelagerten Zeitpunkt zu überdenken“; vgl. BGH in GRUR-RR 2003, 1482 (1483) – Alt Luxemburg. Auch die Entscheidung „Parfümtestkäufe“ des I. Zivilsenats in GRUR 2006, 504 (506) ist insoweit nicht eindeutig; vgl. <text:span text:style-name="T1">Teplitzky</text:span>, GRUR 2007, 177 (180 Rn. 59); <text:span text:style-name="T1">Hölk</text:span>, WRP 2006, 647 (652). </text:p></text:note-body></text:note></text:span> Erst mit der „Windsor Estate“ – Entscheidung vom 19. Juli 2007 hat der I. Zivilsenat diese uneinheitliche Rechtsprechungspraxis dann aber endgültig beendet, indem er seine bisherige „Gaby“ – Rechtsprechung ausdrücklich aufgegeben und sich der Auffassung des X. Zivilsenats angeschlossen hat.<text:span text:style-name="Footnote_20_Symbol"><text:note text:id="ftn429" text:note-class="footnote"><text:note-citation>429</text:note-citation><text:note-body><text:p text:style-name="P22"><text:span text:style-name="T6"><text:s/></text:span>BGH in WRP 2007, 1187 – Windsor Estate; <text:span text:style-name="T1">Beyerlein</text:span>, WRP 2007, 1310 (1311); <text:span text:style-name="T1">Dilly</text:span>, WRP 2007, 1313.</text:p></text:note-body></text:note></text:span> </text:p>
      <text:p text:style-name="P1">„Im Interesse der Einheitlichkeit der Rechtsprechung des Bundesgerichtshofes“<text:span text:style-name="Footnote_20_Symbol"><text:note text:id="ftn430" text:note-class="footnote"><text:note-citation>430</text:note-citation><text:note-body><text:p text:style-name="P22"><text:s/>Vgl. BGH in WRP 2007, 1187 (1190) – Windsor Estate. </text:p></text:note-body></text:note></text:span> ist dieses Einlenken des I. Zivilsenats durchaus zu begrüßen. Denn es erscheit mehr als fraglich, ob für den Anfangszeitpunkt der Auskunfts- bzw. Rechnungslegungsverpflichtung tatsächlich eine – nach Art des in Frage stehenden Informationsanspruchs und des verletzten Schutzrechts – unterschiedliche Darlegungs-<text:alphabetical-index-mark text:string-value="Darlegungslast"/> und Beweislast des Verletzten in Bezug auf den Beginn der Verletzungshandlung gerechtfertigt ist. Berücksichtigt man nämlich die weitgehend gleiche Zwecksetzung der akzessorischen Auskunfts- und Rechnungslegungsansprüche,<text:span text:style-name="Footnote_20_Symbol"><text:note text:id="ftn431" text:note-class="footnote"><text:note-citation>431</text:note-citation><text:note-body><text:p text:style-name="P22"><text:s/>Vgl. insoweit etwa bereits RGZ 108, 1 (6) – Lachendes Gesicht. </text:p></text:note-body></text:note></text:span> wird deutlich, dass danach keine unterschiedliche Behandlung beider Ansprüche geboten erscheint. Vielmehr machen die enge Verwandtschaft zwischen Auskunft und Rechnungslegung und dabei insbesondere der Umstand, dass Auskunfts- und Rechnungslegungsansprüche – ihrem Charakter als Hilfsansprüche entsprechend – gleichermaßen <text:span text:style-name="T1">akzessorisch</text:span> konzipiert sind, triftige Gründe für eine derartige Differenzierung erforderlich. Insoweit auf die Unterschiedlichkeit der Schutzrechte abzustellen, kommt aber nicht in Betracht.<text:span text:style-name="Footnote_20_Symbol"><text:note text:id="ftn432" text:note-class="footnote"><text:note-citation>432</text:note-citation><text:note-body><text:p text:style-name="P22"><text:span text:style-name="T6"><text:s/>Vgl. </text:span><text:span text:style-name="T7">Abel</text:span><text:span text:style-name="T6">, S. 223; </text:span><text:span text:style-name="T7">Dilly</text:span><text:span text:style-name="T6">, WRP 2007, 1313 (1315). </text:span></text:p></text:note-body></text:note></text:span> Schließlich sind die Rechtsfolgen im Falle der Verletzung eines (Ausschließlichkeits-)Rechts des geistigen Eigentums weitgehend ähnlich ausgestaltet,<text:span text:style-name="Footnote_20_Symbol"><text:note text:id="ftn433" text:note-class="footnote"><text:note-citation>433</text:note-citation><text:note-body><text:p text:style-name="P22"><text:s/><text:span text:style-name="T1">Krieger</text:span>, GRUR 1989, 802 f.; <text:span text:style-name="T1">Dilly</text:span>, WRP 2007, 1313 (1315); BGH in GRUR 1987, 520 (523) – Chanel No. 5.</text:p></text:note-body></text:note></text:span> insbesondere sind mit den durch das Produktpirateriegesetz eingeführten Drittauskunftsansprüchen und den im Regierungsentwurf zur Umsetzung der Durchsetzungs-Richtlinie vorgeschlagenen Vorlageansprüchen nahezu inhaltsgleiche Informationsansprüche in den verschiedenen Spezialgesetzen des geistigen Eigentums vorgesehen.<text:span text:style-name="Footnote_20_Symbol"><text:note text:id="ftn434" text:note-class="footnote"><text:note-citation>434</text:note-citation><text:note-body><text:p text:style-name="P22"><text:s/>Vgl. <text:span text:style-name="T1">Abel</text:span>, S. 225.</text:p></text:note-body></text:note></text:span> Damit offenbart sich ein gewisser - gesetzgeberisch gewollter und auch berechtigter - „Gleichlauf“ in diesem Bereich. Dagegen sind zwingende Gründe für eine Differenzierung anhand des verletzten Schutzrechts nicht ersichtlich. </text:p>
      <text:p text:style-name="P1">Es ist allerdings auch zu überlegen, ob die nunmehr einheitliche Rechtsprechung des Bundesgerichtshofs im Hinblick auf den Anfangszeitpunkt des akzessorischen Auskunfts- bzw. Rechnungslegungsanspruchs von ihrem Ansatz her überzeugen kann. Denn es geht letztlich um die Frage, in welchem Ausmaß es dem Verletzten aus Anlass einer Schutzrechtsverletzung mit dem Auskunfts- bzw. Rechnungslegungsanspruch ermöglicht werden soll, den zeitlichen Umfang der nur punktuell zu Tage getretenen Verletzungshandlung festzustellen.<text:span text:style-name="Footnote_20_Symbol"><text:note text:id="ftn435" text:note-class="footnote"><text:note-citation>435</text:note-citation><text:note-body><text:p text:style-name="P22"><text:s/><text:span text:style-name="T1">Tilmann</text:span>, GRUR 1990, 160.</text:p></text:note-body></text:note></text:span> Blickt man zunächst auf die ältere reichsgerichtliche Rechtsprechung, die den Rechnungslegungsanspruch aus einer entsprechenden Anwendung des Rechts der Geschäftsführung ohne Auftrag<text:alphabetical-index-mark text:string-value="Geschäftsführung ohne Auftrag"/> herleitete, so wird deutlich, dass eine zeitliche Begrenzung des Rechnungslegungsbegehrens auf dieser dogmatischen Grundlage nicht zu rechtfertigen gewesen wäre, da der Verletzer in jedem denkbaren Zeitpunkt ein fremdes Geschäft besorgt hat.<text:span text:style-name="Footnote_20_Symbol"><text:note text:id="ftn436" text:note-class="footnote"><text:note-citation>436</text:note-citation><text:note-body><text:p text:style-name="P22"><text:s/><text:span text:style-name="T1">Tilmann</text:span>, GRUR 1990, 160 (162).</text:p></text:note-body></text:note></text:span> Angesichts der weiteren Entwicklung in der Rechtsprechung ist dieses Argument jedoch gerade für den akzessorischen Auskunftsanspruch nicht unbedingt aussagekräftig. Es erscheint daher geboten, auch die gemeinsame Zwecksetzung der akzessorischen Auskunfts- und Rechnungslegungsansprüche einer näheren Betrachtung zu unterziehen, denn diese erweist sich im vorliegenden Zusammenhang als weichenstellend. Der akzessorische Auskunfts- bzw. Rechnungslegung wird nämlich gerade gewährt, weil dem außerhalb des Geschehensablaufs stehenden Verletzer die genaue Kenntnis der entscheidenden Tatumstände fehlt und es ihm nicht möglich ist, den Sachverhalt von sich aus aufzuklären, während der Verletzer diese Kenntnis hat und leicht die notwendigen Aufklärungen vornehmen kann.<text:span text:style-name="Footnote_20_Symbol"><text:note text:id="ftn437" text:note-class="footnote"><text:note-citation>437</text:note-citation><text:note-body><text:p text:style-name="P22"><text:s/><text:span text:style-name="T1">Krieger</text:span>, GRUR 1989, 802 (804).</text:p></text:note-body></text:note></text:span> Wären die akzessorischen Auskunfts- und Rechnungslegungsansprüche aber als punktuelle „Verletzungsauskunftsansprüche“ konzipiert, so könnte der Vortrag des Gläubigers einen Auskunfts- und Rechnungslegungsanspruch stets nur hinsichtlich der konkret nach Zeit, Ort und Gegenstand benannten Handlungen des Verletzers begründen, würde den Verletzten also nicht zur Ermittlung weiterer, noch unbekannter gleichartiger Verletzungshandlungen berechtigen.<text:span text:style-name="Footnote_20_Symbol"><text:note text:id="ftn438" text:note-class="footnote"><text:note-citation>438</text:note-citation><text:note-body><text:p text:style-name="P22"><text:s/><text:span text:style-name="T1">Grosch/Schilling</text:span>, S. 136, 138; <text:span text:style-name="T1">Tilmann</text:span>, GRUR 1990, 160 (161).</text:p></text:note-body></text:note></text:span> Damit erhielte der Verletzte aber nur Auskunft über diejenigen Verletzungshandlungen, zu deren Darlegung er bereits zuvor in der Lage war.<text:span text:style-name="Footnote_20_Symbol"><text:note text:id="ftn439" text:note-class="footnote"><text:note-citation>439</text:note-citation><text:note-body><text:p text:style-name="P22"><text:s/>Vgl. BGH in GRUR 2004, 755 (756) – Taxameter; <text:span text:style-name="T1">Abel</text:span>, S. 222 f.; <text:span text:style-name="T1">Dilly</text:span>, WRP 2007, 1313 (1316).</text:p></text:note-body></text:note></text:span> Dies würde ihm nicht wirklich weiterhelfen. Der akzessorische Auskunfts- bzw. Rechnungslegungsanspruch könnte also als „Verletzungsauskunftsanspruch<text:alphabetical-index-mark text:string-value="Verletzungsauskunftsanspruch"/>“ seinen eigentlichen Zweck kaum erfüllen. Dementsprechend wurde der akzessorische Auskunfts- und Rechnungslegungsanspruch von der höchstrichterlichen Rechtsprechung auch bisher nicht in diesem restriktiven Sinne verstanden und der Verletzer grundsätzlich (und zwar gerade auch vom I. Zivilsenat) als verpflichtet angesehen, die im Zeitraum nach der ersten vorgetragenen Verletzungshandlung erfolgten, sachlich zugehörigen Verletzungshandlungen offen zu legen, auch wenn der Verletzte diese späteren Verletzungshandlungen nicht substantiiert benennen konnte.<text:span text:style-name="Footnote_20_Symbol"><text:note text:id="ftn440" text:note-class="footnote"><text:note-citation>440</text:note-citation><text:note-body><text:p text:style-name="P22"><text:s/><text:span text:style-name="T1">Melullis</text:span>, Handbuch, Rn. 1105; <text:span text:style-name="T1">Grosch/Schilling</text:span>, S. 136, 138; <text:span text:style-name="T1">Köhler</text:span>, GRUR 1996, 82 (88); Großkommentar/<text:span text:style-name="T1">Jacobs</text:span>, D, vor § 13 UWG Rn. 233 Fn. 708; <text:span text:style-name="T1">Tilmann</text:span>, GRUR 1990, 160 (161); <text:span text:style-name="T1">Abel</text:span>, S. 221.</text:p></text:note-body></text:note></text:span> Mit dieser höchstrichterlichen Rechtsprechung ist der Zweck der akzessorischen Auskunfts- und Rechnungslegungsansprüche also darin zu sehen, dem verletzten Schutzrechtsinhaber im Sinne eines „Ermittlungsauskunftsanspruchs<text:alphabetical-index-mark text:string-value="Ermittlungsauskunftsanspruch"/>“ Kenntnis über den gesamten Umfang der Verletzungshandlungen zu verschaffen, in denen das rechtlich Charakteristische (Verletzerform) der konkret benannten Verletzungshandlung zum Ausdruck kommt.<text:span text:style-name="Footnote_20_Symbol"><text:note text:id="ftn441" text:note-class="footnote"><text:note-citation>441</text:note-citation><text:note-body><text:p text:style-name="P22"><text:s/>Zumindest insoweit besteht Einigkeit, einen Auskunfts- bzw. Rechnungslegungsanspruch hinsichtlich solcher Verletzungshandlungen, die andere Sachverhalte betreffen, grundsätzlich nicht anzuerkennen; <text:span text:style-name="T1">Köhler</text:span>, GRUR 1996, 82 (88); <text:span text:style-name="T1">Grosch/Schilling</text:span>, S. 135, 137 f.; <text:span text:style-name="T1">Tilmann</text:span>, GRUR 1990, 160 (161); Großkommentar/<text:span text:style-name="T1">Köhler</text:span>, B, vor § 13 UWG Rn. 416; vgl. etwa BGH in GRUR 2006, 504 (506) - Parfümtestkäufe.</text:p></text:note-body></text:note></text:span> Bereits dies spricht dann aber dafür, die Ansprüche auf den gesamten Umfang des – fortgesetzten – Verstoßes zu erstrecken und nicht erst auf die Zeit, ab der dem Verletzer erstmals eine Verletzungshandlung nachgewiesen werden konnte.<text:span text:style-name="Footnote_20_Symbol"><text:note text:id="ftn442" text:note-class="footnote"><text:note-citation>442</text:note-citation><text:note-body><text:p text:style-name="P22"><text:s/><text:span text:style-name="T1">Melullis</text:span>, Handbuch, Rn. 1105; <text:span text:style-name="T1">Jestaedt</text:span>, GRUR 1993, 219 (223); <text:span text:style-name="T1">Grosch/Schilling</text:span>, S. 13; <text:span text:style-name="T1">Krieger</text:span>, GRUR 1989, 802 (803); <text:span text:style-name="T1">Köhler</text:span>, GRUR 1996, 82 (88); Großkommentar/<text:span text:style-name="T1">Jacobs</text:span>, D, vor § 13 Rn. 233; RGZ 107, 251 (255).</text:p></text:note-body></text:note></text:span> Durch eine Beschränkung der Auskunfts- bzw. Rechnungslegungsverpflichtung auf die Zeit nach der ersten nachgewiesenen Verletzungshandlung wäre eine umfassende Rechtsdurchsetzung nämlich nur möglich, wenn der verletzte Schutzrechtsinhaber in der Lage wäre, gerade diese „erste“ Verletzungshandlung innerhalb des Verletzungszeitraums aufzudecken; dem Nachweis der ersten Verletzungshandlung würde also im Vergleich zum Nachweis der nachfolgenden Schutzrechtseingriffe eine andere Qualität zukommen.<text:span text:style-name="Footnote_20_Symbol"><text:note text:id="ftn443" text:note-class="footnote"><text:note-citation>443</text:note-citation><text:note-body><text:p text:style-name="P22"><text:s/><text:span text:style-name="T1">Nieder</text:span>, Patentverletzung, S. 103; <text:span text:style-name="T1">Meier-Beck</text:span>, GRUR 1998, 276 (280); <text:span text:style-name="T1">Tilmann</text:span>, GRUR 1990, 160 (162).</text:p></text:note-body></text:note></text:span> Berücksichtigt man aber, dass der Verletzte in der überwiegenden Mehrzahl der Fälle gerade nicht in der Lage sein wird, genau diese erste Verletzungshandlung (eines umfassenden Verletzungskomplexes) vorzutragen bzw. nachzuweisen, würde das Recht den Prozessausgang damit im Ergebnis vom Zufall abhängig machen;<text:span text:style-name="Footnote_20_Symbol"><text:note text:id="ftn444" text:note-class="footnote"><text:note-citation>444</text:note-citation><text:note-body><text:p text:style-name="P22"><text:s/><text:span text:style-name="T1">Krieger</text:span>, GRUR 1989, 802 (803); <text:span text:style-name="T1">Jestaedt</text:span>, GRUR 1993, 219 (223); <text:span text:style-name="T1">Dilly</text:span>, WRP 2007, 1313 (1315).</text:p></text:note-body></text:note></text:span> der Verletzer, der seine vorherigen Verstöße geschickt verborgen hält, würde hierfür auch noch belohnt.<text:span text:style-name="Footnote_20_Symbol"><text:note text:id="ftn445" text:note-class="footnote"><text:note-citation>445</text:note-citation><text:note-body><text:p text:style-name="P22"><text:s/><text:span text:style-name="T1">Dilly</text:span>, WRP 2007, 1313 (1315). </text:p></text:note-body></text:note></text:span> Dies würde für die (umfassende) Rechtsdurchsetzung eine erhebliche Einschränkung bedeuten. Eine rückwärtige Begrenzung ließe sich somit nur durch überaus triftige Gründe rechtfertigen. Diese sind vorliegend jedoch nicht ersichtlich. Zum einen ist mit dem in Frage stehenden „Ermittlungsauskunftsanspruch<text:alphabetical-index-mark text:string-value="Ermittlungsauskunftsanspruch"/>“ nämlich keine unzulässige Ausforschung verbunden. Da ein behauptetes Verletzungsverhalten räumlich, zeitlich und gegenständlich nachweisbar stattgefunden hat, ergibt sich die klärungsbedürftige Frage, welchen Umfang die vorgetragene Verletzung gehabt hat.<text:span text:style-name="Footnote_20_Symbol"><text:note text:id="ftn446" text:note-class="footnote"><text:note-citation>446</text:note-citation><text:note-body><text:p text:style-name="P22"><text:s/><text:span text:style-name="T1">Tilmann</text:span>, GRUR 1990, 160.</text:p></text:note-body></text:note></text:span> In der Auskunft bzw. Rechnungslegung über die zeitlich vor der ersten nachgewiesenen Verletzungshandlung liegenden Verletzungshandlungen kann dann aber grundsätzlich keine weitergehende Ausforschung gesehen werden als in der über die zeitlich nachfolgenden Verletzungshandlungen.<text:span text:style-name="Footnote_20_Symbol"><text:note text:id="ftn447" text:note-class="footnote"><text:note-citation>447</text:note-citation><text:note-body><text:p text:style-name="P22"><text:s/><text:span text:style-name="T1">Melullis</text:span>, Handbuch, Rn. 1105; <text:span text:style-name="T1">Grosch/Schilling</text:span>, S. 136 f.; Großkommentar/<text:span text:style-name="T1">Jacobs</text:span>, D, vor § 13 Rn. 233; a. A. <text:span text:style-name="T1">Teplitzky</text:span>, Wettbewerbsrechtliche Ansprüche, Kap. 38 Rn. 7; <text:span text:style-name="T1">Köhler</text:span>, GRUR 1996, 82 (88).</text:p></text:note-body></text:note></text:span> Nur ein Auskunfts- bzw. Rechnungslegungsbegehren auf der Grundlage eines Vortrags, der nicht einmal für die Annahme einer einzigen Verletzung ausreichen würde, wäre als unzulässige Ausforschung zu qualifizieren, da keine Verletzung vorläge, auf die sich die Umfangsfrage beziehen könnte.<text:span text:style-name="Footnote_20_Symbol"><text:note text:id="ftn448" text:note-class="footnote"><text:note-citation>448</text:note-citation><text:note-body><text:p text:style-name="P22"><text:s/><text:span text:style-name="T1">Tilmann</text:span>, GRUR 1990, 160.</text:p></text:note-body></text:note></text:span> Zum anderen wird das Interesse des Verletzers, das früher begangene Schutzrechtsverletzungen nicht zu einer Haftung führen, hinreichend durch die Verjährungsregeln geschützt.<text:span text:style-name="Footnote_20_Symbol"><text:note text:id="ftn449" text:note-class="footnote"><text:note-citation>449</text:note-citation><text:note-body><text:p text:style-name="P22"><text:s/><text:span text:style-name="T1">Tilmann</text:span>, GRUR 1990, 160 (162); Großkommentar/<text:span text:style-name="T1">Jacobs</text:span>, D, vor § 13 Rn. 233; <text:span text:style-name="T1">Grosch/Schilling</text:span>, S. 136 Fn. 28; Sollte dieser Schutz einmal nicht ausreichen, weil die Informationserteilung tief in die Vergangenheit hinein mit erheblichen Schwierigkeiten verbunden wäre, könnte dem im Einzelfall über § 242 BGB Rechnung getragen werden; jedenfalls aber ist es auch unter diesem Gesichtspunkt nicht erforderlich, die Auskunftspflicht pauschal auf den Zeitpunkt ab der ersten vorgetragenen Verletzungshandlung zu begrenzen; vgl. <text:span text:style-name="T1">Tilmann</text:span>, GRUR 1990, 160 (162).</text:p></text:note-body></text:note></text:span> Somit ergibt sich aus der Zwecksetzung der akzessorischen Auskunfts- und Rechnungslegungsansprüche, dass mangels triftiger Gründe ihre „rückwärtige“ Begrenzung auf den Zeitpunkt ab der ersten vorgetragenen Verletzungshandlung nicht gerechtfertigt ist.<text:span text:style-name="Footnote_20_Symbol"><text:note text:id="ftn450" text:note-class="footnote"><text:note-citation>450</text:note-citation><text:note-body><text:p text:style-name="P22"><text:s/>Vgl. <text:span text:style-name="T1">Krieger</text:span>, GRUR 1989, 802 (803); <text:span text:style-name="T1">Jestaedt</text:span>, GRUR 1993, 219 (223); Dieser Eindruck verstärkt sich sogar noch, wenn man berücksichtigt, dass die einzelnen Verletzungshandlungen vor und nach der ersten vorgetragenen Verletzungshandlung häufig (im Sinne der aus dem Strafrecht stammenden und in das Vollstreckungsrecht des gewerblichen Rechtsschutzes übernommenen Definition) als Teile einer natürlichen oder rechtlichen Handlungseinheit zu begreifen sind. Wird dann die Klage hinsichtlich des Zeitraums vor der ersten nachgewiesenen Verletzungshandlung abgewiesen, kann das Gericht ebenso wenig wie die Klägerin wissen, ob damit nicht vielleicht Teile derselben Handlung abgeschnitten werden. Vor allem stellt sich die Frage, welche Folge sich daraus für die Rechtskraft ergeben; vgl. <text:span text:style-name="T1">Tilmann</text:span>, GRUR 1990, 160.</text:p></text:note-body></text:note></text:span> Systematisch lässt sich insoweit mit dem I. Zivilsenat auf die durch das Gesetz zur Stärkung des Schutzes des geistigen Eigentums und zur Bekämpfung der Produktpiraterie eingeführten Drittauskunftsansprüche verweisen, die in ihrem zeitlichen Umfang unbeschränkt sind.<text:span text:style-name="Footnote_20_Symbol"><text:note text:id="ftn451" text:note-class="footnote"><text:note-citation>451</text:note-citation><text:note-body><text:p text:style-name="P22"><text:s/><text:span text:style-name="T1">Beyerlein</text:span>, WRP 2007, 1310 (1311); BGH in WRP 2007, 1187 (1190) – Windsor Estate; In diesem Sinne ist – trotz der insoweit unpräzisen Formulierung - somit auch die Entscheidung des Bundesgerichtshofs „Entfernung der Herstellungsnummer II“ in GRUR 2001, 841 (844) zu verstehen, denn es ist davon auszugehen, dass ein Abweichen von der bisherigen Rechtsprechung wohl explizit angezeigt worden wäre; vgl. <text:span text:style-name="T1">Teplitzky</text:span>, FS Tilmann, S. 920; a. A. <text:span text:style-name="T1">Abel</text:span>, S. 221 f. Das OLG München vertrat schließlich noch in der Entscheidung „Benetton Slide“ den Standpunkt, sowohl der akzessorische als auch der selbständige Auskunftsanspruch bezögen „sich stets nur auf tatsächlich geschehene – unstreitige oder bewiesene“ Verletzungshandlungen; vgl. OLG München in GRUR-RR 2002, 57 – Benetton Slide; <text:span text:style-name="T1">Abel</text:span>, S. 221; Diese Auffassung ist jedoch vor dem Hintergrund der nunmehr einheitlichen höchstrichterlichen Rechtsprechung keineswegs mehr haltbar. </text:p></text:note-body></text:note></text:span> Zu guter Letzt scheint auch ein Blick auf das rechtspolitische Umfeld diese Einschätzung zu bestätigen, ist doch die durch das Produktpirateriegesetz eingeläutete und mit der Umsetzung der Durchsetzungs-Richtlinie fortzuführende Entwicklung im Recht des geistigen Eigentums durch eine Zunahme der „Ermittlungsmöglichkeiten“ zugunsten des verletzten Schutzrechtsinhabers gekennzeichnet. Für den Anfangszeitpunkt der Auskunfts- bzw. Rechnungslegungsverpflichtung ist somit nicht auf die erste nachgewiesene Verletzungshandlung abzustellen, vielmehr verdient insoweit die nunmehr einheitliche Rechtsprechung des Bundesgerichtshofs den Vorzug. </text:p>
      <text:p text:style-name="P10"/>
      <text:p text:style-name="P10"/>
      <text:p text:style-name="P10"/>
      <text:h text:style-name="Heading_20_4" text:outline-level="4"><text:span text:style-name="T4">2. Endzeitpunkt der Rechnungslegungsverpflichtung </text:span></text:h>
      <text:p text:style-name="P1"/>
      <text:p text:style-name="P1">Schließlich gilt es zu klären, wann die (ohne ausdrückliche zeitliche Einschränkung titulierte) Rechnungslegungsverpflichtung des Schutzrechtsverletzers endet.<text:span text:style-name="Footnote_20_Symbol"><text:note text:id="ftn452" text:note-class="footnote"><text:note-citation>452</text:note-citation><text:note-body><text:p text:style-name="P22"><text:s/><text:span text:style-name="T1">Meier-Beck</text:span>, GRUR 1998, 276 (280). </text:p></text:note-body></text:note></text:span> Gibt der Schutzrechtsverletzer die angegriffene Handlung, die er als rechtmäßig verteidigt, nämlich (wie dies häufig der Fall ist<text:span text:style-name="Footnote_20_Symbol"><text:note text:id="ftn453" text:note-class="footnote"><text:note-citation>453</text:note-citation><text:note-body><text:p text:style-name="P22"><text:s/>Vgl. insoweit die Ausführungen des OLG Karlsruhe in Mitt. 2003, 310.</text:p></text:note-body></text:note></text:span>) nicht mit dem Schluss der mündlichen Verhandlung auf, stellt sich die Frage, ob die Verurteilung zur Rechnungslegung nur solche Handlungen erfasst, die der Verletzer bis zum Schluss der mündlichen Verhandlung <text:span text:style-name="T1">begangen</text:span> <text:span text:style-name="T1">hat</text:span> oder in die Zukunft gerichtet auch solche, die von ihm über den Schluss der mündlichen Verhandlung hinaus (in Fortführung der bereits begangenen schutzrechtsverletzenden Handlung) bis zur Abgabe der Rechnungslegung <text:span text:style-name="T1">begangen</text:span> <text:span text:style-name="T1">werden.</text:span><text:span text:style-name="Footnote_20_Symbol"><text:note text:id="ftn454" text:note-class="footnote"><text:note-citation>454</text:note-citation><text:note-body><text:p text:style-name="P22"><text:s/>BGH in GRUR 2004, 755 f. – Taxameter; <text:span text:style-name="T1">Meier-Beck</text:span>, GRUR 1998, 276 (280); <text:span text:style-name="T1">Grosch/Schilling</text:span>, S. 131.</text:p></text:note-body></text:note></text:span> Ausgehend vom „Ermittlungszweck“ des Rechnungslegungsanspruchs läge es eigentlich nahe, diese Frage im letztgenannten Sinne zu beantworten. Anderenfalls erhielte der Kläger mit einem stattgebenden Urteil nämlich nur einen „beschränkten“ Titel, der einen Teil der als schutzrechtsverletzend angegriffenen Handlung schlichtweg nicht erfassen würde.<text:span text:style-name="Footnote_20_Symbol"><text:note text:id="ftn455" text:note-class="footnote"><text:note-citation>455</text:note-citation><text:note-body><text:p text:style-name="P22"><text:s/>BGH in GRUR 2004, 755 (756) – Taxameter.</text:p></text:note-body></text:note></text:span> Bezüglich dieser Verletzungshandlungen müssten sich die Parteien dann auf einen weiteren Prozess einlassen, in dem von neuem zu prüfen wäre, ob das Verhalten des Schutzrechtsverletzers tatsächlich rechtswidrig ist.<text:span text:style-name="Footnote_20_Symbol"><text:note text:id="ftn456" text:note-class="footnote"><text:note-citation>456</text:note-citation><text:note-body><text:p text:style-name="P22"><text:s/><text:span text:style-name="T1">Grosch/Schilling</text:span>, S. 157, 160.</text:p></text:note-body></text:note></text:span> Damit würde sich der Zeitpunkt der letzten mündlichen Verhandlung insoweit durchaus als zufällige Grenze erweisen. Um diese Frage jedoch im letztgenannten Sinne beantworten zu können, müssten, da Klagen auf Leistungen, die erst nach Schluss der mündlichen Verhandlung fällig werden, nur ausnahmsweise zulässig sind, die Voraussetzungen der §§ 257 bis 259 ZPO vorliegen.<text:span text:style-name="Footnote_20_Symbol"><text:note text:id="ftn457" text:note-class="footnote"><text:note-citation>457</text:note-citation><text:note-body><text:p text:style-name="P22"><text:s/>BGH in GRUR 2004, 755 – Taxameter; MK/<text:span text:style-name="T1">Lüke</text:span>, § 257 ZPO Rn. 1; <text:span text:style-name="T1">Grosch/Schilling</text:span>, S. 143. </text:p></text:note-body></text:note></text:span> </text:p>
      <text:p text:style-name="P1">Insoweit hatte zunächst das OLG Düsseldorf mit Urteil vom 29.6.2000 entschieden, dass die Verurteilung zur Rechnungslegung in Patentverletzungssachen auf den Zeitraum bis zum Schluss der mündlichen Verhandlung zu begrenzen sei, da es für eine über diesen Zeitpunkt hinausgehende Verurteilung an den erforderlichen prozessualen Voraussetzungen fehle.<text:span text:style-name="Footnote_20_Symbol"><text:note text:id="ftn458" text:note-class="footnote"><text:note-citation>458</text:note-citation><text:note-body><text:p text:style-name="P22"><text:s/>OLG Düsseldorf in GRUR-RR 2002, 48 – Längenverstellbares Trageelement; <text:span text:style-name="T1">Nieder</text:span>, Patentverletzung, S. 103; <text:span text:style-name="T1">Grosch/Schilling</text:span>, S. 145; <text:span text:style-name="T1">Kühnen/Geschke</text:span>, Rn. 210.</text:p></text:note-body></text:note></text:span> Dieser Entscheidung des OLG Düsseldorf waren allerdings bereits kurze Zeit später – neben Stimmen aus der Literatur<text:span text:style-name="Footnote_20_Symbol"><text:note text:id="ftn459" text:note-class="footnote"><text:note-citation>459</text:note-citation><text:note-body><text:p text:style-name="P22"><text:s/>Vgl. etwa <text:span text:style-name="T1">Grosch/Schilling</text:span>, S. 155; vgl. dazu auch <text:span text:style-name="T1">Meier-Beck</text:span> in GRUR 1998, 276 (280).</text:p></text:note-body></text:note></text:span> - das OLG Karlsruhe<text:span text:style-name="Footnote_20_Symbol"><text:note text:id="ftn460" text:note-class="footnote"><text:note-citation>460</text:note-citation><text:note-body><text:p text:style-name="P22"><text:s/>OLG Karlsruhe in Mitt. 2003, 309 - Taxameter.</text:p></text:note-body></text:note></text:span> und schließlich auch der Bundesgerichtshof entgegengetreten. So urteilte der X. Zivilsenat des Bundesgerichtshofes – ebenfalls aus Anlass einer Patentverletzung –, dass der Verletzer auf <text:span text:style-name="T1">„Auskunft“</text:span> und Schadensersatz auch wegen solcher Handlungen in Anspruch genommen werden könne, die er über den Schluss der mündlichen Verhandlung hinaus in Fortführung der bereits begangenen, mit der Klage als verletzend angegriffenen Handlung begehe.<text:span text:style-name="Footnote_20_Symbol"><text:note text:id="ftn461" text:note-class="footnote"><text:note-citation>461</text:note-citation><text:note-body><text:p text:style-name="P22"><text:s/>BGH in GRUR 2004, 755 – Taxameter.</text:p></text:note-body></text:note></text:span> Abgesehen von der seitens der Literatur nicht uneingeschränkt befürworteten Bezugnahme auf § 259 ZPO war dabei noch bemerkenswert, dass sich, obwohl der Klageantrag auf Rechnungslegung gerichtet war, der Leitsatz nur auf die Auskunft bezog.<text:span text:style-name="Footnote_20_Symbol"><text:note text:id="ftn462" text:note-class="footnote"><text:note-citation>462</text:note-citation><text:note-body><text:p text:style-name="P22"><text:s/>Dies warf nämlich die Frage auf, ob der X. Zivilsenat damit die im Hinblick auf den zeitlichen Umfang bestehende formale Trennung zwischen Auskunft und Rechnungslegung, die durch die Nicola-Rechtsprechung erfolgt war, aufgeben wollte, um (zumindest) hinsichtlich des Endzeitpunkts eine gleiche Behandlung der akzessorischen Auskunfts- und Rechnungslegungsansprüche sicherzustellen. </text:p></text:note-body></text:note></text:span> Aufgrund der unterschiedlichen Einschätzungen in Rechtsprechung und auch Literatur bedarf es mithin der Klärung, ob die §§ 258 bzw. 259 ZPO im vorliegenden Zusammenhang tatsächlich eine Klage auf künftige Leistung ermöglichen. </text:p>
      <text:p text:style-name="P1">Mit § 258 ZPO gewährt das Gesetz dem Kläger die Möglichkeit, bei wiederkehrenden Leistungen auch wegen der erst nach Erlass des Urteils fällig werdenden Leistungen, Klage auf künftige Entrichtung zu erheben. Unter dem Gesichtspunkt der Prozessökonomie und nicht zuletzt im Interesse aller Beteiligten muss der Kläger, der Anspruch auf wiederkehrende Leistungen hat, daher nicht ständig aufs Neue Klage erheben, sondern ihm wird über § 258 ZPO ein bindendes Urteil (auch) für künftige Ansprüche ermöglicht.<text:span text:style-name="Footnote_20_Symbol"><text:note text:id="ftn463" text:note-class="footnote"><text:note-citation>463</text:note-citation><text:note-body><text:p text:style-name="P22"><text:s/><text:span text:style-name="T1">Grosch/Schilling</text:span>, S. 149; Musielak/<text:span text:style-name="T1">Foerste</text:span>, § 258 ZPO Rn. 1.</text:p></text:note-body></text:note></text:span> Auf diese Weise soll, solange sich die Verhältnisse nicht geändert haben, eine fortdauernde Wiederholung von Rechtsstreitigkeiten, die den gleichen Gegenstand betreffen, vermieden werden.<text:span text:style-name="Footnote_20_Symbol"><text:note text:id="ftn464" text:note-class="footnote"><text:note-citation>464</text:note-citation><text:note-body><text:p text:style-name="P22"><text:s/>Musielak/<text:span text:style-name="T1">Foerste</text:span>, § 258 ZPO Rn. 1; MK/<text:span text:style-name="T1">Lüke</text:span>, § 258 ZPO Rn. 1; Baumbach/Lauterbach/Albers/<text:span text:style-name="T1">Hartmann</text:span>, § 258 ZPO Rn. 2.</text:p></text:note-body></text:note></text:span> Damit liegt der Vorschrift aber gerade der Gedanke zugrunde, der auch für eine nur durch die Schutzdauer<text:alphabetical-index-mark text:string-value="Schutzdauer"/> des verletzten Schutzrechts begrenzte Pflicht zur Rechnungslegung spricht.<text:span text:style-name="Footnote_20_Symbol"><text:note text:id="ftn465" text:note-class="footnote"><text:note-citation>465</text:note-citation><text:note-body><text:p text:style-name="P22"><text:s/><text:span text:style-name="T1">Grosch/Schilling</text:span>, S. 149.</text:p></text:note-body></text:note></text:span> Denn würde die Verpflichtung zur Rechnungslegung nur solche Handlungen erfassen, die der Schutzrechtsverletzer bis zum Schluss der mündlichen Verhandlung begangen hat, wäre jeder im Verletzungsverfahren erfolgreiche Schutzrechtsinhaber spätestens dann, wenn ihm die endgültige Durchsetzung des Unterlassungstitels gelungen ist, gezwungen, erneut Klage auf Rechnungslegung für die Zeit von der letzten mündlichen Verhandlung bis zur endgültigen Einstellung der Schutzrechtsverletzung zu erheben, was im Ergebnis zu einer unnötigen (und wegen der Gefahr widersprechender Entscheidungen auch unerwünschten) Verdoppelung der Rechtsstreitigkeiten führen würde.<text:span text:style-name="Footnote_20_Symbol"><text:note text:id="ftn466" text:note-class="footnote"><text:note-citation>466</text:note-citation><text:note-body><text:p text:style-name="P22"><text:s/>Vom OLG Karlsruhe in Mitt. 2003, S. 310, allerdings im Zusammenhang mit § 259 ZPO, geäußert.</text:p></text:note-body></text:note></text:span> </text:p>
      <text:p text:style-name="P1">Fraglich ist allerdings, ob die Klage auf Rechnungslegung auch auf „wiederkehrende Leistungen“ gerichtet ist und damit die Anwendungsvoraussetzung des § 258 ZPO erfüllt.<text:span text:style-name="Footnote_20_Symbol"><text:note text:id="ftn467" text:note-class="footnote"><text:note-citation>467</text:note-citation><text:note-body><text:p text:style-name="P22"><text:s/>Thomas/Putzo/<text:span text:style-name="T1">Reichold</text:span>, § 258 ZPO Rn. 2; <text:span text:style-name="T1">Meier-Beck</text:span>, GRUR 1998, 276 (280). </text:p></text:note-body></text:note></text:span> Unter „wiederkehrenden Leistungen“ versteht man nämlich gemeinhin solche, die in bestimmten Zeitabschnitten aus ein und demselben Rechtsverhältnis fällig werden, so dass die einzelne Leistung nur noch vom Zeitablauf abhängig ist.<text:span text:style-name="Footnote_20_Symbol"><text:note text:id="ftn468" text:note-class="footnote"><text:note-citation>468</text:note-citation><text:note-body><text:p text:style-name="P22"><text:s/>MK/<text:span text:style-name="T1">Lüke</text:span>, § 258 ZPO Rn. 5; Thomas/Putzo/<text:span text:style-name="T1">Reichold</text:span>, § 258 ZPO Rn. 2; Baumbach/Lauterbach/Albers/<text:span text:style-name="T1">Hartmann</text:span>, § 258 ZPO Rn. 1; Musielak/<text:span text:style-name="T1">Foerste</text:span>, § 258 ZPO Rn. 2.</text:p></text:note-body></text:note></text:span> Denn nur dann ist die Verurteilung zu künftigen Leistungen gerechtfertigt, wenn sich prognostizieren lässt, dass die Voraussetzungen, die für die Verurteilung maßgebend sind, auch noch in Zukunft (gewissermaßen weiter-) <text:span text:style-name="T1">bestehen.</text:span><text:span text:style-name="Footnote_20_Symbol"><text:note text:id="ftn469" text:note-class="footnote"><text:note-citation>469</text:note-citation><text:note-body><text:p text:style-name="P22"><text:s/>MK/<text:span text:style-name="T1">Lüke</text:span>, § 258 ZPO Rn. 2; vgl. auch <text:span text:style-name="T1">Grosch/Schilling</text:span>, S. 146.</text:p></text:note-body></text:note></text:span> Die Rechnungslegungsverpflichtung des Schutzrechtsverletzers nach Schluss der mündlichen Verhandlung ist aber nicht vom bloßen Zeitablauf abhängig, sondern von einem noch unsicheren tatsächlichen Umstand,<text:span text:style-name="Footnote_20_Symbol"><text:note text:id="ftn470" text:note-class="footnote"><text:note-citation>470</text:note-citation><text:note-body><text:p text:style-name="P22"><text:s/>Dies hat auch das OLG Düsseldorf in GRUR-RR 2002, 48 – Längenverstellbares Trageelement, allerdings in anderem Zusammenhang, erkannt.</text:p></text:note-body></text:note></text:span> nämlich einer weiteren Schutzrechtsverletzung, und kehrt daher nicht wieder, sondern dauert an, solange der Verletzer die Verletzungshandlung rechtswidrig fortsetzt.<text:span text:style-name="Footnote_20_Symbol"><text:note text:id="ftn471" text:note-class="footnote"><text:note-citation>471</text:note-citation><text:note-body><text:p text:style-name="P22"><text:s/>Vgl. <text:span text:style-name="T1">Meier-Beck</text:span>, GRUR 1998, 276 (280), OLG Düsseldorf in GRUR-RR 2002, 48 – Längenverstellbares Trageelement; a. A. OLG Karlsruhe in Mitt. 2003, 309 – Taxameter; <text:span text:style-name="T1">Grosch/Schilling</text:span>, S. 146.</text:p></text:note-body></text:note></text:span> Auch die Lizenzgebührenansprüche des Verletzten lassen sich kaum als in diesem Sinne (regelmäßig) wiederkehrende, nur noch vom Zeitablauf abhängige Leistung qualifizieren, so dass davon ausgegangen werden könnte, dass der vorgelagerte Rechnungslegungsanspruch diese Qualifikation teilt.<text:span text:style-name="Footnote_20_Symbol"><text:note text:id="ftn472" text:note-class="footnote"><text:note-citation>472</text:note-citation><text:note-body><text:p text:style-name="P22"><text:s/><text:span text:style-name="T1">Meier-Beck</text:span>, GRUR 1998, 276 (280).</text:p></text:note-body></text:note></text:span> Nicht zuletzt der Ausnahmecharakter des § 258 ZPO verbietet insoweit ein großzügiges Verständnis. Ganz abgesehen davon könnte der Verletzte auf dem letztgenannten Wege auch nur die zur Berechnung der Lizenzgebühr erforderlichen Angaben verlangen. Damit handelt es sich bei dem akzessorischen Rechnungslegungsanspruch nicht um einen Anspruch auf wiederkehrende Leistung im Sinne des § 258 ZPO, so dass auf dieser Grundlage eine über den Zeitpunkt der letzten mündlichen Verhandlung hinausgehende Verurteilung zur Rechnungslegung nicht möglich ist.<text:span text:style-name="Footnote_20_Symbol"><text:note text:id="ftn473" text:note-class="footnote"><text:note-citation>473</text:note-citation><text:note-body><text:p text:style-name="P22"><text:s/><text:span text:style-name="T1">Kühnen/Geschke</text:span>, Rn. 210; <text:span text:style-name="T1">Grosch/Schilling</text:span>, S. 145; OLG Düsseldorf in GRUR-RR 2002, 48 – Längenverstellbares Trageelement.</text:p></text:note-body></text:note></text:span> </text:p>
      <text:p text:style-name="P1">Eine Klage auf künftige Leistung kann aber außer in den Fällen der §§ 257, 258 ZPO auch dann erhoben werden, wenn den Umständen nach die Besorgnis gerechtfertigt ist, dass sich der Schuldner der rechtzeitigen Leistung entziehen werde, vgl. § 259 ZPO. Dann soll der Gläubiger nämlich in die Lage versetzt werden, seine Rechte klageweise so zeitig geltend zu machen, dass er bereits im Zeitpunkt der Fälligkeit einen Vollstreckungstitel hat und mit der Zwangsvollstreckung beginnen kann.<text:span text:style-name="Footnote_20_Symbol"><text:note text:id="ftn474" text:note-class="footnote"><text:note-citation>474</text:note-citation><text:note-body><text:p text:style-name="P22"><text:s/>MK/<text:span text:style-name="T1">Lüke</text:span>, § 259 ZPO Rn. 1; Musielak/<text:span text:style-name="T1">Foerste</text:span>, § 259 ZPO Rn. 1.</text:p></text:note-body></text:note></text:span> Ebenso wie die §§ 257, 258 ZPO erweitert § 259 ZPO also den Rechtsschutz des Gläubigers, im Unterschied dazu aber nicht auf bestimmte Ansprüche beschränkt und daher als Generalklausel.<text:span text:style-name="Footnote_20_Symbol"><text:note text:id="ftn475" text:note-class="footnote"><text:note-citation>475</text:note-citation><text:note-body><text:p text:style-name="P22"><text:s/>Musielak/<text:span text:style-name="T1">Foerste</text:span>, § 259 ZPO Rn. 1; MK/<text:span text:style-name="T1">Lüke</text:span>, § 257 ZPO Rn. 3; § 259 ZPO Rn. 1; Baumbach/Lauterbach/Albers/<text:span text:style-name="T1">Hartmann</text:span>, § 259 ZPO Rn. 1.</text:p></text:note-body></text:note></text:span> Dementsprechend setzt der Gesetzeswortlaut auch nur voraus, dass den Umständen nach die Besorgnis gerechtfertigt ist, dass sich der Schuldner der rechtzeitigen Leistung entziehen könnte. Dies wird in der Regel der Fall sein, wenn der Schuldner den Anspruch oder die Leistungspflicht ernstlich bestreitet.<text:span text:style-name="Footnote_20_Symbol"><text:note text:id="ftn476" text:note-class="footnote"><text:note-citation>476</text:note-citation><text:note-body><text:p text:style-name="P22"><text:s/>MK/<text:span text:style-name="T1">Lüke</text:span>, § 259 ZPO Rn. 13; Baumbach/Lauterbach/Albers/<text:span text:style-name="T1">Hartmann</text:span>, § 259 ZPO Rn. 5; Musielak/<text:span text:style-name="T1">Foerste</text:span>, § 259 ZPO Rn. 5.</text:p></text:note-body></text:note></text:span> Ein ernstliches Bestreiten der Schutzrechtsverletzung und damit auch der Verpflichtung zur Rechnungslegung seitens des Schutzrechtsverletzers wird aber (wohl) bereits dann anzunehmen sein, wenn der Schutzrechtsverletzer nach Schluss der mündlichen Verhandlung die Verletzungshandlungen fortsetzt und damit eine Rechtsverletzung und seine Verpflichtung zur Rechnungslegung leugnet.<text:span text:style-name="Footnote_20_Symbol"><text:note text:id="ftn477" text:note-class="footnote"><text:note-citation>477</text:note-citation><text:note-body><text:p text:style-name="P22"><text:s/><text:span text:style-name="T1">Meier-Beck</text:span>, GRUR 1998, 276 (280).</text:p></text:note-body></text:note></text:span> Auf diese Weise wäre dann aber zwangsläufig hinsichtlich <text:span text:style-name="T1">jeder</text:span> nach Schluss der mündlichen Verhandlung begangenen Verletzungshandlung die Besorgnis gerechtfertigt, dass sich der Schuldner insoweit der rechtzeitigen Rechnungslegung entziehen könnte, also die Anwendungsvoraussetzung des § 259 ZPO gegeben. Infolgedessen würde sich die Verurteilung zur Rechnungslegung grundsätzlich auf alle nach Schluss der mündlichen Verhandlung begangenen Verletzungshandlungen erstrecken, und dass, obwohl mit § 259 ZPO – im Unterschied zu § 258 ZPO - gerade keine zeitlich unbegrenzt wirkende Verurteilung ermöglicht werden soll.<text:span text:style-name="Footnote_20_Symbol"><text:note text:id="ftn478" text:note-class="footnote"><text:note-citation>478</text:note-citation><text:note-body><text:p text:style-name="P22"><text:s/><text:span text:style-name="T1">Grosch/Schilling</text:span>, S. 154.</text:p></text:note-body></text:note></text:span> Ein derartig weiter „Griff“ in die Zukunft soll nämlich eigentlich nur dann zulässig sein, wenn ein besonderer Rechtsbehelf zur Verfügung steht, um das Urteil geänderten zukünftigen Verhältnissen anzupassen (wie etwa bei § 258 ZPO die Abänderungsklage<text:alphabetical-index-mark text:string-value="Abänderungsklage"/> nach § 323 ZPO).<text:span text:style-name="Footnote_20_Symbol"><text:note text:id="ftn479" text:note-class="footnote"><text:note-citation>479</text:note-citation><text:note-body><text:p text:style-name="P22"><text:s/><text:span text:style-name="T1">Grosch/Schilling</text:span>, S. 159, 149; MK/<text:span text:style-name="T1">Lüke</text:span>, § 258 ZPO Rn. 2.</text:p></text:note-body></text:note></text:span> Dass im vorliegenden Zusammenhang kein derartiger Rechtsbehelf zur Verfügung steht, ist aber wohl regelmäßig unproblematisch. Es wird sich nämlich kaum die Notwendigkeit ergeben, die Verurteilung zur Rechnungslegung geänderten Verhältnissen anpassen zu müssen; denn nur, wenn in den nach Schluss der mündlichen Verhandlung begangenen Verletzungshandlungen gerade das rechtlich Charakteristische der angegriffenen Verletzungshandlung zum Ausdruck kommt, besteht der Rechnungslegungsanspruch überhaupt fort. Einem insoweit großzügigeren Verständnis des § 259 ZPO stehen daher - seinem Charakter als Generalklausel entsprechend - keine Bedenken entgegen. Die Anwendungsvoraussetzung des § 259 ZPO ist somit grundsätzlich gegeben. </text:p>
      <text:p text:style-name="P5">Gegenstand der Klage auf künftige Leistung nach § 259 ZPO kann allerdings nur ein (noch nicht fälliger) Anspruch sein, der nicht erst künftig entsteht, sondern bereits (wenn auch nur bedingt) besteht, mit anderen Worten in einem Rechtsverhältnis, dessen rechtserzeugende Tatsachen schon eingetreten sind, seine Grundlage findet.<text:span text:style-name="Footnote_20_Symbol"><text:note text:id="ftn480" text:note-class="footnote"><text:note-citation>480</text:note-citation><text:note-body><text:p text:style-name="P22"><text:s/>Thomas/Putzo/<text:span text:style-name="T1">Reichold</text:span>, § 259 ZPO Rn. 2; <text:span text:style-name="T1">Grosch/Schilling</text:span>, S. 145, 149, 159; MK/<text:span text:style-name="T1">Lüke</text:span>, § 259 ZPO Rn. 3 f.; Musielak/<text:span text:style-name="T1">Foerste</text:span>, § 259 ZPO Rn. 2. </text:p></text:note-body></text:note></text:span> Das Gericht entscheidet somit – im Gegensatz zu § 258 ZPO, der vom Gericht die Berücksichtigung zukünftiger, durch Prognose zu ermittelnder Tatsachen fordert – allein aufgrund aktuell vorliegender Tatsachen.<text:span text:style-name="Footnote_20_Symbol"><text:note text:id="ftn481" text:note-class="footnote"><text:note-citation>481</text:note-citation><text:note-body><text:p text:style-name="P22"><text:s/>Vgl. MK/<text:span text:style-name="T1">Lüke</text:span>, § 257 ZPO Rn. 3, zum wesentlichen Unterschied zwischen § 258 und § 259 ZPO.</text:p></text:note-body></text:note></text:span> Auch soweit Rechnungslegung über die nach Verhandlungsschluss begangenen Verletzungshandlungen begehrt wird, hat der Rechnungslegungsanspruch aber seinen Grund in der bereits vor Schluss der mündlichen Verhandlung begangenen Verletzungshandlung.<text:span text:style-name="Footnote_20_Symbol"><text:note text:id="ftn482" text:note-class="footnote"><text:note-citation>482</text:note-citation><text:note-body><text:p text:style-name="P22"><text:s/>Benkard/<text:span text:style-name="T1">Rogge/Grabinski</text:span>, § 139 PatG Rn. 88 b.</text:p></text:note-body></text:note></text:span> Seinem Charakter als „Ermittlungsauskunftsanspruch<text:alphabetical-index-mark text:string-value="Ermittlungsauskunftsanspruch"/>“ entsprechend begründet nämlich jede Verletzung dem Grunde nach die Verpflichtung des Verletzers, über alle anderen – vergangenen und künftigen – sachlich zugehörigen Verletzungshandlungen Rechnung zu legen.<text:span text:style-name="Footnote_20_Symbol"><text:note text:id="ftn483" text:note-class="footnote"><text:note-citation>483</text:note-citation><text:note-body><text:p text:style-name="P22"><text:s/>BGH in GRUR 2004, 755 (756) – Taxameter.</text:p></text:note-body></text:note></text:span> Dementsprechend ist er nicht als zukünftiger, sondern als bestehender Anspruch zu qualifizieren und kann damit Gegenstand der Klage nach § 259 ZPO sein.<text:span text:style-name="Footnote_20_Symbol"><text:note text:id="ftn484" text:note-class="footnote"><text:note-citation>484</text:note-citation><text:note-body><text:p text:style-name="P22"><text:s/>Benkard/<text:span text:style-name="T1">Rogge/Grabinski</text:span>, § 139 PatG Rn. 88 b; a. A. OLG Düsseldorf in GRUR 2002, 48 – Längenverstellbares Trageelement; <text:span text:style-name="T1">Kühnen/Geschke</text:span>, Rn. 210; <text:span text:style-name="T1">Grosch/Schilling</text:span>, S. 145, 148.</text:p></text:note-body></text:note></text:span> </text:p>
      <text:p text:style-name="P1">Auf der Grundlage des § 259 ZPO kann sich die Verurteilung zur Rechnungslegung somit (bis zum Ablauf des Klageschutzrechts) auch auf die nach Schluss der mündlichen Verhandlung begangenen Verletzungshandlungen erstrecken. Erforderlich ist insoweit lediglich eine – der gängigen Praxis entsprechende – Bezugnahme des Rechnungslegungsantrags<text:alphabetical-index-mark text:string-value="Rechnungslegungsantrag"/>/Tenors auf den Schadensersatzfeststellungsantrag<text:alphabetical-index-mark text:string-value="Schadensersatzfeststellungsantrag"/>/Tenor<text:alphabetical-index-mark text:string-value="Tenor"/>, der sich seinerseits auf den Unterlassungsantrag<text:alphabetical-index-mark text:string-value="Unterlassungsantrag"/>/Tenor bezieht;<text:span text:style-name="Footnote_20_Symbol"><text:note text:id="ftn485" text:note-class="footnote"><text:note-citation>485</text:note-citation><text:note-body><text:p text:style-name="P22"><text:s/><text:span text:style-name="T1">Grosch/Schilling</text:span>, S. 144. </text:p></text:note-body></text:note></text:span> denn von letzterem werden einschränkungslos alle künftigen Verletzungshandlungen erfasst.<text:span text:style-name="Footnote_20_Symbol"><text:note text:id="ftn486" text:note-class="footnote"><text:note-citation>486</text:note-citation><text:note-body><text:p text:style-name="P22"><text:s/>BGH in GRUR 2004, 755 (756) – Taxameter; <text:span text:style-name="T1">Grosch/Schilling</text:span>, S. 144.</text:p></text:note-body></text:note></text:span> Gleichwohl empfiehlt es sich in der Praxis – insbesondere bei der Geltendmachung des akzessorischen Auskunftsanspruchs – deutlich zu machen, dass der Antrag auch in die Zukunft gerichtet ist, selbst wenn es – soweit sich nicht aus ausdrücklichen Erklärungen oder den Umständen etwas anderes ergibt – regelmäßig dem erkennbaren Interesse des Gläubigers entspricht, dass die Verpflichtung des Schuldners zur Rechnungslegung nicht mit dem Schluss der mündlichen Verhandlung endet.<text:span text:style-name="Footnote_20_Symbol"><text:note text:id="ftn487" text:note-class="footnote"><text:note-citation>487</text:note-citation><text:note-body><text:p text:style-name="P22"><text:s/>Busse/<text:span text:style-name="T1">Keukenschrijver</text:span>, § 140 b PatG Rn. 56; <text:span text:style-name="T1">Grosch/Schilling</text:span>, S. 159; <text:span text:style-name="T1">Meier-Beck</text:span>, GRUR 1998, 276 (280); insoweit zweifelnd Fezer/<text:span text:style-name="T1">Büscher</text:span>, § 8 UWG Rn. 271.</text:p></text:note-body></text:note></text:span></text:p>
      <text:p text:style-name="P1"/>
      <text:p text:style-name="P1"/>
      <text:p text:style-name="P1"/>
      <text:h text:style-name="Heading_20_4" text:outline-level="4">3. Zusammenfassung </text:h>
      <text:p text:style-name="P1"/>
      <text:p text:style-name="P1">Im Ergebnis führt somit bereits ein einziger festgestellter Verletzungsfall dazu, dass der Verletzer dem Schutzrechtsinhaber im Hinblick auf die fragliche Verletzungsform<text:alphabetical-index-mark text:string-value="Verletzungsform"/> ohne zeitliche Beschränkung für die gesamte Schutzdauer<text:alphabetical-index-mark text:string-value="Schutzdauer"/> Rechnung zu legen (bzw. Auskunft zu erteilen) hat.<text:span text:style-name="Footnote_20_Symbol"><text:note text:id="ftn488" text:note-class="footnote"><text:note-citation>488</text:note-citation><text:note-body><text:p text:style-name="P22"><text:s/>OLG Karlsruhe in Mitt. 2003, 309 – Taxameter; <text:span text:style-name="T1">Grosch/Schilling</text:span>, S. 146; <text:span text:style-name="T1">Schmaltz/Kuczera</text:span>, GRUR 2006, 97; <text:span text:style-name="T1">Meier-Beck</text:span>, GRUR 1998, 276 (280).</text:p></text:note-body></text:note></text:span> Nur soweit die Verletzungshandlung erst von einem bestimmten Zeitpunkt an als rechtswidrig und schuldhaft zu qualifizieren ist oder soweit sie – insbesondere wegen des Endes des gesetzlichen Schutzes – nicht mehr als rechtswidrig qualifiziert werden kann bzw. endgültig eingestellt wurde, muss keine Rechnungslegung erfolgen.<text:span text:style-name="Footnote_20_Symbol"><text:note text:id="ftn489" text:note-class="footnote"><text:note-citation>489</text:note-citation><text:note-body><text:p text:style-name="P22"><text:s/>Busse/<text:span text:style-name="T1">Keukenschrijver</text:span>, § 140 b PatG Rn. 56; <text:span text:style-name="T1">Meier-Beck</text:span>, GRUR 1998, 276 (280).</text:p></text:note-body></text:note></text:span> Trotz alledem bleibt die Gefahr groß, dass der Schutzrechtsverletzer auch weiterhin versucht ist, noch unbekannte Verletzungshandlungen zu verheimlichen. </text:p>
      <text:p text:style-name="P11"/>
      <text:p text:style-name="P11"/>
      <text:p text:style-name="P11"/>
      <text:h text:style-name="Heading_20_2" text:outline-level="2">F. Grenzen des akzessorischen Rechnungslegungsanspruchs </text:h>
      <text:p text:style-name="P3"/>
      <text:p text:style-name="P3">Der akzessorische Rechnungslegungsanspruch wird begrenzt durch die berechtigten Geheimhaltungsinteressen des Verpflichteten. </text:p>
      <text:p text:style-name="P3"/>
      <text:h text:style-name="Heading_20_3" text:outline-level="3">I. Das Verfahren des Wirtschaftsprüfervorbehalts</text:h>
      <text:p text:style-name="P3"/>
      <text:p text:style-name="P3">Obwohl der Rechnungslegungsanspruch grundsätzlich von vornherein auf die zur Vorbereitung und Durchsetzung des Hauptanspruchs erforderlichen Angaben beschränkt ist und sich der Schutzrechtsverletzer letztlich selbst in diese Lage gebracht hat,<text:span text:style-name="Footnote_20_Symbol"><text:note text:id="ftn490" text:note-class="footnote"><text:note-citation>490</text:note-citation><text:note-body><text:p text:style-name="P22"><text:s/>Insoweit ist allerdings auch zu berücksichtigen, dass sich im Einzelfall die Beurteilung, ob eine Schutzrechtsverletzung vorliegt, durchaus als schwierig und nicht eindeutig erweisen kann. Den Verletzer als Bösewicht abzustempeln, dem gegenüber alle Rücksichten fallen zu lassen sind, würde daher schon unter diesem Gesichtspunkt nicht als gerechtfertigt erscheinen; vgl. <text:span text:style-name="T1">Kaufmann</text:span>, GRUR 1926, 159 (160).</text:p></text:note-body></text:note></text:span> können durch die Verpflichtung zur Rechnungslegung dennoch berechtigte – u. U. sogar gewichtige – Geheimhaltungsinteressen des Pflichtigen betroffen sein.<text:span text:style-name="Footnote_20_Symbol"><text:note text:id="ftn491" text:note-class="footnote"><text:note-citation>491</text:note-citation><text:note-body><text:p text:style-name="P22"><text:s/><text:span text:style-name="T1">Balthasar</text:span>, S. 47 f.; <text:span text:style-name="T1">Stadler</text:span>, S. 125 f.; <text:span text:style-name="T1">Gottwald</text:span>, BB 1979, 1780; <text:span text:style-name="T1">Harte-Bavendamm</text:span>, Markenpiraterie, § 5 Rn. 72; <text:span text:style-name="T1">Braun</text:span>, S. 263; <text:span text:style-name="T1">Reischl</text:span>, JR 1997, 404 (406).</text:p></text:note-body></text:note></text:span> Dessen Anliegen, seine Geschäftsinterna so weit wie möglich geheim zu halten, kann sich nämlich dann als gerechtfertigt erweisen, wenn die fraglichen Informationen dem Berechtigten im Wettbewerb tatsächlich zugute kommen könnten und daher ihre missbräuchliche Ausnutzung und Verwertung nach Lage der Sache zu befürchten ist, wenn also durch die uneingeschränkte Mitteilung der Informationen die konkrete Gefahr künftiger Rechtsverletzungen geschaffen würde.<text:span text:style-name="Footnote_20_Symbol"><text:note text:id="ftn492" text:note-class="footnote"><text:note-citation>492</text:note-citation><text:note-body><text:p text:style-name="P22"><text:s/><text:span text:style-name="T1">Harte-Bavendamm</text:span>, Markenpiraterie, § 5 Rn. 72; <text:span text:style-name="T1">Balthasar</text:span>, S. 64 f.; <text:span text:style-name="T1">Stürner</text:span>, JZ 1985, 453; <text:span text:style-name="T1">Stadler</text:span>, S. 200; <text:span text:style-name="T1">Stadler</text:span>, NJW 1989, 1202; <text:span text:style-name="T1">Zekoll/Bolt</text:span>, NJW 2002, 3129 (3131); vgl. insbesondere BGHZ 10, 385 (387); Sind die Parteien Wettbewerber, liegt die Befürchtung, dass beispielsweise die Aufdeckung der Geschäftsbeziehung für den Schuldner schwerwiegende wettbewerbliche Nachteile zur Folge haben kann, besonders nahe. Dies schließt indessen nicht aus, dass auch dann, wenn zwischen den Parteien kein Wettbewerbsverhältnis besteht, die Belange des Rechnungslegungspflichtigen eine Einschränkung der Offenbarungspflicht<text:alphabetical-index-mark text:string-value="Offenbarungspflicht"/> rechtfertigen können, vgl. BGH in GRUR 1962, 354 (357) – Furniergitter. </text:p></text:note-body></text:note></text:span> Da die Rücksichtnahme auf bestehende Geheimhaltungsinteressen aber zweifelsohne nicht soweit gehen darf, dass die Rechtsverfolgung nach einer Rechtsverletzung daran scheitert, in diesem Sinne also eine „Vorzensur“ durch den Rechnungslegungspflichtigen nicht in Betracht kommt,<text:span text:style-name="Footnote_20_Symbol"><text:note text:id="ftn493" text:note-class="footnote"><text:note-citation>493</text:note-citation><text:note-body><text:p text:style-name="P22"><text:s/><text:span text:style-name="T1">Balthasar</text:span>, S. 47; <text:span text:style-name="T1">Stürner</text:span>, Aufklärungspflicht, S. 361; <text:span text:style-name="T1">Ploch-Kumpf</text:span>, S. 92.</text:p></text:note-body></text:note></text:span> hat die Rechtsprechung zum Ausgleich berechtigter Geheimhaltungsinteresse des Verletzers einerseits und ebenfalls berechtigter Rechtsdurchsetzungs- bzw. Nachprüfungsinteressen des Verletzten andererseits mit dem sog. Wirtschaftsprüfervorbehalt ein besonderes Verfahren entwickelt, um eine möglichst schonende Behandlung besonders sensibler Angaben sicherzustellen.<text:span text:style-name="Footnote_20_Symbol"><text:note text:id="ftn494" text:note-class="footnote"><text:note-citation>494</text:note-citation><text:note-body><text:p text:style-name="P22"><text:s/><text:span text:style-name="T1">Balthasar</text:span>, S. 68 f.; <text:span text:style-name="T1">Teplitzky</text:span>, FS Tilmann, S. 916; <text:span text:style-name="T1">Stadler</text:span>, S. 125, 201 f.; <text:span text:style-name="T1">Lang</text:span>, S. 80 f.; <text:span text:style-name="T1">Gottwald</text:span>, BB 1979, 1780; <text:span text:style-name="T1">Hellmann</text:span>, S. 37; <text:span text:style-name="T1">Wölfel</text:span>, S. 114; Anmerk. <text:span text:style-name="T1">Friedrich</text:span> zu BGH in GRUR 1962, 354 (357) - Furniergitter.</text:p></text:note-body></text:note></text:span> Danach wird der Rechnungslegungsanspruch durch den Wirtschaftsprüfervorbehalt begrenzt, wenn das Interesse des Verletzers an der Geheimhaltung der fraglichen Informationen das Interesse des Berechtigten an der persönlichen Mitteilung <text:span text:style-name="T1">deutlich überwiegt.</text:span><text:span text:style-name="Footnote_20_Symbol"><text:note text:id="ftn495" text:note-class="footnote"><text:note-citation>495</text:note-citation><text:note-body><text:p text:style-name="P22"><text:s/><text:span text:style-name="T1">Mahlmann</text:span>, S. 60; <text:span text:style-name="T1">Köhler</text:span> in Köhler/Piper, vor § 13 UWG Rn. 124; BGH in GRUR 1999, 1025 (1031) – „Preisbindung durch Franchisegeber“; In der neueren Rechtsprechung wird – vermutlich als mittelbare Auswirkung der mit dem Produktpirateriegesetz eingeführten Drittauskunftsansprüche – der Ausnahmecharakter des Wirtschaftsprüfervorbehalts stärker betont; die Zumutbarkeitsgrenze ist danach zu Lasten des Verletzers deutlich höher angesiedelt worden; vgl. <text:span text:style-name="T1">Teplitzky</text:span>, FS Tilmann, S. 921; <text:span text:style-name="T1">Teplitzky</text:span>, Wettbewerbsrechtliche Ansprüche, Kap. 38 Rn. 28.</text:p></text:note-body></text:note></text:span> Das Informationsrecht soll dann nicht wie gewöhnlich durch den Berechtigten persönlich, sondern – gleichsam einem dazwischengeschalteten Filter – durch einen unabhängigen und zur Berufsverschwiegenheit verpflichteten Dritten ausgeübt werden.<text:span text:style-name="Footnote_20_Symbol"><text:note text:id="ftn496" text:note-class="footnote"><text:note-citation>496</text:note-citation><text:note-body><text:p text:style-name="P22"><text:s/><text:span text:style-name="T1">Braun</text:span>, S. 263; <text:span text:style-name="T1">Schaub</text:span>, GRUR 2005, 919; Anmerk. <text:span text:style-name="T1">Friedrich</text:span> zu BGH in GRUR 1962, 354 (357) – Furniergitter; Auf diese Möglichkeit hatte bereits 1916 das OLG Dresden in Seufferts Archiv 72, 26 ff. hingewiesen und das Reichsgericht hatte diese Rechtsprechung vor allem hinsichtlich der Auskunftspflichten im Bereich des gewerblichen Rechtsschutzes und Urheberrechts und daneben auch bei Einsichtsrechten von Gesellschaftern, vgl. RGZ 103, 71 ff., stetig weitergeführt; BGHZ 10, 385 (387); <text:span text:style-name="T1">Balthasar</text:span>, S. 65 f.; Schließlich gelangte dieses Verfahrensprinzip auch beim materiellrechtlichen Besichtigungsanspruch zum Einsatz; vgl. <text:span text:style-name="T1">Stadler</text:span>, S. 199, 206 f.</text:p></text:note-body></text:note></text:span> Dementsprechend muss der Verpflichtete die fraglichen Informationen, an deren Geheimhaltung er ein schutzwürdiges Interesse hat, auch nur diesem Dritten – in der Regel einem vom Verletzten ausgewählten,<text:span text:style-name="Footnote_20_Symbol"><text:note text:id="ftn497" text:note-class="footnote"><text:note-citation>497</text:note-citation><text:note-body><text:p text:style-name="P22"><text:s/>Dies ergibt sich aus einer sinngemäßen Anwendung des in § 87 c Abs. 4 BGB enthaltenen Rechtsgedankens; vgl. Ahrens/<text:span text:style-name="T1">Loewenheim</text:span>, Wettbewerbsprozess, § 72 Rn. 23; <text:span text:style-name="T1">Stadler</text:span>, S. 204; <text:span text:style-name="T1">Köhler</text:span> in Hefermehl/Köhler/Bornkamm, § 9 UWG Rn. 4.21; <text:span text:style-name="T1">Köhler</text:span>, NJW 1992, 1477 (1481); <text:span text:style-name="T1">Schlosser</text:span>, FS Großfeld, S. 1001; vgl. BGH in GRUR 1962, 354 (357) – Furniergitter; Sollten sich allerdings, etwa weil der ausgewählte Wirtschaftsprüfer ständig mit dem Verletzten zusammenarbeitet, Bedenken gegen die Auswahl ergeben, wird eine entsprechende Anwendung des § 315 Abs. 3 BGB erwogen. Danach könnte der Verletzer eine gerichtliche Überprüfung der Auswahl und – für den Fall, dass Zweifel an der Neutralität des vom Berechtigten ausgewählten Wirtschaftsprüfer bestehen – Bestellung durch das Gericht beantragen; vgl. <text:span text:style-name="T1">Köhler</text:span> in Hefermehl/Köhler/Bornkamm, § 9 UWG Rn. 4. 21; Ahrens/<text:span text:style-name="T1">Loewenheim</text:span>, Wettbewerbsprozess, § 72 Rn. 23, <text:span text:style-name="T1">Teplitzky</text:span>, Wettbewerbsrechtliche Ansprüche, Kap. 38 Rn. 29; <text:span text:style-name="T1">Schlosser</text:span>, FS Großfeld, S. 1001.</text:p></text:note-body></text:note></text:span> aber vom Verletzer zu bezahlenden<text:span text:style-name="Footnote_20_Symbol"><text:note text:id="ftn498" text:note-class="footnote"><text:note-citation>498</text:note-citation><text:note-body><text:p text:style-name="P22"><text:s/>Schließlich erfolgt die Einschaltung des Dritten im Interesse des Verpflichteten; vgl. <text:span text:style-name="T1">Köhler</text:span> in Hefermehl/Köhler/Bornkamm, § 9 UWG Rn. 4.21; <text:span text:style-name="T1">Köhler</text:span>, NJW 1992, 1477 (1481); <text:span text:style-name="T1">Ingerl/Rohnke</text:span>, § 30 MarkenG Rn. 41; <text:span text:style-name="T1">Teplitzky</text:span>, Wettbewerbsrechtliche Ansprüche, Kap. 38 Rn. 31 f.</text:p></text:note-body></text:note></text:span> Wirtschaftsprüfer – mitteilen,<text:span text:style-name="Footnote_20_Symbol"><text:note text:id="ftn499" text:note-class="footnote"><text:note-citation>499</text:note-citation><text:note-body><text:p text:style-name="P22"><text:s/>Nur der Wirtschaftsprüfer erhält somit eine vollständige Rechnung; vgl. Anmerk. Friedrich zu BGH in GRUR 1962, 354 (357 f.) – Furniergitter. </text:p></text:note-body></text:note></text:span> sofern er diesen gleichzeitig ermächtigt und verpflichtet, <text:span text:style-name="T1">gezielte</text:span> Nachfragen des Verletzten (z. B. ob ein ganz bestimmter Kunde beliefert worden ist) zu beantworten.<text:span text:style-name="Footnote_20_Symbol"><text:note text:id="ftn500" text:note-class="footnote"><text:note-citation>500</text:note-citation><text:note-body><text:p text:style-name="P22"><text:s/><text:span text:style-name="T1">Teplitzky</text:span>, FS Tilmann, S. 916; <text:span text:style-name="T1">Köhler</text:span> in Hefermehl/Köhler/Bornkamm, § 9 UWG Rn. 4.22; <text:span text:style-name="T1">Nieder</text:span>, GRUR 1999, 654 (655); <text:span text:style-name="T1">Nieder</text:span>, Patentverletzung, S. 101; <text:span text:style-name="T1">Stürner</text:span>, JZ 1985, 453 (455); <text:span text:style-name="T1">Banzhaf</text:span>, S. 43; <text:span text:style-name="T1">Ingerl/Rohnke</text:span>, § 30 MarkenG Rn. 41; <text:span text:style-name="T1">Lang</text:span>, S. 81.</text:p></text:note-body></text:note></text:span> Da sich anhand dieser Antworten dann feststellen lässt, ob der fragliche Sachverhalt dem Wirtschaftsprüfer mitgeteilt, also bei der Rechnungslegung berücksichtigt worden ist, wird dem Verletzten so - auf der Grundlage <text:span text:style-name="T1">zufällig</text:span> erlangter Informationen und insoweit auch nicht weiter schutzwürdiger Belange des Pflichtigen – trotzdem eine stichprobenartige Überprüfung der Angaben ermöglicht.<text:span text:style-name="Footnote_20_Symbol"><text:note text:id="ftn501" text:note-class="footnote"><text:note-citation>501</text:note-citation><text:note-body><text:p text:style-name="P22"><text:s/><text:span text:style-name="T1">Köhler</text:span> in Hefermehl/Köhler/Bornkamm, § 9 UWG Rn. 4.22; <text:span text:style-name="T1">Stürner</text:span>, JZ 1985, 453 (455); <text:span text:style-name="T1">Köhler</text:span>, NJW 1992, 1477 (1481); Anmerk. <text:span text:style-name="T1">Friedrich</text:span> zu BGH in GRUR 1962, 354 (357) – Furniergitter; <text:span text:style-name="T1">Banzhaf</text:span>, S. 43; Eine Möglichkeit, an bisher unbekannte Informationen zu gelangen, wird dem Verletzten also nicht eröffnet; so aber <text:span text:style-name="T1">Schulz</text:span>, S. 36.</text:p></text:note-body></text:note></text:span> Erweisen sich die Angaben der Rechnungslegung dann als unvollständig, kann der Verletzte seinen Anspruch auf Abgabe einer eidesstattlichen Versicherung geltend machen. </text:p>
      <text:p text:style-name="P3"/>
      <text:p text:style-name="P3"/>
      <text:p text:style-name="P3"/>
      <text:h text:style-name="Heading_20_3" text:outline-level="3">II. Voraussetzungen des Wirtschaftsprüfervorbehalts </text:h>
      <text:p text:style-name="P11"/>
      <text:p text:style-name="P3">Nach ständiger Rechtsprechung des Bundesgerichtshofes kann ein Wirtschaftsprüfervorbehalt, sofern der Anspruchsverpflichtete seine deutlich überwiegenden berechtigten Geheimhaltungsinteressen dargelegt und erforderlichenfalls bewiesen hat,<text:span text:style-name="Footnote_20_Symbol"><text:note text:id="ftn502" text:note-class="footnote"><text:note-citation>502</text:note-citation><text:note-body><text:p text:style-name="P22"><text:s/>Soweit eine genaue Substantiierung der Geheimhaltungsinteressen zur Aufdeckung der Geheimnisse führen könnte, sind an die Darlegungspflicht des Beklagten jedoch keine hohen Anforderungen zu stellen; es genügt ein Vortrag, nach dem eine Beeinträchtigung der Geheiminteressen durch die Informationsmitteilung nahe liegt; vgl. <text:span text:style-name="T1">Braun</text:span>, S. 269.</text:p></text:note-body></text:note></text:span> in jeder Lage des Verfahrens von Amts wegen in das Urteil aufgenommen werden, bedarf also – abgesehen vom Antrag auf Klageabweisung des Rechnungslegungsbegehrens – weder auf Kläger- noch auf Beklagtenseite eines entsprechenden (Hilfs-)Antrags.<text:span text:style-name="Footnote_20_Symbol"><text:note text:id="ftn503" text:note-class="footnote"><text:note-citation>503</text:note-citation><text:note-body><text:p text:style-name="P22"><text:s/><text:span text:style-name="T1">Nieder</text:span>, Patentverletzung, S. 101; <text:span text:style-name="T1">Nieder</text:span>, GRUR 1999, 654 (655); <text:span text:style-name="T1">Braun</text:span>, S. 269; Fezer/<text:span text:style-name="T1">Büscher</text:span>, § 8 UWG Rn. 259; <text:span text:style-name="T1">Köhler</text:span> in Hefermehl/Köhler/Bornkamm, § 9 UWG Rn. 4.20; <text:span text:style-name="T1">Teplitzky</text:span>, Wettbewerbsrechtliche Ansprüche, Kap. 38 Rn. 31 f.; <text:span text:style-name="T1">Teplitzky</text:span>, FS Tilmann, S. 917; <text:span text:style-name="T1">Stadler</text:span>, S. 204 f.; <text:span text:style-name="T1">Wölfel</text:span>, S. 115; <text:span text:style-name="T1">Köhler</text:span>, NJW 1992, 1477 (1481); <text:span text:style-name="T1">Schlosser</text:span>, FS Großfeld, S. 1000; BGH in GRUR 1980, 227 (232) – Monumenta Germania Historica; BGH in GRUR 1981, 535 - Wirtschaftsprüfervorbehalt. </text:p></text:note-body></text:note></text:span> Im Hinblick auf § 308 ZPO wird dies damit begründet, dass der Wirtschaftsprüfervorbehalt nicht als „Minus“ gegenüber dem uneingeschränkten Rechnungslegungsbegehren, sondern – zur Wahrung der Interessen des Beklagten - lediglich als eine nach § 242 BGB gebotene Modifikation desselben zu verstehen ist.<text:span text:style-name="Footnote_20_Symbol"><text:note text:id="ftn504" text:note-class="footnote"><text:note-citation>504</text:note-citation><text:note-body><text:p text:style-name="P22"><text:s/>BGH in GRUR 1978, 52 (53) – Fernschreibverzeichnisse; <text:span text:style-name="T1">Köhler</text:span> in Hefermehl/Köhler/Bornkamm, § 9 UWG Rn. 4.20; Ahrens/<text:span text:style-name="T1">Loewenheim</text:span>, Wettbewerbsprozess, Kap. 72 Rn. 23; <text:span text:style-name="T1">Gernhuber</text:span>, S. 584 f.; <text:span text:style-name="T1">Teplitzky</text:span>, Wettbewerbsrechtliche Ansprüche, Kap. 38 Rn. 31 f.; <text:span text:style-name="T1">Teplitzky</text:span>, FS Tilmann, S. 917; <text:span text:style-name="T1">Teplitzky</text:span>, GRUR 2003, 272 (277). </text:p></text:note-body></text:note></text:span> Wird also ein Wirtschaftsprüfervorbehalt gewährt, ohne dass der Kläger dies beantragt hat, liegt darin keine (Teil-)Abweisung des eine solche Einschränkung nicht enthaltenden „Hauptantrags“; damit bleibt auch eine entsprechende Kostenbelastung des Klägers aus.<text:span text:style-name="Footnote_20_Symbol"><text:note text:id="ftn505" text:note-class="footnote"><text:note-citation>505</text:note-citation><text:note-body><text:p text:style-name="P22"><text:s/>BGH in GRUR 1976, 52 (53) – Fernschreibverzeichnisse; Ahrens/<text:span text:style-name="T1">Loewenheim</text:span>, Wettbewerbsprozess, Kap. 72 Rn. 23; <text:span text:style-name="T1">Teplitzky</text:span>, FS Tilmann, S. 917; <text:span text:style-name="T1">Teplitzky</text:span>, GRUR 2003, 272 (277); <text:span text:style-name="T1">Köhler</text:span> in Hefermehl/Köhler/Bornkamm, § 9 UWG Rn. 4.20; Fezer/<text:span text:style-name="T1">Büscher</text:span>, § 8 UWG Rn. 263; a. A. Benkard/<text:span text:style-name="T1">Rogge/Grabinski</text:span>, § 139 PatG Rn. 89. </text:p></text:note-body></text:note></text:span> Angesichts der Ausführungen im Urteil „Entfernung der Herstellungsnummer III“<text:span text:style-name="Footnote_20_Symbol"><text:note text:id="ftn506" text:note-class="footnote"><text:note-citation>506</text:note-citation><text:note-body><text:p text:style-name="P22"><text:s/>BGH in GRUR 2002, 709 ff. – Entfernung der Herstellungsnummer III. </text:p></text:note-body></text:note></text:span> wird nunmehr allerdings in Zweifel gezogen, ob von der Rechtsprechung nach wie vor an diesen Grundsätzen festgehalten wird. Nach dieser Entscheidung soll nämlich ein selbständiger Auskunftsantrag<text:alphabetical-index-mark text:string-value="Auskunftsantrag"/>, der einen Wirtschaftsprüfervorbehalt – nicht nur hilfsweise – enthält, im Ganzen abzuweisen sein, weil das Gericht nichts zusprechen darf, was nicht beantragt ist (vgl. § 308 ZPO).<text:span text:style-name="Footnote_20_Symbol"><text:note text:id="ftn507" text:note-class="footnote"><text:note-citation>507</text:note-citation><text:note-body><text:p text:style-name="P22"><text:s/><text:span text:style-name="T1">Teplitzky</text:span>, GRUR 2003, 272 (277).</text:p></text:note-body></text:note></text:span> Diese Konsequenz wurde aber – obwohl sie sich durchaus aus § 308 ZPO ergeben kann - auf der Grundlage der bisher zum Wesen des Wirtschaftsprüfervorbehalts vertretenen ständigen Rechtsprechung von einigen als überraschend empfunden.<text:span text:style-name="Footnote_20_Symbol"><text:note text:id="ftn508" text:note-class="footnote"><text:note-citation>508</text:note-citation><text:note-body><text:p text:style-name="P22"><text:s/><text:span text:style-name="T1">Teplitzky</text:span>, FS Tilmann, 917; <text:span text:style-name="T1">Teplitzky</text:span>, GRUR 2003, 272 (277); <text:span text:style-name="T1">Köhler</text:span> in Hefermehl/Köhler/Bornkamm, § 9 UWG Rn. 4.20.</text:p></text:note-body></text:note></text:span> Schließlich sollte der Wirtschaftsprüfervorbehalt im Falle eines unselbständigen Auskunftsantrags bislang nicht zu einer Teilabweisung mit entsprechender Kostenbelastung des Klägers (und damit wohl erst recht nicht zu einer Gesamtabweisung) führen, sondern gegebenenfalls – da der Vorbehalt einen entsprechenden Antrag gar nicht erforderte – von Amts wegen zugebilligt (also wohl auch verwehrt) werden.<text:span text:style-name="Footnote_20_Symbol"><text:note text:id="ftn509" text:note-class="footnote"><text:note-citation>509</text:note-citation><text:note-body><text:p text:style-name="P22"><text:s/><text:span text:style-name="T1">Köhler</text:span> in Hefermehl/Köhler/Bornkamm, § 9 UWG Rn. 4.20; <text:span text:style-name="T1">Teplitzky</text:span>, FS Tilmann, S. 917; vgl. auch <text:span text:style-name="T1">Gernhuber</text:span>, S. 584 f.; <text:span text:style-name="T1">Teplitzky</text:span>, Wettbewerbsrechtliche Ansprüche, Kap. 38 Rn. 31 f.; BGH in GRUR 1978, 52 (53) – Fernschreibverzeichnisse. </text:p></text:note-body></text:note></text:span> Durch die Entscheidung „Entfernung der Herstellungsnummer III“ hat sich aber an diesen Grundsätzen (für den unselbständigen Auskunftsanspruch) nichts geändert. Denn für die im Urteil behandelte Frage nach der Qualität des Auskunftsantrags (selbständig oder unselbständig) spielt es keine Rolle, ob der Wirtschaftsprüfervorbehalt als materiellrechtliche Anspruchsbegrenzung<text:span text:style-name="Footnote_20_Symbol"><text:note text:id="ftn510" text:note-class="footnote"><text:note-citation>510</text:note-citation><text:note-body><text:p text:style-name="P22"><text:s/>So etwa <text:span text:style-name="T1">Stadler</text:span>, S. 205; <text:span text:style-name="T1">Nieder</text:span>, Rechtsschutz, S. 132; <text:span text:style-name="T1">Nieder</text:span>, Patentverletzung, S. 102; wohl auch <text:span text:style-name="T1">Teplitzky</text:span>, GRUR 2003, 272 (277).</text:p></text:note-body></text:note></text:span> oder lediglich als Modifikation verstanden wird. Daher bestand für den Bundesgerichtshof – mangels Wechsel des eigenen Standpunkts - auch keine Notwendigkeit, auf die rechtliche Einordnung des Wirtschaftsprüfervorbehalts einzugehen.<text:span text:style-name="Footnote_20_Symbol"><text:note text:id="ftn511" text:note-class="footnote"><text:note-citation>511</text:note-citation><text:note-body><text:p text:style-name="P22"><text:s/>Vgl. insoweit <text:span text:style-name="T1">Teplitzky</text:span>, GRUR 2003, 272 (277).</text:p></text:note-body></text:note></text:span> Vielmehr ist insoweit entscheidend, dass der Wirtschaftsprüfervorbehalt - unabhängig von seiner rechtlichen Einordnung - nur mit einem unselbständigen, nicht dagegen mit einem selbständigen Auskunftsanspruch vereinbar ist. Auch wenn ein selbständiger Auskunftsanspruch besteht, macht der Kläger also durch den – nicht lediglich hilfsweise – beantragten Wirtschaftsprüfervorbehalt deutlich, dass er einen solchen selbständigen Auskunftsantrag gerade nicht verfolgt.<text:span text:style-name="Footnote_20_Symbol"><text:note text:id="ftn512" text:note-class="footnote"><text:note-citation>512</text:note-citation><text:note-body><text:p text:style-name="P22"><text:s/>BGH in GRUR 2002, 709 (713) – Entfernung der Herstellungsnummer III. </text:p></text:note-body></text:note></text:span> Das Gericht muss den Antrag dann – wenn kein unselbständiger Auskunftsanspruch besteht - insgesamt abweisen (§ 308 ZPO), weil es ihm verwehrt ist, eine nicht lediglich hilfsweise beantragte Beschränkung durch einen Wirtschaftsprüfervorbehalt wegzulassen.<text:span text:style-name="Footnote_20_Symbol"><text:note text:id="ftn513" text:note-class="footnote"><text:note-citation>513</text:note-citation><text:note-body><text:p text:style-name="P22"><text:s/><text:span text:style-name="T1">Köhler</text:span> in Hefermehl/Köhler/Bornkamm, § 9 UWG Rn. 4.20; <text:span text:style-name="T1">Teplitzky</text:span>, FS Tilmann, S. 917; BGH in GRUR 2002, 709 (713) – Entfernung der Herstellungsnummer III. </text:p></text:note-body></text:note></text:span> </text:p>
      <text:p text:style-name="P3"/>
      <text:p text:style-name="P3"/>
      <text:p text:style-name="P3"/>
      <text:h text:style-name="Heading_20_3" text:outline-level="3">III. Anwendungsbereich des Wirtschaftsprüfervorbehalts </text:h>
      <text:p text:style-name="P4"/>
      <text:p text:style-name="P1">Es stellt sich nunmehr die Frage, hinsichtlich welcher Angaben ein deutlich überwiegendes berechtigtes Geheimhaltungsinteresse des Verpflichteten anzuerkennen ist, das die Einschränkung des Rechnungslegungsanspruchs durch einen Wirtschaftsprüfervorbehalt rechtfertigen könnte. Dafür ist insbesondere von Bedeutung, wie die einander gegenüberstehenden Interessen im fraglichen Kontext zu gewichten sind. So wird mitunter erwogen, dem Pflichtigen zu gestatten, sein Rechnungswerk insgesamt nur gegenüber einem neutralen, zur Verschwiegenheit verpflichteten Wirtschaftsprüfer zu legen, der sich – nachdem er dem verletzten Schutzrechtsinhaber nichts als das bloße Rechnungsergebnis mitgeteilt hat – im Hinblick auf den Anspruch aus § 259 Abs. 2 BGB auf dessen konkrete Nachfragen<text:span text:style-name="Footnote_20_Symbol"><text:note text:id="ftn514" text:note-class="footnote"><text:note-citation>514</text:note-citation><text:note-body><text:p text:style-name="P22"><text:s/>„…ob bestimmte Lieferungen bzw. bestimmte Abnehmer in der Rechnung enthalten sind bzw. ob bestimmte Faktoren und Kostenarten bei der Rechnungslegung berücksichtigt wurden…“; vgl. <text:span text:style-name="T1">Ploch-Kumpf</text:span>, S. 95.</text:p></text:note-body></text:note></text:span> hin nur dazu äußern darf, ob die Rechnungslegung korrekt erfolgt ist.<text:span text:style-name="Footnote_20_Symbol"><text:note text:id="ftn515" text:note-class="footnote"><text:note-citation>515</text:note-citation><text:note-body><text:p text:style-name="P22"><text:s/><text:span text:style-name="T1">Braun</text:span>, S. 265 Fn. 139; <text:span text:style-name="T1">Tilmann</text:span>, GRUR 1987, 252 (262); <text:span text:style-name="T1">Gottwald</text:span>, BB 1979, 1780 (1785); <text:span text:style-name="T1">Köhler</text:span>, GRUR 1996, 82 (88 f.); <text:span text:style-name="T1">Ploch-Kumpf</text:span>, S. 93, 95; vgl. BGH in GRUR 1962, 354 (357) – Furniergitter; Ähnlich auch <text:span text:style-name="T1">Pross</text:span>, S. 892 und <text:span text:style-name="T1">Rojahn</text:span> in GRUR 2005, 623 (631), die eine Aufschlüsselung gegenüber dem Verletzten nur so weitgehend zulassen wollen, dass der Verletzte, der in der Regel in derselben Branche tätig ist, die für die jeweilige Kostengruppe – beispielsweise für Materialseinsatz, Fertigung, Marketing und Vertrieb – angegebene Endsumme auf ihre Plausibilität hin prüfen und entscheiden kann, ob er diese unstreitig stellt oder nicht; im letzteren Fall soll dann eine Buchprüfung durch einen Wirtschaftsprüfer erfolgen. </text:p></text:note-body></text:note></text:span> Dem liegt die Überlegung zugrunde, dass der Rechnungslegungsanspruch – entgegen seiner eigentlichen Zwecksetzung – (lediglich) dazu missbraucht werden könnte, für den Konkurrenzkampf relevante Daten über die Unternehmensinterna des Verletzers in Erfahrung zu bringen; schließlich wird dem Verletzten durch Mitteilung der Rechnung für den fraglichen Zeitraum ein äußerst weit reichender und umfassender Einblick in den Geschäftsbetrieb<text:alphabetical-index-mark text:string-value="Geschäftsbetrieb"/> des Verletzers eröffnet.<text:span text:style-name="Footnote_20_Symbol"><text:note text:id="ftn516" text:note-class="footnote"><text:note-citation>516</text:note-citation><text:note-body><text:p text:style-name="P22"><text:s/><text:span text:style-name="T1">Gottwald</text:span>, BB 1979, 1780 (1785) ; <text:span text:style-name="T1">Schmaltz/Kuczera</text:span>, GRUR 2006, 97 f.; <text:span text:style-name="T1">Stürner</text:span>, Aufklärungspflicht, S. 341; <text:span text:style-name="T1">Köhler</text:span>, GRUR 1996, 82 (88).</text:p></text:note-body></text:note></text:span> Eine Ausnutzung der durch die Rechnungslegung erlangten Kenntnisse droht dann aber nicht nur durch den Verletzten selbst, sondern, da der Verletzer vorprozessual nicht vor einer Weiterleitung der Daten an andere Konkurrenten geschützt ist, auch durch Dritte.<text:span text:style-name="Footnote_20_Symbol"><text:note text:id="ftn517" text:note-class="footnote"><text:note-citation>517</text:note-citation><text:note-body><text:p text:style-name="P22"><text:s/><text:span text:style-name="T1">Stürner</text:span>, Aufklärungspflicht, S. 283.</text:p></text:note-body></text:note></text:span> Mit der Einschaltung eines Wirtschaftsprüfers könnte diese Gefahr aber beseitigt werden. Trotzdem würde der Berechtigte die Informationen erhalten, die er für die Rechtsverfolgung benötigt.<text:span text:style-name="Footnote_20_Symbol"><text:note text:id="ftn518" text:note-class="footnote"><text:note-citation>518</text:note-citation><text:note-body><text:p text:style-name="P22"><text:s/>Für die Substantiierung seines Klageantrags würde – soweit er damit übereinstimmt - die Bezugnahme auf die Rechnungslegung des Verletzers genügen; vgl. <text:span text:style-name="T1">Ploch-Kumpf</text:span>, S. 93 f.</text:p></text:note-body></text:note></text:span> Da es sich bei dem vom Berechtigten auszuwählenden Wirtschaftsprüfer um einen Sachverständigen handelt, wäre grundsätzlich auch eine weit gehende Gewähr für die Richtigkeit seiner Schlussfolgerungen gegeben.<text:span text:style-name="Footnote_20_Symbol"><text:note text:id="ftn519" text:note-class="footnote"><text:note-citation>519</text:note-citation><text:note-body><text:p text:style-name="P22"><text:s/><text:span text:style-name="T1">Ploch-Kumpf</text:span>, S. 94 f.; Insoweit bestünde das gleiche Risiko wie in allen Fällen, in denen Gericht und Parteien auf Angaben und Berechnungen eines Sachverständigen angewiesen sind und diese mangels eigenen Sachverstandes nicht überprüfen können.</text:p></text:note-body></text:note></text:span> Berücksichtigt man aber, dass Rechnungslegungsansprüche – auch wenn sie eine Ausnahme von dem Grundsatz darstellen, dass jeder die ihm zur Verfügung stehenden Informationen für sich behalten darf - ihrem gesetzlichen Leitbild nach auf persönliche Unterrichtung des Berechtigten gerichtet sind, wird deutlich, dass es sich beim Wirtschaftsprüfervorbehalt um eine Ausnahmeregelung und nicht um einen ohne weiteres verallgemeinerungsfähigen Rechtsgedanken handelt. Würde nämlich die gesamte Rechnungslegung nur gegenüber einem zur Verschwiegenheit verpflichteten Wirtschaftsprüfer erfolgen, so erhielte der Berechtigte niemals selbst Kenntnis desjenigen Zahlenmaterials, das er als Grundlage benötigt, um seine Ansprüche zu berechnen und die Schlüssigkeit der mitgeteilten Angaben nachzuprüfen, und er könnte infolgedessen die Entscheidung über sein weiteres prozessuales Vorgehen auch nicht auf seine eigene umfassende Kenntnis des Sachverhalts stützen.<text:span text:style-name="Footnote_20_Symbol"><text:note text:id="ftn520" text:note-class="footnote"><text:note-citation>520</text:note-citation><text:note-body><text:p text:style-name="P22"><text:s/>Anmerk. <text:span text:style-name="T1">Friedrich</text:span> zu BGH in GRUR 1962, 354 (357 f.) – Furniergitter; <text:span text:style-name="T1">Teplitzky</text:span>, Wettbewerbsrechtliche Ansprüche, Kap. 38 Rn. 28; <text:span text:style-name="T1">Brändel</text:span>, GRUR 1985, 616 (619); BGH in GRUR 1999, 1025 (1031) – Preisbindung durch Franchisenehmer; BGH in NJWE-WettbR 1999, 238 (239).</text:p></text:note-body></text:note></text:span> Sich ausschließlich auf die Prüfung durch einen Dritten zu verlassen, wäre dem Berechtigten aber nicht nur vor dem Hintergrund, dass dem Wirtschaftsprüfer – trotz seines Sachverstands – in der Regel eine vergleichbare Kenntnis aller maßgeblichen Tatsachen fehlt, sondern auch im Hinblick auf das allgemeine menschliche Fehler- und Irrtumsrisiko unzumutbar.<text:span text:style-name="Footnote_20_Symbol"><text:note text:id="ftn521" text:note-class="footnote"><text:note-citation>521</text:note-citation><text:note-body><text:p text:style-name="P22"><text:s/>Vgl. dazu BGH in GRUR 1999, 1025 (1031) – „Preisbindung durch Franchisegeber“; BGH in GRUR 1962, 354 (357) - Furniergitter; <text:span text:style-name="T1">Brändel</text:span>, GRUR 1985, 616 (619).</text:p></text:note-body></text:note></text:span> Obgleich es also durchaus verständlich sein kann, dass sich die schutzrechtsverletzenden Unternehmen nur äußerst ungern „in ihre Karten sehen lassen wollen“, kann nicht davon ausgegangen werden, dass aufgrund bloßer „Diskretionsinteressen“ des Verletzers der Wirtschaftsprüfervorbehalt als das ihn am wenigsten belastende Mittel im Grundsatz den Vorzug verdient.<text:span text:style-name="Footnote_20_Symbol"><text:note text:id="ftn522" text:note-class="footnote"><text:note-citation>522</text:note-citation><text:note-body><text:p text:style-name="P22"><text:s/>Vgl. BGH in GRUR 1981, 535 – Wirtschaftsprüfervorbehalt; <text:span text:style-name="T1">Gottwald</text:span>, BB 1979, 1780 (1784). </text:p></text:note-body></text:note></text:span> Vielmehr sind berechtigte Geheimhaltungsinteressen, die das Informationsinteresse des Verletzten deutlich überwiegen, und damit das Bedürfnis nach einem Wirtschaftsprüfervorbehalt nur dann anzuerkennen, wenn und soweit die im Rahmen der Rechnungslegung mitgeteilten Daten im Einzelfall tatsächlich für den Konkurrenzkampf relevant sind und damit auch missbraucht werden könnten.<text:span text:style-name="Footnote_20_Symbol"><text:note text:id="ftn523" text:note-class="footnote"><text:note-citation>523</text:note-citation><text:note-body><text:p text:style-name="P22"><text:s/>So auch <text:span text:style-name="T1">Ploch-Kumpf</text:span>, S. 94, die allerdings nicht dazu Stellung bezieht, welche Angaben im Einzelfall unzumutbar sind bzw. sein könnten; vgl. auch Fezer/<text:span text:style-name="T1">Büscher</text:span>, § 8 UWG Rn. 258.</text:p></text:note-body></text:note></text:span> Insofern sind die einzelnen Angaben auf Einnahmen- sowie auf Ausgabenseite daher – unter der Grundvoraussetzung, dass ein enges und unmittelbares Wettbewerbsverhältnis zwischen Verletzer und Verletztem besteht, beide also auf der gleichen Handelsstufe tätig sind<text:span text:style-name="Footnote_20_Symbol"><text:note text:id="ftn524" text:note-class="footnote"><text:note-citation>524</text:note-citation><text:note-body><text:p text:style-name="P22"><text:s/><text:span text:style-name="T1">Harte-Bavendamm</text:span>, Markenpiraterie, § 5 Rn. 72; vgl. auch <text:span text:style-name="T1">Ploch-Kumpf</text:span>, S. 91 f.</text:p></text:note-body></text:note></text:span> – einer näheren Prüfung zu unterziehen. So enthält die Rechnung auf Einnahmenseite zwar eine genaue Aufschlüsselung der Verletzerumsätze, jedoch lassen sich aus diesen die Vergangenheit betreffenden Angaben über Lieferdaten, Liefermengen und Lieferpreisen für den künftigen Wettbewerb in der Regel kaum nützliche Rückschlüsse ziehen.<text:span text:style-name="Footnote_20_Symbol"><text:note text:id="ftn525" text:note-class="footnote"><text:note-citation>525</text:note-citation><text:note-body><text:p text:style-name="P22"><text:s/>So auch <text:span text:style-name="T1">Stürner</text:span>, JZ 1985, 453 (458); a. A. ohne nähere Begründung <text:span text:style-name="T1">Nieder</text:span>, GRUR 1999, 654 (655); Großkommentar/<text:span text:style-name="T1">Köhler</text:span>, B, vor § 13 UWG Rn. 423; Der BGH lässt in GRUR 1958, 346 (349) - Spitzenmuster offen, ob Lieferdaten auch unter den Wirtschaftsprüfervorbehalt fallen können.</text:p></text:note-body></text:note></text:span> Darüber hinaus könnten Konkurrenten diesbezügliche Kenntnisse zumindest in gewissem Umfang zufällig auch aus anderen Quellen erlangt haben bzw. sich mit gewissem Aufwand verschaffen; so wird man insbesondere Lieferpreise kaum als „geheim“ bzw. „der Öffentlichkeit unzugänglich“ ansehen können. Insoweit überwiegt das Informationsinteresse des Verletzten daher das Geheimhaltungsinteresse des Verletzers.<text:span text:style-name="Footnote_20_Symbol"><text:note text:id="ftn526" text:note-class="footnote"><text:note-citation>526</text:note-citation><text:note-body><text:p text:style-name="P22"><text:s/><text:span text:style-name="T1">Stürner</text:span>, Aufklärungspflicht, S. 283; vgl. OLG München in NJWE-WettbR 1998, 64 (65).</text:p></text:note-body></text:note></text:span> Lediglich die (ausschließlich) zur Nachprüfung der Umsatzangaben erforderliche Mitteilung der Namen und Anschriften der Kunden könnte einen schweren Nachteil für den Pflichtigen bedeuten, da der Berechtigte auf diese Weise in die Lage versetzt wird, in den fraglichen Kundenkreis einzudringen und die Geschäftsbeziehungen zu stören.<text:span text:style-name="Footnote_20_Symbol"><text:note text:id="ftn527" text:note-class="footnote"><text:note-citation>527</text:note-citation><text:note-body><text:p text:style-name="P22"><text:s/>BGH in GRUR 1957, 336 – Rechnungslegung; <text:span text:style-name="T1">Teplitzky</text:span>, Wettbewerbsrechtliche Ansprüche, Kap. 38 Rn. 28; <text:span text:style-name="T1">Köhler</text:span>, NJW 1992, 1477 (1481); <text:span text:style-name="T1">Schulz</text:span>, S. 36. </text:p></text:note-body></text:note></text:span> Nur insoweit kann ein Wirtschaftsprüfervorbehalt daher notwendig und mit Rücksicht auf das dahingehend bestehende Informationsinteresse des Berechtigten auch zumutbar erscheinen. Schließlich sollen diese Angaben gerade nicht der unmittelbaren Schadensberechnung bzw. der Schlüssigkeitsprüfung<text:alphabetical-index-mark text:string-value="Schlüssigkeitsprüfung"/>, sondern regelmäßig nur der weitergehenden Kontrolle dienen.<text:span text:style-name="Footnote_20_Symbol"><text:note text:id="ftn528" text:note-class="footnote"><text:note-citation>528</text:note-citation><text:note-body><text:p text:style-name="P22"><text:s/>Demgegenüber kommt in den Fällen, in denen erst die Nennung der Abnehmer dem Verletzten die Berechnung seines Schadensersatzanspruchs ermöglicht, ein Wirtschaftsprüfervorbehalt grundsätzlich nicht in Betracht; vgl. <text:span text:style-name="T1">Braun</text:span>, S. 265; <text:span text:style-name="T1">Tilmann</text:span>, GRUR 1987, 251 (254); <text:span text:style-name="T1">Schulze zur Wiesche</text:span>, Anmerk. zu BGH in GRUR 1978, 54 - Fernschreibverzeichnisse.</text:p></text:note-body></text:note></text:span> Betrachtet man nämlich die „Ausgabenseite“ und damit die Angaben betreffend die Kosten des Verletzers, lässt sich zwar nicht leugnen, dass dem Verletzten auf diesem Weg ein weit reichender Einblick in die Geschäftsinterna vermittelt wird. Es ist aber nicht ersichtlich, inwiefern diese Kenntnisse im Wettbewerb missbraucht werden könnten.<text:span text:style-name="Footnote_20_Symbol"><text:note text:id="ftn529" text:note-class="footnote"><text:note-citation>529</text:note-citation><text:note-body><text:p text:style-name="P22"><text:s/>Vgl. insoweit <text:span text:style-name="T1">Ploch-Kumpf</text:span>, S. 92; a. A. <text:span text:style-name="T1">Harte-Bavendamm</text:span>, Markenpiraterie, § 5 Rn. 76; Großkommentar/<text:span text:style-name="T1">Köhler</text:span>, B, vor § 13 UWG Rn. 424.</text:p></text:note-body></text:note></text:span> Denn auch wenn aufgrund organisatorischer Ideen ein Wettbewerbsvorsprung des Verletzerunternehmens vor Mitbewerbern besteht,<text:span text:style-name="Footnote_20_Symbol"><text:note text:id="ftn530" text:note-class="footnote"><text:note-citation>530</text:note-citation><text:note-body><text:p text:style-name="P22"><text:s/><text:span text:style-name="T1">Stürner</text:span>, JZ 1985, 453. </text:p></text:note-body></text:note></text:span> erscheint es mangels näherer Erläuterung des hinter den einzelnen Ausgabeposten stehenden Konzepts und nicht zuletzt auch aufgrund des Fehlens hinreichend paralleler Unternehmensstrukturen<text:alphabetical-index-mark text:string-value="Unternehmensstruktur"/> (nahezu) als ausgeschlossen, dass die fraglichen Angaben dem Verletzten tatsächlich einmal – über bloße Motivation hinaus - als Inspiration für seine eigene Unternehmensorganisation<text:alphabetical-index-mark text:string-value="Unternehmensorganisation"/> dienen könnten. Demnach lässt sich also feststellen, dass unter dem Gesichtspunkt der Missbrauchsgefahr ein umfassender Wirtschaftsprüfervorbehalt nicht geboten ist. Daher kann ein Wirtschaftsprüfervorbehalt zugunsten des Verletzers – in Einklang mit der bisherigen Rechtsprechung<text:span text:style-name="Footnote_20_Symbol"><text:note text:id="ftn531" text:note-class="footnote"><text:note-citation>531</text:note-citation><text:note-body><text:p text:style-name="P22"><text:s/>Vgl. BGH in GRUR 1957, 336 – Rechnungslegung; BGH in GRUR 1980, 227 (233) – Monumenta Germaniae Historica; BGH in GRUR 1958, 346 (349) – Spitzenmuster; BGH in GRUR 1978, 52 (53) - Fernschreibeverzeichnisse. </text:p></text:note-body></text:note></text:span> - auch nur hinsichtlich der Offenbarung seines Kundenkreises<text:alphabetical-index-mark text:string-value="Kundenkreis"/> in Betracht kommen, während die weiteren Angaben, sofern nicht ganz besondere Umstände entgegenstehen, dem Verletzten persönlich mitzuteilen sind.<text:span text:style-name="Footnote_20_Symbol"><text:note text:id="ftn532" text:note-class="footnote"><text:note-citation>532</text:note-citation><text:note-body><text:p text:style-name="P22"><text:s/>BGH in GRUR 1962, 354 (357) – Furniergitter; <text:span text:style-name="T1">Stadler</text:span>, S. 202; <text:span text:style-name="T1">Braun</text:span>, S. 265; <text:span text:style-name="T1">Schlosser</text:span>, FS Großfeld, S. 1002. </text:p></text:note-body></text:note></text:span> </text:p>
      <text:p text:style-name="P3">Nach der Rechtsprechung des Bundesgerichtshofs soll ein Wirtschaftsprüfervorbehalt allerdings dann ausgeschlossen sein, wenn eine besonders schwere Rechtsverletzung zu beklagen ist, da der Verletzte in diesen Fällen ein besonders schutzwürdiges Interesse an der genauesten Überprüfung der gemachten Angaben habe.<text:span text:style-name="Footnote_20_Symbol"><text:note text:id="ftn533" text:note-class="footnote"><text:note-citation>533</text:note-citation><text:note-body><text:p text:style-name="P22"><text:s/>BGH in GRUR 1958, 346 (348 f.) – Spitzenmuster; <text:span text:style-name="T1">Braun</text:span>, S. 265; <text:span text:style-name="T1">Stadler</text:span>, S. 203; <text:span text:style-name="T1">Teplitzky</text:span>, Wettbewerbsrechtliche Ansprüche, Kap. 38 Rn. 30; <text:span text:style-name="T1">Schlosser</text:span>, FS Großfeld, S. 1002; <text:span text:style-name="T1">Stauder</text:span>, GRUR Int. 1982, 226 (230); <text:span text:style-name="T1">Köhler</text:span>, GRUR 1996, 82 (89).</text:p></text:note-body></text:note></text:span> Diese Praxis erscheint jedoch fragwürdig, denn die mit der Bekanntgabe der Abnehmer bezweckte Vollständigkeitskontrolle der Rechnung ist grundsätzlich nur möglich, wenn der Verletzte bereits aus anderen Quellen (als der Rechnungslegung selbst) Kenntnisse über Lieferungen an besagte Abnehmer hat. Soweit dies aber nicht der Fall ist, würde sich der Verzicht auf einen Wirtschaftsprüfervorbehalt und die Verpflichtung zur unmittelbaren Mitteilung an den Verletzten, da weder zu Kontrollzwecken noch in sonstiger Hinsicht erforderlich, lediglich als Sanktion darstellen.<text:span text:style-name="Footnote_20_Symbol"><text:note text:id="ftn534" text:note-class="footnote"><text:note-citation>534</text:note-citation><text:note-body><text:p text:style-name="P22"><text:s/><text:span text:style-name="T1">Stadler</text:span>, S. 127; <text:span text:style-name="T1">v. Falck</text:span>, Anmerk. zu BGH in GRUR 1973, 375 (379) – Miss Petite.</text:p></text:note-body></text:note></text:span> Ein Wirtschaftsprüfervorbehalt ist daher auch dann zu gewähren, wenn der Verletzer besonders wenig schutzwürdig erscheint.<text:span text:style-name="Footnote_20_Symbol"><text:note text:id="ftn535" text:note-class="footnote"><text:note-citation>535</text:note-citation><text:note-body><text:p text:style-name="P22"><text:s/>Vgl. <text:span text:style-name="T1">Harte-Bavendamm</text:span>, Markenpiraterie, § 5 Rn. 72.</text:p></text:note-body></text:note></text:span></text:p>
      <text:p text:style-name="P3"/>
      <text:p text:style-name="P11"/>
      <text:p text:style-name="P11"/>
      <text:h text:style-name="Heading_20_3" text:outline-level="3">IV. Praktische Bedeutung des Wirtschaftsprüfervorbehalts </text:h>
      <text:p text:style-name="P3"/>
      <text:p text:style-name="P3">Da allerdings im Anwendungsbereich des akzessorischen Rechnungslegungsanspruchs regelmäßig auch ein Drittauskunftsanspruch gegeben ist, kommt dem Wirtschaftsprüfervorbehalt beim Rechnungslegungsanspruch kaum noch praktische Bedeutung zu.<text:span text:style-name="Footnote_20_Symbol"><text:note text:id="ftn536" text:note-class="footnote"><text:note-citation>536</text:note-citation><text:note-body><text:p text:style-name="P22"><text:s/>Vgl. <text:span text:style-name="T1">Tilmann</text:span>, GRUR 1998, 325 (329). </text:p></text:note-body></text:note></text:span> Denn auf Grund dieses Drittauskunftsanspruchs, dessen Zwecksetzung - zugunsten des Schutzrechtsinhabers den Vertriebsweg der schutzrechtsverletzender Ware aufzudecken - eine Anwendung des Wirtschaftsprüfervorbehalt verbietet,<text:span text:style-name="Footnote_20_Symbol"><text:note text:id="ftn537" text:note-class="footnote"><text:note-citation>537</text:note-citation><text:note-body><text:p text:style-name="P22"><text:s/><text:span text:style-name="T1">Harte-Bavendamm</text:span>, Markenpiraterie, § 5 Rn. 72; <text:span text:style-name="T1">Braun</text:span>, S. 266; <text:span text:style-name="T1">Stadler</text:span>, 204; <text:span text:style-name="T1">Nieder</text:span>, Rechtsschutz, S. 131 f.; <text:span text:style-name="T1">Nieder</text:span>, Patentverletzung, S. 102; <text:span text:style-name="T1">Eichmann</text:span>, GRUR 1990, 575 (577); <text:span text:style-name="T1">Kraßer</text:span>, Patentrecht, S. 894; <text:span text:style-name="T1">Schramm/Popp</text:span>, S. 256; BGH in GRUR 1995, 338 (341 f.) – Kleiderbügel; Immer dann, wenn die Namensnennung nicht der Überprüfbarkeit der Angaben dient, sondern dem Berechtigten die Möglichkeit eröffnen soll, an einen Dritten heranzutreten, kommt ein Wirtschaftsprüfervorbehalt nicht in Betracht; vgl. <text:span text:style-name="T1">Braun</text:span>, S. 266; <text:span text:style-name="T1">Stadler</text:span>, S. 204 f.; BGH in GRUR 1964, 320 (323) – Maggi; BGH in GRUR 1972, 558 – Teerspritzmaschinen; BGH in GRUR 1974, 351 (352) - Frisiersalon.</text:p></text:note-body></text:note></text:span> sind die Namen und Adressen der <text:span text:style-name="T1">gewerblichen</text:span> Abnehmer dem Anspruchsberechtigten grundsätzlich persönlich mitzuteilen. Damit ist der Wirtschaftsprüfervorbehalt – abgesehen von den Namen und Anschriften der <text:span text:style-name="T1">nicht gewerblichen</text:span> Abnehmer<text:span text:style-name="Footnote_20_Symbol"><text:note text:id="ftn538" text:note-class="footnote"><text:note-citation>538</text:note-citation><text:note-body><text:p text:style-name="P22"><text:s/><text:span text:style-name="T1">Nieder</text:span>, Patentverletzung, S. 102.</text:p></text:note-body></text:note></text:span> - nur noch von Bedeutung, wenn die Drittauskunft im Einzelfall unverhältnismäßig ist,<text:span text:style-name="Footnote_20_Symbol"><text:note text:id="ftn539" text:note-class="footnote"><text:note-citation>539</text:note-citation><text:note-body><text:p text:style-name="P22"><text:s/>BGH in GRUR 1995, 338 (341 f.) – Kleiderbügel; <text:span text:style-name="T1">Nieder</text:span>, Rechtsschutz, S. 132, 138; <text:span text:style-name="T1">Teplitzky</text:span>, Wettbewerbsrechtliche Ansprüche, Kap. 38 Rn. 28; Benkard/<text:span text:style-name="T1">Rogge/Grabinski</text:span>, § 139 PatG Rn. 89; Dies könnte etwa dann der Fall sein, wenn es sich um einen Einzelfall einer Schutzrechtsverletzung handelt, wenn keine weiteren Schutzrechtsverletzungen zu befürchten sind und eingetretene Schäden bereits ausgeglichen sind. Der Pflichtige trägt diesbezüglich die Darlegungs- und Beweislast; vgl. BT-Drucksache 11/4792, S. 31 f.; <text:span text:style-name="T1">Nieder</text:span>, Patentverletzung, S. 102; <text:span text:style-name="T1">Ploch-Kumpf</text:span>, S. 99; <text:span text:style-name="T1">Mahlmann</text:span>, S. 53.</text:p></text:note-body></text:note></text:span> die Namen und Anschriften der gewerblichen Abnehmer also ausschließlich aufgrund des akzessorischen Rechnungslegungsanspruchs und lediglich zum Zwecke der Nachprüfung geschuldet sind. </text:p>
      <text:p text:style-name="P4"/>
      <text:p text:style-name="P3"/>
      <text:p text:style-name="P3"/>
      <text:p text:style-name="P11"/>
      <text:p text:style-name="P11"/>
      <text:h text:style-name="Heading_20_2" text:outline-level="2">G. Zusammenfassung und Bewertung </text:h>
      <text:p text:style-name="P3"/>
      <text:p text:style-name="P3">Im Ergebnis ist somit festzuhalten, dass sich – zumindest einmal theoretisch – über den akzessorischen Rechnungslegungsanspruch alle für eine zuverlässige Bezifferung bzw. Schätzung des in Frage stehenden Hauptanspruchs erforderlichen Informationen erlangen lassen, ohne den Verletzer unverhältnismäßig zu belasten. Selbst wenn die Rechnungslegung dann aber nur als Grundlage für eine Schätzung dient, erweist sich diese aufgrund ihres Realitätsbezugs im Vergleich zu einer bloßen Schätzung ohne tatsächliche Grundlagen als bessere Alternative. Der Weg über den akzessorischen Rechnungslegungsanspruch ist damit überzeugender in seiner Konstruktion als etwa eine Umkehrung der Darlegungs-<text:alphabetical-index-mark text:string-value="Darlegungslast"/> und Beweislast mit der Folge, dass sich der Verletzer erst nach einer souveränen Schätzung durch das Gericht offenbaren müsste oder sogar durch die Hinnahme des geschätzten Anspruchs von der Preisgabe der Informationen freikaufen könnte.<text:span text:style-name="Footnote_20_Symbol"><text:note text:id="ftn540" text:note-class="footnote"><text:note-citation>540</text:note-citation><text:note-body><text:p text:style-name="P22"><text:s/>So aber <text:span text:style-name="T1">Schulz</text:span>, S. 37. </text:p></text:note-body></text:note></text:span> Die praktischen Erfahrungen gehen allerdings dahin, dass sehr häufig falsche Angaben gemacht werden.<text:span text:style-name="Footnote_20_Symbol"><text:note text:id="ftn541" text:note-class="footnote"><text:note-citation>541</text:note-citation><text:note-body><text:p text:style-name="P22"><text:s/><text:span text:style-name="T1">Harte-Bavendamm</text:span>, Markenpiraterie, § 5 Rn. 61; <text:span text:style-name="T1">Rojahn</text:span>, GRUR 2005, 623 (624).</text:p></text:note-body></text:note></text:span> Zwar sollte sich der Verpflichtete vor der Rechnungslegung nach besten Kräften um eine Verbesserung seines Wissenstandes bemühen; allerdings wird es nicht nur am Willen dazu häufig fehlen.<text:span text:style-name="Footnote_20_Symbol"><text:note text:id="ftn542" text:note-class="footnote"><text:note-citation>542</text:note-citation><text:note-body><text:p text:style-name="P22"><text:s/><text:span text:style-name="T1">Tilmann</text:span>, MA 1989, 35 (37). </text:p></text:note-body></text:note></text:span> </text:p>
      <text:p text:style-name="P3"/>
      <text:h text:style-name="Heading_20_1" text:outline-level="1">3. Teil: Sicherstellung einer ordnungsgemäßen Rechnungslegung </text:h>
      <text:p text:style-name="P16"/>
      <text:h text:style-name="Heading_20_2" text:outline-level="2">A. Einleitung</text:h>
      <text:p text:style-name="P1"/>
      <text:p text:style-name="P3">Seinem originären Zweck entsprechend verpflichtet der akzessorische Rechnungslegungsanspruch den Schutzrechtsverletzer, dem verletzten Schutzrechtsinhaber – entgegen seinen eigenen zivilrechtlichen Interessen<text:span text:style-name="Footnote_20_Symbol"><text:note text:id="ftn543" text:note-class="footnote"><text:note-citation>543</text:note-citation><text:note-body><text:p text:style-name="P22"><text:s/><text:span text:style-name="T1">Winkler</text:span>, S. 52. </text:p></text:note-body></text:note></text:span> - alle Informationen zu verschaffen, die dieser zur Vorbereitung und Durchsetzung seines Hauptanspruchs benötigt. Gerade weil die Mitteilung dieser Angaben die Rechtsverfolgung aber oft überhaupt erst möglich macht oder doch zumindest erheblich erleichtert, ist die Versuchung für den Schutzrechtsverletzer groß, die fraglichen Informationen so weit wie möglich für sich zu behalten. Schließlich ist den mitgeteilten Informationen kaum anzusehen, ob sie vollständig und richtig oder unvollständig und unrichtig sind.<text:span text:style-name="Footnote_20_Symbol"><text:note text:id="ftn544" text:note-class="footnote"><text:note-citation>544</text:note-citation><text:note-body><text:p text:style-name="P22"><text:s/><text:span text:style-name="T1">Winkler</text:span>, S. 51; 124; <text:span text:style-name="T1">Reischl</text:span>, JR 1997, 404 (405). </text:p></text:note-body></text:note></text:span> Wäre die Zuverlässigkeit der mitgeteilten Angaben daher nur schwer oder überhaupt nicht nachprüfbar, hätte sich die missliche Lage des Berechtigten durch Einräumung des Rechnungslegungsanspruchs nicht wirklich verbessert.<text:span text:style-name="Footnote_20_Symbol"><text:note text:id="ftn545" text:note-class="footnote"><text:note-citation>545</text:note-citation><text:note-body><text:p text:style-name="P22"><text:s/><text:span text:style-name="T1">Harte-Bavendamm</text:span>, Markenpiraterie, § 5 Rn. 60.</text:p></text:note-body></text:note></text:span> Sein Informationsbedürfnis wäre nach Legung der Rechnung nur äußerst selten in befriedigender Weise erfüllt.<text:span text:style-name="Footnote_20_Symbol"><text:note text:id="ftn546" text:note-class="footnote"><text:note-citation>546</text:note-citation><text:note-body><text:p text:style-name="P22"><text:s/><text:span text:style-name="T1">Winkler</text:span>, S. 124 f.; <text:span text:style-name="T1">Pastor</text:span> in Reimer, S. 312; Mot. Bd. II, S. 536. </text:p></text:note-body></text:note></text:span> Denn selbst wenn er die Unwahrheit der Angaben vermuten würde, wäre es ihm kaum möglich, die tatsächlichen Umstände darzulegen und zu beweisen.<text:span text:style-name="Footnote_20_Symbol"><text:note text:id="ftn547" text:note-class="footnote"><text:note-citation>547</text:note-citation><text:note-body><text:p text:style-name="P22"><text:s/><text:span text:style-name="T1">Reischl</text:span>, JR 1997, 404 (408, 410). </text:p></text:note-body></text:note></text:span> Da somit das Bedürfnis, die Verpflichtung zur Rechnungslegung mit einem Kontrollmechanismus auszustatten, seinen Grund im Wesen der Rechnungslegung hat, ist es für den praktischen Wert der Rechnungslegungsansprüche und damit für die Durchsetzung des zugrunde liegenden Hauptanspruchs entscheidend, dass und mit welchen Überprüfungsmaßnahmen der Verpflichtete konfrontiert wird, insbesondere in welchem Maße diese geeignet sind, dem Berechtigten Gewissheit über Vollständigkeit und Richtigkeit der Angaben zu verschaffen;<text:span text:style-name="Footnote_20_Symbol"><text:note text:id="ftn548" text:note-class="footnote"><text:note-citation>548</text:note-citation><text:note-body><text:p text:style-name="P22"><text:s/><text:span text:style-name="T1">Harte-Bavendamm</text:span>, Markenpiraterie, § 5 Rn. 60; <text:span text:style-name="T1">Rojahn</text:span>, GRUR 2005, 623 (624).</text:p></text:note-body></text:note></text:span> schließlich wird es der Verletzer mit der Wahrheit nicht so genau nehmen, wenn die Gefahr, „erwischt“ zu werden, überschaubar bleibt.<text:span text:style-name="Footnote_20_Symbol"><text:note text:id="ftn549" text:note-class="footnote"><text:note-citation>549</text:note-citation><text:note-body><text:p text:style-name="P22"><text:s/><text:span text:style-name="T1">Schulz</text:span>, S. 36.</text:p></text:note-body></text:note></text:span> Praktische Schwierigkeiten bereitet dabei aber vor allem die Eigenheit des Rechnungslegungsanspruchs, dass sein Leistungsinhalt nicht objektiv feststeht, sondern subjektiv vom Wissen des Verpflichteten bestimmt wird.<text:span text:style-name="Footnote_20_Symbol"><text:note text:id="ftn550" text:note-class="footnote"><text:note-citation>550</text:note-citation><text:note-body><text:p text:style-name="P22"><text:s/><text:span text:style-name="T1">Bruch</text:span>, S. 150 f.; <text:span text:style-name="T1">Gernhuber</text:span>, S. 586; <text:span text:style-name="T1">Bähr</text:span>, S. 274; Mot. Bd. II, S. 536.</text:p></text:note-body></text:note></text:span> </text:p>
      <text:p text:style-name="P3">In Anbetracht dessen hat der Gesetzgeber, um die Effektivität der Rechnungslegungsansprüche zu gewährleisten, bereits über die Regelung des § 259 BGB versucht, dem Kontrollbedürfnis durch Normierung entsprechender Kontrollmechanismen Rechnung zu tragen.<text:span text:style-name="Footnote_20_Symbol"><text:note text:id="ftn551" text:note-class="footnote"><text:note-citation>551</text:note-citation><text:note-body><text:p text:style-name="P22"><text:s/><text:span text:style-name="T1">Knieper</text:span>, WRP 1999, 1116; Seufferts Archiv Bd. 72, 27.</text:p></text:note-body></text:note></text:span> Daneben kommen auch noch andere gesetzlich vorgesehene bzw. vom Regierungsentwurf zur Umsetzung der Durchsetzungs-Richtlinie vorgeschlagene Kontrollmechanismen in Betracht. Dass der Rechungslegungspflichtige demnach aber grundsätzlich damit rechnen muss, kontrolliert zu werden, wird ihn bei der Erfüllung seiner Verpflichtung wohl regelmäßig zu einem sorgfältigeren Vorgehen anhalten.<text:span text:style-name="Footnote_20_Symbol"><text:note text:id="ftn552" text:note-class="footnote"><text:note-citation>552</text:note-citation><text:note-body><text:p text:style-name="P22"><text:s/>Vgl. BT-Drucksache 12/4427, S. 6; BT-Drucksache 14/2111, S. 3; <text:span text:style-name="T1">Schmaltz/Kuczera</text:span>, GRUR 2006, 97 (99); <text:span text:style-name="T1">Wiume</text:span>, S. 254 f.; <text:span text:style-name="T1">Lex</text:span>, S. 16.</text:p></text:note-body></text:note></text:span> Damit erweist sich bereits die bloße Möglichkeit der Kontrolle für die Rechnungslegung als Wert an sich.<text:span text:style-name="Footnote_20_Symbol"><text:note text:id="ftn553" text:note-class="footnote"><text:note-citation>553</text:note-citation><text:note-body><text:p text:style-name="P22"><text:s/><text:span text:style-name="T1">Balthasar</text:span>, S. 29.</text:p></text:note-body></text:note></text:span> </text:p>
      <text:p text:style-name="P1"/>
      <text:p text:style-name="P3"/>
      <text:p text:style-name="P1"/>
      <text:h text:style-name="Heading_20_2" text:outline-level="2"><text:span text:style-name="T4">B. Materiellrechtliche Möglichkeiten</text:span></text:h>
      <text:p text:style-name="P10"/>
      <text:h text:style-name="Heading_20_3" text:outline-level="3">I. Anspruch auf Rechnungslegung </text:h>
      <text:p text:style-name="P10"/>
      <text:h text:style-name="Heading_20_4" text:outline-level="4">1. Die Rechnungslegung selbst</text:h>
      <text:p text:style-name="P1"/>
      <text:p text:style-name="P3">Bemerkenswert ist in diesem Zusammenhang zunächst, dass bereits die Rechnungslegung selbst mit Kontrollmechanismen ausgestattet ist bzw. ausgestattet wurde. So zeichnet sich die Informationserteilung mittels Rechnungslegung nämlich dadurch aus, dass dem Rechnungsherrn nicht nur die Endsumme des fraglichen Rechnungspostens bzw. der Rechnung mitgeteilt wird, sondern dass er durch die zeitlich und sachlich aufgeschlüsselte, geordnete und detaillierte Zusammenstellung der einzelnen Berechnungsposten, die zu der fraglichen Endsumme führen, in die Lage versetzt wird, die Angaben auf ihre Schlüssigkeit und somit in gewissem Maße auch auf ihre Vollständigkeit hin zu überprüfen und sich ein Urteil darüber zu bilden, ob die Rechnung umfassend und sorgfältig erteilt wurde.<text:span text:style-name="Footnote_20_Symbol"><text:note text:id="ftn554" text:note-class="footnote"><text:note-citation>554</text:note-citation><text:note-body><text:p text:style-name="P22"><text:s/><text:span text:style-name="T1">Rother</text:span>, AcP 164, S. 97 (99); <text:span text:style-name="T1">Stürner</text:span>, Aufklärungspflicht, S. 358; <text:span text:style-name="T1">Winkler</text:span>, S. 96; <text:span text:style-name="T1">Wiume</text:span>, S. 47; Bamberger/Roth/<text:span text:style-name="T1">Grüneberg</text:span>, § 259 BGB Rn. 10; vgl. auch <text:span text:style-name="T1">Bernsau</text:span>, S. 37.</text:p></text:note-body></text:note></text:span> Damit dient die Art und Weise der Informationserteilung in Form der Rechnungslegung grundsätzlich nicht nur der bloßen Feststellung, sondern auch der Sicherstellung des Ergebnisses der Höhe nach.<text:span text:style-name="Footnote_20_Symbol"><text:note text:id="ftn555" text:note-class="footnote"><text:note-citation>555</text:note-citation><text:note-body><text:p text:style-name="P22"><text:s/><text:span text:style-name="T1">Bernsau</text:span>, S. 37.</text:p></text:note-body></text:note></text:span> Daneben kann der Verletzte aber auch mit Hilfe der zur Schadensberechnung erforderlichen, spezifischen Angaben über Mengen der vom Verletzer vertriebenen schutzrechtsverletzenden Waren (ebenso wie mit den ausschließlich Kontrollzwecken dienenden Angaben über die Abnehmer), da sie Geschäftsvorfälle betreffen, mit denen der Verletzer nach außen hin auf dem Markt in Erscheinung getreten ist, die Vollständigkeit und Richtigkeit der Rechnung durch eine Gegenprobe anhand einzelner, ihm zufällig bekannt gewordener Verletzungsfälle nachprüfen.<text:span text:style-name="Footnote_20_Symbol"><text:note text:id="ftn556" text:note-class="footnote"><text:note-citation>556</text:note-citation><text:note-body><text:p text:style-name="P22"><text:s/>Anmerk. <text:span text:style-name="T1">Friedrich</text:span> zu BGH in GRUR 1962, 354 (357) – Furniergitter. </text:p></text:note-body></text:note></text:span> Sind zur Feststellung der Kosten des Verletzers Schätzungen unumgänglich, kann neben der Schätzung auch die Angabe der Tatsachen verlangt werden, die der Schätzung zugrunde liegen.<text:span text:style-name="Footnote_20_Symbol"><text:note text:id="ftn557" text:note-class="footnote"><text:note-citation>557</text:note-citation><text:note-body><text:p text:style-name="P22"><text:s/>BGH in GRUR 1984, 728 (730) – Dampffrisierstab II; Benkard/<text:span text:style-name="T1">Rogge/Grabinski</text:span>, § 139 PatG Rn. 89; Bamberger/Roth/<text:span text:style-name="T1">Grüneberg</text:span>, § 259 BGB Rn. 11. </text:p></text:note-body></text:note></text:span> Schließlich gewährleistet auch die Pflicht zur substantiierten Darlegung der - dem schutzrechtsverletzenden Gegenstand unmittelbar zuzurechnenden und daher überhaupt abzugsfähigen<text:span text:style-name="Footnote_20_Symbol"><text:note text:id="ftn558" text:note-class="footnote"><text:note-citation>558</text:note-citation><text:note-body><text:p text:style-name="P22"><text:s/>Denn würde dem Verletzer uneingeschränkt gestattet, von seinen Erlösen sämtliche Gemeinkosten<text:alphabetical-index-mark text:string-value="Gemeinkosten"/> abzuziehen, würde der aus der Rechtsverletzung stammende Gewinn nicht vollständig abgeschöpft. Dem Verletzer verbliebe nämlich ein Deckungsbeitrag zu seinen Fixkosten. Dies stünde aber im Widerspruch zu dem Gedanken, dass der Verletzte durch Herausgabe des Verletzergewinns so zu stellen ist, als hätte er ohne die Rechtsverletzung den gleichen Gewinn wie der Rechtsverletzer erzielt. Denn in diesem Fall hätte der Verletzte bei einem Einsatz des eigenen Unternehmens für die Herstellung und den Vertrieb einen Deckungsbeitrag zu seinen eigenen Gemeinkosten erwirtschaften können; vgl. BGH in GRUR 2001, 329 (331) – Gemeinkostenanteil. </text:p></text:note-body></text:note></text:span> – Kosten bei der Berechnung des Verletzergewinns die Richtigkeit der Rechnung, denn ihre für den Verletzten schwer bis gar nicht nachprüfbare pauschale und undifferenzierte Geltendmachung zum Zwecke der Minimierung des herauszugebenden Gewinns ist damit ausgeschlossen.<text:span text:style-name="Footnote_20_Symbol"><text:note text:id="ftn559" text:note-class="footnote"><text:note-citation>559</text:note-citation><text:note-body><text:p text:style-name="P22"><text:s/><text:span text:style-name="T1">Rojahn</text:span>, GRUR 2005, 623 (624); <text:span text:style-name="T1">Schmaltz/Kuczera</text:span>, GRUR 2006, 97 (102); BGH in GRUR 2001, 329 (331) – Gemeinkostenanteil.</text:p></text:note-body></text:note></text:span> In alldem offenbart sich somit, dass bereits mit der Rechnungslegung selbst – und zwar nicht unwesentlich – auch der Zweck verfolgt wird, die Kontrolle der gemachten Angaben zu ermöglichen.<text:span text:style-name="Footnote_20_Symbol"><text:note text:id="ftn560" text:note-class="footnote"><text:note-citation>560</text:note-citation><text:note-body><text:p text:style-name="P22"><text:s/><text:span text:style-name="T1">Wiume</text:span>, S. 48; Bamberger/Roth/<text:span text:style-name="T1">Grüneberg</text:span>, § 259 BGB Rn. 10; <text:span text:style-name="T1">Stadler</text:span>, S. 201.</text:p></text:note-body></text:note></text:span> </text:p>
      <text:p text:style-name="P1">Allerdings wird ebenfalls deutlich, dass die Rechnungslegung selbst nur sehr begrenzt in der Lage ist, die Vollständigkeit und Richtigkeit der Angaben sicherzustellen. So ergibt sich das Bild einer ordnungsgemäßen Rechnungslegung bei der Schlüssigkeitsprüfung<text:alphabetical-index-mark text:string-value="Schlüssigkeitsprüfung"/> bereits dann, wenn der Rechnungsleger bei seiner Rechnungslegung lediglich ein gewisses Maß an Sorgfalt an den Tag gelegt hat; tatsächliche Vollständigkeit und Richtigkeit der Angaben ist dafür nicht erforderlich. Die Möglichkeit einer Nachprüfung der Rechnungsangaben anhand eigener Kenntnisse des Verletzten ist letzten Endes abhängig vom Zufall. Demzufolge bedarf es zur Sicherstellung einer ordnungsgemäßen Rechnungslegung noch weiterer Kontrollmechanismen. </text:p>
      <text:p text:style-name="P1"/>
      <text:p text:style-name="P1"/>
      <text:p text:style-name="P1"/>
      <text:h text:style-name="Heading_20_4" text:outline-level="4"><text:span text:style-name="T4">2. Schadensersatzhaftung des Rechnungslegers </text:span></text:h>
      <text:p text:style-name="P1"/>
      <text:p text:style-name="P1">Grundsätzlich gewährleistet das Gesetz die ordnungsgemäße Erfüllung von Leistungsansprüchen bzw. die Durchsetzung von Verhaltenspflichten, indem es dem Berechtigten im Falle ihrer schuldhaften Verletzung Schadensersatzansprüche gewährt.<text:span text:style-name="Footnote_20_Symbol"><text:note text:id="ftn561" text:note-class="footnote"><text:note-citation>561</text:note-citation><text:note-body><text:p text:style-name="P22"><text:s/><text:span text:style-name="T1">Banzhaf</text:span>, S. 207; <text:span text:style-name="T1">Lehmann</text:span>, BB 1988, 1680 (1681).</text:p></text:note-body></text:note></text:span> Davon ist der Gesetzgeber bereits bei Schaffung des BGB ausdrücklich auch zugunsten des Rechnungsherrn ausgegangen.<text:span text:style-name="Footnote_20_Symbol"><text:note text:id="ftn562" text:note-class="footnote"><text:note-citation>562</text:note-citation><text:note-body><text:p text:style-name="P22"><text:s/>Vgl. Prot. Bd. II, S. 785; <text:span text:style-name="T1">Kutzner</text:span>, S. 131.</text:p></text:note-body></text:note></text:span> Erleidet der Gläubiger also aus einer nicht vollständigen, nicht richtigen oder nicht rechtzeitigen Rechnungslegung einen Schaden, kommen zu seinen Gunsten Schadensersatzansprüche nach den §§ 280 ff. BGB in Betracht.<text:span text:style-name="Footnote_20_Symbol"><text:note text:id="ftn563" text:note-class="footnote"><text:note-citation>563</text:note-citation><text:note-body><text:p text:style-name="P22"><text:s/>Großkommentar/<text:span text:style-name="T1">Köhler</text:span>, B, vor § 13 UWG Rn. 427; <text:span text:style-name="T1">Reischl</text:span>, JR 1997, 404 (408); In diesem Sinne sieht der zur Umsetzung der Durchsetzungs-Richtlinie vorgeschlagene Regierungsentwurf explizit eine – durch das europäische Recht nicht zwingend vorgegebene - Schadensersatzhaftung für die – vorsätzliche oder grob fahrlässige – Erteilung einer unvollständigen oder unrichtigen Drittauskunft vor (vgl. etwa § 140 b Abs. 5 PatG des Regierungsentwurfs zur Umsetzung der Durchsetzungs-Richtlinie); Eine Beschränkung der Haftung auf grobe Fahrlässigkeit würde aber für den zur Auskunft verpflichteten Schutzrechtsverletzer keine Verschärfung, sondern eine Entschärfung der insoweit bisher zur Verfügung stehenden Kontrollmechanismen bedeuten. Daher sprechen sich Kunz-Hallstein/Loschelder in GRUR 2006, 393 (394) gegen eine Beschränkung der Haftung auf „grobe“ Fahrlässigkeit als Voraussetzung für den Schadensersatzanspruch bei unvollständig oder unrichtig erteilter Auskunft aus; es soll für jede Form vorsätzlicher oder fahrlässiger Falschauskunft auf Schadensersatz gehaftet werden. </text:p></text:note-body></text:note></text:span> Dies soll den Gläubiger zu einer vollständigen und richtigen Rechnungslegung veranlassen.<text:span text:style-name="Footnote_20_Symbol"><text:note text:id="ftn564" text:note-class="footnote"><text:note-citation>564</text:note-citation><text:note-body><text:p text:style-name="P22"><text:s/>Vgl. dazu BT/Drucks. 16/5048, S. 39.</text:p></text:note-body></text:note></text:span></text:p>
      <text:p text:style-name="P1">Die Geltendmachung eines Schadensersatzanspruchs aufgrund schuldhafter Verletzung des Rechnungslegungsanspruchs kommt allerdings erst dann in Betracht, wenn der Berechtigte überhaupt in irgendeiner Weise erfahren hat, dass die Angaben in der Rechnung unvollständig oder unrichtig sind.<text:span text:style-name="Footnote_20_Symbol"><text:note text:id="ftn565" text:note-class="footnote"><text:note-citation>565</text:note-citation><text:note-body><text:p text:style-name="P22"><text:s/><text:span text:style-name="T1">Zerhusen</text:span>, S. 78; <text:span text:style-name="T1">Brändel</text:span>, GRUR 1985, 616 (618); <text:span text:style-name="T1">Wiume</text:span>, S. 255.</text:p></text:note-body></text:note></text:span> Solange der Berechtigte dies aber nicht zuverlässig in Erfahrung bringen und dementsprechend auch die Unvollständigkeiten bzw. Unrichtigkeiten der Rechnung nicht aufdecken kann, vermag eine eventuelle Schadensersatzpflicht – weil es der Schuldner letztlich auf eine Entdeckung ankommen lassen kann - der Gefahr einer unvollständigen bzw. unrichtigen Rechnungslegung nicht ausreichend entgegenzuwirken, sondern lediglich die wenigen überhaupt offenbar gewordenen Unvollständigkeiten bzw. Unrichtigkeiten zu ahnden.<text:span text:style-name="Footnote_20_Symbol"><text:note text:id="ftn566" text:note-class="footnote"><text:note-citation>566</text:note-citation><text:note-body><text:p text:style-name="P22"><text:s/><text:span text:style-name="T1">Brändel</text:span>, GRUR 1985, 616 (618); <text:span text:style-name="T1">Zerhusen</text:span>, S. 78.</text:p></text:note-body></text:note></text:span> Es zeigt sich somit, dass eine Schadensersatzhaftung des Rechnungslegers als „nachtatliche“ Sanktion nur in Kooperation mit einem einigermaßen zuverlässigen Mittel zur Aufdeckung von Unvollständigkeiten und Unrichtigkeiten, dass eben diese Schadensersatzhaftung für den Rechnungsleger tatsächlich wahrscheinlich macht, in der Lage sein wird, den Pflichtigen von vornherein zu einer vollständigen und richtigen Rechnungslegung zu veranlassen. Entscheidend ist daher, ob ein derartiges Mittel tatsächlich zur Verfügung steht. </text:p>
      <text:p text:style-name="P1"/>
      <text:p text:style-name="P1"/>
      <text:p text:style-name="P1"/>
      <text:h text:style-name="Heading_20_3" text:outline-level="3"><text:span text:style-name="T4">II. Anspruch auf Abgabe einer eidesstattlichen Versicherung aus § 259 Abs. 2 BGB</text:span></text:h>
      <text:p text:style-name="P1"/>
      <text:p text:style-name="P1">Zwar ist im BGB ein Anspruch auf Abgabe einer eidesstattlichen Versicherung allgemein nur vorgesehen, wenn Rechnungslegung im Sinne des § 259 Abs. 1 BGB bzw. die Errichtung eines Bestandsverzeichnisses<text:alphabetical-index-mark text:string-value="Bestandsverzeichnis"/> im Sinne des § 260 Abs. 1 BGB geschuldet ist.<text:span text:style-name="Footnote_20_Symbol"><text:note text:id="ftn567" text:note-class="footnote"><text:note-citation>567</text:note-citation><text:note-body><text:p text:style-name="P22"><text:s/><text:span text:style-name="T1">Stürner</text:span>, Aufklärungspflicht, S. 350; <text:span text:style-name="T1">Gernhuber</text:span>, S. 586.</text:p></text:note-body></text:note></text:span> In entsprechender Anwendung des § 259 Abs. 2 BGB auf den akzessorischen Rechnungslegungsanspruch kann aber auch der in seinem Schutzrecht Verletzte vom Verletzer die Abgabe einer eidesstattlichen Versicherung verlangen, wenn Grund zu der Annahme besteht, dass die Rechnungslegung nicht mit der erforderlichen Sorgfalt erfolgt ist.<text:span text:style-name="Footnote_20_Symbol"><text:note text:id="ftn568" text:note-class="footnote"><text:note-citation>568</text:note-citation><text:note-body><text:p text:style-name="P22"><text:s/><text:span text:style-name="T1">Kraßer</text:span>, Patentrecht, S. 894; Benkard/<text:span text:style-name="T1">Rogge/Grabinski</text:span>, § 139 PatG Rn. 91; BGH in GRUR 1962, 398 (400 f.) – Kreuzbodenventilsäcke II.</text:p></text:note-body></text:note></text:span> Einer entsprechenden Anwendung der Vorschrift stehen angesichts des § 261 Abs. 2 BGB, der insoweit bereits Flexibilität in die gesetzlichen Regelungen der §§ 259, 260 BGB trägt und dem Gericht generell eine einzelfallbestimmte, d. h. am Inhalt des jeweiligen Auskunfts- bzw. Rechnungslegungsanspruchs orientierte Anpassung der Versicherungsformel<text:alphabetical-index-mark text:string-value="Versicherungsformel"/> gestattet, auch keine weiteren Bedenken entgegen.<text:span text:style-name="Footnote_20_Symbol"><text:note text:id="ftn569" text:note-class="footnote"><text:note-citation>569</text:note-citation><text:note-body><text:p text:style-name="P22"><text:s/><text:span text:style-name="T1">Gernhuber</text:span>, S. 586, 590; <text:span text:style-name="T1">Stürner</text:span>, Aufklärungspflicht, S. 350; Während sich die in § 259 Abs. 2 BGB festgelegte Formel der eidesstattlichen Versicherung unmittelbar auf den in § 259 Abs. 1 BGB genannten Gegenstand bezieht, zeigt die auf einen anderen Informationsgegenstand gerichtete Vorschrift des § 260 BGB, dass auch der Gesetzgeber die Formel der eidesstattlichen Versicherung dem jeweiligen Gegenstand angepasst hat; vgl. BGH in GRUR 1984, 728 (730) – Dampffrisierstab II.</text:p></text:note-body></text:note></text:span> Vielmehr erscheint eine entsprechende Anwendung des § 259 Abs. 2 BGB mit Rücksicht auf das bestehende Kontrollbedürfnis sogar geboten. </text:p>
      <text:p text:style-name="P1"/>
      <text:p text:style-name="P1"/>
      <text:p text:style-name="P1"/>
      <text:h text:style-name="Heading_20_4" text:outline-level="4"><text:span text:style-name="T4">1. Dogmatische Einordnung des Anspruchs auf Abgabe einer eidesstattlichen Versicherung – Rechtsnatur und Wesen </text:span></text:h>
      <text:p text:style-name="P10"/>
      <text:h text:style-name="Heading_20_5" text:outline-level="5"><text:span text:style-name="T4">a) Rechtsnatur des Anspruchs auf Abgabe einer eidesstattlichen Versicherung </text:span></text:h>
      <text:p text:style-name="P10"/>
      <text:p text:style-name="P1">Bei der eidesstattlichen Versicherung nach § 259 Abs. 2 BGB handelt es sich nicht um ein prozessuales Beweismittel, sondern – als Annex der Hauptverpflichtung zur Rechnungslegung - um eine Verbindlichkeit materiellrechtlicher Natur.<text:span text:style-name="Footnote_20_Symbol"><text:note text:id="ftn570" text:note-class="footnote"><text:note-citation>570</text:note-citation><text:note-body><text:p text:style-name="P22"><text:s/><text:span text:style-name="T1">Bernsau</text:span>, S. 72; <text:span text:style-name="T1">Bruch</text:span>, S. 53; <text:span text:style-name="T1">Zerhusen</text:span>, S. 85; <text:span text:style-name="T1">Mugdan</text:span>, S. 1225 ff.; 1236; Demgegenüber bezeichnen <text:span text:style-name="T1">Schmaltz/Kuczera</text:span> die eidesstattliche Versicherung unzutreffenderweise als „zivilprozessuale“ Möglichkeit des Schuldners, an eine vollständige Rechnungslegung zu gelangen; vgl. <text:span text:style-name="T1">Schmaltz/Kuczera</text:span>, GRUR 2006, 97 (98).</text:p></text:note-body></text:note></text:span> Dafür spricht neben der Tatsache, dass die eidesstattliche Versicherung im ersten Titel des zweiten Buches unter der Überschrift „Verpflichtung zur Leistung“ geregelt ist, insbesondere auch der Umstand, dass sie nach § 261 BGB auch außerhalb eines Prozesses vor dem Richter der freiwilligen Gerichtsbarkeit<text:alphabetical-index-mark text:string-value="freiwillige Gerichtsbarkeit"/> abgegeben werden kann.<text:span text:style-name="Footnote_20_Symbol"><text:note text:id="ftn571" text:note-class="footnote"><text:note-citation>571</text:note-citation><text:note-body><text:p text:style-name="P22"><text:s/><text:span text:style-name="T1">Zerhusen</text:span>, S. 85; <text:span text:style-name="T1">Bruch</text:span>, S. 153.</text:p></text:note-body></text:note></text:span> Bereits ihrer rechtlichen Natur nach unterscheidet sich die materiellrechtliche eidesstattliche Versicherung daher von der vollstreckungsrechtlichen eidesstattlichen Versicherung nach §§ 807, 883 ZPO, mit welcher der Pflichtige zwar auch nur sein bestes Wissen hinsichtlich der über sein Vermögen bzw. die herausverlangte Sache gemachten Angaben versichert, die aber erst im Rahmen der zwangsweisen Erfüllung bereits eingeklagter Ansprüche abzugeben ist.<text:span text:style-name="Footnote_20_Symbol"><text:note text:id="ftn572" text:note-class="footnote"><text:note-citation>572</text:note-citation><text:note-body><text:p text:style-name="P22"><text:s/><text:span text:style-name="T1">Bruch</text:span>, S. 153 f.; Vor Änderung der Gesetzeslage im Jahre 1970 war für beide Instrumente die Bezeichnung Manifestations- bzw. Offenbarungseid geläufig; vgl. <text:span text:style-name="T1">Bähr</text:span>, S. 280.</text:p></text:note-body></text:note></text:span></text:p>
      <text:p text:style-name="P1"/>
      <text:p text:style-name="P1"/>
      <text:p text:style-name="P1"/>
      <text:h text:style-name="Heading_20_5" text:outline-level="5"><text:span text:style-name="T4">b) Wesen des Anspruchs auf Abgabe einer eidesstattlichen Versicherung </text:span></text:h>
      <text:p text:style-name="P1"/>
      <text:p text:style-name="P1">Bereits der Gesetzgeber war sich bewusst, dass er dem Betroffenen mit der Verpflichtung zur Abgabe einer eidesstattlichen Versicherung eine schwere Verantwortung auferlegt.<text:span text:style-name="Footnote_20_Symbol"><text:note text:id="ftn573" text:note-class="footnote"><text:note-citation>573</text:note-citation><text:note-body><text:p text:style-name="P22"><text:s/>Prot. Bd. 2, S. 784; <text:span text:style-name="T1">Stürner</text:span>, Aufklärungspflicht, S. 350 f.</text:p></text:note-body></text:note></text:span> Schließlich wird durch den Anspruch aus § 259 Abs. 2 BGB das Recht des Gläubigers, vom Schuldner eine Rechnungslegung zu verlangen, mittelbar mit strafrechtlichen Konsequenzen ausgestattet, kann doch der Pflichtige mit Abgabe der eidesstattlichen Versicherung für jede verschuldete Unvollständigkeit bzw. Unrichtigkeit der Angaben strafrechtlich zur Verantwortung gezogen werden (vgl. §§ 156, 163 Abs. 1 StGB).<text:span text:style-name="Footnote_20_Symbol"><text:note text:id="ftn574" text:note-class="footnote"><text:note-citation>574</text:note-citation><text:note-body><text:p text:style-name="P22"><text:s/><text:span text:style-name="T1">Stürner</text:span>, Aufklärungspflicht, S. 350 f.; <text:span text:style-name="T1">Eichmann</text:span>, GRUR 1990, 575 (585); Prot. Bd. 2, S. 784.</text:p></text:note-body></text:note></text:span><text:span text:style-name="Footnote_20_Symbol"> </text:span>Aus diesem Grunde wurde schon nicht jede Verpflichtung zur Rechenschaftsablage<text:alphabetical-index-mark text:string-value="Rechenschaftsablage"/> bzw. Auskunft vom Gesetzgeber mit einem Anspruch auf Abgabe einer eidesstattlichen Versicherung ausgestattet.<text:span text:style-name="Footnote_20_Symbol"><text:note text:id="ftn575" text:note-class="footnote"><text:note-citation>575</text:note-citation><text:note-body><text:p text:style-name="P22"><text:s/><text:span text:style-name="T1">Bruch</text:span>, S. 154.</text:p></text:note-body></text:note></text:span> Dementsprechend beruhen auch sämtliche gesetzlichen Einschränkungen des Anspruchs aus § 259 Abs. 2 BGB - sowohl ausdrücklich normierte<text:span text:style-name="Footnote_20_Symbol"><text:note text:id="ftn576" text:note-class="footnote"><text:note-citation>576</text:note-citation><text:note-body><text:p text:style-name="P22"><text:s/>So ist der Anspruch auf Abgabe einer eidesstattlichen Versicherung zunächst einmal nicht für alle Fälle der Rechenschaftsablage<text:alphabetical-index-mark text:string-value="Rechenschaftsablage"/>, sondern nur für den speziellen Fall der Rechnungslegung vorgesehen. Darüber hinaus wurde der Anspruch aus § 259 Abs. 2 BGB auch durch die Einfügung des Tatbestandsmerkmals „Grund zu der Annahme“, dem Ausschluss des Anspruchs auf eidesstattliche Versicherung nach § 259 Abs. 3 BGB oder auch die Beschränkung der Formel der Versicherung auf die Einnahmen begrenzt.</text:p></text:note-body></text:note></text:span> als auch implizit dem Regelungssystem der Vorschrift zu entnehmende<text:span text:style-name="Footnote_20_Symbol"><text:note text:id="ftn577" text:note-class="footnote"><text:note-citation>577</text:note-citation><text:note-body><text:p text:style-name="P22"><text:s/>So bewirkt die Belegvorlagepflicht eine mittelbare Einschränkung des Anspruchs auf eidesstattliche Versicherung. </text:p></text:note-body></text:note></text:span> - nicht zuletzt auf dem Bestreben, die eidesstattliche Versicherung nur dort vorzusehen, wo sie zum Schutze des Gläubigers unerlässlich ist, um so die Abgabe unnötiger eidesstattlicher Versicherungen zu vermeiden.<text:span text:style-name="Footnote_20_Symbol"><text:note text:id="ftn578" text:note-class="footnote"><text:note-citation>578</text:note-citation><text:note-body><text:p text:style-name="P22"><text:s/><text:span text:style-name="T1">Simonson</text:span>, S. 482 f.; <text:span text:style-name="T1">Dernburg</text:span>, § 39 S. 91 f.; <text:span text:style-name="T1">Zerhusen</text:span>, S. 85; <text:span text:style-name="T1">Kuchinke</text:span>, NJW 1957, 1175 (1177); <text:span text:style-name="T1">Reichel</text:span>, ZZP 37 (1908), 49 (55); <text:span text:style-name="T1">Stürner</text:span>, Aufklärungspflicht, S. 350 f; Prot. Bd. 2 S. 784.</text:p></text:note-body></text:note></text:span></text:p>
      <text:p text:style-name="P1"/>
      <text:p text:style-name="P1"/>
      <text:p text:style-name="P1"/>
      <text:h text:style-name="Heading_20_4" text:outline-level="4"><text:span text:style-name="T4">2. Zweck des Anspruchs auf Abgabe einer eidesstattlichen Versicherung</text:span></text:h>
      <text:p text:style-name="P1"/>
      <text:p text:style-name="P1">Da eine Rechnungslegung nach § 259 BGB regelmäßig eine kalkulatorische Zusammenstellung einer großen Anzahl von Rechnungsposten erfordert, sich die Unterdrückung einzelner Berechnungsfaktoren für den Schuldner aber im Normalfall als vorteilhaft erweisen würde, ist die Versuchung für diesen in der Regel ziemlich groß, die verschiedenen Rechnungsposten im Rahmen der Rechnungslegung ohne Rücksicht auf deren Vollständigkeit zusammenzustellen.<text:span text:style-name="Footnote_20_Symbol"><text:note text:id="ftn579" text:note-class="footnote"><text:note-citation>579</text:note-citation><text:note-body><text:p text:style-name="P22"><text:s/><text:span text:style-name="T1">Göpfert</text:span>, S. 231; <text:span text:style-name="T1">Zerhusen</text:span>, S. 80; <text:span text:style-name="T1">Bruch</text:span>, S. 154; Prot. Bd. 2, S. 784 f.</text:p></text:note-body></text:note></text:span> Den Gläubiger dann aber auf den seinerseits zu erbringenden Beweis der möglicherweise fehlenden Rechnungsposten zu verweisen, wäre genauso unsinnig, wie umgekehrt vom Verpflichteten einen Beweis der Vollständigkeit der gemachten Angaben zu verlangen.<text:span text:style-name="Footnote_20_Symbol"><text:note text:id="ftn580" text:note-class="footnote"><text:note-citation>580</text:note-citation><text:note-body><text:p text:style-name="P22"><text:s/><text:span text:style-name="T1">Bähr</text:span>, S. 274; <text:span text:style-name="T1">Bruch</text:span>, S. 151.</text:p></text:note-body></text:note></text:span> Bei dem Anspruch auf Abgabe einer eidesstattlichen Versicherung aus § 259 Abs. 2 BGB handelt es sich daher um ein notwendiges Korrelat des Anspruchs auf Rechnungslegung.<text:span text:style-name="Footnote_20_Symbol"><text:note text:id="ftn581" text:note-class="footnote"><text:note-citation>581</text:note-citation><text:note-body><text:p text:style-name="P22"><text:s/><text:span text:style-name="T1">Bernsau</text:span>, S. 70; <text:span text:style-name="T1">Treitel</text:span>, S. 42; <text:span text:style-name="T1">Bähr</text:span>, S. 274; <text:span text:style-name="T1">Bruch</text:span>, S. 151; <text:span text:style-name="T1">Kutzner</text:span>, S. 128 f.; <text:span text:style-name="T1">Kuchinke</text:span>, NJW 1957, 1175 (1177); <text:span text:style-name="T1">Stürner</text:span>, Aufklärungspflicht, S. 350; Ohne den Anspruch auf Abgabe einer eidesstattlichen Versicherung wäre die Rechnungslegung ein „Messer ohne Klinge“, vgl. <text:span text:style-name="T1">Bernsau</text:span>, 70; <text:span text:style-name="T1">Treitel</text:span>, S. 42; oder auch ein „leerer Schall, ein Gewölbe ohne Schlussstein“, vgl. <text:span text:style-name="T1">Bähr</text:span>, S. 283; <text:span text:style-name="T1">Zerhusen</text:span>, S. 81.</text:p></text:note-body></text:note></text:span> Auch wenn die eidesstattliche Versicherung aber als „Vollständigkeitsbestätigung“ in gewisser Weise eine (abschließende) Klärung der Verhältnisse anstrebt, soll sie – ebenso wenig wie die Rechnungslegung selbst – nicht zu einer endgültigen Feststellung der Höhe des betreffenden Anspruchs führen;<text:span text:style-name="Footnote_20_Symbol"><text:note text:id="ftn582" text:note-class="footnote"><text:note-citation>582</text:note-citation><text:note-body><text:p text:style-name="P22"><text:s/><text:span text:style-name="T1">Bernsau</text:span>, S. 70; <text:span text:style-name="T1">Bähr</text:span>, S. 274 ff.; <text:span text:style-name="T1">Schollmeyer</text:span>, § 259 BGB S. 55, 57; <text:span text:style-name="T1">Treitel</text:span>, S. 42; <text:span text:style-name="T1">Bruch</text:span>, S. 157; <text:span text:style-name="T1">Banzhaf</text:span>, S. 207; <text:span text:style-name="T1">Zerhusen</text:span>, S. 81.</text:p></text:note-body></text:note></text:span> denn der Berechtigte soll auch noch nach Abgabe der eidesstattlichen Versicherung die Möglichkeit haben, durch den Beweis der objektiven Unvollständigkeit bzw. Unrichtigkeit einen höheren Schaden als nach der Rechnungslegung vorliegend nachzuweisen.<text:span text:style-name="Footnote_20_Symbol"><text:note text:id="ftn583" text:note-class="footnote"><text:note-citation>583</text:note-citation><text:note-body><text:p text:style-name="P22"><text:s/><text:span text:style-name="T1">Banzhaf</text:span>, S. 207; <text:span text:style-name="T1">Schollmeyer</text:span>, § 259 BGB S. 57; <text:span text:style-name="T1">Bähr</text:span>, S. 276; <text:span text:style-name="T1">Zerhusen</text:span>, S. 81.</text:p></text:note-body></text:note></text:span> Damit ist der Zweck der Verpflichtung aus § 259 Abs. 2 BGB aber im Ergebnis darin zu sehen, dem Gläubiger seinem Anspruch entsprechend eine subjektiv vollständige und richtige Rechnungslegung zu sichern und ihm insoweit zumindest ein gewisses Maß an Gewissheit zu verschaffen.<text:span text:style-name="Footnote_20_Symbol"><text:note text:id="ftn584" text:note-class="footnote"><text:note-citation>584</text:note-citation><text:note-body><text:p text:style-name="P22"><text:s/><text:span text:style-name="T1">Bruch</text:span>, S. 154, 157; <text:span text:style-name="T1">Jäntsch</text:span>, S. 50; <text:span text:style-name="T1">Treitel</text:span>, S. 61; <text:span text:style-name="T1">Bernsau</text:span>, S. 70; <text:span text:style-name="T1">Bähr</text:span>, S. 274 f.; <text:span text:style-name="T1">Schollmeyer</text:span>, § 259 BGB S. 55.</text:p></text:note-body></text:note></text:span> Dementsprechend bestätigt der Pflichtige mit Abgabe der Versicherung an Eides statt auch nicht, dass die Rechnung ausnahmslos alle Angaben enthält, die für den Berechtigten rechtserheblich sind, und damit objektiv zutreffend ist, sondern nur, dass er zum fraglichen Zeitpunkt „nach bestem Wissen“ nicht in der Lage war, eine vollständigere und damit auch richtigere Rechnung zu legen.<text:span text:style-name="Footnote_20_Symbol"><text:note text:id="ftn585" text:note-class="footnote"><text:note-citation>585</text:note-citation><text:note-body><text:p text:style-name="P22"><text:s/><text:span text:style-name="T1">Zerhusen</text:span>, S. 78; <text:span text:style-name="T1">Winkler</text:span>, S. 129; <text:span text:style-name="T1">Schollmeyer</text:span>, § 259 BGB S. 57; <text:span text:style-name="T1">Bruch</text:span>, S. 153; <text:span text:style-name="T1">Bähr</text:span>, S. 275 f.; MK/<text:span text:style-name="T1">Krüger</text:span>, § 259 BGB Rn. 42; vgl. auch OLG Köln in GRUR 1970, 525 - Offenbarungseid. </text:p></text:note-body></text:note></text:span> Infolgedessen führt auch die Bestätigung einer offenbar unvollständigen bzw. unrichtigen Zusammenstellung der Rechnungsposten durch eidesstattliche Versicherung nicht zu einer Strafbarkeit nach §§ 156, 163 Abs. 1 StGB, sofern nur der Verpflichtete zur Vervollständigung bzw. Berichtigung außerstande war.<text:span text:style-name="Footnote_20_Symbol"><text:note text:id="ftn586" text:note-class="footnote"><text:note-citation>586</text:note-citation><text:note-body><text:p text:style-name="P22"><text:s/><text:span text:style-name="T1">Bähr</text:span>, S. 275 f.; <text:span text:style-name="T1">Zerhusen</text:span>, S. 78, 81.</text:p></text:note-body></text:note></text:span> Der Anspruch aus § 259 Abs. 2 BGB eröffnet dem Gläubiger also nicht die Möglichkeit, die Vollständigkeit und Richtigkeit der Rechnungsangaben sachlich nachzuprüfen, sondern soll diesem durch Verpflichtung des Schuldners zur „Übernahme einer Garantie“ eine gewissenhafte und bis an die Grenze des subjektiven Leistungsvermögens erfolgende Rechnungslegung verschaffen. Dabei soll die Verpflichtung zur Abgabe einer eidesstattlichen Versicherung in erster Linie als moralisches Druckmittel wirken, das den Verpflichteten an seine Pflicht erinnert und ihn durch Beeinflussung seines Gewissens, durch „Mahnung an Anstand und Ehre“<text:span text:style-name="Footnote_20_Symbol"><text:note text:id="ftn587" text:note-class="footnote"><text:note-citation>587</text:note-citation><text:note-body><text:p text:style-name="P22"><text:s/>Vgl. <text:span text:style-name="T1">Bauer</text:span>, S. 97; <text:span text:style-name="T1">Loewenthal</text:span>, S. 1; <text:span text:style-name="T1">Thudichum</text:span>, S. 2; Es wird also in gewissem Sinne die bürgerliche Ehre „verpfändet“.</text:p></text:note-body></text:note></text:span> zu einer ordnungsgemäßen Rechnungslegung bewegt.<text:span text:style-name="Footnote_20_Symbol"><text:note text:id="ftn588" text:note-class="footnote"><text:note-citation>588</text:note-citation><text:note-body><text:p text:style-name="P22"><text:s/><text:span text:style-name="T1">Bernsau</text:span>, S. 70; <text:span text:style-name="T1">Bruch</text:span>, S. 151, 154; <text:span text:style-name="T1">Bauer</text:span>, S. 3; HRG/<text:span text:style-name="T1">Kornblum</text:span>, Sp. 863; Die Zwangswirkung soll zwar nicht ausschließlich, aber doch vornehmlich dadurch erreicht werden, dass die Abgabe der eidesstattlichen Versicherung „feierlicher“ ist als der Alltag; vgl. <text:span text:style-name="T1">Loewenthal</text:span>, S. 34 f.</text:p></text:note-body></text:note></text:span> Weil aber dieser durch die eidesstattliche Versicherung ausgeübte Gewissenszwang nur in begrenztem Umfang Wirkung zu entfalten vermag, ist der Anspruch aus § 259 Abs. 2 BGB zusätzlich noch mit einer darüber hinaus gehenden Verstärkung durch die Strafandrohung der §§ 156, 163 Abs. 1 StGB ausgestattet.<text:span text:style-name="Footnote_20_Symbol"><text:note text:id="ftn589" text:note-class="footnote"><text:note-citation>589</text:note-citation><text:note-body><text:p text:style-name="P22"><text:s/><text:span text:style-name="T1">Gernhuber</text:span>, S. 586; vgl. auch <text:span text:style-name="T1">Thudichum</text:span>, S. 2; <text:span text:style-name="T1">Bauer</text:span>, S. 97; <text:span text:style-name="T1">Wiume</text:span>, S. 255; Daneben kommt – wenn Vorsatz nachweisbar ist – selbstverständlich auch eine Strafbarkeit wegen (versuchtem) Betrug nach § 263 StGB durch unvollständige oder unrichtige Rechnungslegung in Betracht; vgl. <text:span text:style-name="T1">Schmaltz/Kuczera</text:span>, GRUR 2006, 97 (104).</text:p></text:note-body></text:note></text:span> Denn nur wenn der Verpflichtete damit rechnen muss, für seine Angaben auch strafrechtlich zur Verantwortung gezogen zu werden, ist – angesichts des häufigen Widerstreits mit eigenen Interessen - wenigstens eine gewisse Gewähr für eine ordnungsgemäße Rechnungslegung gegeben.<text:span text:style-name="Footnote_20_Symbol"><text:note text:id="ftn590" text:note-class="footnote"><text:note-citation>590</text:note-citation><text:note-body><text:p text:style-name="P22"><text:s/><text:span text:style-name="T1">Stürner</text:span>, Aufklärungspflicht, S. 350.</text:p></text:note-body></text:note></text:span> </text:p>
      <text:p text:style-name="P1"/>
      <text:p text:style-name="P1"/>
      <text:p text:style-name="P1"/>
      <text:h text:style-name="Heading_20_4" text:outline-level="4"><text:span text:style-name="T4">3. Voraussetzungen des Anspruchs auf Abgabe einer eidesstattlichen Versicherung</text:span></text:h>
      <text:p text:style-name="P10"/>
      <text:p text:style-name="P1">Dem Wortlaut sowie dem Zweck des § 259 Abs. 2 BGB entsprechend folgt die eidesstattliche Versicherung der Rechnungslegung wesensmäßig nach, d. h. sie kann – wie es auch der Natur der Sache entspricht - als zweite Stufe erst gefordert werden, wenn Rechnung gelegt ist<text:span text:style-name="Footnote_20_Symbol"><text:note text:id="ftn591" text:note-class="footnote"><text:note-citation>591</text:note-citation><text:note-body><text:p text:style-name="P22"><text:s/>MK/<text:span text:style-name="T1">Krüger</text:span>, § 259 BGB Rn. 38; <text:span text:style-name="T1">Bernsau</text:span>, S. 72; <text:span text:style-name="T1">Bruch</text:span>, S. 158; <text:span text:style-name="T1">Simonson</text:span>, S. 483; <text:span text:style-name="T1">Eichmann</text:span>, GRUR 1990, 575 (583); <text:span text:style-name="T1">Mühlens</text:span>, CR 1990, 433 (437); BGHZ 32, 302 (306).</text:p></text:note-body></text:note></text:span> und die Angaben überhaupt eine Versicherung ihrer Vollständigkeit und Richtigkeit an Eides statt zulassen.<text:span text:style-name="Footnote_20_Symbol"><text:note text:id="ftn592" text:note-class="footnote"><text:note-citation>592</text:note-citation><text:note-body><text:p text:style-name="P22"><text:s/><text:span text:style-name="T1">Pastor</text:span> in Reimer, S. 317, 322; Angaben wie z. B. „von wem das Erzeugnis stammt, sage ich nicht“ erfüllen diese Voraussetzung nicht.</text:p></text:note-body></text:note></text:span> Obwohl also insoweit die Voraussetzungen des Anspruchs auf Abgabe einer eidesstattlichen Versicherung mit den Voraussetzungen des Rechnungslegungsanspruchs identisch sind, handelt es sich beim Anspruch aus § 259 Abs. 2 BGB dennoch um eine selbstständige Verpflichtung mit eigenständigen, weitergehenden Voraussetzungen.<text:span text:style-name="Footnote_20_Symbol"><text:note text:id="ftn593" text:note-class="footnote"><text:note-citation>593</text:note-citation><text:note-body><text:p text:style-name="P22"><text:s/><text:span text:style-name="T1">Eichmann</text:span>, GRUR 1990, 575 (583); <text:span text:style-name="T1">Wiume</text:span>, S. 256; Soergel/<text:span text:style-name="T1">Wolf</text:span>, § 259 BGB Rn. 41; <text:span text:style-name="T1">Bruch</text:span>, S. 150.</text:p></text:note-body></text:note></text:span> Dies erscheint nicht nur deshalb gerechtfertigt, weil dem Rechnungslegungsschuldner durch den Anspruch aus § 259 Abs. 2 BGB immerhin eine strafbewehrte Sorgfaltspflicht auferlegt wird, sondern gerade auch, weil Rechnungslegung (und Belegvorlage) bereits selbst in gewissem Umfang Gewähr für die Vollständigkeit und Richtigkeit der Angaben bieten, somit für den Anspruch auf Abgabe der eidesstattlichen Versicherung als zusätzliche, strafrechtlich bewehrte Vollständigkeits- und Richtigkeitsgewähr schon ein besonders zu begründender Verdacht vorliegen muss.<text:span text:style-name="Footnote_20_Symbol"><text:note text:id="ftn594" text:note-class="footnote"><text:note-citation>594</text:note-citation><text:note-body><text:p text:style-name="P22"><text:s/><text:span text:style-name="T1">Stürner</text:span>, Aufklärungspflicht, S. 350 f.; <text:span text:style-name="T1">Bähr</text:span>, S. 282 f.; <text:span text:style-name="T1">Wiume</text:span>, S. 254.</text:p></text:note-body></text:note></text:span></text:p>
      <text:p text:style-name="P1"/>
      <text:p text:style-name="P1"/>
      <text:h text:style-name="Heading_20_5" text:outline-level="5"><text:span text:style-name="T4">a) Verdacht mangelnder Sorgfalt</text:span> </text:h>
      <text:p text:style-name="P1"/>
      <text:p text:style-name="P1">Obwohl die Rechnungslegung in erster Linie den Interessen des Rechnungsherrn zu dienen bestimmt ist, verpflichtet nicht bereits das auf einem bloß subjektiven Verdacht beruhende, nicht näher substantiierte Verlangen des Berechtigten den Rechnungsleger zur Abgabe einer eidesstattlichen Versicherung, sondern ein derartiger Anspruch ist erst dann gegeben, wenn Grund zu der Annahme besteht, dass die in der Rechnung enthaltenen Angaben nicht mit der erforderlichen Sorgfalt gemacht worden sind.<text:span text:style-name="Footnote_20_Symbol"><text:note text:id="ftn595" text:note-class="footnote"><text:note-citation>595</text:note-citation><text:note-body><text:p text:style-name="P22"><text:s/><text:span text:style-name="T1">Zerhusen</text:span>, S. 87; <text:span text:style-name="T1">Kuchinke</text:span>, NJW 1957, 1175 (1177); MK/<text:span text:style-name="T1">Krüger</text:span>, § 259 BGB Rn. 38; <text:span text:style-name="T1">Winkler</text:span>, S. 128; <text:span text:style-name="T1">Baumgärtel</text:span>, § 259 Rn. 2; <text:span text:style-name="T1">Bernsau</text:span>, S. 71; <text:span text:style-name="T1">Schollmeyer</text:span>, § 259 BGB S. 55.</text:p></text:note-body></text:note></text:span> Entsprechend dem Wortlaut des § 259 Abs. 2 BGB braucht der Berechtigte aber nicht tatsächliche Unsorgfältigkeiten der Rechnungslegung substantiiert vorzutragen und erforderlichenfalls zu beweisen, sondern nur solche Tatsachen bzw. Anhaltspunkte, die einen entsprechenden Schluss, also den Verdacht eines Mangels an Sorgfalt nahe legen.<text:span text:style-name="Footnote_20_Symbol"><text:note text:id="ftn596" text:note-class="footnote"><text:note-citation>596</text:note-citation><text:note-body><text:p text:style-name="P22"><text:s/><text:span text:style-name="T1">Harmsen</text:span>, Anmerk. zu BGH in GRUR 1960, 247 (249) - Krankenwagen; MK/<text:span text:style-name="T1">Krüger</text:span>, § 259 BGB Rn. 39; <text:span text:style-name="T1">Banzhaf</text:span>, S. 206; <text:span text:style-name="T1">Baumgärtel</text:span>, § 259 Rn. 2; <text:span text:style-name="T1">Mühlens</text:span>, CR 1990, 433 (437); <text:span text:style-name="T1">v. Weichs/Foerstl</text:span>, ZUM 2000, 897 (902); <text:span text:style-name="T1">Gernhuber</text:span>, S. 588 f.; Soergel/<text:span text:style-name="T1">Wolf</text:span>, § 259 BGB Rn. 42 f.; <text:span text:style-name="T1">Harte-Bavendamm</text:span>, Markenpiraterie, § 5 Rn. 60; <text:span text:style-name="T1">Stürner</text:span>, Aufklärungspflicht, S. 351.</text:p></text:note-body></text:note></text:span> Einen Anspruch auf Abgabe einer eidesstattlichen Versicherung hat der Berechtigte somit nur dann, wenn aufgrund einer objektiven Grundlage – unter Berücksichtigung der allgemeinen Lebenserfahrung - begründeter Anlass zu Zweifeln gegeben ist;<text:span text:style-name="Footnote_20_Symbol"><text:note text:id="ftn597" text:note-class="footnote"><text:note-citation>597</text:note-citation><text:note-body><text:p text:style-name="P22"><text:s/><text:span text:style-name="T1">Kuchinke</text:span>, NJW 1957, 1175 (1177); <text:span text:style-name="T1">Eichmann</text:span>, GRUR 1990, 575 (583); Benkard/<text:span text:style-name="T1">Rogge/Grabinski</text:span>, § 139 PatG Rn. 89; Palandt/<text:span text:style-name="T1">Heinrichs</text:span>, §§ 259 ff. BGB Anm. 6a; <text:span text:style-name="T1">Gernhuber</text:span>, S. 588.</text:p></text:note-body></text:note></text:span> ob der Verdacht begründet ist, ist also letztlich eine Wertungsfrage.<text:span text:style-name="Footnote_20_Symbol"><text:note text:id="ftn598" text:note-class="footnote"><text:note-citation>598</text:note-citation><text:note-body><text:p text:style-name="P22"><text:s/><text:span text:style-name="T1">Winkler</text:span>, S. 128 f.</text:p></text:note-body></text:note></text:span> Mit Rücksicht auf die Informationsnot des Berechtigten dürfen die Anforderungen an den „Grund zu der Annahme“ dabei allerdings nicht überspannt werden.<text:span text:style-name="Footnote_20_Symbol"><text:note text:id="ftn599" text:note-class="footnote"><text:note-citation>599</text:note-citation><text:note-body><text:p text:style-name="P22"><text:s/><text:span text:style-name="T1">Stürner</text:span>, Aufklärungspflicht, S. 350 f.; <text:span text:style-name="T1">Wiume</text:span>, S. 256; Insoweit problematisch <text:span text:style-name="T1">Schramm/Popp</text:span>, S. 256, die hinsichtlich des erforderlichen begründeten Verdachts einen Zweifel weitgehend ausschaltenden Nachweis verlangen.</text:p></text:note-body></text:note></text:span> </text:p>
      <text:p text:style-name="P1">(Objektive) Anhaltspunkte für einen Mangel an Sorgfalt können sich, nicht zuletzt weil die Rechnungslegung mit ihrer geordneten Zusammenstellung der einzelnen Rechnungsposten gerade darauf ausgerichtet ist, dem Berechtigten eine (Schlüssigkeits-<text:alphabetical-index-mark text:string-value="Schlüssigkeitsprüfung"/>)Prüfung der einzelnen Angaben zum Zwecke der Aufdeckung von Ungereimtheiten zu ermöglichen, zunächst aus der Rechnungslegung selbst ergeben.<text:span text:style-name="Footnote_20_Symbol"><text:note text:id="ftn600" text:note-class="footnote"><text:note-citation>600</text:note-citation><text:note-body><text:p text:style-name="P22"><text:s/>MK/<text:span text:style-name="T1">Krüger</text:span>, § 259 BGB Rn. 39.</text:p></text:note-body></text:note></text:span> So genügt der Nachweis von Unvollständigkeiten oder Unrichtigkeiten der Rechnungslegung – in Übereinstimmung mit dem subjektiv begrenzten Anspruchsinhalt – zwar nicht immer,<text:span text:style-name="Footnote_20_Symbol"><text:note text:id="ftn601" text:note-class="footnote"><text:note-citation>601</text:note-citation><text:note-body><text:p text:style-name="P22"><text:s/>„…wie beispielsweise in Fällen entschuldbarer Unkenntnis oder unverschuldeten Irrtums…“; vgl. Palandt/<text:span text:style-name="T1">Heinrichs</text:span>, §§ 259 ff. BGB Rn. 30; <text:span text:style-name="T1">Gernhuber</text:span>, S. 589.</text:p></text:note-body></text:note></text:span> er ist und bleibt aber das häufigste (und vielversprechendste) Indiz eines Mangels an Sorgfalt;<text:span text:style-name="Footnote_20_Symbol"><text:note text:id="ftn602" text:note-class="footnote"><text:note-citation>602</text:note-citation><text:note-body><text:p text:style-name="P22"><text:s/><text:span text:style-name="T1">Gernhuber</text:span>, S. 588 f.</text:p></text:note-body></text:note></text:span> aus diesem Grunde sollte der Verletzte daher seine Kenntnis über mehrere Verletzungsfälle – so weit möglich – erst nach erfolgter Rechnungslegung offenbaren.<text:span text:style-name="Footnote_20_Symbol"><text:note text:id="ftn603" text:note-class="footnote"><text:note-citation>603</text:note-citation><text:note-body><text:p text:style-name="P22"><text:s/><text:span text:style-name="T1">Schramm</text:span>, Grundlagenforschung, S. 257; <text:span text:style-name="T1">Banzhaf</text:span>, S. 206.</text:p></text:note-body></text:note></text:span> Daneben kann sich in Anbetracht der regelmäßig bestehenden Belegvorlageverpflichtung aber auch aus der ungenügenden Substantiierung der Angaben - etwa in Verbindung mit der Behauptung, keine Unterlagen mehr zu besitzen oder ein belegloses Bargeschäft<text:alphabetical-index-mark text:string-value="Bargeschäft"/> geführt zu haben - ein Anhaltspunkt für einen Sorgfaltsmangel ergeben.<text:span text:style-name="Footnote_20_Symbol"><text:note text:id="ftn604" text:note-class="footnote"><text:note-citation>604</text:note-citation><text:note-body><text:p text:style-name="P22"><text:s/><text:span text:style-name="T1">Bernsau</text:span>, S. 71; <text:span text:style-name="T1">Wiume</text:span>, S. 258.</text:p></text:note-body></text:note></text:span> Schließlich ist in diesem Zusammenhang auch das gesamte (sonstige), insbesondere das frühere Verhalten des Pflichtigen im Zusammenhang mit der Rechnungslegung zu berücksichtigen.<text:span text:style-name="Footnote_20_Symbol"><text:note text:id="ftn605" text:note-class="footnote"><text:note-citation>605</text:note-citation><text:note-body><text:p text:style-name="P22"><text:s/><text:span text:style-name="T1">Harmsen</text:span>, Anmerk. zu BGH in GRUR 1960, 247 (249); Palandt/<text:span text:style-name="T1">Heinrichs</text:span>, §§ 259 ff. BGB Rn. 30.</text:p></text:note-body></text:note></text:span> Insoweit können mehrfach vorgenommene Ergänzungen und Berichtigungen einer zunächst unvollständig, ungenau oder unrichtig gelegten Rechnung oder das hartnäckige Bestreiten jedweden Zahlungsanspruch als tatsächliche Anhaltspunkte für Nachlässigkeiten gewertet werden.<text:span text:style-name="Footnote_20_Symbol"><text:note text:id="ftn606" text:note-class="footnote"><text:note-citation>606</text:note-citation><text:note-body><text:p text:style-name="P22"><text:s/><text:span text:style-name="T1">Stürner</text:span>, Aufklärungspflicht, S. 351; <text:span text:style-name="T1">Eichmann</text:span>, GRUR 1990, 575 (583); <text:span text:style-name="T1">Banzhaf</text:span>, 206; <text:span text:style-name="T1">Wiume</text:span>, S. 256; MK/<text:span text:style-name="T1">Krüger</text:span>, § 259 BGB Rn. 39; <text:span text:style-name="T1">Harmsen</text:span>, Anmerk. zu BGH in GRUR 1960, 247 (249); <text:span text:style-name="T1">Winkler</text:span>, S. 128; <text:span text:style-name="T1">Baumgärtel</text:span>, § 259 Rn. 2.</text:p></text:note-body></text:note></text:span></text:p>
      <text:p text:style-name="P1"/>
      <text:p text:style-name="P1"/>
      <text:p text:style-name="P1"/>
      <text:h text:style-name="Heading_20_5" text:outline-level="5"><text:span text:style-name="T4">b) Kein Ausschluss nach § 259 Abs. 3 BGB</text:span></text:h>
      <text:p text:style-name="P10"/>
      <text:p text:style-name="P1">Nach § 259 Abs. 3 BGB ist – gewissermaßen als Ausfluss der Verhältnismäßigkeit im engeren Sinne - in Angelegenheiten von geringer Bedeutung ein Anspruch auf Abgabe einer eidesstattlichen Versicherung ausgeschlossen.<text:span text:style-name="Footnote_20_Symbol"><text:note text:id="ftn607" text:note-class="footnote"><text:note-citation>607</text:note-citation><text:note-body><text:p text:style-name="P22"><text:s/><text:span text:style-name="T1">Zerhusen</text:span>, S. 93; <text:span text:style-name="T1">Schollmeyer</text:span>, § 259 BGB S. 56; Soergel/<text:span text:style-name="T1">Wolf</text:span>, § 259 BGB Rn. 1; vgl. <text:span text:style-name="T1">Jäntsch</text:span>, S. 49.</text:p></text:note-body></text:note></text:span> Die Frage, ob im konkreten Fall eine Angelegenheit von geringer Bedeutung vorliegt, ist dabei vom Gericht nicht auf der Grundlage eines absoluten Standpunkts, sondern nach den Umständen des einzelnen Falles unter Berücksichtigung von Treu und Glauben zu entscheiden.<text:span text:style-name="Footnote_20_Symbol"><text:note text:id="ftn608" text:note-class="footnote"><text:note-citation>608</text:note-citation><text:note-body><text:p text:style-name="P22"><text:s/><text:span text:style-name="T1">Bruch</text:span>, S. 157; <text:span text:style-name="T1">Treitel</text:span>, S. 46; <text:span text:style-name="T1">Reichel</text:span>, ZZP 37 (1908), 49 (55); <text:span text:style-name="T1">Schollmeyer</text:span>, § 259 BGB S. 56; <text:span text:style-name="T1">Zerhusen</text:span>, S. 93; Prot. Bd. 2, S. 786.</text:p></text:note-body></text:note></text:span> So wird geringe Bedeutung etwa dann anzunehmen sein, wenn sich die Angelegenheit insgesamt als unbedeutend darstellt oder der beanstandeten Unvollständigkeit kein Gewicht beizumessen ist.<text:span text:style-name="Footnote_20_Symbol"><text:note text:id="ftn609" text:note-class="footnote"><text:note-citation>609</text:note-citation><text:note-body><text:p text:style-name="P22"><text:s/>MK/<text:span text:style-name="T1">Krüger</text:span>, § 259 BGB Rn. 43; Palandt/<text:span text:style-name="T1">Heinrichs</text:span>, §§ 259 ff. BGB Rn. 31; <text:span text:style-name="T1">Gernhuber</text:span>, S. 586.</text:p></text:note-body></text:note></text:span> Dass eine Angelegenheit von geringer Bedeutung vorliegt, ist vom Verpflichteten darzulegen und zu beweisen.<text:span text:style-name="Footnote_20_Symbol"><text:note text:id="ftn610" text:note-class="footnote"><text:note-citation>610</text:note-citation><text:note-body><text:p text:style-name="P22"><text:s/><text:span text:style-name="T1">Zerhusen</text:span>, S. 94; a. A. <text:span text:style-name="T1">Baumgärtel</text:span>, § 259 Rn. 4; <text:span text:style-name="T1">Leonhard</text:span>, S. 320; <text:span text:style-name="T1">Dernburg</text:span>, § 39 S. 91f, die die Darlegungs- und Beweislast beim Gläubiger sehen; insoweit unentschlossen <text:span text:style-name="T1">Bruch</text:span>, S. 157.</text:p></text:note-body></text:note></text:span> </text:p>
      <text:p text:style-name="P1"/>
      <text:p text:style-name="P10"/>
      <text:p text:style-name="P10"/>
      <text:h text:style-name="Heading_20_4" text:outline-level="4"><text:span text:style-name="T4">4. Inhalt des Anspruchs auf Abgabe einer eidesstattlichen Versicherung</text:span></text:h>
      <text:p text:style-name="P1"/>
      <text:p text:style-name="P1">Wesentlicher Gegenstand der eidesstattlichen Versicherung ist grundsätzlich die konkret in Frage stehende Rechnung.<text:span text:style-name="Footnote_20_Symbol"><text:note text:id="ftn611" text:note-class="footnote"><text:note-citation>611</text:note-citation><text:note-body><text:p text:style-name="P22"><text:s/><text:span text:style-name="T1">Eichmann</text:span>, GRUR 1990, 575 (585).</text:p></text:note-body></text:note></text:span> So bezieht sich die in § 259 Abs. 2 BGB festgelegte Formel der eidesstattlichen Versicherung zwar unmittelbar auf den in § 259 Abs. 1 BGB genannten Gegenstand, jedoch wird dem Gericht über § 261 Abs. 2 BGB grundsätzlich eine Anpassung der Formel an die jeweiligen Umstände gestattet.<text:span text:style-name="Footnote_20_Symbol"><text:note text:id="ftn612" text:note-class="footnote"><text:note-citation>612</text:note-citation><text:note-body><text:p text:style-name="P22"><text:s/>BGH in GRUR 1984, 728 (730) – Dampffrisierstab II; <text:span text:style-name="T1">Winkler</text:span>, S. 131 f.; Auch bei der auf einen anderen Informationsgegenstand gerichteten Vorschrift des § 260 BGB handelt es sich im Ergebnis um nichts anderes als eine vom Gesetzgeber vorgenommene Anpassung.</text:p></text:note-body></text:note></text:span> Insbesondere wenn einzelne der mitzuteilenden Tatsachen mit gewissen Unsicherheiten verbunden sind, kann dem also durch entsprechend vorsichtige Formulierung der eidesstattlichen Versicherung Rechnung getragen werden, so dass der Pflichtige insoweit das Risiko vermeiden kann, wegen fahrlässig unrichtiger Erklärung belangt zu werden.<text:span text:style-name="Footnote_20_Symbol"><text:note text:id="ftn613" text:note-class="footnote"><text:note-citation>613</text:note-citation><text:note-body><text:p text:style-name="P22"><text:s/><text:span text:style-name="T1">Harte-Bavendamm</text:span>, Markenpiraterie, § 5 Rn. 63.</text:p></text:note-body></text:note></text:span> Ist die Formel der Versicherung dann dem jeweiligen geschuldeten Inhalt der Rechnungslegung angepasst, garantiert der Versichernde mit Abgabe der eidesstattlichen Versicherung, dass er die im Rahmen der fraglichen Rechnungslegung erforderlichen Angaben „nach bestem Wissen so vollständig angegeben habe, als er dazu imstande sei“ (vgl. § 259 Abs. 2 BGB);<text:span text:style-name="Footnote_20_Symbol"><text:note text:id="ftn614" text:note-class="footnote"><text:note-citation>614</text:note-citation><text:note-body><text:p text:style-name="P22"><text:s/><text:span text:style-name="T1">Gernhuber</text:span>, S. 586; <text:span text:style-name="T1">Kraßer</text:span>, Patentrecht, S. 894; Benkard/<text:span text:style-name="T1">Rogge/Grabinski</text:span>, § 139 PatG Rn. 91; <text:span text:style-name="T1">Winkler</text:span>, S. 129; <text:span text:style-name="T1">Eichmann</text:span>, GRUR 1990, 575 (584); BGH in GRUR 1962, 398 (400 f.) – Kreuzbodenventilsäcke II.</text:p></text:note-body></text:note></text:span> die Richtigkeit der Angaben wird somit zwar nicht ausdrücklich vom Wortlaut des Gesetzes erfasst, sie ist aber Bestandteil der Vollständigkeit, denn mit der möglichsten Vollständigkeit der Rechnung garantiert die eidesstattliche Versicherung auch die möglichste Richtigkeit der Angaben.<text:span text:style-name="Footnote_20_Symbol"><text:note text:id="ftn615" text:note-class="footnote"><text:note-citation>615</text:note-citation><text:note-body><text:p text:style-name="P22"><text:s/>MK/<text:span text:style-name="T1">Krüger</text:span>, § 259 BGB Rn. 42; <text:span text:style-name="T1">Zerhusen</text:span>, S. 81 f.; Benkard/<text:span text:style-name="T1">Rogge</text:span>, § 140 b PatG Rn. 8; <text:span text:style-name="T1">Eichmann</text:span>, GRUR 1990, 575 (585).</text:p></text:note-body></text:note></text:span> Durch Abgabe der eidesstattlichen Versicherung übernimmt der Versichernde also die strafrechtliche Verantwortung für die Vollständigkeit und Richtigkeit der Rechnung. Folglich kann zwar die Rechnungslegung durch einen Mitarbeiter des Pflichtigen vorbereitet und – sofern sich der Pflichtige die Angaben zu Eigen macht – auch erteilt werden, jedoch ist die Abgabe der eidesstattlichen Versicherung als höchstpersönliche Pflicht grundsätzlich vom Pflichtigen selbst zu erfüllen.<text:span text:style-name="Footnote_20_Symbol"><text:note text:id="ftn616" text:note-class="footnote"><text:note-citation>616</text:note-citation><text:note-body><text:p text:style-name="P22"><text:s/>Bamberger/Roth/<text:span text:style-name="T1">Grüneberg</text:span>, § 259 BGB Rn. 22; MK/<text:span text:style-name="T1">Krüger</text:span>, § 259 BGB Rn. 38, 41; <text:span text:style-name="T1">Eichmann</text:span>, GRUR 1990, 575 (576, 584); Soergel/<text:span text:style-name="T1">Wolf</text:span>, § 259 BGB Rn. 46; Staudinger/<text:span text:style-name="T1">Selb</text:span>, § 259 BGB Rn. 24; <text:span text:style-name="T1">Bernsau</text:span>, S. 72; <text:span text:style-name="T1">Stürner</text:span>, Aufklärungspflicht, S. 350; <text:span text:style-name="T1">Winkler</text:span>, S. 129.</text:p></text:note-body></text:note></text:span> Schließlich kann nur der Pflichtige selbst – durch Gewissensappell und Androhung strafrechtlicher Sanktionen – an seine Pflicht gemahnt und bei schuldhaft falscher eidesstattlicher Versicherung strafrechtlich zur Verantwortung gezogen werden. </text:p>
      <text:p text:style-name="P1">Fraglich ist allerdings, ob an diesem Grundsatz auch bei arbeitsteilig organisierten größeren Unternehmen festzuhalten ist, inwiefern es also zweckdienlich ist, der Unternehmensleitung die strafrechtliche Verantwortung für die Vollständigkeit und Richtigkeit der Rechnung zuzuweisen. Entscheidend dafür ist, inwieweit der Unternehmensleitung eine schuldhafte Verletzung ihrer Sorgfaltspflicht vorgeworfen werden kann.<text:span text:style-name="Footnote_20_Symbol"><text:note text:id="ftn617" text:note-class="footnote"><text:note-citation>617</text:note-citation><text:note-body><text:p text:style-name="P22"><text:s/>Vgl. BGH in NJW 1971, 657; <text:span text:style-name="T1">Brandi-Dohrn</text:span>, GRUR 1999, 131.</text:p></text:note-body></text:note></text:span> Schließlich liegt es auf der Hand, dass gerade bei Großunternehmen Vorstand bzw. Geschäftsführung relativ detailfern sein werden, so dass sie hinsichtlich der in Frage stehenden Rechnung von sich aus kaum über eigenes präzises Wissen und die genauen Zahlen verfügen werden.<text:span text:style-name="Footnote_20_Symbol"><text:note text:id="ftn618" text:note-class="footnote"><text:note-citation>618</text:note-citation><text:note-body><text:p text:style-name="P22"><text:s/><text:span text:style-name="T1">Brandi-Dohrn</text:span>, GRUR 1999, 131.</text:p></text:note-body></text:note></text:span> Eine Ausnahme vom Grundsatz der Höchstpersönlichkeit<text:alphabetical-index-mark text:string-value="Höchstpersönlichkeit"/> – etwa unter dem Gesichtspunkt von Treu und Glauben – wäre zumindest auch denkbar,<text:span text:style-name="Footnote_20_Symbol"><text:note text:id="ftn619" text:note-class="footnote"><text:note-citation>619</text:note-citation><text:note-body><text:p text:style-name="P22"><text:s/>Schließlich ist die Pflicht zur Abgabe der eidesstattlichen Versicherung nicht so höchstpersönlich, dass sie nicht auf die Erben übergehen könnte; vgl. <text:span text:style-name="T1">Brandi-Dohrn</text:span>, GRUR 1999, 131 (132); MK/<text:span text:style-name="T1">Krüger</text:span>, § 259 BGB Rn. 41; Bamberger/Roth/<text:span text:style-name="T1">Grüneberg</text:span>, § 259 BGB Rn. 22.</text:p></text:note-body></text:note></text:span> käme aber nur dann in Betracht, wenn auf diese Weise mit der eidesstattlichen Versicherung eine nachhaltigere Vollständigkeits- und Richtigkeitsgewähr zu erreichen wäre als durch Einhaltung strikter Höchstpersönlichkeit.<text:span text:style-name="Footnote_20_Symbol"><text:note text:id="ftn620" text:note-class="footnote"><text:note-citation>620</text:note-citation><text:note-body><text:p text:style-name="P22"><text:s/>Ein grundsätzliches Weigerungsrecht des Schuldners steht insoweit nicht zur Debatte. Anderenfalls könnte sich dieser durch die kaum nachprüfbare Behauptung seiner Unkenntnis einer Vollstreckung nach § 889 ZPO regelmäßig entziehen. </text:p></text:note-body></text:note></text:span> Davon kann aber im vorliegenden Zusammenhang kaum ausgegangen werden. Zwar wird derjenige, der die Rechnung zusammengestellt hat, grundsätzlich über die meiste Sachnähe und die detailliertesten Kenntnisse verfügen und sich damit auf den ersten Blick am ehesten dazu eignen, die Verantwortung für den Inhalt der Rechnung zu übernehmen.<text:span text:style-name="Footnote_20_Symbol"><text:note text:id="ftn621" text:note-class="footnote"><text:note-citation>621</text:note-citation><text:note-body><text:p text:style-name="P22"><text:s/>Vgl. <text:span text:style-name="T1">Brandi-Dohrn</text:span>, GRUR 1999, 131 (132).</text:p></text:note-body></text:note></text:span> Jedoch darf dabei nicht vergessen werden, dass eigentlich die Unternehmensleitung zur Rechnungslegung verpflichtet ist. Diese kann sich daher nicht einfach darauf beschränken, die durch ihre Mitarbeiter zusammengestellte Rechnung lediglich gutgläubig entgegenzunehmen. So kann durchaus verlangt werden, dass sie, soweit es ihr möglich und zumutbar ist, bereits während der Erstellung der Rechnung sicherstellt, dass die Angestellten des Unternehmens dem mit der Rechnungslegung betrauten Mitarbeiter unter Wahrung der erforderlichen Sorgfalt alle notwendigen Informationen und Unterlagen zugänglich machen und dass von diesem nichts unternommen wird, was die Vollständigkeit und Richtigkeit der Rechnung beeinträchtigen könnte.<text:span text:style-name="Footnote_20_Symbol"><text:note text:id="ftn622" text:note-class="footnote"><text:note-citation>622</text:note-citation><text:note-body><text:p text:style-name="P22"><text:s/>BGH in BB 1961, 190.</text:p></text:note-body></text:note></text:span> Vor Abgabe der Versicherung muss sich die Unternehmensleitung dann über die ungefähren Zahlen, die für den Inhalt der Rechnung von Bedeutung sind, mit anderen Worten über die Eckpunkte der Rechnung, im Rahmen des Zumutbaren soweit informieren, dass sie zu einer eigenverantwortlichen Versicherung in der Lage ist.<text:span text:style-name="Footnote_20_Symbol"><text:note text:id="ftn623" text:note-class="footnote"><text:note-citation>623</text:note-citation><text:note-body><text:p text:style-name="P22"><text:s/><text:span text:style-name="T1">Eichmann</text:span>, GRUR 1990, 575 (584); <text:span text:style-name="T1">Winkler</text:span>, S. 129. </text:p></text:note-body></text:note></text:span> Insoweit ist davon auszugehen, dass eine halbwegs gewinnorientierte Unternehmensleitung die dazu erforderlichen Kenntnisse wenigstens in groben Zügen bereits besitzen wird bzw. sich diese ohne großen Aufwand aus den entsprechenden Bilanzen und Geschäftsbüchern verschaffen kann. Anhand dieser Kenntnisse ist es der Unternehmensleitung dann auch möglich, die Rechnung auf ihre Schlüssigkeit hin zu überprüfen. Ergeben sich schließlich Bedenken gegen die Vollständigkeit und Richtigkeit der Rechnung, muss die Unternehmensleitung mit den verantwortlichen Mitarbeitern Rücksprache nehmen und im Einzelnen die Posten der Rechnung durchgehen; sollten sich die Zweifel auch dadurch nicht ausräumen lassen, kann sie diese im Termin zur Abgabe der eidesstattlichen Versicherung äußern und die erteilte Rechnung – auf der Grundlage ihres Wissens und ihrer Erkenntnismöglichkeiten - ergänzen bzw. berichtigen.<text:span text:style-name="Footnote_20_Symbol"><text:note text:id="ftn624" text:note-class="footnote"><text:note-citation>624</text:note-citation><text:note-body><text:p text:style-name="P22"><text:s/>Ein Weigerungsrecht zugunsten des Schuldners ist daher nicht erforderlich; vgl. LG Köln in NJW-RR, 1986, 560.</text:p></text:note-body></text:note></text:span> Schließlich kann der Detailferne der Unternehmensleitung auch durch die sachgerechte Fassung der Versicherung Rechnung getragen werden.<text:span text:style-name="Footnote_20_Symbol"><text:note text:id="ftn625" text:note-class="footnote"><text:note-citation>625</text:note-citation><text:note-body><text:p text:style-name="P22"><text:s/><text:span text:style-name="T1">Brandi-Dohrn</text:span>, GRUR 1999, 131 (132); MK/<text:span text:style-name="T1">Krüger</text:span>, § 259 BGB Rn. 41; Bamberger/Roth/<text:span text:style-name="T1">Grüneberg</text:span>, § 259 BGB Rn. 22.</text:p></text:note-body></text:note></text:span> Damit ist die Unternehmensleitung aber – obwohl detailfern - durchaus in der Lage, eine Versicherung abzugeben, die sich inhaltlich auf die Eckpunkte der konkreten Rechnung – aufgeschlüsselt in Details - bezieht und insoweit auch die strafrechtliche Verantwortung zu übernehmen.<text:span text:style-name="Footnote_20_Symbol"><text:note text:id="ftn626" text:note-class="footnote"><text:note-citation>626</text:note-citation><text:note-body><text:p text:style-name="P22"><text:span text:style-name="T9"><text:s/>A. A</text:span><text:span text:style-name="T10">. Brandi-Dohrn</text:span><text:span text:style-name="T9">, GRUR 1999, 131 (132).</text:span></text:p></text:note-body></text:note></text:span> Dies ist ihr auch zumutbar. Schließlich kann die bloße inhaltliche Verantwortung desjenigen, der die Rechnung zusammengestellt hat, nicht automatisch zu dessen strafrechtlicher Verantwortung führen. Zudem ist davon auszugehen, dass sich kaum jemand, der nicht zivilrechtlich verpflichtet ist, freiwillig dazu bereit erklären wird, für die Vollständigkeit und Richtigkeit der Rechnung die strafrechtliche Verantwortung zu übernehmen. Im Ergebnis ist daher auch bei arbeitsteilig organisierten größeren Unternehmen am Grundsatz der Höchstpersönlichkeit festzuhalten; die eidesstattliche Versicherung ist also durch die Unternehmensleitung, d. h. die Geschäftsführung oder den Vorstand, zu leisten und bezieht sich im Grunde auf die gehörige Sorgfalt bei der Überprüfung der Vollständigkeit und Richtigkeit der Angaben.<text:span text:style-name="Footnote_20_Symbol"><text:note text:id="ftn627" text:note-class="footnote"><text:note-citation>627</text:note-citation><text:note-body><text:p text:style-name="P22"><text:s/>So auch <text:span text:style-name="T1">Eichmann</text:span>, GRUR 1990, 575 (584); MK/<text:span text:style-name="T1">Krüger</text:span>, § 259 BGB Rn. 41; Palandt/<text:span text:style-name="T1">Heinrichs</text:span>, §§ 259 ff. BGB Rn. 29; <text:span text:style-name="T1">Winkler</text:span>, S. 129; Fezer/<text:span text:style-name="T1">Büscher</text:span>, § 8 UWG Rn. 274; BGH in BB 1961, 190.</text:p></text:note-body></text:note></text:span> Nichts anderes ergibt sich letztlich auch aus den §§ 889 Abs. 1 S. 2, 478 ZPO.<text:span text:style-name="Footnote_20_Symbol"><text:note text:id="ftn628" text:note-class="footnote"><text:note-citation>628</text:note-citation><text:note-body><text:p text:style-name="P22"><text:s/>Fezer/<text:span text:style-name="T1">Büscher</text:span>, § 8 UWG Rn. 274.</text:p></text:note-body></text:note></text:span></text:p>
      <text:p text:style-name="P1"/>
      <text:p text:style-name="P1"/>
      <text:p text:style-name="P10"/>
      <text:h text:style-name="Heading_20_4" text:outline-level="4"><text:span text:style-name="T4">5. Umfang des Anspruchs auf Abgabe einer eidesstattlichen Versicherung</text:span></text:h>
      <text:p text:style-name="P10"/>
      <text:p text:style-name="P1">Nach der Standardformel des Gesetzes erstreckt sich die eidesstattliche Versicherung grundsätzlich nur auf die Vollständigkeit der Einnahmen, nicht aber auch der Ausgaben und der vorzulegenden Belege (vgl. § 259 Abs. 2 BGB).<text:span text:style-name="Footnote_20_Symbol"><text:note text:id="ftn629" text:note-class="footnote"><text:note-citation>629</text:note-citation><text:note-body><text:p text:style-name="P22"><text:s/><text:span text:style-name="T1">Gernhuber</text:span>, S. 589; BGH in GRUR 1984, 728 (730) – Dampffrisierstab II.</text:p></text:note-body></text:note></text:span> Eine Einbeziehung der Ausgaben hielt der Gesetzgeber nicht für erforderlich,<text:span text:style-name="Footnote_20_Symbol"><text:note text:id="ftn630" text:note-class="footnote"><text:note-citation>630</text:note-citation><text:note-body><text:p text:style-name="P22"><text:s/>Prot. Bd. 2, S. 785; Auch hier offenbart sich wieder der Wille des Gesetzgebers, den Anwendungsbereich der eidesstattlichen Versicherung zu begrenzen.</text:p></text:note-body></text:note></text:span> weil sich der Verpflichtete durch unvollständig angegebene Ausgaben im Regelfall nur selbst benachteilige und daher schon im eigenem Interesse – auch wegen der bei pflichtwidriger Auslassung von Ausgabeposten drohenden Schadensersatzpflicht - dafür sorgen werden, die gewinnmindernden Daten vollständig mitzuteilen.<text:span text:style-name="Footnote_20_Symbol"><text:note text:id="ftn631" text:note-class="footnote"><text:note-citation>631</text:note-citation><text:note-body><text:p text:style-name="P22"><text:s/><text:span text:style-name="T1">Gernhuber</text:span>, S. 589 f.; <text:span text:style-name="T1">Bruch</text:span>, S. 160; MK/<text:span text:style-name="T1">Krüger</text:span>, § 259 BGB Rn. 38; Palandt/<text:span text:style-name="T1">Heinrichs</text:span>, §§ 259 ff. BGB Rn. 30; <text:span text:style-name="T1">Kutzner</text:span>, S. 130; <text:span text:style-name="T1">Tilmann</text:span>, GRUR 1987, 251 (253); <text:span text:style-name="T1">Tilmann</text:span>, S. 298; <text:span text:style-name="T1">Winkler</text:span>, S. 128; <text:span text:style-name="T1">Treitel</text:span>, S. 43; <text:span text:style-name="T1">Jäntsch</text:span>, S. 49; <text:span text:style-name="T1">Zerhusen</text:span>, S. 82 f.; <text:span text:style-name="T1">Bruch</text:span>, S. 160.</text:p></text:note-body></text:note></text:span> Die Möglichkeit, mit fingierten Ausgaben das Endergebnis zu mindern, sollte durch die Verpflichtung zur Belegvorlage ausgeschlossen sein. Da von der Rechtsprechung jedoch nicht auf die gesetzlich vorgesehene Belegvorlagepflicht zurückgegriffen wurde, ergaben sich Kontrolldefizite, wenn der Berechtigte – wie bei der Geltendmachung des Verletzergewinns – ein Interesse auch an vollständiger und richtiger Rechnungslegung der Ausgaben hatte, denn das Institut der Rechnungslegung selbst war allein nicht in der Lage, die Richtigkeit der Angaben hinreichend zu gewährleisten.<text:span text:style-name="Footnote_20_Symbol"><text:note text:id="ftn632" text:note-class="footnote"><text:note-citation>632</text:note-citation><text:note-body><text:p text:style-name="P22"><text:s/>MK/<text:span text:style-name="T1">Krüger</text:span>, § 259 BGB Rn. 38; Palandt/<text:span text:style-name="T1">Heinrichs</text:span>, §§ 259 ff. BGB Rn. 30; <text:span text:style-name="T1">Gernhuber</text:span>, S. 589 f.; <text:span text:style-name="T1">Kutzner</text:span>, S. 131.</text:p></text:note-body></text:note></text:span> Infolgedessen wurde die eidesstattliche Versicherung von der Rechtsprechung – über den Wortlaut des § 259 Abs. 2 BGB hinaus – in einer dem jeweiligen Einzelfall angepassten Form (vgl. § 261 Abs. 2 BGB) auch auf die Vollständigkeit und Richtigkeit der „Ausgaben“, d. h. der gewinnmindernden Kosten des Schutzrechtsverletzers - und damit im Ergebnis auf alle tatsächlichen in der Rechnung enthaltenen Angaben – ausgedehnt,<text:span text:style-name="Footnote_20_Symbol"><text:note text:id="ftn633" text:note-class="footnote"><text:note-citation>633</text:note-citation><text:note-body><text:p text:style-name="P22"><text:s/>BGH in GRUR 1984, 728 (730) – Dampffrisierstab II; a. A. noch OLG Köln in GRUR 1983, 752 – Gewinnherausgabe. </text:p></text:note-body></text:note></text:span> um dem akzessorischen Rechnungslegungsanspruch überhaupt einen praktischen Nutzen bei der Bezifferung der Höhe des Hauptanspruchs zukommen zu lassen.<text:span text:style-name="Footnote_20_Symbol"><text:note text:id="ftn634" text:note-class="footnote"><text:note-citation>634</text:note-citation><text:note-body><text:p text:style-name="P22"><text:s/><text:span text:style-name="T1">Heine</text:span>, Anmerk. zu BGH in GRUR 1962, 398 (400 f.).– Kreuzbodenventilsäcke II; MK/<text:span text:style-name="T1">Krüger</text:span>, § 259 BGB Rn. 38; Palandt/<text:span text:style-name="T1">Heinrichs</text:span>, §§ 259 ff. BGB Rn. 30; Soergel/<text:span text:style-name="T1">Wolf</text:span>, § 259 BGB Rn. 44; <text:span text:style-name="T1">Tilmann</text:span>, GRUR 1987, S. 253; <text:span text:style-name="T1">Brändel</text:span>, GRUR 1985, 616 (617); BGH in GRUR 1984, 728 (730) – Dampffrisierstab II.</text:p></text:note-body></text:note></text:span> </text:p>
      <text:p text:style-name="P1"/>
      <text:p text:style-name="P1"/>
      <text:p text:style-name="P1"/>
      <text:h text:style-name="Heading_20_4" text:outline-level="4"><text:span text:style-name="T4">6. Abnahme der eidesstattlichen Versicherung </text:span></text:h>
      <text:p text:style-name="P1"/>
      <text:h text:style-name="Heading_20_5" text:outline-level="5"><text:span text:style-name="T4">a) Zuständigkeit und Verfahren</text:span></text:h>
      <text:p text:style-name="P1"/>
      <text:p text:style-name="P1">Der materiellrechtliche Anspruch auf Abgabe einer eidesstattlichen Versicherung kann grundsätzlich, auch wenn ihm freiwillig nachgekommen wird, nur unter Mitwirkung eines Gerichts erfüllt werden.<text:span text:style-name="Footnote_20_Symbol"><text:note text:id="ftn635" text:note-class="footnote"><text:note-citation>635</text:note-citation><text:note-body><text:p text:style-name="P22"><text:s/><text:span text:style-name="T1">Jäntsch</text:span>, S. 50; <text:span text:style-name="T1">Zerhusen</text:span>, S. 94; <text:span text:style-name="T1">Dernburg</text:span>, § 39 II 8; <text:span text:style-name="T1">Wiume</text:span>, S. 207.</text:p></text:note-body></text:note></text:span> Welches Gericht aber im konkreten Fall zuständig ist und in welchem Verfahren die Abnahme der eidesstattlichen Versicherung zu erfolgen hat, richtet sich danach, ob die eidesstattliche Versicherung freiwillig oder aber erst nach Klage und Urteilserwirkung geleistet wird.<text:span text:style-name="Footnote_20_Symbol"><text:note text:id="ftn636" text:note-class="footnote"><text:note-citation>636</text:note-citation><text:note-body><text:p text:style-name="P22"><text:s/><text:span text:style-name="T1">Bruch</text:span>, S. 165; <text:span text:style-name="T1">Jäntsch</text:span>, S. 50; <text:span text:style-name="T1">Zerhusen</text:span>, S. 94 f.; <text:span text:style-name="T1">Eichmann</text:span>, GRUR 1990, 575 (584).</text:p></text:note-body></text:note></text:span> Wird die eidesstattliche Versicherung freiwillig, d. h. ohne oder vor Erlass eines Vollstreckungstitels<text:alphabetical-index-mark text:string-value="Vollstreckungstitel"/> vom Schuldner geleistet,<text:span text:style-name="Footnote_20_Symbol"><text:note text:id="ftn637" text:note-class="footnote"><text:note-citation>637</text:note-citation><text:note-body><text:p text:style-name="P22"><text:s/>Selbst wenn man wohl davon ausgehen muss, dass die Bereitschaft des Schutzrechtsverletzers zur Abgabe einer eidesstattlichen Versicherung nicht in demselben Maße vorhanden sein wird wie die Bereitschaft, dem außergerichtlichen Verlangen nach Rechnungslegung Folge zu leisten, sollte diese Möglichkeit mit Blick auf § 93 ZPO dennoch nicht grundsätzlich außer Acht gelassen werden; vgl. <text:span text:style-name="T1">Wiume</text:span>, S. 208; BT-Drs. 12/4427, S. 3; vgl. auch BT-Drucksache 14/2111, S. 3.</text:p></text:note-body></text:note></text:span> bestimmt § 261 Abs. 1 S. 1 BGB – da es sich insoweit ebenfalls nur um die Erfüllung einer materiellrechtlichen Verbindlichkeit handelt - als zuständiges Gericht das Amtsgericht des Ortes, an dem auch die Verpflichtung zur Rechnungslegung zu erfüllen ist.<text:span text:style-name="Footnote_20_Symbol"><text:note text:id="ftn638" text:note-class="footnote"><text:note-citation>638</text:note-citation><text:note-body><text:p text:style-name="P22"><text:s/><text:span text:style-name="T1">Jäntsch</text:span>, S. 50; <text:span text:style-name="T1">Bruch</text:span>, S. 166; Thomas/Putzo/<text:span text:style-name="T1">Hüßtege</text:span>, § 889 ZPO Rn. 1; Keidel/Kuntze/<text:span text:style-name="T1">Winkler</text:span>, § 163 FGG Rn. 3; <text:span text:style-name="T1">Winkler</text:span>, S. 131.</text:p></text:note-body></text:note></text:span> Daneben begründet § 261 Abs. 1 S. 2 BGB, um den Schuldner zu entlasten, noch eine weitere selbständige Zuständigkeit des Amtsgerichts des Wohnsitzes bzw. Aufenthaltsorts des Schuldners.<text:span text:style-name="Footnote_20_Symbol"><text:note text:id="ftn639" text:note-class="footnote"><text:note-citation>639</text:note-citation><text:note-body><text:p text:style-name="P22"><text:s/><text:span text:style-name="T1">Bruch</text:span>, S. 166; <text:span text:style-name="T1">Winkler</text:span>, S. 131.</text:p></text:note-body></text:note></text:span> In jedem Fall aber wird das Amtsgericht funktionell als Gericht der freiwilligen Gerichtsbarkeit<text:alphabetical-index-mark text:string-value="freiwillige Gerichtsbarkeit"/> tätig, so dass die Abgabe der eidesstattlichen Versicherung nach den Vorgaben der §§ 163, 79 FGG zu erfolgen hat.<text:span text:style-name="Footnote_20_Symbol"><text:note text:id="ftn640" text:note-class="footnote"><text:note-citation>640</text:note-citation><text:note-body><text:p text:style-name="P22"><text:s/>MK/<text:span text:style-name="T1">Krüger</text:span>, § 261 BGB Rn. 3; <text:span text:style-name="T1">Wiume</text:span>, S. 207; <text:span text:style-name="T1">Nieder</text:span>, Rechtsschutz, S. 139; Funktionell zuständig ist der Rechtspfleger, vgl. § 3 Nr. 1 b RPflG; <text:span text:style-name="T1">Eichmann</text:span>, GRUR 1990, 575 (584); <text:span text:style-name="T1">Winkler</text:span>, S. 131.</text:p></text:note-body></text:note></text:span> Das Gericht hat dabei allerdings nur zu prüfen, ob die förmlichen Voraussetzungen für eine Abnahme vorliegen, nicht auch, ob die materiellen Voraussetzungen gegeben sind;<text:span text:style-name="Footnote_20_Symbol"><text:note text:id="ftn641" text:note-class="footnote"><text:note-citation>641</text:note-citation><text:note-body><text:p text:style-name="P22"><text:s/>Keidel/Kuntze/<text:span text:style-name="T1">Winkler</text:span>, § 163 FGG Rn. 6; <text:span text:style-name="T1">Wiume</text:span>, S. 208; a. A. <text:span text:style-name="T1">Bruch</text:span>, S. 167f mit der Begründung, dies folge aus der Art der Leistung, aus der Wichtigkeit und Heiligkeit des Eides, über den die Parteien nicht frei disponieren könnten. </text:p></text:note-body></text:note></text:span> der Nachweis der Tatsachen, welche die Annahme einer unsorgfältigen Rechnungslegung begründen, bleibt dem Berechtigten also erspart.<text:span text:style-name="Footnote_20_Symbol"><text:note text:id="ftn642" text:note-class="footnote"><text:note-citation>642</text:note-citation><text:note-body><text:p text:style-name="P22"><text:s/><text:span text:style-name="T1">Wiume</text:span>, S. 208. </text:p></text:note-body></text:note></text:span> </text:p>
      <text:p text:style-name="P1">Hat das Gericht den Schuldner demgegenüber zur Abgabe einer eidesstattlichen Versicherung verurteilt, muss die Abgabe der eidesstattlichen Versicherung im Zwangsvollstreckungsverfahren vor dem Amtsgericht als Vollstreckungsgericht<text:alphabetical-index-mark text:string-value="Vollstreckungsgericht"/> (vgl. § 889 ZPO) erfolgen.<text:span text:style-name="Footnote_20_Symbol"><text:note text:id="ftn643" text:note-class="footnote"><text:note-citation>643</text:note-citation><text:note-body><text:p text:style-name="P22"><text:s/>Auch in diesem Verfahren wird die eidesstattliche Versicherung nach § 20 Nr. 17 RPflG vom Rechtspfleger abgenommen; vgl. <text:span text:style-name="T1">Winkler</text:span>, S. 131; Das Gericht der Freiwilligen Gerichtsbarkeit ist in diesem Fall nur zuständig, wenn sich die Parteien dahingehend geeinigt haben; vgl. Keidel/Kuntze/<text:span text:style-name="T1">Winkler</text:span>, § 163 FGG Rn. 3; Baumbach/Lauterbach/Albers/<text:span text:style-name="T1">Hartmann</text:span>, § 889 ZPO Rn. 1; <text:span text:style-name="T1">Nieder</text:span>, Rechtsschutz, S. 139; Palandt/<text:span text:style-name="T1">Heinrichs</text:span>, §§ 259 ff. BGB Rn. 32; Thomas/Putzo/<text:span text:style-name="T1">Hüßtege</text:span>, § 889 ZPO Rn. 1; <text:span text:style-name="T1">Zerhusen</text:span>, S. 96; Zöller/<text:span text:style-name="T1">Stöber</text:span>, § 889 ZPO Rn. 1; <text:span text:style-name="T1">Eichmann</text:span>, GRUR 1990, 575 (584); Insoweit missverständlich MK/<text:span text:style-name="T1">Krüger</text:span>, § 261 BGB Rn. 3, der, sofern die eidesstattliche Versicherung freiwillig geleistet wird, und zwar auch dann, wenn dem eine Verurteilung vorausgeht, § 261 Abs. 1 BGB für anwendbar hält.</text:p></text:note-body></text:note></text:span> Erscheint der Schuldner an dem zur Abgabe der eidesstattlichen Versicherung bestimmten Termin nicht oder verweigert er die Abgabe, richten sich die Maßnahmen zur Erzwingung der Abgabe nach § 888 ZPO.<text:span text:style-name="Footnote_20_Symbol"><text:note text:id="ftn644" text:note-class="footnote"><text:note-citation>644</text:note-citation><text:note-body><text:p text:style-name="P22"><text:s/>Vgl. § 889 Abs. 2 ZPO; <text:span text:style-name="T1">Eichmann</text:span>, GRUR 1990, 575 (584); Zöller/<text:span text:style-name="T1">Stöber</text:span>, § 889 ZPO Rn. 4.</text:p></text:note-body></text:note></text:span></text:p>
      <text:p text:style-name="P1"/>
      <text:p text:style-name="P1"/>
      <text:p text:style-name="P1"/>
      <text:h text:style-name="Heading_20_5" text:outline-level="5"><text:span text:style-name="T4">b) Kosten</text:span></text:h>
      <text:p text:style-name="P10"/>
      <text:p text:style-name="P1">Die Kosten der Abnahme der eidesstattlichen Versicherung (nur dieser selbst, nicht des Prozesses, in dem der Anspruch durchgesetzt wurde<text:span text:style-name="Footnote_20_Symbol"><text:note text:id="ftn645" text:note-class="footnote"><text:note-citation>645</text:note-citation><text:note-body><text:p text:style-name="P22"><text:s/>Vgl. <text:span text:style-name="T1">Gernhuber</text:span>, S. 586; <text:span text:style-name="T1">Kutzner</text:span>, S. 136; MK/<text:span text:style-name="T1">Krüger</text:span>, § 261 BGB Rn. 7.</text:p></text:note-body></text:note></text:span>) hat gemäß § 261 Abs. 3 BGB der Anspruchsberechtigte zu tragen, und zwar unabhängig davon, ob der Anspruchsverpflichtete freiwillig oder gezwungen handelt.<text:span text:style-name="Footnote_20_Symbol"><text:note text:id="ftn646" text:note-class="footnote"><text:note-citation>646</text:note-citation><text:note-body><text:p text:style-name="P22"><text:s/><text:span text:style-name="T1">Gernhuber</text:span>, S. 586; <text:span text:style-name="T1">Bruch</text:span>, S. 168 f.; <text:span text:style-name="T1">Bernsau</text:span>, S. 72; <text:span text:style-name="T1">Kutzner</text:span>, S. 136; MK/<text:span text:style-name="T1">Krüger</text:span>, § 261 BGB Rn. 7; Eine Unterscheidung in dieser Hinsicht würde für den Berechtigten nämlich einen Anreiz zum Prozessieren bedeuten, da er sich auf diesem Wege die Abnahmekosten ersparen könnte. </text:p></text:note-body></text:note></text:span> Damit handelt es sich bei dieser Vorschrift um eine Ausnahme von dem allgemeinen Grundsatz, dass die Kosten, welche die Erfüllung einer Verpflichtung verursacht, vom Verpflichteten selbst zu tragen sind.<text:span text:style-name="Footnote_20_Symbol"><text:note text:id="ftn647" text:note-class="footnote"><text:note-citation>647</text:note-citation><text:note-body><text:p text:style-name="P22"><text:s/><text:span text:style-name="T1">Zerhusen</text:span>, S. 98; <text:span text:style-name="T1">Bruch</text:span>, S. 168.</text:p></text:note-body></text:note></text:span> Der Grund dafür liegt in dem Umstand, dass es sich bei dem Anspruch aus § 259 Abs. 2 BGB um ein dem Berechtigten für besondere Situationen zur Verfügung stehendes Recht handelt, mittels dessen es ihm ermöglicht wird, sich - auch ohne tatsächlichen Sorgfaltsmangel auf Seiten des Pflichtigen - über Vollständigkeit und Richtigkeit der mitgeteilten Angaben Gewissheit zu verschaffen.<text:span text:style-name="Footnote_20_Symbol"><text:note text:id="ftn648" text:note-class="footnote"><text:note-citation>648</text:note-citation><text:note-body><text:p text:style-name="P22"><text:s/><text:span text:style-name="T1">Jäntsch</text:span>, S. 50; <text:span text:style-name="T1">Treitel</text:span>, S. 61.</text:p></text:note-body></text:note></text:span></text:p>
      <text:p text:style-name="P1"/>
      <text:p text:style-name="P1"/>
      <text:p text:style-name="P10"/>
      <text:h text:style-name="Heading_20_4" text:outline-level="4"><text:span text:style-name="T4">7. Verhältnis des Anspruchs auf Abgabe einer eidesstattlichen Versicherung zum Anspruch auf Ergänzung der Rechnungslegung </text:span></text:h>
      <text:p text:style-name="P1"/>
      <text:p text:style-name="P1">Im Weiteren stellt sich die Frage nach dem Verhältnis zwischen dem Anspruch auf Abgabe einer eidesstattlichen Versicherung und dem Anspruch auf Ergänzung der Rechnungslegung. </text:p>
      <text:p text:style-name="P1"/>
      <text:h text:style-name="Heading_20_5" text:outline-level="5"><text:span text:style-name="T4">a) Ergänzungsverlangen </text:span></text:h>
      <text:p text:style-name="P10"/>
      <text:p text:style-name="P1">Dafür gilt es zunächst einmal zu klären, inwiefern der verletzte Schutzrechtsinhaber überhaupt die Möglichkeit hat, eine Ergänzung der Rechnungslegung zu verlangen. Insoweit ist festzustellen, dass, solange der Pflichtige den Rechnungslegungsanspruch noch nicht vollständig erfüllt hat, der Berechtigte nicht auf den Anspruch auf Abgabe einer eidesstattlichen Versicherung zu verweisen ist, sondern vielmehr zunächst Ergänzung der Rechnungslegung verlangen <text:span text:style-name="T1">kann.</text:span><text:span text:style-name="Footnote_20_Symbol"><text:note text:id="ftn649" text:note-class="footnote"><text:note-citation>649</text:note-citation><text:note-body><text:p text:style-name="P22"><text:s/><text:span text:style-name="T1">Schilken</text:span>, JURA 1988, 525 (526); Staudinger/<text:span text:style-name="T1">Selb</text:span>, § 259 BGB Rn. 16; MK/<text:span text:style-name="T1">Krüger</text:span>, § 259 BGB Rn. 24, 40; <text:span text:style-name="T1">Brändel</text:span>, GRUR 1985, 616 (617 f.); <text:span text:style-name="T1">Eichmann</text:span>, GRUR 1990, 575 (583); BGH in GRUR 1982, 723 – Dampffrisierstab I; Nicht nur das Reichsgericht sondern auch der BGH waren demgegenüber zunächst von dem Grundsatz ausgegangen, dass, sobald der Verpflichtete einmal Auskunft erteilt hat, seine Verurteilung zu weiterer Auskunftserteilung regelmäßig ausgeschlossen ist; vgl. <text:span text:style-name="T1">Brändel</text:span>, GRUR 1985, 616 (618); ebenso BGH in GRUR 1958, 149 (150) – Bleicherde; BGH in GRUR 1960, 247 (248) - Krankenwagen I; Nunmehr soll der Gläubiger in diesen Fällen aber ein Wahlrecht haben; vgl. <text:span text:style-name="T1">v. Weichs/Foerstl</text:span>, ZUM 2000, 897 (902). </text:p></text:note-body></text:note></text:span> Denn den Berechtigten in diesen Fällen auf die Entgegennahme einer eidesstattlichen Versicherung zu beschränken, würde nicht nur seinem Anspruch auf umfassende Unterrichtung durch die Rechnungslegung nicht gerecht werden, da die Ergänzung der Rechnungslegung ihrer Natur nach letztlich nur als Erfüllung eines insoweit noch offen stehenden „Restanspruchs“ zu verstehen ist, sondern auch den Anspruch auf Abgabe einer eidesstattlichen Versicherung entwerten.<text:span text:style-name="Footnote_20_Symbol"><text:note text:id="ftn650" text:note-class="footnote"><text:note-citation>650</text:note-citation><text:note-body><text:p text:style-name="P22"><text:s/>BGH in GRUR 1982, 723 (726) – Dampffrisierstab I; <text:span text:style-name="T1">v. Weichs/Foerstl</text:span>, ZUM 2000, 897 (902 f.); <text:span text:style-name="T1">Brändel</text:span>, GRUR 1985, 616 (617 f.).</text:p></text:note-body></text:note></text:span> Daher kann, sofern der Anspruch auf Rechnungslegung noch nicht erfüllt und der Gläubiger bereits im Besitz eines titulierten Anspruchs ist, die Ergänzung der Rechnungslegung durch (Fortsetzung der) Zwangsvollstreckung herbeigeführt werden; anderenfalls hat der Gläubiger die Möglichkeit, die Mitteilung der restlichen Tatsachen im Wege einer Ergänzungsklage<text:alphabetical-index-mark text:string-value="Ergänzungsklage"/> durchzusetzen; jedenfalls aber kann die Ergänzung nicht über den Anspruch auf Abgabe einer eidesstattliche Versicherung <text:span text:style-name="T1">erzwungen</text:span> werden.<text:span text:style-name="Footnote_20_Symbol"><text:note text:id="ftn651" text:note-class="footnote"><text:note-citation>651</text:note-citation><text:note-body><text:p text:style-name="P22"><text:s/><text:span text:style-name="T1">Wiume</text:span>, S. 256 f.; <text:span text:style-name="T1">Brändel</text:span>, GRUR 1985, 616 (617); <text:span text:style-name="T1">Eichmann</text:span>, GRUR 1990, 575 (583); <text:span text:style-name="T1">Reischl</text:span>, JR 1997, 404 (405 f.); vgl. BGH in GRUR 1982, 723, 726 – Dampffrisierstab I; Dadurch ist selbstverständlich nicht ausgeschlossen, dass der Rechnungsleger auch ohne Ergänzungsverlangen des Rechnungsherrn vor Abgabe der eidesstattlichen Versicherung freiwillig Ergänzungen vornehmen kann.</text:p></text:note-body></text:note></text:span> </text:p>
      <text:p text:style-name="P1">Der Rechnungslegungsanspruch ist aber regelmäßig erst dann als erfüllt anzusehen (vgl. § 362 Abs. 1 BGB), wenn der Verpflichtete eine den Formalanforderungen des § 259 Abs. 1 BGB entsprechende und damit äußerlich vollständig erscheinende Zusammenstellung der Einnahmen und Ausgaben vorgelegt hat, die sich als verkehrsübliche Rechnungslegung darstellt.<text:span text:style-name="Footnote_20_Symbol"><text:note text:id="ftn652" text:note-class="footnote"><text:note-citation>652</text:note-citation><text:note-body><text:p text:style-name="P22"><text:s/><text:span text:style-name="T1">Pastor</text:span> in Reimer, S. 343; MK/<text:span text:style-name="T1">Krüger</text:span>, § 259 BGB Rn. 24; <text:span text:style-name="T1">Schilken</text:span>, JURA 1988, 525 (526); <text:span text:style-name="T1">Brändel</text:span>, GRUR 1985, 616 (617); Staudinger/<text:span text:style-name="T1">Selb</text:span>, § 259 BGB Rn. 16.</text:p></text:note-body></text:note></text:span> Damit ist ein Anspruch auf Ergänzung der Rechnungslegung immer dann gegeben, wenn erhebliche Teile der geschuldeten Rechnung fehlen<text:span text:style-name="Footnote_20_Symbol"><text:note text:id="ftn653" text:note-class="footnote"><text:note-citation>653</text:note-citation><text:note-body><text:p text:style-name="P22"><text:s/><text:span text:style-name="T1">Stürner</text:span>, Aufklärungspflicht, S. 351 f.; <text:span text:style-name="T1">Reischl</text:span>, JR 1997, 404 (405); <text:span text:style-name="T1">v. Weichs/Foerstl</text:span>, ZUM 2000, 897 (901).</text:p></text:note-body></text:note></text:span>, der Gläubiger selbst noch die einzelnen Rechnungsposten zusammenstellen müsste<text:span text:style-name="Footnote_20_Symbol"><text:note text:id="ftn654" text:note-class="footnote"><text:note-citation>654</text:note-citation><text:note-body><text:p text:style-name="P22"><text:s/>Großkommentar/<text:span text:style-name="T1">Köhler</text:span>, B, vor § 13 UWG Rn. 427; vgl. RGZ 100, 150 (153).</text:p></text:note-body></text:note></text:span>, wenn und soweit die gelegte Rechnung nicht aus sich heraus verständlich bzw. schlüssig ist<text:span text:style-name="Footnote_20_Symbol"><text:note text:id="ftn655" text:note-class="footnote"><text:note-citation>655</text:note-citation><text:note-body><text:p text:style-name="P22"><text:s/><text:span text:style-name="T1">Schilken</text:span>, JURA 1988, 525 (526); <text:span text:style-name="T1">Schmaltz/Kuczera</text:span>, GRUR 2006, 97 (98); <text:span text:style-name="T1">v. Weichs/Foerstl</text:span>, ZUM 2000, 897 (901); Großkommentar/<text:span text:style-name="T1">Köhler</text:span>, B, vor § 13 UWG Rn. 427; Hat etwa der Schuldner eine zweite, von der ersten abweichende Rechnung gelegt, ist ein Anspruch auf Ergänzung gegeben, wenn damit Klarheit über die tatsächliche Grundlage der Abweichung geschaffen werden soll; vgl. <text:span text:style-name="T1">v. Weichs/Foerstl</text:span>, ZUM 2000, 897 (901).</text:p></text:note-body></text:note></text:span> oder wenn geschuldete Belege nicht vorgelegt wurden<text:span text:style-name="Footnote_20_Symbol"><text:note text:id="ftn656" text:note-class="footnote"><text:note-citation>656</text:note-citation><text:note-body><text:p text:style-name="P22"><text:s/>Großkommentar/<text:span text:style-name="T1">Köhler</text:span>, B, vor § 13 UWG Rn. 427; <text:span text:style-name="T1">Reischl</text:span>, JR 1997, 404 (405); vgl. BGHZ 39, 87 (95); Nach Ansicht von <text:span text:style-name="T1">v. Weichs/Foerstl</text:span> in ZUM 2000, 897 (902) soll für die Frage, ob ein Ergänzungsanspruch<text:alphabetical-index-mark text:string-value="Ergänzungsanspruch"/> besteht, auf den Kenntnisstand des Gläubigers über die nach seiner Ansicht fehlenden Angaben abzustellen sein. Kann der Gläubiger, ohne das er weiß, wie die begehrten Angaben lauten, substantiiert darlegen und beweisen, dass einzelne Tatsachenkomplexe fehlen, soll ihm ein Ergänzungsanspruch zukommen. Auch dieser Ansatz hilft aber im Ergebnis nicht weiter als die bisherigen Überlegungen. </text:p></text:note-body></text:note></text:span>. Darüber hinaus besteht ein Anspruch auf Ergänzung der Rechnungslegung auch hinsichtlich solcher Rechnungsposten, die der Schuldner allzu pauschal und summarisch, und damit offensichtlich unvollständig, angegeben hat, deren Aufschlüsselung und Spezifizierung aber zur Erfüllung des im konkreten Fall gegebenen Rechnungslegungsanspruchs geschuldet war.<text:span text:style-name="Footnote_20_Symbol"><text:note text:id="ftn657" text:note-class="footnote"><text:note-citation>657</text:note-citation><text:note-body><text:p text:style-name="P22"><text:s/><text:span text:style-name="T1">Brändel</text:span>, GRUR 1985, 616 (617); Großkommentar/<text:span text:style-name="T1">Köhler</text:span>, B, vor § 13 Rn. 427; <text:span text:style-name="T1">Nieder</text:span>, Patentverletzung, S. 109; Maßgebend für die Reichweite des Rechnungslegungsanspruchs – und damit insbesondere auch des Ergänzungsanspruchs – ist stets die konkrete Interessenlage unter Berücksichtigung der Umstände des Einzelfalles; Großkommentar/<text:span text:style-name="T1">Köhler</text:span>, B, vor § 13 Rn. 424; 427; <text:span text:style-name="T1">Brändel</text:span>, GRUR 1985, 616 (618); Beispielsweise handhabt der BGH angesichts der Schwäche des Druckmittels aus § 259 Abs. 2 BGB bei Rechnungen, die weitgehend auf Schätzungen beruhen, bei Lücken der Rechnungslegung den Anspruch auf Ergänzung etwas großzügiger, so dass erst dann, wenn auch über die der Schätzung zugrunde liegenden feststellbaren Tatsachen umfassende Rechnung gelegt ist, von ihrer formalen Vollständigkeit gesprochen werden kann, die keine Ergänzung mehr erlaubt; vgl. MK/<text:span text:style-name="T1">Krüger</text:span>, § 259 BGB Rn. 25; <text:span text:style-name="T1">Tilmann</text:span>, GRUR 1987, 251 (255); <text:span text:style-name="T1">Brändel</text:span>, GRUR 1985, 616 (617); BGH in GRUR 1984, 728 (730) – Dampffrisierstab II. </text:p></text:note-body></text:note></text:span> Lediglich sachliche Beanstandungen hinsichtlich der inhaltlichen bzw. materiellen Vollständigkeit und Richtigkeit der Rechnung berühren demgegenüber – solange die Rechnung ansonsten ernst gemeint und nicht von vornherein unglaubhaft ist<text:span text:style-name="Footnote_20_Symbol"><text:note text:id="ftn658" text:note-class="footnote"><text:note-citation>658</text:note-citation><text:note-body><text:p text:style-name="P22"><text:s/>Vgl. <text:span text:style-name="T1">v. Weichs/Foerstl</text:span>, ZUM 2000, 897 (901); <text:span text:style-name="T1">Nieder</text:span>, Patentverletzung, S. 109; BGH in GRUR 2001, 841 (844) – Entfernung der Herstellungsnummer II. </text:p></text:note-body></text:note></text:span> - als „qualitative Schlechterfüllung<text:alphabetical-index-mark text:string-value="Schlechterfüllung"/>“ die Erfüllung des Rechnungslegungsanspruchs nicht; dass heißt, auch mit einer in einzelnen Positionen unvollständigen oder unrichtigen Rechnung erfüllt der Schuldner, sofern er ansonsten alle Fragekomplexe beantwortet hat, den Anspruch,<text:span text:style-name="Footnote_20_Symbol"><text:note text:id="ftn659" text:note-class="footnote"><text:note-citation>659</text:note-citation><text:note-body><text:p text:style-name="P22"><text:s/>A. A. <text:span text:style-name="T1">Winkler</text:span>, S. 125; <text:span text:style-name="T1">Brändel</text:span>, GRUR 1985, 616 (618 f.): Nur die auch materiell ordnungsgemäße Information bringt den Rechnungslegungsanspruch gemäß § 362 BGB zum Erlöschen; a. A. auch <text:span text:style-name="T1">Gernhuber</text:span>, S. 588, der davon ausgeht, dass der Verpflichtete mit einer formell korrekten, wenn auch unvollständigen und unrichtigen Auskunft zwar noch nicht seinen Pflichten nachgekommen ist. Da aber das Gesetz die Rechtsausübung lenke, stehe der Anspruch aus § 259 Abs. 2 BGB dem Berechtigten nicht zur beliebigen Verwendung zu Gebote, sondern markiere die vom Gesetz gewollte (weil zweckmäßigere) Form der Rechtsausübung mit dem Ziel der Vervollständigung oder Berichtigung der Rechnungslegung.</text:p></text:note-body></text:note></text:span> so dass keine Ergänzung bzw. Berichtigung (mehr) <text:span text:style-name="T1">beansprucht</text:span> werden kann, sondern – unter den in § 259 Abs. 2 BGB genannten Voraussetzungen – nur noch die Erhärtung durch Versicherung an Eides statt.<text:span text:style-name="Footnote_20_Symbol"><text:note text:id="ftn660" text:note-class="footnote"><text:note-citation>660</text:note-citation><text:note-body><text:p text:style-name="P22"><text:s/>MK/<text:span text:style-name="T1">Krüger</text:span>, § 259 BGB Rn. 24; <text:span text:style-name="T1">Schilken</text:span>, JURA 1988, 525 (526); Staudinger/<text:span text:style-name="T1">Selb</text:span>, § 259 BGB Rn. 16; <text:span text:style-name="T1">Gernhuber</text:span>, S. 587 f.; <text:span text:style-name="T1">Reischl</text:span>, JR 1997, 404 (405, 407); <text:span text:style-name="T1">Stürner</text:span>, Aufklärungspflicht, S. 352; <text:span text:style-name="T1">v . Weichs/Foerstl</text:span>, ZUM 2000, 897 (902); BGH in GRUR 1984, 728 (730) – Dampffrisierstab II.</text:p></text:note-body></text:note></text:span> Selbst wenn die eidesstattliche Versicherung dann nachweislich falsch abgegeben wird, also eine unvollständige oder unrichtige Rechnung bekräftigt wird, kann der Gläubiger keine Ergänzung bzw. Berichtigung der Rechnungslegung mehr verlangen.<text:span text:style-name="Footnote_20_Symbol"><text:note text:id="ftn661" text:note-class="footnote"><text:note-citation>661</text:note-citation><text:note-body><text:p text:style-name="P22"><text:s/>A. A. <text:span text:style-name="T1">Brändel</text:span>, GRUR 1985, 616 (619); <text:span text:style-name="T1">Eichmann</text:span>, GRUR 1990, 575 (583) Fn. 142.</text:p></text:note-body></text:note></text:span> Zwar sind Wortlaut und Systematik des § 259 BGB insoweit nicht zwingend. Jedoch ist mit Sinn und Zweck des § 259 Abs. 2 BGB davon auszugehen, dass, wenn mögliche strafrechtliche Konsequenzen den Schuldner zuvor nicht zur Ergänzung seiner Angaben bewegen konnten, dies erst recht nicht danach über einen zivilrechtlichen Ergänzungsanspruch<text:alphabetical-index-mark text:string-value="Ergänzungsanspruch"/> gelingen wird; die Geltendmachung eines weiteren Ergänzungsverlangens würde sich daher regelmäßig als fruchtlos erweisen.<text:span text:style-name="Footnote_20_Symbol"><text:note text:id="ftn662" text:note-class="footnote"><text:note-citation>662</text:note-citation><text:note-body><text:p text:style-name="P22"><text:s/>Die Gefahr strafrechtlicher Konsequenzen ist zudem, egal, ob der Schuldner durch Verurteilung zur Ergänzung der Rechnungslegung nach<text:span text:style-name="T4"> </text:span>Abgabe der eidesstattlichen Versicherung oder durch Verurteilung zu einem von der Rechnungslegung abweichenden höheren Schadensersatz im Rahmen des Höheprozesses einer objektiv unvollständigen bzw. unrichtigen Versicherung überführt wird, gleich groß; insoweit unzutreffend <text:span text:style-name="T1">Brändel</text:span> in GRUR 1985, 616 (619).</text:p></text:note-body></text:note></text:span> Über die dem Gläubiger zu Gebote stehende Vorgehensweise entscheidet demnach die Einordnung der fehlenden oder falschen Angaben in die Gruppe der formalen oder inhaltlichen Mängel; die insoweit erforderliche Abgrenzung kann sich allerdings in Einzelfällen als schwierig erweisen.<text:span text:style-name="Footnote_20_Symbol"><text:note text:id="ftn663" text:note-class="footnote"><text:note-citation>663</text:note-citation><text:note-body><text:p text:style-name="P22"><text:s/><text:span text:style-name="T1">Reischl</text:span>, JR 1997, 404 (405).</text:p></text:note-body></text:note></text:span> Insoweit gilt es, unter dem Gesichtspunkt der Wesentlichkeit der Lücke die vom Schuldner zur Verfügung gestellten Informationen mit den formalen Anforderungen der Rechnungslegung zu vergleichen.<text:span text:style-name="Footnote_20_Symbol"><text:note text:id="ftn664" text:note-class="footnote"><text:note-citation>664</text:note-citation><text:note-body><text:p text:style-name="P22"><text:s/><text:span text:style-name="T1">Reischl</text:span>, JR 1997, 404 (405); Staudinger/<text:span text:style-name="T1">Selb</text:span>, § 259 BGB Rn. 12.</text:p></text:note-body></text:note></text:span> </text:p>
      <text:p text:style-name="P1"/>
      <text:p text:style-name="P10"/>
      <text:h text:style-name="Heading_20_5" text:outline-level="5"><text:span text:style-name="T4">b) Freiwillige Ergänzung </text:span></text:h>
      <text:p text:style-name="P10"/>
      <text:p text:style-name="P1">Weiterhin stellt sich die Frage, inwiefern der Verpflichtete die Möglichkeit hat, im Hinblick auf eine einmal gelegte Rechnung freiwillige Ergänzungen bzw. Berichtigungen vorzunehmen. Da mit dem Anspruch aus § 259 Abs. 2 BGB nämlich gerade das Ziel verfolgt wird, den Pflichtigen durch Ausübung eines gewissen Drucks - unter Berücksichtigung der vom Berechtigten konkret geäußerten Bedenken und innerhalb einer von diesem gesetzten Frist - zu einer umfassenden und reiflichen Überprüfung seiner bisher gelegten Rechnung zu veranlassen, muss ihm dementsprechend vor Abgabe der eidesstattlichen Versicherung grundsätzlich auch Gelegenheit gegeben werden, die bisher gemachten Angaben durch anfänglich Verschwiegenes noch nachträglich zu vervollständigen bzw. erforderlichenfalls zu berichtigen.<text:span text:style-name="Footnote_20_Symbol"><text:note text:id="ftn665" text:note-class="footnote"><text:note-citation>665</text:note-citation><text:note-body><text:p text:style-name="P22"><text:s/>BGH in GRUR 1962, 398 (400 f.) – Kreuzbodenventilsäcke II; <text:span text:style-name="T1">Kraßer</text:span>, Patentrecht, S. 894; Benkard/<text:span text:style-name="T1">Rogge/Grabinski</text:span>, § 139 PatG Rn. 91; <text:span text:style-name="T1">Bruch</text:span>, S. 154. 156; <text:span text:style-name="T1">Brändel</text:span>, GRUR 1985, 616 (619); <text:span text:style-name="T1">Schmaltz/Kuczera</text:span>, GRUR 2006, 97 f.; <text:span text:style-name="T1">Eichmann</text:span>, GRUR 1990, 575 (585); Nach BGH in GRUR 1982, 723 (724) – Dampffrisierstab I hat der Rechnungsleger sogar die Möglichkeit, eine inzwischen als unrichtig erkannte Rechnung komplett durch eine berichtigte zu ersetzen und letztere für maßgeblich zu erklären. </text:p></text:note-body></text:note></text:span> Denn gerade weil der Verpflichtete für die Richtigkeit der eidesstattlichen Versicherung strafrechtlich einstehen muss, ist es unerlässlich, dass er den Gegenstand seiner Versicherung selbst bestimmen kann.<text:span text:style-name="Footnote_20_Symbol"><text:note text:id="ftn666" text:note-class="footnote"><text:note-citation>666</text:note-citation><text:note-body><text:p text:style-name="P22"><text:s/>BGH in GRUR 1982, 723 (724) – Dampffrisierstab I; <text:span text:style-name="T1">Balthasar</text:span>, S. 42.</text:p></text:note-body></text:note></text:span> Schließlich soll die eidesstattliche Versicherung nur denjenigen belasten, bei dem die Belastung auch tatsächlich gerechtfertigt ist – nämlich den schuldhaft unsorgfältig handelnden Rechnungsleger.<text:span text:style-name="Footnote_20_Symbol"><text:note text:id="ftn667" text:note-class="footnote"><text:note-citation>667</text:note-citation><text:note-body><text:p text:style-name="P22"><text:s/><text:span text:style-name="T1">Wiume</text:span>, S. 258; <text:span text:style-name="T1">Harte-Bavendamm, </text:span>Markenpiraterie, § 5 Rn. 63.</text:p></text:note-body></text:note></text:span> Als problematisch erweist sich dabei allerdings, dass einem raffinierten, böswilligen Schuldner auf diese Weise auch die Möglichkeit eröffnet wird, die Abgabe der eidesstattlichen Versicherung hinauszuzögern, während die zeitliche Begrenzung des Schutzrechts langsam abläuft. So obliegt es zwar grundsätzlich dem Berechtigten zu entscheiden, ob das Rechnungslegungsverfahren nunmehr abgeschlossen ist und er einen Antrag auf Abgabe einer eidesstattlichen Versicherung stellt.<text:span text:style-name="Footnote_20_Symbol"><text:note text:id="ftn668" text:note-class="footnote"><text:note-citation>668</text:note-citation><text:note-body><text:p text:style-name="P22"><text:s/><text:span text:style-name="T1">Schmaltz/Kuczera</text:span>, GRUR 2006, 97 (99).</text:p></text:note-body></text:note></text:span> Durch eine offensichtlich unvollständige Rechnungslegung und möglichst nichts sagende Angaben kann Berechtigte aber dazu genötigt werden, zunächst Ergänzung der Rechnungslegung zu verlangen und diese notfalls zu erzwingen.<text:span text:style-name="Footnote_20_Symbol"><text:note text:id="ftn669" text:note-class="footnote"><text:note-citation>669</text:note-citation><text:note-body><text:p text:style-name="P22"><text:s/><text:span text:style-name="T1">Eichmann</text:span>, GRUR 1990, 575 (584); <text:span text:style-name="T1">Wiume</text:span>, S. 257; <text:span text:style-name="T1">Brändel</text:span>, GRUR 1985, 616 (618).</text:p></text:note-body></text:note></text:span> Zudem hat es der Pflichtige auch in der Hand, durch die unaufgeforderte Ankündigung und Vornahme von Ergänzungen bzw. Berichtigungen die Abgabe der eidesstattlichen Versicherung immer wieder auf unbestimmte Zeit hinauszuzögern. </text:p>
      <text:p text:style-name="P1">Es gilt daher zu überlegen, ob einem derartigen Gebaren nicht über eine abschnittsweise Versicherung der Rechnungsangaben entgegen getreten werden könnte, indem die Versicherungspflicht auf bestimmte Angaben beschränkt würde und daneben die restlichen, noch ausstehenden Angaben auch weiterhin über den Rechnungslegungsanspruch erzwungen werden könnten.<text:span text:style-name="Footnote_20_Symbol"><text:note text:id="ftn670" text:note-class="footnote"><text:note-citation>670</text:note-citation><text:note-body><text:p text:style-name="P22"><text:s/><text:span text:style-name="T1">Wiume</text:span>, S. 257; <text:span text:style-name="T1">Eichmann</text:span>, GRUR 1990, 575 (584 Fn. 143); BGH in GRUR 1984, 728 (730) - Dampffrisierstab II.</text:p></text:note-body></text:note></text:span> So wäre der Schuldner nämlich gezwungen, zumindest für die Vollständigkeit und Richtigkeit bestimmter Rechnungsposten bzw. Rechnungsteile endgültig die (strafrechtliche) Verantwortung zu übernehmen, von der ihn auch spätere Ergänzungen und Berichtigungen nicht mehr entbinden könnten. Dafür müsste allerdings nach dem Gesetz überhaupt eine abschnittsweise Versicherung zulässig sein. Ausgehend von dem in § 259 Abs. 1 BGB zum Ausdruck kommenden Charakter der Rechnungslegung erscheint es durchaus denkbar, eine Aufspaltung der Rechnung – etwa anhand der Rechnungsparameter oder einzelner Verletzungshandlungen – in selbständig abgrenzbare Teile vorzunehmen.<text:span text:style-name="Footnote_20_Symbol"><text:note text:id="ftn671" text:note-class="footnote"><text:note-citation>671</text:note-citation><text:note-body><text:p text:style-name="P22"><text:s/><text:span text:style-name="T1">V. Weichs/Foerstl</text:span>, ZUM 2000, 897 (903). </text:p></text:note-body></text:note></text:span> Dem Wortlaut des § 259 Abs. 2 BGB lassen sich insoweit allerdings kaum klare Erkenntnisse entnehmen. Denn dass danach eine eidesstattliche Versicherung im Allgemeinen erst in Betracht kommt, wenn Rechnungsangaben „<text:span text:style-name="T1">gemacht worden sind</text:span>“, ergibt sich letztlich aus der Natur der Sache und kann damit kaum als gesetzgeberische Vorgabe im Hinblick auf eine <text:span text:style-name="T1">grundsätzlich</text:span> sämtliche Rechnungsangaben umfassende Wirkung der eidesstattlichen Versicherung gewertet werden. Auch der Wortlaut der von § 259 Abs. 2 BGB vorgegebenen Versicherungsformel<text:alphabetical-index-mark text:string-value="Versicherungsformel"/> spricht weder eindeutig für noch gegen ein derartiges Verständnis. Denn obschon sich die Versicherung ihrem gesetzlichen Leitbild nach nicht auf die gesamte Rechnungslegung, sondern nur auf die „Einnahmen“ bezieht, lässt sich daraus – mit Rücksicht auf die Entstehungsgeschichte der Vorschrift (vgl. oben) – gleichwohl nicht zwingend die Schlussfolgerung ableiten, dass sie sich auch auf einzelne Rechnungsposten erstrecken kann und damit eine „allumfassende“ Wirkung der eidesstattlichen Versicherung zu verneinen ist. Als richtungsweisend könnte sich im vorliegenden Zusammenhang allerdings § 261 Abs. 2 BGB erweisen. Da diese Vorschrift dem Gericht nämlich grundsätzlich die Anpassung der Versicherungsformel an die jeweiligen Umstände des Einzelfalles gestattet, erscheint eine abschnittsweise Versicherung nach dem Gesetzeswortlaut zumindest als möglich. Entscheidend wird jedoch letztlich sein, was sich diesbezüglich aus der Zwecksetzung der eidesstattlichen Versicherung ergibt. Auch danach müsste aber eine abschnittsweise Versicherung zulässig sein. Da die eidesstattliche Versicherung nämlich gerade dazu dient, dem Rechnungsherrn seinem Anspruch entsprechend eine subjektiv vollständige und richtige Rechnungslegung zu gewährleisten,<text:span text:style-name="Footnote_20_Symbol"><text:note text:id="ftn672" text:note-class="footnote"><text:note-citation>672</text:note-citation><text:note-body><text:p text:style-name="P22"><text:s/>Vgl. <text:span text:style-name="T1">Bruch</text:span>, S. 154, 157; <text:span text:style-name="T1">Jäntsch</text:span>, S. 50; <text:span text:style-name="T1">Treitel</text:span>, S. 61.</text:p></text:note-body></text:note></text:span> würde sich eine ihr zukommende „allumfassende“ Wirkung nicht als zweckdienlich erweisen; der verletzte Schutzrechtsinhaber könnte dann nämlich entweder nicht an alle Informationen gelangen, die er zur Vorbereitung und Durchsetzung seines Anspruchs benötigt oder der Schutzrechtsverletzer hätte es in der Hand, die Abgabe der Versicherung beliebig lang hinauszuzögern. Damit ist grundsätzlich davon auszugehen, dass das Gesetz – ungeachtet der daraus resultierenden Mehrbelastung der Gerichte - einer abschnittsweisen Versicherung der Rechnungsangaben zumindest nicht entgegensteht.<text:span text:style-name="Footnote_20_Symbol"><text:note text:id="ftn673" text:note-class="footnote"><text:note-citation>673</text:note-citation><text:note-body><text:p text:style-name="P22"><text:s/>So auch Soergel/<text:span text:style-name="T1">Wolf</text:span>, § 259 BGB Rn. 47.</text:p></text:note-body></text:note></text:span> Allerdings wird insoweit die bloße Aneinanderreihung der Teilversicherungen für sich alleine nicht ausreichen; vielmehr muss die eidesstattliche Versicherung auch dahingehend geleistet werden, dass die Summe der eidesstattlich versicherten Rechnungsposten die Rechnungslegung im geschuldeten Gesamtumfang darstellt.<text:span text:style-name="Footnote_20_Symbol"><text:note text:id="ftn674" text:note-class="footnote"><text:note-citation>674</text:note-citation><text:note-body><text:p text:style-name="P22"><text:s/>Vgl. BGH in NJW 1962, 245 (246). </text:p></text:note-body></text:note></text:span></text:p>
      <text:p text:style-name="P1">Obgleich nach dem Gesetz eine abschnittsweise Versicherung der Rechnungslegung zulässig ist, erscheint es aber fraglich, ob dem Berechtigten damit im vorliegenden Zusammenhang überhaupt gedient ist. Denn auch ohne Verzögerungstaktik<text:alphabetical-index-mark text:string-value="Verzögerungstaktik"/> des Schutzrechtsverletzers wird die Abgabe der einzelnen Teilversicherungen – insbesondere aufgrund der erforderlichen Mitwirkung des Gerichts<text:span text:style-name="Footnote_20_Symbol"><text:note text:id="ftn675" text:note-class="footnote"><text:note-citation>675</text:note-citation><text:note-body><text:p text:style-name="P22"><text:s/>Vgl. <text:span text:style-name="T1">Jäntsch</text:span>, S. 50; <text:span text:style-name="T1">Zerhusen</text:span>, S. 94; <text:span text:style-name="T1">Dernburg</text:span>, § 39 II 8; <text:span text:style-name="T1">Wiume</text:span>, S. 207.</text:p></text:note-body></text:note></text:span> – eine längere Zeit in Anspruch nehmen. Darüber hinaus besteht grundsätzlich die Gefahr von Abgrenzungsschwierigkeiten und Unübersichtlichkeiten.<text:span text:style-name="Footnote_20_Symbol"><text:note text:id="ftn676" text:note-class="footnote"><text:note-citation>676</text:note-citation><text:note-body><text:p text:style-name="P22"><text:s/><text:span text:style-name="T1">Wiume</text:span>, S. 257.</text:p></text:note-body></text:note></text:span> Nicht zuletzt aufgrund der Tatsache, dass die Kosten der Abnahme einer eidesstattlichen Versicherung nach § 261 Abs. 3 BGB grundsätzlich vom Anspruchsberechtigten zu tragen sind, wird sich die abschnittsweise Versicherung kaum als Alternative für den verletzten Schutzrechtsinhaber darstellen. So ist letztlich festzustellen, dass auch die abschnittsweise Versicherung der Rechnungslegung durch den Schutzrechtsverletzer <text:span text:style-name="T1">allein </text:span>die Misere des verletzten Schutzrechtsinhabers kaum merkbar zu lindern vermag. Der Verzögerungstaktik des Schuldners könnte vom Gericht dann allenfalls noch im Rahmen des Höheprozesses durch eine überaus großzügige Schätzung zugunsten des verletzten Schutzrechtsinhabers begegnet werden. Ein solches Vorgehen würde mangels einer zuverlässigen <text:s/>Rechnungslegung – und sofern nicht der Schuldner den Gegenbeweis antritt - zwar jedweden Realitätsbezugs entbehren. Dies hätte sich der Schutzrechtsverletzer jedoch letztlich selbst zuzuschreiben. Allerdings bestünde auch bei diesem Vorgehen immer die Gefahr, dass die Schätzung hinter den Realitäten zurückbleibt. Daher vermag auch dieser Ansatz nicht vollends zu überzeugen. Eine auch nur halbwegs zufrieden stellende Lösung des Problems ist somit <text:span text:style-name="T1">in diesem Zusammenhang</text:span> nicht ersichtlich.</text:p>
      <text:p text:style-name="P1"/>
      <text:p text:style-name="P1"/>
      <text:p text:style-name="P1"/>
      <text:h text:style-name="Heading_20_4" text:outline-level="4"><text:span text:style-name="T4">8. Bewertung </text:span></text:h>
      <text:p text:style-name="P1"/>
      <text:p text:style-name="P1">Ihrem Charakter als „Wissenserklärung<text:alphabetical-index-mark text:string-value="Wissenserklärung"/>“ entsprechend kann kaum je mit Sicherheit festgestellt werden, ob die Rechnungslegung vollständig ist. Denn allein aus der Tatsache, dass für einen bestimmten Zeitraum keine Angaben gemacht wurden, kann noch nicht geschlossen werden, dass Verletzungshandlungen nicht erfolgt sind.<text:span text:style-name="Footnote_20_Symbol"><text:note text:id="ftn677" text:note-class="footnote"><text:note-citation>677</text:note-citation><text:note-body><text:p text:style-name="P22"><text:s/>Vgl. <text:span text:style-name="T1">v. Weichs/Foerstl</text:span>, ZUM 2000, 897 (903). </text:p></text:note-body></text:note></text:span> Damit ist der Anspruch aus § 259 Abs. 2 BGB aber als flankierende Maßnahme zur Sicherstellung einer ordnungsgemäßen Rechnungslegung regelmäßig unverzichtbar, da sich die Verpflichtung zur Rechnungslegung nicht bloß auf das in den Geschäftsunterlagen und –büchern niedergelegte Wissen, sondern auch auf sonstige Kenntnisse des Verpflichteten erstreckt, so dass nur eine eidesstattliche Versicherung in der Lage ist, die Vollständigkeit der Rechnungsangaben zu gewährleisten.<text:span text:style-name="Footnote_20_Symbol"><text:note text:id="ftn678" text:note-class="footnote"><text:note-citation>678</text:note-citation><text:note-body><text:p text:style-name="P22"><text:s/>OLG Hamburg in GRUR Int. 1991, 301; <text:span text:style-name="T1">Göpfert</text:span>, S. 231; <text:span text:style-name="T1">Bruch</text:span>, S. 154; <text:span text:style-name="T1">Winkler</text:span>, S. 124; Prot. Bd. 2, S. 784.</text:p></text:note-body></text:note></text:span> </text:p>
      <text:p text:style-name="P1">Jedoch erscheint es fraglich, ob <text:span text:style-name="T1">allein</text:span> über den Anspruch aus § 259 Abs. 2 BGB – wie dies lange Zeit praktiziert wurde - eine ordnungsgemäße Rechnungslegung sichergestellt werden kann. Diesbezügliche Bedenken ergeben sich nämlich bereits aufgrund des Umstands, dass der Berechtigte für einen Anspruch auf Abgabe einer eidesstattlichen Versicherung – entsprechend § 259 Abs. 2 BGB - erst einmal einen „Grund zu der Annahme“ unsorgfältiger Rechnungslegung nachweisen muss.<text:span text:style-name="Footnote_20_Symbol"><text:note text:id="ftn679" text:note-class="footnote"><text:note-citation>679</text:note-citation><text:note-body><text:p text:style-name="P22"><text:s/>Dieser gesetzgeberischen Entscheidung zur Einschränkung des Anspruchs aus § 259 Abs. 2 BGB lag die Erwägung zugrunde, dass, sofern eine Verpflichtung zur Rechnungslegung bestehe, der Verpflichtete regelmäßig eine gewisse Vertrauensstellung zum Berechtigten einnähme, so dass das Verlangen nach Abgabe einer eidesstattlichen Versicherung erst dann gerechtfertigt sei, wenn sich aufgrund besonderer Umstände Anlass zum Misstrauen ergeben habe; vgl. <text:span text:style-name="T1">Simonson</text:span>, S. 482 f.; <text:span text:style-name="T1">Zerhusen</text:span>, S. 86; <text:span text:style-name="T1">Bruch</text:span>, S. 155 f.; <text:span text:style-name="T1">Treitel</text:span>, S. 43; <text:span text:style-name="T1">Jäntsch</text:span>, S. 49; <text:span text:style-name="T1">Schollmeyer</text:span>, § 259 BGB S. 55; <text:span text:style-name="T1">Bernsau</text:span>, S. 71; Es wird somit deutlich, dass der Gesetzgeber bei der Konzeption des § 259 Abs. 2 BGB gerade nicht Fälle wie die der Schutzrechtsverletzung im Auge hatte, bei denen in der Regel von einer Vertrauensstellung zwischen den Parteien keine Rede sein kann. </text:p></text:note-body></text:note></text:span> Denn da der akzessorische Rechnungslegungsanspruch gerade darauf zurückzuführen ist, dass der Berechtigte einen eigenen Einblick in die relevanten Fakten nicht besitzt, wird sich der Verpflichtete aufgrund der möglicherweise eintretenden – wenn nicht sogar zu erwartenden – Schwierigkeiten bei der Darlegung der Zweifel regelmäßig nicht gezwungen sehen, direkt im Rahmen der ersten Rechnungslegung umfassende und zutreffende Angaben zu machen, sondern abwarten, ob der Berechtigte <text:span text:style-name="T1">überhaupt</text:span> in der Lage ist, Unvollständigkeiten bzw. Unrichtigkeiten der Rechnung zu rügen.<text:span text:style-name="Footnote_20_Symbol"><text:note text:id="ftn680" text:note-class="footnote"><text:note-citation>680</text:note-citation><text:note-body><text:p text:style-name="P22"><text:s/><text:span text:style-name="T1">Harte-Bavendamm</text:span>, Markenpiraterie, § 5 Rn. 60; BT-Drucksache 11/4792, S. 31; BT-Drucksache 14/2111, S. 4.</text:p></text:note-body></text:note></text:span> Schließlich hat der Pflichtige bei einem derartigen Vorgehen auch nichts weiter zu befürchten, steht ihm doch vor Abgabe der eidesstattlichen Versicherung grundsätzlich das Recht zu, seine Angaben zu ergänzen bzw. zu berichtigen. Gerade durch wiederholte Ergänzungen und Berichtigungen der ursprünglichen Rechnung im Rahmen umfangreicher Schriftwechsel und mehrfachen Nachhakens seitens des Berechtigten kann dann aber eine längere Zeitspanne vergehen, bis der Schutzrechtsinhaber mit Hilfe der eidesstattlichen Versicherung auch nur halbwegs zufrieden stellende Angaben erlangt.<text:span text:style-name="Footnote_20_Symbol"><text:note text:id="ftn681" text:note-class="footnote"><text:note-citation>681</text:note-citation><text:note-body><text:p text:style-name="P22"><text:s/>BT-Drucksache 14/2111, S. 4; <text:span text:style-name="T1">Kröger/Bausch</text:span>, GRUR 1997, 321 (324); vgl. insbesondere <text:span text:style-name="T1">Schmaltz/Kuczera</text:span>, GRUR 2006, 97 (98 f.); <text:span text:style-name="T1">Oppermann</text:span>, S. 219.</text:p></text:note-body></text:note></text:span> Der Schutzrechtsverletzer hat es also <text:span text:style-name="T1">jedenfalls</text:span> in der Hand, den verletzten Schutzrechtsinhaber durch offensichtlich unvollständige bzw. unrichtige Angaben zur Forderung von Ergänzungen bzw. Berichtigungen der Rechnungslegung zu provozieren, um so die Abgabe der eidesstattlichen Versicherung hinauszuzögern. Durch immer wieder geschickt eingeräumte Unvollständigkeiten bzw. Unrichtigkeiten der Rechnungslegung vor Abnahme der eidesstattlichen Versicherung besteht für den Schuldner schließlich sogar die Möglichkeit, die Abgabe der eidesstattlichen Versicherung für unbestimmte Zeit aufzuschieben. <text:span text:style-name="T1">Allein</text:span> mit dem Anspruch aus § 259 Abs. 2 BGB – selbst in Form einer abschnittsweisen Versicherung - kann der verletzte Schutzrechtsinhaber dieser Praxis nämlich nicht wirksam begegnen. </text:p>
      <text:p text:style-name="P3">Des Weiteren erscheint es zweifelhaft, ob der Verpflichtung zur Abgabe einer eidesstattlichen Versicherung überhaupt (noch) die Wirkung zukommt, die ihr ursprünglich zugedacht war.<text:span text:style-name="Footnote_20_Symbol"><text:note text:id="ftn682" text:note-class="footnote"><text:note-citation>682</text:note-citation><text:note-body><text:p text:style-name="P22"><text:s/>So findet sich bereits früh der Ausspruch: „Der Offenbarungseid (nach § 259 Abs. 2 BGB) ist ein durchaus verwerfliches, juristisch kaum irgendwie brauchbares, moralisch bedenkliches Institut; vgl. <text:span text:style-name="T1">Pfizer</text:span>, S. 401. </text:p></text:note-body></text:note></text:span> Bereits der Gesetzgeber war sich nämlich darüber im Klaren, dass die Möglichkeit, mit Hilfe der Verpflichtung zur Abgabe einer eidesstattlichen Versicherung auf das Gewissen des Pflichtigen Druck auszuüben, grundsätzlich durch die jeweilige „Persönlichkeit“ des Pflichtigen begrenzt ist.<text:span text:style-name="Footnote_20_Symbol"><text:note text:id="ftn683" text:note-class="footnote"><text:note-citation>683</text:note-citation><text:note-body><text:p text:style-name="P22"><text:s/>Vgl. dazu <text:span text:style-name="T1">Loewenthal</text:span>, S. 34 f.; <text:span text:style-name="T1">Zerhusen</text:span>, S. 81. </text:p></text:note-body></text:note></text:span> Nicht zuletzt aus diesem Grund ist schließlich die schuldhafte Abgabe einer falschen eidesstattlichen Versicherung mit strafrechtlichen Konsequenzen ausgestattet. Dass der Eid<text:alphabetical-index-mark text:string-value="Eid"/> aber gerade in den letzten hundert Jahren im Zuge gesellschaftlicher Veränderungen einem Wandel unterworfen war und damit letztlich an moralischer Wirkung auf den Einzelnen verloren hat, wird sich wohl kaum bestreiten lassen.<text:span text:style-name="Footnote_20_Symbol"><text:note text:id="ftn684" text:note-class="footnote"><text:note-citation>684</text:note-citation><text:note-body><text:p text:style-name="P22"><text:s/>Diese Tendenz bestätigte der BGH in NJW 1971, 656 f.; Erblickte man beispielsweise noch in früheren Zeiten im Meineid zugleich eine Gotteslästerung, so ist heute die religionslose Schwurformel grundsätzlich anerkannt, vgl. Art. 56 S. 2, Art. 64 Abs. GG; <text:span text:style-name="T1">Loewenthal</text:span>, S. 2; <text:span text:style-name="T1">Thudichum</text:span>, S. 2; Exemplarisch kann insoweit auch auf die im Laufe des Gesetzgebungsverfahrens zu § 259 Abs. 2 BGB geäußerten Befürchtungen, nach Einführung des Merkmals „Grund zu der Annahme“ bedeute bereits das Verlangen nach Eidesleistung eine Kompromittierung des Rechnungslegers, ebenso wie auf erfolgte Ausführungen zu „Heiligkeit und Würde“ des Eides verwiesen werden, die heutzutage wohl eher als antiquiert erscheinen; vgl. <text:span text:style-name="T1">Zerhusen</text:span>, S. 86 f.; 93; <text:span text:style-name="T1">Bruch</text:span>, S. 155; <text:span text:style-name="T1">Schollmeyer</text:span>, § 259 BGB S. 56; Prot. Bd. 2 S. 784, 787.</text:p></text:note-body></text:note></text:span> Von dieser Entwicklung konnte freilich – wie sich aus der Natur der Sache ergibt – auch die eidesstattliche Versicherung nicht unbeeinflusst bleiben. Überdies hat der Anspruch aus § 259 Abs. 2 BGB aber auch durch gesetzgeberische Änderungen an Außenwirkung eingebüßt. So wurde nämlich durch das Gesetz zur Änderung des Rechtspflegergesetzes und des Beurkundungsgesetzes und zur Umwandlung des Offenbarungseides<text:alphabetical-index-mark text:string-value="Offenbarungseid"/> in eine eidesstattliche Versicherung mit Wirkung zum 1.7.1970 der Anspruch aus § 259 Abs. 2 BGB a. F. auf Leistung eines materiellrechtlichen Offenbarungseides<text:span text:style-name="Footnote_20_Symbol"><text:note text:id="ftn685" text:note-class="footnote"><text:note-citation>685</text:note-citation><text:note-body><text:p text:style-name="P22"><text:s/><text:span text:style-name="T1">Pastor</text:span> in Reimer, S. 327; Neben diesem materiellrechtlichen Offenbarungseid kannte das deutsche Recht bis zu jenem Zeitpunkt auch noch einen vollstreckungsrechtlichen Offenbarungseid. Dieser war nach § 807 ZPO zu leisten, wenn die Pfändung aufgrund eines vollstreckbaren Titels nicht zu einer vollständigen Befriedigung des Gläubigers geführt hatte oder dieser glaubhaft machte, dass er eine solche nicht erlangen würde. Dann hatte der Schuldner auf Antrag ein detailliertes Vermögensverzeichnis vorzulegen und dessen Richtigkeit zu beschwören; vgl. <text:span text:style-name="T1">Habscheid</text:span>, NJW 1970, 1670.</text:p></text:note-body></text:note></text:span> in einen Anspruch auf Abgabe einer eidesstattlichen Versicherung (§ 259 Abs. 2 BGB geltende Fassung) umgewandelt.<text:span text:style-name="Footnote_20_Symbol"><text:note text:id="ftn686" text:note-class="footnote"><text:note-citation>686</text:note-citation><text:note-body><text:p text:style-name="P22"><text:s/><text:span text:style-name="T1">Habscheid</text:span>, NJW 1970, 1670.</text:p></text:note-body></text:note></text:span> Dass der Durchschnittsbürger die eidesstattliche Versicherung aber weniger ernst nimmt als den Eid, ist nicht nur eine Frage der geringeren Strafsanktion, sondern auch und vor allem der allgemeinen Rechtsanschauung und des Rechtsbewusstseins.<text:span text:style-name="Footnote_20_Symbol"><text:note text:id="ftn687" text:note-class="footnote"><text:note-citation>687</text:note-citation><text:note-body><text:p text:style-name="P22"><text:s/><text:span text:style-name="T1">Habscheid</text:span>, NJW 1970, 1670 (1671).</text:p></text:note-body></text:note></text:span> Es muss also realistischerweise davon ausgegangen werden, dass eidesstattliche Versicherungen regelmäßig leichtfertiger abgegeben werden.<text:span text:style-name="Footnote_20_Symbol"><text:note text:id="ftn688" text:note-class="footnote"><text:note-citation>688</text:note-citation><text:note-body><text:p text:style-name="P22"><text:s/><text:span text:style-name="T1">Loewenthal</text:span>, S. 71.</text:p></text:note-body></text:note></text:span> Auch die im Zuge der Reform erfolgte Umwandlung hat somit zu einer Entwertung des Anspruchs aus § 259 Abs. 2 BGB beigetragen.<text:span text:style-name="Footnote_20_Symbol"><text:note text:id="ftn689" text:note-class="footnote"><text:note-citation>689</text:note-citation><text:note-body><text:p text:style-name="P22"><text:s/><text:span text:style-name="T1">Habscheid</text:span>, NJW 1970, 1670 (1671); <text:span text:style-name="T1">Pastor</text:span> in Reimer, S. 327; Dies erweist sich als besonders tragisch, da die Reform auch nicht aus Entlastungsgesichtspunkten erforderlich gewesen wäre, denn bei Klagen auf Ableistung des materiellrechtlichen Offenbarungseides nach den §§ 259 ff. BGB handelte es sich nicht – wie beim vollstreckungsrechtlichen Offenbarungseid – um Massesachen.</text:p></text:note-body></text:note></text:span> Die Möglichkeit, durch die Verpflichtung zur Abgabe einer eidesstattlichen Versicherung auf die moralische Gesinnung des Pflichtigen einzuwirken, ist also überaus begrenzt. Es stellt sich daher die Frage, inwiefern die Strafandrohungen der §§ 156, 163 Abs. 1 StGB verhaltenssteuernd auf den Pflichtigen einwirken können. Insoweit wäre es allerdings realitätsfremd, anzunehmen, dass, gerade wenn für die Beteiligten hohe Gewinne bzw. finanzielle Einbußen auf dem Spiel stehen, das Risiko strafrechtlicher Sanktionen – insbesondere wenn es bisweilen nur theoretischer Natur ist<text:span text:style-name="Footnote_20_Symbol"><text:note text:id="ftn690" text:note-class="footnote"><text:note-citation>690</text:note-citation><text:note-body><text:p text:style-name="P22"><text:s/>Schließlich muss dem Verletzer auch für einen eventuellen Strafprozess nachgewiesen werden, dass seine eidesstattlich bekräftigten Angaben falsch waren; vgl. <text:span text:style-name="T1">Oppermann</text:span>, S. 219.</text:p></text:note-body></text:note></text:span> – den Schutzrechtsverletzer stets dazu anhalten wird, Ergänzungen und Berichtigungen vorzunehmen.<text:span text:style-name="Footnote_20_Symbol"><text:note text:id="ftn691" text:note-class="footnote"><text:note-citation>691</text:note-citation><text:note-body><text:p text:style-name="P22"><text:s/><text:span text:style-name="T1">Rojahn</text:span>, GRUR 2005, 623 (624); <text:span text:style-name="T1">Knieper</text:span>, WRP 1999, 1116; <text:span text:style-name="T1">Gloy/Loschelder</text:span>, GRUR 1999, 560 (563 f.).</text:p></text:note-body></text:note></text:span> Viel eher wird davon auszugehen sein, dass vor allem die Verletzer, die den Schutzrechtsinhaber den meisten Schaden zufügen, sich nicht von möglichen strafrechtlichen Konsequenzen abschrecken lassen werden.<text:span text:style-name="Footnote_20_Symbol"><text:note text:id="ftn692" text:note-class="footnote"><text:note-citation>692</text:note-citation><text:note-body><text:p text:style-name="P22"><text:s/><text:span text:style-name="T1">Oppermann</text:span>, S. 219; Dies bestätigen auch Beobachtungen aus der Praxis, wonach besonders im gewinnträchtigen Bereich der Produktpiraterie Verletzer angesichts ihrer Verpflichtung zur Abgabe einer eidesstattlichen Versicherung nur selten dazu bewogen werden ihre Angaben zu ändern und vielmehr umso größere Bereitschaft zur Abgabe zeigen, je unwahrscheinlicher ihre Angaben sind; vgl. BT/Drucks. 14/2111; S. 4; <text:span text:style-name="T1">Kröger/Bausch</text:span>, GRUR 1997, 321 (324 f.); <text:span text:style-name="T1">Harte-Bavendamm</text:span>, Markenpiraterie, § 5 Rn. 53; <text:span text:style-name="T1">Knieper</text:span>, WRP 1999, 1116; <text:span text:style-name="T1">Gloy/Loschelder</text:span>, GRUR 1999, 560 (563 f.); <text:span text:style-name="T1">Wiume</text:span>, S. 255.</text:p></text:note-body></text:note></text:span> Darüber hinaus kommt der mit der Abgabe einer falschen Versicherung an Eides statt verbundenen Strafsanktion auch dort, wo die Rechnungslegung auf der Grundlage von Schätzungen erfolgt, wegen des jeder Schätzung innewohnenden Beurteilungsspielraumes nur eine abgeschwächte Wirkung zu.<text:span text:style-name="Footnote_20_Symbol"><text:note text:id="ftn693" text:note-class="footnote"><text:note-citation>693</text:note-citation><text:note-body><text:p text:style-name="P22"><text:s/><text:span text:style-name="T1">Vgl. v. Weichs/Foerstl</text:span>, ZUM 2000, 897 (901); BGH in GRUR 1984, 728 (730) – Dampffrisierstab II; vgl. auch RGZ 125, 256 (258) – Glühlampen. </text:p></text:note-body></text:note></text:span> Es ist also festzustellen, dass die Verpflichtung zur Abgabe einer eidesstattlichen Versicherung über hundert Jahre nach ihrer Normierung nicht mehr über die schlagkräftige Wirkung verfügt, die ihr ursprünglich zugedacht war. </text:p>
      <text:p text:style-name="P3">Da die eidesstattliche Versicherung die der Rechnungslegung immanente Gefahr schuldhafter subjektiver Verfälschung dementsprechend aber nur sehr unvollkommen beseitigen kann, erscheint sie als alleiniger Kontrollmechanismus kaum geeignet, eine ordnungsgemäße Rechnungslegung sicherzustellen. Hat der Berechtigte nämlich nach Abgabe der eidesstattlichen Versicherung – trotz seiner nach wie vor bestehenden Zweifel an der Vollständigkeit bzw. Richtigkeit der Rechnung - nicht genug Beweise, um der bestätigten Rechnungslegung entgegenzutreten, erweist sich der Anspruch aus § 259 Abs. 2 BGB für ihn als nicht weiter hilfreich, denn er ist darauf beschränkt, die abgeleistete Versicherung entgegen zu nehmen.<text:span text:style-name="Footnote_20_Symbol"><text:note text:id="ftn694" text:note-class="footnote"><text:note-citation>694</text:note-citation><text:note-body><text:p text:style-name="P22"><text:s/><text:span text:style-name="T1">Brändel</text:span>, GRUR 1985, 616 (618); <text:span text:style-name="T1">Banzhaf</text:span>, S. 207.</text:p></text:note-body></text:note></text:span> Zwar besteht, wenn auch das Gericht die Angaben immer noch für unrichtig hält, keine Bindung des Gerichts an den Inhalt der Rechnungslegung, so dass im Rahmen der Schadensschätzung<text:alphabetical-index-mark text:string-value="Schadensschätzung"/> die Wahrscheinlichkeit der Unvollständigkeit bzw. Unrichtigkeit berücksichtigt werden kann.<text:span text:style-name="Footnote_20_Symbol"><text:note text:id="ftn695" text:note-class="footnote"><text:note-citation>695</text:note-citation><text:note-body><text:p text:style-name="P22"><text:s/><text:span text:style-name="T1">Banzhaf</text:span>, S. 207.</text:p></text:note-body></text:note></text:span> Der mit dem Rechnungslegungsanspruch verfolgte Zweck einer möglichst wirklichkeitsnahen Bezifferung bzw. Schätzung der Höhe des Hauptanspruchs ist aber allein über den Anspruch aus § 259 Abs. 2 BGB nicht zu erreichen. Die Aussichten des Gläubigers, den Schuldner wegen Abgabe einer falschen Versicherung an Eides statt (§§ 156, 163 Abs. 1 StGB) oder wegen Betrugs<text:alphabetical-index-mark text:string-value="Betrug"/> (§ 263 StGB) strafrechtlich zur Verantwortung zu ziehen, sind – selbst wenn der Nachweis gelingt - gering;<text:span text:style-name="Footnote_20_Symbol"><text:note text:id="ftn696" text:note-class="footnote"><text:note-citation>696</text:note-citation><text:note-body><text:p text:style-name="P22"><text:s/>Vgl. dazu <text:span text:style-name="T1">Pross</text:span>, S. 881.</text:p></text:note-body></text:note></text:span> ebenso erscheint auch die Durchsetzung von Schadensersatzansprüchen nach den §§ 280 ff. BGB, §§ 823 Abs. 2 BGB, 263 StGB fraglich.<text:span text:style-name="Footnote_20_Symbol"><text:note text:id="ftn697" text:note-class="footnote"><text:note-citation>697</text:note-citation><text:note-body><text:p text:style-name="P22"><text:s/>Vgl. <text:span text:style-name="T1">v. Weichs/Foerstl</text:span>, ZUM 2000, 897 (901). </text:p></text:note-body></text:note></text:span> Es offenbart sich somit ein Bedürfnis nach weitergehenden objektiven Kontrollmöglichkeiten.<text:span text:style-name="Footnote_20_Symbol"><text:note text:id="ftn698" text:note-class="footnote"><text:note-citation>698</text:note-citation><text:note-body><text:p text:style-name="P22"><text:s/>Diese Beurteilung deckt sich auch mit der im Rahmen der Diskussion um die Durchsetzungs-Richtlinie und ihre Umsetzung erhobene Forderung nach einer schärferen Richtigkeitskontrolle der Rechnungslegung, die ja letztlich gerade damit begründet wurde, dass die insoweit bestehende Möglichkeit der Versicherung an Eides statt unzureichend ist; vgl. <text:span text:style-name="T1">Kunz-Hallstein/Loschelder</text:span>, GRUR 2003, 682 (685).</text:p></text:note-body></text:note></text:span> Dies bestätigt nicht zuletzt auch die Rechtsprechung des Bundesgerichtshofs. So wurde dem Verletzten aus eben diesem Grunde in den beiden Dampffrisierstab-Entscheidungen - zwecks intensivierter Nutzbarmachung der dem Rechnungslegungsanspruch eigenen objektiven Kontrollmöglichkeiten – zunächst einmal ein sehr weitgehend aufgeschlüsselter Rechnungslegungsanspruch gewährt.<text:span text:style-name="Footnote_20_Symbol"><text:note text:id="ftn699" text:note-class="footnote"><text:note-citation>699</text:note-citation><text:note-body><text:p text:style-name="P22"><text:s/>Danach sollte sich der Rechnungslegungsanspruch verstärken, soweit die Rechnungslegung von Widersprüchen und Unvollständigkeiten gekennzeichnet ist; vgl. <text:span text:style-name="T1">Tilmann</text:span>, GRUR 1987, 251 (256).</text:p></text:note-body></text:note></text:span> Als sich dieses Vorgehen in der Folgezeit – abgesehen von bestehenden Zumutbarkeitsbedenken<text:span text:style-name="Footnote_20_Symbol"><text:note text:id="ftn700" text:note-class="footnote"><text:note-citation>700</text:note-citation><text:note-body><text:p text:style-name="P22"><text:s/>Vgl. <text:span text:style-name="T1">Tilmann</text:span>, GRUR 1987, 251 (256).</text:p></text:note-body></text:note></text:span> - als unbefriedigend herausstellte, wurde hinsichtlich der dem schutzrechtsverletzenden Gegenstand unmittelbar zuzurechnenden und damit abzugsfähigen Gemeinkosten<text:alphabetical-index-mark text:string-value="Gemeinkosten"/> sogar eine substantiierte Darlegung seitens des Verletzers gefordert.<text:span text:style-name="Footnote_20_Symbol"><text:note text:id="ftn701" text:note-class="footnote"><text:note-citation>701</text:note-citation><text:note-body><text:p text:style-name="P22"><text:s/>Vgl. BGH in GRUR 2001, 329 (331) – Gemeinkostenanteil: „…Falls Gemeinkosten<text:alphabetical-index-mark text:string-value="Gemeinkosten"/> ausnahmsweise dem schutzrechtsverletzenden Gegenständen unmittelbar zugerechnet werden können, sind diese bei der Ermittlung des Verletzergewinns von den Erlösen abzuziehen; die Darlegungs- und Beweislast trägt insoweit der Verletzer…“; <text:span text:style-name="T1">Rojahn</text:span>, GRUR 2005, 623 (624); <text:span text:style-name="T1">Schmaltz/Kuczera</text:span>, GRUR 2006, 97 (102).</text:p></text:note-body></text:note></text:span> Dass trotz alledem bestehende Defizite bei der Kontrolle der Rechnungslegung aber über Hilfserwägungen<text:span text:style-name="Footnote_20_Symbol"><text:note text:id="ftn702" text:note-class="footnote"><text:note-citation>702</text:note-citation><text:note-body><text:p text:style-name="P22"><text:s/>So wurde im Rahmen der Diskussion um die Umsetzung der Durchsetzungs-Richtlinie von Seiten der Literatur vorgeschlagen, der Geschädigte solle im Falle einer Schadensberechnung nach der Lizenzanalogie einen Betrag fordern können, der dem Doppelten einer fiktiven Lizenzgebühr entspreche. Denn nach der geltenden Rechtslage muss der geschädigte Rechtsinhaber - nicht zuletzt aufgrund der Defizite bei der Nachprüfung der Angaben betreffend den Verletzergewinn - häufig auf den Anspruch auf Zahlung einer fiktiven Lizenzgebühr ausweichen, um wenigstens einen Teil des wahren Schadens ersetzt zu erhalten. Der dafür gezahlte, in der Regel sehr hohe Preis, nämlich der Verzicht auf den Ausgleich des tatsächlich deutlich höheren wirtschaftlichen Schadens, soll daher durch die in Aussicht genommene Pauschalierung auf das Zweifache der angemessenen Lizenzgebühr wenigstens etwas gesenkt werden; vgl. <text:span text:style-name="T1">Harte-Bavendamm</text:span>, FS Tilmann, S. 803; Dieser Gedanke wurde auch vom LG Düsseldorf aufgegriffen, das, weil nach der Rechtsprechung des Bundesgerichtshofes kein Anspruch auf Nachprüfung der Rechnung durch einen Buchprüfer in Betracht kam, dem Schutzrechtsinhaber eine Erhöhung des Schadensersatzlizenzsatzes von 5 % auf 5,5 % zubilligte; vgl. Entsch. 1999, 60 (63) - Teigportioniervorrichtung; <text:span text:style-name="T1">v. d. Osten</text:span>, Mitt. 2000, 95 (97). </text:p></text:note-body></text:note></text:span> - vielleicht sogar auf dogmatisch zweifelhafter Grundlage - ausgeglichen werden, erscheint kaum erstrebenswert. </text:p>
      <text:p text:style-name="P3"/>
      <text:p text:style-name="P6"/>
      <text:p text:style-name="P12"/>
      <text:p text:style-name="P12"/>
      <text:p text:style-name="P12"/>
      <text:h text:style-name="Heading_20_3" text:outline-level="3"><text:span text:style-name="T4">III. Belegvorlagepflicht aus § 259 Abs. 1 BGB a. E. </text:span></text:h>
      <text:p text:style-name="P12"/>
      <text:p text:style-name="P2">Außer dem Anspruch auf Abgabe einer eidesstattlichen Versicherung ist in den allgemeinen Vorschriften der §§ 259, 260 BGB zwar nicht für die Auskunft, wohl aber für die Rechnungslegung auch noch eine Pflicht zur Vorlage von Belegen vorgesehen. </text:p>
      <text:p text:style-name="P13"/>
      <text:h text:style-name="Heading_20_4" text:outline-level="4"><text:span text:style-name="T4">1. Dogmatische Einordnung der Belegvorlagepflicht – Rechtsnatur und Wesen</text:span></text:h>
      <text:p text:style-name="P13"/>
      <text:p text:style-name="P2">Bei der in § 259 Abs. 1 BGB a. E. normierten materiellrechtlichen Verpflichtung zur Belegvorlage handelt es sich – ebenso wie bei allen sonstigen Urkundenvorlage- bzw. Einsichtnahmeansprüchen - ihrem Schwerpunkt und Wesen nach nicht um eine Handlungspflicht<text:alphabetical-index-mark text:string-value="Handlungspflicht"/>, sondern um eine Duldungspflicht<text:alphabetical-index-mark text:string-value="Duldungspflicht"/>.<text:span text:style-name="Footnote_20_Symbol"><text:note text:id="ftn703" text:note-class="footnote"><text:note-citation>703</text:note-citation><text:note-body><text:p text:style-name="P22"><text:s/>MK/<text:span text:style-name="T1">Krüger</text:span>, § 259 BGB Rn. 44; <text:span text:style-name="T1">Brändel</text:span>, GRUR 1985, 616 (617).</text:p></text:note-body></text:note></text:span> Diese hat der Gläubiger (zusammen mit dem Anspruch auf Rechnungslegung) im Wege einer Klage geltend zu machen.<text:span text:style-name="Footnote_20_Symbol"><text:note text:id="ftn704" text:note-class="footnote"><text:note-citation>704</text:note-citation><text:note-body><text:p text:style-name="P22"><text:s/>Vgl. <text:span text:style-name="T1">Schilken</text:span>, JURA 1988, 525 (530); OLG Zweibrücken in NJW-RR 1998, 715 (716); OLG Köln in NJW-RR 1989, 567.</text:p></text:note-body></text:note></text:span> Über das Einfallstor des § 422 ZPO kann sich der Pflichtige zwar auch im Prozess um die Hauptsache auf die Belegvorlagepflicht – wie auf alle übrigen materiellrechtlichen Ansprüche auf Herausgabe oder Vorlage von Urkunden – berufen.<text:span text:style-name="Footnote_20_Symbol"><text:note text:id="ftn705" text:note-class="footnote"><text:note-citation>705</text:note-citation><text:note-body><text:p text:style-name="P22"><text:s/><text:span text:style-name="T1">Hellmann</text:span>, S. 81; <text:span text:style-name="T1">Lang</text:span>, S. 91; <text:span text:style-name="T1">Stürner</text:span>, ZZP 1985, 237 (239); <text:span text:style-name="T1">Peters</text:span>, FS Schwab, S. 404.</text:p></text:note-body></text:note></text:span> Schließlich bestimmt § 422 ZPO im Beweisverfahren eine prozessuale Vorlegungspflicht, die ausdrücklich vom Bestehen materiellrechtlicher Herausgabe- oder Vorlageansprüche, wie eben der Belegvorlagepflicht nach § 259 Abs. 1 BGB a. E. abhängig ist, und bewirkt so als Transformationsnorm eine prozessuale Umsetzung dieser materiellrechtlichen Verpflichtung.<text:span text:style-name="Footnote_20_Symbol"><text:note text:id="ftn706" text:note-class="footnote"><text:note-citation>706</text:note-citation><text:note-body><text:p text:style-name="P22"><text:s/><text:span text:style-name="T1">Schilken</text:span>, JURA 1988, 525 (527); <text:span text:style-name="T1">Peters</text:span>, FS Schwab, S. 404; <text:span text:style-name="T1">Lang</text:span>, S. 86; <text:span text:style-name="T1">Schlosser</text:span>, JZ 1991, 599 (606); <text:span text:style-name="T1">Hay</text:span>, S. 6; <text:span text:style-name="T1">Hellmann</text:span>, S. 81; <text:span text:style-name="T1">McGuire</text:span>, GRUR Int. 2005, 15f (19).</text:p></text:note-body></text:note></text:span> Infolge ihrer Inkorporation in den Prozess sind diese Pflichten aber, während sie im materiellen Recht auf Erfüllung angelegt sind, notfalls erzwingbar durch Urteil und Zwangsvollstreckung, über die §§ 422, 427 ZPO nur (noch) prozessual bewehrt.<text:span text:style-name="Footnote_20_Symbol"><text:note text:id="ftn707" text:note-class="footnote"><text:note-citation>707</text:note-citation><text:note-body><text:p text:style-name="P22"><text:s/><text:span text:style-name="T1">Schilken</text:span>, JURA 1988, 525 (531); Als prozessuale Sanktionen sind entweder die freie Beweiswürdigung des unkooperativen Verhaltens vorgesehen (§ 286 ZPO) oder die Zulässigkeit, die Angaben des Beweisführers für zutreffend zu halten (§§ 427 ZPO); vgl. <text:span text:style-name="T1">McGuire</text:span>, GRUR Int. 2005, 15 (16); <text:span text:style-name="T1">Peters</text:span>, FS Schwab, S. 404; <text:span text:style-name="T1">Grimme</text:span>, JA 1985, 320 (324 f.).</text:p></text:note-body></text:note></text:span> Da den materiellrechtlichen Herausgabe- und Vorlegungsansprüchen neben den prozessualen Vorlegungspflichten im Rahmen eines anhängigen Hauptsacheprozesses im Ergebnis kein Wirkungsbereich mehr verbleiben soll, ist auch ihre klageweise Durchsetzung in einem Zwischenstreit<text:alphabetical-index-mark text:string-value="Zwischenstreit"/> regelmäßig ausgeschlossen.<text:span text:style-name="Footnote_20_Symbol"><text:note text:id="ftn708" text:note-class="footnote"><text:note-citation>708</text:note-citation><text:note-body><text:p text:style-name="P22"><text:s/><text:span text:style-name="T1">Balthasar</text:span>, S. 23; <text:span text:style-name="T1">Stürner</text:span>, Aufklärungspflicht, S. 257 f.; <text:span text:style-name="T1">McGuire</text:span>, GRUR Int. 2005, 15 (16 f.); <text:span text:style-name="T1">Peters</text:span>, FS Schwab, S. 404; <text:span text:style-name="T1">Hay</text:span>, S. 7; <text:span text:style-name="T1">Lang</text:span>, S. 91; <text:span text:style-name="T1">Stürner</text:span>, ZZP 1985, 237 (239); <text:span text:style-name="T1">Braun</text:span>, S. 273; a. A. <text:span text:style-name="T1">Hellmann</text:span>, S. 278; Die klageweise Durchsetzung der materiellrechtlichen Vorlagepflicht sieht das Gesetz nur gegenüber Dritten vor (vgl. §§ 429, 431 ZPO), weil hier der Prozessnachteil keine taugliche Sanktion ist; vgl. <text:span text:style-name="T1">Stürner</text:span>, Aufklärungspflicht, S. 258.</text:p></text:note-body></text:note></text:span> </text:p>
      <text:h text:style-name="Heading_20_4" text:outline-level="4"><text:span text:style-name="T4">2. Zweck der Belegvorlagepflicht</text:span></text:h>
      <text:p text:style-name="P13"/>
      <text:p text:style-name="P2">Zweck der Belegvorlage ist in erster Linie nicht die Erteilung bzw. Vervollständigung der Angaben, denn soweit der Inhalt der Belege für eine vollständige Rechnungslegung notwendig ist, gehören die betreffenden Angaben in die Rechnung selbst.<text:span text:style-name="Footnote_20_Symbol"><text:note text:id="ftn709" text:note-class="footnote"><text:note-citation>709</text:note-citation><text:note-body><text:p text:style-name="P22"><text:s/><text:span text:style-name="T1">Zerhusen</text:span>, S. 68; vgl. auch OLG Köln in GRUR 1995, 677.</text:p></text:note-body></text:note></text:span> Ferner ist der Berechtigte auch ohne Vorlage der Belege in der Lage, die im Rahmen der Rechnungslegung erhaltenen Daten als Grundlage seiner weiteren Rechtsverfolgung zu verwerten, schließlich erhält er über die schriftlich vorzunehmende Rechnungslegung selbst geeignete Beweismittel (Urkunden/Zeugen<text:alphabetical-index-mark text:string-value="Zeugenbeweis"/>), die er ins gerichtliche Verfahren einführen kann, ist somit also nicht auf Kopien der Belege als Beweismittel angewiesen.<text:span text:style-name="Footnote_20_Symbol"><text:note text:id="ftn710" text:note-class="footnote"><text:note-citation>710</text:note-citation><text:note-body><text:p text:style-name="P22"><text:s/>OLG Köln in GRUR 1995, 677.</text:p></text:note-body></text:note></text:span> Die Belegvorlage soll vielmehr (im Wesentlichen) dazu dienen, dem Berechtigten die Nachprüfung der Verlässlichkeit der Rechnungsangaben zu ermöglichen.<text:span text:style-name="Footnote_20_Symbol"><text:note text:id="ftn711" text:note-class="footnote"><text:note-citation>711</text:note-citation><text:note-body><text:p text:style-name="P22"><text:s/><text:span text:style-name="T1">Derleder/Wosnitza</text:span>, ZIP 1990, 901 (902); <text:span text:style-name="T1">Knieper</text:span>, WRP 1999, 1116 (1117); <text:span text:style-name="T1">Rojahn</text:span>, GRUR 2005, 623 (624); <text:span text:style-name="T1">Schmaltz/Kuczera</text:span>, GRUR 2006, 97 (103); <text:span text:style-name="T1">Zerhusen</text:span>, S. 65 ff.; RGZ 21, 80 (82); ROHG Bd. 22, 3 f.; nur nach ROHG 7, 92 sollten Belege nicht zum Zwecke der Nachprüfung vorzulegen sein, sondern soweit sie zur Verständlichkeit der Rechnung erforderlich sind.</text:p></text:note-body></text:note></text:span> So soll durch Vorlage der einschlägigen Unterlagen, die zumindest in gewissem Maße (subjektiv) unbeeinflussbar und dementsprechend auch (objektiv) zuverlässig sind,<text:span text:style-name="Footnote_20_Symbol"><text:note text:id="ftn712" text:note-class="footnote"><text:note-citation>712</text:note-citation><text:note-body><text:p text:style-name="P22"><text:s/>Vgl. <text:span text:style-name="T1">Zerhusen</text:span>, S. 82; <text:span text:style-name="T1">Stürner</text:span>, Aufklärungspflicht, S. 341 f.; <text:span text:style-name="T1">Teplitzky</text:span>, GRUR 2003, 272 (276 f.); BGH in GRUR 2002, 709 (712) – Entfernung der Herstellungsnummer III.</text:p></text:note-body></text:note></text:span> eine Substantiierung der einzelnen Rechnungsposten erreicht werden.<text:span text:style-name="Footnote_20_Symbol"><text:note text:id="ftn713" text:note-class="footnote"><text:note-citation>713</text:note-citation><text:note-body><text:p text:style-name="P22"><text:s/><text:span text:style-name="T1">Schollmeyer</text:span>, § 259 BGB S. 54; <text:span text:style-name="T1">Harte-Bavendamm</text:span>, Markenpiraterie, § 5 Rn. 64 f.; Dies folgt schon aus dem vom Gesetz verwendeten Ausdruck „Beleg, belegen“ selbst.</text:p></text:note-body></text:note></text:span> Die Belege sollen also in gewissem Maße Beweis und Sicherheit dafür bieten, dass die Rechnungslegung richtig ist.<text:span text:style-name="Footnote_20_Symbol"><text:note text:id="ftn714" text:note-class="footnote"><text:note-citation>714</text:note-citation><text:note-body><text:p text:style-name="P22"><text:s/><text:span text:style-name="T1">Schollmeyer</text:span>, § 259 BGB S. 54; <text:span text:style-name="T1">Zerhusen</text:span>, S. 68; <text:span text:style-name="T1">Harte-Bavendamm</text:span>, Markenpiraterie, § 5 Rn. 64; <text:span text:style-name="T1">Cremer</text:span>, Mitt. 1992, 153 (157).</text:p></text:note-body></text:note></text:span> Soweit die Rechnungsangaben allerdings nicht mit den vorgelegten Belegen übereinstimmen, können die Belege auch insoweit zu Informations- und Beweiszwecken dienen. </text:p>
      <text:p text:style-name="P2">Damit kann die Belegvorlagepflicht dann einerseits dazu führen, den Betroffenen vor der Verpflichtung zur Abgabe einer eidesstattlichen Versicherung zu bewahren. Schließlich hat der Gesetzgeber durch Normierung einer für den Regelfall bestehenden Belegvorlagepflicht implizit auch eine Beschränkung des Anspruchs aus § 259 Abs. 2 BGB vorgenommen. Denn zum einen erschwert die Vorlage von einwandfreien, der Üblichkeit entsprechenden Belegen dem Berechtigten den Nachweis, die Angaben seien nicht mit der erforderlichen Sorgfalt gemacht worden.<text:span text:style-name="Footnote_20_Symbol"><text:note text:id="ftn715" text:note-class="footnote"><text:note-citation>715</text:note-citation><text:note-body><text:p text:style-name="P22"><text:s/>Vgl. <text:span text:style-name="T1">Bähr</text:span>, S. 282; Umgekehrt kann natürlich die nicht ordnungsgemäße Belegvorlage dem Berechtigten u. U. auch den Nachweis einer unsorgfältigen Rechnungslegung erleichtern; vgl. Urteil vom LG Mannheim, 25.11.1994 – 7 O 145/94, S. 15. </text:p></text:note-body></text:note></text:span> Insoweit erfolgt die Belegvorlage also sogar im eigenen Interesse des Pflichtigen, da so die Möglichkeit einer Verpflichtung aus § 259 Abs. 2 BGB in gewissem Maße „beschränkt“ werden kann.<text:span text:style-name="Footnote_20_Symbol"><text:note text:id="ftn716" text:note-class="footnote"><text:note-citation>716</text:note-citation><text:note-body><text:p text:style-name="P22"><text:s/>Vgl. Mot. Bd. 2 S. 537; <text:span text:style-name="T1">Zerhusen</text:span>, S. 65.</text:p></text:note-body></text:note></text:span> Zum anderen wird die Belegvorlage häufig Zweifel an der Richtigkeit der Rechnungslegung ausräumen und damit eine diesbezügliche eidesstattliche Versicherung des Schuldners überflüssig machen,<text:span text:style-name="Footnote_20_Symbol"><text:note text:id="ftn717" text:note-class="footnote"><text:note-citation>717</text:note-citation><text:note-body><text:p text:style-name="P22"><text:s/>Vgl. BGH in GRUR 2002, 709 (712) – Entfernung der Herstellungsnummer III; BGH in NJW-RR 2002, 1122; <text:span text:style-name="T1">Schaaff</text:span>, S. 142; <text:span text:style-name="T1">Schmaltz/Kuczera</text:span>, GRUR 2006, 97 (103); <text:span text:style-name="T1">Schollmeyer</text:span>, § 259 BGB Rn. 56; <text:span text:style-name="T1">Winkler</text:span>, S. 131; ähnlich auch Erman/<text:span text:style-name="T1">Kuckuk</text:span>, § 259 BGB Rn. 21; Eine entsprechende Anwendung des § 259 Abs. 3 BGB ist in diesem Zusammenhang – entgegen BGHZ 104, 369 (374) – nicht erforderlich, schließlich ist schlichtweg die Voraussetzung für den Anspruch aus § 259 Abs. 2 BGB weggefallen; vgl. MK/<text:span text:style-name="T1">Krüger</text:span>, § 259 BGB Rn. 44.</text:p></text:note-body></text:note></text:span> so dass im Ergebnis die Belegvorlage die Versicherung an Eides statt „ersetzen“ und sogar zu einer prozessökonomischen Abkürzung des Verfahrens führen kann;<text:span text:style-name="Footnote_20_Symbol"><text:note text:id="ftn718" text:note-class="footnote"><text:note-citation>718</text:note-citation><text:note-body><text:p text:style-name="P22"><text:s/>Vgl. <text:span text:style-name="T1">Cremer</text:span>, Mitt. 1992, 153 (157).</text:p></text:note-body></text:note></text:span> schließlich müsste der Berechtigte, sofern der Verletzer nicht freiwillig zur Abgabe einer Versicherung an Eides statt bereit wäre, ein neues (zeitraubendes) Erkenntnisverfahren<text:alphabetical-index-mark text:string-value="Erkenntnisverfahren"/> einleiten und gegebenenfalls nach § 889 ZPO die Zwangsvollstreckung betreiben.<text:span text:style-name="Footnote_20_Symbol"><text:note text:id="ftn719" text:note-class="footnote"><text:note-citation>719</text:note-citation><text:note-body><text:p text:style-name="P22"><text:s/><text:span text:style-name="T1">Schmaltz/Kuczera</text:span>, GRUR 2006, 97 (98).</text:p></text:note-body></text:note></text:span> Da der Pflichtige mit Abgabe einer eidesstattlichen Versicherung aber über das in den Geschäftsunterlagen und -büchern enthaltene Wissen hinaus die persönliche Haftung für die Vollständigkeit und Richtigkeit seiner Angaben übernimmt, kann ihn die Belegvorlage nicht immer vor der Verpflichtung zur Abgabe einer eidesstattlichen Versicherung bewahren.<text:span text:style-name="Footnote_20_Symbol"><text:note text:id="ftn720" text:note-class="footnote"><text:note-citation>720</text:note-citation><text:note-body><text:p text:style-name="P22"><text:s/><text:span text:style-name="T1">Zerhusen</text:span>, S. 96; <text:span text:style-name="T1">Dernburg</text:span>, § 39, S. 92; <text:span text:style-name="T1">Winkler</text:span>, S. 131; MK/<text:span text:style-name="T1">Krüger</text:span>, § 259 BGB Rn. 44.</text:p></text:note-body></text:note></text:span> Die (objektiv ausgerichtete) Belegvorlageverpflichtung kann daher andererseits auch - zusammen mit dem (subjektiv wirkenden) Anspruch auf Abgabe einer eidesstattlichen Versicherung - einer Doppelkontrolle dienen, um so dem Charakter der Rechnungslegung, dass ihr Leistungsinhalt nicht ausschließlich objektiv bestimmt werden kann, sondern subjektiv auch vom Leistungsvermögen und -willen des Pflichtigen abhängt,<text:span text:style-name="Footnote_20_Symbol"><text:note text:id="ftn721" text:note-class="footnote"><text:note-citation>721</text:note-citation><text:note-body><text:p text:style-name="P22"><text:s/>Vgl. <text:span text:style-name="T1">Bruch</text:span>, S. 150 f.; <text:span text:style-name="T1">Gernhuber</text:span>, S. 586; <text:span text:style-name="T1">Bähr</text:span>, S. 274; Mot. Bd. II, S. 536.</text:p></text:note-body></text:note></text:span> bestmöglich Rechnung zu tragen. Die Verpflichtung zur Belegvorlage ist dann ein weiteres Glied in der Kette derjenigen Maßnahmen, die eine ordnungsgemäße Rechnungslegung gewährleisten. Der Berechtigte ist insoweit nicht ausschließlich auf die Zwangswirkung der eidesstattlichen Versicherung verwiesen. </text:p>
      <text:p text:style-name="P13"/>
      <text:p text:style-name="P13"/>
      <text:p text:style-name="P13"/>
      <text:h text:style-name="Heading_20_4" text:outline-level="4"><text:span text:style-name="T4">3. Voraussetzungen der Belegvorlagepflicht</text:span></text:h>
      <text:p text:style-name="P13"/>
      <text:p text:style-name="P2">Anknüpfend an die Rechtsprechung des Reichsgerichts bestimmte bereits der I. Entwurf des BGB, dass eine Rechnung grundsätzlich mit entsprechenden Belegen zu versehen sei.<text:span text:style-name="Footnote_20_Symbol"><text:note text:id="ftn722" text:note-class="footnote"><text:note-citation>722</text:note-citation><text:note-body><text:p text:style-name="P22"><text:s/>Vgl. § 591 S. 2 (Entw. I); Mot. Bd. 2 S. 536 f.; <text:span text:style-name="T1">Zerhusen</text:span>, S. 63 f.</text:p></text:note-body></text:note></text:span> An diesem Grundsatz wurde dann auch im weiteren Verlauf des Gesetzgebungsverfahrens festgehalten<text:span text:style-name="Footnote_20_Symbol"><text:note text:id="ftn723" text:note-class="footnote"><text:note-citation>723</text:note-citation><text:note-body><text:p text:style-name="P22"><text:s/>Schließlich habe der Berechtigte hieran ein erhebliches Interesse. Mit den Belegen werde er in die Lage versetzt, den Beauftragten zu kontrollieren; außerdem brauche er die Belege, um sein Verhältnis zu den Dritten, an welche gezahlt sei, klar zu stellen und im Prozess zu beweisen; vgl. <text:span text:style-name="T1">Zerhusen</text:span>, S. 64; Prot. Bd. II, S. 359.</text:p></text:note-body></text:note></text:span> und nur für die Fälle, in denen es nicht gebräuchlich oder kaum möglich sei, Belege vorzulegen, eine Ausnahme vorgesehen.<text:span text:style-name="Footnote_20_Symbol"><text:note text:id="ftn724" text:note-class="footnote"><text:note-citation>724</text:note-citation><text:note-body><text:p text:style-name="P22"><text:s/><text:span text:style-name="T1">Zerhusen</text:span>, S. 69; <text:span text:style-name="T1">Winkler</text:span>, S. 132.</text:p></text:note-body></text:note></text:span> Im Einklang mit Wortlaut, Systematik und Zweck der Vorschrift ist somit unter der Voraussetzung, dass Belege erteilt zu werden pflegen,<text:span text:style-name="Footnote_20_Symbol"><text:note text:id="ftn725" text:note-class="footnote"><text:note-citation>725</text:note-citation><text:note-body><text:p text:style-name="P22"><text:s/>OLG Köln in NJW-RR 1989, 568. </text:p></text:note-body></text:note></text:span> an jede Rechnungslegungsverpflichtung im Sinne des § 259 Abs. 1 BGB auch eine Pflicht zur Vorlage entsprechender Belege gekoppelt.<text:span text:style-name="Footnote_20_Symbol"><text:note text:id="ftn726" text:note-class="footnote"><text:note-citation>726</text:note-citation><text:note-body><text:p text:style-name="P22"><text:s/><text:span text:style-name="T1">Cremer</text:span>, Mitt. 1992, 153 (156); <text:span text:style-name="T1">Winkler</text:span>, S. 132.</text:p></text:note-body></text:note></text:span> Welche Belege im Einzelfall „erteilt zu werden pflegen“, steht dabei allerdings zur Beweislast des Rechnungslegers, da der Grundsatz, dass er alle Rechnungsangaben durch Belege nachweisen muss, zu seinen Gunsten durchbrochen wird.<text:span text:style-name="Footnote_20_Symbol"><text:note text:id="ftn727" text:note-class="footnote"><text:note-citation>727</text:note-citation><text:note-body><text:p text:style-name="P22"><text:s/><text:span text:style-name="T1">Zerhusen</text:span>, S. 70.</text:p></text:note-body></text:note></text:span> Im Unterschied zur eidesstattlichen Versicherung, deren Abgabe entsprechend § 259 Abs. 2 BGB erst nach einem Beweisantritt des Gläubigers verlangt werden kann, obliegt das Recht auf Belegvorlage nach § 259 Abs. 1 BGB a. E. dem Berechtigten damit grundsätzlich zur freien Ausübung und kann dementsprechend sowohl kumulativ mit als auch erst nach der Rechnungslegung geltend gemacht werden.<text:span text:style-name="Footnote_20_Symbol"><text:note text:id="ftn728" text:note-class="footnote"><text:note-citation>728</text:note-citation><text:note-body><text:p text:style-name="P22"><text:s/><text:span text:style-name="T1">Gernhuber</text:span>, S. 587; <text:span text:style-name="T1">Stürner</text:span>, Aufklärungspflicht, S. 346.</text:p></text:note-body></text:note></text:span> Allerdings muss eine auf die Vorlegung der Belege gerichtete Leistungsklage<text:alphabetical-index-mark text:string-value="Leistungsklage"/> aufgrund des Bestimmtheitsgebots<text:alphabetical-index-mark text:string-value="Bestimmtheitsgebot"/> des § 253 Abs. 2 Nr. 2 ZPO die vorzulegenden Unterlagen konkret bezeichnen, d. h. ihre Bestimmung darf nicht dem Gericht überlassen oder ins Vollstreckungsverfahren verlagert werden.<text:span text:style-name="Footnote_20_Symbol"><text:note text:id="ftn729" text:note-class="footnote"><text:note-citation>729</text:note-citation><text:note-body><text:p text:style-name="P22"><text:s/><text:span text:style-name="T1">Schaaff</text:span>, S. 143; Großkommentar/<text:span text:style-name="T1">Jacobs</text:span>, D, vor § 13 UWG Rn. 238; Den Antrag, den Beklagten zu verurteilen, „diejenigen Belege beizufügen, aus denen die Richtigkeit des Zahlenmaterials entnommen werden kann“, hat der BGH daher mangels Bestimmtheit für unzulässig gehalten, da mehrere Arten von Belegen in Betracht kamen und die Leistung deshalb auch nicht durch Auslegung bestimmt werden konnte; vgl. BGH in NJW 1983, 1056 (zu § 1605 Abs. 1 S. 2 BGB).</text:p></text:note-body></text:note></text:span> Ist der Rechnungslegungspflichtige dann einmal nicht zur Vorlage der Belege imstande, obwohl er im Rahmen des Zumutbaren versucht hat, sich die Belege zu verschaffen, müssen die Gründe hierfür substantiiert und schlüssig dargelegt (und erforderlichenfalls bewiesen) werden.<text:span text:style-name="Footnote_20_Symbol"><text:note text:id="ftn730" text:note-class="footnote"><text:note-citation>730</text:note-citation><text:note-body><text:p text:style-name="P22"><text:s/>Bamberger/Roth/<text:span text:style-name="T1">Grüneberg</text:span>, § 259 BGB Rn. 1; MK/<text:span text:style-name="T1">Krüger</text:span>, § 259 BGB Rn. 23, 28; <text:span text:style-name="T1">Winkler</text:span>, S. 133.</text:p></text:note-body></text:note></text:span></text:p>
      <text:p text:style-name="P2"/>
      <text:h text:style-name="Heading_20_4" text:outline-level="4"><text:span text:style-name="T4">4. Inhalt der Belegvorlagepflicht</text:span></text:h>
      <text:p text:style-name="P2"/>
      <text:p text:style-name="P2">Sind die Belege der geordneten, d. h. übersichtlichen und aus sich heraus verständlichen Zusammenstellung der Rechnungsposten zugeordnet und ebenso übersichtlich zusammengestellt,<text:span text:style-name="Footnote_20_Symbol"><text:note text:id="ftn731" text:note-class="footnote"><text:note-citation>731</text:note-citation><text:note-body><text:p text:style-name="P22"><text:s/>MK/<text:span text:style-name="T1">Krüger</text:span>, § 259 BGB Rn. 23; <text:span text:style-name="T1">Locher</text:span>, NJW 1968, 2324; Palandt/<text:span text:style-name="T1">Heinrichs</text:span>, §§ 259 ff. BGB Rn. 23; <text:span text:style-name="T1">Zerhusen</text:span>, S. 63; BGH in NJW 1963, 950 (952).</text:p></text:note-body></text:note></text:span> <text:span text:style-name="T1">genügt</text:span> der Rechnungsleger seiner Verpflichtung zur Belegvorlage, wenn er dem Berechtigten die Belege vorlegt.<text:span text:style-name="Footnote_20_Symbol"><text:note text:id="ftn732" text:note-class="footnote"><text:note-citation>732</text:note-citation><text:note-body><text:p text:style-name="P22"><text:s/><text:span text:style-name="T1">Bähr</text:span>, S. 264; <text:span text:style-name="T1">Zerhusen</text:span>, S. 70 f.; Prot. Bd. 2 S. 359.</text:p></text:note-body></text:note></text:span> Mit dem Anspruch auf Vorlage der entsprechenden Belege nach § 259 Abs. 1 BGB a. E. ist dann grundsätzlich das Recht auf Einsicht in die vorgelegten Belege verbunden,<text:span text:style-name="Footnote_20_Symbol"><text:note text:id="ftn733" text:note-class="footnote"><text:note-citation>733</text:note-citation><text:note-body><text:p text:style-name="P22"><text:s/>Vgl. BT/Drucks. 11/4792, S. 32; <text:span text:style-name="T1">Winkler</text:span>, S. 135 f.</text:p></text:note-body></text:note></text:span> da sich ohne Einsichtnahme der mit der Belegvorlage verfolgte Zweck, dem Berechtigten die Nachprüfung der Angaben zu ermöglichen, nicht erreichen ließe und die Vorlagepflicht im Ergebnis sinnlos wäre. Der Vorlageanspruch ist demnach nicht als Aliud oder Minus zu einem Einsichtnahmeanspruch – etwa im Sinne des § 810 BGB<text:span text:style-name="Footnote_20_Symbol"><text:note text:id="ftn734" text:note-class="footnote"><text:note-citation>734</text:note-citation><text:note-body><text:p text:style-name="P22"><text:s/>§ 810 richtet sich auf Gestattung der Einsicht; vgl. MK/<text:span text:style-name="T1">Hüffer</text:span>, § 810 BGB Rn. 13; Staudinger/<text:span text:style-name="T1">Marburger</text:span>, § 810 BGB Rn. 4.</text:p></text:note-body></text:note></text:span> - zu begreifen, sondern es handelt sich beim Anspruch auf Belegvorlage der Sache nach um nichts anderes als ein „Belegeinsichtsrecht“ zugunsten des Berechtigten. Weder die Erfüllung von Einsichtnahmeansprüchen noch von Belegvorlagepflichten ist aber im Gesetz näher geregelt.<text:span text:style-name="Footnote_20_Symbol"><text:note text:id="ftn735" text:note-class="footnote"><text:note-citation>735</text:note-citation><text:note-body><text:p text:style-name="P22"><text:s/>RGRK/<text:span text:style-name="T1">Steffen</text:span>, § 811 BGB Rn. 5. </text:p></text:note-body></text:note></text:span> Insbesondere die Frage, ob der Gläubiger berechtigt sein soll, Abschriften zu nehmen, hat der Gesetzgeber der Einzelfallentscheidung vorbehalten.<text:span text:style-name="Footnote_20_Symbol"><text:note text:id="ftn736" text:note-class="footnote"><text:note-citation>736</text:note-citation><text:note-body><text:p text:style-name="P22"><text:s/>MK/<text:span text:style-name="T1">Hüffer</text:span>, § 810 BGB Rn. 13; <text:span text:style-name="T1">Mugdan</text:span> Bd. II S. 498. </text:p></text:note-body></text:note></text:span> Gerade im Rahmen der Belegvorlage erscheint es aber sinnvoll, dem Gläubiger zu gestatten, sich selbst Abschriften zu fertigen bzw. die Fertigung einer Abschrift auf seine Kosten zu fordern,<text:span text:style-name="Footnote_20_Symbol"><text:note text:id="ftn737" text:note-class="footnote"><text:note-citation>737</text:note-citation><text:note-body><text:p text:style-name="P22"><text:s/><text:span text:style-name="T1">Zerhusen</text:span>, S. 71.</text:p></text:note-body></text:note></text:span> da das Einsichtsrecht ansonsten weitgehend entwertet wäre. Jedenfalls aber braucht der Pflichtige die Originalbelege, die er möglicherweise noch in anderer Sache benötigt und daher vor Verlust und Fälschung sichern will, nicht aus der Hand zu geben.<text:span text:style-name="Footnote_20_Symbol"><text:note text:id="ftn738" text:note-class="footnote"><text:note-citation>738</text:note-citation><text:note-body><text:p text:style-name="P22"><text:s/><text:span text:style-name="T1">Bähr</text:span>, S. 264; <text:span text:style-name="T1">Schollmeyer</text:span>, § 259 BGB S. 55; Prot. Bd. 2 S. 359.</text:p></text:note-body></text:note></text:span> Regelmäßig <text:span text:style-name="T1">kann</text:span> er – obwohl er dazu nicht verpflichtet ist - seine Verpflichtung zur Belegvorlage nämlich auch durch Aushändigung gut lesbarer und gegebenenfalls beglaubigter Kopien erfüllen, da seine Rechtsstellung hierdurch nicht weiter beeinträchtigt wird, der Rechnungsherrn aber auf diese Weise ebenfalls Schutz vor Verlust oder Fälschung erlangt.<text:span text:style-name="Footnote_20_Symbol"><text:note text:id="ftn739" text:note-class="footnote"><text:note-citation>739</text:note-citation><text:note-body><text:p text:style-name="P22"><text:s/>So im Ergebnis auch <text:span text:style-name="T1">Rojahn</text:span>, GRUR 2005, 623 (624); BGH in GRUR 2002, 709 (712) – Entfernung der Herstellungsnummer III; a. A. Staudinger/<text:span text:style-name="T1">Marburger</text:span>, § 810 BGB Rn. 4; <text:span text:style-name="T1">Zerhusen</text:span>, S. 71; Dieser Gesichtspunkt könnte insbesondere dann relevant werden, wenn die Vorlagepflicht auch Geschäftsbücher umfasst.</text:p></text:note-body></text:note></text:span> In diesen Fällen sind die Kosten allerdings vom Pflichtigen zu tragen. </text:p>
      <text:h text:style-name="Heading_20_4" text:outline-level="4"><text:span text:style-name="T4">5. Umfang der Belegvorlagepflicht</text:span></text:h>
      <text:p text:style-name="P2"/>
      <text:p text:style-name="P7">Die Verpflichtung zur Vorlage von Belegen besteht grundsätzlich nur in dem Umfang, in dem der Schuldner überhaupt zur Rechnungslegung verpflichtet ist. Schließlich dient die Vorlage gerade dem Beleg der Rechnung und nicht etwa einer weitergehenden Informationsermittlung.<text:span text:style-name="Footnote_20_Symbol"><text:note text:id="ftn740" text:note-class="footnote"><text:note-citation>740</text:note-citation><text:note-body><text:p text:style-name="P22"><text:s/>Vgl. OLG Köln in GRUR 1995, 676 f.</text:p></text:note-body></text:note></text:span> Damit erstreckt sich die Belegvorlagepflicht grundsätzlich nicht auf Unterlagen, die zeitlich und sachlich nicht dem Beleg der (im Rahmen der Rechnungslegung) mitgeteilten Angaben dienen können.<text:span text:style-name="Footnote_20_Symbol"><text:note text:id="ftn741" text:note-class="footnote"><text:note-citation>741</text:note-citation><text:note-body><text:p text:style-name="P22"><text:s/>Vgl. <text:span text:style-name="T1">Stürner</text:span>, Aufklärungspflicht, S. 361.</text:p></text:note-body></text:note></text:span> Ein über die Verpflichtung zur Rechnungslegung hinausgehendes Verlangen nach Belegvorlage wäre demnach als unzulässige Ausforschung zu qualifizieren.<text:span text:style-name="Footnote_20_Symbol"><text:note text:id="ftn742" text:note-class="footnote"><text:note-citation>742</text:note-citation><text:note-body><text:p text:style-name="P22"><text:s/>Vgl. OLG Köln in GRUR 1995, 676 f.</text:p></text:note-body></text:note></text:span> Soweit aber die Verpflichtung zur Rechnungslegung und ein Interesse des Berechtigten bestehen, hat der Rechnungsleger grundsätzlich für alle rechtserheblichen Angaben, die eine vollständige und ordnungsgemäße Rechnung auf Einnahmen- sowie Ausgabenseite enthalten muss, Belege vorzulegen.<text:span text:style-name="Footnote_20_Symbol"><text:note text:id="ftn743" text:note-class="footnote"><text:note-citation>743</text:note-citation><text:note-body><text:p text:style-name="P22"><text:s/><text:span text:style-name="T1">Zerhusen</text:span>, S. 68; Staudinger/<text:span text:style-name="T1">Selb</text:span>, § 259 BGB Rn. 12; Erman/<text:span text:style-name="T1">Kuckuk</text:span>, §§ 259, 260 BGB Rn. 13.</text:p></text:note-body></text:note></text:span> Negativangaben (Fehlanzeigen) sind demgegenüber nicht zu belegen; insoweit steht dem Gläubiger der Anspruch aus § 259 Abs. 2 BGB zur Verfügung.<text:span text:style-name="Footnote_20_Symbol"><text:note text:id="ftn744" text:note-class="footnote"><text:note-citation>744</text:note-citation><text:note-body><text:p text:style-name="P22"><text:s/><text:span text:style-name="T1">Winkler</text:span>, S. 133. </text:p></text:note-body></text:note></text:span></text:p>
      <text:p text:style-name="P7">Fraglich ist allerdings, welche Geschäftsunterlagen im Einzelnen vom Begriff des „Belegs“ im Sinne des § 259 Abs. 1 BGB a. E. und damit von der Vorlagepflicht erfasst werden. Insoweit ist zunächst einmal festzustellen, dass sich die Belegvorlagepflicht – dem allgemeinen Sprachgebrauch entsprechend – wohl auf Belege „im klassischen Sinne“ (Quittungen), also speziell auf Einkaufs- und Verkaufsbelege (Bestellschreiben, Auftragsbestätigungen, Lieferscheine, Rechnungen<text:span text:style-name="Footnote_20_Symbol"><text:note text:id="ftn745" text:note-class="footnote"><text:note-citation>745</text:note-citation><text:note-body><text:p text:style-name="P22"><text:s/><text:span text:style-name="T1">Cremer</text:span>, Mitt. 1992, 156; <text:span text:style-name="T1">Rojahn</text:span>, GRUR 2005, 623 (624); BGH in GRUR 2002, 709 (712) – Entfernung der Herstellungsnummer III.</text:p></text:note-body></text:note></text:span>) erstrecken wird. Ob dem aus § 259 Abs. 1 BGB Berechtigten mit seinem „Belegeinsichtsrecht“ aber letztlich auch ein „Bucheinsichtsrecht“ zusteht, das gekoppelt an den Rechnungslegungsanspruch an keine weiteren Voraussetzungen geknüpft wäre und dem Berechtigten über die Vorlage der Geschäftsbücher einen Einblick in die Buchführung<text:span text:style-name="Footnote_20_Symbol"><text:note text:id="ftn746" text:note-class="footnote"><text:note-citation>746</text:note-citation><text:note-body><text:p text:style-name="P22"><text:s/>Baumbach/<text:span text:style-name="T1">Hopt</text:span>, § 87 c HGB, Rn. 25.</text:p></text:note-body></text:note></text:span> des Pflichtigen ermöglichen würde, ist davon abhängig, wie weit der Begriff des „Belegs“ im Sinne des § 259 Abs. 1 BGB a. E. – und damit die Belegvorlageverpflichtung insgesamt – zu verstehen ist. Betrachtet man zunächst einmal allein den Ausdruck „Beleg, belegen“, ist neben einer Beschränkung auf Belege im „klassischen“ Sinne auch ein allgemeines Verständnis im Sinne eines „Nachweises“ – und damit eine Erstreckung auf Geschäftsbücher – nicht grundsätzlich ausgeschlossen. Als Belege im Sinne des § 259 Abs. 1 BGB a. E. wären dann alle Geschäftsunterlagen anzusehen, die dem Rechnungsherrn eine Nachprüfung der in der Rechnung mitgeteilten Angaben ermöglichen könnten.<text:span text:style-name="Footnote_20_Symbol"><text:note text:id="ftn747" text:note-class="footnote"><text:note-citation>747</text:note-citation><text:note-body><text:p text:style-name="P22"><text:s/><text:span text:style-name="T1">Zerhusen</text:span>, S. 69 f.; vgl. auch Urteil vom LG Mannheim 25.11.1194 – 7 O 145/94, S. 14. </text:p></text:note-body></text:note></text:span> Allerdings muss bei der Auslegung des Wortlauts von § 259 Abs. 1 BGB a. E. auch berücksichtigt werden, dass sich in anderen Vorschriften des Zivilrechts durchaus eine Reihe von Ansprüchen finden lassen, die dem Berechtigten ausdrücklich Einsichtsrechte in die Geschäftsbücher des Anspruchsgegners einräumen.<text:span text:style-name="Footnote_20_Symbol"><text:note text:id="ftn748" text:note-class="footnote"><text:note-citation>748</text:note-citation><text:note-body><text:p text:style-name="P22"><text:s/><text:span text:style-name="T1">Oppermann</text:span>, S. 213 f.; So stehen den Gesellschaftern einer Gesellschaft bürgerlichen Rechts und einer offenen Handelsgesellschaft nach §§ 716 Abs. 1 BGB, 118 Abs. 1 HGB Kontrollrechte in der Form zu, dass sie die Geschäftsbücher einsehen können. Nach § 87 c Abs. 3 HGB steht entweder dem Handelsvertreter oder einem Wirtschaftsprüfer ein Einsichtsrecht in die Geschäftsunterlagen des Unternehmers zu.</text:p></text:note-body></text:note></text:span> Insoweit könnte der Anspruch auf Belegvorlage aus § 259 Abs. 1 BGB a. E. daher im Vergleich zu den sonstigen, gesetzlich normierten Einsichtsansprüchen in Geschäftsbücher als ein – bezogen auf das vom Anspruch erfasste Kontrollmaterial – ausdrücklich und willentlich auf Belege im „klassischen“ Sinne beschränktes Recht zu verstehen sein. Einem derartigen Verständnis der Belegvorlageverpflichtung steht allerdings entgegen, dass § 1841 Abs. 2 S. 2 BGB – für die Rechnungslegungspflicht des Vormunds - Geschäftsbücher ausdrücklich „sonstigen Belegen“ gleichstellt, was zumindest einmal nicht für eine gesetzgeberisch strikt durchgehaltene Differenzierung zwischen der Verpflichtung zur Belegvorlage und der Einsichtnahme in Geschäftsbücher spricht.<text:span text:style-name="Footnote_20_Symbol"><text:note text:id="ftn749" text:note-class="footnote"><text:note-citation>749</text:note-citation><text:note-body><text:p text:style-name="P22"><text:s/><text:span text:style-name="T1">Zerhusen</text:span>, S. 69.</text:p></text:note-body></text:note></text:span> Auch aus einer näheren Betrachtung des Halbsatzes „soweit Belege erteilt zu werden pflegen“ lassen sich für das Verständnis der Belegvorlageverpflichtung keine eindeutigen und unumstößlichen Erkenntnisse gewinnen. Denn aus dieser Formulierung kann sich nicht nur ergeben, dass lediglich die Belege vorzulegen sind, die dem <text:span text:style-name="T1">Rechnungsleger</text:span> nach dem herrschenden Gebrauch erteilt worden sind,<text:span text:style-name="Footnote_20_Symbol"><text:note text:id="ftn750" text:note-class="footnote"><text:note-citation>750</text:note-citation><text:note-body><text:p text:style-name="P22"><text:s/>So wohl MK/<text:span text:style-name="T1">Krüger</text:span>, § 259 BGB Rn. 23; Staudinger/<text:span text:style-name="T1">Selb</text:span>, § 259 BGB Rn. 10; Palandt/<text:span text:style-name="T1">Heinrichs</text:span>, §§ 259 ff. BGB Rn. 23. </text:p></text:note-body></text:note></text:span> sondern auch, dass er die Belege beizubringen hat, die einem <text:span text:style-name="T1">Rechnungsherrn</text:span> gebräuchlicherweise erteilt werden.<text:span text:style-name="Footnote_20_Symbol"><text:note text:id="ftn751" text:note-class="footnote"><text:note-citation>751</text:note-citation><text:note-body><text:p text:style-name="P22"><text:s/><text:span text:style-name="T1">Zerhusen</text:span>, S. 69; so wohl Bamberger/Roth/<text:span text:style-name="T1">Grüneberg</text:span>, § 259 BGB Rn. 11, denn dort heißt es: „Belege sind vorzulegen, soweit dies nach der Verkehrssitte üblich ist“; vgl. auch LAG Rheinland-Pfalz in BB 1987, 1038 (1039).</text:p></text:note-body></text:note></text:span> Dass der Gesetzgeber bei Abfassung der Vorschrift wohl den ersteren Fall im Hinterkopf hatte,<text:span text:style-name="Footnote_20_Symbol"><text:note text:id="ftn752" text:note-class="footnote"><text:note-citation>752</text:note-citation><text:note-body><text:p text:style-name="P22"><text:s/>Vgl. Prot. Bd. 2 S. 359.</text:p></text:note-body></text:note></text:span> nach dem der Rechnungsleger, weil es sich bei den Geschäftsbüchern nicht um Belege handelt, die <text:span text:style-name="T1">ihm</text:span> erteilt zu werden pflegen, nicht zur Vorlage der Geschäftsbücher verpflichtet wäre, kann nämlich wegen der sich aus einem derartigen Verständnis ergebenden gesetzgeberischen Inkonsequenzen innerhalb der §§ 259 Abs. 1, 1841 Abs. 1 und 2 BGB nicht ohne weiteres zum zwingenden Auslegungsmaßstab erhoben werden.<text:span text:style-name="Footnote_20_Symbol"><text:note text:id="ftn753" text:note-class="footnote"><text:note-citation>753</text:note-citation><text:note-body><text:p text:style-name="P22"><text:s/><text:span text:style-name="T1">Zerhusen</text:span>, S. 69.</text:p></text:note-body></text:note></text:span> Außerdem wäre der Rechnungsleger bei einem derartigen Verständnis, da er sich ansonsten schadensersatzpflichtig machen würde, auch zur Vorlage von Belegen verpflichtet, deren Aufbewahrung eine unerträgliche Belastung für ihn darstellen würde, die ihm aber erteilt zu werden pflegen.<text:span text:style-name="Footnote_20_Symbol"><text:note text:id="ftn754" text:note-class="footnote"><text:note-citation>754</text:note-citation><text:note-body><text:p text:style-name="P22"><text:s/><text:span text:style-name="T1">Zerhusen</text:span>, S. 69.</text:p></text:note-body></text:note></text:span> </text:p>
      <text:p text:style-name="P7">Der Umfang der Belegvorlagepflicht könnte sich aber möglicherweise aus ihrer Zwecksetzung ergeben. Insoweit gilt es zwischen Einnahmen- und Ausgabenseite zu differenzieren. Würde nämlich die Belegvorlagepflicht <text:span text:style-name="T1">auf Einnahmenseite</text:span><text:span text:style-name="T15"> </text:span>nicht nur der Richtigkeits-, sondern auch der Vollständigkeitskontrolle dienen, wäre nur ein Bucheinsichtsrecht in der Lage, diese Vorgabe zu erfüllen. Gegen eine derartige Zweckbestimmung der Belegvorlagepflicht könnte allerdings sprechen, dass es - wie Wortlaut und Systematik des § 259 BGB nahe zu legen scheinen - gerade Zweck des Anspruchs auf Abgabe einer eidesstattlichen Versicherung ist, die Vollständigkeit der Einnahmenseite zu gewährleisten und nur die eidesstattliche Versicherung dazu letztlich in der Lage ist. Jedoch muss man sich insoweit vor Augen führen, dass, auch wenn § 259 Abs. 2 BGB nicht ausdrücklich auf die Richtigkeit der Angaben Bezug nimmt, die Abgabe einer eidesstattlichen Versicherung mit der möglichsten Vollständigkeit der Rechnung auch ihre möglichste Richtigkeit bestätigt.<text:span text:style-name="Footnote_20_Symbol"><text:note text:id="ftn755" text:note-class="footnote"><text:note-citation>755</text:note-citation><text:note-body><text:p text:style-name="P22"><text:s/>MK/<text:span text:style-name="T1">Krüger</text:span>, § 259 BGB Rn. 42.</text:p></text:note-body></text:note></text:span> Da also die eidesstattliche Versicherung nicht nur der Vollständigkeits-, sondern auch der Richtigkeitskontrolle zu dienen bestimmt ist, könnte auch der Belegvorlagepflicht mit der Richtigkeits- <text:span text:style-name="T1">und</text:span> der Vollständigkeitskontrolle grundsätzlich eine Doppelfunktion zukommen. Gegen eine auf Vollständigkeitskontrolle ausgerichtete Belegvorlagepflicht spricht allerdings neben dem Umstand, dass der Begriff des „Belegs“ eine bloße Richtigkeitskontrolle näher legt, vor allem auch die Schwierigkeit, dass eine Vollständigkeitskontrolle auf Einnahmenseite im Grunde die Vorlage der gesamten Buchhaltung des Pflichtigen erfordern würde,<text:span text:style-name="Footnote_20_Symbol"><text:note text:id="ftn756" text:note-class="footnote"><text:note-citation>756</text:note-citation><text:note-body><text:p text:style-name="P22"><text:s/>Vgl. insoweit OLG Frankfurt in NJW 1964, 821. </text:p></text:note-body></text:note></text:span> was gerade vor dem Hintergrund eines Anspruchs auf Abgabe einer eidesstattlichen Versicherung unpraktikabel erscheint. Abgesehen von der mit der Richtigkeitskontrolle einhergehenden Vollständigkeitskontrolle der Rechnungsangaben ist eine derartige Zwecksetzung der Belegvorlagepflicht daher abzulehnen.<text:span text:style-name="Footnote_20_Symbol"><text:note text:id="ftn757" text:note-class="footnote"><text:note-citation>757</text:note-citation><text:note-body><text:p text:style-name="P22"><text:s/>Dieses Ergebnis scheint zwar auf den ersten Blick die „Dampffrisierstab-II“-Rechtsprechung des Bundesgerichtshofs zu bestätigen. Allerdings stand in dieser Entscheidung die Höhe der Einnahmen gerade nicht in Streit; vgl. BGH in GRUR 1984, 728 (730) – Dampffrisierstab II.</text:p></text:note-body></text:note></text:span> Mit Rücksicht auf die Tatsache, dass durch die für den Regelfall vorgesehene, umfassende Belegvorlagepflicht so weit wie möglich die Nachprüfung der Rechnungsangaben in objektiver Form sichergestellt werden soll, sollten allerdings auch Geschäftsbücher von der Vorlagepflicht umfasst sein, sofern andernfalls mangels Vorhandenseins entsprechender Belege bestimmte Angaben grundsätzlich von einer Nachprüfung auf diesem Wege ausgeschlossen wären. Schließlich dürfen in der Praxis Buchungen in Geschäftsbücher grundsätzlich nicht ohne entsprechende Belege vorgenommen werden.<text:span text:style-name="Footnote_20_Symbol"><text:note text:id="ftn758" text:note-class="footnote"><text:note-citation>758</text:note-citation><text:note-body><text:p text:style-name="P22"><text:s/>Sog. Belegprinzip; vgl. Ebenroth/Boujong/Joost/<text:span text:style-name="T1">Wiedmann</text:span>, § 257 HGB Rn. 17.</text:p></text:note-body></text:note></text:span> Wenn dem Rechnungsherrn aber – dem Umfang der Rechnungslegung entsprechend – bereits ein Einsichtsrecht in die der Buchführung zugrunde gelegten Belege zusteht, legt dies nahe, dass er insoweit auch zur Bucheinsicht berechtigt ist. Dem steht auch nicht entgegen, dass nach der Rechtsprechung des Bundesgerichtshofes der Schuldner eines selbständigen Drittauskunftsanspruchs explizit nur zur Vorlage entsprechender Einkaufs- und Verkaufsbelege (Rechnungen, Lieferscheine), nicht aber der Geschäftsbücher verpflichtet ist.<text:span text:style-name="Footnote_20_Symbol"><text:note text:id="ftn759" text:note-class="footnote"><text:note-citation>759</text:note-citation><text:note-body><text:p text:style-name="P22"><text:s/>BGH in GRUR 2002, 709 – Herstellungsnummer III.</text:p></text:note-body></text:note></text:span> Berücksichtigt man nämlich, dass der Schuldner mit dem Drittauskunftsanspruch zu Angaben über Herkunft und Vertriebsweg, Liefermengen und Lieferpreise der schutzrechtsverletzenden Ware angehalten wird, zeigt sich, dass insoweit tatsächlich Rechnungen und Lieferscheine als Originalunterlagen - im Vergleich zu den Geschäftsbüchern als „sekundären“ Unterlagen – bestmöglichst geeignet sind, die mitgeteilten Angaben zu belegen und ihre Nachprüfung zu gewährleisten. Außerdem müssen sich die Vorgaben der Rechtsprechung zu den spezialgesetzlich normierten Drittauskunftsansprüchen aufgrund der wesensmäßigen Unterschiede zum akzessorischen Rechnungslegungsanspruch nicht ohne weiteres auch für diesen als bindend erweisen. Im Ergebnis ist daher für die Einnahmenseite davon auszugehen, dass die Belegvorlagepflicht aus § 259 Abs. 1 BGB a. E. den Rechnungsleger – jedenfalls soweit Originalbelege nicht vorhanden sind - grundsätzlich auch zur Vorlage der entsprechenden Geschäftsbücher verpflichten kann.<text:span text:style-name="Footnote_20_Symbol"><text:note text:id="ftn760" text:note-class="footnote"><text:note-citation>760</text:note-citation><text:note-body><text:p text:style-name="P22"><text:s/>Vgl. insoweit Erman/<text:span text:style-name="T1">Kuckuk</text:span>, §§ 259, 260 BGB Rn. 13. </text:p></text:note-body></text:note></text:span> Eine andere Frage ist dabei, ob das Recht, die Geschäftsunterlagen einzusehen, grundsätzlich auch vom Berechtigten persönlich ausgeübt werden darf.<text:span text:style-name="Footnote_20_Symbol"><text:note text:id="ftn761" text:note-class="footnote"><text:note-citation>761</text:note-citation><text:note-body><text:p text:style-name="P22"><text:s/>Vgl. OLG Dresden, Seufferts Archiv, Bd. 72, Nr. 17, S. 26 (28). </text:p></text:note-body></text:note></text:span> </text:p>
      <text:p text:style-name="P2">Betrachtet man nunmehr die Belegvorlagepflicht betreffend die <text:span text:style-name="T1">Ausgabenseite</text:span>, zeigt sich, dass es dem Rechnungsherrn auch insoweit grundsätzlich nur um eine Richtigkeitskontrolle,<text:span text:style-name="Footnote_20_Symbol"><text:note text:id="ftn762" text:note-class="footnote"><text:note-citation>762</text:note-citation><text:note-body><text:p text:style-name="P22"><text:s/>Diese stand in der Entscheidung „Dampffrisierstab-II“ letztlich zur Debatte und wurde vom Bundesgerichtshof abgelehnt; vgl. GRUR 1984, 728ff – Dampffrisierstab II. </text:p></text:note-body></text:note></text:span> nicht aber um eine Vollständigkeitskontrolle gehen kann. Schließlich wird sich sein Anspruch in Höhe der Ausgaben mindern. Angesichts der gleichen Zwecksetzung lassen sich die Überlegungen zur Belegvorlagepflicht auf Einnahmenseite daher vom Ansatz her auch auf die Ausgabenseite übertragen. Der Rechnungsleger ist somit, soweit Einzelbelege nicht (mehr) vorhanden sind, sowohl auf Einnahmen- wie auch auf Ausgabenseite in der Regel zur Buchvorlage verpflichtet. </text:p>
      <text:p text:style-name="P2"/>
      <text:p text:style-name="P2"/>
      <text:p text:style-name="P2"/>
      <text:h text:style-name="Heading_20_4" text:outline-level="4"><text:span text:style-name="T4">6. Grenzen der Belegvorlagepflicht</text:span></text:h>
      <text:p text:style-name="P2"/>
      <text:p text:style-name="P2">Auch wenn der Pflichtige regelmäßig für alle in der Rechnung enthaltenen rechtserheblichen Angaben Belege vorzulegen hat, ist der Schutzrechtsverletzer - ebenso wenig wie bei der Rechnungslegung - auch bei der Belegvorlage nicht verpflichtet, mehr zu offenbaren, als unbedingt erforderlich.<text:span text:style-name="Footnote_20_Symbol"><text:note text:id="ftn763" text:note-class="footnote"><text:note-citation>763</text:note-citation><text:note-body><text:p text:style-name="P22"><text:s/><text:span text:style-name="T1">Schmaltz/Kuczera</text:span>, GRUR 2006, 97; <text:span text:style-name="T1">Gottwald</text:span>, BB 1979, 1780 (1787).</text:p></text:note-body></text:note></text:span> Bei der Einsichtnahme in Geschäftsunterlagen, insbesondere Geschäftsbücher des Pflichtigen, lässt es sich aber regelmäßig nicht vermeiden, dass der Berechtigte Kenntnis von Informationen erlangen könnte, deren er für den Prüfungszweck nicht bedarf.<text:span text:style-name="Footnote_20_Symbol"><text:note text:id="ftn764" text:note-class="footnote"><text:note-citation>764</text:note-citation><text:note-body><text:p text:style-name="P22"><text:s/>OLG Dresden in Seufferts Archiv, Bd. 72, Nr. 17, S. 26 (28). </text:p></text:note-body></text:note></text:span> Soweit die vorlagepflichtigen Einzelbelege und Geschäftsbücher daher nicht offenbarungspflichtige Daten enthalten, die der Schutzrechtsinhaber – typischerweise ein Konkurrent – nicht erhalten soll, können die entgegenstehenden schutzwürdigen Geheimhaltungsinteressen des Pflichtigen die Belegvorlage – in Anbetracht ihrer überaus wichtigen Kontrollfunktion – zwar nicht gänzlich verhindern, müssen aber – nicht zuletzt unter dem Gesichtspunkt der Verhältnismäßigkeit – im Interesse des Pflichtigen zu einer Modifizierung ihrer Abwicklung führen.<text:span text:style-name="Footnote_20_Symbol"><text:note text:id="ftn765" text:note-class="footnote"><text:note-citation>765</text:note-citation><text:note-body><text:p text:style-name="P22"><text:s/><text:span text:style-name="T1">Stürner</text:span>, Aufklärungspflicht, S. 348 f.; BGH in GRUR 2002, 709 (712) – Entfernung der Herstellungsnummer III.</text:p></text:note-body></text:note></text:span> Bei der Vorlage von Einzelbelegen könnte den berechtigten Geheimhaltungsinteressen daher etwa dadurch Rechnung getragen werden, dass - gegebenenfalls beglaubigte – Kopien der Belege vorgelegt werden, bei denen die entsprechenden Daten abgedeckt oder geschwärzt sind.<text:span text:style-name="Footnote_20_Symbol"><text:note text:id="ftn766" text:note-class="footnote"><text:note-citation>766</text:note-citation><text:note-body><text:p text:style-name="P22"><text:s/>BGH in GRUR 2002, 709 (712) – Entfernung der Herstellungsnummer III; <text:span text:style-name="T1">Knieper</text:span>, WRP 1999, 1116 (1117); <text:span text:style-name="T1">Rojahn</text:span>, GRUR 2005, 623 (624); <text:span text:style-name="T1">Harte-Baven</text:span>damm, Markenpiraterie, § 5 Rn. 64, 72; <text:span text:style-name="T1">Cremer</text:span>, Mitt. 1992, 153 (157); <text:span text:style-name="T1">Schmaltz/Kuczera</text:span>, GRUR 2006, 97; <text:span text:style-name="T1">Sieber</text:span>, FS Spendel, S. 762.</text:p></text:note-body></text:note></text:span> Übertragen auf den Schutz nicht offenbarungspflichtiger Teile von Geschäftsbüchern würde dies bedeuten, dass den Geschäftsbüchern einzelne, vorlagepflichtige Unterlagen entnommen werden, um eine isolierte Einsichtnahme zu gewährleisten.<text:span text:style-name="Footnote_20_Symbol"><text:note text:id="ftn767" text:note-class="footnote"><text:note-citation>767</text:note-citation><text:note-body><text:p text:style-name="P22"><text:s/><text:span text:style-name="T1">Stürner</text:span>, Aufklärungspflicht, S. 362.</text:p></text:note-body></text:note></text:span> Dass nach der Auswahl der Unterlagen durch den Pflichtigen dann keine zuverlässige Vollständigkeitskontrolle der Rechnung mehr möglich wäre,<text:span text:style-name="Footnote_20_Symbol"><text:note text:id="ftn768" text:note-class="footnote"><text:note-citation>768</text:note-citation><text:note-body><text:p text:style-name="P22"><text:s/><text:span text:style-name="T1">Stürner</text:span>, Aufklärungspflicht, S. 362 f.</text:p></text:note-body></text:note></text:span> könnte allerdings als unzulässige Beschränkung des dem Rechnungsherrn zustehenden Einsichtsrechts anzusehen sein, sofern man – entgegen der hier vertretenen Ansicht - den Zweck der Belegvorlage nicht nur in der Richtigkeits-, sondern auch in der Vollständigkeitskontrolle sieht. </text:p>
      <text:p text:style-name="P2">Eine Alternative zu diesem Vorgehen könnte daher darin gesehen werden, das mit der Pflicht zur Belegvorlage korrespondierende, dem Gläubiger zustehende Recht auf Einsicht in die Belege – im Sinne des § 87 c Abs. 4 HGB - zum Schutz des Schuldners zu beschränken, indem die Belege, insbesondere die Geschäftsbücher, nicht dem Berechtigten persönlich, sondern nur einem zur Verschwiegenheit verpflichteten Dritten – beispielsweise einem Wirtschaftsprüfer – vorgelegt werden müssen.<text:span text:style-name="Footnote_20_Symbol"><text:note text:id="ftn769" text:note-class="footnote"><text:note-citation>769</text:note-citation><text:note-body><text:p text:style-name="P22"><text:s/><text:span text:style-name="T1">Lang</text:span>, S. 81; <text:span text:style-name="T1">Sieber</text:span>, FS Spendel, S. 762. </text:p></text:note-body></text:note></text:span> Dieser dürfte dem verletzten Schutzrechtsinhaber dann nur mitteilen, ob die Abrechnung richtig ist bzw. wie die richtige Abrechnung lauten müsste.<text:span text:style-name="Footnote_20_Symbol"><text:note text:id="ftn770" text:note-class="footnote"><text:note-citation>770</text:note-citation><text:note-body><text:p text:style-name="P22"><text:s/>Vgl. mit dem Klageantrag in BGH in GRUR 1982, 723 (724) – Dampffrisierstab I.</text:p></text:note-body></text:note></text:span> Auch auf diesem Wege wäre dann ein weitgehender Schutz der Geheimhaltungsinteressen zu erreichen, da der zwar betriebsfremde, aber neutrale Informationsempfänger über die ihm bekannt gewordenen, nicht offenbarungspflichtigen bzw. geheimhaltungsbedürftigen Daten weder im Prozess, noch im Übrigen berichten dürfte.<text:span text:style-name="Footnote_20_Symbol"><text:note text:id="ftn771" text:note-class="footnote"><text:note-citation>771</text:note-citation><text:note-body><text:p text:style-name="P22"><text:s/><text:span text:style-name="T1">Stadler</text:span>, S. 126, 202.</text:p></text:note-body></text:note></text:span> Der Gedanke, dass Einsichtnahme in die relevanten Geschäftsbücher zum Zwecke der Nachprüfung unter Geheimhaltungsgesichtspunkten nicht durch den Berechtigten selbst, sondern einen unparteiischen Dritten erfolgen soll, ist daher auch nicht neu. Bereits im Jahr 1916 wies das OLG Dresden – allerdings nur für den Fall, dass zwischen den Parteien eine Vereinbarung und damit ein schuldrechtliches Band besteht - auf diese Möglichkeit hin, die insoweit später auch vom BGH aufgegriffen wurde.<text:span text:style-name="Footnote_20_Symbol"><text:note text:id="ftn772" text:note-class="footnote"><text:note-citation>772</text:note-citation><text:note-body><text:p text:style-name="P22"><text:s/><text:span text:style-name="T1">Oppermann</text:span>, S. 212 f.; OLG Dresden in Seufferts Archiv 72 (1917), 26 (27 f.); BGHZ 10, 385 (389).</text:p></text:note-body></text:note></text:span> Einer Übertragung dieser von der Rechtsprechung dann insbesondere für den akzessorischen Auskunfts- und Rechnungslegungsanspruch weiterentwickelten Grundsätze auf die Verpflichtung zur Belegvorlage stehen auch keine grundsätzlichen Bedenken entgegen. Insbesondere der Umstand, dass es sich bei der Pflicht zur Belegvorlage – im Unterschied zur Rechnungslegungspflicht – nicht um eine Handlungspflicht<text:alphabetical-index-mark text:string-value="Handlungspflicht"/>, sondern um eine Duldungspflicht<text:alphabetical-index-mark text:string-value="Duldungspflicht"/> handelt, erweist sich insoweit nicht als problematisch, berührt doch der Wirtschaftsprüfervorbehalt gerade nicht die Pflicht des Schuldners, sondern beschränkt nur das Recht des Gläubigers. Dementsprechend erscheint eine Anwendung des Wirtschaftsprüfervorbehalts auf die Belegvorlagepflicht daher grundsätzlich als möglich und den Interessen des Berechtigten auch nicht abträglich. </text:p>
      <text:p text:style-name="P2"/>
      <text:p text:style-name="P2"/>
      <text:h text:style-name="Heading_20_4" text:outline-level="4"><text:span text:style-name="T4">7. Bewertung </text:span></text:h>
      <text:p text:style-name="P2"/>
      <text:p text:style-name="P2">Bevor der Frage nachgegangen werden kann, inwieweit die Belegvorlagepflicht nach § 259 Abs. 1 BGB a. E. tatsächlich in der Lage ist, die Vollständigkeit und Richtigkeit der Rechnungsangaben zu gewährleisten, gilt es zunächst einmal zu klären, ob der Schutzrechtsverletzer im Zusammenhang mit einer Rechnungslegung wegen Schutzrechtsverletzung überhaupt zur Belegvorlage verpflichtet ist. Denn obwohl die Rechnungslegung wegen Schutzrechtsverletzung grundsätzlich im Rahmen des § 259 BGB zu erfolgen hat, der für eine ordnungsgemäße Rechnungslegung regelmäßig auch die Vorlage entsprechender Belege vorsieht, spielte die Belegvorlage bei der Rechnungslegung wegen Schutzrechtsverletzung, obgleich von der Literatur wie selbstverständlich propagiert,<text:span text:style-name="T8"><text:note text:id="ftn773" text:note-class="footnote"><text:note-citation>773</text:note-citation><text:note-body><text:p text:style-name="P22"><text:s/>So etwa <text:span text:style-name="T1">Nieder</text:span>, Patentverletzung, Rn. 141; <text:span text:style-name="T1">Harte-Bavendamm</text:span>, Markenpiraterie, § 5 Rn. 75; Fezer/<text:span text:style-name="T1">Büscher</text:span>, § 8 UWG Rn. 276; vgl. auch <text:span text:style-name="T1">Köhler</text:span> in Hefermehl/Köhler/Bornkamm, § 9 UWG Rn. 4.14; <text:span text:style-name="T1">Teplitzky</text:span>, Wettbewerbsrechtliche Ansprüche, Kap. 39 Rn. 4; <text:span text:style-name="T1">Lange</text:span>, Rn. 3401; Ahrens/<text:span text:style-name="T1">Loewenheim</text:span>, Wettbewerbsprozess, Kap. 72 Rn. 18; Im gleichen Atemzug wird allerdings ausgeführt, dass keine Überprüfung der Richtigkeit und Vervollständigung durch einen Wirtschaftsprüfer verlangt werden könne, da § 259 Abs. 2 BGB insoweit eine abschließende Regelung darstelle; vgl. <text:span text:style-name="T1">Köhler </text:span>in Hefermehl/Köhler/Bornkamm, § 9 UWG Rn. 4.33.</text:p></text:note-body></text:note></text:span> in der Vergangenheit <text:span text:style-name="T1">praktisch</text:span> so gut wie keine Rolle und wurde – da nicht allgemein üblich – regelmäßig weder beantragt noch tenoriert.<text:span text:style-name="Footnote_20_Symbol"><text:note text:id="ftn774" text:note-class="footnote"><text:note-citation>774</text:note-citation><text:note-body><text:p text:style-name="P22"><text:s/>Vgl. dazu beispielsweise das Urteil vom LG Mannheim 25.11.1994 – 7 O 145/94, S. 15; <text:span text:style-name="T1">Schmaltz/Kuczera</text:span>, GRUR 2006, 97 (103); <text:span text:style-name="T1">Nieder</text:span>, Patentverletzung, S. 97; Lediglich nach Ansicht des LG Oldenburg in GRUR 1996, 481 (486) umfasst der Anspruch auf Rechnungslegung die für die Ermittlung des Verletzergewinns erforderlichen prüffähigen Unterlagen.</text:p></text:note-body></text:note></text:span> Auch wenn die Pflicht zur Vorlage entsprechender Belege aber grundsätzlich an den Rechnungslegungsanspruch gekoppelt ist, so steht die Belegvorlagepflicht doch selbständig neben dem Rechnungslegungsanspruch; die bloße Verurteilung zur Rechnungslegung erfasst daher nicht ohne weiteres auch eine Verpflichtung zur Vorlage entsprechender Belege, die im Rahmen der Zwangsvollstreckung durchgesetzt werden könnte.<text:span text:style-name="Footnote_20_Symbol"><text:note text:id="ftn775" text:note-class="footnote"><text:note-citation>775</text:note-citation><text:note-body><text:p text:style-name="P22"><text:s/>Vgl. OLG Zweibrücken in NJW-RR 1998, 715; OLG Köln in NJW-RR 1989, 567 (568).</text:p></text:note-body></text:note></text:span> </text:p>
      <text:p text:style-name="P2">Der Grund dafür, dass der Belegvorlage im Zusammenhang mit der Rechnungslegung wegen Schutzrechtsverletzung bislang kaum praktische Bedeutung zugekommen ist, wird aber nicht zuletzt in der Rechtsprechung des Bundesgerichtshofes zu suchen sein. So hatte der Bundesgerichtshof zwar durchaus erkannt, dass im Falle einer Rechnungslegung ein Bedürfnis nach objektiver Kontrolle besteht, denn er hatte die Verpflichtung zur Rechnungslegung auch auf solche Informationen ausgedehnt, die für eine stichprobenartige Überprüfung der Verlässlichkeit der unmittelbar erforderlichen Angaben notwendig sind.<text:span text:style-name="Footnote_20_Symbol"><text:note text:id="ftn776" text:note-class="footnote"><text:note-citation>776</text:note-citation><text:note-body><text:p text:style-name="P22"><text:s/>Vgl. etwa BGH in GRUR 1980, 227 (233) – Monumenta Germaniae Historica.</text:p></text:note-body></text:note></text:span> Gleichwohl hatte der X. Zivilsenat mit der Erwägung, dass Treu und Glauben es nicht geböten, im Rahmen der Rechnungslegung wegen Schutzrechtsverletzung das Regelungssystem der §§ 259 ff. BGB völlig zu verlassen, in seiner Entscheidung „Dampffrisierstab II“ aus dem Jahre 1984<text:span text:style-name="Footnote_20_Symbol"><text:note text:id="ftn777" text:note-class="footnote"><text:note-citation>777</text:note-citation><text:note-body><text:p text:style-name="P22"><text:s/>In dem dieser Entscheidung zugrunde liegenden Fall hatte ein Patentverletzer zunächst im Rahmen der vorprozessualen Korrespondenz über einen beträchtlichen Gewinn Rechnung gelegt, nach Erhebung der Klage auf Herausgabe des Verletzergewinns aber seine Rechnungslegung zum erzielten Gewinn widerrufen und mit anderen Zahlen „korrigiert“; vgl. BGH in GRUR 1982, 723 – Dampffrisierstab I; <text:span text:style-name="T1">v. d. Osten</text:span>, GRUR 1998, 284 (286).</text:p></text:note-body></text:note></text:span> ein Recht des Schutzrechtsinhabers, zur Nachprüfung der Richtigkeit der Rechnungsangaben die Geschäftsunterlagen des Verletzers durch einen neutralen, zur Verschwiegenheit verpflichteten Wirtschaftsprüfer einsehen zu lassen, verneint.<text:span text:style-name="Footnote_20_Symbol"><text:note text:id="ftn778" text:note-class="footnote"><text:note-citation>778</text:note-citation><text:note-body><text:p text:style-name="P22"><text:s/>BGH in GRUR 1984, 728 ff. – „Dampffrisierstab II“; <text:span text:style-name="T1">Rojahn</text:span>, GRUR 2005, 623 (624); <text:span text:style-name="T1">Nieder</text:span>, Rechtsschutz, S. 139; <text:span text:style-name="T1">Brändel</text:span>, GRUR 1985, 616 (617); Soergel/<text:span text:style-name="T1">Wolf</text:span>, § 259 BGB Rn. 41; MK/<text:span text:style-name="T1">Krüger</text:span> § 259 BGB Rn. 26; <text:span text:style-name="T1">v. d. Osten</text:span>, GRUR 1998, 284 (286); <text:span text:style-name="T1">Gernhuber</text:span>, S. 587; <text:span text:style-name="T1">Rojahn</text:span>, GRUR 2005, 623 (624 f.); <text:span text:style-name="T1">Kühnen/Geschke</text:span>, Rn. 212; vgl. auch BGH in GRUR 1982, 723 (724) – Dampffrisierstab I.</text:p></text:note-body></text:note></text:span> Damit wurde aber <text:span text:style-name="T1">im Ergebnis</text:span> eine Verpflichtung des Schutzrechtsverletzers zur Belegvorlage nach § 259 Abs. 1 BGB a. E. abgelehnt, denn eine Nachprüfung der Vollständigkeit der Rechnungsangaben auf Einnahmenseite anhand des Einsichtsrecht im Wege einer Buchprüfung stand in der Entscheidung, weil sich der Streit auf die Ausgabenseite bezog,<text:span text:style-name="Footnote_20_Symbol"><text:note text:id="ftn779" text:note-class="footnote"><text:note-citation>779</text:note-citation><text:note-body><text:p text:style-name="P22"><text:s/>Vgl. dazu auch <text:span text:style-name="T1">Pross</text:span>, S. 881.</text:p></text:note-body></text:note></text:span> gar nicht zur Debatte. Dabei konnte dem Bundesgerichtshof zwar noch insoweit zugestimmt werden, dass, auch wenn sich eine wörtliche Anwendung des § 259 BGB bei einer Rechnungslegung wegen Schutzrechtsverletzung verbietet, die Rechnungslegung in diesen Fällen dennoch im Rahmen der gesetzlichen Regelung des § 259 BGB, also mit den insoweit gesetzlich zur Verfügung gestellten Mitteln, von statten gehen muss.<text:span text:style-name="Footnote_20_Symbol"><text:note text:id="ftn780" text:note-class="footnote"><text:note-citation>780</text:note-citation><text:note-body><text:p text:style-name="P22"><text:s/>BGH in GRUR 1984, 728 (729) – Dampffrisierstab II.</text:p></text:note-body></text:note></text:span> Die Würdigung der von § 259 BGB zugestandenen Möglichkeiten erfolgte allerdings nur unzureichend.<text:span text:style-name="Footnote_20_Symbol"><text:note text:id="ftn781" text:note-class="footnote"><text:note-citation>781</text:note-citation><text:note-body><text:p text:style-name="P22"><text:s/>So wurde die eidesstattliche Versicherung über den Wortlaut des § 259 Abs. 2 BGB hinaus auch auf die Ausgaben erstreckt; vgl. BGH in GRUR 1984, 728 (730) – Dampffrisierstab II. Dabei blieb jedoch unberücksichtigt, dass insoweit gerade die Belegvorlagepflicht in der Lage gewesen wäre, die Richtigkeit der Angaben zu gewährleisten. </text:p></text:note-body></text:note></text:span> Denn der Bundesgerichtshof vertrat, obwohl auch die Belegvorlagepflicht aus § 259 Abs. 1 BGB a. E. der Bestätigung der in der Rechnung enthaltenen Angaben dient, den Standpunkt, der Anspruch auf Abgabe einer eidesstattlichen Versicherung sei vom Gesetzgeber grundsätzlich als einzige abschließende und erschöpfende Sanktion zur Sicherstellung der Richtigkeit und Vollständigkeit der mitgeteilten Rechnung gedacht.<text:span text:style-name="Footnote_20_Symbol"><text:note text:id="ftn782" text:note-class="footnote"><text:note-citation>782</text:note-citation><text:note-body><text:p text:style-name="P22"><text:s/>BGH in GRUR 1984, 728 (729) – Dampffrisierstab II; vgl. auch OLG Köln in GRUR 1995, 677; <text:span text:style-name="T1">Kühnen</text:span>, S. 110 Rn. 212; <text:span text:style-name="T1">Nieder</text:span>, Rechtsschutz, S. 139; Soergel/<text:span text:style-name="T1">Wolf</text:span>, § 259 BGB Rn. 41; MK/<text:span text:style-name="T1">Krüger</text:span> § 259 BGB Rn. 26.</text:p></text:note-body></text:note></text:span> Dabei wurde übersehen, dass, gerade weil der Gesetzgeber in der allgemeinen Vorschrift des § 259 BGB mit einer für den Regelfall vorgesehenen Belegvorlageverpflichtung eine Grundentscheidung für das Institut der Rechnungslegung getroffen hat, ein Abweichen von diesem gesetzlichen Leitbild in der Praxis durch triftige Gründe hätte gerechtfertigt werden müssen. So blieb es bei der Frage, ob derartige Gründe im Falle einer Rechnungslegung wegen Schutzrechtsverletzung tatsächlich gegeben sind. </text:p>
      <text:p text:style-name="P2">Im Hinblick auf diese Fragestellung ließe sich zunächst einmal überlegen, ob nicht bereits die wesensmäßige Verwandtschaft zwischen akzessorischen Auskunfts- und Rechnungslegungsansprüchen einer unterschiedlichen Behandlung beider Ansprüche entgegenstehen könnte. Eine solche Annahme würde jedoch nicht nur der Tatsache widersprechen, dass der Gesetzgeber selbst mit den allgemeinen Vorschriften der §§ 259, 260 BGB diese Unterscheidung vorgegeben hat, sondern auch dem Umstand, dass es sich beim Rechnungslegungsanspruch im Vergleich zur bloßen Auskunft grundsätzlich um einen weitergehenden Anspruch handelt und vermag daher nicht zu überzeugen. Ein Abweichen von den gesetzlichen Vorgaben des § 259 Abs. 1 BGB a. E. käme damit aber nur dann in Betracht, wenn die Pflicht zur Belegvorlage und das damit korrespondierende Recht auf Einsichtnahme – insbesondere im Vergleich zu den Ansprüchen auf Rechnungslegung und Abgabe einer eidesstattlichen Versicherung und unter Berücksichtigung der konkreten Situation – einen unverhältnismäßigen Eingriff in die Rechtsstellung des Pflichtigen darstellen würde.<text:span text:style-name="Footnote_20_Symbol"><text:note text:id="ftn783" text:note-class="footnote"><text:note-citation>783</text:note-citation><text:note-body><text:p text:style-name="P22"><text:s/>DB 1971, 1416 (1417); <text:span text:style-name="T1">Balthasar</text:span>, S. 42; <text:span text:style-name="T1">Stürner</text:span>, Aufklärungspflicht, S. 341; Auch der Bundesgerichtshof führt in der Entscheidung „Dampffrisierstab II“ aus, dass eine Abwägung nach den Grundsätzen der Verhältnismäßigkeit nur mit den vom Gesetz zugelassenen Mitteln stattfinden könne; vgl. BGH in GRUR 1984, 728 (729) – Dampffrisierstab II.</text:p></text:note-body></text:note></text:span> Es erscheint allerdings fraglich, ob die Vorlage von Geschäftsunterlagen für den Pflichtigen grundsätzlich unzumutbar ist. Insoweit gilt es nämlich zunächst einmal zu berücksichtigen, dass die Pflicht zur Vorlage entsprechender Belege – ebenso wie der Rechnungslegungsanspruch selbst - eine rechtliche Beziehung zwischen den Parteien voraussetzt.<text:span text:style-name="Footnote_20_Symbol"><text:note text:id="ftn784" text:note-class="footnote"><text:note-citation>784</text:note-citation><text:note-body><text:p text:style-name="P22"><text:s/><text:span text:style-name="T1">Bork</text:span>, JA 1983, 174 (175); Großkommentar/<text:span text:style-name="T1">Jacobs</text:span>, D, vor § 13 Rn. 225; Ahrens/<text:span text:style-name="T1">Loewenstein</text:span>, § 70 Rn. 2; MK/<text:span text:style-name="T1">Krüger</text:span>, § 259 BGB Rn. 6; <text:span text:style-name="T1">Braun</text:span>, S. 248.</text:p></text:note-body></text:note></text:span> Ist diese Voraussetzung aber in Folge der Schutzrechtsverletzung erfüllt, steht die Schutzrechtsverletzung also schon fest, so kann das Interesse des Verletzers, seine Unterlagen für sich zu behalten, nicht mehr in gleichem Maße als schutzwürdig angesehen werden.<text:span text:style-name="Footnote_20_Symbol"><text:note text:id="ftn785" text:note-class="footnote"><text:note-citation>785</text:note-citation><text:note-body><text:p text:style-name="P22"><text:s/><text:span text:style-name="T1">Schaaff</text:span>, S. 142; MK/<text:span text:style-name="T1">Krüger</text:span>, § 259 BGB Rn. 7; <text:span text:style-name="T1">Tilmann</text:span>, MA 1989, 35 (36).</text:p></text:note-body></text:note></text:span> So spricht gerade auch der Umstand, dass der Gesetzgeber bereits in Konstellationen, die von Vertrauen und Redlichkeit geprägt sein sollten, zum Schutze des Gläubigers die Belegvorlagepflicht vorgesehen hat,<text:span text:style-name="Footnote_20_Symbol"><text:note text:id="ftn786" text:note-class="footnote"><text:note-citation>786</text:note-citation><text:note-body><text:p text:style-name="P22"><text:s/>Vgl. etwa für Vertragspartner §§ 87 c HGB, 716 BGB und für Familienangehörige § 1605 Abs. 1 BGB; Auch der Konzeption des § 259 BGB, insbesondere des Abs. 2, lag die Erwägung zugrunde, dass, sofern eine Verpflichtung zur Rechnungslegung bestehe, der Verpflichtete regelmäßig eine gewisse Vertrauensstellung zum Berechtigten einnähme, so dass das Verlangen nach Abgabe einer eidesstattlichen Versicherung erst dann gerechtfertigt sei, wenn sich aufgrund besonderer Umstände Anlass zum Misstrauen ergeben habe; vgl. <text:span text:style-name="T1">Simonson</text:span>, S. 482 f.; <text:span text:style-name="T1">Zerhusen</text:span>, S. 86; <text:span text:style-name="T1">Bruch</text:span>, S. 155 f.; <text:span text:style-name="T1">Treitel</text:span>, S. 43; <text:span text:style-name="T1">Jäntsch</text:span>, S. 49; <text:span text:style-name="T1">Schollmeyer</text:span>; § 259 BGB S. 55; <text:span text:style-name="T1">Bernsau</text:span>, S. 71. </text:p></text:note-body></text:note></text:span> dafür, einen entsprechenden Bedarf (erst recht) auch in solchen Fällen anzuerkennen, in denen – wie etwa im Falle einer Schutzrechtsverletzung - nicht von einer Vertrauensstellung zwischen den Parteien ausgegangen werden kann.<text:span text:style-name="Footnote_20_Symbol"><text:note text:id="ftn787" text:note-class="footnote"><text:note-citation>787</text:note-citation><text:note-body><text:p text:style-name="P22"><text:s/><text:span text:style-name="T1">Knieper</text:span>, WRP 1999, 1116; <text:span text:style-name="T1">Tilmann</text:span>, MA 1989, 35 (37).</text:p></text:note-body></text:note></text:span> Weiterhin ist zu bedenken, dass, auch wenn die Vorlage von Geschäftsunterlagen dem Berechtigten einen besonders „originalen“ Einblick in die Sphäre des Pflichtigen ermöglicht, auch auf diesem Wege nur Umstände offen gelegt werden sollen, die ohnehin Inhalt einer ordnungsgemäßen Rechnungslegung wären.<text:span text:style-name="Footnote_20_Symbol"><text:note text:id="ftn788" text:note-class="footnote"><text:note-citation>788</text:note-citation><text:note-body><text:p text:style-name="P22"><text:s/><text:span text:style-name="T1">Lang</text:span>, S. 59; <text:span text:style-name="T1">Schaaff</text:span>, S. 142; <text:span text:style-name="T1">Balthasar</text:span>, S. 42; <text:span text:style-name="T1">Stürner</text:span>, Aufklärungspflicht, S. 341; Darüber hinaus ist der Schuldner regelmäßig auch verpflichtet, aufgrund des gegen ihn gerichteten Drittauskunftsanspruchs die Namen seiner Lieferanten und gewerblichen Abnehmer zu offenbaren; auch insoweit stehen der Belegvorlage daher keine schutzwürdigen Geheimhaltungsinteressen entgegen; vgl. BGH in GRUR 2002, 709 (712) – Entfernung der Herstellungsnummer III.</text:p></text:note-body></text:note></text:span> Schließlich kann der Problematik, dass über die Belegvorlage – im Gegensatz zur Rechnungslegung, die auf die erforderlichen Angaben beschränkt ist – weitere, nicht offenbarungspflichtige Umstände bekannt werden könnten, bei Vorliegen berechtigter Geheimhaltungsinteressen durch entsprechende Schutzmechanismen Rechnung getragen werden.<text:span text:style-name="Footnote_20_Symbol"><text:note text:id="ftn789" text:note-class="footnote"><text:note-citation>789</text:note-citation><text:note-body><text:p text:style-name="P22"><text:s/><text:span text:style-name="T1">Stürner</text:span>, Aufklärungspflicht, S. 341 f.</text:p></text:note-body></text:note></text:span> Nicht zuletzt wird, weil die meisten auf den Belegen enthaltenen Daten im Rahmen der Rechnungslegung mitzuteilen sind, die Rechnungslegung in der Regel sowieso anhand der Belege erfolgen (müssen), so dass auch im Hinblick auf das „Bereithalten“ der entsprechenden Unterlagen keine wesentlich nachhaltigere Belastung des Schuldners im Vergleich zum Anspruch auf Rechnungslegung und Abgabe einer eidesstattlichen Versicherung festzustellen ist.<text:span text:style-name="Footnote_20_Symbol"><text:note text:id="ftn790" text:note-class="footnote"><text:note-citation>790</text:note-citation><text:note-body><text:p text:style-name="P22"><text:s/><text:span text:style-name="T1">Knieper</text:span>, WRP 1999, 1116 (1117); <text:span text:style-name="T1">Schollmeyer</text:span>, § 259 BGB S. 54; <text:span text:style-name="T1">Zerhusen</text:span>, S. 68; <text:span text:style-name="T1">Harte-Bavendamm</text:span>, Markenpiraterie, § 5 Rn. 64; So muss er Rechnungen und Lieferscheine ohnehin durchsehen, um beispielsweise seine Abnehmer benennen zu können; vgl. <text:span text:style-name="T1">Cremer</text:span>, Mitt. 1992, 153 (157).</text:p></text:note-body></text:note></text:span> Denn selbst wenn mit der Belegvorlage – wie mit jeder Pflichterfüllung – ein gewisser Mehraufwand verbunden ist, wird der Rechnungslegungspflichtige durch die Belegvorlage möglicherweise in der Lage versetzt, eine weitere Inanspruchnahme auf Abgabe einer eidesstattlichen Versicherung – und damit die Übernahme der persönlichen Haftung für die Sorgfältigkeit der Rechnungslegung – zu vermeiden.<text:span text:style-name="Footnote_20_Symbol"><text:note text:id="ftn791" text:note-class="footnote"><text:note-citation>791</text:note-citation><text:note-body><text:p text:style-name="P22"><text:s/>Vgl. <text:span text:style-name="T1">Balthasar</text:span>, S. 42; <text:span text:style-name="T1">Stürner</text:span>, Aufklärungspflicht, S. 341; <text:span text:style-name="T1">Lang</text:span>, S. 59; DB 1971, 1416 (1417).</text:p></text:note-body></text:note></text:span> Da nach alledem eine Verpflichtung des Verletzers zur Vorlage entsprechender Belege nicht als grundsätzlich unzumutbar zu qualifizieren ist, sind keine Gründe ersichtlich, die ein Abweichen von den gesetzlichen Vorgaben des § 259 Abs. 1 BGB a. E. notwendig erscheinen lassen und damit rechtfertigen könnten.</text:p>
      <text:p text:style-name="P8">Erste Anhaltspunkte dafür, dass sich auch der Bundesgerichtshof im Laufe der Zeit dieser Einschätzung annäherte, offenbarten sich dann in der „Gemeinkostenanteil“-Entscheidung aus dem Jahre 2000. Mit dieser Entscheidung wollte der I. Zivilsenat der Praxis der Schutzrechtsverletzer entgegentreten, ihre Rechnungen derartig zu frisieren, dass diese, wenn überhaupt, nur enttäuschend geringe Gewinne, häufig sogar Verluste aufwiesen.<text:span text:style-name="Footnote_20_Symbol"><text:note text:id="ftn792" text:note-class="footnote"><text:note-citation>792</text:note-citation><text:note-body><text:p text:style-name="P22"><text:s/>Vgl. <text:span text:style-name="T1">v. d. Osten</text:span>, Mitt. 2000, 95 (98 f.); Diese Machenschaften hatten nämlich zur Folge, dass von den Gerichten nur sehr selten auf Herausgabe des Verletzergewinns entschieden wurde.</text:p></text:note-body></text:note></text:span> Damit der Schutzrechtsverletzer überhaupt von dem erzielten Verletzergewinn – dem schutzrechtsverletzenden Gegenstand unmittelbar zuzurechnende – Gemeinkosten<text:alphabetical-index-mark text:string-value="Gemeinkosten"/> in Abzug bringen konnte, sollte es danach folglich nicht (mehr) ausreichen, diese Posten als „Ausgaben“ in der Rechnung zu vermerken, sondern man verlangte insoweit eine substantiierte Darlegung ihrer Zurechenbarkeit.<text:span text:style-name="Footnote_20_Symbol"><text:note text:id="ftn793" text:note-class="footnote"><text:note-citation>793</text:note-citation><text:note-body><text:p text:style-name="P22"><text:s/>Vgl. BGH in GRUR 2001, 329 (331) – Gemeinkostenanteil: „…Falls Gemeinkosten<text:alphabetical-index-mark text:string-value="Gemeinkosten"/> ausnahmsweise dem schutzrechtsverletzenden Gegenständen unmittelbar zugerechnet werden können, sind diese bei der Ermittlung des Verletzergewinns von den Erlösen abzuziehen; die Darlegungs- und Beweislast trägt insoweit der Verletzer…“; <text:span text:style-name="T1">Rojahn</text:span>, GRUR 2005, 623 (624); <text:span text:style-name="T1">Schmaltz/Kuczera</text:span>, GRUR 2006, 97 (102).</text:p></text:note-body></text:note></text:span> Dadurch hatte die Rechtsprechung aber <text:span text:style-name="T1">vom Ergebnis her</text:span> betrachtet auch die Pflicht zur Belegvorlage – ohne sie namentlich zu erwähnen bzw. auf ihre gesetzliche Grundlage in § 259 Abs. 1 BGB a. E. zu rekurrieren – für den Rechnungsposten der Gemeinkosten anerkannt. Denn mit der – ja letztlich auch durch die Belegvorlage bezweckten – substantiierten Darlegung der Rechnungsposten sollte grundsätzlich – ebenso wie mit der Belegvorlage - die Richtigkeit der Angaben sichergestellt werden. Eine nicht zuletzt Kontrollzwecken dienende substantiierte Darlegung wird aber regelmäßig nur durch Vorlage entsprechender Geschäftsunterlagen zu erreichen sein. Durch die Belastung des Verletzers mit Darlegung und Beweis war die Rechtsprechung dann sogar über die bloße Verpflichtung zur Belegvorlage hinausgegangen. </text:p>
      <text:p text:style-name="P2">Einen weiteren Schritt in dieselbe Richtung unternahm der I. Zivilsenat dann schließlich auch mit der Entscheidung „Entfernung der Herstellungsnummer III“ aus dem Jahre 2002. Denn nachdem in der Rechtsprechung bereits seit langem anerkannt war, dass (in Ausgestaltung des gesetzlichen Schuldverhältnisses durch Treu und Glauben) <text:span text:style-name="T1">ausnahmsweise </text:span>auch im Zusammenhang mit dem akzessorischen Auskunftsanspruch die Vorlage entsprechender Belege geschuldet sein kann,<text:span text:style-name="Footnote_20_Symbol"><text:note text:id="ftn794" text:note-class="footnote"><text:note-citation>794</text:note-citation><text:note-body><text:p text:style-name="P22"><text:s/>Vgl. DB 1971, 1416 (1417); BGH in GRUR 2001, 841 – Entfernung der Herstellungsnummer II; Wenn in der Vergangenheit ansonsten Einsichtsrechte zu Kontrollzwecken anerkannt wurden, lagen diesen – im Unterschied zu der typischen Situation bei Schutzrechtsverletzungen, bei der ein Kontakt der Kontrahenten zumeist nur auf deliktsrechtlicher Ebene besteht - regelmäßig Vereinbarungen der Beteiligten zugrunde; vgl. <text:span text:style-name="T1">Oppermann</text:span>, S. 213 f.; OLG Dresden in Seufferts Archiv Bd. 72 (1917), 26 (27) und BGHZ 10, 385 (388 f.), der sich insoweit auf die Entscheidung des OLG Dresden bezieht; vgl. BT/Drucksache 11/4792, S. 33.</text:p></text:note-body></text:note></text:span> sofern der Gläubiger hierauf angewiesen ist und dem Schuldner diese zusätzliche Verpflichtung zugemutet werden kann, sah der I. Zivilsenat diese Voraussetzungen nun bei den durch das Produktpirateriegesetz eingeführten selbständigen Drittauskunftsansprüchen im Regelfall als gegeben an.<text:span text:style-name="Footnote_20_Symbol"><text:note text:id="ftn795" text:note-class="footnote"><text:note-citation>795</text:note-citation><text:note-body><text:p text:style-name="P22"><text:s/>Vgl. BGH in GRUR 2002, 709 (712) – Entfernung der Herstellungsnummer III; BGHZ 14, 53 (56); <text:span text:style-name="T1">Winkler</text:span>, S. 138; <text:span text:style-name="T1">Teplitzky</text:span>, GRUR 2003, 276 f.; <text:span text:style-name="T1">Teplitzky</text:span>, FS Tilmann, S. 921; Palandt/<text:span text:style-name="T1">Heinrichs</text:span>, §§ 259 ff. BGB Rn. 21; <text:span text:style-name="T1">Schaaff</text:span>, S. 142; <text:span text:style-name="T1">Lang</text:span>, S. 60 f.; <text:span text:style-name="T1">Cremer</text:span>, Mitt. 1992, 156; <text:span text:style-name="T1">Schmaltz/Kuczera</text:span>, GRUR 2006, 103; <text:span text:style-name="T1">Nieder</text:span>, Patentverletzung, S. 96; Bis dahin hatten OLG-Rechtsprechung und die herrschende Meinung eine Belegvorlageverpflichtung mit Blick auf den Gesetzeswortlaut verneint. Lediglich eine Mindermeinung hatte demgegenüber den Standpunkt vertreten, dass Sinn und Zweck des vornehmlich der Bekämpfung der Produktpiraterie dienenden Auskunftsanspruchs auch die Pflicht zur Vorlage von Belegen erforderten und dass der Wortlaut nicht zwingend entgegenstehe; vgl. dazu OLG Köln in GRUR 1995, 676 ff.; <text:span text:style-name="T1">Teplitzky</text:span>, FS Tilmann, S. 916; <text:span text:style-name="T1">Jestaedt</text:span>, GRUR Int. 1993, 219; <text:span text:style-name="T1">Eichmann</text:span>, GRUR 1990, 575 (576).</text:p></text:note-body></text:note></text:span> Damit wurde <text:span text:style-name="T1">im Ergebnis</text:span> eine Erweiterung des Anwendungsbereichs der Belegvorlageverpflichtung über die gesetzlich ausdrücklich normierten Fälle hinaus vorgenommen.<text:span text:style-name="Footnote_20_Symbol"><text:note text:id="ftn796" text:note-class="footnote"><text:note-citation>796</text:note-citation><text:note-body><text:p text:style-name="P22"><text:s/>Vgl. <text:span text:style-name="T1">Teplitzky</text:span>, GRUR 2003, 272 (277); <text:span text:style-name="T1">Teplitzky</text:span>, FS Tilmann, S. 916; <text:span text:style-name="T1">Rojahn</text:span>, GRUR 2005, 623 (624); Schließlich hatte der Gesetzgeber selbst – wie sich aus den Materialien zum Entwurf eines Gesetzes zur Bekämpfung der Produktpiraterie ergibt – die Einführung eines (seiner Zielsetzung nach der Vorlage von Geschäftsunterlagen bzw. Geschäftsbüchern entsprechenden) Anspruchs des Verletzten auf Einsichtnahme in die Geschäftsbücher des Drittauskunftsschuldners (auch durch einen Sachverständigen) ausdrücklich abgelehnt, weil dies über die Gebühr in Geheimhaltungsinteressen des Schuldners eingreifen würde und mit dem geltenden Rechtsschutzsystem unvereinbar wäre; vgl. OLG Köln in GRUR 1995, 677; BT/Drucks. 11/4792, S. 32 f.; <text:span text:style-name="T1">Mes</text:span>, § 140 b PatG Rn. 12; <text:span text:style-name="T1">Knieper</text:span>, WRP 1999, 1116 (1117); Und dass, obwohl der Gesetzgeber mit dem Produktpirateriegesetz ansonsten sehr deutlich zum Ausdruck gebracht hatte, dass bei feststehender Rechtsverletzung dem Informationsinteresse des Rechtsinhabers grundsätzlich Vorrang vor den Interessen des Verletzers zukommen soll; vgl. <text:span text:style-name="T1">Braun</text:span>, S. 264; <text:span text:style-name="T1">Knieper</text:span>, WRP 1999, 1116.</text:p></text:note-body></text:note></text:span> Für die Belegvorlagepflicht im Zusammenhang mit einer Rechnungslegung wegen Schutzrechtsverletzung hatte sich dadurch jedoch im Grunde nichts geändert. Schließlich ergibt sich bereits aus der bloßen Gesetzesanwendung, dass, wenn dem verletzten Schutzrechtsinhaber im Wege der Ausgestaltung des zu dem Schutzrechtsverletzer bestehenden gesetzlichen Schuldverhältnisses durch Treu und Glauben ein Rechnungslegungsanspruch zugestanden wird, daran regelmäßig auch eine Pflicht zur Vorlage entsprechender Belege gekoppelt ist, sofern nicht im Einzelfall triftige Gründe entgegenstehen. Eine Bestätigung dieses Grundsatzes konnte der Entscheidung „Entfernung der Herstellungsnummer III“ aber nicht (ohne weiteres) entnommen werden, handelte es sich bei dem selbständigen Drittauskunftsanspruch doch gerade nicht um einen Rechnungslegungsanspruch im „klassischen“ Sinne. Auch sollte diese Entscheidung wohl keine Veränderung hinsichtlich des akzessorischen Auskunftsanspruchs mit sich bringen, wurde doch am <text:span text:style-name="T1">Ausnahme</text:span>charakter der Belegvorlagepflicht für diese Fälle ausdrücklich festgehalten.<text:span text:style-name="Footnote_20_Symbol"><text:note text:id="ftn797" text:note-class="footnote"><text:note-citation>797</text:note-citation><text:note-body><text:p text:style-name="P22"><text:s/>Vgl. BGH in GRUR 2002, 709 (712) – Entfernung der Herstellungsnummer III. </text:p></text:note-body></text:note></text:span> Schließlich wurde diese Ausnahme aber vor allem damit begründet, dass dem Gläubiger des Drittauskunftsanspruchs <text:span text:style-name="T1">„erst</text:span> durch die Einsicht in die Einkaufs- oder Verkaufsbelege ermöglicht (wird), die <text:span text:style-name="T1">Verlässlichkeit </text:span>der Auskunft zu überprüfen“.<text:span text:style-name="Footnote_20_Symbol"><text:note text:id="ftn798" text:note-class="footnote"><text:note-citation>798</text:note-citation><text:note-body><text:p text:style-name="P22"><text:s/>BGH in GRUR 2002, 709 (712) – Entfernung der Herstellungsnummer III. </text:p></text:note-body></text:note></text:span> Dabei lässt die weitere Gedankenfolge der Urteilsbegründung darauf schließen, dass es darum geht, mit Hilfe der Belege einer entsprechenden Anwendung der §§ 259 Abs. 2, 260 Abs. 2 BGB den Weg zu ebnen, der ansonsten verschlossen bliebe.<text:span text:style-name="Footnote_20_Symbol"><text:note text:id="ftn799" text:note-class="footnote"><text:note-citation>799</text:note-citation><text:note-body><text:p text:style-name="P22"><text:s/>In der Urteilsbegründung heißt es nämlich weiter: „Im Übrigen wird die Vorlage der Belege häufig Zweifel an der Richtigkeit der Auskunft ausräumen und damit eine eidesstattliche Versicherung des Schuldners über die Richtigkeit der erteilten Auskunft überflüssig machen“; vgl. BGH in GRUR 2002, 709 (712) – Entfernung der Herstellungsnummer III. </text:p></text:note-body></text:note></text:span> Gerade dieses Argument lässt sich auf die Situation beim akzessorischen Rechnungslegungsanspruch aber nicht ohne weiteres übertragen, hatte die Rechtsprechung doch bisher darauf verwiesen, dass der Rechnungsherr bereits durch die Aufschlüsselung und die lediglich Kontrollzwecken dienende Angabe der Abnehmer zur Nachprüfung und damit auch zur Geltendmachung des Anspruchs aus § 259 Abs. 2 BGB befähigt wird. Demgegenüber waren solche <text:span text:style-name="T1">zusätzlichen</text:span> Kontrollmöglichkeiten bei den Drittauskunftsansprüchen bis zu diesem Zeitpunkt nicht gegeben. Damit erscheint eine Übertragung der in der Entscheidung „Entfernung der Herstellungsnummer III“ geäußerten Grundsätze auf den akzessorischen Rechnungslegungsanspruch zumindest nicht ohne weiteres möglich. </text:p>
      <text:p text:style-name="P8">Man müsste nunmehr aber zumindest annehmen, dass, nachdem in der Rechtsprechung bereits für die durch das Produktpirateriegesetz eingeführten Drittauskunftsansprüche, die sich eben gerade nicht als „klassische“ Rechnungslegungsansprüche qualifizieren lassen, von einer für den Regelfall bestehenden Belegvorlagepflicht ausgegangen und in Ausnahmefällen auch der akzessorischen Auskunftsanspruch mit einer Belegvorlagepflicht ausgestattet wurde, eine solche Annahme erst Recht auch bei einem – schließlich im Rahmen des § 259 BGB zu erfüllenden - Rechnungslegungsanspruchs wegen Schutzrechtsverletzung nahe gelegen hätte. Nicht zuletzt weil ebenso wie bei einer Drittauskunft auch im Falle der Rechnungslegung ein Kontrollbedürfnis gegeben ist. Denn in beiden Fällen kann der verletzte Schutzrechtsinhaber, weil es sich regelmäßig um Tatsachen handelt, die außerhalb seines Erkenntnisbereiches liegen, nur schwer erkennen, ob die Angaben unvollständig oder unrichtig sind. </text:p>
      <text:p text:style-name="P8">Das OLG Düsseldorf hat demgegenüber jedoch einen anderen Weg eingeschlagen. In der Entscheidung „Münzschloss“ aus dem Jahre 2004 befand es, dass der Anspruch auf (Auskunft und) Rechnungslegung wegen Patentverletzung in der Regel keinen Anspruch auf Vorlage von Belegen beinhalte, sondern nur eine nachvollziehbare und plausible Offenbarung der Angaben durch den Verletzer;<text:span text:style-name="Footnote_20_Symbol"><text:note text:id="ftn800" text:note-class="footnote"><text:note-citation>800</text:note-citation><text:note-body><text:p text:style-name="P22"><text:s/>OLG Düsseldorf, I – 2 U 71/03, S. 22 – Münzschloss; so auch Benkard/<text:span text:style-name="T1">Rogge/Grabinski</text:span>, § 139 PatG Rn. 89a.</text:p></text:note-body></text:note></text:span> die Entscheidung „Entfernung der Herstellungsnummer III“ sah es auf einen Ausnahmefall – ein der Markenpiraterie zuzuordnendes Verhalten – beschränkt.<text:span text:style-name="Footnote_20_Symbol"><text:note text:id="ftn801" text:note-class="footnote"><text:note-citation>801</text:note-citation><text:note-body><text:p text:style-name="P22"><text:s/><text:span text:style-name="T1">Schmaltz/Kuczera</text:span>, GRUR 2006, 103; vgl. OLG Düsseldorf, I – 2 U 71/03, S. 22 – Münzschloss: „Zu Recht verweist die Beklagte darauf, dass hier keine vergleichbare Fallgestaltung zu der Fallgestaltung vorliegt, die der Entscheidung des I. Zivilsenats des Bundesgerichtshofes „Entfernung der Herstellungsnummer III“ zugrunde gelegen hat und die den Bundesgerichtshof dort bewogen hat, ausnahmsweise den Beklagten auch zur Vorlage von Belegen zu verpflichten“.</text:p></text:note-body></text:note></text:span> Bemerkenswerterweise wurde dabei auch kein Anlass gesehen, die Revision nach § 543 Abs. 2 Nr. 1 und 2 ZPO zuzulassen, da der Rechtssache keine grundsätzliche Bedeutung zugemessen und auch nicht davon ausgegangen wurde, dass die Sicherung einer einheitlichen Rechtsprechung oder die Fortbildung des Rechts eine Entscheidung des Revisionsgerichts erfordere.<text:span text:style-name="Footnote_20_Symbol"><text:note text:id="ftn802" text:note-class="footnote"><text:note-citation>802</text:note-citation><text:note-body><text:p text:style-name="P22"><text:s/>OLG Düsseldorf, I – 2 U 71/03, S. 22 f. – Münzschloss.</text:p></text:note-body></text:note></text:span> Insoweit ist nunmehr allerdings bereits seit Februar 2005 eine Nichtzulassungsbeschwerde<text:alphabetical-index-mark text:string-value="Nichtzulassungsbeschwerde"/> beim X. Zivilsenat des Bundesgerichtshofs anhängig.<text:span text:style-name="Footnote_20_Symbol"><text:note text:id="ftn803" text:note-class="footnote"><text:note-citation>803</text:note-citation><text:note-body><text:p text:style-name="P22"><text:s/>Aktenzeichen X ZR 13/05; <text:span text:style-name="T1">Schmaltz/Kuczera</text:span>, GRUR 2006, 97 (103 Fn. 74).</text:p></text:note-body></text:note></text:span> Es bleibt daher abzuwarten, ob und wenn ja, wie sich der Bundesgerichtshof zur Belegvorlagepflicht im Zusammenhang mit einer Rechnungslegungsverpflichtung äußern wird.<text:span text:style-name="Footnote_20_Symbol"><text:note text:id="ftn804" text:note-class="footnote"><text:note-citation>804</text:note-citation><text:note-body><text:p text:style-name="P22"><text:s/><text:span text:style-name="T1">Schmaltz/Kuczera</text:span>, GRUR 2006, 97 (103 Fn. 74).</text:p></text:note-body></text:note></text:span> Eine höchstrichterliche Klarstellung dahingehend, dass an den Rechnungslegungsanspruch grundsätzlich auch eine Pflicht zur Vorlage entsprechender Belege gekoppelt ist, wäre – obwohl angesichts § 259 Abs. 1 BGB a. E. im Grunde nicht erforderlich – nach alledem eigentlich zu erwarten und auch sehr zu begrüßen.<text:span text:style-name="Footnote_20_Symbol"><text:note text:id="ftn805" text:note-class="footnote"><text:note-citation>805</text:note-citation><text:note-body><text:p text:style-name="P22"><text:s/>So auch <text:span text:style-name="T1">Rojahn</text:span> in GRUR 2005, 623 (624), allerdings mit der Begründung, die besondere Schutzbedürftigkeit würde dazu berechtigen, in <text:span text:style-name="T1">Rechtsfortbildung</text:span> einen Buchprüfungsanspruch zuzubilligen. </text:p></text:note-body></text:note></text:span> </text:p>
      <text:p text:style-name="P23"><text:span text:style-name="T11">Damit gilt es zu klären, inwieweit die Belegvorlagepflicht aus § 259 Abs. 1 BGB a. E. tatsächlich in der Lage ist, die Vollständigkeit und Richtigkeit der Rechnungsangaben zu gewährleisten. Positiv ist dabei zunächst einmal zu vermerken, dass der Rechnungsleger in der Regel zur ordnungsgemäßen Aufbewahrung der Belege verpflichtet sein wird (vgl. § 257 Abs. 1 Nr. 4 HGB). Da er zudem damit rechnen muss, für das Manipulieren oder Vernichten der entsprechenden Belege, ebenso wie für das Unterlassen ihrer Anfertigung nach §§ 267, 274 StGB</text:span><text:span text:style-name="T11"><text:note text:id="ftn806" text:note-class="footnote"><text:note-citation>806</text:note-citation><text:note-body><text:p text:style-name="P22"><text:s/>Eine Urkundenfälschung<text:alphabetical-index-mark text:string-value="Urkundenfälschung"/> nach § 267 StGB kann in den Varianten des Verfälschens und Gebrauchens erfüllt sein. Im Falle der Vernichtung, Beschädigung oder Unterdrückung der Belege zum Nachteil eines anderen kann auch der Tatbestand des § 274 StGB erfüllt sein, denn sofern ein Anspruch auf Vorlage der entsprechenden Belege besteht, steht dem Verpflichteten nicht mehr ausschließlich die Beweisführungsbefugnis i. S. d. § 274 Abs. 1 S. 1 Nr. 1 StGB zu; vgl. <text:span text:style-name="T1">Schmaltz/Kuczera</text:span>, GRUR 2006, 97 (104).</text:p></text:note-body></text:note></text:span><text:span text:style-name="T11">, §§ 238, 257 HGB i. V. m. § 283 b StGB strafrechtlich zur Verantwortung gezogen zu werden,</text:span><text:span text:style-name="T11"><text:note text:id="ftn807" text:note-class="footnote"><text:note-citation>807</text:note-citation><text:note-body><text:p text:style-name="P22"><text:s/><text:span text:style-name="T1">Cremer</text:span>, Mitt. 1992, 153 (157).</text:p></text:note-body></text:note></text:span><text:span text:style-name="T11"> ist angesichts des – wohl regelmäßig bestehenden – Widerstreits mit seinen eigenen Interessen nämlich zumindest in gewissem Umfang eine Garantie für das Vorhandensein ordnungsgemäßer Belege gegeben. Anhand dieser Belege ist dem verletzten Schutzrechtsinhaber dann – im Unterschied zur eidesstattlichen Versicherung, die den Pflichtigen lediglich an seine Sorgfaltspflicht erinnert – eine </text:span><text:span text:style-name="T12">unmittelbare</text:span><text:span text:style-name="T11"> Kontrolle der Rechnungsangaben möglich.</text:span><text:span text:style-name="T11"><text:note text:id="ftn808" text:note-class="footnote"><text:note-citation>808</text:note-citation><text:note-body><text:p text:style-name="P22"><text:s/>Vgl. BGH in NJW 1971, 657.</text:p></text:note-body></text:note></text:span><text:span text:style-name="T11"> Existieren trotz Buchführungspflicht</text:span><text:alphabetical-index-mark text:string-value="Buchführungspflicht"/><text:span text:style-name="T11"> allerdings tatsächlich keine entsprechenden Unterlagen (oder wird dies behauptet),</text:span><text:span text:style-name="T11"><text:note text:id="ftn809" text:note-class="footnote"><text:note-citation>809</text:note-citation><text:note-body><text:p text:style-name="P22"><text:s/>Vgl. v. Gravenreuth, GRUR 1983, 349 (352); Rojahn, GRUR 2005, 623 (624).</text:p></text:note-body></text:note></text:span><text:span text:style-name="T11"> kann letztlich doch wieder nur auf den Anspruch aus § 259 Abs. 2 BGB zurückgegriffen werden. Insoweit stellt sich daher die Frage, wie es zu bewerten ist, dass der Pflichtige – eine entsprechende Irreführungsabsicht unterstellt – nicht nur bestimmte, seine Einnahmen betreffende Rechnungsposten in der Abrechnung verschweigen kann, sondern bisweilen auch die Möglichkeit hat, entsprechende Belege zurückzuhalten. Der Berechtigte kann dann nämlich durch die Belegvorlage hinsichtlich der </text:span><text:span text:style-name="T12">Vollständigkeit</text:span><text:span text:style-name="T11"> der Rechnungsangaben nichts erfahren, was sich nicht schon aus der (eidesstattlich versicherten) Abrechnung selbst entnehmen ließe.</text:span><text:span text:style-name="T11"><text:note text:id="ftn810" text:note-class="footnote"><text:note-citation>810</text:note-citation><text:note-body><text:p text:style-name="P22"><text:s/>Vgl. BGHZ 10, 385 (388); Insoweit erweist sich insbesondere die Überlegung, soweit der Rechnungsleger seiner Verpflichtung zur Belegvorlage nicht nachkomme, sei er hinsichtlich der nicht belegten Posten beweispflichtig und deshalb schon durch sein eigenes Interesse genötigt, die Belege vollständig vorzulegen, nur hinsichtlich der Ausgabeposten als zutreffend; vgl. Prot. Bd. II, S. 786.</text:p></text:note-body></text:note></text:span><text:span text:style-name="T11"> Jedoch gewährleistet die Vorlage von Belegen auch in diesen Fällen zumindest, dass die in der Rechnung aufgeführten Rechnungsposten auf Einnahmen- wie auch auf Ausgabenseite in gewissem Umfang einen Nachweis bzw. eine Substantiierung erfahren.</text:span><text:span text:style-name="T11"><text:note text:id="ftn811" text:note-class="footnote"><text:note-citation>811</text:note-citation><text:note-body><text:p text:style-name="P22"><text:s/>Vgl. <text:span text:style-name="T1">Bähr</text:span>, S. 261.</text:p></text:note-body></text:note></text:span><text:span text:style-name="T11"> Selbst wenn die eidesstattliche Versicherung also als letztes Mittel zur Herbeiführung einer vollständigen Rechnung angesehen werden muss, so ist sie doch nicht das letzte bzw. einzige Mittel zur Gewährleistung einer richtigen Rechnung.</text:span><text:span text:style-name="T11"><text:note text:id="ftn812" text:note-class="footnote"><text:note-citation>812</text:note-citation><text:note-body><text:p text:style-name="P22"><text:s/><text:span text:style-name="T1">Kutzner</text:span>, S. 129. </text:p></text:note-body></text:note></text:span><text:span text:style-name="T11"> Schließlich ist mit der Belegvorlage auch ein gewisser Anreiz für den Verletzer verbunden: Denn durch Belegvorlage hat es der Schuldner in der Hand, der Verpflichtung zur Abgabe einer eidesstattlichen Versicherung zu entgehen.</text:span><text:span text:style-name="T11"><text:note text:id="ftn813" text:note-class="footnote"><text:note-citation>813</text:note-citation><text:note-body><text:p text:style-name="P22"><text:s/><text:span text:style-name="T1">Balthasar</text:span>, S. 42; <text:span text:style-name="T1">Stürner</text:span>, Aufklärungspflicht, S. 341.</text:p></text:note-body></text:note></text:span><text:span text:style-name="T11"> Während der Pflichtige aber mit Abgabe der eidesstattlichen Versicherung nicht nur für vorsätzliche, sondern insbesondere auch für fahrlässige Unvollständigkeiten und Unrichtigkeiten seiner Angaben die persönliche Haftung übernehmen muss (§§ 156, 163 StGB),</text:span><text:span text:style-name="T11"><text:note text:id="ftn814" text:note-class="footnote"><text:note-citation>814</text:note-citation><text:note-body><text:p text:style-name="P22"><text:s/><text:span text:style-name="T1">Balthasar</text:span>, S. 42.</text:p></text:note-body></text:note></text:span><text:span text:style-name="T11"> ist die strafrechtliche Verantwortung im Zusammenhang mit der Belegvorlage grundsätzlich auf vorsätzliches Handeln beschränkt (vgl. §§ 267, 274 StGB).</text:span><text:span text:style-name="T11"><text:note text:id="ftn815" text:note-class="footnote"><text:note-citation>815</text:note-citation><text:note-body><text:p text:style-name="P22"><text:s/>Vgl. <text:span text:style-name="T1">Schmaltz/Kuczera</text:span>, GRUR 2006, 97 (104).</text:p></text:note-body></text:note></text:span><text:span text:style-name="T11"> Zu guter Letzt ließe sich überlegen, ob sich die Belegvorlagepflicht nicht auch einschränkend auf die Verpflichtung zur Rechnungslegung auswirken könnte. Denn es wäre zumindest denkbar, für den Fall, dass die Kosten des Verletzers nur im Wege der Schätzung zu ermitteln sind, im Rahmen der Kostenaufstellung auf eine Offenbarung der Schätzungsgrundlagen gegenüber dem verletzten Schutzrechtsinhaber zu verzichten, weil der Verletzer einem Wirtschaftsprüfer Einblick in seine Geschäftsunterlagen gewährt, der auf Fragen des Verletzten, ob bestimmte Kostenarten zutreffend erfasst worden sind, eine sachverständige Bewertung abgeben kann.</text:span><text:span text:style-name="T11"><text:note text:id="ftn816" text:note-class="footnote"><text:note-citation>816</text:note-citation><text:note-body><text:p text:style-name="P22"><text:s/><text:span text:style-name="T1">Tilmann</text:span>, GRUR 1987, 251 (256).</text:p></text:note-body></text:note></text:span></text:p>
      <text:p text:style-name="P1"/>
      <text:p text:style-name="P1"/>
      <text:p text:style-name="P1"/>
      <text:p text:style-name="P13"/>
      <text:h text:style-name="Heading_20_3" text:outline-level="3">IV. Urkundenvorlageansprüche im Recht des geistigen Eigentums </text:h>
      <text:p text:style-name="P20"/>
      <text:p text:style-name="P20">Auch für die vom Regierungsentwurf zur Umsetzung von Art. 6 und Art. 7 der Durchsetzungs-Richtlinie vorgesehenen Urkundenvorlage- und Besichtigungsansprüche ist zu untersuchen, ob und inwiefern sie sich nicht nur hinsichtlich des ihnen zugedachten Zwecks, sondern auch tatsächlich zur Sicherstellung einer ordnungsgemäßen Rechnungslegung eignen. Unter Berücksichtigung der vorliegend in Frage stehenden Funktion muss dabei das Hauptaugenmerk auf dem spezielleren Fall der Urkundenvorlage liegen. Urkundenvorlageansprüche müssen nämlich, soweit es darum geht, sich Gewissheit über den Inhalt einer Urkunde zu verschaffen, gegenüber Besichtigungsansprüchen, die allgemeiner dazu dienen, den Zustand einer Sache zu überprüfen, als vorrangig begriffen werden.<text:span text:style-name="Footnote_20_Symbol"><text:note text:id="ftn817" text:note-class="footnote"><text:note-citation>817</text:note-citation><text:note-body><text:p text:style-name="P22"><text:s/><text:span text:style-name="T1">Schilken</text:span>, JURA 1988, 525 (527). </text:p></text:note-body></text:note></text:span> Dabei gilt es entsprechend dem zur Umsetzung der Durchsetzungs-Richtlinie vorgelegten Regierungsentwurf zwischen den eingeschränkten und den (auf Bank-, Finanz oder Handelsunterlagen) erweiterten Urkundenvorlageansprüchen zu unterscheiden. </text:p>
      <text:p text:style-name="P20"/>
      <text:h text:style-name="Heading_20_4" text:outline-level="4"><text:span text:style-name="T4">1. Dogmatische Einordnung der Urkundenvorlageansprüche – Rechtsnatur und Wesen</text:span> </text:h>
      <text:p text:style-name="P20"/>
      <text:p text:style-name="P20">Die Umsetzung der Durchsetzungs-Richtlinie<text:span text:style-name="Footnote_20_Symbol"><text:note text:id="ftn818" text:note-class="footnote"><text:note-citation>818</text:note-citation><text:note-body><text:p text:style-name="P22"><text:s/>Mit der Durchsetzungs-Richtlinie hat der europäische Gesetzgeber an das Übereinkommen über handelsbezogene Aspekte der Rechte des geistigen Eigentums (TRIPs) vom 15. April 1994 angeknüpft, wobei die Rechte der Rechtsinhaber erweitert wurden („TRIPs-Plus“); vgl. <text:span text:style-name="T1">Seichter</text:span>, WRP 2006, 391 (392). </text:p></text:note-body></text:note></text:span> durch das Gesetz zur Verbesserung der Durchsetzung von Rechten des geistigen Eigentums<text:span text:style-name="Footnote_20_Symbol"><text:note text:id="ftn819" text:note-class="footnote"><text:note-citation>819</text:note-citation><text:note-body><text:p text:style-name="P22"><text:s/>Die Richtlinie 2004/48/EG des Europäischen Parlaments und des Rates vom 29.April 2004 zur Durchsetzung der Rechte des geistigen Eigentums hätte von den Mitgliedsstaaten eigentlich bereits bis zum 29.4.2006 in nationales Recht umgesetzt werden müssen; BT/Drucks. 16/5048, S. 25; <text:span text:style-name="T1">Kühnen</text:span>, GRUR 2005, 185 (186 f.).</text:p></text:note-body></text:note></text:span> soll nach dem vorliegenden Regierungsentwurf – unter Wahrung der Regelungsstruktur des Produktpirateriegesetzes – durch Einführung weitgehend inhaltsgleicher Vorschriften in die einzelnen Spezialgesetze<text:span text:style-name="Footnote_20_Symbol"><text:note text:id="ftn820" text:note-class="footnote"><text:note-citation>820</text:note-citation><text:note-body><text:p text:style-name="P22"><text:s/>Dies sind das Patentgesetz, das Gebrauchsmustergesetz, das Markengesetz, das Halbleiterschutzgesetz, das Urheberrechtsgesetz, das Geschmacksmustergesetz und das Sortenschutzgesetz; vgl. BT/Drucks. 16/5048, S. 26; <text:span text:style-name="T1">Bornkamm</text:span>, FS Ullmann, S. 893.</text:p></text:note-body></text:note></text:span> des geistigen Eigentums erfolgen.<text:span text:style-name="Footnote_20_Symbol"><text:note text:id="ftn821" text:note-class="footnote"><text:note-citation>821</text:note-citation><text:note-body><text:p text:style-name="P22"><text:s/>BT/Drucks. 16/5048, S. 26; <text:span text:style-name="T1">Seichter</text:span>, WRP 2006, 391 (393); <text:span text:style-name="T1">Tilmann</text:span>, FS Ullmann, S. 1013; Im Rahmen der Diskussion um die Umsetzung der Durchsetzungs-Richtlinie wurde zwar erwogen, einen für alle geistigen Eigentumsrechte geltenden allgemeinen Teil zu schaffen, um dadurch die Wiederholung von zum Teil inhaltsgleichen Vorschriften in den einzelnen Spezialgesetzen zu vermeiden. Der Vorteil der bisherigen Regelungsstruktur wird vom Regierungsentwurf aber darin gesehen, dass sämtliche mit einem Recht des geistigen Eigentums zusammenhängende Fragen in einem Gesetz und damit übersichtlich geregelt sind; außerdem sind die fraglichen Vorschriften nicht absolut inhaltsgleich, so dass doch wieder Sonderregelung erforderlich gewesen wären; vgl. BT/Drucks. 16/5048, S. 26. </text:p></text:note-body></text:note></text:span> Mit der Einführung von spezialgesetzlich normierten Urkundenvorlageansprüchen hat sich der Regierungsentwurf bei der Umsetzung von Art. 6 der Durchsetzungs-Richtlinie, der mit seiner Pflicht zur Vorlage von Beweisen eigentlich als prozessuale Maßnahme konzipiert ist, die ein Gericht in einem laufenden Verfahren anordnen kann, für eine materiellrechtliche Ausgestaltung entschieden.<text:span text:style-name="Footnote_20_Symbol"><text:note text:id="ftn822" text:note-class="footnote"><text:note-citation>822</text:note-citation><text:note-body><text:p text:style-name="P22"><text:s/>Vgl. BT/Drucks. 16/5048, S. 40, 53; <text:span text:style-name="T1">Knaak</text:span>, GRUR Int. 2004, 745 (747); <text:span text:style-name="T1">Zahn</text:span>, S. 206; <text:span text:style-name="T1">McGuire</text:span>, GRUR Int. 2005, 15; Dem nationalen Gesetzgeber steht es grundsätzlich frei, die Vorgaben von Art. 6 der Durchsetzungs-Richtlinie materiell-rechtlich oder prozessual umzusetzen; vgl. <text:span text:style-name="T1">Haedicke</text:span>, FS Schricker, S. 23; <text:span text:style-name="T1">Bornkamm</text:span>, FS Ullmann, S. 896.</text:p></text:note-body></text:note></text:span> Dieser Weg entspricht der Systematik des deutschen Rechts und ermöglicht nach erfolgreicher Klage oder Erlass einer einstweiligen Verfügung<text:span text:style-name="Footnote_20_Symbol"><text:note text:id="ftn823" text:note-class="footnote"><text:note-citation>823</text:note-citation><text:note-body><text:p text:style-name="P22"><text:s/>Zur Umsetzung des Art. 7 der Durchsetzungs-Richtlinie knüpft der Regierungsentwurf an den im Rahmen der Umsetzung von Art. 6 der Durchsetzungs-Richtlinie geschaffenen Vorlageanspruch an und beschränkt sich auf die Regelung, dass dieser auch durch eine einstweilige Verfügung durchsetzbar ist; vgl. <text:span text:style-name="T1">Seichter</text:span>, WRP 2006, 391 (396); <text:span text:style-name="T1">Tilmann</text:span>, GRUR 2005, 737; <text:span text:style-name="T1">Bornkamm</text:span>, FS Ullmann, S. 894.</text:p></text:note-body></text:note></text:span> eine Zwangsvollstreckung der Rechtsfolgen, die den prozessrechtlichen Instituten fremd ist.<text:span text:style-name="Footnote_20_Symbol"><text:note text:id="ftn824" text:note-class="footnote"><text:note-citation>824</text:note-citation><text:note-body><text:p text:style-name="P22"><text:s/>BT/Drucks. 16/5048, S. 27; <text:span text:style-name="T1">Kunz-Hallstein/Loschelder</text:span>, GRUR 2005, 747; <text:span text:style-name="T1">Tilmann</text:span>, GRUR 2005, 737 (739); <text:span text:style-name="T1">Ahrens</text:span>, GRUR 2005, 837 (838); <text:span text:style-name="T1">Grimme</text:span>, JA 1985, 320 (324); <text:span text:style-name="T1">Schilken</text:span>, JURA 1988, 525 (530); So lässt Art. 6 der Durchsetzungs-Richtlinie die Frage der Rechtsfolgen bei einer Weigerung, bestimmte Beweismittel vorzulegen, zwar offen. Die Mitgliedsstaaten sind aber nach Art. 10 Abs. 1 i. V. m. Art. 149 Abs. 3 EG-Vertrag verpflichtet, bei der Umsetzung im Rahmen ihrer nationalen Rechtsordnung alle erforderlichen Maßnahmen zu ergreifen, um die volle Wirksamkeit der Richtlinie entsprechend ihrer Zielsetzung zu gewährleisten; vgl. <text:span text:style-name="T1">Knaak</text:span>, GRUR Int. 2004, 745 (748).</text:p></text:note-body></text:note></text:span> Über § 422 ZPO führt schließlich auch diese materiellrechtliche Lösung – richtlinienkonform - zu einer prozessualen Vorlagepflicht.<text:span text:style-name="Footnote_20_Symbol"><text:note text:id="ftn825" text:note-class="footnote"><text:note-citation>825</text:note-citation><text:note-body><text:p text:style-name="P22"><text:s/><text:span text:style-name="T1">Seichter</text:span>, WRP 2006, 391 (394). </text:p></text:note-body></text:note></text:span> Angesichts des Umstands, dass mit der Richtlinie nur eine Mindestharmonisierung beabsichtigt ist (vgl. Art. 2 Abs. 1 der Durchsetzungs-Richtlinie) steht es dem nationalen Gesetzgeber auch grundsätzlich offen, unter Wahrung des Verhältnismäßigkeitsgrundsatzes<text:alphabetical-index-mark text:string-value="Verhältnismäßigkeitsgrundsatz"/> aus Art. 3 Abs. 2 der Durchsetzungs-Richtlinie über die Vorgaben der Richtlinie hinauszugehen und mit den Vorlageansprüchen auch weitergehende Rechte zugunsten der Rechtsinhaber zu normieren.<text:span text:style-name="Footnote_20_Symbol"><text:note text:id="ftn826" text:note-class="footnote"><text:note-citation>826</text:note-citation><text:note-body><text:p text:style-name="P22"><text:s/><text:span text:style-name="T1">Seichter</text:span>, WRP 2006, 391 (392 f.).</text:p></text:note-body></text:note></text:span></text:p>
      <text:p text:style-name="P20">Bei der näheren Ausgestaltung der Urkundenvorlageansprüche hat der Regierungsentwurf dann nicht nur zur Beurteilung der Frage, ob das geltende Recht bereits der Durchsetzungs-Richtlinie entsprechende materiellrechtliche Vorschriften zur Beweismittelvorlage enthält und dementsprechend ein Umsetzungsbedarf nicht besteht, auf die Bestimmungen der §§ 809, 810 BGB Bezug genommen.<text:span text:style-name="Footnote_20_Symbol"><text:note text:id="ftn827" text:note-class="footnote"><text:note-citation>827</text:note-citation><text:note-body><text:p text:style-name="P22"><text:s/>Vgl. BT/Drucks. 16/5048, S. 41. </text:p></text:note-body></text:note></text:span> Vielmehr hat der Regierungsentwurf über den Wortlaut hinaus an die allgemeinen Vorschriften der §§ 809 ff. BGB angeknüpft<text:span text:style-name="Footnote_20_Symbol"><text:note text:id="ftn828" text:note-class="footnote"><text:note-citation>828</text:note-citation><text:note-body><text:p text:style-name="P22"><text:s/>Eine Erweiterung der §§ 142, 144 ZPO wurde von dem zur Umsetzung der Durchsetzungs-Richtlinie vorgeschlagenen Regierungsentwurf mit der Begründung abgelehnt, dass das Prozessrecht keine direkte Erzwingbarkeit kenne; vgl. <text:span text:style-name="T1">Seichter</text:span>, WRP 2006, 391 (394); BT/Drucks. 16/5048, S. 26 f.</text:p></text:note-body></text:note></text:span> – was sich nicht zuletzt darin zeigt, dass sich die Modalitäten der Vorlage nach § 811 BGB richten sollen.<text:span text:style-name="Footnote_20_Symbol"><text:note text:id="ftn829" text:note-class="footnote"><text:note-citation>829</text:note-citation><text:note-body><text:p text:style-name="P22"><text:s/>Vgl. BT/Drucks. 16/5048, S. 41; <text:span text:style-name="T1">Seichter</text:span>, WRP 2006, 391 (394).</text:p></text:note-body></text:note></text:span> Vom Ergebnis her betrachtet soll damit, gerade weil der BGB-Gesetzgeber die Bestimmung des § 810 BGB bewusst auf die dort ausdrücklich genannten Fälle beschränkt hatte,<text:span text:style-name="Footnote_20_Symbol"><text:note text:id="ftn830" text:note-class="footnote"><text:note-citation>830</text:note-citation><text:note-body><text:p text:style-name="P22"><text:s/><text:span text:style-name="T1">Schaaff</text:span>, S. 142.</text:p></text:note-body></text:note></text:span> eine gesetzgeberische Ausdehnung des Anwendungsbereichs der Vorschrift aus dem allgemeinen Zivilrecht für das Recht des geistigen Eigentums vorgenommen werden. Eine gewisse Verwandtschaft der im Regierungsentwurf vorgesehenen Urkundenvorlageansprüche zu den §§ 809 ff. BGB ist daher nicht zu leugnen. </text:p>
      <text:p text:style-name="P20"/>
      <text:p text:style-name="P20"/>
      <text:p text:style-name="P20"/>
      <text:h text:style-name="Heading_20_4" text:outline-level="4">2. Zweck der Urkundenvorlageansprüche </text:h>
      <text:p text:style-name="P1"/>
      <text:p text:style-name="P20">Die im Regierungsentwurf zur Umsetzung der Durchsetzungs-Richtlinie vorgesehenen Urkundenvorlageansprüche bezwecken zunächst einmal, dem Rechtsinhaber den Nachweis einer Schutzrechtsverletzung zu ermöglichen.<text:span text:style-name="Footnote_20_Symbol"><text:note text:id="ftn831" text:note-class="footnote"><text:note-citation>831</text:note-citation><text:note-body><text:p text:style-name="P22"><text:s/>BT/Drucks. 16/5048, S. 40; <text:span text:style-name="T1">Haedicke</text:span>, FS Schricker, S. 21; <text:span text:style-name="T1">Harte-Bavendamm</text:span>, FS Tilmann, S. 800; <text:span text:style-name="T1">Ibbeken</text:span>, S. 1; <text:span text:style-name="T1">Kunz-Hallstein/Loschelder</text:span>, GRUR 2005, 747; Das Ziel einer Anordnung nach Art. 6 der Durchsetzungs-Richtlinie ist die Ergänzung eines bisher nicht ausreichenden Beweises im Rahmen eines bereits anhängigen Verfahrens; vgl. <text:span text:style-name="T1">Tilmann</text:span>, GRUR 2005, 737.</text:p></text:note-body></text:note></text:span> Zu diesem Zweck sollen nicht nur Konstruktionszeichnungen<text:alphabetical-index-mark text:string-value="Konstruktionszeichnung"/> oder Bedienungsanleitungen<text:alphabetical-index-mark text:string-value="Bedienungsanleitung"/> herangezogen werden können, sondern beispielsweise auch Bestelllisten<text:alphabetical-index-mark text:string-value="Bestellliste"/> vergangener Jahre, die Aufschluss darüber geben, ob das Produkt selbst entwickelt oder lediglich vom Anspruchsgläubiger kopiert worden ist.<text:span text:style-name="Footnote_20_Symbol"><text:note text:id="ftn832" text:note-class="footnote"><text:note-citation>832</text:note-citation><text:note-body><text:p text:style-name="P22"><text:s/>Vgl. <text:span text:style-name="T1">Tilmann/Schreibauer</text:span>, FS Erdmann, S. 920, 923; <text:span text:style-name="T1">McGuire</text:span>, GRUR Int. 2005, 15 (19). </text:p></text:note-body></text:note></text:span> Darüber hinaus sollen die Urkundenvorlageansprüche dem verletzten Schutzrechtsinhaber aber auch die Möglichkeit eröffnen, überhaupt erst Kenntnis von den anspruchsbegründenden Tatsachen zu erlangen.<text:span text:style-name="Footnote_20_Symbol"><text:note text:id="ftn833" text:note-class="footnote"><text:note-citation>833</text:note-citation><text:note-body><text:p text:style-name="P22"><text:s/>BT/Drucks. 16/5048, S. 40; <text:span text:style-name="T1">McGuire</text:span>, GRUR Int. 2005, 15.</text:p></text:note-body></text:note></text:span> Insoweit sind die Urkundenvorlageansprüche daher nicht auf die Vorgaben der Richtlinie beschränkt.<text:span text:style-name="Footnote_20_Symbol"><text:note text:id="ftn834" text:note-class="footnote"><text:note-citation>834</text:note-citation><text:note-body><text:p text:style-name="P22"><text:s/>Vgl. BT/Drucks. 16/5048, S. 40; Der Anwendungsbereich von Art. 6 der Durchsetzungs-Richtlinie erstreckt sich ausdrücklich nur auf Beweismittel.</text:p></text:note-body></text:note></text:span> Fraglich ist allerdings, ob die im Regierungsentwurf zur Umsetzung der Durchsetzungs-Richtlinie vorgesehenen Urkundenvorlageansprüche vom Berechtigten nicht auch unter Nachprüfungsgesichtspunkten geltend gemacht werden können. Allein aus der Tatsache, dass die Urkundenvorlageansprüche – etwa im Unterschied zum Anspruch auf Abgabe einer eidesstattlichen Versicherung – kein Misstrauen oder einen Verdacht voraussetzen, kann nämlich – ebenso wie bei der mit der Rechnungslegung einhergehenden Belegvorlageverpflichtung - nicht gefolgert werden, dass diese im Ergebnis nicht doch auch zur Nachprüfung bereits bekannter Informationen bestimmt sind. Zweifel daran könnten sich allenfalls aus dem Umstand ergeben, dass die Begründung zum Regierungsentwurf die Urkundenvorlage zu Nachprüfungszwecken nicht ausdrücklich thematisiert. Insoweit ist allerdings festzustellen, dass der Berechtigte die Vorlageansprüche nach der Einschätzung des Regierungsentwurfs <text:span text:style-name="T1">„vor allem“</text:span> in den ausdrücklich genannten Fällen zur Durchsetzung seiner Ansprüche benötigen wird.<text:span text:style-name="Footnote_20_Symbol"><text:note text:id="ftn835" text:note-class="footnote"><text:note-citation>835</text:note-citation><text:note-body><text:p text:style-name="P22"><text:s/>BT/Drucks. 16/5048, S. 40.</text:p></text:note-body></text:note></text:span> Damit ist jedoch nicht gesagt, dass die Urkundenvorlageansprüche vom Berechtigten nicht auch dann geltend gemacht werden können, wenn im Hinblick auf eine zutreffende Berechnung seiner Ersatzansprüche die Richtigkeit der als Berechnungsgrundlage dienenden, bereits durch die Rechnungslegung mitgeteilten Tatsachen in Frage steht. Schließlich sind auch keine zwingenden Gründe dafür ersichtlich, dass die Urkundenvorlageansprüche, die bereits eine Einsichtnahme zum Zwecke der Informationsermittlung gestatten, nicht auch eine Einsichtnahme zum Zwecke der Nachprüfung bereits bekannter Informationen gewähren sollten. Denn letztlich kann auch die Nachprüfung der Rechnungslegung anhand der vorgelegten Urkunden, soweit diese von den Rechnungsangaben abweichen, zu einer Informationsermittlung führen. Zudem können die vorgelegten Urkunden dem Verletzten auch als Beweismittel dienen. Angesichts der Tatsache, dass Bank-, Finanz- und Handelsunterlagen – wie sich aus der Systematik der vom Regierungsentwurf vorgesehenen Regelung ergibt - nicht allgemein vom Urkundenvorlageanspruch erfasst werden, kommt unter Nachprüfungsgesichtspunkten allerdings nur dieser erweiterte Vorlageanspruch in Betracht.<text:span text:style-name="Footnote_20_Symbol"><text:note text:id="ftn836" text:note-class="footnote"><text:note-citation>836</text:note-citation><text:note-body><text:p text:style-name="P22"><text:s/>Die vom Regierungsentwurf – zur Umsetzung von Art. 9 Abs. 2 Satz 2 der Durchsetzungs-Richtlinie – in § 140 d PatG vorgesehene Verpflichtung des Verletzers zur Vorlage von Bank-, Finanz- oder Handelsunterlagen unterscheidet sich insoweit von der in § 140 c PatG vorgesehenen Verpflichtung, als sie nicht der <text:span text:style-name="T1">Gewinnung von Beweismitteln, </text:span>sondern der <text:span text:style-name="T1">Sicherung der Erfüllung des Schadensersatzanspruchs</text:span> dient. Voraussetzung ist daher, dass dem Verletzten gegen den Verletzer ein Schadensersatzanspruch zusteht, dessen Zwangsvollstreckung ohne die Vorlage gefährdet wäre; vgl. BT/Drucks. 16/5048, S. 41; Diese vom Regierungsentwurf vorgesehene Vorschrift greift somit in einem anderen Stadium ein, nämlich dann, wenn die Höhe des Ersatzanspruchs bereits feststeht.</text:p></text:note-body></text:note></text:span> Schließlich sind gerade Bank-, Finanz- oder Handelsunterlagen, mit anderen Worten die Geschäftsunterlagen des Unternehmens, zur Prüfung der Rechnungsangaben unentbehrlich.<text:span text:style-name="Footnote_20_Symbol"><text:note text:id="ftn837" text:note-class="footnote"><text:note-citation>837</text:note-citation><text:note-body><text:p text:style-name="P22"><text:s/>So erscheinen etwa Lieferscheine und –rechnungen als originale Handelsunterlagen zur Nachprüfung der Rechnungsposten auf Einnahmenseite besonders geeignet. </text:p></text:note-body></text:note></text:span> Problematischerweise war jedoch gerade diese von Art. 6 Abs. 2 der Durchsetzungs-Richtlinie vorgegebene Erweiterung – ebenso wie der durch das Produktpirateriegesetz eingeführte Drittauskunftsanspruch<text:span text:style-name="Footnote_20_Symbol"><text:note text:id="ftn838" text:note-class="footnote"><text:note-citation>838</text:note-citation><text:note-body><text:p text:style-name="P22"><text:s/>Vgl. <text:span text:style-name="T1">Knaak</text:span>, GRUR Int. 2004, 745 (747).</text:p></text:note-body></text:note></text:span> - ursprünglich darauf beschränkt, die Nutznießer der jeweiligen Rechtsverletzung zu ermitteln (vgl. Art. 7 des Vorschlags für eine Richtlinie des Europäischen Parlaments und des Rates über die Maßnahmen und Verfahren zum Schutz der Rechte an geistigem Eigentum<text:span text:style-name="Footnote_20_Symbol"><text:note text:id="ftn839" text:note-class="footnote"><text:note-citation>839</text:note-citation><text:note-body><text:p text:style-name="P22"><text:s/><text:span text:style-name="T1">Knaak</text:span>, GRUR Int. 2004, 745 (747); Dort heißt es: „Damit die tatsächlichen Nutznießer der Rechtsverletzung ermittelt und verfolgt werden können, räumen die Mitgliedsstaaten den zuständigen Gerichten die Möglichkeit ein, die Übermittlung oder Beschlagnahme von Bank-, Finanz- oder Handelsunterlagen anzuordnen, sofern der Schutz vertraulicher Informationen gewährleistet ist“.</text:p></text:note-body></text:note></text:span>). Es stellt sich damit nämlich die Frage nach ihrem Anwendungsbereich. So hat der europäische Gesetzgeber zwar selbst im weiteren Verlauf des Gesetzgebungsverfahrens auf eine ausdrückliche dahingehende Einschränkung verzichtet. Ähnlich wie der auf die Ermittlung der vor- und nachgelagerten Verletzerstufen gerichtete Drittauskunftsanspruch<text:span text:style-name="Footnote_20_Symbol"><text:note text:id="ftn840" text:note-class="footnote"><text:note-citation>840</text:note-citation><text:note-body><text:p text:style-name="P22"><text:s/><text:span text:style-name="T1">Eichmann</text:span>, GRUR 1990, 575.</text:p></text:note-body></text:note></text:span> kommt der auf Bank-, Finanz- oder Handelsunterlagen erweiterte Vorlageanspruch wegen des vorausgesetzten gewerblichen Ausmaßes der Rechtsverletzung aber regelmäßig nicht gegen Endverbraucher<text:alphabetical-index-mark text:string-value="Endverbraucher"/> in Betracht (vgl. Erwägungsgrund 14 der Richtlinie).<text:span text:style-name="Footnote_20_Symbol"><text:note text:id="ftn841" text:note-class="footnote"><text:note-citation>841</text:note-citation><text:note-body><text:p text:style-name="P22"><text:s/>BT/Drucks. 16/5048, S. 40; vgl. Erwägungsgrund 14 der Richtlinie.</text:p></text:note-body></text:note></text:span> Dies lässt sich allerdings nicht nur damit begründen, dass – entsprechend der Situation beim Drittauskunftsanspruch – mangels weiterer Verbreitungshandlungen auf dieser Stufe keine weiteren Schutzrechtsverletzungen und Nutznießer derselben zu befürchten sind, sondern auch mit der Annahme, dass regelmäßig nur Verletzer, die in gewerblichem Ausmaß handeln, über entsprechende Geschäftsunterlagen verfügen werden. Zwingende Vorgaben hinsichtlich des Anwendungsbereichs lassen sich aus diesem Gesichtspunkt daher nicht entnehmen. Gleiches gilt auch insoweit als die Begründung des Regierungsentwurfs die Urkundenvorlageansprüche allgemein als „sinnvolle Ergänzung“ zu den Drittauskunftsansprüchen bezeichnet.<text:span text:style-name="Footnote_20_Symbol"><text:note text:id="ftn842" text:note-class="footnote"><text:note-citation>842</text:note-citation><text:note-body><text:p text:style-name="P22"><text:s/>Vgl. BT/Drucks. 16/5048, S. 40. </text:p></text:note-body></text:note></text:span> Schließlich sind die Angaben der Drittauskunft der Rechnungslegung weiter angeglichen worden.<text:span text:style-name="Footnote_20_Symbol"><text:note text:id="ftn843" text:note-class="footnote"><text:note-citation>843</text:note-citation><text:note-body><text:p text:style-name="P22"><text:s/>Der Drittauskunftsanspruch erfasst nach dem zur Umsetzung der Durchsetzungs-Richtlinie vorgeschlagenen Regierungsentwurf auch Preisangaben; vgl. BT/Drucks 16/5048, S. 39.</text:p></text:note-body></text:note></text:span> Die vom Regierungsentwurf vorgesehenen Urkundenvorlageansprüche können daher grundsätzlich (auch) im Zusammenhang mit einer Rechnungslegung zu Nachprüfungszwecken herangezogen werden. </text:p>
      <text:p text:style-name="P20"/>
      <text:p text:style-name="P20"/>
      <text:p text:style-name="P20"/>
      <text:p text:style-name="P21"/>
      <text:p text:style-name="P21"/>
      <text:p text:style-name="P21"/>
      <text:p text:style-name="P21"/>
      <text:p text:style-name="P21"/>
      <text:p text:style-name="P21"/>
      <text:h text:style-name="Heading_20_4" text:outline-level="4">3. Voraussetzungen der Urkundenvorlageansprüche</text:h>
      <text:p text:style-name="P20"/>
      <text:h text:style-name="Heading_20_5" text:outline-level="5"><text:span text:style-name="T4">a) hinreichende Wahrscheinlichkeit einer (in gewerblichem Ausmaß begangenen) Rechtsverletzung </text:span></text:h>
      <text:p text:style-name="P20"/>
      <text:p text:style-name="P20">Die vom Regierungsentwurf zur Umsetzung der Durchsetzungs-Richtlinie vorgesehenen speziellen Urkundenvorlageansprüche setzen zunächst einmal voraus, dass der Anspruchsgegner „mit hinreichender Wahrscheinlichkeit“ ein Recht des geistigen Eigentums verletzt. Dies entspricht dem Grad an Wahrscheinlichkeit, der auch im europäischen Recht Voraussetzung ist.<text:span text:style-name="Footnote_20_Symbol"><text:note text:id="ftn844" text:note-class="footnote"><text:note-citation>844</text:note-citation><text:note-body><text:p text:style-name="P22"><text:s/>Vgl. <text:span text:style-name="T1">Seichter</text:span>, WRP 2006, 391 (394); Denn Art. 6 der Durchsetzungs-Richtlinie setzt voraus, dass eine Partei „alle vernünftigerweise verfügbaren Beweismittel zur hinreichenden Begründung ihrer Ansprüche vorgelegt“ hat. </text:p></text:note-body></text:note></text:span> Hinter dieser tatbestandlichen Schwelle steht das Bestreben, Ausforschung zu vermeiden;<text:span text:style-name="Footnote_20_Symbol"><text:note text:id="ftn845" text:note-class="footnote"><text:note-citation>845</text:note-citation><text:note-body><text:p text:style-name="P22"><text:s/>Vgl. BT/Drucks. 16/5048, S. 40; <text:span text:style-name="T1">Tilmann/Schreibauer</text:span>, FS Erdmann, S. 904 f.; <text:span text:style-name="T1">Kunz-Hallstein/Loschelder</text:span>, GRUR 2005, 747; Dies kann im Einzelfall als Kontrollüberlegung herangezogen werden.</text:p></text:note-body></text:note></text:span> vollständige Gewissheit wird man schließlich nicht verlangen können.<text:span text:style-name="Footnote_20_Symbol"><text:note text:id="ftn846" text:note-class="footnote"><text:note-citation>846</text:note-citation><text:note-body><text:p text:style-name="P22"><text:s/><text:span text:style-name="T1">Kühnen</text:span>, GRUR 2005, 185 (187); vgl. zu Art. 6 der Durchsetzungs-Richtlinie <text:span text:style-name="T1">McGuire</text:span>, GRUR Int. 2005, 15 (19).</text:p></text:note-body></text:note></text:span> Nach der Begründung zum Regierungsentwurf soll insoweit die sog. „Faxkarten“–Rechtsprechung des Bundesgerichtshofs, nach der für den Besichtigungsanspruch aus § 809 BGB ein gewisser Grad an Wahrscheinlichkeit einer (Urheber-)Rechtsverletzung ausreichend ist, (auch über das Urheberrecht hinaus) zur näheren Konkretisierung der gesetzlichen Vorgaben dienen.<text:span text:style-name="Footnote_20_Symbol"><text:note text:id="ftn847" text:note-class="footnote"><text:note-citation>847</text:note-citation><text:note-body><text:p text:style-name="P22"><text:s/>BGH in GRUR 2002, 1046 (1048) – Faxkarte; BT/Drucks. 16/5048, S. 40, 27; <text:span text:style-name="T1">Weiden</text:span>, GRUR 2006, 212 (213); <text:span text:style-name="T1">Seichter</text:span>, WRP 2006, 391 (394); <text:span text:style-name="T1">Tilmann/Schreibauer</text:span>, GRUR 2002, 1115 (1118); <text:span text:style-name="T1">Kühnen</text:span>, GRUR 2005, 185. </text:p></text:note-body></text:note></text:span> Mit dieser Entscheidung hatte der I. Zivilsenat das Erfordernis der „erheblichen Wahrscheinlichkeit“, das der X. Zivilsenat in der „Druckbalken-Entscheidung“ für das Patentrecht aufgestellt hatte, zurückgenommen und durch eine einzelfallbezogene Interessenabwägung<text:alphabetical-index-mark text:string-value="Interessenabwägung"/> ersetzt.<text:span text:style-name="Footnote_20_Symbol"><text:note text:id="ftn848" text:note-class="footnote"><text:note-citation>848</text:note-citation><text:note-body><text:p text:style-name="P22"><text:s/>BGH in GRUR 1985, 512 (516) - Druckbalken; BT/Drucks. 16/5048, S. 27, 40; <text:span text:style-name="T1">Tilmann/Schreibauer</text:span>, GRUR 2002, 1115 (1116); <text:span text:style-name="T1">Seichter</text:span>, WRP 2006, 391 (394); <text:span text:style-name="T1">Mahlmann</text:span>, S. 50; Da der I. Zivilsenat in seiner Entscheidung ausdrücklich offen gelassen hatte, ob deren Grundsätze künftig auch bei Patentverletzungen gelten sollen, war eine Anrufung des Großen Senats für Zivilsachen nach § 132 Abs. 2 GVG unterblieben; vgl. BT/Drucks. 16/5048, S. 27; <text:span text:style-name="T1">Seichter</text:span>, WRP 2006, 391 (304); BGH in GRUR 2002, 1046 (1049) - Faxkarte. </text:p></text:note-body></text:note></text:span> Je eindeutiger sich die Schutzrechtsverletzung danach feststellen lässt, desto eher erscheint es zumutbar, den Verletzer zur Vorlage zu verpflichten. Soweit die Urkundenvorlageansprüche unter Kontrollgesichtspunkten geltend gemacht werden, wird sich die „hinreichende Wahrscheinlichkeit“ einer Rechtsverletzung aber regelmäßig bereits aus dem Umstand ergeben, dass der Rechnungslegungsanspruch selbst eine aus der Schutzrechtsverletzung resultierende Sonderrechtsbeziehung<text:alphabetical-index-mark text:string-value="Sonderrechtsbeziehung"/> verlangt. Allerdings handelt es sich bei dem Wahrscheinlichkeitsgrad der Rechtsverletzung nach der „Faxkarten“-Rechtsprechung nur um ein im Rahmen der Interessenabwägung zu berücksichtigendes Element.<text:span text:style-name="Footnote_20_Symbol"><text:note text:id="ftn849" text:note-class="footnote"><text:note-citation>849</text:note-citation><text:note-body><text:p text:style-name="P22"><text:s/><text:span text:style-name="T1">Tilmann/Schreibauer</text:span>, GRUR 2002, 1115 (1116).</text:p></text:note-body></text:note></text:span> So wird „vor allem (auch) darauf abzustellen (sein), ob für den Gläubiger noch andere zumutbare Möglichkeiten bestehen, die Rechtsverletzung zu beweisen“.<text:span text:style-name="Footnote_20_Symbol"><text:note text:id="ftn850" text:note-class="footnote"><text:note-citation>850</text:note-citation><text:note-body><text:p text:style-name="P22"><text:s/><text:span text:style-name="T1">Mahlmann</text:span>, S. 51; BGH in GRUR 2002, - 1046 (1049) – Faxkarte; Auch nach Art. 6 der Durchsetzungs-Richtlinie muss der Schutzrechtsinhaber alle „vernünftigerweise verfügbaren Beweismittel“ vorgelegt haben, d. h. alle ihm zur Verfügung stehenden Beweismöglichkeiten ausgeschöpft haben, um die Anordnung des Gerichts auszulösen.</text:p></text:note-body></text:note></text:span> Eine dahingehende Alternative könnte in der mit dem Rechnungslegungsanspruch einhergehenden Verpflichtung zur Belegvorlage liegen. Mit dem Zweck, eine überflüssige Inanspruchnahme des Pflichtigen zu vermeiden, wird dieses Abwägungskriterium aber wohl nur alternative tatsächliche, nicht jedoch rechtliche Möglichkeiten erfassen. </text:p>
      <text:p text:style-name="P20">Auf die Vorlage von Bank-, Finanz- oder Handelsunterlagen erstreckt sich der vom Regierungsentwurf zur Umsetzung der Durchsetzungs-Richtlinie vorgesehene Vorlageanspruch schließlich nur, sofern mit hinreichender Wahrscheinlichkeit eine in „gewerblichem Ausmaß“ begangene Rechtsverletzung vorliegt.<text:span text:style-name="Footnote_20_Symbol"><text:note text:id="ftn851" text:note-class="footnote"><text:note-citation>851</text:note-citation><text:note-body><text:p text:style-name="P22"><text:s/><text:span text:style-name="T1">Knaak</text:span>, GRUR Int. 2004, 745 (747); BT/Drucks. 16/5048, S. 40.</text:p></text:note-body></text:note></text:span> Eine wesentliche Einschränkung des Anwendungsbereichs gegenüber den allgemeinen Urkundenvorlageansprüchen – im Sinne einer Beschränkung auf besonders schwere Fälle - ist mit dieser Qualifizierung der Rechtsverletzung allerdings nicht verbunden.<text:span text:style-name="Footnote_20_Symbol"><text:note text:id="ftn852" text:note-class="footnote"><text:note-citation>852</text:note-citation><text:note-body><text:p text:style-name="P22"><text:s/>Diese Anspruchsvoraussetzung ist letztlich ein Überbleibsel von Art. 2 Abs. 1 des Kommissionsvorschlags. Danach sollte sich der Anwendungsbereich der mit der Richtlinie zum Schutz der Rechte des geistigen Eigentums geschaffenen Instrumente auf Fälle beschränken, in denen es sich um eine Schutzrechtsverletzung „zu gewerblichen Zwecken“ handelt oder „dem Rechtsinhaber ein nachhaltiger Schaden zugefügt wird“. Diese generelle Beschränkung wurde aber im Verlauf des weiteren Gesetzgebungsverfahrens aufgehoben und nur für einzelne Maßnahmen ausdrücklich beibehalten; vgl. <text:span text:style-name="T1">Seichter</text:span>, WRP 2006, 391 (392); <text:span text:style-name="T1">Frey/Rudolph</text:span>, ZUM 2004, 522 (526); Sie findet sich auch bei den Drittauskunftsansprüchen und den einstweiligen Maßnahmen zur Sicherung von Schadensersatzansprüchen, vgl. etwa BT/Drucks. 16/5048, S. 38. </text:p></text:note-body></text:note></text:span> Dies ist zum einen deswegen der Fall, weil die meisten Gesetze zum Schutz des geistigen Eigentums ohnehin nur gewerbliches Handeln erfassen, vgl. § 12 Nr. 1 GebrMG, § 40 Nr. 1 GeschmMG; § 6 Abs. 2 Nr. 1 HalbleiterschutzG, § 11 Nr. 1 PatG, § 10 Nr. 1 SortenG.<text:span text:style-name="Footnote_20_Symbol"><text:note text:id="ftn853" text:note-class="footnote"><text:note-citation>853</text:note-citation><text:note-body><text:p text:style-name="P22"><text:s/>Vgl. dazu BT/Drucks. 16/5048, S. 38 sowie die Überlegungen des Bundesrates, S. 55; <text:span text:style-name="T1">Tilmann</text:span>, FS Ullmann, S. 1018.</text:p></text:note-body></text:note></text:span> Zum anderen kann ein gewerbliches Ausmaß bereits dann angenommen werden, wenn die Rechtsverletzung zwecks Erlangung eines unmittelbaren oder mittelbaren wirtschaftlichen oder kommerziellen Vorteils vorgenommen wird.<text:span text:style-name="Footnote_20_Symbol"><text:note text:id="ftn854" text:note-class="footnote"><text:note-citation>854</text:note-citation><text:note-body><text:p text:style-name="P22"><text:s/>Vgl. Erwägungsgrund 14 der Richtlinie; BT/Drucks. 16/5048, S. 38; <text:span text:style-name="T1">Seichter</text:span>, WRP 2006, 391 (392 f.); Nach Ansicht von <text:span text:style-name="T1">Tilmann</text:span> in FS Ullmann, S. 1018 ist darüber hinaus erforderlich, dass sich der Schutzrechtsverletzer die Nachahmung zum Geschäft gemacht hat, wie dies im Bereich der Produktpiraterie üblich ist. </text:p></text:note-body></text:note></text:span> Lediglich Handlungen, die vom Endverbraucher<text:alphabetical-index-mark text:string-value="Endverbraucher"/> in gutem Glauben vorgenommen werden, sollen nach Erwägungsgrund 14 der Richtlinie ausgeschlossen sein.<text:span text:style-name="Footnote_20_Symbol"><text:note text:id="ftn855" text:note-class="footnote"><text:note-citation>855</text:note-citation><text:note-body><text:p text:style-name="P22"><text:s/>BT/Drucks. 16/5048, S. 38.</text:p></text:note-body></text:note></text:span> Gleichwohl wird auch bei bösgläubigen Handlungen, solange sie den üblichen Konsum nicht überschreiten, kein gewerbliches Ausmaß angenommen werden müssen, da der Begriff des „gewerblichen“ in diesem Kontext als maßgeblich erscheint. Der Regierungsentwurf selbst schweigt allerdings dazu. </text:p>
      <text:p text:style-name="P20"/>
      <text:p text:style-name="P20"/>
      <text:p text:style-name="P20"/>
      <text:h text:style-name="Heading_20_5" text:outline-level="5"><text:span text:style-name="T4">b) zur Begründung von dessen Ansprüchen erforderlich</text:span></text:h>
      <text:p text:style-name="P20"/>
      <text:p text:style-name="P20">Weiterhin kann der (vermeintliche) Schutzrechtsverletzer von dem (vermeintlich) Verletzten nach dem zur Umsetzung der Durchsetzungs-Richtlinie vorgeschlagenen Regierungsentwurf nur auf Urkundenvorlage in Anspruch genommen werden, „wenn dies zur Begründung von dessen Ansprüchen erforderlich ist“. Ein Vorlageanspruch kommt also nur in Betracht, wenn (und soweit) der Verletzte die hierdurch gewonnenen Kenntnisse zur Durchsetzung seiner aus der Schutzrechtsverletzung resultierenden Ansprüche gegen den Verletzer benötigt,<text:span text:style-name="Footnote_20_Symbol"><text:note text:id="ftn856" text:note-class="footnote"><text:note-citation>856</text:note-citation><text:note-body><text:p text:style-name="P22"><text:s/>BT/Drucks. 16/5048, S. 40.</text:p></text:note-body></text:note></text:span> der Anspruchsgegner also zugleich Schuldner eines (vermeintlichen) auf der Schutzrechtsverletzung beruhenden Hauptanspruchs ist.<text:span text:style-name="Footnote_20_Symbol"><text:note text:id="ftn857" text:note-class="footnote"><text:note-citation>857</text:note-citation><text:note-body><text:p text:style-name="P22"><text:s/>Vgl. dazu <text:span text:style-name="T1">Schilken</text:span>, JURA 1988, 525 (528); <text:span text:style-name="T1">Braun</text:span>, S. 259. </text:p></text:note-body></text:note></text:span> Auch auf diese Weise soll gewährleistet werden, dass der Anspruch nicht zur allgemeinen Ausforschung der Gegenseite missbraucht werden kann.<text:span text:style-name="Footnote_20_Symbol"><text:note text:id="ftn858" text:note-class="footnote"><text:note-citation>858</text:note-citation><text:note-body><text:p text:style-name="P22"><text:s/>BT/Drucks. 16/5048, S. 40.</text:p></text:note-body></text:note></text:span> Gleichwohl wird durch die offene Formulierung – ebenso wie bei Art. 6 der Durchsetzungs-Richtlinie – dem Umstand Rechnung getragen, dass ein Informationsinteresse des Schutzrechtsinhabers, welches nur unter Mitwirkung des (vermeintlichen) Verletzers zu befriedigen ist, in sämtlichen Stadien der Durchsetzung eines Schutzrechts zu Tage treten kann.<text:span text:style-name="Footnote_20_Symbol"><text:note text:id="ftn859" text:note-class="footnote"><text:note-citation>859</text:note-citation><text:note-body><text:p text:style-name="P22"><text:s/><text:span text:style-name="T1">Haedicke</text:span>, FS Schricker, S. 19; vgl. auch <text:span text:style-name="T1">McGuire</text:span>, GRUR Int. 2005, 15 (19).</text:p></text:note-body></text:note></text:span> So kann sich die Urkundenvorlage letztlich auch zur Begründung der Höhe eines Ersatzanspruchs als erforderlich erweisen. Fraglich ist allerdings, ob (und inwieweit) eine Urkundenvorlage auch noch nach Rechnungslegung durch den Verletzer „erforderlich“ erscheint. Denn die zur Durchsetzung des Ersatzanspruchs erforderlichen Informationen kann der Berechtigte dann eigentlich bereits aus der ihm vorgelegten Rechnung entnehmen. Eine „Erforderlichkeit“ ist jedoch nicht nur rechtlich anzuerkennen, weil sich die Rechnungslegung nicht in gleichem Maße als zweckdienlich erweist, sondern auch tatsächlich, sofern die Rechnungsangaben unzutreffend sind. Die Urkundenvorlage zu Nachprüfungszwecken wird aus Sicht des Verletzten daher regelmäßig zur Begründung seiner Ansprüche erforderlich sein. </text:p>
      <text:p text:style-name="P20">Um den Verletzer zur Vorlage zu verpflichten, muss der Anspruchsberechtigte – auch wenn diese Voraussetzung nicht ausdrücklich im Normtext des Regierungsentwurfs Niederschlag gefunden hat – die vorzulegende(n) Urkunde(n) allerdings konkret bezeichnen. Dies ist nicht nur Art. 6 Abs. 1 der Durchsetzungs-Richtlinie<text:span text:style-name="Footnote_20_Symbol"><text:note text:id="ftn860" text:note-class="footnote"><text:note-citation>860</text:note-citation><text:note-body><text:p text:style-name="P22"><text:s/>Zwar verlangt der Wortlaut von Art. 7 der Durchsetzungs-Richtlinie nicht die Bezeichnung des Beweismittels durch den Rechtsinhaber. Allerdings kann Art. 7 der Durchsetzungs-Richtlinie auch nicht so verstanden werden, dass der nationale Gesetzgeber auf dieses Erfordernis verzichten muss, da in der Richtlinie keine Vorgaben zur Darlegungslast gemacht werden; BT/Drucks. 16/5048, S. 28; <text:span text:style-name="T1">Eisenkolb</text:span>, GRUR 2007, 387 (391). </text:p></text:note-body></text:note></text:span> und der Begründung zum Regierungsentwurf<text:span text:style-name="Footnote_20_Symbol"><text:note text:id="ftn861" text:note-class="footnote"><text:note-citation>861</text:note-citation><text:note-body><text:p text:style-name="P22"><text:s/>BT/Drucks. 16/5048, S. 28. </text:p></text:note-body></text:note></text:span> zu entnehmen, sondern ergibt sich für eine auf Urkundenvorlage gerichtete Leistungsklage<text:alphabetical-index-mark text:string-value="Leistungsklage"/> bereits aus dem Bestimmtheitsgebot<text:alphabetical-index-mark text:string-value="Bestimmtheitsgebot"/> des § 253 Abs. 2 Nr. 2 ZPO<text:span text:style-name="Footnote_20_Symbol"><text:note text:id="ftn862" text:note-class="footnote"><text:note-citation>862</text:note-citation><text:note-body><text:p text:style-name="P22"><text:s/>Vgl. <text:span text:style-name="T1">Schaaff</text:span>, S. 143; <text:span text:style-name="T1">Braun</text:span>, S. 271.</text:p></text:note-body></text:note></text:span> und folgt im Falle des Urkundenbeweises aus § 424 ZPO<text:span text:style-name="Footnote_20_Symbol"><text:note text:id="ftn863" text:note-class="footnote"><text:note-citation>863</text:note-citation><text:note-body><text:p text:style-name="P22"><text:s/><text:span text:style-name="T1">McGuire</text:span>, GRUR Int. 2005, 15 (20). </text:p></text:note-body></text:note></text:span>. Gleiches gilt – obwohl Art. 7 der Durchsetzungs-Richtlinie dies nicht ausdrücklich vorzugeben scheint<text:span text:style-name="Footnote_20_Symbol"><text:note text:id="ftn864" text:note-class="footnote"><text:note-citation>864</text:note-citation><text:note-body><text:p text:style-name="P22"><text:s/>So wird in der Literatur vertreten, dass Art. 7 der Durchsetzungs-Richtlinie die Möglichkeit einschließt, Geschäftsräume durchsuchen zu lassen, um noch nicht näher konkretisiertes, rechtserhebliches Beweismaterial sicherzustellen; so etwa <text:span text:style-name="T1">Knaak</text:span>, GRUR Int. 2004, 745 (748); vgl. dazu <text:span text:style-name="T1">Seichter</text:span>, WRP 2006, 391 (395).</text:p></text:note-body></text:note></text:span> – angesichts des in der Richtlinie verankerten Verhältnismäßigkeitsgrundsatzes<text:alphabetical-index-mark text:string-value="Verhältnismäßigkeitsgrundsatz"/> regelmäßig auch für den Antrag auf Erlass einer einstweiligen Verfügung.<text:span text:style-name="Footnote_20_Symbol"><text:note text:id="ftn865" text:note-class="footnote"><text:note-citation>865</text:note-citation><text:note-body><text:p text:style-name="P22"><text:s/>BT/Drucks. 16/5048, S. 28; <text:span text:style-name="T1">Haedicke</text:span>, FS Schricker, S. 26; <text:span text:style-name="T1">Tilmann</text:span>, GRUR 2005, 737 (739); <text:span text:style-name="T1">v. Hartz</text:span>, ZUM 2005, 376 (380); <text:span text:style-name="T1">Seichter</text:span>, WRP 2006, 391 (395).</text:p></text:note-body></text:note></text:span> Eine Suche nach bislang unbekannten Urkunden soll durch die Vorlageansprüche nämlich trotz allem nicht ermöglicht werden.<text:span text:style-name="Footnote_20_Symbol"><text:note text:id="ftn866" text:note-class="footnote"><text:note-citation>866</text:note-citation><text:note-body><text:p text:style-name="P22"><text:s/>Vgl. <text:span text:style-name="T1">Haedicke</text:span>, FS Schricker, S. 21.</text:p></text:note-body></text:note></text:span> Mit Rücksicht auf den Kontext der Durchsetzungs-Richtlinie, die gerade dem Zweck dient, das typischerweise bestehende Informationsdefizit in Fällen von Schutzrechtsverletzungen zu beheben, wird man insoweit allerdings auch nicht zu strenge Anforderungen stellen dürfen.<text:span text:style-name="Footnote_20_Symbol"><text:note text:id="ftn867" text:note-class="footnote"><text:note-citation>867</text:note-citation><text:note-body><text:p text:style-name="P22"><text:s/><text:span text:style-name="T1">McGuire</text:span>, GRUR Int. 2005, 15 (20). </text:p></text:note-body></text:note></text:span> Unter Nachprüfungsgesichtspunkten sollte eine Bezugnahme auf die Rechnungsangaben daher regelmäßig als ausreichend erachtet werden. Vor Rechnungslegung wird dem verletzten Schutzrechtsinhaber eine hinreichende Bezeichnung der Urkunden aber in der Regel kaum bzw. nur vereinzelt möglich sein. </text:p>
      <text:p text:style-name="P20"/>
      <text:p text:style-name="P20"/>
      <text:p text:style-name="P20"/>
      <text:p text:style-name="P20"/>
      <text:p text:style-name="P20"/>
      <text:h text:style-name="Heading_20_5" text:outline-level="5"><text:span text:style-name="T4">c) in der Verfügungsgewalt</text:span><text:alphabetical-index-mark text:string-value="Verfügungsgewalt"/><text:span text:style-name="T4"> des Pflichtigen</text:span></text:h>
      <text:p text:style-name="P20"/>
      <text:p text:style-name="P20">Ferner setzen die im Regierungsentwurf zur Umsetzung der Durchsetzungs-Richtlinie vorgeschlagenen Urkundenvorlageansprüche – entsprechend dem Wortlaut von Art. 6 Abs. 1 der Durchsetzungs-Richtlinie - voraus, dass sich die vorzulegende Urkunde „in der Verfügungsgewalt<text:alphabetical-index-mark text:string-value="Verfügungsgewalt"/>“ des zur Vorlage Verpflichteten befindet.<text:span text:style-name="Footnote_20_Symbol"><text:note text:id="ftn868" text:note-class="footnote"><text:note-citation>868</text:note-citation><text:note-body><text:p text:style-name="P22"><text:s/>BT/Drucks. 16/5048, S. 40; <text:span text:style-name="T1">Tilmann</text:span>, FS Ullmann, S. 1017.</text:p></text:note-body></text:note></text:span> Obgleich im vorliegenden Zusammenhang die tatsächliche Vorlage der Urkunde in Frage steht, wird sich unter den Begriff der „Verfügungsgewalt“ jedoch nicht nur der unmittelbare, sondern auch der mittelbare Besitz an der Urkunde subsumieren lassen, sofern der Pflichtige die Möglichkeit hat, die Urkunde jederzeit vom unmittelbaren Besitzer herauszuverlangen.<text:span text:style-name="Footnote_20_Symbol"><text:note text:id="ftn869" text:note-class="footnote"><text:note-citation>869</text:note-citation><text:note-body><text:p text:style-name="P22"><text:s/>Etwa weil er diese einem Dritten in Verwahrung gegeben hat (§§ 688, 695 BGB); vgl. <text:span text:style-name="T1">Grimme</text:span>, JA 1985, 320 (324); <text:span text:style-name="T1">Schilken</text:span>, JURA 1988, 525 (528); MK/<text:span text:style-name="T1">Hüffer</text:span>, § 809 BGB Rn. 7 f.; <text:span text:style-name="T1">Tilmann</text:span>, FS Ullmann, S. 1017. </text:p></text:note-body></text:note></text:span> Praktisch bedeutsam ist dies vor allem, weil dem verletzten Schutzrechtsinhaber gegen den zur Vorlage Verpflichteten ein Anspruch aus der Schutzrechtsverletzung zustehen muss, diese Voraussetzung aber gegenüber dem mittelbaren Besitzer gegeben sein kann, während sie gegenüber dem unmittelbaren Besitzer nicht zutrifft.<text:span text:style-name="Footnote_20_Symbol"><text:note text:id="ftn870" text:note-class="footnote"><text:note-citation>870</text:note-citation><text:note-body><text:p text:style-name="P22"><text:span text:style-name="T13"><text:s/>Planck/</text:span><text:span text:style-name="T14">Landois</text:span><text:span text:style-name="T13">, § 809 S. 920. </text:span></text:p></text:note-body></text:note></text:span> Fraglich erscheint allerdings, ob – wie dies der Wortlaut der im Regierungsentwurf vorgeschlagenen Vorschrift in gewisser Weise suggeriert („Verfügungs<text:span text:style-name="T1">gewalt</text:span>“) - auch der bloße Besitzdiener<text:alphabetical-index-mark text:string-value="Besitzdiener"/> (§ 855) zur Vorlage verpflichtet sein soll. Mit Rücksicht auf die rechtliche Stellung des Besitzdieners kann sich der Anspruch - trotz seiner tatsächlichen Gewalt - freilich nur gegen den Besitzherrn richten („<text:span text:style-name="T1">Verfügungs</text:span>gewalt“).<text:span text:style-name="Footnote_20_Symbol"><text:note text:id="ftn871" text:note-class="footnote"><text:note-citation>871</text:note-citation><text:note-body><text:p text:style-name="P22"><text:s/>Mot. II 891; Planck/<text:span text:style-name="T1">Landois</text:span>, § 809 S. 919 f.; <text:span text:style-name="T1">Baur/Stürner</text:span>, § 7 C II S. 66; Schließlich ist, wenn der Besitzdiener<text:alphabetical-index-mark text:string-value="Besitzdiener"/> dem Besitzherrn ohne dessen Willen den Besitz entzieht, ein Fall von verbotener Eigenmacht gegeben; vgl. MK/<text:span text:style-name="T1">Joost</text:span>, § 855 BGB Rn. 18; Palandt/<text:span text:style-name="T1">Bassenge</text:span>, § 855 BGB Rn. 6. </text:p></text:note-body></text:note></text:span> Der bloße Besitzdiener scheidet daher in jedem Fall als Anspruchsgegner aus.<text:span text:style-name="Footnote_20_Symbol"><text:note text:id="ftn872" text:note-class="footnote"><text:note-citation>872</text:note-citation><text:note-body><text:p text:style-name="P22"><text:s/><text:span text:style-name="T1">Schilken</text:span>, JURA 1988, 525 (528); RGRK/<text:span text:style-name="T1">Steffen</text:span>, § 809 BGB Rn. 5; Staudinger/<text:span text:style-name="T1">Marburger</text:span>, § 809 BGB Rn. 10; MK/<text:span text:style-name="T1">Hüffer</text:span>, § 809 BGB Rn. 7. </text:p></text:note-body></text:note></text:span> Infolgedessen ließe sich eine Änderung des Regierungsentwurfs im Sinne einer Anpassung an die §§ 809 f. BGB überdenken. </text:p>
      <text:p text:style-name="P21"/>
      <text:p text:style-name="P21"/>
      <text:p text:style-name="P21"/>
      <text:h text:style-name="Heading_20_4" text:outline-level="4">4. Inhalt der Urkundenvorlageansprüche </text:h>
      <text:p text:style-name="P21"/>
      <text:p text:style-name="P2">Nach dem Wortlaut der vom Regierungsentwurf zur Umsetzung der Durchsetzungs-Richtlinie vorgesehenen Vorschriften ist der Schuldner zur „<text:span text:style-name="T1">Vorlage“</text:span> verpflichtet. Diese hat, sofern nicht ein wichtiger Grund entgegensteht, grundsätzlich an dem Ort zu erfolgen, an dem sich die vorzulegende Sache befindet, vgl. § 811 BGB.<text:span text:style-name="Footnote_20_Symbol"><text:note text:id="ftn873" text:note-class="footnote"><text:note-citation>873</text:note-citation><text:note-body><text:p text:style-name="P22"><text:s/>BT/Drucks. 16/5048, S. 41; <text:span text:style-name="T1">Grimme</text:span>, JA 1985, 320 (322); <text:span text:style-name="T1">Schilken</text:span>, JURA 1988, 525 (528); <text:span text:style-name="T1">Winkler</text:span>, S. 135 f.</text:p></text:note-body></text:note></text:span> Mit dieser Pflicht zur Vorlage korrespondiert dann – ebenso wie bei der Verpflichtung zur Belegvorlage - ein Recht des Gläubigers auf Einsicht in die betreffende Urkunde, um dem Normzweck entsprechend eine Kenntnisnahme des Urkundeninhalts zu ermöglichen.<text:span text:style-name="Footnote_20_Symbol"><text:note text:id="ftn874" text:note-class="footnote"><text:note-citation>874</text:note-citation><text:note-body><text:p text:style-name="P22"><text:s/>Vgl. Palandt/<text:span text:style-name="T1">Sprau</text:span>, § 810 BGB Rn. 1; MK/<text:span text:style-name="T1">Hüffer</text:span>, § 810 BGB Rn. 13; <text:span text:style-name="T1">Schilken</text:span>, JURA 1988, 525 (529); MK/<text:span text:style-name="T1">Hüffer</text:span>, § 810 BGB Rn. 13; Missverständlich ist insoweit die Begründung zum Regierungsentwurf, BT/Drucks. 16/5048, S. 27, denn danach scheint es einen qualitativen Unterschied zwischen Einsicht und Vorlage zu geben.</text:p></text:note-body></text:note></text:span> Die Einsichtnahme durch einen Bevollmächtigten oder die Hinzuziehung eines Sachverständigen ist dabei grundsätzlich möglich.<text:span text:style-name="Footnote_20_Symbol"><text:note text:id="ftn875" text:note-class="footnote"><text:note-citation>875</text:note-citation><text:note-body><text:p text:style-name="P22"><text:s/><text:span text:style-name="T1">Schilken</text:span>, JURA 1988, 525 (528). </text:p></text:note-body></text:note></text:span> Wurde der Verpflichtete zur Gestattung der Einsicht aufgefordert, haftet er wegen schuldhafter Nichterfüllung<text:alphabetical-index-mark text:string-value="Nichterfüllung"/> und Verzug<text:alphabetical-index-mark text:string-value="Verzug"/> nach Maßgabe der allgemeinen Vorschriften.<text:span text:style-name="Footnote_20_Symbol"><text:note text:id="ftn876" text:note-class="footnote"><text:note-citation>876</text:note-citation><text:note-body><text:p text:style-name="P22"><text:s/>Planck/<text:span text:style-name="T1">Landois</text:span>, § 810 S. 926 f.; Staudinger/<text:span text:style-name="T1">Marburger</text:span>, vor §§ 809 ff. BGB Rn. 7; RGRK/<text:span text:style-name="T1">Steffen</text:span>, § 810 BGB Rn. 9. </text:p></text:note-body></text:note></text:span> </text:p>
      <text:p text:style-name="P20">Fraglich ist allerdings, wie weit das vom Regierungsentwurf zur Umsetzung der Durchsetzungs-Richtlinie vorgesehene Recht auf Einsichtnahme zu verstehen ist. In der Regierungsbegründung werden insoweit nämlich keine klaren Aussagen getroffen. Die Art und Weise der Erfüllung von Vorlagepflichten hat der Gesetzgeber aber auch nicht allgemein geregelt.<text:span text:style-name="Footnote_20_Symbol"><text:note text:id="ftn877" text:note-class="footnote"><text:note-citation>877</text:note-citation><text:note-body><text:p text:style-name="P22"><text:s/>RGRK/<text:span text:style-name="T1">Steffen</text:span>, § 811 BGB Rn. 5; Staudinger/<text:span text:style-name="T1">Marburger</text:span>, § 810 BGB Rn. 4; <text:span text:style-name="T1">Mugdan</text:span> II S. 498. </text:p></text:note-body></text:note></text:span> Ob Abschriften genommen werden dürfen, ist daher anhand der Umstände des konkreten Falles zu entscheiden.<text:span text:style-name="Footnote_20_Symbol"><text:note text:id="ftn878" text:note-class="footnote"><text:note-citation>878</text:note-citation><text:note-body><text:p text:style-name="P22"><text:s/><text:span text:style-name="T1">Mugdan</text:span> II S. 498; MK/<text:span text:style-name="T1">Hüffer</text:span>, § 810 BGB Rn. 13. </text:p></text:note-body></text:note></text:span> Es gilt also Regelungssystematik und Regelungszweck der vom Regierungsentwurf vorgeschlagenen Urkundenvorlageansprüche zu berücksichtigen. Danach ist der Gläubiger aber nicht nur – wie bei § 810 BGB - dazu berechtigt, sich Abschriften zu nehmen bzw. beglaubigte<text:span text:style-name="Footnote_20_Symbol"><text:note text:id="ftn879" text:note-class="footnote"><text:note-citation>879</text:note-citation><text:note-body><text:p text:style-name="P22"><text:s/>Durch Aushändigung bloßer Abschriften kann der Vorlegungsanspruch (ohne das Einverständnis des Berechtigten) nicht erfüllt werden, da der Berechtigte ansonsten das Risiko mangelnder Identität zwischen Abschrift und Original zu tragen hätte; <text:span text:style-name="T1">Grimme</text:span>, JA 1985, 320 (322); <text:span text:style-name="T1">Schilken</text:span>, JURA 1988, 525 (529).</text:p></text:note-body></text:note></text:span> Abschriften geben zu lassen.<text:span text:style-name="Footnote_20_Symbol"><text:note text:id="ftn880" text:note-class="footnote"><text:note-citation>880</text:note-citation><text:note-body><text:p text:style-name="P22"><text:s/><text:span text:style-name="T1">Tilmann</text:span>, FS Ullmann, S. 1018; <text:span text:style-name="T1">Schilken</text:span>, JURA 1988, 525 (529); RGRK/<text:span text:style-name="T1">Steffen</text:span>, § 811 BGB Rn. 8; <text:span text:style-name="T1">Grimme</text:span>, JA 1985, 320 (322); Planck/<text:span text:style-name="T1">Landois</text:span>, § 810 S. 926. </text:p></text:note-body></text:note></text:span> Vielmehr erscheint der Schuldner – entsprechend dem Regelungszweck von Art. 6 der Durchsetzungs-Richtlinie<text:span text:style-name="Footnote_20_Symbol"><text:note text:id="ftn881" text:note-class="footnote"><text:note-citation>881</text:note-citation><text:note-body><text:p text:style-name="P22"><text:s/>Danach soll das Gericht die Vorlage der Beweismittel durch die gegnerische Partei, d. h. im laufenden Verfahren anordnen können. Die zur Umsetzung dieser Vorgaben vom Regierungsentwurf vorgesehenen materiellrechtlichen Urkundenvorlageansprüche müssen folglich effektiv die Existenz von Beweismitteln für ein späteres Verfahren gewährleisten. § 422 ZPO ist dazu nur beschränkt in der Lage. </text:p></text:note-body></text:note></text:span> - selbst zur Aushändigung letzterer verpflichtet. Diesem Umstand mag man zwar auf den ersten Blick kaum Bedeutung zumessen, weil § 811 Abs. 2 S. 1 BGB die Kostentragungspflicht – entgegen der allgemeinen Grundsätze – auf den Berechtigten überträgt.<text:span text:style-name="Footnote_20_Symbol"><text:note text:id="ftn882" text:note-class="footnote"><text:note-citation>882</text:note-citation><text:note-body><text:p text:style-name="P22"><text:s/>MK/<text:span text:style-name="T1">Hüffer</text:span>, § 811 BGB Rn. 1; <text:span text:style-name="T1">Schilken</text:span>, JURA 1988, 525 (528).</text:p></text:note-body></text:note></text:span> „Notwendige Kosten“ wie die aus § 811 Abs. 2 S. 1 BGB kann der verletzte Schutzrechtsinhaber jedoch über den sich aus der Schutzrechtsverletzung ergebenden Ausgleichsanspruchs ersetzt verlangen.<text:span text:style-name="Footnote_20_Symbol"><text:note text:id="ftn883" text:note-class="footnote"><text:note-citation>883</text:note-citation><text:note-body><text:p text:style-name="P22"><text:s/>Vgl. <text:span text:style-name="T1">Leppin</text:span>, GRUR 1984, 695 (713); MK/<text:span text:style-name="T1">Hüffer</text:span>, § 811 BGB Rn. 5; OLG München in GRUR 1987, 33 – Besichtigungskosten. </text:p></text:note-body></text:note></text:span> Es ergibt sich aber von selbst, dass man das, was zur Pflichterfüllung erforderlich ist, als „notwendig“ versteht. Im Ergebnis wird die Kostenbelastung daher regelmäßig den Schutzrechtsverletzer treffen.</text:p>
      <text:p text:style-name="P20"/>
      <text:p text:style-name="P20"/>
      <text:p text:style-name="P20"/>
      <text:h text:style-name="Heading_20_4" text:outline-level="4"><text:span text:style-name="T4">5. Umfang der Urkundenvorlageansprüche</text:span></text:h>
      <text:p text:style-name="P20"/>
      <text:p text:style-name="P20">Der Umfang der im Regierungsentwurf vorgesehenen Vorlagepflichten bestimmt sich schließlich danach, was unter der aus Art. 6 Abs. 2 der Durchsetzungs-Richtlinie übernommenen Formulierung „Bank-, Finanz- oder Handelsunterlagen“ zu verstehen ist. Dabei ist zunächst einmal festzustellen, dass Bank-, Finanz- oder Handelsunterlagen, auch wenn sie – wie sich aus der Systematik der entsprechenden Regelungen im Regierungsentwurf ergibt – allgemein weder vom Urkundenvorlage- noch vom Besichtigungsanspruch erfasst werden, sondern die hinreichende Wahrscheinlichkeit einer in gewerblichem Ausmaß begangenen Rechtsverletzung erfordern, dennoch als „Urkunden“ im eigentlichen Sinne zu begreifen sind. Dafür spricht – in Abgrenzung zum Besichtigungsanspruch - nicht zuletzt auch die in Frage stehende „Vorlagepflicht“. Der Begriff der Urkunde wird vom Regierungsentwurf aber als bekannt vorausgesetzt. Insoweit erweist sich daher schon wegen des Zusammenhangs der materiellrechtlichen Urkundenvorlageansprüchen mit den §§ 422, 429 ZPO – gewissermaßen grundlegend – ein Rückgriff auf den Urkundsbegriff im Zivilprozessrecht als geboten.<text:span text:style-name="Footnote_20_Symbol"><text:note text:id="ftn884" text:note-class="footnote"><text:note-citation>884</text:note-citation><text:note-body><text:p text:style-name="P22"><text:s/>Vgl. zu § 810 BGB etwa MK/<text:span text:style-name="T1">Hüffer</text:span>, § 810 BGB Rn. 3; Palandt/<text:span text:style-name="T1">Sprau</text:span>, § 810 BGB Rn. 1; Dies gilt umso mehr, wenn man berücksichtigt, dass die im Regierungsentwurf vorgeschlagenen Urkundenvorlageansprüche vor allem der Umsetzung von Art. 6 der Durchsetzungs-Richtlinie dienen, der ja gerade eine Pflicht zur Vorlage von Beweismitteln, also von Urkunden und Augenscheinsobjekten durch den Prozessgegner vorsieht; vgl. <text:span text:style-name="T1">Knaak</text:span>, GRUR Int. 2004, 745 (747); <text:span text:style-name="T1">Seichter</text:span>, WRP 2006, 391 (394); Ein Rückgriff auf den speziellen Urkundsbegriff in § 810 BGB kommt demgegenüber, auch wenn die Urkundenvorlageansprüche in Anlehnung an die §§ 809 f. BGB geschaffen worden sind, aufgrund der rechtsgeschäftlichen Ausrichtung von § 810 BGB nicht in Betracht.</text:p></text:note-body></text:note></text:span> Unter einer Urkunde versteht man danach gemeinhin jede schriftlich verkörperte Gedankenerklärung.<text:span text:style-name="Footnote_20_Symbol"><text:note text:id="ftn885" text:note-class="footnote"><text:note-citation>885</text:note-citation><text:note-body><text:p text:style-name="P22"><text:s/>Baumbach/Lauterbach/Albers/<text:span text:style-name="T1">Hartmann</text:span>, Übers § 415 ZPO Rn. 5; Musielak/<text:span text:style-name="T1">Huber</text:span>, § 415 ZPO Rn. 4; MK/<text:span text:style-name="T1">Schreiber</text:span>, § 415 ZPO Rn. 4; MK/<text:span text:style-name="T1">Hüffer</text:span>, § 810 BGB Rn. 3, Palandt/<text:span text:style-name="T1">Sprau</text:span>, § 810 BGB Rn. 1; <text:span text:style-name="T1">Schilken</text:span>, JURA 1988, 525 (529); <text:span text:style-name="T1">Braun</text:span>, S. 262.</text:p></text:note-body></text:note></text:span> Dieses Verständnis ist daher auch bei den „Bank-, Finanz- oder Handelsunterlagen“ zugrunde zu legen. Damit scheint die Vorlagepflicht durchweg und ohne Ausnahme alle Arten von Geschäftsunterlagen zu erfassen. Fraglich ist allerdings, <text:span text:style-name="T1">inwieweit</text:span> sie sich auf die Geschäftsunterlagen, insbesondere auch die Geschäftsbücher erstreckt. Da der Regierungsentwurf das Einsichtsrecht des Berechtigten insoweit beschränkt, als dies „zur Begründung von dessen Ansprüchen erforderlich ist“, steht die Vorlage sämtlicher Geschäftsunterlagen ebenso wie ein umfassendes Buchprüfungsrecht regelmäßig nicht zur Debatte. Der Schuldner ist daher nur, <text:span text:style-name="T1">soweit</text:span> diese Voraussetzung gegeben ist, zur (Buch-)Vorlage verpflichtet.<text:span text:style-name="Footnote_20_Symbol"><text:note text:id="ftn886" text:note-class="footnote"><text:note-citation>886</text:note-citation><text:note-body><text:p text:style-name="P22"><text:s/>Vgl. zu § 810 BGB etwa Planck/<text:span text:style-name="T1">Landois</text:span>, § 810 Rn. 926; <text:span text:style-name="T1">Reischl</text:span>, JR 1997, 404 (406); <text:span text:style-name="T1">Braun</text:span>, S. 262; Bereits aus diesem Grund besteht nicht die Gefahr, dass sämtliche Geschäftsunterlagen des Schuldners „beschlagnahmt“ werden, um den Schuldner damit zu einem Vergleich zu zwingen. Darüber hinaus kann der Schuldner den Anspruch auch durch Vorlage beglaubigter Kopien erfüllen.</text:p></text:note-body></text:note></text:span> Der Anspruchsberechtigte hat nach der im Regierungsentwurf vorgesehenen Regelung auch nicht die Möglichkeit, eine spezifische Rechnungsangabe anhand mehrerer verschiedenartiger Unterlagen nachzuprüfen, sondern ist insoweit - gewissermaßen ausschließlich – auf „Bank-, Finanz- <text:span text:style-name="T1">oder</text:span> Handelsunterlagen“ beschränkt. Können im Einzelfall weder originale Bank-, Finanz- noch Handelsunterlagen beigebracht werden, müssen Abschriften und Kopien vorgelegt werden.<text:span text:style-name="Footnote_20_Symbol"><text:note text:id="ftn887" text:note-class="footnote"><text:note-citation>887</text:note-citation><text:note-body><text:p text:style-name="P22"><text:s/>So auch die wohl herrschende Meinung zu § 810 BGB, vgl. etwa MK/<text:span text:style-name="T1">Hüffer</text:span>, § 810 BGB Rn. 3; Palandt/<text:span text:style-name="T1">Sprau</text:span>, § 810 BGB Rn. 1; <text:span text:style-name="T1">Schilken</text:span>, JURA 1988, 525 (529); <text:span text:style-name="T1">Grimme</text:span>, JA 1985, 323 (321); Schließlich bedeutet die Vorlage einer Abschrift keine besondere Belastung für den Vorlagepflichtigen. Die Ablehnung kann aber eine Benachteiligung für den Einsichtsberechtigten mit sich bringen; vgl. <text:span text:style-name="T1">Schilken</text:span>; JURA 1988, 525 (529); <text:span text:style-name="T1">Grimme</text:span>, JA 1985, 320 (321).</text:p></text:note-body></text:note></text:span> </text:p>
      <text:p text:style-name="P2"/>
      <text:p text:style-name="P20"/>
      <text:p text:style-name="P21"/>
      <text:h text:style-name="Heading_20_4" text:outline-level="4"><text:span text:style-name="T4">6. Grenzen der Urkundenvorlageansprüche</text:span></text:h>
      <text:p text:style-name="P20"/>
      <text:h text:style-name="Heading_20_5" text:outline-level="5"><text:span text:style-name="T4">a) Materiellrechtliche Grenzen</text:span></text:h>
      <text:p text:style-name="P20"/>
      <text:p text:style-name="P20">Mit Rücksicht auf den Grundsatz der Verhältnismäßigkeit sind die zur Umsetzung der Durchsetzungs-Richtlinie vorgesehenen Vorlageansprüche vom Regierungsentwurf allerdings nicht so ausgestaltet worden, dass sie nur einseitig den Interessen des Anspruchsberechtigten dienen. Vielmehr sind auch die legitimen Interessen des Anspruchsverpflichteten zu beachten. </text:p>
      <text:p text:style-name="P1"/>
      <text:h text:style-name="Heading_20_6" text:outline-level="6"><text:span text:style-name="T4">aa) Schutz vertraulicher Informationen </text:span></text:h>
      <text:p text:style-name="P20"/>
      <text:p text:style-name="P20">Unabhängig davon, in welchem Stadium des Verfahrens und auf welchem Wege die Verpflichtung zur Vorlage geltend gemacht wird, können durch die Einsichtnahme erhebliche Geheimhaltungsinteressen des Vorlagepflichtigen betroffen sein.<text:span text:style-name="Footnote_20_Symbol"><text:note text:id="ftn888" text:note-class="footnote"><text:note-citation>888</text:note-citation><text:note-body><text:p text:style-name="P22"><text:s/><text:span text:style-name="T1">Peukert/Kur</text:span>, GRUR Int. 2006, 292 (302).</text:p></text:note-body></text:note></text:span> Nach dem Regierungsentwurf soll das Gericht daher – entsprechend den Vorgaben der Durchsetzungs-Richtlinie und in Ausprägung des Verhältnismäßigkeitsgrundsatzes<text:alphabetical-index-mark text:string-value="Verhältnismäßigkeitsgrundsatz"/> – dazu ermächtigt sein, die erforderlichen Maßnahmen zu treffen, um den Schutz vertraulicher Informationen zu gewährleisten.<text:span text:style-name="Footnote_20_Symbol"><text:note text:id="ftn889" text:note-class="footnote"><text:note-citation>889</text:note-citation><text:note-body><text:p text:style-name="P22"><text:s/>BT/Drucks. 16/5048, S. 40 f.; <text:span text:style-name="T1">Seichter</text:span>, WRP 2006, 391 (394); <text:span text:style-name="T1">v. Hartz</text:span>, ZUM 2005, 376 (379); <text:span text:style-name="T1">Spindler/Weber</text:span>, MMR 2006, 711; Auch soweit die vom Regierungsentwurf vorgesehene Verpflichtung zur Urkundenvorlage im Wege der einstweiligen Verfügung nach den §§ 935 ff. ZPO geltend gemacht werden kann, insbesondere im Fall von Beschlussverfügungen ohne vorherige Anhörung<text:alphabetical-index-mark text:string-value="Anhörung"/> des Gegners, soll das Gericht dazu ermächtigt sein, die erforderlichen Maßnahmen zu treffen, um den Schutz vertraulicher Informationen zu gewährleisten; vgl. <text:span text:style-name="T1">Peukert/Kur</text:span>, GRUR Int. 2006, 292 (299); vgl. auch BT/Drucks. 16/5048, S. 41.</text:p></text:note-body></text:note></text:span> Die vorgesehene gesetzliche Regelung macht somit deutlich, dass der Vorlageanspruch nicht grundsätzlich ausgeschlossen sein soll, wenn der vermeintliche Verletzer vertrauliche Informationen offenbaren müsste, sondern zunächst versucht werden muss, den Schutz der Geheimhaltungsinteressen auf andere Weise zu erreichen.<text:span text:style-name="Footnote_20_Symbol"><text:note text:id="ftn890" text:note-class="footnote"><text:note-citation>890</text:note-citation><text:note-body><text:p text:style-name="P22"><text:s/><text:span text:style-name="T1">Bornkamm</text:span>, FS Ullmann, S. 894 f. </text:p></text:note-body></text:note></text:span> Bei der Frage, welche Informationen es überhaupt – da vertraulich - zu schützen gilt, ist zwischen den in den Urkunden enthaltenen offenbarungspflichtigen und nicht offenbarungspflichtigen Informationen zu unterscheiden. Als offenbarungspflichtig sind dabei diejenigen Informationen zu qualifizieren, die der Anspruchsberechtigte „zur Begründung seiner Ansprüche“ bedarf, aufgrund derer ihm also überhaupt eine Einsichtnahme in die Urkunden gestattet wird. Diese Informationen sind, soweit sie dem Verletzten dazu dienen sollen, die ihm <text:span text:style-name="T1">persönlich</text:span> mitgeteilten Rechnungsangaben zu überprüfen, grundsätzlich nicht als „vertraulich“ anzusehen. Dies gebietet nicht zuletzt ein gewisser „Gleichklang“ der Rechnungslegungs- und Urkundenvorlageansprüche bei der Frage, welche Informationen der Verletzte persönlich erhalten darf. Anderenfalls würde die Geltendmachung der Urkundenvorlageansprüche zu Nachprüfungszwecken dem Verletzten auch nicht weiterhelfen, da er auch auf diesem Wege nicht an die korrekten Informationen gelangen könnte. Demgegenüber sind offenbarungspflichtige Informationen, die - weil der Verletzte sie nicht selbst erhalten soll - im Rahmen der Rechnungslegung einem Wirtschaftsprüfervorbehalt unterliegen, auf der Grundlage einer zugunsten der Geheimhaltungsinteressen des Schuldners ausgefallenen Interessenabwägung<text:alphabetical-index-mark text:string-value="Interessenabwägung"/> auch bei der Urkundenvorlage als „vertraulich“ zu behandeln. Nicht offenbarungspflichtige Informationen müssen schließlich bereits aufgrund dieses Umstands als „vertraulich“ angesehen werden. Die zum Schutz dieser Informationen erforderlichen Maßnahmen soll das Gericht dann nach seinem Ermessen treffen.<text:span text:style-name="Footnote_20_Symbol"><text:note text:id="ftn891" text:note-class="footnote"><text:note-citation>891</text:note-citation><text:note-body><text:p text:style-name="P22"><text:s/>BT/Drucks. 16/5048, S. 41; <text:span text:style-name="T1">Bornkamm</text:span>, FS Ullmann, S. 895.</text:p></text:note-body></text:note></text:span> Mit der Begründung, dass nur eine entsprechend offene Formulierung den Umständen des Einzelfalles gerecht werden könne, ist allerdings – ebenso wie bei der zugrunde liegenden Durchsetzungs-Richtlinie – auch im Regierungsentwurf auf eine nähere gesetzliche Konkretisierung der in Betracht kommenden Maßnahmen verzichtet worden.<text:span text:style-name="Footnote_20_Symbol"><text:note text:id="ftn892" text:note-class="footnote"><text:note-citation>892</text:note-citation><text:note-body><text:p text:style-name="P22"><text:s/><text:span text:style-name="T1">Seichter</text:span>, WRP 2006, 391 (394 f.); BT/Drucks. 16/5048, S. 41. </text:p></text:note-body></text:note></text:span> Daher gilt es zu klären, welche Maßnahmen im Einzelfall „erforderlich“ sind, um den Schutz der vertraulichen Informationen zu gewährleisten. Soweit die schutzwürdigen Belange des Pflichtigen Teile der Urkunde betreffen, die von den übrigen in irgendeiner Form – also beispielsweise auch durch „Schwärzen“ der entsprechenden Stellen auf den beglaubigten Kopien - separiert werden können, kommt eine Verwirklichung des Schutzes durch Beschränkung der Einsichtnahme auf die übrigen Teile in Betracht.<text:span text:style-name="Footnote_20_Symbol"><text:note text:id="ftn893" text:note-class="footnote"><text:note-citation>893</text:note-citation><text:note-body><text:p text:style-name="P22"><text:s/><text:span text:style-name="T1">Grimme</text:span>, JA 1985, 320 (322).</text:p></text:note-body></text:note></text:span> Aufgrund der Tatsache, dass mit den zur Umsetzung der Durchsetzungs-Richtlinie im Regierungsentwurf vorgesehenen Vorlage- und Besichtigungsansprüchen an die §§ 809 f. BGB angeknüpft wird, erscheint es aber auch nahe liegend, die insoweit von der Rechtsprechung zum Schutz der berechtigten Geheimhaltungsinteressen ergriffenen Maßnahmen heranzuziehen. Dazu gehört insbesondere die Möglichkeit, dass - nach dem Vorbild des sog. Wirtschaftsprüfervorbehalts<text:span text:style-name="Footnote_20_Symbol"><text:note text:id="ftn894" text:note-class="footnote"><text:note-citation>894</text:note-citation><text:note-body><text:p text:style-name="P22"><text:s/><text:span text:style-name="T1">Spindler/Weber</text:span>, MMR 2006, 711; Die bei Handelsbüchern bereits gängige Praxis der Einschaltung eines neutralen Sachverständigen zur Schonung des gegnerischen Geschäftsgeheimnisses hatte sich erst vergleichsweise spät beim Besichtigungsanspruch aus § 809 BGB durchgesetzt. Das OLG Düsseldorf hat noch in GRUR 1983, 741 ff. den Besichtigungsanspruch des Patentinhabers scheitern lassen, weil er das geheime „Know-how“ des Gegners zu verletzen geeignet sei; erst in GRUR 1983, 745 ff. ist dann der Anspruch auf Besichtigung durch einen geheimhaltungspflichtigen Sachverständigen bejaht worden; vgl. <text:span text:style-name="T1">Stürner</text:span>, JZ 1985, 453 (456).</text:p></text:note-body></text:note></text:span> - bei grundsätzlicher Gewährung des Anspruchs die Vorlage bzw. Besichtigung lediglich gegenüber einem bzw. durch einen zur Verschwiegenheit verpflichteten Dritten zu erfolgen hat.<text:span text:style-name="Footnote_20_Symbol"><text:note text:id="ftn895" text:note-class="footnote"><text:note-citation>895</text:note-citation><text:note-body><text:p text:style-name="P22"><text:s/>BT/Drucks. 16/5048, S. 41; BGH in GRUR 2002, 1046 – Faxkarte; <text:span text:style-name="T1">Kühnen</text:span>, GRUR 2005, 185 (190 f.); <text:span text:style-name="T1">Seichter</text:span>, WRP 2006, 391 (395); <text:span text:style-name="T1">Grimme</text:span>, JA 1985, 320 (322).</text:p></text:note-body></text:note></text:span> Für den besonderen Fall der Urkundenvorlage zu Nachprüfungszwecken bietet es sich insbesondere an, auf die zum Wirtschaftsprüfervorbehalt entwickelten, spezielleren Grundsätze zurückzugreifen. Der Anspruch wird dann in der Weise erfüllt, dass der Wirtschaftsprüfer den Berechtigten insoweit über den Urkundeninhalt informiert, als keine schutzwürdigen Belange entgegenstehen, sich aber Abweichungen zur gelegten Rechnung ergeben.<text:span text:style-name="Footnote_20_Symbol"><text:note text:id="ftn896" text:note-class="footnote"><text:note-citation>896</text:note-citation><text:note-body><text:p text:style-name="P22"><text:s/><text:span text:style-name="T1">Grimme</text:span>, JA 1985, 320 (322); Dies scheint – auch wenn nicht ausdrücklich formuliert – dem Geiste des Regierungsentwurfs zu entsprechen; vgl. BT/Drucks. 16/5048, S. 41. </text:p></text:note-body></text:note></text:span> Da eine bestehende richtlinienkonforme, normkonkretisierende Rechtsprechung eine weitere Umsetzung entbehrlich machen kann, besteht unter diesem Aspekt vorliegend kein weitergehender Umsetzungsbedarf, obschon eine gesetzliche Klarstellung sinnvoll wäre.<text:span text:style-name="Footnote_20_Symbol"><text:note text:id="ftn897" text:note-class="footnote"><text:note-citation>897</text:note-citation><text:note-body><text:p text:style-name="P22"><text:s/><text:span text:style-name="T1">Spindler/Weber</text:span>, MMR 2006, 711. </text:p></text:note-body></text:note></text:span> Theoretisch ließe sich zudem überlegen, ob diese Grundsätze nicht auch bei einem Vorgehen nach § 422 ZPO im Rahmen des gerichtlichen Verfahrens nutzbar gemacht werden könnten;<text:span text:style-name="Footnote_20_Symbol"><text:note text:id="ftn898" text:note-class="footnote"><text:note-citation>898</text:note-citation><text:note-body><text:p text:style-name="P22"><text:s/>Damit würde der Widerspruch gelöst, dass vor dem Verfahren mehr Informationen möglich sein sollen als im Verfahren. Die Urkundeneinsicht dürfte dann nur in Abwesenheit der beweisführenden (Natural-)Partei erfolgen. Über das Ergebnis der Beweisaufnahme wäre diese auch nur insoweit zu unterrichten, als dadurch keine Rückschlüsse auf die vertraulichen Informationen möglich wären; vgl. zu einem derartigen Geheimverfahren ausführlich <text:span text:style-name="T1">Stürner</text:span>, JZ 1985, 453 (458).</text:p></text:note-body></text:note></text:span> praktisch stellt sich diese Problematik jedoch nicht, da die Vorlage im Prozess nicht gegen den Willen des Pflichtigen erzwungen werden kann. Diskutiert, weil tatsächlich relevant, wird die Ausgestaltung<text:span text:style-name="Footnote_20_Symbol"><text:note text:id="ftn899" text:note-class="footnote"><text:note-citation>899</text:note-citation><text:note-body><text:p text:style-name="P22"><text:s/>Vgl. dazu etwa <text:span text:style-name="T1">Kunz-Hallstein/Loschelder</text:span>, GRUR 2006, 393 (394); <text:span text:style-name="T1">Karger</text:span>, S. 134 ff.; <text:span text:style-name="T1">Spindler/Weber</text:span>, MMR 2006, 711 (714).</text:p></text:note-body></text:note></text:span> und Normierung<text:span text:style-name="Footnote_20_Symbol"><text:note text:id="ftn900" text:note-class="footnote"><text:note-citation>900</text:note-citation><text:note-body><text:p text:style-name="P22"><text:s/>Vgl. insoweit <text:span text:style-name="T1">Spindler/Weber</text:span>, MMR 2006, 711 (713); <text:span text:style-name="T1">Peukert/Kur</text:span>, GRUR Int. 2006, 292 (302); <text:span text:style-name="T1">Ahrens</text:span>, GRUR 2005, 837 (839). </text:p></text:note-body></text:note></text:span> eines derartigen „vertraulichen Verfahrens“ allerdings im Zusammenhang mit der Frage, ob und inwieweit das durch einen Sachverständigen erstellte Besichtigungsgutachten, insbesondere dann, wenn der Sachverständige im Bereich des Patentrechts auch Untersuchungen zu möglichen äquivalenten Benutzungsformen<text:alphabetical-index-mark text:string-value="äquivalente Benutzungsform"/> anzustellen hatte, dem Anspruchsberechtigten mit Rücksicht auf die Geheimhaltungsinteressen des Anspruchsverpflichteten zugänglich gemacht werden darf und muss.<text:span text:style-name="Footnote_20_Symbol"><text:note text:id="ftn901" text:note-class="footnote"><text:note-citation>901</text:note-citation><text:note-body><text:p text:style-name="P22"><text:s/>Vgl. etwa <text:span text:style-name="T1">Spindler/Weber</text:span>, MMR. 2006, 711 (713); <text:span text:style-name="T1">Tilmann/Schreibauer</text:span>, FS Erdmann, S. 922; <text:span text:style-name="T1">v. Hartz</text:span>, ZUM 2005, 376 (381); <text:span text:style-name="T1">Kunz-Hallstein/Loschelder</text:span>, GRUR 2006, 393 (394); <text:span text:style-name="T1">Ibbeken</text:span>, S. 432; <text:span text:style-name="T1">Braun</text:span>, S. 272.</text:p></text:note-body></text:note></text:span> Das Recht des Anspruchstellers auf rechtliches Gehör nach Art. 103 Abs. 1 GG würde nämlich erheblich beeinträchtigt, wenn das Gericht die Herausgabe des Berichts verweigern würde, ohne dass zuvor eine Diskussion unter seiner Beteiligung stattgefunden hat;<text:span text:style-name="Footnote_20_Symbol"><text:note text:id="ftn902" text:note-class="footnote"><text:note-citation>902</text:note-citation><text:note-body><text:p text:style-name="P22"><text:s/><text:span text:style-name="T1">Ibbeken</text:span>, S. 435 f.; <text:span text:style-name="T1">Spindler/Weber</text:span>, MMR 2006, 711 (712). </text:p></text:note-body></text:note></text:span> eine solche setzt aber grundsätzlich die Kenntnis des Berichtsinhalts voraus.<text:span text:style-name="Footnote_20_Symbol"><text:note text:id="ftn903" text:note-class="footnote"><text:note-citation>903</text:note-citation><text:note-body><text:p text:style-name="P22"><text:s/><text:span text:style-name="T1">Karger</text:span>, S. 119. </text:p></text:note-body></text:note></text:span> </text:p>
      <text:p text:style-name="P20"/>
      <text:p text:style-name="P20"/>
      <text:p text:style-name="P1"/>
      <text:h text:style-name="Heading_20_6" text:outline-level="6"><text:span text:style-name="T4">bb) Verhältnismäßigkeitsgrundsatz</text:span><text:alphabetical-index-mark text:string-value="Verhältnismäßigkeitsgrundsatz"/></text:h>
      <text:p text:style-name="P6"/>
      <text:p text:style-name="P6">Schließlich ist – in Umsetzung des in Art. 3 Abs. 2 der Durchsetzungs-Richtlinie allgemein verankerten Verhältnismäßigkeitsgrundsatzes<text:alphabetical-index-mark text:string-value="Verhältnismäßigkeitsgrundsatz"/><text:span text:style-name="Footnote_20_Symbol"><text:note text:id="ftn904" text:note-class="footnote"><text:note-citation>904</text:note-citation><text:note-body><text:p text:style-name="P22"><text:s/>Vgl. BT/Drucks. 16/5048, S. 41; <text:span text:style-name="T1">v. Hartz</text:span>, ZUM 2005, 376 (377).</text:p></text:note-body></text:note></text:span> - der Vorlageanspruch nach dem Regierungsentwurf ausgeschlossen, wenn die Inanspruchnahme im Einzelfall unverhältnismäßig wäre. Unverhältnismäßigkeit kann etwa dann vorliegen, wenn das Geheimhaltungsinteresse auf Seiten des Anspruchsgegners das Interesse des Rechtsinhabers an der Vorlage bei weitem überwiegt und dessen Schutz mit verfahrensrechtlichen Mitteln – was praktisch kaum denkbar ist – nicht gewährleistet werden kann.<text:span text:style-name="Footnote_20_Symbol"><text:note text:id="ftn905" text:note-class="footnote"><text:note-citation>905</text:note-citation><text:note-body><text:p text:style-name="P22"><text:s/>BT/Drucks. 16/5048, S. 41; <text:span text:style-name="T1">Kühnen</text:span>, GRUR 2005, 185 (187); <text:span text:style-name="T1">Bornkamm</text:span>, FS Ullmann, S. 897.</text:p></text:note-body></text:note></text:span> </text:p>
      <text:h text:style-name="Heading_20_5" text:outline-level="5"><text:span text:style-name="T4">b) Verfahrensrechtliche Grenzen </text:span></text:h>
      <text:p text:style-name="P21"/>
      <text:p text:style-name="P20">Im Übrigen ist der Verhältnismäßigkeitsgrundsatz<text:alphabetical-index-mark text:string-value="Verhältnismäßigkeitsgrundsatz"/> nach dem zur Umsetzung der Durchsetzungs-Richtlinie vorgesehenen Regierungsentwurf auch bei der Geltendmachung des Vorlageanspruchs im Wege der einstweiligen Verfügung zu beachten. </text:p>
      <text:p text:style-name="P21"/>
      <text:h text:style-name="Heading_20_6" text:outline-level="6">aa) Dringlichkeit der einstweiligen Verfügung</text:h>
      <text:p text:style-name="P21"/>
      <text:p text:style-name="P6">Denn nach den Ausführungen der Entwurfsbegründung soll die Sicherung des Vorlageanspruchs im Wege einer einstweiligen Verfügung unverhältnismäßig sein, wenn – aus der maßgeblichen objektivierten Sicht des Rechtsinhabers im Zeitpunkt des Vorlageverlangens – im Einzelfall einmal nicht die Befürchtung besteht, dass der Vorlagegegenstand beiseite geschafft oder verändert werden könnte, um den mutmaßlichen Verletzungssachverhalt zu verschleiern.<text:span text:style-name="Footnote_20_Symbol"><text:note text:id="ftn906" text:note-class="footnote"><text:note-citation>906</text:note-citation><text:note-body><text:p text:style-name="P22"><text:s/>BT/Drucks. 16/5048, S. 28; <text:span text:style-name="T1">Kühnen</text:span>, GRUR 2005, 185 (193). </text:p></text:note-body></text:note></text:span> Fraglich erscheint allerdings, ob dies mit den Vorgaben der Richtlinie in Einklang zu bringen ist. Im Gegensatz zum herkömmlichen Verständnis der §§ 935 ff. ZPO darf ein besonderer Verfügungsgrund<text:alphabetical-index-mark text:string-value="Verfügungsgrund"/> (Dringlichkeit) nach dem Wortlaut von Art. 7 Abs. 1 S. 1 der Durchsetzungs-Richtlinie nämlich gerade nicht vorausgesetzt werden.<text:span text:style-name="Footnote_20_Symbol"><text:note text:id="ftn907" text:note-class="footnote"><text:note-citation>907</text:note-citation><text:note-body><text:p text:style-name="P22"><text:s/><text:span text:style-name="T1">Tilmann</text:span>, GRUR 2005, 737 (738); <text:span text:style-name="T1">Kühnen</text:span>, GRUR 2005, 185 (193); <text:span text:style-name="T1">Tilmann/Schreibauer</text:span>, FS Erdmann, S. 924; BT/Drucks. 16/5048, S. 28; Während noch der Kommissionsvorschlag die nachweisliche Gefahr einer Beweismittelvernichtung voraussetzte, wurde dieses Erfordernis nicht in Art. 7 Abs. 1 S. 1 der Durchsetzungs-Richtlinie, sondern nur in Art. 7 Abs. 1 Satz 3 der Durchsetzungs-Richtlinie übernommen; vgl. <text:span text:style-name="T1">v. Hartz</text:span>, ZUM 2005, 376 (378); <text:span text:style-name="T1">Knaak</text:span>, GRUR Int. 2004, 745 (748). Die nach Art. 7 Abs. 1 Satz 3 der Durchsetzungs-Richtlinie vorzusehende Möglichkeit, eine einstweilige Maßnahme ohne Anhörung<text:alphabetical-index-mark text:string-value="Anhörung"/> zu erlassen, um einen Überraschungseffekt zu erzielen, ist mit den §§ 936, 922 ZPO gegeben; BT/Drucks. 16/5048, S. 28; <text:span text:style-name="T1">Tilmann</text:span>, GRUR 2005, 737 (739); <text:span text:style-name="T1">Metzger/Wurmnest</text:span>, ZUM 2003, 922 (929); <text:span text:style-name="T1">v. Hartz</text:span>, ZUM 2005, 376 (378); Da sich der verletzte Schutzrechtsinhaber nach einer Verurteilung des Schutzrechtsverletzers zur Rechnungslegung von einem Überraschungseffekt allerdings nichts mehr versprechen kann, wird das Gericht eine Anordnung dort in der Regel nicht ohne eine vorherige Anordnung des Vorlagepflichtigen erlassen. </text:p></text:note-body></text:note></text:span> Insoweit wurde von der Entwurfsbegründung daher unterstellt, dass eine Gefährdung des zu sichernden Vorlageanspruchs aus tatsächlichen Gründen <text:span text:style-name="T1">im Regelfall</text:span> bestehe.<text:span text:style-name="Footnote_20_Symbol"><text:note text:id="ftn908" text:note-class="footnote"><text:note-citation>908</text:note-citation><text:note-body><text:p text:style-name="P22"><text:s/><text:span text:style-name="T1">Kühnen</text:span>, GRUR 2005, 185 (193); „Dringlichkeit“ im Hinblick auf den in Frage stehenden Hauptanspruch ließe sich allenfalls beim Unterlassungsanspruch, nicht aber bei einem Ersatzanspruch begründen.</text:p></text:note-body></text:note></text:span> Daran ist zwar zutreffend, dass, sofern sich die Gefahr der Vernichtung oder Veränderung des Vorlagegegenstandes realisiert, der auf den ursprünglichen Gegenstand gerichtete Vorlageanspruch endgültig und unwiederbringlich verloren geht, und damit bereits von seinem Wesen her als „dringlich“ begriffen werden kann.<text:span text:style-name="Footnote_20_Symbol"><text:note text:id="ftn909" text:note-class="footnote"><text:note-citation>909</text:note-citation><text:note-body><text:p text:style-name="P22"><text:s/><text:span text:style-name="T1">Kühnen</text:span>, GRUR 2005, 185 (194); <text:span text:style-name="T1">Tilmann/Schreibauer</text:span>, FS Erdmann, S. 924.</text:p></text:note-body></text:note></text:span> Es könnte vom Regierungsentwurf jedoch unberücksichtigt geblieben sein, dass ein derartiges Verhalten des Verletzers, soweit er zur Aufbewahrung der Geschäftsunterlagen verpflichtet ist, nach den §§ 238, 257 HGB i. V. m. §§ 274, 283 b StGB strafbar ist. Damit ist die Gefährdung des Vorlageanspruchs nämlich bereits für den Regelfall in entscheidendem Maße eingeschränkt. Allerdings bietet das an den Schuldner gerichtete Verbot, eigenmächtig Veränderungen an dem Vorlagegegenstand vorzunehmen, wohl nur bedingten Schutz; dieser wird nämlich umso geringer sein, je einfacher sich die verbotswidrige Manipulation vornehmen und je schwieriger sie sich im Nachhinein feststellen lässt.<text:span text:style-name="Footnote_20_Symbol"><text:note text:id="ftn910" text:note-class="footnote"><text:note-citation>910</text:note-citation><text:note-body><text:p text:style-name="P22"><text:s/>Vgl. <text:span text:style-name="T1">Kühnen</text:span>, GRUR 2005, 185 (190).</text:p></text:note-body></text:note></text:span> Im Übrigen kann in die maßgebliche Verhältnismäßigkeitsprüfung auch eingestellt werden, dass die Rechtsverletzung im Falle einer Geltendmachung der Vorlageverfügung zu Nachprüfungszwecken bereits feststeht. Je eindeutiger aber eine Schutzrechtsverletzung feststeht, desto eher ist es dem potentiellen Informationsschuldner bei Abwägung der widerstreitenden Interessen zumutbar, dem Rechtsinhaber die für die Verfolgung notwendigen Informationen zukommen zu lassen.<text:span text:style-name="Footnote_20_Symbol"><text:note text:id="ftn911" text:note-class="footnote"><text:note-citation>911</text:note-citation><text:note-body><text:p text:style-name="P22"><text:s/><text:span text:style-name="T1">Haedicke</text:span>, FS Schricker, S. 22.</text:p></text:note-body></text:note></text:span> Insoweit wird daher bereits ein Minimum an Gefährdung ausreichen. Dies ergibt sich letztlich auch aus einer richtlinienkonformen Auslegung der im Regierungsentwurf vorgesehenen Vorschriften.<text:span text:style-name="Footnote_20_Symbol"><text:note text:id="ftn912" text:note-class="footnote"><text:note-citation>912</text:note-citation><text:note-body><text:p text:style-name="P22"><text:s/><text:span text:style-name="T1">Kühnen</text:span>, GRUR 2005, 185 (194).</text:p></text:note-body></text:note></text:span> Damit könnte dann aber eigentlich auch das zur Umsetzung der Durchsetzungs-Richtlinie vorgesehene Gesetz selbst feststellen, dass es eines Verfügungsgrundes<text:alphabetical-index-mark text:string-value="Verfügungsgrund"/> nicht bedarf.<text:span text:style-name="Footnote_20_Symbol"><text:note text:id="ftn913" text:note-class="footnote"><text:note-citation>913</text:note-citation><text:note-body><text:p text:style-name="P22"><text:s/><text:span text:style-name="T1">Tilmann</text:span>, GRUR 2005, 737 (738); <text:span text:style-name="T1">Kühnen</text:span>, GRUR 2005, 185 (194). </text:p></text:note-body></text:note></text:span> Schließlich gibt es durchaus gesetzliche Vorschriften, in denen auf die Glaubhaftmachung der „Dringlichkeit“ verzichtet und das Vorgehen im einstweiligen Rechtsschutz generell für zulässig erklärt wird.<text:span text:style-name="Footnote_20_Symbol"><text:note text:id="ftn914" text:note-class="footnote"><text:note-citation>914</text:note-citation><text:note-body><text:p text:style-name="P22"><text:s/>Vgl. etwa §§ 885 Abs. 1 S. 2, 899 Abs. 2 S. 2 BGB; <text:span text:style-name="T1">Kühnen</text:span>, GRUR 2005, 185 (193). </text:p></text:note-body></text:note></text:span> </text:p>
      <text:p text:style-name="P1"/>
      <text:p text:style-name="P20"/>
      <text:p text:style-name="P21"/>
      <text:h text:style-name="Heading_20_6" text:outline-level="6"><text:span text:style-name="T4">bb) „Erfüllungsverfügung</text:span><text:alphabetical-index-mark text:string-value="Erfüllungsverfügung"/><text:span text:style-name="T4">“ </text:span></text:h>
      <text:p text:style-name="P21"/>
      <text:p text:style-name="P3">Indem der Regierungsentwurf zur Umsetzung der Durchsetzungs-Richtlinie die Sicherung des Vorlageanspruchs im Wege der einstweiligen Verfügung vorsieht,<text:span text:style-name="Footnote_20_Symbol"><text:note text:id="ftn915" text:note-class="footnote"><text:note-citation>915</text:note-citation><text:note-body><text:p text:style-name="P22"><text:s/>Umstritten ist insoweit allerdings noch, ob eine Durchsuchung gegen den Willen des Antragsgegners wegen Art. 13 GG außer der einstweiligen Verfügung einer richterlichen Durchsuchungsanordnung bedarf; vgl. <text:span text:style-name="T1">Mahlmann</text:span>, S. 65; dafür <text:span text:style-name="T1">v. Hartz</text:span>, ZUM 2005, 376 (382); <text:span text:style-name="T1">Tilmann</text:span>, GRUR 2005, 737 (739); <text:span text:style-name="T1">Peukert/Kur</text:span>, GRUR Int. 2006, 292 (301); dagegen <text:span text:style-name="T1">Ahrens</text:span>, GRUR 2005, 837 (839).</text:p></text:note-body></text:note></text:span> wurde – worauf auch die Entwurfsbegründung ausdrücklich hinweist – zwar eigentlich klargestellt, dass das Verbot der Vorwegnahme der Hauptsache – trotz des summarischen Charakters des Verfahrens - insoweit nicht gilt.<text:span text:style-name="Footnote_20_Symbol"><text:note text:id="ftn916" text:note-class="footnote"><text:note-citation>916</text:note-citation><text:note-body><text:p text:style-name="P22"><text:s/><text:span text:style-name="T1">Tilmann</text:span>, GRUR 2005, 737 (738); <text:span text:style-name="T1">Seichter</text:span>, WRP 2006, 391 (396); <text:span text:style-name="T1">Kunz-Hallstein/Loschelder</text:span>, GRUR 2005, 747; <text:span text:style-name="T1">Ahrens</text:span>, GRUR 2005, 837 (838); BT/Drucks. 16/5048, S. 41. </text:p></text:note-body></text:note></text:span> Eine „bloße“ Sicherung des Vorlageanspruchs ohne Vorwegnahme der Hauptsache könnte allerdings auch dadurch erreicht werden, dass die Informationen nicht dem Anspruchsberechtigten selbst, sondern ausschließlich einem neutralen Dritten zugänglich gemacht werden, der seine Erkenntnisse erst nach einer entsprechenden Verurteilung im Hauptsachverfahren offenbaren dürfte.<text:span text:style-name="Footnote_20_Symbol"><text:note text:id="ftn917" text:note-class="footnote"><text:note-citation>917</text:note-citation><text:note-body><text:p text:style-name="P22"><text:s/><text:span text:style-name="T1">Mahlmann</text:span>, S. 65; <text:span text:style-name="T1">Grimme</text:span>, JA 1985, 320 (324); vgl. auch <text:span text:style-name="T1">Tilmann/Schreibauer</text:span>, FS Erdmann, S. 904; <text:span text:style-name="T1">Braun</text:span>, S. 272; <text:span text:style-name="T1">v. Hartz</text:span>, ZUM 2005, 376 (381).</text:p></text:note-body></text:note></text:span> Fraglich ist daher, ob bei einer Geltendmachung unter Nachprüfungsgesichtspunkten nicht auch eine bloße „Sicherungsverfügung<text:alphabetical-index-mark text:string-value="Sicherungsverfügung"/>“ ausreichen würde.<text:span text:style-name="Footnote_20_Symbol"><text:note text:id="ftn918" text:note-class="footnote"><text:note-citation>918</text:note-citation><text:note-body><text:p text:style-name="P22"><text:s/>Eine andere Frage ist es, ob eine „Erfüllungsverfügung<text:alphabetical-index-mark text:string-value="Erfüllungsverfügung"/>“ betreffend die Urkundenvorlage zur Sicherung des Anspruchs auf Rechnungslegung möglich wäre; vgl. <text:span text:style-name="T1">Tilmann</text:span>, GRUR 2005, 737 (738); <text:span text:style-name="T1">Tilmann/Schreibauer</text:span>, FS Erdmann, S. 916; <text:span text:style-name="T1">Tilmann/Schreibauer</text:span>, GRUR 2002, 1015 (1016); <text:span text:style-name="T1">v. Hartz</text:span>, ZUM 2005, 376 (381); Eine solche hätte für die Nachprüfung allerdings nur begrenzten Wert, weil dem Anspruchsberechtigten die erforderliche Bezeichnung der entsprechenden Unterlagen vor Rechnungslegung regelmäßig kaum möglich sein wird. </text:p></text:note-body></text:note></text:span> </text:p>
      <text:p text:style-name="P20">Dem Wortlaut des Art. 7 der Durchsetzungs-Richtlinie lassen sich insoweit keine zwingenden Vorgaben entnehmen. Zwar ist nicht nur in der Überschrift, sondern auch in (nahezu) jedem sonstigen Absatz der Vorschrift von „Maßnahmen zur Beweissicherung“ die Rede.<text:span text:style-name="Footnote_20_Symbol"><text:note text:id="ftn919" text:note-class="footnote"><text:note-citation>919</text:note-citation><text:note-body><text:p text:style-name="P22"><text:s/><text:span text:style-name="T1">Peukert/Kur</text:span>, GRUR Int. 2006, 292 (300).</text:p></text:note-body></text:note></text:span> Jedoch enthält die Vorschrift nur mit Art. 7 Abs. 1 S. 3 der Durchsetzungs-Richtlinie eine Beschränkung auf Fälle, in denen der Verlust eines Beweismittels droht.<text:span text:style-name="Footnote_20_Symbol"><text:note text:id="ftn920" text:note-class="footnote"><text:note-citation>920</text:note-citation><text:note-body><text:p text:style-name="P22"><text:s/><text:span text:style-name="T1">Haedicke</text:span>, FS Schricker, S. 22; <text:span text:style-name="T1">Peukert/Kur</text:span>, GRUR Int. 2006, 292 (300). </text:p></text:note-body></text:note></text:span> Auch die Gesetzesmaterialien sprechen insoweit keine eindeutige Sprache. Diesen ist zwar zu entnehmen, dass sich Art. 7 der Durchsetzungs-Richtlinie letztlich auf die „saisie-contrefacon<text:alphabetical-index-mark text:string-value="saisie-contrefacon"/>“ des französischen Rechts und die „Anton-Piller-Order<text:alphabetical-index-mark text:string-value="Anton-Piller-Order"/>“ des englischen Rechts zurückführen lässt.<text:span text:style-name="Footnote_20_Symbol"><text:note text:id="ftn921" text:note-class="footnote"><text:note-citation>921</text:note-citation><text:note-body><text:p text:style-name="P22"><text:s/><text:span text:style-name="T1">Kunz-Hallstein/Loschelder</text:span>, GRUR 2006, 393 (394); <text:span text:style-name="T1">Haedicke</text:span>, FS Schricker, S. 21; <text:span text:style-name="T1">Peukert/Kur</text:span>, GRUR Int. 2006, 292 (301).</text:p></text:note-body></text:note></text:span> Angesichts der Unterschiede zwischen französischer und englischer Rechtspraxis bleibt jedoch nichts anderes übrig, als die Richtlinie dahingehend autonom auszulegen.<text:span text:style-name="Footnote_20_Symbol"><text:note text:id="ftn922" text:note-class="footnote"><text:note-citation>922</text:note-citation><text:note-body><text:p text:style-name="P22"><text:s/><text:span text:style-name="T1">Peukert/Kur</text:span>, GRUR Int. 2006, 292 (301).</text:p></text:note-body></text:note></text:span> Dass die Richtlinie aber zwischen Beweiserhebung und Beweissicherung differenziert, kann angesichts des gemeinsamen Erwägungsgrundes 20 nicht als maßgeblich angesehen werden.<text:span text:style-name="Footnote_20_Symbol"><text:note text:id="ftn923" text:note-class="footnote"><text:note-citation>923</text:note-citation><text:note-body><text:p text:style-name="P22"><text:s/><text:span text:style-name="T1">Peukert/Kur</text:span>, GRUR Int. 2006, 292 (300).</text:p></text:note-body></text:note></text:span> Art. 7 der Durchsetzungs-Richtlinie wird daher von der wohl herrschenden Meinung nicht auf Beweismittelschutz beschränkt, sondern auch als Vorgabe hinsichtlich der Beweismittelverschaffung verstanden.<text:span text:style-name="Footnote_20_Symbol"><text:note text:id="ftn924" text:note-class="footnote"><text:note-citation>924</text:note-citation><text:note-body><text:p text:style-name="P22"><text:s/><text:span text:style-name="T1">Spindler/Weber</text:span>, MMR 2006, 711; <text:span text:style-name="T1">Tilmann</text:span>, GRUR 2005, 737; <text:span text:style-name="T1">Haedicke</text:span>, FS Schricker, S. 21; <text:span text:style-name="T1">v. Hartz</text:span>, ZUM 2005, 376 (377); a. A. <text:span text:style-name="T1">Peukert/Kur</text:span>, GRUR Int. 2006, 292 (300). </text:p></text:note-body></text:note></text:span> Jedenfalls aber wäre eine solche Ergänzung der Richtlinie durch den deutschen Gesetzgeber nur ausgeschlossen, wenn sie sich für den Anspruchsgegner als unverhältnismäßig erweisen würde (vgl. Art. 3 Abs. 2 der Durchsetzungs-Richtlinie).<text:span text:style-name="Footnote_20_Symbol"><text:note text:id="ftn925" text:note-class="footnote"><text:note-citation>925</text:note-citation><text:note-body><text:p text:style-name="P22"><text:s/><text:span text:style-name="T1">Tilmann</text:span>, GRUR 2005, 737 (738). </text:p></text:note-body></text:note></text:span> Es gilt daher zu klären, ob die Erfüllung des Vorlageanspruchs im Verfügungsverfahren für eine zügige Nachprüfung der Rechnungsangaben geeignet, erforderlich und angemessen ist. Insoweit ist zunächst einmal festzustellen, dass sich die „Erfüllungsverfügung<text:alphabetical-index-mark text:string-value="Erfüllungsverfügung"/>“ durchaus dazu eignet, den angestrebten Zweck zu fördern, weil sie im Vergleich zu einer gleichzeitig angestrengten Verurteilung eine schnellere Nachprüfung der Rechnungsangaben möglich macht. Fraglich erscheint allerdings, ob die Erfüllung des Vorlageanspruchs im Verfügungsverfahren im vorliegenden Zusammenhang überhaupt erforderlich ist. Zwar muss entsprechend dem Gebot der Durchsetzungs-Richtlinie nach Gewährung effektiven Rechtsschutzes für eine rasche Durchsetzung der bloß vorbereitenden materiellrechtlichen Ansprüche gesorgt werden, damit die Realisierung etwaiger Hauptansprüche auf Unterlassung, Beseitigung oder Schadensersatz nicht unzumutbar verzögert wird (vgl. Art. 3 Abs. 1 Satz 2 der Durchsetzungs-Richtlinie).<text:span text:style-name="Footnote_20_Symbol"><text:note text:id="ftn926" text:note-class="footnote"><text:note-citation>926</text:note-citation><text:note-body><text:p text:style-name="P22"><text:s/><text:span text:style-name="T1">Kunz-Hallstein/Loschelder</text:span>, GRUR 2005, 747; <text:span text:style-name="T1">Ahrens</text:span>, GRUR 2005, 837 (838).</text:p></text:note-body></text:note></text:span><text:span text:style-name="Footnote_20_Symbol"> </text:span>Die Durchsetzung der Vorlage- bzw. Besichtigungsansprüche im Wege der einstweiligen Verfügung erscheint demnach etwa dort erforderlich, wo auch eine Unterlassungsverfügung im einstweiligen Verfahren beantragt werden soll, weil damit überhaupt erst die Formulierung eines konkreten Unterlassungsantrags<text:alphabetical-index-mark text:string-value="Unterlassungsantrag"/> ermöglicht wird.<text:span text:style-name="Footnote_20_Symbol"><text:note text:id="ftn927" text:note-class="footnote"><text:note-citation>927</text:note-citation><text:note-body><text:p text:style-name="P22"><text:s/><text:span text:style-name="T1">Stürner</text:span>, JZ 1985, 453 (457); <text:span text:style-name="T1">Peukert/Kur</text:span>, GRUR Int. 2006, 292 (300 f.); Während nämlich für den vom Regierungsentwurf zur Umsetzung der Durchsetzungs-Richtlinie vorgesehenen Vorlage- bzw. Besichtigungsanspruch nur die „hinreichende Wahrscheinlichkeit“ einer Rechtsverletzung glaubhaft zu machen ist, muss zur Durchsetzung des Unterlassungsanspruchs im Verfügungsverfahren die „Rechtsverletzung“ glaubhaft gemacht werden. </text:p></text:note-body></text:note></text:span> Soweit es aber darum geht, den Schadensersatzantrag zu beziffern, muss ohnehin Klage auf Rechnungslegung erhoben werden. Statt im Eilverfahren nach Rechnungslegung, könnte der Anspruch auf Urkundenvorlage daher auch zusammen mit dem Anspruch auf Rechnungslegung im Klageweg geltend gemacht werden. Damit erweist sich die „Erfüllungsverfügung“ von mehreren gleich geeigneten Mitteln aber nicht als dasjenige, dass den Betroffenen am wenigsten beeinträchtigt. Obwohl eine „Erfüllungsverfügung“ zu Nachprüfungszwecken den Schutzrechtsverletzer nicht unangemessen benachteiligen würde, weil mit der Verurteilung zur Rechnungslegung die Rechtsverletzung bereits festgestellt ist, kommt eine solche aufgrund richtlinienkonformer Auslegung des Regierungsentwurfs im vorliegenden Zusammenhang somit nicht in Betracht. Bei einer Geltendmachung der vom Regierungsentwurf vorgesehenen Urkundenvorlageansprüche unter Nachprüfungsgesichtspunkten erscheint daher nur der Erlass einer Sicherungsverfügung<text:alphabetical-index-mark text:string-value="Sicherungsverfügung"/> möglich. Sofern eine „Erfüllungsverfügung“ dennoch als zulässig erachtet wird, sollte jedenfalls ein Hauptsacheverfahren nicht mehr stattfinden müssen, da der Anspruchsberechtigte in diesem nicht mehr verlangen kann, als er bereits erhalten hat.<text:span text:style-name="Footnote_20_Symbol"><text:note text:id="ftn928" text:note-class="footnote"><text:note-citation>928</text:note-citation><text:note-body><text:p text:style-name="P22"><text:s/><text:span text:style-name="T1">Ahrens</text:span>, GRUR 2005, 837 (838); <text:span text:style-name="T1">Tilmann</text:span>, FS Ullmann, S. 1018; <text:span text:style-name="T1">Tilmann/Schreibauer</text:span>, FS Erdmann, S. 925; <text:span text:style-name="T1">Grimme</text:span>, JA 1985, 320 (324). </text:p></text:note-body></text:note></text:span> Die Überprüfung, ob die „Erfüllungsverfügung“ ihre Berechtigung hatte, könnte – da § 945 ZPO nicht eingreift<text:span text:style-name="Footnote_20_Symbol"><text:note text:id="ftn929" text:note-class="footnote"><text:note-citation>929</text:note-citation><text:note-body><text:p text:style-name="P22"><text:s/>BT/Drucks. 16/5048, S. 29. </text:p></text:note-body></text:note></text:span> - dann im Verfahren über den spezialgesetzlich normierten Schadensersatzanspruch des Verletzers oder in einem Feststellungsprozess erfolgen.<text:span text:style-name="Footnote_20_Symbol"><text:note text:id="ftn930" text:note-class="footnote"><text:note-citation>930</text:note-citation><text:note-body><text:p text:style-name="P22"><text:s/><text:span text:style-name="T1">Kunz-Hallstein/Loschelder</text:span>, GRUR 2005, 737; <text:span text:style-name="T1">Ahrens</text:span>, GRUR 2005, 837 (838). </text:p></text:note-body></text:note></text:span> Auf diesem Wege könnte auch die Rückgabe ausgehändigter Unterlagen verlangt werden.<text:span text:style-name="Footnote_20_Symbol"><text:note text:id="ftn931" text:note-class="footnote"><text:note-citation>931</text:note-citation><text:note-body><text:p text:style-name="P22"><text:s/><text:span text:style-name="T1">Tilmann</text:span>, MA 1989, 35 (37); <text:span text:style-name="T1">Tilmann</text:span>, GRUR 2005, 737 (739). </text:p></text:note-body></text:note></text:span> </text:p>
      <text:p text:style-name="P1"/>
      <text:p text:style-name="P1"/>
      <text:p text:style-name="P1"/>
      <text:h text:style-name="Heading_20_4" text:outline-level="4"><text:span text:style-name="T4">7. Bewertung </text:span></text:h>
      <text:p text:style-name="P21"/>
      <text:p text:style-name="P20">Ob beim akzessorischen Rechnungslegungsanspruch nach der Normierung der im Regierungsentwurf zur Umsetzung der Durchsetzungs-Richtlinie vorgesehenen Urkundenvorlageansprüche von einer Verbesserung der Nachprüfungsmöglichkeiten für den Verletzten auszugehen ist, erscheint mit Blick auf die in § 259 BGB a. E. normierte Pflicht zur Belegvorlage fraglich. Entscheidend wird insoweit sein, wie effizient die vom Regierungsentwurf vorgesehenen Urkundenvorlageansprüche tatsächlich - insbesondere im Vergleich zu der mit der Rechnungslegung einhergehenden Belegvorlagepflicht - in der Lage sind, die Richtigkeit und Vollständigkeit der Rechnungsangaben zu gewährleisten. Um diese Frage zu beantworten, gilt es daher zunächst einmal, die jeweiligen Anspruchsvoraussetzungen zu vergleichen. So setzen die vom Regierungsentwurf vorgesehenen Urkundenvorlageansprüche zwar - ebenso wie die Belegvorlageverpflichtung aus § 259 Abs. 1 BGB a. E. – im Gegensatz zum Anspruch auf Abgabe einer eidesstattlichen Versicherung nach § 259 Abs. 2 BGB kein Misstrauen oder einen Verdacht voraus und können somit – ebenso wie die Belegvorlageverpflichtung - regelmäßig zusammen mit dem Anspruch auf Rechnungslegung geltend gemacht werden. Gleichwohl muss - im Unterschied zu der mit dem Rechnungslegungsanspruch einhergehenden Belegvorlageverpflichtung - „mit dem „gewerblichen Ausmaß“ aber noch eine weitere Anspruchsvoraussetzungen vorliegen und gegebenenfalls auch nachgewiesen werden. Diese wird sich allerdings – wie bereits aufgezeigt - kaum einmal als wirkliche Hürde erweisen. Damit lassen sich bei den Anspruchsvoraussetzungen keine entscheidenden Unterschiede ausmachen. </text:p>
      <text:p text:style-name="P20">Im Weiteren sind daher Inhalt und Umfang der Ansprüche mit Rücksicht auf die vorliegende Fragestellung zu untersuchen. Bezüglich des Inhalts ist dabei festzustellen, dass, weil der im Regierungsentwurf vorgesehene Anspruch auf Urkundenvorlage – im Gegensatz zur Belegvorlagepflicht – nicht unmittelbar an die Pflicht zur Rechnungslegung gekoppelt ist, die vorzulegenden Unterlagen nicht der geordneten Zusammenstellung der Rechnungsposten zugeordnet bzw. ebenso übersichtlich zusammengestellt werden müssen.<text:span text:style-name="Footnote_20_Symbol"><text:note text:id="ftn932" text:note-class="footnote"><text:note-citation>932</text:note-citation><text:note-body><text:p text:style-name="P22"><text:s/>Vgl. MK/<text:span text:style-name="T1">Krüger</text:span>, § 259 BGB Rn. 23; <text:span text:style-name="T1">Locher</text:span>, NJW 1968, 2324; Palandt/<text:span text:style-name="T1">Heinrichs</text:span>, §§ 259 ff. BGB Rn. 23; <text:span text:style-name="T1">Zerhusen</text:span>, S. 63; BGH in NJW 1963, 950 (952).</text:p></text:note-body></text:note></text:span> Berücksichtigt man aber, welche Vielzahl an Angaben die Rechnungslegung regelmäßig enthält, kann dies – verglichen mit einer Belegvorlage nach § 259 BGB – eine Verlängerung der für die Nachprüfung durch den Verletzten erforderlichen Zeitspanne und damit im Ergebnis ein gewisses Effektivitätsdefizit zu Lasten der Urkundenvorlageansprüche bedeuten. Von ihrem Umfang her sind die Ansprüche demgegenüber wieder nicht zu unterscheiden. Während die Belegvorlage dem Berechtigten grundsätzlich nicht mehr Informationen verschaffen soll und kann als die Rechnungslegung selbst, ist die Urkundenvorlage, da nicht an die Rechnungslegung gekoppelt, zwar insoweit nicht beschränkt. Dass deswegen über die Urkundenvorlage grundsätzlich eine – im Vergleich zur Belegvorlage – wesentlich effektivere Kontrolle der Rechnungslegung zu erreichen ist, lässt sich aber dennoch nicht feststellen. Denn mit der Rechnungslegung erlangt der Verletzte – gerade zu Nachprüfungszwecken - eine sich über einen bestimmten Zeitraum erstreckende, geordnete Aufschlüsselung aller Rechnungsposten bis ins Detail (unter Vorlage entsprechender Belege).<text:span text:style-name="Footnote_20_Symbol"><text:note text:id="ftn933" text:note-class="footnote"><text:note-citation>933</text:note-citation><text:note-body><text:p text:style-name="P22"><text:s/><text:span text:style-name="T1">Stürner</text:span>, Aufklärungspflicht, S. 357 f.; <text:span text:style-name="T1">Schulz</text:span>, S. 28.</text:p></text:note-body></text:note></text:span> Über die Urkundenvorlage kann der Berechtigte dann aber kaum noch weitere Informationen zur Nachprüfung der Rechnung ermitteln, die ihm nicht schon im Rahmen der Rechnungslegung mitzuteilen und zu belegen sind. Die Erstreckung der Vorlagepflicht auf sämtliche Geschäftsunterlagen birgt für den Anspruchsberechtigten auch nur den Vorteil, dass im Regelfall wenigstens eine der genannten Unterlagen vorhanden sein wird und zur Nachprüfung vorgelegt werden kann. Der Anspruchsberechtigten hat nämlich nicht die Möglichkeit, einzelne Angaben anhand mehrerer verschiedenartiger Unterlagen nachzuprüfen, da nach dem Wortlaut der insoweit vom Regierungsentwurf vorgesehenen Vorschriften lediglich Bank-, Finanz- <text:span text:style-name="T1">oder</text:span> Handelsunterlagen vorzulegen sind. </text:p>
      <text:p text:style-name="P20">Davon abgesehen würden sich die im Regierungsentwurf zur Umsetzung der Durchsetzungs-Richtlinie vorgesehenen Urkundenvorlageansprüche aber dann als effizienter erweisen, wenn sie die Nachprüfung der Rechnungsangaben beschleunigen könnten. Auch wenn die vorgeschlagenen Urkundenvorlageansprüche, die den Anspruchsberechtigten gerade in die Lage versetzen sollen, sich Gewissheit über das Vorliegen der Voraussetzungen des Verletzungstatbestandes zu verschaffen,<text:span text:style-name="Footnote_20_Symbol"><text:note text:id="ftn934" text:note-class="footnote"><text:note-citation>934</text:note-citation><text:note-body><text:p text:style-name="P22"><text:s/><text:span text:style-name="T1">Ibbeken</text:span>, S. 71.</text:p></text:note-body></text:note></text:span> im Unterschied zur Belegvorlageverpflichtung tatbestandlich nicht erst an das Feststehen der Rechtsverletzung anknüpfen, ermöglichen sie im Vergleich zu der mit der Rechnungslegung einhergehenden Belegvorlage dennoch keine frühere (Nachprüfung der) „Rechnungslegung“. Denn <text:span text:style-name="T1">vor</text:span> Rechnungslegung wird der Anspruchsberechtigte kaum in der Lage sein, sämtliche (zur Nachprüfung) erforderliche Unterlagen, wie dies vorausgesetzt ist, zu bezeichnen. Selbst wenn die im Regierungsentwurf vorgesehenen Urkundenvorlageansprüche dem Berechtigten aber zumindest in gewissem Umfang eine der eigentlichen Rechnungslegung und eidesstattlichen Versicherung zeitlich vorausgehende Informationsbeschaffung ermöglichen können, wird den dadurch erlangten Informationen ohne gelegte Rechnung und eidesstattliche Versicherung nicht dieselbe Werthaltigkeit und damit auch Brauchbarkeit zukommen. Dabei ist mehr als fraglich, ob die Vollstreckung des Urkundenvorlageanspruchs auf Grundlage einer einstweiligen Verfügung überhaupt möglich sein sollte. Schließlich kann eine Bezifferung des Ersatzanspruchs erst dann sinnvoll vorgenommen werden, wenn die Haftung selbst feststeht; insoweit erscheint eine „Erfüllungsverfügung<text:alphabetical-index-mark text:string-value="Erfüllungsverfügung"/>“ bei lediglich „hinreichender Wahrscheinlichkeit“ der Rechtsverletzung daher regelmäßig als verfrüht.<text:span text:style-name="Footnote_20_Symbol"><text:note text:id="ftn935" text:note-class="footnote"><text:note-citation>935</text:note-citation><text:note-body><text:p text:style-name="P22"><text:s/><text:span text:style-name="T1">Tilmann</text:span>, GRUR 1998, 325 (329). </text:p></text:note-body></text:note></text:span> Denn es lässt sich nicht ausschließen, dass die Offenlegung der Geschäftsentwicklung<text:alphabetical-index-mark text:string-value="Geschäftsentwicklung"/> nicht doch ohne berechtigten Anlass erfolgt.<text:span text:style-name="Footnote_20_Symbol"><text:note text:id="ftn936" text:note-class="footnote"><text:note-citation>936</text:note-citation><text:note-body><text:p text:style-name="P22"><text:s/><text:span text:style-name="T1">Stürner</text:span>, JZ 1985, 483 (485).</text:p></text:note-body></text:note></text:span> Jedenfalls aber wird dem Verletzten, weil eine einstweilige Verfügung ohne vorherige Anhörung<text:alphabetical-index-mark text:string-value="Anhörung"/> erlassen werden kann,<text:span text:style-name="Footnote_20_Symbol"><text:note text:id="ftn937" text:note-class="footnote"><text:note-citation>937</text:note-citation><text:note-body><text:p text:style-name="P22"><text:s/>Vgl. Art. 7 Abs. 1 der Durchsetzungs-Richtlinie; BT/Drucks. 16/5048, S. 41.</text:p></text:note-body></text:note></text:span> auf diesem Wege die Möglichkeit eröffnet, ohne Vorwarnung und lange Vorlaufzeit auf die fraglichen Unterlagen zugreifen und dadurch einen Überraschungseffekt zu seinen Gunsten ausnutzen zu können. Damit lassen sich die vorzulegenden Unterlagen dann zumindest in gewissem Umfang (d. h. soweit sie vom verletzten Schutzrechtsinhaber bezeichnet werden können) vor späteren Verfälschungen bzw. Verdunklungen seitens des Verletzers sichern. Lediglich insoweit ist die im Regierungsentwurf zur Umsetzung der Durchsetzungs-Richtlinie vorgesehene Ausgestaltung der Urkundenvorlageansprüche durch Gestattung einer einstweiligen Verfügung daher der Belegvorlageverpflichtung aus § 259 Abs. 1 BGB a. E. überlegen. </text:p>
      <text:p text:style-name="P20">Zwar können die in Umsetzung der Durchsetzungs-Richtlinie vom Regierungsentwurf vorgesehenen Urkundenvorlageansprüche – im Gegensatz zu der an den Rechnungslegungsanspruch gekoppelten Belegvorlageverpflichtung – auch <text:span text:style-name="T1">nach</text:span> Rechnungslegung im Eilverfahren geltend gemacht werden, was dem Berechtigten auf den ersten Blick eine schnellere Nachprüfungsmöglichkeit zu eröffnen scheint. Berücksichtigt man aber, dass die Verpflichtung zur Rechnungslegung nicht im Wege einer einstweiligen Verfügung erfolgen kann, zeigt sich, dass – selbst wenn entgegen der hier vertretenen Ansicht eine „Erfüllungsverfügung<text:alphabetical-index-mark text:string-value="Erfüllungsverfügung"/>“ für zulässig erachtet wird - dem Berechtigten über den im Eilverfahren durchgesetzten Urkundenvorlageanspruch de facto nicht zu einem früheren Zeitpunkt eine Nachprüfung der Rechnung ermöglicht wird. Denn eine Nachprüfung der Rechnung durch Einsichtnahme in die entsprechenden Geschäftsunterlagen setzt – sowohl für die im Wege einer einstweiligen Verfügung angeordnete Urkundenvorlage als auch für die Belegvorlage - voraus, dass die Rechnung bereits gelegt wurde. Nach § 259 Abs. 1 BGB a. E. hat aber zusammen mit der Rechnungslegung grundsätzlich auch die Belegvorlage zu erfolgen. Damit läuft die mit der einstweiligen Verfügung beabsichtigte Beschleunigung also insoweit ins Leere. </text:p>
      <text:p text:style-name="P2">Schließlich könnten sich die im Regierungsentwurf vorgesehenen Urkundenvorlageansprüche gegenüber der Belegvorlagepflicht aber im Rahmen der Zwangsvollstreckung als vorteilhafter erweisen. Denn nach herrschender Meinung bestimmt sich die Vollstreckung eines auf Vorlage gerichteten Titels nach § 883 ZPO, sofern die Vorlage nicht als Teil einer umfassenden Verpflichtung zur Rechnungslegung in Frage steht;<text:span text:style-name="Footnote_20_Symbol"><text:note text:id="ftn938" text:note-class="footnote"><text:note-citation>938</text:note-citation><text:note-body><text:p text:style-name="P22"><text:s/><text:span text:style-name="T1">Schilken</text:span>, JURA 1988, 525 (531); Musielak/<text:span text:style-name="T1">Lackmann</text:span>, § 883 ZPO Rn. 7; Zöller/<text:span text:style-name="T1">Stöber</text:span>, § 883 ZPO Rn. 2; <text:span text:style-name="T1">Grimme</text:span>, JA 1985, 320 (325); <text:span text:style-name="T1">Braun</text:span>, S. 273; OLG Köln in NJW-RR 1989, 567 (568).</text:p></text:note-body></text:note></text:span> in diesen Fällen soll die (Beleg-)Vorlage nämlich ausschließlich vom Willen des Schuldners abhängig sein (vgl. § 888 ZPO).<text:span text:style-name="Footnote_20_Symbol"><text:note text:id="ftn939" text:note-class="footnote"><text:note-citation>939</text:note-citation><text:note-body><text:p text:style-name="P22"><text:s/>Zöller/<text:span text:style-name="T1">Stöber</text:span>, § 888 ZPO Rn. 3; <text:span text:style-name="T1">Reischl</text:span>, JR 1997, 404 (407); OLG Köln in NJW-RR 1996, 382.</text:p></text:note-body></text:note></text:span> Diese Ansicht übersieht allerdings, dass die Pflicht zur Vorlage von Belegen grundsätzlich <text:span text:style-name="T1">neben</text:span> dem Anspruch auf Erteilung einer geordneten Rechnung steht.<text:span text:style-name="Footnote_20_Symbol"><text:note text:id="ftn940" text:note-class="footnote"><text:note-citation>940</text:note-citation><text:note-body><text:p text:style-name="P22"><text:s/>OLG Köln in NJW-RR 1989, 567 (568).</text:p></text:note-body></text:note></text:span> Auch eine Belegvorlage kann aber, wenn der Vorlegungsverpflichtete nicht zu ihr bereit ist, ohne größere Schwierigkeiten – notfalls unter Anwendung von Gewalt – ebenso wie die Urkundenvorlage vom Gerichtsvollzieher<text:alphabetical-index-mark text:string-value="Gerichtsvollzieher"/> vorgenommen werden.<text:span text:style-name="Footnote_20_Symbol"><text:note text:id="ftn941" text:note-class="footnote"><text:note-citation>941</text:note-citation><text:note-body><text:p text:style-name="P22"><text:s/><text:span text:style-name="T1">Grimme</text:span>, JA 1985, 320 (325); a. A. für die Urkundenvorlage <text:span text:style-name="T1">Schilken</text:span>, JURA 1988, 525 (531); <text:span text:style-name="T1">Braun</text:span>, S. 273.</text:p></text:note-body></text:note></text:span> Schließlich hat der Schuldner, um seiner Vorlagepflicht nachzukommen, lediglich die fraglichen Unterlagen herauszusuchen, den einzelnen Rechnungsposten zuzuordnen und vorzulegen.<text:span text:style-name="Footnote_20_Symbol"><text:note text:id="ftn942" text:note-class="footnote"><text:note-citation>942</text:note-citation><text:note-body><text:p text:style-name="P22"><text:s/><text:span text:style-name="T1">Grimme</text:span>, JA 1985, 320 (325). </text:p></text:note-body></text:note></text:span> Unvertretbare Handlungen i. S. d. § 888 ZPO zeichnen sich demgegenüber dadurch aus, dass sie ausschließlich vom Schuldner vorgenommen werden können.<text:span text:style-name="Footnote_20_Symbol"><text:note text:id="ftn943" text:note-class="footnote"><text:note-citation>943</text:note-citation><text:note-body><text:p text:style-name="P22"><text:s/>In diesen Fällen bleibt nämlich keine Alternative, als den Schuldner durch Zwangsgeld<text:alphabetical-index-mark text:string-value="Zwangsgeld"/> und Zwangshaft<text:alphabetical-index-mark text:string-value="Zwangshaft"/> zur Vornahme der nur ihm möglichen Handlung anzuhalten; vgl. <text:span text:style-name="T1">Grimme</text:span>, JA 1985, 320 (325).</text:p></text:note-body></text:note></text:span> Daher ist die „Belegvorlage“ genauso wie die Urkundenvorlage zwar als Handlung im Sinne der §§ 887 f. ZPO zu qualifizieren. Jedoch erweist sich auch insoweit die speziellere Regelung des § 883 ZPO als vorrangig (vgl. § 887 Abs. 3 ZPO).<text:span text:style-name="Footnote_20_Symbol"><text:note text:id="ftn944" text:note-class="footnote"><text:note-citation>944</text:note-citation><text:note-body><text:p text:style-name="P22"><text:s/><text:span text:style-name="T1">Braun</text:span>, S. 273; <text:span text:style-name="T1">Schilken</text:span>, JURA <text:s/>1988, 525 (531); Musielak/<text:span text:style-name="T1">Lackmann</text:span>, § 887 ZPO Rn. 4, 9; MK/<text:span text:style-name="T1">Schilken</text:span>, § 887 ZPO Rn. 4; <text:span text:style-name="T1">Reischl</text:span>, JR 1997, 404 (407).</text:p></text:note-body></text:note></text:span> Schließlich soll der Gläubiger, sobald es ihm möglich ist, einen Herausgabe- oder Vorlagegegenstand zu individualisieren, auf diesem Wege sein Sachleistungsinteresse realisieren können.<text:span text:style-name="Footnote_20_Symbol"><text:note text:id="ftn945" text:note-class="footnote"><text:note-citation>945</text:note-citation><text:note-body><text:p text:style-name="P22"><text:s/><text:span text:style-name="T1">Reischl</text:span>, JR 1997, 404 (407); MK/<text:span text:style-name="T1">Schilken</text:span>, § 883 ZPO Rn. 1. </text:p></text:note-body></text:note></text:span> Denn auch wenn die Herausgabevollstreckung<text:alphabetical-index-mark text:string-value="Herausgabevollstreckung"/> nach § 883 Abs. 1 ZPO auf solche Fälle zugeschnitten ist, bei denen eine dauerhafte Überlassung zu erfolgen hat, während bei der Vorlage der Gegenstand nur vorübergehend überlassen werden muss, lässt sich die Vorlage durchaus als wesensgleiches Minus zur Herausgabe begreifen.<text:span text:style-name="Footnote_20_Symbol"><text:note text:id="ftn946" text:note-class="footnote"><text:note-citation>946</text:note-citation><text:note-body><text:p text:style-name="P22"><text:s/><text:span text:style-name="T1">Grimme</text:span>, JA 1985, 320 (325); <text:span text:style-name="T1">Schilken</text:span>, JURA 1988, 525 (531); <text:span text:style-name="T1">Braun</text:span>, S. 273; <text:span text:style-name="T1">Bork</text:span>, NJW 1997, 1665 (1671 Fn. 82).</text:p></text:note-body></text:note></text:span> Dafür sprechen nicht zuletzt auch praktische Bedürfnisse. Denn zum einen würde eine schwerfällige Vollstreckung nach § 888 ZPO durch Zwangsgeld<text:alphabetical-index-mark text:string-value="Zwangsgeld"/> oder Zwangshaft<text:alphabetical-index-mark text:string-value="Zwangshaft"/> häufig nicht oder nicht rasch genug ihr Ziel erreichen.<text:span text:style-name="Footnote_20_Symbol"><text:note text:id="ftn947" text:note-class="footnote"><text:note-citation>947</text:note-citation><text:note-body><text:p text:style-name="P22"><text:s/><text:span text:style-name="T1">Schilken</text:span>, JURA 1988, 525 (531); <text:span text:style-name="T1">Braun</text:span>, S. 273; <text:span text:style-name="T1">Grimme</text:span>, JA 1985, 320 (325).</text:p></text:note-body></text:note></text:span> Zum anderen ließe sich die Abgabe einer eidesstattlichen Versicherung nach § 259 Abs. 2 BGB – sofern diese überhaupt noch vom Gläubiger beansprucht wird - nach der Vorlagevollstreckung zumindest hinsichtlich der dadurch belegten Angaben kaum mehr durch den leistungsunwilligen Schuldner verzögern. Im Übrigen könnte der Schuldner aber, sofern sogar die Zwangsvollstreckung der Vorlageverpflichtung erfolglos bleibt, gemäß § 883 Abs. 2 BGB zur Abgabe einer eidesstattlichen Versicherung über den Verbleib der Sache herangezogen werden.<text:span text:style-name="Footnote_20_Symbol"><text:note text:id="ftn948" text:note-class="footnote"><text:note-citation>948</text:note-citation><text:note-body><text:p text:style-name="P22"><text:s/><text:span text:style-name="T1">Grimme</text:span>, JA 1985, 320 (325); MK/<text:span text:style-name="T1">Schilken</text:span>, § 883 ZPO Rn. 1; <text:span text:style-name="T1">Schilken</text:span>, JURA 1988, 525 (531).</text:p></text:note-body></text:note></text:span> Sowohl der vom Regierungsentwurf vorgesehene Urkundenvorlageanspruch als auch die mit der Rechnungslegung einhergehende Verpflichtung zur Belegvorlage sind daher in entsprechender Anwendung des § 883 ZPO zu vollstrecken. Auch insoweit bestehen somit keine entscheidenden Unterschiede. </text:p>
      <text:p text:style-name="P2">Im Ergebnis ist daher festzustellen, dass sich durch die Normierung der im Regierungsentwurf zur Umsetzung der Durchsetzungs-Richtlinie vorgesehenen Urkundenvorlageansprüche, abgesehen von wenigen, kaum erheblichen Unterschieden – wie etwa dem spezialgesetzlich normierten Beweisverwertungsverbot<text:alphabetical-index-mark text:string-value="Beweisverwertungsverbot"/> zugunsten des Vorlagepflichtigen<text:span text:style-name="Footnote_20_Symbol"><text:note text:id="ftn949" text:note-class="footnote"><text:note-citation>949</text:note-citation><text:note-body><text:p text:style-name="P22"><text:s/>BT/Drucks. 16/5048, S. 41.</text:p></text:note-body></text:note></text:span> -, die Rechtslage aufgrund der bereits bestehenden Belegvorlagepflicht beim akzessorischen Rechnungslegungsanspruch nicht entscheidend verbessern wird. </text:p>
      <text:h text:style-name="Heading_20_3" text:outline-level="3">V. Besichtigungs- und Vorlageansprüche nach den §§ 809, 810 BGB</text:h>
      <text:p text:style-name="P13"/>
      <text:p text:style-name="P2">Zwar regelt § 810 BGB im Gegensatz zum allgemeinen Anspruch auf Vorlegung von Sachen nach § 809 BGB den besonderen Fall der Einsichtnahme in Urkunden mit rechtsgeschäftlichem Inhalt und genießt daher als speziellere Vorschrift insoweit den Vorzug.<text:span text:style-name="Footnote_20_Symbol"><text:note text:id="ftn950" text:note-class="footnote"><text:note-citation>950</text:note-citation><text:note-body><text:p text:style-name="P22"><text:s/>Jauernig/<text:span text:style-name="T1">Stadler</text:span>, § 811 BGB Rn. 9; RGRK/<text:span text:style-name="T1">Steffen</text:span>, § 809 BGB Rn. 4, § 810 BGB Rn. 3; Staudinger/<text:span text:style-name="T1">Marburger</text:span>, § 809 BGB Rn. 3; <text:span text:style-name="T1">Schilken</text:span>, JURA 1988, 525 (529); Planck/<text:span text:style-name="T1">Landois</text:span>, § 810 BGB S. 924. </text:p></text:note-body></text:note></text:span> Jedoch ist dieses Einsichtsrecht ausnahmslos auf Urkunden beschränkt, bei denen der Berechtigte nach ihrem Inhalt beteiligt erscheint.<text:span text:style-name="Footnote_20_Symbol"><text:note text:id="ftn951" text:note-class="footnote"><text:note-citation>951</text:note-citation><text:note-body><text:p text:style-name="P22"><text:s/><text:span text:style-name="T1">Stürner</text:span>, Aufklärungspflicht, S. 342 f.; <text:span text:style-name="T1">Mahlmann</text:span>, S. 52; <text:span text:style-name="T1">Schilken</text:span>, JURA 1988, 525 (529).</text:p></text:note-body></text:note></text:span> Davon kann aber bei den für die Nachprüfung der Rechnungslegung erforderlichen Unterlagen im Falle einer Schutzrechtsverletzung regelmäßig keine Rede sein.<text:span text:style-name="Footnote_20_Symbol"><text:note text:id="ftn952" text:note-class="footnote"><text:note-citation>952</text:note-citation><text:note-body><text:p text:style-name="P22"><text:s/>Vgl. auch BT/Drucks. 16/5048, S. 27.</text:p></text:note-body></text:note></text:span> Auch eine erweiternde Auslegung der Vorschrift kommt insoweit nicht in Betracht, schließlich hat der historische Gesetzgeber die Bestimmung des § 810 BGB bewusst auf die dort genannten Fälle beschränkt.<text:span text:style-name="Footnote_20_Symbol"><text:note text:id="ftn953" text:note-class="footnote"><text:note-citation>953</text:note-citation><text:note-body><text:p text:style-name="P22"><text:s/><text:span text:style-name="T1">Schaaff</text:span>, S. 142; <text:span text:style-name="T1">Stürner</text:span>, Aufklärungspflicht, S. 343; <text:span text:style-name="T1">Tilmann/Schreibauer</text:span>, FS Erdmann, S. 293.</text:p></text:note-body></text:note></text:span> Da § 810 BGB somit nicht einschlägig ist, lässt sich die Vorlage von Urkunden zu Nachprüfungszwecken vorliegend allenfalls nach § 809 BGB begründen.<text:span text:style-name="Footnote_20_Symbol"><text:note text:id="ftn954" text:note-class="footnote"><text:note-citation>954</text:note-citation><text:note-body><text:p text:style-name="P22"><text:s/>RGRK/<text:span text:style-name="T1">Steffen</text:span>, § 809 BGB Rn. 4, § 810 BGB Rn. 3; Staudinger/<text:span text:style-name="T1">Marburger</text:span>, § 809 BGB Rn. 3; <text:span text:style-name="T1">Schilken</text:span>, JURA 1988, 525 (529); Planck/<text:span text:style-name="T1">Landois</text:span>, § 810 BGB S. 924; RGZ 69, 401 (405). </text:p></text:note-body></text:note></text:span> Dies setzt allerdings voraus, dass der Gläubiger einen Anspruch in „Ansehung der Sache“ hat. Der Anspruch bräuchte dafür nicht die fragliche Urkunde selbst zum Gegenstand zu haben, sondern müsste nur in irgendeiner Weise von ihrem Bestand oder ihrer Beschaffenheit abhängig sein.<text:span text:style-name="Footnote_20_Symbol"><text:note text:id="ftn955" text:note-class="footnote"><text:note-citation>955</text:note-citation><text:note-body><text:p text:style-name="P22"><text:s/>MK/<text:span text:style-name="T1">Hüffer</text:span>, § 809 BGB Rn. 4; Palandt/<text:span text:style-name="T1">Sprau</text:span>, § 809 BGB Rn. 4; vgl. auch <text:span text:style-name="T1">McGuire</text:span>, GRUR Int. 2005, 15 (19).</text:p></text:note-body></text:note></text:span> Diese Voraussetzung ist bei den aus der Schutzrechtsverletzung resultierenden Ersatzansprüchen jedoch regelmäßig nicht gegeben. </text:p>
      <text:p text:style-name="P2"/>
      <text:p text:style-name="P13"/>
      <text:p text:style-name="P13"/>
      <text:h text:style-name="Heading_20_3" text:outline-level="3"><text:span text:style-name="T4">VI. Beweislastumkehr</text:span><text:alphabetical-index-mark text:string-value="Beweislastumkehr"/><text:span text:style-name="T4"> nach den §§ 687 Abs. 2 S. 2, 684 BGB </text:span></text:h>
      <text:p text:style-name="P2"/>
      <text:p text:style-name="P2">Des Weiteren gilt es zu überlegen, ob nicht auch über § 687 Abs. 2 BGB die Vollständigkeit und Richtigkeit (zumindest eines Teils) der in der Rechnung enthaltenen Angaben sichergestellt werden kann. Nach §§ 687 Abs. 2, 681, 667 BGB hat der „Geschäftsherr“, also der Schutzrechtsinhaber, gegen den „Geschäftsführer“, der in <text:span text:style-name="T1">Kenntnis</text:span> seiner Nichtberechtigung das Schutzrecht verletzt hat, einen Anspruch auf Herausgabe des „Erlangten“.<text:span text:style-name="Footnote_20_Symbol"><text:note text:id="ftn956" text:note-class="footnote"><text:note-citation>956</text:note-citation><text:note-body><text:p text:style-name="P22"><text:s/>Vgl. <text:span text:style-name="T1">v. d. Osten</text:span>, Mitt. 2000, 95 (99); Schon das Reichsgericht hatte in RGZ 108, 1, 5 ausgeführt, dass sich „jeder unter Verletzung eines Patent-, Gebrauchsmuster- oder Kunstschutzes hergestellte Gegenstand als eine Verkörperung des geschützten Erfindungsgedankens oder der geschützten Formgebung darstelle, dass daher der gewerbsmäßige Vertrieb solcher Gegenstände durch einen Nichtberechtigten zugleich eine eigennützige Verwertung eines fremden Rechtsgutes enthalte, mithin als Besorgung eines fremden Geschäftes im Sinne von § 687 Abs. 2 BGB anzusehen sei.</text:p></text:note-body></text:note></text:span><text:span text:style-name="Footnote_20_Symbol"> </text:span>Bereits insoweit wäre es daher denkbar, aus den §§ 687 Abs. 2, 681, 667 BGB auch eine Herausgabepflicht bezüglich der aus der Geschäftsbesorgung erlangten Belege zu entnehmen.<text:span text:style-name="Footnote_20_Symbol"><text:note text:id="ftn957" text:note-class="footnote"><text:note-citation>957</text:note-citation><text:note-body><text:p text:style-name="P22"><text:s/><text:span text:style-name="T1">Pastor</text:span> in Reimer, S. 342. </text:p></text:note-body></text:note></text:span> Jedenfalls aber kann das „Erlangte“ nach §§ 687 Abs. 2 S. 2, 684 S. 1 BGB nicht ohne Abzug für die Aufwendungen herausverlangt werden, die der Schutzrechtsverletzer für die Herstellung und den Vertrieb gehabt hat; so sind die Aufwendungen des Verletzers zwar nicht als Passivposten bei der Berechnung des Erlösherausgabeanspruchs<text:alphabetical-index-mark text:string-value="Erlösherausgabeanspruch"/> zu berücksichtigen, jedoch besteht, soweit der Geschäftsherr durch die Aufwendungen des Geschäftsführers im Zeitpunkt des Anspruchstellung bereichert ist, ein Aufwendungsersatzanspruch<text:alphabetical-index-mark text:string-value="Aufwendungsersatzanspruch"/> zugunsten des Geschäftsführers.<text:span text:style-name="Footnote_20_Symbol"><text:note text:id="ftn958" text:note-class="footnote"><text:note-citation>958</text:note-citation><text:note-body><text:p text:style-name="P22"><text:s/>Vgl. <text:span text:style-name="T1">v. d. Osten</text:span>, Mitt. 2000, 95 (99); <text:span text:style-name="T1">v. d. Osten</text:span>, GRUR 1998, 284 (287); <text:span text:style-name="T1">Tilmann</text:span>, GRUR 2003, 647 (650); <text:span text:style-name="T1">Haedicke</text:span>, GRUR 2005, 529 (532).</text:p></text:note-body></text:note></text:span> In dem Umstand, dass dieser Aufwendungsersatzanspruch vom beklagten unberechtigten Schutzrechtsverletzer nicht nur der Höhe nach darzulegen, sondern auch zu beweisen wäre, offenbart sich dann aber der Vorteil einer Anwendung der §§ 687 Abs. 2, 684 BGB in Form einer Beweislastumkehr<text:alphabetical-index-mark text:string-value="Beweislastumkehr"/>.<text:span text:style-name="Footnote_20_Symbol"><text:note text:id="ftn959" text:note-class="footnote"><text:note-citation>959</text:note-citation><text:note-body><text:p text:style-name="P22"><text:s/>Vgl. <text:span text:style-name="T1">v. d. Osten</text:span>, Mitt. 2000, 95 (99); <text:span text:style-name="T1">Tilmann</text:span>, GRUR 2003, 647 (650); vgl. MK/<text:span text:style-name="T1">Seiler</text:span>, § 684 BGB Rn. 12; Interessanterweise hatte auch noch der <text:span text:style-name="T1">Vorschlag</text:span> für eine Richtlinie des Europäischen Parlaments und des Rates über die Maßnahmen und Verfahren zum Schutz der Rechte des geistigen Eigentums zwecks Ermittlung der Gewinne des Verletzers eine entsprechende Regelung vorgesehen. Nach Art. 17 Abs. 2 Satz 2 dieses Vorschlags sollte der Rechtsinhaber nur zum Nachweis der Bruttoeinnahmen des Verletzers verpflichtet sein. Demgegenüber sollte es Sache des Verletzers sein, alle abzugsfähigen Kosten sowie sonstige, nicht durch die Verletzung bedingten Gewinne zu belegen; vgl. <text:span text:style-name="T1">Hoeren</text:span>, MMR 2003, 299 (302); <text:span text:style-name="T1">Harte-Bavendamm</text:span>, FS Tilmann, S. 804. </text:p></text:note-body></text:note></text:span> Dieser Weg wurde in der „Gemeinkostenanteil“ - Entscheidung aus dem Jahre 2001 auch vom Bundesgerichtshof eingeschlagen.<text:span text:style-name="Footnote_20_Symbol"><text:note text:id="ftn960" text:note-class="footnote"><text:note-citation>960</text:note-citation><text:note-body><text:p text:style-name="P22"><text:s/><text:span text:style-name="T1">Haedicke</text:span>, GRUR 2005, 529 (534); <text:span text:style-name="T1">Tilmann</text:span>, GRUR 2003, 647 (650); Danach sind Fixkosten und variable Gemeinkosten<text:alphabetical-index-mark text:string-value="Gemeinkosten"/> nur dann von den Erlösen abzuziehen, wenn und soweit sie ausnahmsweise den schutzrechtsverletzenden Gegenständen unmittelbar zugerechnet werden können, wofür der Verletzer die Beweislast trägt; anderenfalls könne der Gewinn nicht vollständig abgeschöpft werden; vgl. BGH in GRUR 2001, 329 (331) – Gemeinkostenanteil; BGH in NJW-RR 2006, 834 – Noblesse; <text:span text:style-name="T1">Rinnert/Küppers/Tilmann</text:span>, FS Helm, S. 338; <text:span text:style-name="T1">Haedicke</text:span>, GRUR 2005, 529 (532); <text:span text:style-name="T1">Tilmann</text:span>, GRUR 2003, 647 (649). </text:p></text:note-body></text:note></text:span> Insoweit kommen für den Verletzer dann vor allem die Vorlage von Geschäftsunterlagen bzw. Geschäftsbüchern oder die Prüfung der Buchhaltung durch einen Wirtschaftsprüfer als geeignete Beweismittel in Betracht.<text:span text:style-name="Footnote_20_Symbol"><text:note text:id="ftn961" text:note-class="footnote"><text:note-citation>961</text:note-citation><text:note-body><text:p text:style-name="P22"><text:s/>Vgl. <text:span text:style-name="T1">v. d. Osten</text:span>, GRUR 1998, 284 (287).</text:p></text:note-body></text:note></text:span> </text:p>
      <text:p text:style-name="P2">Angesichts des Umstands, dass aus Anlass der Umsetzung der Durchsetzungs-Richtlinie nach dem Regierungsentwurf nunmehr „eigene“ Bestimmungen betreffend die Gewinnherausgabe in die verschiedenen Gesetze zum Schutz des geistigen Eigentums aufgenommen werden sollen, könnten sich freilich Zweifel ergeben, ob nach wie vor überhaupt auf die Regeln der angemaßten Eigengeschäftsführung zurückgegriffen werden darf. Nach der Entwurfsbegründung sollen die neu eingeführten Bestimmungen allerdings nur der Rechtsklarheit dienen und mit ihrer Normierung keine inhaltliche Änderung der Rechtslage verbunden sein.<text:span text:style-name="Footnote_20_Symbol"><text:note text:id="ftn962" text:note-class="footnote"><text:note-citation>962</text:note-citation><text:note-body><text:p text:style-name="P22"><text:s/>BT/Drucks. 16/5048, S. 37.</text:p></text:note-body></text:note></text:span> Eine unmittelbare Anwendung des § 687 Abs. 2 S. 2, 684 S. 1 BGB samt Beweislastumkehr<text:alphabetical-index-mark text:string-value="Beweislastumkehr"/> kommt daher bei vorsätzlichen Schutzrechtsverletzungen auch in Zukunft in Betracht.<text:span text:style-name="Footnote_20_Symbol"><text:note text:id="ftn963" text:note-class="footnote"><text:note-citation>963</text:note-citation><text:note-body><text:p text:style-name="P22"><text:s/><text:span text:style-name="T1">Tilmann</text:span>, GRUR 2003, 647 (649 f.); <text:span text:style-name="T1">Haedicke</text:span>, GRUR 2005, 529 (530).</text:p></text:note-body></text:note></text:span> Eine entsprechende Anwendung auf fahrlässige Schutzrechtsverletzungen erschien demgegenüber schon seit je her zweifelhaft;<text:span text:style-name="Footnote_20_Symbol"><text:note text:id="ftn964" text:note-class="footnote"><text:note-citation>964</text:note-citation><text:note-body><text:p text:style-name="P22"><text:s/><text:span text:style-name="T1">Haedicke</text:span>, GRUR 2005, 529 (530); <text:span text:style-name="T1">Beuthin/Wasmann</text:span>, GRUR 1997, 255 (259). </text:p></text:note-body></text:note></text:span> weil im Falle einer Normierung des Regierungsentwurfs die Gewinnhaftung für fahrlässige Schutzrechtsverletzungen auf die in den verschiedenen Einzelgesetzen zum Schutz des geistigen Eigentums geschaffenen Spezialnormen gestützt werden könnte, wäre eine solche auch nicht (mehr) erforderlich. Nach der bisherigen Rechtsprechung des Bundesgerichtshofs (zur geltenden Rechtslage) enthält das Gesetz mit den im Recht des geistigen Eigentums normierten Gewinnherausgabeansprüchen allerdings Regelungen, „nach (denen) sich der Verletzer letztlich so behandeln lassen muss, als habe er das Schutzrecht als Geschäftsführer ohne Auftrag benutzt“.<text:span text:style-name="Footnote_20_Symbol"><text:note text:id="ftn965" text:note-class="footnote"><text:note-citation>965</text:note-citation><text:note-body><text:p text:style-name="P22"><text:s/>Vgl. BGH in GRUR 2001, 329 (331) – Gemeinkostenanteil. </text:p></text:note-body></text:note></text:span> Daher könnte zur näheren Ausgestaltung der spezialgesetzlich normierten Gewinnherausgabeansprüche insbesondere im Falle der Fahrlässigkeitshaftung auch nach Umsetzung der Durchsetzungs-Richtlinie ein Rückgriff auf die allgemeinen Regeln (mit ihrer Beweislastumkehr) möglich sein. </text:p>
      <text:p text:style-name="P2"/>
      <text:p text:style-name="P2"/>
      <text:p text:style-name="P2"/>
      <text:h text:style-name="Heading_20_3" text:outline-level="3">VII. Analogie zum lizenzvertraglichen Bucheinsichtsrecht </text:h>
      <text:p text:style-name="P2"/>
      <text:p text:style-name="P2">Ein Recht auf Bucheinsicht zur Sicherstellung der Vollständigkeit und Richtigkeit der Rechnung könnte sich ferner aus dem Umstand ergeben, dass bei Schutzrechtsverletzungen eine Schadensliquidation nach Lizenzgrundsätzen – und zwar beruhend auf der Fiktion eines Lizenzvertrages<text:alphabetical-index-mark text:string-value="Lizenzvertrag"/> der im Verkehr üblichen Art – erfolgen kann,<text:span text:style-name="Footnote_20_Symbol"><text:note text:id="ftn966" text:note-class="footnote"><text:note-citation>966</text:note-citation><text:note-body><text:p text:style-name="P22"><text:s/>BGH in GRUR 1966, 375 (377) – Meßmer-Tee II. </text:p></text:note-body></text:note></text:span> es aber beim Abschluss von Lizenzverträgen insbesondere auch gebräuchlich ist, im Rahmen einer sog. Überprüfungsklausel<text:alphabetical-index-mark text:string-value="Überprüfungsklausel"/> ein Recht auf Bucheinsicht zugunsten des Lizenzgebers oder eines neutralen Buchprüfers<text:alphabetical-index-mark text:string-value="Buchprüfer"/> zu vereinbaren.<text:span text:style-name="Footnote_20_Symbol"><text:note text:id="ftn967" text:note-class="footnote"><text:note-citation>967</text:note-citation><text:note-body><text:p text:style-name="P22"><text:s/><text:span text:style-name="T1">Harte-Bavendamm</text:span>, Markenpiraterie, § 5 Rn. 77; Großkommentar/<text:span text:style-name="T1">Köhler</text:span>, B, vor § 13 UWG Rn. 427; vgl. beispielsweise Münchener Vertragshandbuch, VI.1 Anmerk. 5; vgl. BGHZ 55, 201 (206 f.); BGH in GRUR 1984, 728 (729) – Dampffrisierstab II; Ob die Vereinbarung eines Bucheinsichtsrecht in Lizenzverträgen wirklich der allgemeinen Übung entspricht, wurde vom OLG Köln in GRUR 1995, 678 offen gelassen.</text:p></text:note-body></text:note></text:span> Danach sind die Kosten der Buchprüfung dann vom Rechnungslegungspflichtigen zu tragen, wenn eine Unrichtigkeit oder Unvollständigkeit der Rechnungslegung zum Nachteil des Lizenzgebers festgestellt wird.<text:span text:style-name="Footnote_20_Symbol"><text:note text:id="ftn968" text:note-class="footnote"><text:note-citation>968</text:note-citation><text:note-body><text:p text:style-name="P22"><text:s/>BGH in GRUR 1984, 728 (729) – Dampffrisierstab II.</text:p></text:note-body></text:note></text:span> Was somit unter seriösen Lizenzvertragspartnern gängige Praxis ist, könnte daher auch – wenn nicht sogar erst recht – einem Schutzrechtsverletzer zuzumuten sein, schließlich liegt der Schadensberechnung nach der Lizenzanalogie gerade die Überlegung zugrunde, dass der Verletzer grundsätzlich nicht besser, aber auch nicht schlechter stehen soll als ein vertraglicher Lizenznehmer.<text:span text:style-name="Footnote_20_Symbol"><text:note text:id="ftn969" text:note-class="footnote"><text:note-citation>969</text:note-citation><text:note-body><text:p text:style-name="P22"><text:s/><text:span text:style-name="T1">Harte-Bavendamm</text:span>, Markenpiraterie, § 5 Rn. 77; BGH in GRUR 1990, 1008 (1009) – Lizenzanalogie; BGH in GRUR 1966, 375 (377) – Meßmer-Tee II. </text:p></text:note-body></text:note></text:span> Einem derartig begründeten Bucheinsichtsrechts stehen allerdings erhebliche Bedenken entgegen.<text:span text:style-name="Footnote_20_Symbol"><text:note text:id="ftn970" text:note-class="footnote"><text:note-citation>970</text:note-citation><text:note-body><text:p text:style-name="P22"><text:s/>Die insoweit vom OLG Köln in GRUR 1995, 678 getätigten Ausführungen, der Rechnungslegungsanspruch diene jedenfalls nicht dazu, dem Verletzten die Grundlage für die Berechnung seines Schadens nach der Lizenzanalogie zu geben, so dass der Hinweis auf die Lizenzanalogie zur Begründung des Anspruchs auf Bucheinsicht im Rahmen des Rechnungslegungsanspruchs fehl gehe, erscheinen nicht überzeugend. Schließlich ist der Rechnungslegungsanspruch zur Ermittlung der für die Schadensberechnung nach der Lizenzanalogie erforderlichen Angaben grundsätzlich anerkannt. </text:p></text:note-body></text:note></text:span> Denn den Verletzten durch Gewährung eines Rechts auf Bucheinsicht im Ergebnis so zu stellen, als wäre tatsächlich ein Lizenzvertrag mit dem Verletzten zustande gekommen, widerspricht dem Grundsatz, dass weder die Berufung auf die Lizenzanalogie zur Schadensberechnung im konkreten Fall noch die Schadensersatzleistung des Verletzers in Höhe der angemessenen Lizenzgebühr den nachträglichen Abschluss eines Lizenzvertrages und damit die Entstehung vertraglicher Rechte und Pflichten bewirken können.<text:span text:style-name="Footnote_20_Symbol"><text:note text:id="ftn971" text:note-class="footnote"><text:note-citation>971</text:note-citation><text:note-body><text:p text:style-name="P22"><text:s/>OLG Köln in GRUR 1995, 676 (678) – Vorlage von Geschäftsunterlagen; <text:span text:style-name="T1">Teplitzky</text:span>, Wettbewerbsrechtliche Ansprüche, Kap. 34 Rn. 27; <text:span text:style-name="T1">Köhler</text:span> in Köhler/Piper, vor § 13 UWG Rn. 102.</text:p></text:note-body></text:note></text:span> Schließlich wird der Lizenzvertrag ausschließlich zum Zwecke der (objektiven) Schadensberechnung fingiert.<text:span text:style-name="Footnote_20_Symbol"><text:note text:id="ftn972" text:note-class="footnote"><text:note-citation>972</text:note-citation><text:note-body><text:p text:style-name="P22"><text:s/><text:span text:style-name="T1">Köhler</text:span> in Köhler/Piper, vor § 13 UWG Rn. 102; Dies wird insbesondere auch beim Bereicherungsausgleich deutlich sichtbar. </text:p></text:note-body></text:note></text:span> Ganz davon abgesehen würde ein derartiges Bucheinsichtsrecht – dem Zweck einer lizenzvertraglichen Überprüfungsklausel entsprechend – auch nur die Überprüfung derjenigen Angaben gestatten, die zur Berechnung der Lizenzgebühr notwendig wären, nicht aber der für die Geltendmachung des Verletzergewinns erforderlichen weitreichenderen Angaben über die Kosten des Verletzers. </text:p>
      <text:p text:style-name="P2"/>
      <text:p text:style-name="P13"/>
      <text:p text:style-name="P13"/>
      <text:p text:style-name="P13"/>
      <text:h text:style-name="Heading_20_3" text:outline-level="3">VIII. Konkurrenzen</text:h>
      <text:p text:style-name="P2"/>
      <text:p text:style-name="P1">Endlich gilt es gerade mit Blick auf ein mögliches Zusammenwirken der einzelnen Kontrollmechanismen zu klären, wie sich ihr Verhältnis zueinander gestaltet. Dafür erweist sich zunächst einmal ein Blick auf das in § 259 BGB gesetzlich verankerte Leitbild der Rechnungslegung als geboten. Aus der Systematik und dem Sinn und Zweck der von § 259 BGB vorgesehenen Kontrollmechanismen lässt sich nämlich spezifisch für die Rechnungslegung der Grundsatz entnehmen, dass, nicht zuletzt weil der nach § 259 Abs. 2 BGB erforderliche Beweisantritt vielfach erst nach Belegvorlage möglich ist, die Verpflichtung zur Belegvorlage und der Anspruch auf Abgabe einer eidesstattlichen Versicherung, wenn auch nicht gleichzeitig, so doch in gewissem Sinne aufeinander aufbauend und jedenfalls nebeneinander zur Anwendung bestimmt sind. Dies führt dann aber weiter zu der Frage, ob der Anspruch auf Abgabe einer eidesstattlichen Versicherung grundsätzlich als subsidiär zu dem der freien Ausübung überlassenen Recht der Belegvorlage zu verstehen ist, d. h der Berechtigte erst dann seinen Anspruch nach § 259 Abs. 2 BGB geltend machen kann, wenn er zuvor Belegvorlage verlangt hat. Weder aus der Entstehungsgeschichte des § 259 BGB noch aus dem Gesetzeswortlaut ergeben sich insoweit klare Vorgaben und auch die Systematik des § 259 BGB gebietet - mit Blick auf die parallele Regelungstechnik in § 260 BGB - zumindest keine zwingenden Schlussfolgerungen. Mit Sinn und Zweck der Vorschrift wird allerdings davon auszugehen sein, dass eine Hand in Hand mit der Rechnungslegung erfolgende Belegvorlage zwar die Geltendmachung des Anspruchs auf Abgabe einer eidesstattlichen Versicherung unterstützen soll und kann, der Anspruch aus § 259 Abs. 2 BGB aber, weil der Berechtigte auch ohne Vorlage der Geschäftsunterlagen in der Lage ist, die im Rahmen der Rechnungslegung erhaltenen Daten als Grundlage der weiteren Rechtsverfolgung zu verwerten,<text:span text:style-name="Footnote_20_Symbol"><text:note text:id="ftn973" text:note-class="footnote"><text:note-citation>973</text:note-citation><text:note-body><text:p text:style-name="P22"><text:s/>Vgl. insoweit OLG Köln in GRUR 1995, 677.</text:p></text:note-body></text:note></text:span> dennoch nicht als grundsätzlich subsidiär zur Belegvorlagepflicht zu verstehen sein wird. Diese Einschätzung bestätigt sich, wenn man – mit der hier vertretenen Ansicht – annimmt, dass die Belegvorlage in erster Linie der Richtigkeitskontrolle, die eidesstattliche Versicherung der Vollständigkeitskontrolle zu dienen bestimmt ist. </text:p>
      <text:p text:style-name="P6">In Anbetracht dieser speziell für das Institut der Rechnungslegung getroffenen Feststellungen gilt es nunmehr aber zu klären, ob und gegebenenfalls welche Wertungen sich daraus für das Verhältnis der rechnungslegungsspezifischen Kontrollmechanismen zu den im Regierungsentwurf zur Umsetzung der Durchsetzungs-Richtlinie vorgesehenen Urkundenvorlageansprüchen entnehmen lassen und wie das Verhältnis dieser Ansprüche zueinander, insbesondere auch unter Berücksichtigung aller sonstigen Umstände, zu bewerten ist. Insoweit ist vor allem von Bedeutung, in welchem Verhältnis die vom Regierungsentwurf vorgeschlagenen Urkundenvorlageansprüche zu der - nach § 259 Abs. 1 BGB a. E. unterschiedslos für sämtliche zivilrechtlichen Rechnungslegungsansprüche vorgesehenen - Belegvorlagepflicht stehen. Dabei geht es zunächst einmal um die Frage, ob die vom Regierungsentwurf für das Recht des geistigen Eigentums vorgesehenen Urkundenvorlageansprüche als spezialgesetzlich normierte Belegvorlagepflichten zu begreifen sind. Aus dem Wortlaut der in Frage stehenden Vorschriften lassen sich insoweit keine zwingenden Erkenntnisse entnehmen. Entstehungsgeschichte und Systematik scheinen allerdings (zumindest bisher) gegen eine derartige Annahme zu sprechen. Denn nach der Begründung zum Regierungsentwurf ist ein Art. 6 Abs. 2 der Durchsetzungs-Richtlinie entsprechender Anspruch auf Vorlage von Bank-, Finanz- oder Handelsunterlagen im deutschen Recht nicht gegeben.<text:span text:style-name="Footnote_20_Symbol"><text:note text:id="ftn974" text:note-class="footnote"><text:note-citation>974</text:note-citation><text:note-body><text:p text:style-name="P22"><text:s/>Vgl. BT/Drucks. 16/5048, S. 27; Bemerkenswert ist dabei, dass der Regierungsentwurf insoweit lediglich auf die oberlandesgerichtliche Rechtsprechung des OLG Köln in GRUR 1995, 676 f. rekurriert, die höchstrichterliche Rechtsprechung in der Entscheidung „Entfernung der Herstellungsnummer III“ dagegen gänzlich unbeachtet bleibt.</text:p></text:note-body></text:note></text:span> Dementsprechend knüpfen die im Regierungsentwurf vorgesehenen Urkundenvorlageansprüche systematisch auch nur an die §§ 809 f. BGB an. Zwar können sie – da Art. 6 der Durchsetzungs-Richtlinie keine Beschränkung hinsichtlich der durch die Vorlage zu beweisenden Tatsachen vorgibt<text:span text:style-name="Footnote_20_Symbol"><text:note text:id="ftn975" text:note-class="footnote"><text:note-citation>975</text:note-citation><text:note-body><text:p text:style-name="P22"><text:s/><text:span text:style-name="T1">McGuire</text:span>, GRUR Int. 2005, 15 (19).</text:p></text:note-body></text:note></text:span> – grundsätzlich zum Beleg sämtlicher Auskünfte herangezogen werden. Jedoch steht – wie auch die Entwurfsbegründung deutlich macht<text:span text:style-name="Footnote_20_Symbol"><text:note text:id="ftn976" text:note-class="footnote"><text:note-citation>976</text:note-citation><text:note-body><text:p text:style-name="P22"><text:s/>Vgl. BT/Drucks. 16/5048, S. 40.</text:p></text:note-body></text:note></text:span> - eigentlich nicht ihre belegende Funktion im Vordergrund. Die im Regierungsentwurf vorgesehenen Urkundenvorlageansprüche lassen sich daher wohl nicht als spezialgesetzlich normierte Belegvorlagepflichten begreifen. Zwischen „gleichwertigen" Überprüfungsmöglichkeiten kann der Berechtigte aber, soweit nicht gesetzliche Spezialvorschriften eingreifen grundsätzlich frei wählen.<text:span text:style-name="Footnote_20_Symbol"><text:note text:id="ftn977" text:note-class="footnote"><text:note-citation>977</text:note-citation><text:note-body><text:p text:style-name="P22"><text:s/><text:span text:style-name="T1">Winkler</text:span>, S. 133. </text:p></text:note-body></text:note></text:span> Es gilt daher zu klären, in welchem Konkurrenzverhältnis die Belegvorlagepflicht und die im Regierungsentwurf zur Umsetzung der Durchsetzungs-Richtlinie vorgesehenen Urkundenvorlageansprüche zueinander stehen, ob also eine Anspruchsnormenkonkurrenz besteht, die für das Recht des geistigen Eigentums vorgesehenen Urkundenvorlageansprüche spezieller sind oder ob grundsätzlich die Belegvorlagepflicht aus § 259 Abs. 1 BGB a. E. den Vorzug verdient. Denn dies ist entscheidend für die Frage, ob der Berechtigte nach Umsetzung der Durchsetzungs-Richtlinie im Falle einer Rechnungslegung tatsächlich nach seinem Willen Urkundenvorlage und/oder Belegvorlage verlangen kann oder ihm nur eine der beiden Möglichkeiten zur Verfügung steht. Angesichts des Umstands, dass die vom Regierungsentwurf vorgesehenen Urkundenvorlageansprüche in den einzelnen Spezialgesetzen des geistigen Eigentums normiert werden sollen, wäre es durchaus denkbar, dass sie - im Vergleich zur Belegvorlagepflicht aus § 259 Abs. 1 BGB a. E. - für die Nachprüfung der im Zusammenhang mit einer Schutzrechtsverletzung gelegten Rechnung die speziellere Anspruchsgrundlage darstellen könnten. Einem derartigen Verständnis steht jedoch nicht nur entgegen, dass, auch wenn über die vorgeschlagenen Urkundenvorlageansprüche eine Nachprüfung der Rechnungslegung erreicht werden kann, sich die in § 259 Abs. 1 BGB a. E. normierte Belegvorlagepflicht – trotz ihrer lediglich entsprechenden Anwendung – von ihrer eigentlichen Zwecksetzung her als spezieller erweist.<text:span text:style-name="Footnote_20_Symbol"><text:note text:id="ftn978" text:note-class="footnote"><text:note-citation>978</text:note-citation><text:note-body><text:p text:style-name="P22"><text:s/>Vgl. dazu etwa <text:span text:style-name="T1">Schilken</text:span>, JURA 1988, 525 (527); RGRK/<text:span text:style-name="T1">Steffen</text:span>, vor § 809 BGB Rn. 2. </text:p></text:note-body></text:note></text:span> Vielmehr ist auch zu berücksichtigen, dass, da § 259 Abs. 1 BGB als allgemeine Vorschrift die Belegvorlagepflicht für sämtliche zivilrechtliche Rechnungslegungsansprüche vorsieht, im Hinblick auf eine - aus Gründen der Systematik, Homogenität und Vorhersehbarkeit von Entscheidungen - zumindest so weit wie möglich beizubehaltende Anbindung an das allgemeine Zivilrecht ein Ausweichen auf die im Recht des geistigen Eigentums vorgesehenen Urkundenvorlageansprüche nicht geboten erscheint. Schließlich ließe bei einem derartigen Verständnis auch die Systematik der Gesetzesanwendung zu wünschen übrig, weil für den Anspruch auf Abgabe einer eidesstattlichen Versicherung nach wie vor ein Rückgriff auf § 259 Abs. 2 BGB erforderlich ist. Allerdings erweist sich auch der Weg, für die Nachprüfung der Rechnungslegung ausschließlich auf die Vorgaben des § 259 BGB zurückzugreifen, um den Bezug zum allgemeinen Zivilrecht zu wahren, nicht unbedingt als unproblematisch. Denn da mit dem akzessorischen Auskunftsanspruch im Unterschied zum Rechnungslegungsanspruch - nach dem gesetzlichen Leitbild des § 260 BGB – grundsätzlich keine Pflicht zur Belegvorlage verbunden ist, wäre eine Kontrolle der Auskunft anhand von Geschäftsunterlagen des Verletzers nur über die vom Regierungsentwurf zur Umsetzung der Durchsetzungs-Richtlinie vorgesehenen Urkundenvorlageansprüche möglich. In diesem Zusammenhang aber auf verschiedene Anspruchsgrundlagen zurückzugreifen, wäre nicht nur gesetzessystematisch bedenklich, sondern auch mit der Gefahr verbunden, dass trotz der engen Verwandtschaft zwischen akzessorischem Auskunfts- und Rechnungslegungsanspruch der insoweit gebotene Gleichlauf der Kontrollmechanismen nicht gewährleistet bzw. zumindest gefährdet wird. Da mit dem Umsetzungsgesetz – entsprechend den Vorgaben der Durchsetzungs-Richtlinie - eine Verbesserung der Durchsetzung von Rechten des geistigen Eigentums anzustreben ist, die Belegvorlage aber durchaus Vorteile gegenüber der Urkundenvorlage hat, muss § 259 Abs. 1 BGB a. E. allerdings auch weiterhin <text:span text:style-name="T1">entsprechend</text:span> anwendbar bleiben. Schließlich hat sich auch der Regierungsentwurf bemüht, klarzustellen, dass die besonderen Vorschriften im Recht des geistigen Eigentums keine abschließende Regelung enthalten.<text:span text:style-name="Footnote_20_Symbol"><text:note text:id="ftn979" text:note-class="footnote"><text:note-citation>979</text:note-citation><text:note-body><text:p text:style-name="P22"><text:s/>Vgl. etwa den vom Regierungsentwurf zur Umsetzung der Durchsetzungs-Richtlinie vorgesehenen § 141 a PatG: „Ansprüche aus <text:span text:style-name="T1">anderen gesetzlichen Vorschriften</text:span> bleiben unberührt“; Da § 259 Abs. 1 BGB a. E. im vorliegenden Zusammenhang nur entsprechend zur Anwendung gelangt, wird er jedoch nicht unmittelbar vom Wortlaut dieser Vorschrift erfasst. </text:p></text:note-body></text:note></text:span> Im Ergebnis wird daher von einem Nebeneinander der Ansprüche auszugehen sein. </text:p>
      <text:p text:style-name="P6">Damit gilt es dann aber zu klären, wie sich das (Vorrang-)Verhältnis zwischen dem Anspruch aus § 259 Abs. 2 BGB und den im Regierungsentwurf zur Umsetzung der Durchsetzungs-Richtlinie vorgesehenen Urkundenvorlageansprüchen gestaltet. Insoweit ist zunächst einmal festzustellen, dass – unabhängig vom Vorrangverhältnis zwischen den einzelnen Ansprüchen – nach dem gesetzlichen Leitbild bereits das Institut der Rechnungslegung selbst ein „Nebeneinander“ des Anspruchs auf Abgabe der eidesstattlichen Versicherung mit dem Belegvorlageanspruch vorsieht, und damit wohl auch mit den zur Umsetzung der Durchsetzungs-Richtlinie vorgesehenen Urkundenvorlageansprüchen gestatten wird. Fraglich erscheint allerdings, ob der Anspruch auf eidesstattliche Versicherung prinzipiell als subsidiär zu den vom Regierungsentwurf vorgeschlagenen Urkundenvorlageansprüchen zu begreifen ist.<text:span text:style-name="Footnote_20_Symbol"><text:note text:id="ftn980" text:note-class="footnote"><text:note-citation>980</text:note-citation><text:note-body><text:p text:style-name="P22"><text:s/>Es wird sich kaum die Frage stellen, ob der Anspruch auf Urkundenvorlage durch den Anspruch auf Abgabe einer eidesstattlichen Versicherung ausgeschlossen wird. Schließlich ist nicht anzunehmen, dass die hochwertige Informationsform der Information mit geringerer Objektivität weichen soll, die zudem den Informationspflichtigen leicht mit dem Strafgesetz in Konflikt bringt; vgl. <text:span text:style-name="T1">Stürner</text:span>, Aufklärungspflicht, S. 353.</text:p></text:note-body></text:note></text:span> Nach der – insoweit zutreffenden - Rechtsprechung des Bundesgerichtshofs ist die Auswahl des jeweils zweckmäßiger erscheinenden Kontrollmittels (mit Ausnahme für den Fall des § 87 c HGB<text:span text:style-name="Footnote_20_Symbol"><text:note text:id="ftn981" text:note-class="footnote"><text:note-citation>981</text:note-citation><text:note-body><text:p text:style-name="P22"><text:s/>In einer Entscheidung zu § 87 c Abs. 4 HGB hatte der Bundesgerichtshof zuvor der Bucheinsicht den Vorrang vor der Versicherung an Eides statt eingeräumt und letztere damit in diesem Zusammenhang als subsidiären Rechtsbehelf qualifiziert; vgl. <text:span text:style-name="T1">Gernhuber</text:span>, S. 587; BGHZ 32, 302; <text:span text:style-name="T1">Winkler</text:span>, S. 130; vgl. dazu auch <text:span text:style-name="T1">Stürner</text:span>, Aufklärungspflicht, S. 354, der die eidesstattliche Versicherung grundsätzlich als subsidiär gegenüber sämtlichen Vorlage- bzw. Einsichtnahmeansprüchen begreift, jedoch nicht verlangt, dass letztere zuvor klageweise durchgesetzt werden müssen.</text:p></text:note-body></text:note></text:span>) aber grundsätzlich dem Gläubiger überlassen.<text:span text:style-name="Footnote_20_Symbol"><text:note text:id="ftn982" text:note-class="footnote"><text:note-citation>982</text:note-citation><text:note-body><text:p text:style-name="P22"><text:s/>BGH in NJW 1971, 656; <text:span text:style-name="T1">Stürner</text:span>, Aufklärungspflicht, S. 353; <text:span text:style-name="T1">Gernhuber</text:span>, S. 587; Erman/<text:span text:style-name="T1">Kuckuk</text:span>, §§ 259, 260 BGB Rn. 1.</text:p></text:note-body></text:note></text:span> Dem liegt die Überlegung zugrunde, dass es, solange der Gesetzgeber Kontrollansprüche ohne Anordnung eines Rangverhältnisses gewährt, dem Berechtigten grundsätzlich offen stehen muss, welchen Anspruch er als seinen Interessen am besten entsprechend vorrangig geltend machen will.<text:span text:style-name="Footnote_20_Symbol"><text:note text:id="ftn983" text:note-class="footnote"><text:note-citation>983</text:note-citation><text:note-body><text:p text:style-name="P22"><text:s/>BGH in NJW 1971, 656 f.</text:p></text:note-body></text:note></text:span> Schließlich sind durchaus Fälle denkbar, in denen der Gläubiger ein berechtigtes und schutzwürdiges Interesse daran hat, vorrangig vor der Einsichtnahme den Schuldner zunächst aus § 259 Abs. 2 BGB in Anspruch zu nehmen.<text:span text:style-name="Footnote_20_Symbol"><text:note text:id="ftn984" text:note-class="footnote"><text:note-citation>984</text:note-citation><text:note-body><text:p text:style-name="P22"><text:s/>BGH in NJW 1971, 657; So etwa dann, wenn nicht die Richtigkeit der Angaben, sondern lediglich ihre Vollständigkeit in Frage steht. Insoweit ist der Anspruch auf eidesstattliche Versicherung und die damit verbundene Drohung mit strafrechtlichen Konsequenzen gegenüber dem Urkundenvorlageanspruch nämlich nicht „ultima ratio“, so aber <text:span text:style-name="T1">Stürner</text:span>, Aufklärungspflicht, S. 354, sondern das einzige Mittel, um die Vollständigkeit der Angaben zu gewährleisten. </text:p></text:note-body></text:note></text:span> Nur im Einzelfall – wie etwa bei § 87 c Abs. 4 HGB<text:span text:style-name="Footnote_20_Symbol"><text:note text:id="ftn985" text:note-class="footnote"><text:note-citation>985</text:note-citation><text:note-body><text:p text:style-name="P22"><text:s/>Schließlich reicht der Anspruch auf Bucheinsicht nach § 87 c Abs. 4 HGB so weit, wie dies zur Feststellung der (Un-)Vollständigkeit der Abrechnung erforderlich ist; vgl. Baumbach/<text:span text:style-name="T1">Hopt</text:span>, § 87 c HGB <text:s/>Rn. 25.</text:p></text:note-body></text:note></text:span> - kann die Erforderlichkeit der eidesstattlichen Versicherung mit Rücksicht auf einen bestehenden Anspruch auf Bucheinsicht entfallen, sofern dem Gläubiger damit ein effektiveres Kontrollmittel zur Verfügung steht.<text:span text:style-name="Footnote_20_Symbol"><text:note text:id="ftn986" text:note-class="footnote"><text:note-citation>986</text:note-citation><text:note-body><text:p text:style-name="P22"><text:s/><text:span text:style-name="T1">Winkler</text:span>, S. 130; Zu demselben Ergebnis kam auch der Bundesgerichtshof, indem er das Rechtsschutzinteresse<text:alphabetical-index-mark text:string-value="Rechtsschutzinteresse"/> für die Klage auf Abgabe der eidesstattlichen Versicherung verneinte, weil der Berechtigte mittels Bucheinsicht schneller, besser und ohne Inanspruchnahme gerichtlicher Hilfe umfassende Klarstellung erreichen könne. Das Rechtsschutzinteresse erscheint als prozessuale Kategorie jedoch nicht dazu geeignet, die Konkurrenz zweier materiellrechtlicher Ansprüche zu regeln, ist doch die Anspruchskonkurrenz eine materiellrechtliche Frage; so <text:span text:style-name="T1">Stürner</text:span>, Aufklärungspflicht, S. 353 f.; vgl. dazu auch MK/<text:span text:style-name="T1">Krüger</text:span>, § 259 BGB Rn. 44, <text:span text:style-name="T1">Braun</text:span>, S. 270 f.; <text:span text:style-name="T1">Gernhuber</text:span>, S. 587; <text:span text:style-name="T1">Schilken</text:span>, JURA 1988, 525; Staudinger/<text:span text:style-name="T1">Marburger</text:span>, § 810 BGB Rn. 3. </text:p></text:note-body></text:note></text:span> Dies wird bei den im Regierungsentwurf zur Umsetzung der Durchsetzungs-Richtlinie vorgesehenen Urkundenvorlageansprüchen jedoch in der Regel kaum der Fall sein. Der Anspruch auf eidesstattliche Versicherung ist damit nicht grundsätzlich subsidiär. Auch die sonstigen materiellrechtlichen Kontrollmöglichkeiten lassen sich – soweit anwendbar - nach Belieben kombinieren. </text:p>
      <text:p text:style-name="P6"/>
      <text:p text:style-name="P2"/>
      <text:p text:style-name="P2"/>
      <text:h text:style-name="Heading_20_2" text:outline-level="2">C. Zivilprozessuale Möglichkeiten </text:h>
      <text:p text:style-name="P2"/>
      <text:h text:style-name="Heading_20_3" text:outline-level="3"><text:span text:style-name="T4">I. Urkundenvorlegungsanordnung nach § 142 ZPO</text:span></text:h>
      <text:p text:style-name="P2"/>
      <text:p text:style-name="P2">Nach § 142 ZPO kann das Gericht einer Partei aufgeben, Urkunden vorzulegen, wenn der Betreffende im Besitz der fraglichen Urkunden ist und sich eine der Parteien auf diese bezogen hat.<text:span text:style-name="Footnote_20_Symbol"><text:note text:id="ftn987" text:note-class="footnote"><text:note-citation>987</text:note-citation><text:note-body><text:p text:style-name="P22"><text:s/>Thomas/Putzo/<text:span text:style-name="T1">Reichold</text:span>, § 142 ZPO Rn. 1.</text:p></text:note-body></text:note></text:span> </text:p>
      <text:p text:style-name="P2"/>
      <text:h text:style-name="Heading_20_4" text:outline-level="4"><text:span text:style-name="T4">1. Dogmatische Einordnung der Vorlegungsanordnung – Rechtsnatur und Wesen </text:span></text:h>
      <text:p text:style-name="P2"/>
      <text:p text:style-name="P2">Die Anordnung der Vorlegung steht - wie der Wortlaut der Vorschrift deutlich zum Ausdruck bringt - im pflichtgemäßen Ermessen des Gerichts.<text:span text:style-name="Footnote_20_Symbol"><text:note text:id="ftn988" text:note-class="footnote"><text:note-citation>988</text:note-citation><text:note-body><text:p text:style-name="P22"><text:s/><text:span text:style-name="T1">Mahlmann</text:span>, S. 45; Zöller/<text:span text:style-name="T1">Greger</text:span>, § 142 ZPO Rn. 2; MK/<text:span text:style-name="T1">Peters</text:span>, § 142 ZPO, Rn. 3; <text:span text:style-name="T1">Tilmann/Schreibauer</text:span>, FS Erdmann, S. 910; <text:span text:style-name="T1">Zekoll/Bolt</text:span>, NJW 2002, 3129; <text:span text:style-name="T1">Lüpke/Müller</text:span>, NZI 2002, 588; Baumbach/Lauterbach/Albers/<text:span text:style-name="T1">Hartmann</text:span>, § 142 ZPO Rn. 5; BT/Drucks. 16/5048, S. 26. </text:p></text:note-body></text:note></text:span> Da das Gericht demnach nicht zur Anordnung der Urkundenvorlegung verpflichtet ist, gewährt die Vorschrift dem verletzten Schutzrechtsinhaber insoweit auch keinen im Klagewege durchsetzbaren Vorlageanspruch.<text:span text:style-name="Footnote_20_Symbol"><text:note text:id="ftn989" text:note-class="footnote"><text:note-citation>989</text:note-citation><text:note-body><text:p text:style-name="P22"><text:s/>Stein/Jonas/<text:span text:style-name="T1">Leipold</text:span>, § 142 ZPO Rn. 6; <text:span text:style-name="T1">Mahlmann</text:span>, S. 44 f.; <text:span text:style-name="T1">Konrad</text:span>, NJW 2004, 710; BT/Drucks. 16/5048, S. 26.</text:p></text:note-body></text:note></text:span> Ferner ist die Anordnung – wie jede Ermessensentscheidung - mangels konkretisierender rechtlicher Vorgaben gerichtlich auch nur beschränkt nachprüfbar.<text:span text:style-name="Footnote_20_Symbol"><text:note text:id="ftn990" text:note-class="footnote"><text:note-citation>990</text:note-citation><text:note-body><text:p text:style-name="P22"><text:s/><text:span text:style-name="T1">Mahlmann</text:span>, S. 47; <text:span text:style-name="T1">Gruber/Kießling</text:span>, ZZP 116 (2003), 305 (319).</text:p></text:note-body></text:note></text:span></text:p>
      <text:p text:style-name="P13"/>
      <text:p text:style-name="P13"/>
      <text:p text:style-name="P13"/>
      <text:h text:style-name="Heading_20_4" text:outline-level="4"><text:span text:style-name="T4">2. Zweck der Vorlegungsanordnung</text:span></text:h>
      <text:p text:style-name="P2"/>
      <text:p text:style-name="P2">Die durch § 142 Abs. 1 ZPO eingeräumte Möglichkeit, von Amts wegen die Vorlage von Urkunden anzuordnen, erleichtert dem Gericht eine aktive Prozessleitung und dient der vollständigen und frühzeitigen Sachaufklärung im Prozess.<text:span text:style-name="Footnote_20_Symbol"><text:note text:id="ftn991" text:note-class="footnote"><text:note-citation>991</text:note-citation><text:note-body><text:p text:style-name="P22"><text:s/>Stein/Jonas/<text:span text:style-name="T1">Leipold</text:span>, § 142 ZPO Rn. 1; Baumbach/Lauterbach/Albers/<text:span text:style-name="T1">Hartmann</text:span>, § 142 ZPO Rn. 2; Zöller/<text:span text:style-name="T1">Greger</text:span>, § 142 ZPO Rn. 1; <text:span text:style-name="T1">Mahlmann</text:span>, S. 45; <text:span text:style-name="T1">Lüpke/Müller</text:span>, NZI 2002, 588; <text:span text:style-name="T1">Gruber/Kießling</text:span>, ZZP 116 (2003), 305 (318). </text:p></text:note-body></text:note></text:span> In diesem Sinne kann die richterliche Anordnung daher zum einen den Zweck verfolgen, den Inhalt des Tatsachenvortrags der Parteien klar zu erfassen, d. h. undeutliches oder lückenhaftes Tatsachenvorbringen zu präzisieren.<text:span text:style-name="Footnote_20_Symbol"><text:note text:id="ftn992" text:note-class="footnote"><text:note-citation>992</text:note-citation><text:note-body><text:p text:style-name="P22"><text:s/>MK/<text:span text:style-name="T1">Peters</text:span>, § 142 ZPO Rn. 1; Stein/Jonas/<text:span text:style-name="T1">Leipold</text:span>, § 142 ZPO Rn. 1; Musielak/<text:span text:style-name="T1">Stadler</text:span>, § 142 ZPO Rn. 1; <text:span text:style-name="T1">Gruber/Kießling</text:span>, ZZP 116 (2003), 305 (311).</text:p></text:note-body></text:note></text:span> Zum anderen können die aufgrund der Anordnung vorgelegten Urkunden auch zum Beweis streitiger Tatsachen dienen; insoweit steht § 142 ZPO daher neben dem Recht der Parteien, den Urkundenbeweis nach §§ 422 ff. ZPO anzutreten.<text:span text:style-name="Footnote_20_Symbol"><text:note text:id="ftn993" text:note-class="footnote"><text:note-citation>993</text:note-citation><text:note-body><text:p text:style-name="P22"><text:s/>Wohl herrschende Meinung; vgl. Stein/Jonas/<text:span text:style-name="T1">Leipold</text:span>, § 142 ZPO Rn. 1, 3; MK/<text:span text:style-name="T1">Peters</text:span>, § 142 ZPO Rn. 1; Musielak/<text:span text:style-name="T1">Stadler</text:span>, § 142 ZPO Rn. 1; <text:span text:style-name="T1">Mahlmann</text:span>, S. 41; a. A. <text:span text:style-name="T1">Gruber/Kießling</text:span>, ZZP 116 (2003), 305 (306, 311).</text:p></text:note-body></text:note></text:span> Damit erscheint eine Vorlegungsanordnung nach § 142 ZPO zumindest von ihrer Zwecksetzung her als geeignetes Mittel zur Kontrolle der Rechnungslegung, denn ein Kontrollbedürfnis auf Seiten des verletzten Schutzrechtsinhabers legt nahe, dass die Rechnungsangaben zwischen den Parteien streitig sind. </text:p>
      <text:p text:style-name="P2"/>
      <text:p text:style-name="P2"/>
      <text:p text:style-name="P2"/>
      <text:p text:style-name="P13"/>
      <text:p text:style-name="P13"/>
      <text:h text:style-name="Heading_20_4" text:outline-level="4"><text:span text:style-name="T4">3. Voraussetzungen der Vorlegungsanordnung</text:span></text:h>
      <text:p text:style-name="P2"/>
      <text:h text:style-name="Heading_20_5" text:outline-level="5"><text:span text:style-name="T4">a) Substantiierter Tatsachenvortrag </text:span></text:h>
      <text:p text:style-name="P2"/>
      <text:p text:style-name="P2">Wenn die Vorlageanordnung, wie im vorliegenden Zusammenhang, dem Beweis streitiger Tatsachen dienen soll, müssen – um einen Missbrauch zu Ausforschungszwecken zu vermeiden - auch die allgemeinen Voraussetzungen der Beweiserhebung gegeben sein.<text:span text:style-name="Footnote_20_Symbol"><text:note text:id="ftn994" text:note-class="footnote"><text:note-citation>994</text:note-citation><text:note-body><text:p text:style-name="P22"><text:s/>Stein/Jonas/<text:span text:style-name="T1">Leipold</text:span>, § 142 ZPO Rn. 9; <text:span text:style-name="T1">Mahlmann</text:span>, S. 42; Musielak/<text:span text:style-name="T1">Stadler</text:span>, § 142 ZPO Rn. 1.</text:p></text:note-body></text:note></text:span> Eine Anordnung zu Beweiszwecken darf daher – auch wenn dies im Gesetzeswortlaut keinen Niederschlag gefunden hat – nur ergehen, wenn die Tatsachen, die mittels der Urkunde belegt werden sollen, substantiiert von der beweisbelasteten Partei vorgetragen worden sind.<text:span text:style-name="Footnote_20_Symbol"><text:note text:id="ftn995" text:note-class="footnote"><text:note-citation>995</text:note-citation><text:note-body><text:p text:style-name="P22"><text:s/>Musielak/<text:span text:style-name="T1">Stadler</text:span>, § 142 ZPO Rn. 1; <text:span text:style-name="T1">Mahlmann</text:span>, S. 42; <text:span text:style-name="T1">Gruber/Kießling</text:span>, ZZP 116 (2003), 305 (309); Auf dieses Erfordernis wurde durch den Rechtsausschuss des deutschen Bundestages bereits während des Gesetzgebungsverfahrens besonders hingewiesen; vgl. Stein/Jonas/<text:span text:style-name="T1">Leipold</text:span>, § 142 ZPO Rn. 9; BT-Drucks. 14/6036, S. 120 f.; a. A: <text:span text:style-name="T1">Winte</text:span>, BRAK-Mitt. 2001, 246 (251).</text:p></text:note-body></text:note></text:span> Es erscheint allerdings zweifelhaft, ob der verletzte Schutzrechtsinhaber dazu im Regelfall in der Lage sein wird. Schließlich bedarf er des Rechnungslegungsanspruchs gerade deshalb, weil der verletzte Schutzrechtsinhaber mangels der erforderlichen Informationen regelmäßig nicht imstande ist, die Höhe seines Anspruchs auch nur annähernd zu beziffern. Dementsprechend wird es ihm aber auch schwer fallen, die Unrichtigkeit der Rechnungsangaben substantiiert vorzutragen. </text:p>
      <text:p text:style-name="P2"/>
      <text:p text:style-name="P2"/>
      <text:p text:style-name="P2"/>
      <text:h text:style-name="Heading_20_5" text:outline-level="5">b) Bezugnahme </text:h>
      <text:p text:style-name="P2"/>
      <text:p text:style-name="P2">Weitere Voraussetzung einer Anordnung nach § 142 ZPO ist, dass sich – zur Wahrung des Beibringungsgrundsatzes und zur Vermeidung der amtswegigen Ausforschung - wenigstens eine der Parteien auf die vorzulegende Urkunde „bezogen“ hat.<text:span text:style-name="Footnote_20_Symbol"><text:note text:id="ftn996" text:note-class="footnote"><text:note-citation>996</text:note-citation><text:note-body><text:p text:style-name="P22"><text:s/>Stein/Jonas/<text:span text:style-name="T1">Leipold</text:span>, § 142 ZPO Rn. 18; Zöller/<text:span text:style-name="T1">Greger</text:span>, § 142 ZPO Rn. 2; Musielak/<text:span text:style-name="T1">Stadler</text:span>, § 142 ZPO Rn. 4; <text:span text:style-name="T1">Gruber/Kießling</text:span>, ZZP 116 (2003), 305 (308); <text:span text:style-name="T1">Lüpke/Müller</text:span>, NZI 2002, 588; insoweit zweifelnd MK/<text:span text:style-name="T1">Peters</text:span>, § 142 ZPO Rn. 11.</text:p></text:note-body></text:note></text:span> Die Bezugnahme kann dabei ausdrücklich oder konkludent erfolgen.<text:span text:style-name="Footnote_20_Symbol"><text:note text:id="ftn997" text:note-class="footnote"><text:note-citation>997</text:note-citation><text:note-body><text:p text:style-name="P22"><text:s/>Musielak/<text:span text:style-name="T1">Stadler</text:span>, § 142 ZPO Rn. 4; Zöller/<text:span text:style-name="T1">Greger</text:span>, § 142 ZPO Rn. 2; <text:span text:style-name="T1">Gruber/Kießling</text:span>, ZZP 116 (2003), 305 (308); Baumbach/Lauterbach/Albers/<text:span text:style-name="T1">Hartmann</text:span>, § 142 ZPO Rn. 9; <text:span text:style-name="T1">Mahlmann</text:span>, S. 42.</text:p></text:note-body></text:note></text:span> Allerdings reicht es nicht aus, die Existenz schriftlicher Unterlagen – etwa weil mit ihnen nach der Lebenserfahrung oder nach üblichen Geschäftsgewohnheiten zu rechnen ist – im konkreten Fall bloß spekulativ zu behaupten; vielmehr muss der Bezugnehmende zumindest konkrete Anhaltspunkte für die Existenz der Urkunde darlegen.<text:span text:style-name="Footnote_20_Symbol"><text:note text:id="ftn998" text:note-class="footnote"><text:note-citation>998</text:note-citation><text:note-body><text:p text:style-name="P22"><text:s/>Stein/Jonas/<text:span text:style-name="T1">Leipold</text:span>, § 142 ZPO Rn. 11; Musielak/<text:span text:style-name="T1">Stadler</text:span>, § 142 ZPO Rn. 4; a. A. <text:span text:style-name="T1">Lüpke/Müller</text:span>, NZI 2002, 588 (589); wohl auch <text:span text:style-name="T1">Greger</text:span>, NJW 2002, 3049 (3050), die vertreten, dass zwar das willkürliche Behaupten der Existenz von Urkunden nicht ausreiche, dass es aber genüge, auf Dokumente Bezug zu nehmen, deren Vorhandensein sich mit einiger Sicherheit vermuten lässt, da sie üblicherweise erstellt werden; vgl. <text:span text:style-name="T1">Konrad</text:span>, NJW 2004, 710.</text:p></text:note-body></text:note></text:span> Soweit es um die Nachprüfung der Höhe spezifischer Rechnungsangaben geht, werden sich konkrete Anhaltspunkte für die Existenz belegender Urkunden bereits aus der Rechnungslegung selbst und der Verpflichtung zur Buchführung ergeben. Hinsichtlich der in der Rechnung nicht enthaltenen Angaben wird sich die Darlegung konkreter Anhaltspunkte allerdings als weitaus schwieriger erweisen. </text:p>
      <text:p text:style-name="P2">Zudem muss die Bezugnahme hinreichend bestimmt sein.<text:span text:style-name="Footnote_20_Symbol"><text:note text:id="ftn999" text:note-class="footnote"><text:note-citation>999</text:note-citation><text:note-body><text:p text:style-name="P22"><text:s/>Baumbach/Lauterbach/Albers/<text:span text:style-name="T1">Hartmann</text:span>, § 142 ZPO Rn. 9; <text:span text:style-name="T1">Schlosser</text:span>, FS Sonnenberger, S. 146; Stein/Jonas/<text:span text:style-name="T1">Leipold</text:span>, § 142 ZPO Rn. 11. </text:p></text:note-body></text:note></text:span> So muss die Urkunde zwar nicht konkret, aber (für die aus der Vorlegungsanordnung verpflichtete Partei) zumindest hinreichend identifizierbar bezeichnet worden sein.<text:span text:style-name="Footnote_20_Symbol"><text:note text:id="ftn1000" text:note-class="footnote"><text:note-citation>1000</text:note-citation><text:note-body><text:p text:style-name="P22"><text:s/><text:span text:style-name="T1">Schlosser</text:span>, FS Sonnenberger, S. 146; Musielak/<text:span text:style-name="T1">Stadler</text:span>, § 142 ZPO Rn. 4; <text:span text:style-name="T1">Greger</text:span>, NJW 2002, 3049 (3050).</text:p></text:note-body></text:note></text:span> Bei Urkunden aus fremder Geschäftssphäre, zu denen der verletzte Schutzrechtsinhaber keinen Zugang hat, wird man sich allerdings mit allgemeineren Umschreibungen und Inhaltsangaben zufrieden geben müssen.<text:span text:style-name="Footnote_20_Symbol"><text:note text:id="ftn1001" text:note-class="footnote"><text:note-citation>1001</text:note-citation><text:note-body><text:p text:style-name="P22"><text:s/>Musielak/<text:span text:style-name="T1">Stadler</text:span>, § 142 ZPO Rn. 4.</text:p></text:note-body></text:note></text:span> </text:p>
      <text:p text:style-name="P2">Ob die bloße Bezugnahme auf eine im Besitz des Gegners befindliche Urkunde – wie der Wortlaut des § 142 ZPO nahe legt – schließlich auch dann ausreicht, wenn der Bezugnehmende die Beweislast für die mittels der Urkunde zu klärenden Tatsachen trägt oder ob in diesen Fällen zusätzlich eine Vorlageverpflichtung des Gegners nach §§ 422, 423 ZPO zu fordern ist,<text:span text:style-name="Footnote_20_Symbol"><text:note text:id="ftn1002" text:note-class="footnote"><text:note-citation>1002</text:note-citation><text:note-body><text:p text:style-name="P22"><text:s/>Im letztgenannten Sinne Stein/Jonas/<text:span text:style-name="T1">Leipold</text:span>, § 142 ZPO Rn. 20 f.; Baumbach/Lauterbach/Albers/<text:span text:style-name="T1">Hartmann</text:span>, § 142 ZPO Rn. 6; a. A. <text:span text:style-name="T1">Zekoll/Bolt</text:span>, NJW 2002, 3130; <text:span text:style-name="T1">Mahlmann</text:span>, S. 41 f.; Zöller/<text:span text:style-name="T1">Greger</text:span>, § 142 ZPO Rn. 1; <text:span text:style-name="T1">Lüpke/Müller</text:span>, NZI 2002, 588; differenzierend <text:span text:style-name="T1">Gruber/Kießling</text:span>, ZZP 116 (2003), 305 (309, 314), die davon ausgehen, dass § 142 ZPO nur den Zweck verfolgt, das Gericht bei unklarem oder lückenhaftem, jedenfalls aber unstreitigem Tatsachenvortrag der Parteien zu informieren. </text:p></text:note-body></text:note></text:span> bedarf im vorliegenden Zusammenhang keiner Entscheidung. Sofern nämlich die Vorlegungsanordnung nach § 142 ZPO der Kontrolle der Rechnungslegung zu dienen bestimmt ist, wird regelmäßig auch eine Vorlagepflicht nach § 422 ZPO bestehen. </text:p>
      <text:p text:style-name="P2"/>
      <text:p text:style-name="P2"/>
      <text:p text:style-name="P2"/>
      <text:h text:style-name="Heading_20_5" text:outline-level="5">c) Besitz</text:h>
      <text:p text:style-name="P2"/>
      <text:p text:style-name="P2">Schließlich ist erforderlich, dass sich die Urkunde im „Besitz“ des von der Vorlegungsanordnung Betroffenen befindet. Seiner Bedeutung im Bürgerlichen Recht und in der ZPO entsprechend umfasst der Begriff des „Besitzes“ dabei – im Unterschied zu der früher in § 142 Abs. 1 ZPO a. F. verwendeten Formulierung des „in den Händen“ Haltens – nicht nur die unmittelbare, sondern auch die mittelbare Sachherrschaft.<text:span text:style-name="Footnote_20_Symbol"><text:note text:id="ftn1003" text:note-class="footnote"><text:note-citation>1003</text:note-citation><text:note-body><text:p text:style-name="P22"><text:s/><text:span text:style-name="T1">Gruber/Kießling</text:span>, ZZP 116 (2003), 305 (316); Stein/Jonas/<text:span text:style-name="T1">Leipold</text:span>, § 142 Rn. 16; Musielak/<text:span text:style-name="T1">Stadler</text:span>, § 142 ZPO Rn. 3; a. A. Baumbach/Lauterbach/Albers/<text:span text:style-name="T1">Hartmann</text:span>, § 142 ZPO Rn. 8, allerdings mit der Einschränkung, dass derjenige bereits als Gewahrsamsinhaber gelten kann, der sich den Gewahrsam mühelos und alsbald verschaffen kann und darf.</text:p></text:note-body></text:note></text:span> Auf diese Weise wird sichergestellt, dass sich der von der Vorlegungsanordnung Betroffene seiner Vorlagepflicht nicht dadurch entziehen kann, dass er den unmittelbaren Besitz (vorübergehend) auf einen anderen überträgt; denn eine Vorlegungsanordnung gegen den dann unmittelbaren Besitzer als „Dritten“ i. S. v. § 142 ZPO käme nur in Betracht, wenn die Person dem Gericht oder dem Prozessgegner bekannt wäre und sich nicht auf besondere Verweigerungsrechte berufen könnte (vgl. § 142 Abs. 2 ZPO).<text:span text:style-name="Footnote_20_Symbol"><text:note text:id="ftn1004" text:note-class="footnote"><text:note-citation>1004</text:note-citation><text:note-body><text:p text:style-name="P22"><text:s/><text:span text:style-name="T1">Gruber/Kießling</text:span>, ZZP 116 (2003), 305 (317); Musielak/<text:span text:style-name="T1">Stadler</text:span>, § 142 ZPO Rn. 3; Baumbach/Lauterbach/Albers/<text:span text:style-name="T1">Hartmann</text:span>, § 142 ZPO Rn. 8.</text:p></text:note-body></text:note></text:span> <text:span text:style-name="Footnote_20_Symbol"><text:s/></text:span></text:p>
      <text:p text:style-name="P2"/>
      <text:p text:style-name="P2"/>
      <text:p text:style-name="P2"/>
      <text:h text:style-name="Heading_20_4" text:outline-level="4"><text:span text:style-name="T4">4. Umfang der Vorlegungsanordnung</text:span></text:h>
      <text:p text:style-name="P2"/>
      <text:p text:style-name="P2">Nach § 142 ZPO kann das Gericht die Vorlage aller im Besitz der Partei befindlichen Urkunden im Sinne der §§ 415 ff. ZPO anordnen, auf die sich eine der Parteien im Prozess bezogen hat, so etwa auch von Geschäftsbelegen oder Geschäftsbüchern.<text:span text:style-name="Footnote_20_Symbol"><text:note text:id="ftn1005" text:note-class="footnote"><text:note-citation>1005</text:note-citation><text:note-body><text:p text:style-name="P22"><text:s/><text:span text:style-name="T1">Schlosser</text:span>, FS Sonnenberger, S. 145; Musielak/<text:span text:style-name="T1">Stadler</text:span>, § 142 ZPO Rn. 2; MK/<text:span text:style-name="T1">Peters</text:span>, § 142 ZPO Rn. 8.</text:p></text:note-body></text:note></text:span></text:p>
      <text:p text:style-name="P2"/>
      <text:p text:style-name="P2"/>
      <text:p text:style-name="P13"/>
      <text:h text:style-name="Heading_20_4" text:outline-level="4"><text:span text:style-name="T4">5. Grenzen der Vorlegungsanordnung </text:span></text:h>
      <text:p text:style-name="P2"/>
      <text:p text:style-name="P2">Auch wenn der Vorlegungsanordnung gegenüber einer Partei nach § 142 Abs. 1 ZPO keine positivrechtlich normierten Grenzen entgegenstehen, ist diese dennoch nicht grundsätzlich unbegrenzt möglich.<text:span text:style-name="Footnote_20_Symbol"><text:note text:id="ftn1006" text:note-class="footnote"><text:note-citation>1006</text:note-citation><text:note-body><text:p text:style-name="P22"><text:s/>Musielak/<text:span text:style-name="T1">Stadler</text:span>, § 142 ZPO Rn. 7; <text:span text:style-name="T1">Gruber/Kießling</text:span>, ZZP 116 (2003), 305 (317).</text:p></text:note-body></text:note></text:span> So kommt mit Rücksicht auf das Ausforschungsverbot die Vorlage kompletter, nicht näher spezifizierter umfangreicher Sammelunterlagen – wie etwa von Aktenordnern – nicht in Betracht.<text:span text:style-name="Footnote_20_Symbol"><text:note text:id="ftn1007" text:note-class="footnote"><text:note-citation>1007</text:note-citation><text:note-body><text:p text:style-name="P22"><text:s/>Baumbach/Lauterbach/Albers/<text:span text:style-name="T1">Hartmann</text:span>, § 142 ZPO Rn. 7; Musielak/<text:span text:style-name="T1">Stadler</text:span>, § 142 ZPO Rn. 4; Stein/Jonas/<text:span text:style-name="T1">Leipold</text:span>, § 142 ZPO Rn. 11; Zöller/<text:span text:style-name="T1">Greger</text:span>, § 142 ZPO Rn. 1; differenzierend <text:span text:style-name="T1">Schlosser</text:span> in FS Sonnenberger, S. 147f, der die Anordnung der Vorlage einer ganzen Akten nur dann für unzumutbar hält, wenn nicht eine sehr große Wahrscheinlichkeit dargetan ist, dass in den Akten Informationen enthalten sind, die dem Beleg der von der interessierten Partei in etwas allgemeiner Form aufgestellten Behauptung dienen.</text:p></text:note-body></text:note></text:span> Außerdem hat das Gericht den Geheimhaltungsinteressen des Betroffenen dadurch Rechnung zu tragen, dass es – die Beweis- und Entscheidungserheblichkeit der Urkunde vorausgesetzt<text:span text:style-name="Footnote_20_Symbol"><text:note text:id="ftn1008" text:note-class="footnote"><text:note-citation>1008</text:note-citation><text:note-body><text:p text:style-name="P22"><text:s/><text:span text:style-name="T1">Gruber/Kießling</text:span>, ZZP 116 (2003), 305 (318); vgl. auch <text:span text:style-name="T1">Schlosser</text:span>, FS Sonnenberger, 135 (146).</text:p></text:note-body></text:note></text:span> - von dem ihm eingeräumten Ermessen in entsprechender Weise Gebrauch macht,<text:span text:style-name="Footnote_20_Symbol"><text:note text:id="ftn1009" text:note-class="footnote"><text:note-citation>1009</text:note-citation><text:note-body><text:p text:style-name="P22"><text:s/>Dieser Weg erscheint besser, als den Hinweis der vorlegungspflichtigen Partei auf die Notwendigkeit der Geheimniswahrung zum Anlass zu nehmen, die Vorlageanordnung wieder aufzuheben, vgl. Stein/Jonas/<text:span text:style-name="T1">Leipold</text:span>, § 142 ZPO Rn. 46, oder aber unter diesem Gesichtspunkt die Nichtvorlage nach § 286 ZPO frei zu würdigen, vgl. Musielak/<text:span text:style-name="T1">Stadler</text:span>, § 142 ZPO Rn. 7. </text:p></text:note-body></text:note></text:span> indem im Rahmen der Abwägung neben dem Erkenntniswert der fraglichen Urkunde und deren Bedeutung für den Prozess auch eventuell bestehende berechtigte Geheimhaltungsbelange zu berücksichtigen sind.<text:span text:style-name="Footnote_20_Symbol"><text:note text:id="ftn1010" text:note-class="footnote"><text:note-citation>1010</text:note-citation><text:note-body><text:p text:style-name="P22"><text:s/>BT-Drucks. 14/6036, S. 120 f.; <text:span text:style-name="T1">Mahlmann</text:span>, S. 41; <text:span text:style-name="T1">Greger</text:span>, NJW 2002, 3049 (3050); <text:span text:style-name="T1">Zekoll/Bolt</text:span>, NJW 2002, 3129 (3131);<text:span text:style-name="T1">Gruber/Kießling</text:span>, ZZP 116 (2003), 305 (319); Zöller/<text:span text:style-name="T1">Greger</text:span>, § 142 ZPO Rn. 2; <text:span text:style-name="T1">Lüpke/Müller</text:span>, NZI 2002, 588 (589); Baumbach/Lauterbach/Albers/<text:span text:style-name="T1">Hartmann</text:span>, § 142 ZPO Rn. 5.</text:p></text:note-body></text:note></text:span> Denn die vorzulegenden Urkunden <text:span text:style-name="T1">müssen</text:span>, sofern der Vorlegungsanordnung nach § 142 ZPO nachgekommen wird, beiden Parteien zur Einsicht zugänglich gemacht werden.<text:span text:style-name="Footnote_20_Symbol"><text:note text:id="ftn1011" text:note-class="footnote"><text:note-citation>1011</text:note-citation><text:note-body><text:p text:style-name="P22"><text:s/>Stein/Jonas/<text:span text:style-name="T1">Leipold</text:span>, § 142 ZPO Rn. 46; <text:span text:style-name="T1">Schlosser</text:span>, JZ 2003, 428.</text:p></text:note-body></text:note></text:span> Der Ausschluss einer Partei von der Einsichtnahme kommt nämlich mit Rücksicht auf § 357 ZPO und den Anspruch auf rechtliches Gehör auch zum Schutz berechtigter Geheimhaltungsinteressen grundsätzlich nicht in Betracht.<text:span text:style-name="Footnote_20_Symbol"><text:note text:id="ftn1012" text:note-class="footnote"><text:note-citation>1012</text:note-citation><text:note-body><text:p text:style-name="P22"><text:s/>Zöller/<text:span text:style-name="T1">Greger</text:span>, § 142 ZPO Rn. 2; Baumbach/Lauterbach/Albers/<text:span text:style-name="T1">Hartmann</text:span>, § 142 ZPO Rn. 5; Stein/Jonas/<text:span text:style-name="T1">Leipold</text:span>, § 142 ZPO Rn. 46; vgl. auch BGH in GRUR 2006, 962 (967) - Restschadstoffentfernung. </text:p></text:note-body></text:note></text:span> Geheimhaltungsbelangen des Pflichtigen könnte allenfalls dadurch Rechnung getragen werden, dass diesem gestattet wird, die vorzulegenden Unterlagen soweit unkenntlich zu machen, als seine rechtlich geschützten Interessen der Vorlage entgegenstehen.<text:span text:style-name="Footnote_20_Symbol"><text:note text:id="ftn1013" text:note-class="footnote"><text:note-citation>1013</text:note-citation><text:note-body><text:p text:style-name="P22"><text:s/>Vgl. BGH in GRUR 2006, 962 (967) – Restschadstoffentfernung; <text:span text:style-name="T1">Tilmann/Schreibauer</text:span>, GRUR 2006, 962 (968). </text:p></text:note-body></text:note></text:span></text:p>
      <text:p text:style-name="P2"/>
      <text:p text:style-name="P2"/>
      <text:p text:style-name="P2"/>
      <text:h text:style-name="Heading_20_4" text:outline-level="4"><text:span text:style-name="T4">6. Bewertung </text:span></text:h>
      <text:p text:style-name="P2"/>
      <text:p text:style-name="P2">Nach alledem erscheint eine richterliche Vorlegungsanordnung nach § 142 ZPO zur Kontrolle der Rechnungsangaben kaum geeignet. Denn eine solche Vorlegungsanordnung kann grundsätzlich erst im Hauptsacheverfahren über die Höhe des in Frage stehenden Ersatzanspruchs geltend gemacht werden.<text:span text:style-name="Footnote_20_Symbol"><text:note text:id="ftn1014" text:note-class="footnote"><text:note-citation>1014</text:note-citation><text:note-body><text:p text:style-name="P22"><text:s/><text:span text:style-name="T1">Tilmann/Schreibauer</text:span>, GRUR 2002, 1015 (1016).</text:p></text:note-body></text:note></text:span> Dabei ist dann aber nicht nur problematisch, dass sich bisweilen bereits die Anordnungsvoraussetzungen für den verletzten Schutzrechtsinhaber als unüberwindbares Hindernis erweisen können, sondern auch, dass die Vorlegungsanordnung grundsätzlich im Ermessen des Gerichts steht.<text:span text:style-name="Footnote_20_Symbol"><text:note text:id="ftn1015" text:note-class="footnote"><text:note-citation>1015</text:note-citation><text:note-body><text:p text:style-name="P22"><text:s/>BT/Drucks. 16/5048, S. 26. </text:p></text:note-body></text:note></text:span> Zudem kann die Befolgung der Vorlegungsanordnung, da dem Gericht insoweit keine Beugemittel zur Verfügung stehen, gegenüber den Parteien nicht erzwungen werden.<text:span text:style-name="Footnote_20_Symbol"><text:note text:id="ftn1016" text:note-class="footnote"><text:note-citation>1016</text:note-citation><text:note-body><text:p text:style-name="P22"><text:s/><text:span text:style-name="T1">Zekoll/Bolt</text:span>, NJW 2002, 3129 (3130); Stein/Jonas/<text:span text:style-name="T1">Leipold</text:span>, § 142 ZPO Rn. 35; Thomas/Putzo/<text:span text:style-name="T1">Reichold</text:span>, § 142 ZPO Rn. 5; MK/<text:span text:style-name="T1">Peters</text:span>, § 142 ZPO Rn. 12; Zöller/<text:span text:style-name="T1">Greger</text:span>, § 142 ZPO Rn. 4; Musielak/<text:span text:style-name="T1">Stadler</text:span>, § 142 ZPO Rn. 7; <text:span text:style-name="T1">Schlosser</text:span>, JZ 2003, 423 (428).</text:p></text:note-body></text:note></text:span> Damit bleibt dem Gericht, wenn es dem Schutzrechtsverletzer gerade darauf ankommt, den Inhalt der Urkunden nicht offen zu legen, letztlich nur die Möglichkeit, die Nichtvorlage im Rahmen der freien Beweiswürdigung nach § 286 ZPO zu berücksichtigen (bzw. in entsprechender Anwendung des § 427 ZPO das Vorbringen des beweisbelasteten Verletzten als zugestanden zu erachten).<text:span text:style-name="Footnote_20_Symbol"><text:note text:id="ftn1017" text:note-class="footnote"><text:note-citation>1017</text:note-citation><text:note-body><text:p text:style-name="P22"><text:s/><text:span text:style-name="T1">Mahlmann</text:span>, S. 44 f.; <text:span text:style-name="T1">Zekoll/Bolt</text:span>, NJW 2002, 3130; <text:span text:style-name="T1">Gruber/Kießling</text:span>, ZZP 116 (2003), 305 (331); MK/<text:span text:style-name="T1">Peters</text:span>, § 142 ZPO Rn. 12; Zöller/<text:span text:style-name="T1">Greger</text:span>, § 142 ZPO Rn. 4; Musielak/<text:span text:style-name="T1">Stadler</text:span>, § 142 ZPO Rn. 7; Die analoge Anwendung des § 427 ZPO setzt allerdings wohl voraus, dass der Adressat der Anordnung nach materiellem Recht oder aufgrund eigener Bezugnahme zur Vorlage verpflichtet war (vgl. §§ 422, 423 ZPO); Stein/Jonas/<text:span text:style-name="T1">Leipold</text:span>, § 142 ZPO Rn. 37.</text:p></text:note-body></text:note></text:span> Dies wird dem verletzten Schutzrechtsinhaber aber im Regelfall nicht weiterhelfen, schließlich besteht sein Problem gerade darin, dass er zumeist nicht in der Lage ist, die Höhe seines Anspruchs auch nur halbwegs zutreffend zu beziffern.<text:span text:style-name="Footnote_20_Symbol"><text:note text:id="ftn1018" text:note-class="footnote"><text:note-citation>1018</text:note-citation><text:note-body><text:p text:style-name="P22"><text:s/><text:span text:style-name="T1">Fritze/Stauder</text:span>, GRUR Int. 1986, 342; <text:span text:style-name="T1">Banzhaf</text:span>, S. 1; <text:span text:style-name="T1">Lüderitz</text:span>, S. 32; <text:span text:style-name="T1">Stadler</text:span>, S. 105 f.; <text:span text:style-name="T1">Köhler</text:span>, NJW 1992, 1477 (1480); <text:span text:style-name="T1">Delahaye</text:span>, GRUR 1986, 217 (221); <text:span text:style-name="T1">Haedicke</text:span>, FS Schricker, S. 19; <text:span text:style-name="T1">Wiume</text:span>, <text:s/>S. 1; <text:span text:style-name="T1">Kühnen/Geschke</text:span>, Rn. 206; <text:span text:style-name="T1">Lang</text:span>, S. 49; <text:span text:style-name="T1">Bork</text:span>, JA 1983, 174.</text:p></text:note-body></text:note></text:span></text:p>
      <text:p text:style-name="P2"/>
      <text:p text:style-name="P2"/>
      <text:p text:style-name="P13"/>
      <text:h text:style-name="Heading_20_3" text:outline-level="3"><text:span text:style-name="T4">II. Selbständiges Beweisverfahren nach den §§ 485 ff. ZPO</text:span></text:h>
      <text:p text:style-name="P2"/>
      <text:p text:style-name="P2">Weiterhin gilt es zu klären, ob möglicherweise auch die Durchführung eines selbständigen Beweisverfahrens den verletzten Schutzrechtsinhaber in die Lage versetzen könnte, die Vollständigkeit und Richtigkeit der Rechnungsangaben nachzuprüfen. </text:p>
      <text:p text:style-name="P2"/>
      <text:h text:style-name="Heading_20_4" text:outline-level="4"><text:span text:style-name="T4">1. Dogmatische Einordnung des selbständigen Beweisverfahrens – Rechtsnatur und Wesen</text:span></text:h>
      <text:p text:style-name="P2"/>
      <text:p text:style-name="P2">Die Durchführung eines eigenständigen, eben „selbständigen Beweisverfahrens“ nach § 485 ZPO durchbricht – auch wenn das auf diesem Wege gewonnene Beweisergebnis im Hauptsacheprozess verwertet werden kann (vgl. § 493 ZPO)<text:span text:style-name="Footnote_20_Symbol"><text:note text:id="ftn1019" text:note-class="footnote"><text:note-citation>1019</text:note-citation><text:note-body><text:p text:style-name="P22"><text:s/>Zöller/<text:span text:style-name="T1">Herget</text:span>, vor § 485 ZPO Rn. 7. </text:p></text:note-body></text:note></text:span> - den Grundsatz der Unmittelbarkeit der Beweisaufnahme (vgl. § 355 ZPO).<text:span text:style-name="Footnote_20_Symbol"><text:note text:id="ftn1020" text:note-class="footnote"><text:note-citation>1020</text:note-citation><text:note-body><text:p text:style-name="P22"><text:s/>Baumbach/Lauterbach/Albers/<text:span text:style-name="T1">Hartmann</text:span>, Übers. § 485 ZPO Rn. 1; Zöller/<text:span text:style-name="T1">Herget</text:span>, § 485 ZPO Rn. 9; MK/<text:span text:style-name="T1">Schreiber</text:span>, § 485 Rn. 17.</text:p></text:note-body></text:note></text:span> Dessen Anordnung steht daher grundsätzlich im pflichtgemäßen Ermessen des Gerichts.<text:span text:style-name="Footnote_20_Symbol"><text:note text:id="ftn1021" text:note-class="footnote"><text:note-citation>1021</text:note-citation><text:note-body><text:p text:style-name="P22"><text:s/>Baumbach/Lauterbach/Albers/<text:span text:style-name="T1">Hartmann</text:span>, § 485 ZPO Rn. 4.</text:p></text:note-body></text:note></text:span></text:p>
      <text:p text:style-name="P2"/>
      <text:p text:style-name="P2"/>
      <text:p text:style-name="P2"/>
      <text:h text:style-name="Heading_20_4" text:outline-level="4"><text:span text:style-name="T4">2. Zweck des selbständigen Beweisverfahrens</text:span></text:h>
      <text:p text:style-name="P13"/>
      <text:p text:style-name="P2">Der mit dem selbständigen Beweisverfahren verfolgte Zweck besteht dabei – unabhängig davon, ob es sich um ein einvernehmliches, sicherndes oder streitschlichtendes Beweisverfahren handelt - im Grunde darin, dem Antragsteller eine rechtzeitige Beweiserhebung zu ermöglichen:<text:span text:style-name="Footnote_20_Symbol"><text:note text:id="ftn1022" text:note-class="footnote"><text:note-citation>1022</text:note-citation><text:note-body><text:p text:style-name="P22"><text:s/>Baumbach/Lauterbach/Albers/<text:span text:style-name="T1">Hartmann</text:span>, Übers. § 485 ZPO Rn. 2; Soweit das selbständige Beweissicherungsverfahren dafür mit der Geltendmachung eines Besichtigungsanspruchs im Wege der einstweiligen Verfügung kombiniert wird, spricht man von der sog. „Düsseldorfer Praxis<text:alphabetical-index-mark text:string-value="Düsseldorfer Praxis"/>“; vgl. <text:span text:style-name="T1">Tilmann</text:span>, GRUR 2005, 737 (738). </text:p></text:note-body></text:note></text:span> Zum einen unter dem Gesichtspunkt der Vorsorge, um dem Antragsteller drohende Rechtsnachteile durch den zu befürchtenden Verlust des Beweismittels oder die Erschwerung seiner Benutzung abzuwehren (vgl. § 485 Abs. 1 Alt. 2 ZPO);<text:span text:style-name="Footnote_20_Symbol"><text:note text:id="ftn1023" text:note-class="footnote"><text:note-citation>1023</text:note-citation><text:note-body><text:p text:style-name="P22"><text:s/>Musielak/<text:span text:style-name="T1">Huber</text:span>, § 485 ZPO Rn. 2; Zöller/<text:span text:style-name="T1">Herget</text:span>, § 485 ZPO Rn. 1.</text:p></text:note-body></text:note></text:span> zum anderen unter dem Gesichtspunkt der Prozessvermeidung bzw. -beschleunigung, etwa weil die zwischen den Parteien bestehenden Streitfragen weniger rechtlicher als tatsächlicher Natur sind und für deren Entscheidung daher das Fachgutachten eines Sachverständigen maßgebliche Bedeutung hat (vgl. § 485 Abs. 2 ZPO).<text:span text:style-name="Footnote_20_Symbol"><text:note text:id="ftn1024" text:note-class="footnote"><text:note-citation>1024</text:note-citation><text:note-body><text:p text:style-name="P22"><text:s/>MK/<text:span text:style-name="T1">Schreiber</text:span>, § 485 ZPO Rn. 1; Zöller/<text:span text:style-name="T1">Herget</text:span>, § 485 ZPO Rn. 6; Musielak/<text:span text:style-name="T1">Huber</text:span>, § 485 ZPO Rn. 2; Baumbach/Lauterbach/Albers/<text:span text:style-name="T1">Hartmann</text:span>, Übers. § 485 ZPO Rn. 2. </text:p></text:note-body></text:note></text:span> Vor diesem Hintergrund erscheint die Durchführung eines selbständigen Beweisverfahrens zu Nachprüfungszwecken daher zumindest nicht grundsätzlich als ausgeschlossen. </text:p>
      <text:p text:style-name="P2"/>
      <text:p text:style-name="P2"/>
      <text:p text:style-name="P2"/>
      <text:h text:style-name="Heading_20_4" text:outline-level="4"><text:span text:style-name="T4">3. Voraussetzungen des selbständigen Beweisverfahrens</text:span></text:h>
      <text:p text:style-name="P13"/>
      <text:p text:style-name="P2">Zur Einleitung eines selbständigen Beweisverfahrens bedarf es grundsätzlich des Parteiantrags (vgl. § 487 ZPO) an ein zuständiges Gericht im Sinne des § 486 ZPO.<text:span text:style-name="Footnote_20_Symbol"><text:note text:id="ftn1025" text:note-class="footnote"><text:note-citation>1025</text:note-citation><text:note-body><text:p text:style-name="P22"><text:s/>Musielak/<text:span text:style-name="T1">Huber</text:span>, § 485 ZPO Rn. 6, 11; MK/<text:span text:style-name="T1">Schreiber</text:span>, § 485 ZPO Rn. 4; Baumbach/Lauterbach/Albers/<text:span text:style-name="T1">Hartmann</text:span>, § 485 ZPO Rn. 4.</text:p></text:note-body></text:note></text:span></text:p>
      <text:p text:style-name="P2"/>
      <text:h text:style-name="Heading_20_5" text:outline-level="5">a) Selbständiges Beweisverfahren nach § 485 Abs. 1 ZPO </text:h>
      <text:p text:style-name="P2"/>
      <text:p text:style-name="P2">Während das einvernehmliche Beweisverfahren nach § 485 Abs. 1 Alt. 1 ZPO darüber hinaus lediglich die Zustimmung des Gegners erfordert, die vom Schutzrechtsverletzer allerdings im Regelfall nicht zu erwarten ist, setzt das sichernde Beweisverfahren nach § 485 Abs. 1 Alt. 2 ZPO die Besorgnis voraus, „dass das Beweismittel verloren geht oder seine Benutzung erschwert wird“.<text:span text:style-name="Footnote_20_Symbol"><text:note text:id="ftn1026" text:note-class="footnote"><text:note-citation>1026</text:note-citation><text:note-body><text:p text:style-name="P22"><text:s/>Musielak/<text:span text:style-name="T1">Huber</text:span>, § 485 ZPO Rn. 2; Baumbach/Lauterbach/Albers/<text:span text:style-name="T1">Hartmann</text:span>, § 485 ZPO Rn. 6; MK/<text:span text:style-name="T1">Schreiber</text:span>, § 485 ZPO Rn. 7; <text:span text:style-name="T1">Mahlmann</text:span>, S. 62. </text:p></text:note-body></text:note></text:span> Ob eine solche Besorgnis vorliegt, ist dabei nach den Umständen des Einzelfalles im Zeitpunkt der Anordnung zu beurteilen.<text:span text:style-name="Footnote_20_Symbol"><text:note text:id="ftn1027" text:note-class="footnote"><text:note-citation>1027</text:note-citation><text:note-body><text:p text:style-name="P22"><text:s/>Baumbach/Lauterbach/Albers/<text:span text:style-name="T1">Hartmann</text:span>, § 485 ZPO Rn. 6.</text:p></text:note-body></text:note></text:span> Mit Rücksicht auf bestehende Buchführungspflichten<text:alphabetical-index-mark text:string-value="Buchführungspflicht"/> des schutzrechtsverletzenden Unternehmens wird allerdings nicht ohne weiteres davon auszugehen sein, dass eine Manipulation oder gar Vernichtung der zur Nachprüfung der Rechnungsangaben erforderlichen Geschäftsunterlagen bzw. –bücher zu befürchten ist, weil der Verletzer diese regelmäßig noch in anderem Zusammenhang benötigen wird.<text:span text:style-name="Footnote_20_Symbol"><text:note text:id="ftn1028" text:note-class="footnote"><text:note-citation>1028</text:note-citation><text:note-body><text:p text:style-name="P22"><text:s/>So ist die Besorgnis nicht gerechtfertigt, wenn Unterlagen sicher und langfristig aufbewahrt werden können; vgl. OLG Frankfurt in NJW 1992, 2837; Zöller/<text:span text:style-name="T1">Herget</text:span>, § 485 ZPO Rn. 5; vgl. auch <text:span text:style-name="T1">Seichter</text:span>, WRP 2006, 391 (395), <text:span text:style-name="T1">Kunz-Hallstein/Loschelder</text:span>, GRUR 2005, 747.</text:p></text:note-body></text:note></text:span> Neben der Beweisgefährdung hat der Antragssteller schließlich auch noch sein Rechtsschutzinteresse<text:alphabetical-index-mark text:string-value="Rechtsschutzinteresse"/> an der Beweissicherung darzulegen.<text:span text:style-name="Footnote_20_Symbol"><text:note text:id="ftn1029" text:note-class="footnote"><text:note-citation>1029</text:note-citation><text:note-body><text:p text:style-name="P22"><text:s/>Zöller/<text:span text:style-name="T1">Herget</text:span>, § 485 ZPO Rn. 1; Dieser Darlegung bedarf es beim einvernehmlichen Beweisverfahren nicht, denn dort ist gerade wegen der Zustimmung des Gegners nach Klärung der Beweisfragen eine Erledigung des Streits, also die Erreichung des Verfahrensziels zu erwarten; vgl. Musielak/<text:span text:style-name="T1">Huber</text:span>, § 485 ZPO Rn. 7.</text:p></text:note-body></text:note></text:span> Ein Rechtsschutzinteresse ist dabei anzunehmen, wenn die Beweiserhebung nach § 485 ZPO in einem bereits anhängigen oder möglicherweise zu erwartenden Rechtsstreit zumindest möglicherweise nach § 493 ZPO benutzt werden könnte.<text:span text:style-name="Footnote_20_Symbol"><text:note text:id="ftn1030" text:note-class="footnote"><text:note-citation>1030</text:note-citation><text:note-body><text:p text:style-name="P22"><text:s/><text:span text:style-name="T1">Mahlmann</text:span>, S. 62; Musielak/<text:span text:style-name="T1">Huber</text:span>, § 485 ZPO Rn. 7; Zöller/<text:span text:style-name="T1">Herget</text:span>, § 485 ZPO Rn. 1.</text:p></text:note-body></text:note></text:span> </text:p>
      <text:p text:style-name="P2"/>
      <text:p text:style-name="P2"/>
      <text:p text:style-name="P13"/>
      <text:h text:style-name="Heading_20_5" text:outline-level="5">b) Selbständiges Beweisverfahren nach § 485 Abs. 2 ZPO </text:h>
      <text:p text:style-name="P2"/>
      <text:p text:style-name="P2">Ein streitschlichtendes Beweisverfahren nach § 485 Abs. 2 ZPO kommt demgegenüber grundsätzlich nur vor Anhängigkeit eines Rechtsstreits in Betracht und setzt ein rechtliches Interesse des Antragstellers an der schriftlichen Begutachtung eines der in § 485 Abs. 2 S. 1 Nr. 1-3 ZPO genannten Punkte – etwa des Zustands einer Sache – durch einen Sachverständigen voraus.<text:span text:style-name="Footnote_20_Symbol"><text:note text:id="ftn1031" text:note-class="footnote"><text:note-citation>1031</text:note-citation><text:note-body><text:p text:style-name="P22"><text:s/>Musielak/<text:span text:style-name="T1">Huber</text:span>, § 485 ZPO Rn. 2, 13; <text:span text:style-name="T1">Mahlmann</text:span>, S. 62; Baumbach/Lauterbach/Albers/<text:span text:style-name="T1">Hartmann</text:span>, § 485 ZPO Rn. 7 f.; Zöller/<text:span text:style-name="T1">Herget</text:span>, § 485 ZPO Rn. 9. </text:p></text:note-body></text:note></text:span> Entsprechend den gesetzlichen Vorgaben ist ein rechtliches Interesse dabei immer dann anzunehmen, wenn die Feststellung der Vermeidung eines Rechtsstreits dienen kann und wird daher in aller Regel kaum zu verneinen sein.<text:span text:style-name="Footnote_20_Symbol"><text:note text:id="ftn1032" text:note-class="footnote"><text:note-citation>1032</text:note-citation><text:note-body><text:p text:style-name="P22"><text:s/><text:span text:style-name="T1">Mahlmann</text:span>, S. 62; Musielak/<text:span text:style-name="T1">Huber</text:span>, § 485 ZPO Rn. 2, 13; Baumbach/Lauterbach/Albers/<text:span text:style-name="T1">Hartmann</text:span>, § 485 ZPO Rn. 7. </text:p></text:note-body></text:note></text:span></text:p>
      <text:p text:style-name="P2"/>
      <text:p text:style-name="P2"/>
      <text:p text:style-name="P2"/>
      <text:h text:style-name="Heading_20_4" text:outline-level="4">4. Inhalt des selbständigen Beweisverfahrens <text:s/></text:h>
      <text:p text:style-name="P2"/>
      <text:p text:style-name="P2">Im Rahmen des selbständigen Beweisverfahrens nach § 485 Abs. 1 ZPO stehen als Beweismittel grundsätzlich nur die Augenscheinseinnahme<text:alphabetical-index-mark text:string-value="Augenscheinseinnahme"/> (§ 371 ZPO), die Zeugenvernehmung<text:alphabetical-index-mark text:string-value="Zeugenvernehmung"/> (§ 373 ZPO) oder die Begutachtung durch einen Sachverständigen (§ 402 ZPO) zu Verfügung; im Verfahren nach § 485 Abs. 2 ZPO kommt schließlich nur das letztgenannte Beweismittel in Betracht.<text:span text:style-name="Footnote_20_Symbol"><text:note text:id="ftn1033" text:note-class="footnote"><text:note-citation>1033</text:note-citation><text:note-body><text:p text:style-name="P22"><text:s/>Musielak/<text:span text:style-name="T1">Huber</text:span>, § 485 ZPO Rn. 5; Zöller/<text:span text:style-name="T1">Herget</text:span>, vor § 485 ZPO Rn. 1, 5f, 8; Baumbach/Lauterbach/Albers/<text:span text:style-name="T1">Hartmann</text:span>, § 485 ZPO Rn. 3; MK/<text:span text:style-name="T1">Schreiber</text:span>, § 485 ZPO Rn. 2; <text:span text:style-name="T1">Dreier</text:span>, GRUR Int. 1996, 205 (217); Ist eine zu besichtigende Sache allgemein zugänglich, etwa weil sie auf einer inländischen Messe ausgestellt ist, bietet daher de lege lata das selbständige Beweissicherungsverfahren der §§ 485 ff. ZPO eine (im Hinblick auf Art. 7 der Durchsetzungs-Richtlinie) ausreichende, richtlinienkonforme Rechtsgrundlage für die Beweissicherung durch einen Sachverständigen; vgl. BT/Drucks. 16/5048, S. 28; <text:span text:style-name="T1">Tilmann</text:span>, GRUR 2005, 737 f.; <text:span text:style-name="T1">Kühnen</text:span>, GRUR 2005, 185 (193); <text:span text:style-name="T1">Seichter</text:span>, WRP 2006, 391 (395).</text:p></text:note-body></text:note></text:span> Dabei versteht man unter Augenschein jede unmittelbare Sinneswahrnehmung des Gerichts zu beweiserheblichen und streitigen Tatsachen, jede Kenntnisnahme von der äußeren Beschaffenheit einer Sache.<text:span text:style-name="Footnote_20_Symbol"><text:note text:id="ftn1034" text:note-class="footnote"><text:note-citation>1034</text:note-citation><text:note-body><text:p text:style-name="P22"><text:s/>Baumbach/Lauterbach/Albers/<text:span text:style-name="T1">Hartmann</text:span>, § 371 ZPO Rn. 4; Übers. § 415 ZPO Rn. 5; MK/<text:span text:style-name="T1">Damrau</text:span>, § 371 ZPO Rn. 2; Musielak/<text:span text:style-name="T1">Huber</text:span>, § 371 ZPO Rn. 3.</text:p></text:note-body></text:note></text:span> Der Sachverständige muss insoweit – auch wenn der „Beweis durch Sachverständige“ vom Gesetz als echtes Beweismittel behandelt wird – seiner Tätigkeit entsprechend als neutraler Berater begriffen werden, der das Gericht bei fehlender Sachkunde mit seinem Fachwissen unterstützen soll.<text:span text:style-name="Footnote_20_Symbol"><text:note text:id="ftn1035" text:note-class="footnote"><text:note-citation>1035</text:note-citation><text:note-body><text:p text:style-name="P22"><text:s/>Musielak/<text:span text:style-name="T1">Huber</text:span>, § 402 ZPO Rn. 1 f.; vgl. auch Baumbach/Lauterbach/Albers/<text:span text:style-name="T1">Hartmann</text:span>, § 485 ZPO Rn. 7; So kann die Aufgabe des Sachverständigen nicht nur darin bestehen, dem Richter das zur Beurteilung von Tatsachen erforderliche Fachwissen zu vermitteln, welches dieser dann selbst auf den zu beurteilenden Sachverhalt übertragen kann, sondern auch darin, die durch eigene Anwendung seines Fachwissens auf einen feststehenden Sachverhalt gezogenen Schlussfolgerungen weiterzugeben. Außerdem kann der Sachverständige – in Ausnahme von dem Grundsatz der Unmittelbarkeit der Beweisaufnahme (§ 355 ZPO) – gewissermaßen als „Augenscheinsmittler“ auch zur Ermittlung von Tatsachen herangezogen werden, soweit bereits dafür eine dem Gericht fehlende Sachkunde erforderlich ist; Thomas/Putzo/<text:span text:style-name="T1">Reichold</text:span>, Vorbem. § 402 ZPO Rn. 1; MK/<text:span text:style-name="T1">Damrau</text:span>, § 404 a ZPO Rn. 9; Musielak/<text:span text:style-name="T1">Huber</text:span>, § 402 ZPO Rn. 1. </text:p></text:note-body></text:note></text:span> Damit können grundsätzlich auch <text:span text:style-name="T1">Urkunden</text:span> Gegenstand einer Inaugenscheinnahme oder einer Sachverständigenvernehmung<text:alphabetical-index-mark text:string-value="Sachverständigenvernehmung"/> sein.<text:span text:style-name="Footnote_20_Symbol"><text:note text:id="ftn1036" text:note-class="footnote"><text:note-citation>1036</text:note-citation><text:note-body><text:p text:style-name="P22"><text:s/>MK/<text:span text:style-name="T1">Schreiber</text:span>, § 485 ZPO Rn. 2; Baumbach/Lauterbach/Albers/<text:span text:style-name="T1">Hartmann</text:span>, § 485 ZPO Rn. 3. </text:p></text:note-body></text:note></text:span> Dies jedoch nur, sofern lediglich äußere Merkmale der Urkunde – wie etwa Herkunft und Echtheit - in Frage stehen, es also nicht um ihren gedanklichen Inhalt geht; dieser ist nämlich nur im Rahmen des Urkundenbeweises verwertbar, der im selbständigen Beweisverfahren aber gerade nicht vorgesehen ist.<text:span text:style-name="Footnote_20_Symbol"><text:note text:id="ftn1037" text:note-class="footnote"><text:note-citation>1037</text:note-citation><text:note-body><text:p text:style-name="P22"><text:s/>MK/<text:span text:style-name="T1">Damrau</text:span>, § 371 ZPO Rn. 2; Zöller/<text:span text:style-name="T1">Herget</text:span>, vor § 485 ZPO Rn. 1, 5; Baumbach/Lauterbach/Albers/<text:span text:style-name="T1">Hartmann</text:span>, § 371 ZPO Rn. 4, § 485 Rn. 3; MK/<text:span text:style-name="T1">Schreiber</text:span>, § 485 ZPO Rn. 2; Musielak/<text:span text:style-name="T1">Huber</text:span>, § 371 ZPO Rn. 5; § 485 ZPO Rn. 5; <text:span text:style-name="T1">Mahlmann</text:span>, S. 62.</text:p></text:note-body></text:note></text:span></text:p>
      <text:p text:style-name="P13"/>
      <text:p text:style-name="P13"/>
      <text:p text:style-name="P13"/>
      <text:h text:style-name="Heading_20_4" text:outline-level="4"><text:span text:style-name="T4">5. Grenzen des selbständigen Beweisverfahrens</text:span></text:h>
      <text:p text:style-name="P13"/>
      <text:p text:style-name="P2">Ebenso wie im sonstigen Zivilprozess ist auch im Rahmen des selbständigen Beweisverfahrens der Ausforschungsbeweis<text:alphabetical-index-mark text:string-value="Ausforschungsbeweis"/> grundsätzlich unzulässig.<text:span text:style-name="Footnote_20_Symbol"><text:note text:id="ftn1038" text:note-class="footnote"><text:note-citation>1038</text:note-citation><text:note-body><text:p text:style-name="P22"><text:s/>Baumbach/Lauterbach/Albers/<text:span text:style-name="T1">Hartmann</text:span>, § 485 ZPO Rn. 2.</text:p></text:note-body></text:note></text:span> Das selbständige Beweisverfahren darf daher keinesfalls dazu dienen, erst die Voraussetzungen für eine Klage zu schaffen, indem es dem Antragsteller Beweise liefert, von deren Existenz oder Beschaffenheit dieser ursprünglich keine oder nur vage Kenntnis hatte.<text:span text:style-name="Footnote_20_Symbol"><text:note text:id="ftn1039" text:note-class="footnote"><text:note-citation>1039</text:note-citation><text:note-body><text:p text:style-name="P22"><text:s/>Zöller/<text:span text:style-name="T1">Herget</text:span>, § 485 ZPO Rn. 6; <text:span text:style-name="T1">Patnaik</text:span>, GRUR 2004, 191 (193); <text:span text:style-name="T1">Dreier</text:span>, GRUR Int. 1996, 205 (217).</text:p></text:note-body></text:note></text:span></text:p>
      <text:p text:style-name="P2"/>
      <text:p text:style-name="P2"/>
      <text:p text:style-name="P2"/>
      <text:h text:style-name="Heading_20_4" text:outline-level="4">6. Bewertung </text:h>
      <text:p text:style-name="P2"/>
      <text:p text:style-name="P1">Schließlich stellt sich die Frage, inwieweit die Durchführung eines selbständigen Beweisverfahrens nach § 485 ZPO tatsächlich in der Lage wäre, die Vollständigkeit und Richtigkeit der Rechnungsangaben zu gewährleisten. Problematisch erscheint insoweit nämlich nicht nur, dass bereits die Zulässigkeitsvoraussetzungen des § 485 Abs. 1 ZPO ein unüberwindbares Hindernis für den Antragsteller darstellen können, sondern auch, dass der Antragsteller trotz ihres Vorliegens im Allgemeinen keinen Anspruch auf Durchführung eines selbständigen Beweisverfahrens hat. Zudem fehlt es grundsätzlich an einer Möglichkeit, die Anordnung der Beweiserhebung gegenüber dem Schutzrechtsverletzer zwangsweise durchzusetzen.<text:span text:style-name="Footnote_20_Symbol"><text:note text:id="ftn1040" text:note-class="footnote"><text:note-citation>1040</text:note-citation><text:note-body><text:p text:style-name="P22"><text:s/>Wohl herrschende Meinung; vgl. <text:span text:style-name="T1">Patnaik</text:span>, GRUR 2004, 191 (193); <text:span text:style-name="T1">Bork</text:span>, NJW 1997, 1665 (1667); <text:span text:style-name="T1">Ibbeken</text:span>, S. 76; <text:span text:style-name="T1">Mahlmann</text:span>, S. 62; <text:span text:style-name="T1">Dreier</text:span>, GRUR Int. 1996, 205 (217); <text:span text:style-name="T1">Kunz-Hallstein/Loschelder</text:span>, GRUR 2005, 747; Verweigert der Antragsgegner also den Zugang zu den Beweismitteln, kann das Gericht dies allenfalls im Hauptsacheverfahren bei der Beweiswürdigung zu Ungunsten des Beweisgegners berücksichtigen; vgl. <text:span text:style-name="T1">Mahlmann</text:span>, S. 63.</text:p></text:note-body></text:note></text:span> Am schwersten wiegt jedoch letztlich der Umstand, dass der Urkundenbeweis (ebenso wie die Parteivernehmung<text:alphabetical-index-mark text:string-value="Parteivernehmung"/>) im selbständigen Beweisverfahren ausgeschlossen ist.<text:span text:style-name="Footnote_20_Symbol"><text:note text:id="ftn1041" text:note-class="footnote"><text:note-citation>1041</text:note-citation><text:note-body><text:p text:style-name="P22"><text:s/><text:span text:style-name="T1">Braun</text:span>, S. 275.</text:p></text:note-body></text:note></text:span> Damit kann das selbständige Beweisverfahren nämlich im Ergebnis nicht als taugliches Mittel zur Sicherstellung der Vollständigkeit und Richtigkeit der Rechnungsangaben angesehen werden. Auch eine Kombination aus selbständigem Beweisverfahren und Verfügungsverfahren, wie dies die sog. „Düsseldorfer Praxis<text:alphabetical-index-mark text:string-value="Düsseldorfer Praxis"/>“ für Besichtigungsansprüche vorsieht, kommt daher im Zusammenhang mit den spezialgesetzlich normierten Urkundenvorlageansprüchen nicht in Betracht. </text:p>
      <text:p text:style-name="P2"/>
      <text:p text:style-name="P13"/>
      <text:p text:style-name="P13"/>
      <text:h text:style-name="Heading_20_3" text:outline-level="3"><text:span text:style-name="T4">III. Ersatzvornahme</text:span><text:alphabetical-index-mark text:string-value="Ersatzvornahme"/><text:span text:style-name="T4"> nach 887 ZPO</text:span></text:h>
      <text:p text:style-name="P13"/>
      <text:p text:style-name="P2">Fraglich erscheint auch, ob im Wege einer Ersatzvornahme<text:alphabetical-index-mark text:string-value="Ersatzvornahme"/> nach § 887 ZPO die Vollständigkeit und Richtigkeit der Rechnungsangaben sichergestellt werden kann. </text:p>
      <text:p text:style-name="P2"/>
      <text:h text:style-name="Heading_20_4" text:outline-level="4">1. Dogmatische Einordnung des § 887 ZPO – Rechtsnatur und Wesen</text:h>
      <text:p text:style-name="P13"/>
      <text:p text:style-name="P2">Die §§ 887 ff. ZPO regeln die Zwangsvollstreckung zur Erwirkung einer Handlung auf Grund eines vollstreckbaren rechtskräftigen Titels, also nach Abschluss des Erkenntnisverfahrens<text:alphabetical-index-mark text:string-value="Erkenntnisverfahren"/>.<text:span text:style-name="Footnote_20_Symbol"><text:note text:id="ftn1042" text:note-class="footnote"><text:note-citation>1042</text:note-citation><text:note-body><text:p text:style-name="P22"><text:s/>Baumbach/Lauterbach/Albers/<text:span text:style-name="T1">Hartmann</text:span>, § 887 ZPO Rn. 1; Stein/Jonas/<text:span text:style-name="T1">Brehm</text:span>, § 887 ZPO Rn. 1; Lautet der Titel allerdings auf Zahlung, Herausgabe von Sachen oder die Abgabe von Willenserklärungen, sind die §§ 803ff, 883ff, 894 f. ZPO vorrangig; vgl. Musielak/<text:span text:style-name="T1">Lackmann</text:span>, § 887 ZPO Rn. 1; Thomas/Putzo/Hüßtege, § 887 ZPO Rn. 1b).</text:p></text:note-body></text:note></text:span> Die Abgrenzung der §§ 887, 888 ZPO erfolgt dabei anhand der Unterscheidung vertretbarer und unvertretbarer Handlungen:<text:span text:style-name="Footnote_20_Symbol"><text:note text:id="ftn1043" text:note-class="footnote"><text:note-citation>1043</text:note-citation><text:note-body><text:p text:style-name="P22"><text:s/>MK/<text:span text:style-name="T1">Schilken</text:span>, § 887 ZPO Rn. 5. </text:p></text:note-body></text:note></text:span> § 887 ZPO betrifft die Zwangsvollstreckung zur Erwirkung vertretbarer Handlungen, demgegenüber regelt § 888 ZPO das Verfahren bei Vollstreckung unvertretbarer Handlungen.<text:span text:style-name="Footnote_20_Symbol"><text:note text:id="ftn1044" text:note-class="footnote"><text:note-citation>1044</text:note-citation><text:note-body><text:p text:style-name="P22"><text:s/>Musielak/<text:span text:style-name="T1">Lackmann</text:span>, § 887 ZPO Rn. 2; Zöller/<text:span text:style-name="T1">Stöber</text:span>, § 888 ZPO Rn. 1.</text:p></text:note-body></text:note></text:span></text:p>
      <text:p text:style-name="P13"/>
      <text:p text:style-name="P13"/>
      <text:p text:style-name="P13"/>
      <text:h text:style-name="Heading_20_4" text:outline-level="4">2. Zweck des § 887 ZPO</text:h>
      <text:p text:style-name="P13"/>
      <text:p text:style-name="P2">§ 887 ZPO verfolgt den Zweck, im Rahmen der Zwangsvollstreckung die unmittelbare Durchsetzung von Ansprüchen auf Vornahme vertretbarer Handlungen zu ermöglichen.<text:span text:style-name="Footnote_20_Symbol"><text:note text:id="ftn1045" text:note-class="footnote"><text:note-citation>1045</text:note-citation><text:note-body><text:p text:style-name="P22"><text:s/>MK/<text:span text:style-name="T1">Schilken</text:span>, § 887 ZPO Rn. 1. </text:p></text:note-body></text:note></text:span> Die Vollstreckung soll dabei in der Weise erfolgen, dass der Gläubiger nach Anhörung<text:alphabetical-index-mark text:string-value="Anhörung"/> des Schuldners durch Beschluss ermächtigt wird, die geschuldete Handlung selbst durchzuführen oder auf Kosten des Schuldners vornehmen zu lassen.<text:span text:style-name="Footnote_20_Symbol"><text:note text:id="ftn1046" text:note-class="footnote"><text:note-citation>1046</text:note-citation><text:note-body><text:p text:style-name="P22"><text:s/>Zöller/<text:span text:style-name="T1">Stöber</text:span>, § 887 ZPO Rn. 7; Musielak/<text:span text:style-name="T1">Lackmann</text:span>, § 887 ZPO Rn. 20; Baumbach/Lauterbach/Albers/<text:span text:style-name="T1">Hartmann</text:span>, § 887 ZPO Rn. 7; Stein/Jonas/<text:span text:style-name="T1">Brehm</text:span>, § 887 ZPO Rn. 30; Ist die geschuldete Handlung demgegenüber unvertretbar, bleibt, weil sie nur vom Schuldner erbracht werden kann, keine andere Möglichkeit, als diesem gewisse Rechtsnachteile anzudrohen und gegebenenfalls auch zuzufügen, um ihn zur Vornahme der geschuldeten Handlung zu veranlassen (vgl. § 888 ZPO); Musielak/<text:span text:style-name="T1">Lackmann</text:span>, § 887 ZPO Rn. 1; § 888 Rn. 1; MK/<text:span text:style-name="T1">Schilken</text:span>, § 888 ZPO Rn. 1.</text:p></text:note-body></text:note></text:span> Damit hat der Schuldner die Ersatzvornahme<text:alphabetical-index-mark text:string-value="Ersatzvornahme"/> durch den Gläubiger oder einen Dritten sowie eventuell erforderliche Vorbereitungsmaßnahmen – wie etwa die Bereitstellung seiner Unterlagen - in dem durch den Ermächtigungsbeschluss fixierten Umfang zu dulden; diese Duldungspflicht<text:alphabetical-index-mark text:string-value="Duldungspflicht"/> kann mit Hilfe eines Gerichtsvollziehers<text:alphabetical-index-mark text:string-value="Gerichtsvollzieher"/> durchgesetzt werden (vgl. § 892 ZPO).<text:span text:style-name="Footnote_20_Symbol"><text:note text:id="ftn1047" text:note-class="footnote"><text:note-citation>1047</text:note-citation><text:note-body><text:p text:style-name="P22"><text:s/>Musielak/<text:span text:style-name="T1">Lackmann</text:span>, § 887 ZPO Rn. 22; MK/<text:span text:style-name="T1">Schilken</text:span>, § 887 ZPO Rn. 11, 14; Zöller/<text:span text:style-name="T1">Stöber</text:span>, § 887 ZPO Rn. 9; Baumbach/Lauterbach/Albers/<text:span text:style-name="T1">Hartmann</text:span>, § 887 ZPO Rn. 9; Thomas/Putzo/<text:span text:style-name="T1">Hüßtege</text:span>, § 887 ZPO Rn. 12; Stein/Jonas/<text:span text:style-name="T1">Brehm</text:span>, § 887 ZPO Rn. 30.</text:p></text:note-body></text:note></text:span> Fraglich erscheint allerdings, ob § 887 ZPO von seiner Zwecksetzung her auch zur Nachprüfung der Rechnungsangaben herangezogen werden kann. Da jedoch mit der Nachprüfung der Rechnungsangaben letztlich nur eine ordnungsgemäße Rechnungslegung sichergestellt, also das Primärinteresse des Gläubigers an der Erfüllung des im zustehenden Rechnungslegungsanspruchs befriedigt werden soll, ist dies zumindest denkbar. Der Zwangsvollstreckung aus dem Urteil auf Rechnungslegung zu Nachprüfungszwecken steht insbesondere nicht entgegen, dass der Gläubiger die Vorlage entsprechender Belege und bei Zweifeln an der Vollständigkeit und Richtigkeit der Rechnung nach § 259 Abs. 2 BGB auch die Abgabe einer eidesstattlichen Versicherung verlangen kann, denn dafür müssten diese Ansprüche zunächst einmal eingeklagt worden sein. </text:p>
      <text:p text:style-name="P2"/>
      <text:p text:style-name="P2"/>
      <text:p text:style-name="P2"/>
      <text:h text:style-name="Heading_20_4" text:outline-level="4"><text:span text:style-name="T4">3. Voraussetzungen einer Ersatzvornahme</text:span><text:alphabetical-index-mark text:string-value="Ersatzvornahme"/><text:span text:style-name="T4"> nach § 887 ZPO </text:span></text:h>
      <text:p text:style-name="P13"/>
      <text:h text:style-name="Heading_20_5" text:outline-level="5">a) Allgemeine Vollstreckungsvoraussetzungen </text:h>
      <text:p text:style-name="P2"/>
      <text:p text:style-name="P2">Zunächst einmal müssten die allgemeinen Vollstreckungsvoraussetzungen gegeben sein, neben Titel, Vollstreckungsklausel<text:alphabetical-index-mark text:string-value="Vollstreckungsklausel"/> und Zustellung<text:alphabetical-index-mark text:string-value="Zustellung"/> müsste also ein auf Ermächtigung zur Ersatzvornahme<text:alphabetical-index-mark text:string-value="Ersatzvornahme"/> gerichteter hinreichend bestimmter Antrag des Gläubigers vorliegen (vgl. § 887 Abs. 1 ZPO).<text:span text:style-name="Footnote_20_Symbol"><text:note text:id="ftn1048" text:note-class="footnote"><text:note-citation>1048</text:note-citation><text:note-body><text:p text:style-name="P22"><text:s/>MK/<text:span text:style-name="T1">Schilken</text:span>, § 887 ZPO Rn. 9; Zöller/<text:span text:style-name="T1">Stöber</text:span>, § 887 ZPO Rn. 2; Baumbach/Lauterbach/Albers/<text:span text:style-name="T1">Hartmann</text:span>, § 887 ZPO Rn. 3; Musielak/<text:span text:style-name="T1">Lackmann</text:span>, § 887 ZPO Rn. 7.</text:p></text:note-body></text:note></text:span> </text:p>
      <text:p text:style-name="P2"/>
      <text:p text:style-name="P2"/>
      <text:p text:style-name="P2"/>
      <text:h text:style-name="Heading_20_5" text:outline-level="5">b) Vertretbare Handlung</text:h>
      <text:p text:style-name="P13"/>
      <text:p text:style-name="P2">Des Weiteren müsste es sich schließlich bei der titulierten Verpflichtung des Schuldners um eine vertretbare Handlung i. S. d. § 887 ZPO handeln. Ob eine Handlung vertretbar ist, beurteilt sich dabei nach der besonderen Beschaffenheit der konkret in Frage stehenden Handlung.<text:span text:style-name="Footnote_20_Symbol"><text:note text:id="ftn1049" text:note-class="footnote"><text:note-citation>1049</text:note-citation><text:note-body><text:p text:style-name="P22"><text:s/>Stein/Jonas/<text:span text:style-name="T1">Brehm</text:span>, § 887 ZPO Rn. 6.</text:p></text:note-body></text:note></text:span> So ist eine Handlung als vertretbar anzusehen, wenn es für den Gläubiger rechtlich und wirtschaftlich betrachtet unerheblich ist, ob der Schuldner oder ein Dritter erfüllt.<text:span text:style-name="Footnote_20_Symbol"><text:note text:id="ftn1050" text:note-class="footnote"><text:note-citation>1050</text:note-citation><text:note-body><text:p text:style-name="P22"><text:s/>Baumbach/Lauterbach/Albers/<text:span text:style-name="T1">Hartmann</text:span>, § 887 ZPO Rn. 6; Musielak/<text:span text:style-name="T1">Lackmann</text:span>, § 887 ZPO Rn. 8; Zöller/<text:span text:style-name="T1">Stöber</text:span>, § 887 ZPO Rn. 2; Thomas/Putzo/<text:span text:style-name="T1">Hüßtege</text:span>, § 887 ZPO Rn. 1; MK/<text:span text:style-name="T1">Schilken</text:span>, § 887 ZPO Rn. 2.</text:p></text:note-body></text:note></text:span> Als unvertretbar sind demgegenüber Handlungen zu qualifizieren, die ein Dritter bei vernünftiger Betrachtungsweise gar nicht oder jedenfalls nicht so vornehmen kann, wie es dem Schuldner möglich ist.<text:span text:style-name="Footnote_20_Symbol"><text:note text:id="ftn1051" text:note-class="footnote"><text:note-citation>1051</text:note-citation><text:note-body><text:p text:style-name="P22"><text:s/>Thomas/Putzo/<text:span text:style-name="T1">Hüßtege</text:span>, § 888 ZPO Rn. 1; Musielak/<text:span text:style-name="T1">Lackmann</text:span>, § 888 ZPO Rn. 5; Zöller/<text:span text:style-name="T1">Stöber</text:span>, § 888 ZPO Rn. 2; Baumbach/Lauterbach/Albers/<text:span text:style-name="T1">Hartmann</text:span>, § 888 ZPO Rn. 3; MK/<text:span text:style-name="T1">Schilken</text:span>, § 888 ZPO Rn. 2.</text:p></text:note-body></text:note></text:span> Fraglich erscheint allerdings, welcher Kategorie die Rechnungslegung zuzuordnen ist. Zweifel an dem Vorliegen einer vertretbaren Handlung ergeben sich bereits aufgrund des Umstands, dass der Verpflichtete die Rechnung nicht nur anhand vorhandener Unterlagen, sondern auch unter Berücksichtigung sonstiger Kenntnisse, die nur er oder seine Mitarbeiter besitzen, zu legen hat.<text:span text:style-name="T8"><text:note text:id="ftn1052" text:note-class="footnote"><text:note-citation>1052</text:note-citation><text:note-body><text:p text:style-name="P22"><text:s/>KG in NJW 1972, 2093; OLG Hamburg in GRUR Int. 1991, 301; BGH in NJW 1963, 950 (952); OLG Saarbrücken in NJW 2000, 229; <text:span text:style-name="T1">Köhler</text:span>, NJW 1992, 1477 (1481); <text:span text:style-name="T1">Nieder</text:span>, Rechtsschutz, S. 126 f.; MK/<text:span text:style-name="T1">Schilken</text:span>, § 888 ZPO Rn. 3.</text:p></text:note-body></text:note></text:span> Durch eine Ersatzvornahme<text:alphabetical-index-mark text:string-value="Ersatzvornahme"/>, d. h. die bloße Auswertung der Unterlagen ohne ergänzende Mitwirkung des Pflichtigen ließe sich somit das Ergebnis einer Rechnungslegung nicht (immer) erreichen.<text:span text:style-name="Footnote_20_Symbol"><text:note text:id="ftn1053" text:note-class="footnote"><text:note-citation>1053</text:note-citation><text:note-body><text:p text:style-name="P22"><text:s/><text:span text:style-name="T1">Harte-Bavendamm</text:span>, Markenpiraterie, § 5 Rn. 78.</text:p></text:note-body></text:note></text:span> Allerdings könnte die Rechnungslegung angesichts vorhandener Belege und bestehender Buchführungspflichten<text:alphabetical-index-mark text:string-value="Buchführungspflicht"/> zumindest im Wesentlichen als vertretbare Handlung begriffen werden. Es wäre dann zum einen durchaus denkbar, dass sich der Gläubiger – da die Zwangsvollstreckung grundsätzlich in seinem Interesse erfolgt – bereit erklären könnte, sich mit einer Ersatzvornahme durch einen Dritten zu begnügen.<text:span text:style-name="Footnote_20_Symbol"><text:note text:id="ftn1054" text:note-class="footnote"><text:note-citation>1054</text:note-citation><text:note-body><text:p text:style-name="P22"><text:s/>Stein/Jonas/<text:span text:style-name="T1">Brehm</text:span>, § 887 ZPO Rn. 7; Musielak/<text:span text:style-name="T1">Lackmann</text:span>, § 887 ZPO Rn. 8.</text:p></text:note-body></text:note></text:span> Zum anderen würde es ein derartiges Verständnis aber zumindest nahe legen, im Interesse des Vollstreckungserfolges und einer möglichst minimalen Belastung des Schuldners, soweit irgend möglich, zunächst nach § 887 ZPO vorzugehen und erst dann, wenn sich die Notwendigkeit einer Mitwirkung des Schuldners herausstellt, § 888 ZPO anzuwenden.<text:span text:style-name="Footnote_20_Symbol"><text:note text:id="ftn1055" text:note-class="footnote"><text:note-citation>1055</text:note-citation><text:note-body><text:p text:style-name="P22"><text:s/>Musielak/<text:span text:style-name="T1">Lackmann</text:span>, § 887 ZPO Rn. 8; MK/<text:span text:style-name="T1">Schilken</text:span>, § 887 ZPO Rn. 5; Baumbach/Lauterbach/Albers/<text:span text:style-name="T1">Hartmann</text:span>, § 887 ZPO Rn. 6; Stein/Jonas/<text:span text:style-name="T1">Brehm</text:span>, § 887 ZPO Rn. 7; so auch die Begründung des Regierungsentwurfs zum Produktpirateriegesetz, BT-Drucks. 11/4792, S. 34; vgl. auch <text:span text:style-name="T1">Mahlmann</text:span>, S. 54; <text:span text:style-name="T1">Oppermann</text:span>, S. 216.</text:p></text:note-body></text:note></text:span> Letzten Endes wird allerdings deutlich, dass sich die Vornahme durch einen Dritten grundsätzlich nicht mit dem Inhalt der Rechnungslegungsverpflichtung verträgt,<text:span text:style-name="Footnote_20_Symbol"><text:note text:id="ftn1056" text:note-class="footnote"><text:note-citation>1056</text:note-citation><text:note-body><text:p text:style-name="P22"><text:s/>Stein/Jonas/<text:span text:style-name="T1">Brehm</text:span>, § 888 ZPO Rn. 4.</text:p></text:note-body></text:note></text:span> beinhaltet doch jede Rechnungslegung implizit die – gegebenenfalls nach § 259 Abs. 2 BGB durch eidesstattliche Versicherung zu erhärtende – Erklärung ihrer Vollständigkeit und Richtigkeit, die nur der Schuldner abzugeben in der Lage ist.<text:span text:style-name="Footnote_20_Symbol"><text:note text:id="ftn1057" text:note-class="footnote"><text:note-citation>1057</text:note-citation><text:note-body><text:p text:style-name="P22"><text:s/>KG in NJW 1972, 2093; Baumbach/Lauterbach/Albers/<text:span text:style-name="T1">Hartmann</text:span>, § 887 ZPO Rn. 21; <text:span text:style-name="T1">Oppermann</text:span>, S. 216.</text:p></text:note-body></text:note></text:span> Die Verpflichtung zur Rechnungslegung wird damit im Regelfall als unvertretbare Handlung zu qualifizieren sein, so dass § 887 ZPO nicht zur Anwendung gelangen kann.<text:span text:style-name="Footnote_20_Symbol"><text:note text:id="ftn1058" text:note-class="footnote"><text:note-citation>1058</text:note-citation><text:note-body><text:p text:style-name="P22"><text:s/>Baumbach/Lauterbach/Albers/<text:span text:style-name="T1">Hartmann</text:span>, § 887 ZPO Rn. 21; Stein/Jonas/<text:span text:style-name="T1">Brehm</text:span>, § 888 ZPO Rn. 5; Thomas/Putzo/<text:span text:style-name="T1">Hüßtege</text:span>, § 888 ZPO Rn. 2; Musielak/<text:span text:style-name="T1">Lackmann</text:span>, § 888 ZPO Rn. 5; MK/<text:span text:style-name="T1">Schilken</text:span>, § 888 ZPO Rn. 4; MK/<text:span text:style-name="T1">Krüger</text:span>, § 259 BGB Rn. 48; <text:span text:style-name="T1">Schilken</text:span>, JURA 1988, 525 (527); BayObLG in NJW-RR 2002, 1381; OLG Köln in WuM 1998, 375. </text:p></text:note-body></text:note></text:span></text:p>
      <text:p text:style-name="P2"/>
      <text:p text:style-name="P2"/>
      <text:p text:style-name="P2"/>
      <text:h text:style-name="Heading_20_5" text:outline-level="5"><text:span text:style-name="T4">c) Nichterfüllung</text:span><text:alphabetical-index-mark text:string-value="Nichterfüllung"/></text:h>
      <text:p text:style-name="P2"/>
      <text:p text:style-name="P2">Ein Vorgehen nach § 887 ZPO setzt – sofern man diese Vorschrift für anwendbar hält - schließlich auch voraus, dass der Schuldner die Verpflichtung, die er aufgrund des vollstreckbaren Titels vornehmen muss, noch nicht erfüllt hat.<text:span text:style-name="Footnote_20_Symbol"><text:note text:id="ftn1059" text:note-class="footnote"><text:note-citation>1059</text:note-citation><text:note-body><text:p text:style-name="P22"><text:s/>Dies ist vom Gläubiger bei Stellung des Vollstreckungsantrags nach § 887 ZPO zu behaupten, nicht aber zu beweisen; vgl. MK/<text:span text:style-name="T1">Schilken</text:span>, § 887 Rn. 8; Baumbach/Lauterbach/Albers/<text:span text:style-name="T1">Hartmann</text:span>, § 887 ZPO Rn. 4; Stein/Jonas/<text:span text:style-name="T1">Brehm</text:span>, § 887 ZPO Rn. 22. </text:p></text:note-body></text:note></text:span> Eine Vollstreckung erscheint nämlich dann nicht mehr erforderlich, wenn und soweit der Schuldner der Verpflichtung bereits nachgekommen ist.<text:span text:style-name="Footnote_20_Symbol"><text:note text:id="ftn1060" text:note-class="footnote"><text:note-citation>1060</text:note-citation><text:note-body><text:p text:style-name="P22"><text:s/><text:span text:style-name="T1">Oppermann</text:span>, S. 217; Zöller/<text:span text:style-name="T1">Stöber</text:span>, § 887 ZPO Rn. 7; Zwar ist umstritten, ob der Erfüllungseinwand – wie der Wortlaut nahe legt – im Verfahren nach § 887 ZPO zu beachten ist oder ob der Schuldner auf die Vollstreckungsgegenklage nach § 767 ZPO verwiesen bleibt; angesichts der Zuständigkeit des Prozessgerichts und der Verfahrensgestaltung wird aber davon auszugehen sein, dass der Einwand – unbeschadet der Möglichkeit eines Vorgehens nach § 767 ZPO – auch im Verfahren nach § 887 ZPO geltend gemacht werden kann; wohl herrschende Meinung; vgl. MK/<text:span text:style-name="T1">Schilken</text:span>, § 887 ZPO Rn. 8; Stein/Jonas/<text:span text:style-name="T1">Brehm</text:span>, § 887 ZPO Rn. 22, 26; Zöller/<text:span text:style-name="T1">Stöber</text:span>, § 887 ZPO Rn. 7; a. A. Musielak/<text:span text:style-name="T1">Lackmann</text:span>, § 887 ZPO Rn. 19; <text:span text:style-name="T1">Reischl</text:span>, JR 1997, 404 (407).</text:p></text:note-body></text:note></text:span> Von einer Nichterfüllung<text:alphabetical-index-mark text:string-value="Nichterfüllung"/> kann dabei allerdings nur dann ausgegangen werden, wenn die Rechnungslegung gänzlich unterblieben, offensichtlich unvollständig, nicht ernst gemeint oder von vornherein unglaubhaft ist.<text:span text:style-name="Footnote_20_Symbol"><text:note text:id="ftn1061" text:note-class="footnote"><text:note-citation>1061</text:note-citation><text:note-body><text:p text:style-name="P22"><text:s/><text:span text:style-name="T1">Oppermann</text:span>, S. 217; Thomas/Putzo/<text:span text:style-name="T1">Hüßtege</text:span>, § 887 ZPO Rn. 4; Stein/Jonas/<text:span text:style-name="T1">Brehm</text:span>, § 887 ZPO Rn. 26, § 888 Rn. 18.</text:p></text:note-body></text:note></text:span> Ein Vorgehen nach § 887 ZPO zu Nachprüfungszwecken kommt daher bei bloß inhaltlicher Unrichtigkeit der Rechnungslegung grundsätzlich nicht in Betracht.<text:span text:style-name="Footnote_20_Symbol"><text:note text:id="ftn1062" text:note-class="footnote"><text:note-citation>1062</text:note-citation><text:note-body><text:p text:style-name="P22"><text:s/>Stein/Jonas/<text:span text:style-name="T1">Brehm</text:span>, § 888 ZPO Rn. 18.</text:p></text:note-body></text:note></text:span> </text:p>
      <text:p text:style-name="P2"/>
      <text:p text:style-name="P2"/>
      <text:p text:style-name="P2"/>
      <text:h text:style-name="Heading_20_4" text:outline-level="4"><text:span text:style-name="T4">4. Umfang einer Ersatzvornahme</text:span><text:alphabetical-index-mark text:string-value="Ersatzvornahme"/><text:span text:style-name="T4"> nach § 887 ZPO</text:span></text:h>
      <text:p text:style-name="P13"/>
      <text:p text:style-name="P2">Sofern eine Ersatzvornahme<text:alphabetical-index-mark text:string-value="Ersatzvornahme"/> in Betracht kommt, muss sich die Pflicht des Schuldners zur Duldung der Einsichtnahme auf sämtliche vorhandenen Unterlagen und damit insbesondere auch Geschäftsbücher erstrecken. </text:p>
      <text:p text:style-name="P13"/>
      <text:p text:style-name="P13"/>
      <text:p text:style-name="P13"/>
      <text:h text:style-name="Heading_20_4" text:outline-level="4"><text:span text:style-name="T4">5. Grenzen einer Ersatzvornahme</text:span><text:alphabetical-index-mark text:string-value="Ersatzvornahme"/><text:span text:style-name="T4"> nach § 887 ZPO</text:span></text:h>
      <text:p text:style-name="P2"/>
      <text:p text:style-name="P2">Zwar kann das Gericht den Gläubiger – alternativ zu der in § 887 ZPO vorgesehenen Möglichkeit, die Handlung auf Kosten des Schuldners <text:span text:style-name="T1">vornehmen zu lassen</text:span> – grundsätzlich auch dazu ermächtigen, die in Frage stehende Handlung selbst vorzunehmen.<text:span text:style-name="Footnote_20_Symbol"><text:note text:id="ftn1063" text:note-class="footnote"><text:note-citation>1063</text:note-citation><text:note-body><text:p text:style-name="P22"><text:s/>Baumbach/Lauterbach/Albers/<text:span text:style-name="T1">Hartmann</text:span>, § 887 ZPO Rn. 7; MK/<text:span text:style-name="T1">Schilken</text:span>, § 887 ZPO Rn. 11; Zöller/<text:span text:style-name="T1">Stöber</text:span>, § 887 ZPO Rn. 7.</text:p></text:note-body></text:note></text:span> Angesichts der Gefahr einer Ausforschung des Schuldners wird es davon aber – sofern man § 887 ZPO überhaupt für anwendbar hält - in Fällen einer zu vollstreckenden Rechnungslegungsverpflichtung regelmäßig absehen und die Vornahme durch einen Wirtschaftsprüfer oder einen Buchsachverständigen vorsehen müssen. </text:p>
      <text:p text:style-name="P2"/>
      <text:p text:style-name="P2"/>
      <text:p text:style-name="P2"/>
      <text:h text:style-name="Heading_20_4" text:outline-level="4"><text:span text:style-name="T4">6. Bewertung </text:span></text:h>
      <text:p text:style-name="P13"/>
      <text:p text:style-name="P2">Im Ergebnis ist allerdings festzustellen, dass sich ein Vorgehen nach § 887 ZPO zu Kontrollzwecken nicht als hilfreich erweisen wird, denn es ist bereits zweifelhaft, ob § 887 ZPO im Falle einer zu vollstreckenden Rechnungslegungsverpflichtung überhaupt zur Anwendung gelangen kann. Selbst wenn aber eine Anwendung in Betracht käme, könnte auf diesem Wege keine inhaltliche Nachprüfung bereits erlangter Rechnungsangaben erfolgen, sondern lediglich eine Ergänzung der Rechnungslegung erreicht werden. Damit hat sich der Gedanke, zu Nachprüfungszwecken über § 887 ZPO vorzugehen, aber im Wesentlichen bereits erledigt. Die Geltendmachung von Vorlageansprüchen ist daher für den verletzten Schutzrechtsinhaber wesentlich attraktiver.</text:p>
      <text:p text:style-name="P2"/>
      <text:p text:style-name="P2"/>
      <text:p text:style-name="P13"/>
      <text:h text:style-name="Heading_20_2" text:outline-level="2"><text:span text:style-name="T4">D. Strafprozessuale Möglichkeiten - Akteneinsichtsrecht aus § 406 e StPO</text:span></text:h>
      <text:p text:style-name="P2"/>
      <text:p text:style-name="P2">Schließlich gilt es zu klären, ob und inwiefern dem verletzten Schutzrechtsinhaber auch über das strafprozessuale Akteneinsichtsrecht aus § 406 e StPO eine Nachprüfung der in der Rechnung mitgeteilten Angaben ermöglicht wird. </text:p>
      <text:p text:style-name="P2"/>
      <text:h text:style-name="Heading_20_3" text:outline-level="3"><text:span text:style-name="T4">I. Dogmatische Einordnung des strafprozessualen Akteneinsichtsrechts – Rechtsnatur und Wesen </text:span></text:h>
      <text:p text:style-name="P2"/>
      <text:p text:style-name="P2">Das strafprozessuale Akteneinsichtsrecht aus § 406 e StPO ist in den größeren Zusammenhang der §§ 406 d ff. einzuordnen, mit denen das Gesetz dem durch eine Straftat Verletzten <text:span text:style-name="T1">Beteiligungsmöglichkeiten</text:span> am Strafverfahren<text:alphabetical-index-mark text:string-value="Strafverfahren"/> eröffnet.<text:span text:style-name="Footnote_20_Symbol"><text:note text:id="ftn1064" text:note-class="footnote"><text:note-citation>1064</text:note-citation><text:note-body><text:p text:style-name="P22"><text:s/>KK/<text:span text:style-name="T1">Engelhardt</text:span>, vor § 406 d ff. StPO Rn. 2. </text:p></text:note-body></text:note></text:span> Die Vorschrift gestattet dem Verletzten, sofern von der Staatsanwaltschaft<text:alphabetical-index-mark text:string-value="Staatsanwaltschaft"/> ein Ermittlungsverfahren<text:alphabetical-index-mark text:string-value="Ermittlungsverfahren"/> eingeleitet wurde, (bereits während des Ermittlungsverfahrens)<text:span text:style-name="Footnote_20_Symbol"><text:note text:id="ftn1065" text:note-class="footnote"><text:note-citation>1065</text:note-citation><text:note-body><text:p text:style-name="P22"><text:s/>So die wohl überwiegende Meinung; vgl. Löwe-Rosenberg/<text:span text:style-name="T1">Hilger</text:span>, § 406 e StPO Rn. 5; <text:span text:style-name="T1">Otto</text:span>, GA 1989, 289; <text:span text:style-name="T1">Meyer-Großner</text:span>, § 406 e StPO Rn. 2; a. A. <text:span text:style-name="T1">Sieber</text:span>, FS Spendel, S. 773, der zwar keine rechtskräftige Verurteilung, jedoch eine Feststellung der Verletzungshandlung in einem richterlichen Verfahren verlangt; vgl. zum Ganzen <text:span text:style-name="T1">Ibbeken</text:span>, S. 100 Fn. 147. </text:p></text:note-body></text:note></text:span> über seinen Anwalt ein Akteneinsichtsrecht auszuüben sowie amtlich verwahrte Beweisstücke<text:alphabetical-index-mark text:string-value="Beweisstück"/> zu besichtigen.<text:span text:style-name="Footnote_20_Symbol"><text:note text:id="ftn1066" text:note-class="footnote"><text:note-citation>1066</text:note-citation><text:note-body><text:p text:style-name="P22"><text:s/><text:span text:style-name="T1">Patnaik</text:span>, GRUR 2004, 191 (194); <text:span text:style-name="T1">v. Hartz</text:span>, Beweissicherung, S. 119; <text:span text:style-name="T1">Cremer</text:span>, Mitt. 1992, 153 (157); <text:span text:style-name="T1">Schäfer</text:span>, NStZ 1985, 198; <text:span text:style-name="T1">Schmaltz/Kuczera</text:span>, GRUR 2006, 97 (99). </text:p></text:note-body></text:note></text:span> Auf diese Weise wird dem Verletzten mittelbar ein Rückgriff auf das breite Spektrum der den Strafverfolgungsbehörden zur Verfügung stehenden Aufklärungsmittel ermöglicht.<text:span text:style-name="Footnote_20_Symbol"><text:note text:id="ftn1067" text:note-class="footnote"><text:note-citation>1067</text:note-citation><text:note-body><text:p text:style-name="P22"><text:s/>Im Rahmen des strafrechtlichen Ermittlungsverfahrens hat die Staatsanwaltschaft<text:alphabetical-index-mark text:string-value="Staatsanwaltschaft"/> umfassende, oftmals aber unter Richtervorbehalt stehende Befugnisse (vgl. § 105 Abs. 1 StPO). Bei hinreichendem Tatverdacht können beispielsweise Durchsuchungen und Beschlagnahmen nach den §§ 94 ff., 102 ff. StPO erfolgen; vgl. <text:span text:style-name="T1">Cremer</text:span>, Mitt. 1992, 153 (157); <text:span text:style-name="T1">Schmatz/Kuczera</text:span>, GRUR 2006, 97 (99); Bei Durchsuchungen und anderen Maßnahmen im Ermittlungsverfahren<text:alphabetical-index-mark text:string-value="Ermittlungsverfahren"/> darf der Verletzte allerdings nicht selbst oder durch seine Angestellten mitwirken (Ausnahme: § 406 g Abs. 2 StPO); vgl. <text:span text:style-name="T1">Ibbeken</text:span>, S. 99 f.</text:p></text:note-body></text:note></text:span> Schließlich haben die mit ihrer Hilfe gewonnenen Erkenntnisse ihren Niederschlag in den entsprechenden Ermittlungsakten<text:alphabetical-index-mark text:string-value="Ermittlungsakte"/> gefunden.<text:span text:style-name="Footnote_20_Symbol"><text:note text:id="ftn1068" text:note-class="footnote"><text:note-citation>1068</text:note-citation><text:note-body><text:p text:style-name="P22"><text:s/>Vgl. <text:span text:style-name="T1">v. Hartz</text:span>, Beweissicherung, S. 115, 122; <text:span text:style-name="T1">Schlosser</text:span>, JZ 1991, 599 (604); <text:span text:style-name="T1">Schäfer</text:span>, NStZ 1985, 198; Auf diese spezielle Möglichkeit der Beweismittelbeschaffung wurde von der Bundesregierung im Rahmen des Gesetzgebungsverfahrens zum Produktpirateriegesetz ausdrücklich hingewiesen; vgl. <text:span text:style-name="T1">Cremer</text:span>, Mitt. 1992, 153 (157).</text:p></text:note-body></text:note></text:span> Ob und in welchem Umfang der Verletzte sein Akteneinsichtsrecht wahrnimmt, steht dabei grundsätzlich zu seiner freien Disposition.<text:span text:style-name="Footnote_20_Symbol"><text:note text:id="ftn1069" text:note-class="footnote"><text:note-citation>1069</text:note-citation><text:note-body><text:p text:style-name="P22"><text:s/><text:span text:style-name="T1">Meyer-Großner</text:span>, vor § 406 d StPO Rn. 1; KK/<text:span text:style-name="T1">Engelhardt</text:span>, vor § 406 d ff. StPO Rn. 2. </text:p></text:note-body></text:note></text:span></text:p>
      <text:p text:style-name="P2"/>
      <text:p text:style-name="P2"/>
      <text:p text:style-name="P13"/>
      <text:h text:style-name="Heading_20_3" text:outline-level="3"><text:span text:style-name="T4">II. Zweck des strafprozessualen Akteneinsichtsrechts</text:span></text:h>
      <text:p text:style-name="P2"/>
      <text:p text:style-name="P2">Nach dem erklärten Willen des Gesetzgebers dienen die §§ 406 d ff. StPO in erster Linie dem Schutz des Verletzten.<text:span text:style-name="Footnote_20_Symbol"><text:note text:id="ftn1070" text:note-class="footnote"><text:note-citation>1070</text:note-citation><text:note-body><text:p text:style-name="P22"><text:s/>KK/<text:span text:style-name="T1">Engelhardt</text:span>, vor § 406 d ff. StPO Rn. 2; <text:span text:style-name="T1">Meyer-Großner</text:span>, vor § 406 d StPO Rn. 1. </text:p></text:note-body></text:note></text:span> Um diesen Schutz zu verwirklichen, sichert § 406 e StPO dem Verletzten daher – gewissermaßen als Vorstufe - die Informationsbefugnisse und –möglichkeiten, die er zur Prüfung und Wahrnehmung seiner rechtlich geschützten Interessen benötigt.<text:span text:style-name="Footnote_20_Symbol"><text:note text:id="ftn1071" text:note-class="footnote"><text:note-citation>1071</text:note-citation><text:note-body><text:p text:style-name="P22"><text:s/><text:span text:style-name="T1">Otto</text:span>, GA 1989, 289 (290); Löwe-Rosenberg/<text:span text:style-name="T1">Hilger</text:span>, § 406 e StPO Rn. 1; KK/<text:span text:style-name="T1">Engelhardt</text:span>, vor § 406 d ff. StPO Rn. 2; <text:span text:style-name="T1">Meyer-Großner</text:span>, vor § 406 d StPO Rn. 1; vgl. BT-Drucks. 10/5305, S. 17, 18.</text:p></text:note-body></text:note></text:span> Der Zweck des § 406 e StPO ist damit – ohne nähere einschränkende Konkretisierung - relativ weit gefasst, könnte also auch die Nachprüfung der Rechnungsangaben erfassen. </text:p>
      <text:p text:style-name="P2"/>
      <text:p text:style-name="P2"/>
      <text:p text:style-name="P2"/>
      <text:h text:style-name="Heading_20_3" text:outline-level="3"><text:span text:style-name="T4">III. Voraussetzungen des strafprozessualen Akteneinsichtsrechts</text:span></text:h>
      <text:p text:style-name="P2"/>
      <text:h text:style-name="Heading_20_4" text:outline-level="4">1. Berechtigter </text:h>
      <text:p text:style-name="P2"/>
      <text:p text:style-name="P2">Die Vorschrift des § 406 e StPO berechtigt – auch wenn das Recht nur durch einen Rechtsanwalt ausgeübt werden kann<text:span text:style-name="Footnote_20_Symbol"><text:note text:id="ftn1072" text:note-class="footnote"><text:note-citation>1072</text:note-citation><text:note-body><text:p text:style-name="P22"><text:s/>Löwe-Rosenberg/<text:span text:style-name="T1">Hilger</text:span>, § 406 e StPO Rn. 4.</text:p></text:note-body></text:note></text:span> – den <text:span text:style-name="T1">„Verletzten“</text:span> dazu, Akteneinsicht zu nehmen. Der Begriff des Verletzten wird (dabei) allerdings gesetzlich nicht bestimmt.<text:span text:style-name="Footnote_20_Symbol"><text:note text:id="ftn1073" text:note-class="footnote"><text:note-citation>1073</text:note-citation><text:note-body><text:p text:style-name="P22"><text:s/><text:span text:style-name="T1">Meyer-Großner</text:span>, vor § 406 d StPO Rn. 2.</text:p></text:note-body></text:note></text:span> Als Verletzter ist aber gemeinhin anzusehen, wer durch die behauptete Tat – ihre tatsächliche Begehung unterstellt - unmittelbar in seinen Rechten, Rechtsgütern oder anerkannten rechtlichen Interessen beeinträchtigt wird.<text:span text:style-name="Footnote_20_Symbol"><text:note text:id="ftn1074" text:note-class="footnote"><text:note-citation>1074</text:note-citation><text:note-body><text:p text:style-name="P22"><text:s/><text:span text:style-name="T1">Pfeiffer</text:span>, § 172 StPO Rn. 3; KK/<text:span text:style-name="T1">Schmid</text:span>, § 172 StPO Rn. 19; <text:span text:style-name="T1">Meyer-Großner</text:span>, § 172 StPO Rn. 9; Für die §§ 406 d ff. StPO gilt derselbe Verletztenbegriff wie bei der Anwendung des § 172 StPO; vgl. <text:span text:style-name="T1">Meyer-Großner</text:span>, vor § 406 d StPO Rn. 2; <text:span text:style-name="T1">Pfeiffer</text:span>, vor § 406 d StPO Rn. 1; <text:span text:style-name="T1">Otto</text:span>, GA 1989, 289 (290).</text:p></text:note-body></text:note></text:span> </text:p>
      <text:p text:style-name="P2"/>
      <text:h text:style-name="Heading_20_5" text:outline-level="5"><text:span text:style-name="T4">a) Schutzrechtsverletzung</text:span></text:h>
      <text:p text:style-name="P2"/>
      <text:p text:style-name="P2">Bei der vorsätzlichen Verletzung eines Rechts des geistigen Eigentums – strafbar nach den §§ 142 PatG, 25 GebrMG, 10 HalblSchutzG, 39 SortenG, 106 ff. UrhG, 51 GeschmG, 143 MarkenG<text:span text:style-name="Footnote_20_Symbol"><text:note text:id="ftn1075" text:note-class="footnote"><text:note-citation>1075</text:note-citation><text:note-body><text:p text:style-name="Footnote"><text:s/><text:span text:style-name="T1">Cremer, </text:span>GRUR Int. 2002, 511 (512). </text:p></text:note-body></text:note></text:span> - liegt es daher auf der Hand, den verletzten Schutzrechtsinhaber als im Sinne des § 406 e StPO Berechtigten zu begreifen. Allerdings muss insoweit die Besonderheit berücksichtigt werden, dass die Straftatbestände zum Schutz des geistigen Eigentums für die Fälle nicht gewerbsmäßige Schutzrechtsverletzung grundsätzlich als Privatklagedelikte<text:alphabetical-index-mark text:string-value="Privatklagedelikt"/> ausgestaltet sind, vgl. 374 Abs. 1 Nr. 8 StPO.<text:span text:style-name="Footnote_20_Symbol"><text:note text:id="ftn1076" text:note-class="footnote"><text:note-citation>1076</text:note-citation><text:note-body><text:p text:style-name="P22"><text:s/>Vgl. <text:span text:style-name="T1">v. Hartz</text:span>, Beweissicherung, S. 118; <text:span text:style-name="T1">Ibbeken</text:span>, S. 98; Mit anderen Worten übernimmt der Schutzrechtsinhaber als Kläger die Rolle des Staatsanwalts, ohne freilich über dessen Kompetenzen und Möglichkeiten zu verfügen; vgl. <text:span text:style-name="T1">Kröger/Bausch</text:span>, GRUR 1997, 321 (326).</text:p></text:note-body></text:note></text:span> Die Staatsanwaltschaft<text:alphabetical-index-mark text:string-value="Staatsanwaltschaft"/> kann und wird das Verfahren in diesen Fällen daher nur an sich ziehen, wenn dies im öffentlichen Interesse liegt (vgl. § 376 StPO).<text:span text:style-name="Footnote_20_Symbol"><text:note text:id="ftn1077" text:note-class="footnote"><text:note-citation>1077</text:note-citation><text:note-body><text:p text:style-name="P22"><text:s/>Die Entscheidung über die Verfahrenseinstellung und die Verweisung auf das Privatklageverfahren können nur mit einer Gegenvorstellung oder Dienstaufsichtsbeschwerde angegriffen werden; das Klageerzwingungsverfahren ist gemäß § 172 Abs. 2 S. 3 StPO unzulässig; <text:span text:style-name="T1">Ibbeken</text:span>, S. 99.</text:p></text:note-body></text:note></text:span> Da es sich überdies um ein relatives Antragsdelikt<text:alphabetical-index-mark text:string-value="Antragsdelikt"/> handelt, wird ein Strafverfahren<text:alphabetical-index-mark text:string-value="Strafverfahren"/> nur nach Stellung eines Strafantrags entsprechend den §§ 77 ff. StGB oder dann eingeleitet werden, wenn die Strafverfolgungsbehörden wegen eines besonderen öffentlichen Interesses an der Strafverfolgung ein Einschreiten von Amts wegen für geboten erachten.<text:span text:style-name="Footnote_20_Symbol"><text:note text:id="ftn1078" text:note-class="footnote"><text:note-citation>1078</text:note-citation><text:note-body><text:p text:style-name="P22"><text:s/><text:span text:style-name="T1">Ibbeken</text:span>, S. 98; <text:span text:style-name="T1">v. Hartz</text:span>, Beweissicherung, S. 118; Auch die Befugnis des Verletzten zur Erhebung der Privatklage setzt voraus, dass er selbst oder ein für ihn befugt Handelnder rechtzeitig und wirksam einen Strafantrag<text:alphabetical-index-mark text:string-value="Strafantrag"/> nach § 77 StGB gestellt hat. In der Erhebung der Privatklage innerhalb der Antragsfrist wird allerdings auch die Antragstellung gesehen; vgl. <text:span text:style-name="T1">Meyer-Großner</text:span>, § 374 StPO Rn. 6.</text:p></text:note-body></text:note></text:span> Nur bei den Qualifikationstatbeständen, die gewerbsmäßiges Handeln voraussetzen, findet demgegenüber die Strafverfolgung stets von Amts wegen statt.<text:span text:style-name="Footnote_20_Symbol"><text:note text:id="ftn1079" text:note-class="footnote"><text:note-citation>1079</text:note-citation><text:note-body><text:p text:style-name="P22"><text:s/><text:span text:style-name="T1">Cremer</text:span>, GRUR Int. 2002, 511 (512); <text:span text:style-name="T1">v. Hartz</text:span>, Beweissicherung, S. 118; <text:span text:style-name="T1">Kröger/Bausch</text:span>, GRUR 1997, 321 (327).</text:p></text:note-body></text:note></text:span></text:p>
      <text:p text:style-name="P2"/>
      <text:p text:style-name="P2"/>
      <text:p text:style-name="P8"/>
      <text:p text:style-name="P14"/>
      <text:p text:style-name="P14"/>
      <text:p text:style-name="P14"/>
      <text:h text:style-name="Heading_20_5" text:outline-level="5">b) Betrug, § 263 StGB </text:h>
      <text:p text:style-name="P2"/>
      <text:p text:style-name="P2">Weiterhin könnte der Schutzrechtsinhaber aber auch aufgrund eines zu seinen Lasten begangenen (versuchten) Betruges<text:alphabetical-index-mark text:string-value="Betrug"/> durch vorsätzlich unvollständige oder unrichtige Rechnungslegung – weil in seinem Vermögen geschädigt bzw. gefährdet<text:span text:style-name="Footnote_20_Symbol"><text:note text:id="ftn1080" text:note-class="footnote"><text:note-citation>1080</text:note-citation><text:note-body><text:p text:style-name="P22"><text:s/>Vgl. Löwe-Rosenberg/<text:span text:style-name="T1">Graalmann-Scheerer</text:span>, § 172 StPO Rn. 91. </text:p></text:note-body></text:note></text:span> – als „Verletzter“ im Sinne des § 406 e Abs. 1 StPO zu qualifizieren sein.<text:span text:style-name="Footnote_20_Symbol"><text:note text:id="ftn1081" text:note-class="footnote"><text:note-citation>1081</text:note-citation><text:note-body><text:p text:style-name="P22"><text:s/>Als mögliche Betrugshandlung kommt beispielsweise die Täuschung durch aktives Tun in Betracht, wenn der zur Rechnungslegung verpflichtete Schutzrechtsverletzer geringere als die gelieferten Mengen angibt. Durch diese Täuschung wird dann – auch wenn der verletzte Schutzrechtsinhaber die Richtigkeit dieser Angaben bezweifelt und reklamiert – ein Irrtum über die wahren Umsätze hervorgerufen. Klagt der Verletzte auf Grund dessen die unterdrückten Beträge nicht ein, stellt dies schließlich eine Vermögensverfügung durch Unterlassen dar, die wiederum zu einem Vermögensschaden bei ihm führt, der stoffgleich als Wert beim Schutzrechtsverletzer verbleibt; vgl. <text:span text:style-name="T1">Schmaltz/Kuczera</text:span>, GRUR 2006, 97 (100 f.). </text:p></text:note-body></text:note></text:span> </text:p>
      <text:p text:style-name="P8"/>
      <text:p text:style-name="P14"/>
      <text:p text:style-name="P14"/>
      <text:h text:style-name="Heading_20_5" text:outline-level="5"><text:span text:style-name="T4">c) Abgabe einer falschen Versicherung an Eides statt, §§ 156, 163 Abs. 1 StGB</text:span></text:h>
      <text:p text:style-name="P8"/>
      <text:p text:style-name="P8">Schließlich kann sich die „Verletzteneigenschaft“ des Schutzrechtsinhabers entsprechend den §§ 156, 163 Abs. 1 StGB auch aus einer zum Zwecke der Bekräftigung der Rechnungslegung abgegebenen schuldhaft falschen eidesstattlichen Versicherung des Schutzrechtsverletzers ergeben.<text:span text:style-name="Footnote_20_Symbol"><text:note text:id="ftn1082" text:note-class="footnote"><text:note-citation>1082</text:note-citation><text:note-body><text:p text:style-name="P22"><text:s/>So die wohl überwiegende Meinung; vgl. etwa Löwe-Rosenberg/<text:span text:style-name="T1">Graalmann-Scheerer</text:span>, § 172 StPO Rn. 71; <text:span text:style-name="T1">Pfeiffer</text:span>, § 172 StPO Rn. 3; KK/<text:span text:style-name="T1">Schmid</text:span>, § 172 StPO Rn. 26; <text:span text:style-name="T1">Meyer-Großner</text:span>, § 172 StPO Rn. 11.</text:p></text:note-body></text:note></text:span> Denn auch wenn die §§ 153 ff. StGB in erster Linie dem Schutz der Rechtspflege dienen, so muss doch auch der hinter diesem Schutz stehende Gedanke der Wahrheitsfindung und Entscheidungsrichtigkeit Berücksichtigung finden, der nicht als Selbstzweck, sondern gerade auch im Interesse der Verfahrensbeteiligten gewährleistet wird.<text:span text:style-name="Footnote_20_Symbol"><text:note text:id="ftn1083" text:note-class="footnote"><text:note-citation>1083</text:note-citation><text:note-body><text:p text:style-name="P22"><text:s/>Löwe-Rosenberg/<text:span text:style-name="T1">Graalmann-Scheerer</text:span>, § 172 StPO Rn. 71.</text:p></text:note-body></text:note></text:span> Als verletzt ist daher diejenige Prozesspartei anzusehen, deren Stellung im Verfahren durch die in Betracht kommende Aussage, etwa durch eine Verschlechterung oder Gefährdung der Beweislage, erschwert worden ist oder, <text:span text:style-name="T1">sofern</text:span> das Verfahren bereits abgeschlossen ist, zu deren Nachteil die Entscheidung beeinflusst wurde.<text:span text:style-name="Footnote_20_Symbol"><text:note text:id="ftn1084" text:note-class="footnote"><text:note-citation>1084</text:note-citation><text:note-body><text:p text:style-name="P22"><text:s/>OLG Düsseldorf in NStZ 1995, 49; <text:span text:style-name="T1">Pfeiffer</text:span>, § 172 StPO Rn. 3; <text:span text:style-name="T1">Meyer-Großner</text:span>, § 172 StPO Rn. 11; Löwe-Rosenberg/<text:span text:style-name="T1">Graalmann-Scheerer</text:span>, § 172 StPO Rn. 71; KK/<text:span text:style-name="T1">Schmid</text:span>, § 172 StPO Rn. 26.</text:p></text:note-body></text:note></text:span> Lediglich zeitweilige, durch die falsche eidesstattliche Versicherung bewirkte Erschwerungen der Prozesslage, die sich im Endergebnis nicht zu Ungunsten des dadurch benachteiligten Schutzrechtsinhabers niedergeschlagen haben, müssen also unberücksichtigt bleiben.<text:span text:style-name="Footnote_20_Symbol"><text:note text:id="ftn1085" text:note-class="footnote"><text:note-citation>1085</text:note-citation><text:note-body><text:p text:style-name="P22"><text:s/>OLG Düsseldorf in NStZ 1995, 49; Löwe-Rosenberg/Graalmann-Scheerer, § 172 StPO Rn. 71.</text:p></text:note-body></text:note></text:span> </text:p>
      <text:p text:style-name="P2"/>
      <text:h text:style-name="Heading_20_4" text:outline-level="4"><text:span text:style-name="T4">2. Berechtigtes Interesse </text:span></text:h>
      <text:p text:style-name="P13"/>
      <text:p text:style-name="P2">Für den Regelfall setzt § 406 e Abs. 1 S. 1 StPO a. E. voraus, dass der Rechtsanwalt ein berechtigtes Interesse des Verletzten an der Akteneinsicht darlegen kann, zu dessen Wahrnehmung die Akteneinsicht erforderlich ist oder nach den Ausführungen des Rechtsanwalts wenigstens erforderlich erscheint.<text:span text:style-name="Footnote_20_Symbol"><text:note text:id="ftn1086" text:note-class="footnote"><text:note-citation>1086</text:note-citation><text:note-body><text:p text:style-name="P22"><text:s/><text:span text:style-name="T1">Ibbeken</text:span>, S. 103; <text:span text:style-name="T1">Meyer-Großner</text:span>, § 406 e StPO Rn. 3; <text:span text:style-name="T1">Otto</text:span>, GA 1989, 289 f.; Löwe-Rosenberg/<text:span text:style-name="T1">Hilger</text:span>, § 406 e StPO Rn. 6; <text:span text:style-name="T1">Pfeiffer</text:span>, § 406 e StPO Rn. 1.</text:p></text:note-body></text:note></text:span> Nur wenn der Verletzte nach § 395 StPO berechtigt ist, sich dem Verfahren als Nebenkläger anzuschließen, bedarf es dieser Darlegung entsprechend § 406 e Abs. 1 S. 2 StPO nicht; insoweit wird das berechtigte Interesse des Verletzten (unwiderleglich) vermutet.<text:span text:style-name="Footnote_20_Symbol"><text:note text:id="ftn1087" text:note-class="footnote"><text:note-citation>1087</text:note-citation><text:note-body><text:p text:style-name="P22"><text:s/><text:span text:style-name="T1">Meyer-Großner</text:span>, § 406 e StPO Rn. 3; <text:span text:style-name="T1">Pfeiffer</text:span>, § 406 e StPO Rn. 1 f.</text:p></text:note-body></text:note></text:span> Da der verletzte Schutzrechtsinhaber aber lediglich bei den Straftatbeständen zum Schutz der Rechte des geistigen Eigentums zur Nebenklage<text:alphabetical-index-mark text:string-value="Nebenklage"/> befugt ist (vgl. § 395 Abs. 2 Nr. 2 StPO), bleibt es im Übrigen bei der Notwendigkeit, sein berechtigtes Interesse an der Akteneinsicht schlüssig vorzutragen. Es stellt sich daher die Frage, ob das Interesse des Verletzten, die in der Rechnungslegung mitgeteilten Angaben anhand der Akteneinsicht nachzuprüfen, als „berechtigtes Interesse“ im Sinne des § 406 e StPO qualifiziert werden kann. Als „berechtigte Interessen“ sind gemeinhin schutzwürdige privatrechtliche oder öffentlich-rechtliche Belange zu begreifen; im vorliegenden Zusammenhang kommt - entsprechend der Intention des Gesetzgebers, die Ersatzmöglichkeiten bei materiellen Schäden für den Verletzten zu verbessern – als „berechtigtes Interesse“ insbesondere die gerichtliche Durchsetzung von zivilrechtlichen Ansprüchen in Betracht.<text:span text:style-name="Footnote_20_Symbol"><text:note text:id="ftn1088" text:note-class="footnote"><text:note-citation>1088</text:note-citation><text:note-body><text:p text:style-name="P22"><text:s/><text:span text:style-name="T1">Otto</text:span>, GA 1989, 289 (290); Löwe-Rosenberg/<text:span text:style-name="T1">Hilger</text:span>, § 406 e StPO Rn. 6.</text:p></text:note-body></text:note></text:span> Schließlich soll die Akteneinsicht gerade der Prüfung der Frage dienen, in welchem Umfang der Verletzte gegen den Beschuldigten bürgerlich-rechtliche Ansprüche geltend machen kann.<text:span text:style-name="Footnote_20_Symbol"><text:note text:id="ftn1089" text:note-class="footnote"><text:note-citation>1089</text:note-citation><text:note-body><text:p text:style-name="P22"><text:s/>Vgl. <text:span text:style-name="T1">Meyer-Großner</text:span>, § 406 e StPO Rn. 3. </text:p></text:note-body></text:note></text:span> </text:p>
      <text:p text:style-name="P2">Zweifel an der „Berechtigung“ dieses Interesses könnten sich nunmehr allerdings aus dem Umstand ergeben, dass im Falle einer Normierung der im Regierungsentwurf zur Umsetzung der Durchsetzungs-Richtlinie vorgesehenen Urkundenvorlageansprüche im Recht des geistigen Eigentums spezialgesetzliche Einsichtsansprüche zur Verfügung stehen würden, die die Nachprüfung der Rechnungslegung ermöglichen.<text:span text:style-name="Footnote_20_Symbol"><text:note text:id="ftn1090" text:note-class="footnote"><text:note-citation>1090</text:note-citation><text:note-body><text:p text:style-name="P22"><text:s/>Im Hinblick auf die Frage, ob ein „berechtigtes Interesse“ zu verneinen ist, wenn die Einsichtnahme nur zur „Ausforschung“ des Beschuldigten oder einer nach materiellem Zivilrecht unzulässigen Beweisgewinnung dienen soll, so <text:span text:style-name="T1">Otto</text:span>, GA 1989, 301 ff.; Löwe-Rosenberg/<text:span text:style-name="T1">Hilger</text:span>, § 406 e StPO Rn. 7; <text:span text:style-name="T1">Meyer-Großner</text:span>, § 406 e StPO Rn. 3; a. A. <text:span text:style-name="T1">Sieber</text:span>, FS Spendel, S. 772; <text:span text:style-name="T1">Ibbeken</text:span>, S. 100, bedarf es daher vorliegend keiner Entscheidung. </text:p></text:note-body></text:note></text:span> In dieses System zivilrechtlicher Ansprüche würde nämlich das Akteneinsichtsrecht aus § 406 e StPO zugunsten des verletzten Schutzrechtsinhabers „eingreifen“,<text:span text:style-name="Footnote_20_Symbol"><text:note text:id="ftn1091" text:note-class="footnote"><text:note-citation>1091</text:note-citation><text:note-body><text:p text:style-name="P22"><text:s/>Im Grunde genommen könnte diese Problematik damit auch unter dem Aspekt eines „überwiegenden schutzwürdigen Interesses“ des Beschuldigten diskutiert werden; vgl. auch wenn in anderem Kontext <text:span text:style-name="T1">Schmaltz/Kuczera</text:span>, GRUR 2006, 97 (100 Fn. 39); <text:span text:style-name="T1">Otto</text:span>, GA 1989, 289 (305); Löwe-Rosenberg/<text:span text:style-name="T1">Hilger</text:span>, § 406 e StPO Rn. 9.</text:p></text:note-body></text:note></text:span> weil auf diesem Wege zumindest in gewissem Umfang die Vorbereitung des Zivilprozesses auf die Staatsanwaltschaft<text:alphabetical-index-mark text:string-value="Staatsanwaltschaft"/> übertragen werden könnte.<text:span text:style-name="Footnote_20_Symbol"><text:note text:id="ftn1092" text:note-class="footnote"><text:note-citation>1092</text:note-citation><text:note-body><text:p text:style-name="P22"><text:s/><text:span text:style-name="T1">Otto</text:span>, GA 1989, 289 (292, 297).</text:p></text:note-body></text:note></text:span> Auch wenn der Gesetzgeber grundsätzlich nicht daran gehindert ist, dem Einzelnen verschiedene Wege zur Verfügung zu stellen, um die Durchsetzung seiner Interessen zu realisieren,<text:span text:style-name="Footnote_20_Symbol"><text:note text:id="ftn1093" text:note-class="footnote"><text:note-citation>1093</text:note-citation><text:note-body><text:p text:style-name="P22"><text:s/>Vgl. etwa die bei der Rechnungslegung vorgesehene Belegvorlagepflicht und die im Regierungsentwurf zur Umsetzung der Durchsetzungs-Richtlinie vorgeschlagenen Urkundenvorlageansprüche. </text:p></text:note-body></text:note></text:span> stellt sich nämlich die Frage, ob insoweit tatsächlich ein Nebeneinander von Zivilrecht und Strafverfahrensrecht bestehen soll. </text:p>
      <text:p text:style-name="P2">Berücksichtigt man zunächst einmal den Willen des Gesetzgebers bei Einführung der entsprechenden Vorschriften, so liegt nicht nur den §§ 406 d ff. StPO, sondern auch den im Regierungsentwurf zur Umsetzung der Durchsetzungs-Richtlinie vorgesehenen Urkundenvorlageansprüchen das Bestreben zugrunde, zum Schutze des Verletzten die Möglichkeiten zur Durchsetzung seiner zivilrechtlichen Ansprüche zu verbessern.<text:span text:style-name="Footnote_20_Symbol"><text:note text:id="ftn1094" text:note-class="footnote"><text:note-citation>1094</text:note-citation><text:note-body><text:p text:style-name="P22"><text:s/><text:span text:style-name="T1">Sieber</text:span>, S. 771; <text:span text:style-name="T1">Ibbeken</text:span>, S. 100; <text:span text:style-name="T1">Otto</text:span>, GA 1989, 289 (297).</text:p></text:note-body></text:note></text:span> Insoweit erscheint ein Nebeneinander von Zivilrecht und Strafverfahrensrecht daher zumindest als möglich. Denn wäre ein Nebeneinander nicht vorgesehen, würde durch die Normierung der Urkundenvorlageansprüche im Recht des geistigen Eigentums die Rechtsposition des Verletzten nicht nur verbessert, sondern in gewissem Umfang auch verschlechtert. Weiterhin offenbart auch das sog. Adhäsionsverfahren nach den §§ 403 ff. StPO, dass dem Gesetz ein Nebeneinander von Strafverfahrensrecht und Zivilrecht nicht fremd ist. Vor allem erscheint in diesem Kontext bemerkenswert, dass der Strafrichter bei der Entscheidung über die zivilrechtlichen Ansprüche alle vorhandenen – und damit insbesondere auch die durch das Strafverfahren<text:alphabetical-index-mark text:string-value="Strafverfahren"/> gewonnenen - Beweismittel zu nutzen hat.<text:span text:style-name="Footnote_20_Symbol"><text:note text:id="ftn1095" text:note-class="footnote"><text:note-citation>1095</text:note-citation><text:note-body><text:p text:style-name="P22"><text:s/>Vgl. <text:span text:style-name="T1">Sieber</text:span>, S. 770; <text:span text:style-name="T1">Ibbeken</text:span>, S. 100 f.</text:p></text:note-body></text:note></text:span> Darüber hinaus lässt sich die zusätzliche Möglichkeit, anhand strafprozessualer Akteneinsicht die Vollständigkeit und Richtigkeit der Rechnungsangaben zu überprüfen, auch noch damit rechtfertigen, dass dem durch eine Straftat Verletzten durchaus etwas mehr staatliche „Fürsorge“ zustehen kann als dem „bloß“ durch ein zivilrechtliches Delikt Geschädigten, der – als prozessuale Konsequenz des Prinzips der Vertragsfreiheit<text:alphabetical-index-mark text:string-value="Vertragsfreiheit"/> – im Zivilprozess weitgehend selbst für die Rechtsdurchsetzung verantwortlich ist.<text:span text:style-name="Footnote_20_Symbol"><text:note text:id="ftn1096" text:note-class="footnote"><text:note-citation>1096</text:note-citation><text:note-body><text:p text:style-name="P22"><text:s/>Vgl. <text:span text:style-name="T1">Ibbeken</text:span>, S. 101; <text:span text:style-name="T1">Sieber</text:span>, S. 769.</text:p></text:note-body></text:note></text:span> Schließlich ist auch ein Missbrauch des strafprozessualen Akteneinsichtsrechts seitens des verletzten Schutzrechtsinhabers zu dem Zweck, sich einen kostenintensiven und risikoreichen Verletzungsprozess zu ersparen, im vorliegenden Zusammenhang nicht zu befürchten, gewährt doch das Zivilrecht den Rechnungslegungsanspruch nur bei feststehender Rechtsverletzung.<text:span text:style-name="Footnote_20_Symbol"><text:note text:id="ftn1097" text:note-class="footnote"><text:note-citation>1097</text:note-citation><text:note-body><text:p text:style-name="P22"><text:s/>Vermutet der ermittelnde Staatsanwalt, dass die Möglichkeiten des Strafverfahrens ungerechtfertigt ausgenutzt werden sollen, kann er den Verletzten gemäß § 154 d StPO auf den Zivilklageweg verweisen; vgl. <text:span text:style-name="T1">v. Gravenreuth</text:span>, GRUR 1983, 349 (354); <text:span text:style-name="T1">Ibbeken</text:span>, S. 99.</text:p></text:note-body></text:note></text:span> Damit wird das Nachprüfungsinteresse des Verletzten auch im Falle einer Normierung der im Regierungsentwurf vorgesehenen Urkundenvorlageansprüche als „berechtigtes Interesse“ im Sinne des § 406 e Abs. 1 StPO anzuerkennen sein. </text:p>
      <text:p text:style-name="P13"/>
      <text:p text:style-name="P13"/>
      <text:p text:style-name="P13"/>
      <text:h text:style-name="Heading_20_3" text:outline-level="3"><text:span text:style-name="T4">IV. Umfang des strafprozessualen Akteneinsichtsrechts</text:span></text:h>
      <text:p text:style-name="P8"/>
      <text:p text:style-name="P8">Entsprechend dem Wortlaut des § 406 e StPO ist die Akteneinsicht nur zulässig, „soweit“ ein „berechtigtes Interesse“ des Verletzten dargelegt wurde.<text:span text:style-name="Footnote_20_Symbol"><text:note text:id="ftn1098" text:note-class="footnote"><text:note-citation>1098</text:note-citation><text:note-body><text:p text:style-name="P22"><text:s/>Löwe-Rosenberg/<text:span text:style-name="T1">Hilger</text:span>, § 406 e StPO Rn. 6.</text:p></text:note-body></text:note></text:span> Das „berechtigte Interesse“ des Verletzten ist also nicht nur Voraussetzung der Akteneinsicht, sondern bestimmt auch deren Umfang. Damit ist das strafprozessuale Akteneinsichtsrecht im Grunde genommen – ebenso wie die zivilrechtlichen Rechnungslegungs- und Vorlageansprüche – begrenzt durch das, was (zur Nachprüfung der Rechnungslegung) erforderlich ist.<text:span text:style-name="Footnote_20_Symbol"><text:note text:id="ftn1099" text:note-class="footnote"><text:note-citation>1099</text:note-citation><text:note-body><text:p text:style-name="P22"><text:s/><text:span text:style-name="T1">Sieber</text:span>, S. 773.</text:p></text:note-body></text:note></text:span> „Soweit“ ein berechtigtes Interesse aber dargelegt wurde, erstreckt sich das Recht auf Akteneinsicht grundsätzlich auf den gesamten Akteninhalt, insbesondere auch auf Belege und andere Geschäftsunterlagen, die durch Beschlagnahme im Zuge der staatsanwaltlichen Ermittlungen Teil der Akten geworden sind.<text:span text:style-name="Footnote_20_Symbol"><text:note text:id="ftn1100" text:note-class="footnote"><text:note-citation>1100</text:note-citation><text:note-body><text:p text:style-name="P22"><text:s/><text:span text:style-name="T1">Meyer-Großner</text:span>, § 406 e StPO Rn. 4; <text:span text:style-name="T1">Mahlmann</text:span>, S. 35.</text:p></text:note-body></text:note></text:span> </text:p>
      <text:p text:style-name="P8"/>
      <text:p text:style-name="P2"/>
      <text:p text:style-name="P2"/>
      <text:h text:style-name="Heading_20_3" text:outline-level="3"><text:span text:style-name="T4">V. Grenzen des strafprozessualen Akteneinsichtsrechts</text:span></text:h>
      <text:p text:style-name="P2"/>
      <text:p text:style-name="P2">Soweit unter den in § 406 e Abs. 1 StPO genannten Voraussetzungen ein Akteneinsichtsrecht zugunsten des Verletzten besteht, werden dessen Grenzen – auch in Fällen der Nebenklageberechtigung – durch eine Interessenabwägung<text:alphabetical-index-mark text:string-value="Interessenabwägung"/> entsprechend den Grundsätzen des § 406 e Abs. 2 StPO bestimmt. So regelt § 406 e Abs. 2 StPO die Voraussetzungen, unter denen dem Verletzten die begehrte Akteneinsicht entweder versagt werden muss (S. 1) oder nach pflichtgemäßem Ermessen versagt werden kann (S. 2).<text:span text:style-name="Footnote_20_Symbol"><text:note text:id="ftn1101" text:note-class="footnote"><text:note-citation>1101</text:note-citation><text:note-body><text:p text:style-name="P22"><text:s/><text:span text:style-name="T1">Pfeiffer</text:span>, § 406 e StPO Rn. 2; KK/<text:span text:style-name="T1">Engelhardt</text:span>, § 406 e StPO Rn. 3; Löwe/Rosenberg/<text:span text:style-name="T1">Hilger</text:span>, § 406 e StPO Rn. 7.</text:p></text:note-body></text:note></text:span> Im vorliegenden Zusammenhang ist insbesondere die Begrenzung durch § 406 e Abs. 2 S. 1 StPO von Bedeutung. Danach ist die Akteneinsicht (zwingend) zu versagen, soweit der Einsichtnahme nach Abwägung aller Belange <text:span text:style-name="T1">„überwiegende schutzwürdige Interessen“</text:span> des Beschuldigten entgegenstehen. </text:p>
      <text:p text:style-name="P2">Damit gilt es zunächst einmal zu klären, wann auf <text:span text:style-name="T1">Tatbestandsseite</text:span> von einem Überwiegen der schutzwürdigen Interessen des Beschuldigten auszugehen ist. Entscheidend ist dabei, welche Belange zugunsten des Verletzten und zugunsten des Beschuldigten in die Waagschale gelegt werden können. Zugunsten des Verletzten gilt es zu berücksichtigen, dass, sofern die Akteneinsicht eine Nachprüfung der gelegten Rechnung ermöglichen soll, die Rechtsverletzung durch den Beschuldigten (zumindest) zivilrechtlich bereits feststeht, denn das Zivilrecht gewährt einen Anspruch auf Rechnungslegung nur bei feststehender Rechtsverletzung.<text:span text:style-name="Footnote_20_Symbol"><text:note text:id="ftn1102" text:note-class="footnote"><text:note-citation>1102</text:note-citation><text:note-body><text:p text:style-name="P22"><text:s/><text:span text:style-name="T1">Sieber</text:span>, S. 762, 773.</text:p></text:note-body></text:note></text:span> Dass die Verletzteneigenschaft des Einsichtbegehrenden damit nicht lediglich vorläufiger Natur ist oder allein auf seiner Schilderung des Sachverhalts beruht, hat nämlich, auch wenn die Tätereigenschaft des Beschuldigten und die Verletzteneigenschaft des Zugriffsberechtigten (noch) nicht erwiesen sind, Auswirkungen auf die „Sensibilität“ der im Rahmen der Akteneinsicht offenbar werdenden Informationen.<text:span text:style-name="Footnote_20_Symbol"><text:note text:id="ftn1103" text:note-class="footnote"><text:note-citation>1103</text:note-citation><text:note-body><text:p text:style-name="P22"><text:span text:style-name="T9"><text:s/>Vgl. in diesem Zusammenhang </text:span><text:span text:style-name="T10">Otto</text:span><text:span text:style-name="T9">, GA 1989, 289 (293 f.). </text:span></text:p></text:note-body></text:note></text:span> Auf Seiten des Beschuldigten kommt als schutzwürdiges Interesse insbesondere die Geheimhaltung wirtschaftlich wertvoller Informationen, namentlich von Geschäftsgeheimnissen<text:alphabetical-index-mark text:string-value="Geschäftsgeheimnis"/> in Betracht.<text:span text:style-name="Footnote_20_Symbol"><text:note text:id="ftn1104" text:note-class="footnote"><text:note-citation>1104</text:note-citation><text:note-body><text:p text:style-name="P22"><text:s/>Vgl. <text:span text:style-name="T1">v. Hartz</text:span>, Beweissicherung, S. 119; Löwe-Rosenberg/<text:span text:style-name="T1">Hilger</text:span>, § 406 e StPO Rn. 9; <text:span text:style-name="T1">Ibbeken</text:span>, S. 101.</text:p></text:note-body></text:note></text:span> Ein Überwiegen dieses Geheimhaltungsinteresses wird regelmäßig dann anzunehmen sein, wenn der Verlust des Geschäftsgeheimnisses<text:alphabetical-index-mark text:string-value="Geschäftsgeheimnis"/> für den Beschuldigten im Konkurrenzkampf schwerwiegende Nachteile mit sich bringen könnte.</text:p>
      <text:p text:style-name="P2">Dementsprechend wird zwar hinsichtlich der Informationen, die dem Verletzten im Rahmen der Rechnungslegung <text:span text:style-name="T1">persönlich</text:span> mitzuteilen sind, wohl regelmäßig kein überwiegendes schutzwürdiges Geheimhaltungsinteresse des Beschuldigten vorliegen. Es wird – entsprechend den Ausführungen zum Wirtschaftsprüfervorbehalt<text:span text:style-name="Footnote_20_Symbol"><text:note text:id="ftn1105" text:note-class="footnote"><text:note-citation>1105</text:note-citation><text:note-body><text:p text:style-name="Footnote"><text:s/>Vgl. 2. Teil F III.</text:p></text:note-body></text:note></text:span> – bereits nicht von einem schutzwürdigen Gegeninteresse des „Beschuldigten“ auszugehen sein. Selbst wenn man insoweit ein „schutzwürdiges Interesse“ des Beschuldigten anerkennen würde, könnte es im Rahmen der gesetzlich gebotenen Abwägung nicht als „überwiegend“ qualifiziert werden; schließlich ist ein Ersatzanspruch gegen den Beschuldigten bereits schlüssig begründet<text:span text:style-name="Footnote_20_Symbol"><text:note text:id="ftn1106" text:note-class="footnote"><text:note-citation>1106</text:note-citation><text:note-body><text:p text:style-name="P22"><text:s/>Demgegenüber darf – mit Blick auf die Unschuldsvermutung aus Art. 6 Abs. 2 EMRK – im Rahmen der Abwägung allerdings nicht zum Nachteil des Beschuldigten gewertet werden, dass ein gewisser Verdacht besteht, der Beschuldigte könne der für die Verletzung Verantwortliche sein; vgl. Löwe-Rosenberg/<text:span text:style-name="T1">Hilger</text:span>, § 406 e StPO Rn. 10; vgl. auch <text:span text:style-name="T1">Ibbeken</text:span>, S. 101 f.</text:p></text:note-body></text:note></text:span> und die – schon aufgrund des akzessorischen Rechnungslegungsanspruchs geschuldeten – Informationen werden lediglich zur Ergänzung bzw. Berichtigung der Rechnung benötigt.<text:span text:style-name="Footnote_20_Symbol"><text:note text:id="ftn1107" text:note-class="footnote"><text:note-citation>1107</text:note-citation><text:note-body><text:p text:style-name="P22"><text:s/>Vgl. Löwe-Rosenberg/<text:span text:style-name="T1">Hilger</text:span>, § 406 e StPO Rn. 9 f.</text:p></text:note-body></text:note></text:span> Nicht zuletzt stünde die Anerkennung eines überwiegenden schutzwürdigen Interesses auch im Widerspruch zu der zivilrechtlichen Bewertung. Jedoch wird hinsichtlich der Angaben, die aufgrund der Anerkennung berechtigter Geheimhaltungsinteressen des Verletzers im Rahmen der Rechnungslegung nur unter Wirtschaftsprüfervorbehalt mitzuteilen sind, die Annahme überwiegender schutzwürdiger Interessen nahe liegen. Auch hinsichtlich der im Rahmen der Rechnungslegung nicht offenbarungspflichtigen Angaben kommen überwiegende schutzwürdige Geheimhaltungsinteressen des Verletzers in Betracht. </text:p>
      <text:p text:style-name="P2">Damit stellt sich angesichts der von § 406 e Abs. 2 StPO vorgesehenen <text:span text:style-name="T1">Rechtsfolge</text:span> dann aber die Frage, welche Konsequenzen sich daraus im Einzelnen für den Umfang des Akteneinsichtsrechts ergeben (können). Dem Wortlaut des § 406 e StPO, wonach das Ausmaß der Akteneinsicht zu begrenzen ist, „soweit“ ein Versagungsgrund entgegensteht, ist insoweit zu entnehmen, dass vor Versagung der Akteneinsicht stets geprüft werden muss, ob dem Verletzten nicht wenigstens eine teilweise Akteneinsicht gewährt werden kann.<text:span text:style-name="Footnote_20_Symbol"><text:note text:id="ftn1108" text:note-class="footnote"><text:note-citation>1108</text:note-citation><text:note-body><text:p text:style-name="P22"><text:s/>KK/<text:span text:style-name="T1">Engelhardt</text:span>, § 406 e StPO Rn. 5; Löwe-Rosenberg/<text:span text:style-name="T1">Hilger</text:span>, § 406 e StPO Rn. 8; <text:span text:style-name="T1">Ibbeken</text:span>, S. 102; <text:span text:style-name="T1">Meyer-Großner</text:span>, § 406 e StPO Rn. 7; <text:span text:style-name="T1">Pfeiffer</text:span>, § 406 e StPO Rn. 2.</text:p></text:note-body></text:note></text:span> Es gilt also zu klären, was als teilweise Akteneinsicht im Sinne des § 406 e Abs. 2 StPO zu verstehen ist. Denn soweit eine teilweise Akteneinsicht zum Schutz der berechtigten Geheimhaltungsinteressen des Beschuldigten nicht möglich erscheint, muss die Einsichtnahme insgesamt versagt werden. Um das Akteneinsichtsrecht des Verletzten soweit als möglich zu erhalten, bietet es sich zunächst einmal an, vor der Akteneinsicht – jedenfalls sofern das ohne besonderen Aufwand möglich ist – einzelne Aktenteile, die überwiegende schutzwürdige Interessen des Beschuldigten betreffen, auszusortieren.<text:span text:style-name="Footnote_20_Symbol"><text:note text:id="ftn1109" text:note-class="footnote"><text:note-citation>1109</text:note-citation><text:note-body><text:p text:style-name="P22"><text:s/><text:span text:style-name="T1">Meyer-Großner</text:span>, § 406 e StPO Rn. 7.</text:p></text:note-body></text:note></text:span> Damit verbleibt dem Verletzten nämlich gemessen am gesamten Akteninhalt zumindest ein Teileinsichtsrecht bezüglich der restlichen Akte. Dies erscheint mit Rücksicht auf den Sinn und Zweck des § 406 e Abs. 2 StPO auch als geboten. Fraglich ist allerdings, wie es sich mit dem Akteneinsichtsrecht bezüglich der aussortierten Aktenteile verhält, ob insoweit eine Versagung der Akteneinsicht erfolgen muss oder auch hier noch andere Möglichkeiten zur Wahrung der schutzwürdigen Geheimhaltungsinteressen bestehen. Sofern nämlich andere Möglichkeiten nicht bestünden, bliebe nur eine Alles-oder-Nichts-Lösung. Man könnte entweder das „Überwiegen“ der schutzwürdigen Geheimhaltungsinteressen verneinen oder müsste das Akteneinsichtsrecht für die fraglichen Aktenteile komplett versagen. Je nach dem, für welchen Weg man sich entscheidet, würde man damit entweder im Vergleich zum Zivilrecht weiterreichende Befugnisse einräumen, weil der Verletzte ungefilterte Einsicht in die Originalunterlagen erhalten würde oder aber das Akteneinsichtsrecht des Verletzten nahezu vollständig aushöhlen, weil eine Kontrolle der Rechnungsangaben kaum noch möglich wäre. Daher erscheint es geboten, eine Anlehnung des Strafprozessrechts an die zivilrechtlichen Grundsätze zum Schutz berechtigter Geheimhaltungsinteressen zumindest einmal als andere Möglichkeit zu überdenken. So bieten sich im vorliegenden Zusammenhang insbesondere das „Schwärzen“ schutzwürdiger Angaben in der Akte oder aber auch eine Einsichtnahme unter Wirtschaftsprüfervorbehalt als Alternativen an. Wortlaut und Systematik des § 406 e Abs. 2 StPO stehen diesen Alternativen nämlich (zumindest) nicht entgegen.<text:span text:style-name="Footnote_20_Symbol"><text:note text:id="ftn1110" text:note-class="footnote"><text:note-citation>1110</text:note-citation><text:note-body><text:p text:style-name="P22"><text:s/>A. A. <text:span text:style-name="T1">Ibbeken</text:span>, S. 102, der die Verpflichtung zur „Zwischenschaltung“ eines Sachverständigen als „menschlichen Filter“ angesichts des Wortlauts von § 406 e StPO als unzulässige Verkürzung der Rechte des Verletzten ansieht und verneint, dabei aber übersieht, dass dem Verletzten damit bei Vorliegen überwiegender schutzwürdiger Interessen des Beschuldigten die Versagung der Akteneinsicht droht.</text:p></text:note-body></text:note></text:span> Denn auch wenn dem Verletzten eine nach zivilrechtlichen Grundsätzen modifizierte Akteneinsicht gewährt wird, liegt darin dennoch eine Versagung der Einsichtnahme, soweit überwiegende schutzwürdige Interessen des Beschuldigten entgegenstehen. Obgleich eine Übertragung zivilrechtlicher Grundsätze auf das Strafprozessrecht nicht immer ohne weiteres möglich ist, wird man – unter Berücksichtigung von Sinn und Zweck der Vorschrift - § 406 e StPO durchaus in gewissem Sinne als „Schnittstelle“ zwischen Strafprozessrecht und Zivilrecht ansehen können. Bedenkt man aber, dass die „Alles-oder-Nichts-Lösung“ die Interessenlage wesensmäßig nur einseitig berücksichtigen kann und damit unter dem Tatbestandsmerkmal des „überwiegenden schutzwürdigen Interesses“ die Gefahr von Einzelfallentscheidung entsprechend dem jeweiligen Gerechtigkeitsempfinden des entscheidenden Richters heraufbeschwört, scheint dies für eine nach zivilrechtlichen Grundsätzen modifizierte Akteneinsicht zu sprechen. Denn auf diesem Wege ist ein allgemeingültiger und adäquater Interessenausgleich zu erreichen. Da somit keine Gründe gegen, aber gute Gründe für eine Modifizierung sprechen, sollte insoweit eine Anlehnung des Strafverfahrensrecht an das Zivilrecht vorgenommen werden. Allerdings wird das Akteneinsichtsrecht wohl durch einen Wirtschaftsprüfervorbehalt zu modifizieren sein, denn das Schwärzen der Akten würde, da mit gewissem Aufwand verbunden,<text:span text:style-name="Footnote_20_Symbol"><text:note text:id="ftn1111" text:note-class="footnote"><text:note-citation>1111</text:note-citation><text:note-body><text:p text:style-name="P22"><text:s/>Die Staatsanwaltschaft<text:alphabetical-index-mark text:string-value="Staatsanwaltschaft"/> müsste genau prüfen, welche Angaben zu schwärzen sind. </text:p></text:note-body></text:note></text:span> eine unnötige Belastung der Strafverfolgungsbehörden mit sich bringen. </text:p>
      <text:h text:style-name="Heading_20_3" text:outline-level="3">VI. Bewertung</text:h>
      <text:p text:style-name="P13"/>
      <text:p text:style-name="P2">In Anbetracht des Umstands, dass sowohl das Zivilrecht als auch das Strafverfahrensrecht dem verletzten Schutzrechtsinhaber die Möglichkeit eröffnen, die Rechnung anhand von Geschäftsunterlagen nachzuprüfen, gilt es schließlich zu klären, inwieweit das Akteneinsichtsrecht aus § 406 e StPO – gerade im Vergleich zu zivilrechtlichen Vorlageansprüchen - tatsächlich in der Lage ist, eine ordnungsgemäße Rechnungslegung zu gewährleisten. Als Vorteil des Akteneinsichtsrechts gegenüber zivilrechtlichen Vorlageansprüchen lässt sich dabei zunächst einmal vermerken, dass, weil der Zivilrechtsweg und praktische Vollstreckungsprobleme entfallen, das Akteneinsichtsrecht aus § 406 e StPO infolge seiner „unmittelbaren Durchsetzung“ eine nicht unerhebliche Zeitersparnis für den Verletzten mit sich bringen kann.<text:span text:style-name="Footnote_20_Symbol"><text:note text:id="ftn1112" text:note-class="footnote"><text:note-citation>1112</text:note-citation><text:note-body><text:p text:style-name="P22"><text:s/><text:span text:style-name="T1">Otto</text:span>, GA 1989, 289 (304); <text:span text:style-name="T1">Sieber</text:span>, FS Spendel, S. 762. </text:p></text:note-body></text:note></text:span> Zudem verfügen die Strafverfolgungsbehörden ihren weit reichenden Eingriffsbefugnissen entsprechend über ein breites, vielversprechendes Spektrum an Aufklärungsmitteln, das sich der Verletzte über § 406 e StPO zunutze machen kann.<text:span text:style-name="Footnote_20_Symbol"><text:note text:id="ftn1113" text:note-class="footnote"><text:note-citation>1113</text:note-citation><text:note-body><text:p text:style-name="P22"><text:s/>Vgl. <text:span text:style-name="T1">v. Hartz</text:span>, Beweissicherung, S. 115; 122 f.; <text:span text:style-name="T1">Schlosser</text:span>, JZ 1991, 599 (604); <text:span text:style-name="T1">Schmaltz/Kuczera</text:span>, GRUR 2006, 97 (100); <text:span text:style-name="T1">Sieber</text:span>, FS Spendel, S. 774.</text:p></text:note-body></text:note></text:span> So werden dem Verletzten, weil auch das strafprozessuale Akteneinsichtsrecht aus § 406 e StPO – ebenso wie die Rechnungslegungs- und Vorlageansprüche – durch das Merkmal der „Erforderlichkeit“ begrenzt ist, zwar auch auf diesem Wege nicht mehr Informationen zu Nachprüfungszwecken offen gelegt werden als bei einem zivilrechtlichen Vorgehen. Jedoch können die beschlagnahmten Geschäftsunterlagen u. U. – etwa weil die polizeiliche Durchsuchung unerwartet erfolgte und/oder durch versierte Kriminalbeamte vorgenommen wurde – ein wirklichkeitsnäheres Bild des Umfangs der Verletzungshandlungen zeichnen als die zivilrechtlich geschuldete Rechnungslegung bzw. Vorlage des Verletzers.<text:span text:style-name="Footnote_20_Symbol"><text:note text:id="ftn1114" text:note-class="footnote"><text:note-citation>1114</text:note-citation><text:note-body><text:p text:style-name="P22"><text:s/><text:span text:style-name="T1">Cremer</text:span>, GRUR Int. 2002, 511 (514, 516); <text:span text:style-name="T1">Sieber</text:span>, FS Spendel, S. 760; Sind allerdings – trotz Buchhaltungspflicht – beim Verletzer keine oder kaum einschlägige Unterlagen vorhanden, die im Rahmen der polizeilichen Durchsuchung beschlagnahmt werden könnten, wird auch das Akteneinsichtsrecht aus § 406 e StPO dem Verletzten nicht weiterhelfen können; vgl. <text:span text:style-name="T1">v. Gravenreuth</text:span>, GRUR 1983, 349 (352).</text:p></text:note-body></text:note></text:span> </text:p>
      <text:p text:style-name="P2">Trotz alledem bestehen aber auch erhebliche Zweifel an der Eignung des Akteneinsichtsrechts zur Sicherstellung der Vollständigkeit und Richtigkeit der Rechnung. Denn auch wenn es dem Verletzten als (mutmaßlichem) Opfer einer Straftat grundsätzlich offen steht, den Weg des § 406 e StPO zu beschreiten, um zu Nachprüfungszwecken zeitnah Einsicht zu erhalten und eventuelle Risiken und Kosten eines Zivilprozesses zu umgehen,<text:span text:style-name="Footnote_20_Symbol"><text:note text:id="ftn1115" text:note-class="footnote"><text:note-citation>1115</text:note-citation><text:note-body><text:p text:style-name="P22"><text:s/><text:span text:style-name="T1">Cremer</text:span>, GRUR Int. 2002, 511 (514); <text:span text:style-name="T1">v. Gravenreuth</text:span>, GRUR 1983, 749 (751); <text:span text:style-name="T1">Sieber</text:span>, FS Spendel, S. 762; <text:span text:style-name="T1">Ibbeken</text:span>, S. 104.</text:p></text:note-body></text:note></text:span> ist dieser Weg wesensmäßig eben doch strafprozessual „vorbelastet“. So offenbart sich die Untauglichkeit strafprozessualer Maßnahmen für zivilrechtliche Problemstellungen bereits darin, dass, gerade wenn es dem Verletzten in erster Linie auf die Durchsetzung seiner zivilrechtlichen Ansprüche und erst in zweiter Linie oder überhaupt nicht auf eine strafrechtliche Verfolgung des Verletzers ankommt, zivilprozessuale Möglichkeiten – wie etwa der Abschluss eines Vergleichs – keine ausreichende Berücksichtigung finden.<text:span text:style-name="Footnote_20_Symbol"><text:note text:id="ftn1116" text:note-class="footnote"><text:note-citation>1116</text:note-citation><text:note-body><text:p text:style-name="P22"><text:s/><text:span text:style-name="T1">Patnaik</text:span>, GRUR 2004, 191 (194); <text:span text:style-name="T1">Ibbeken</text:span>, S. 104. </text:p></text:note-body></text:note></text:span> Erhebliche Unwägbarkeiten für eine effektive Rechtsausübung ergeben sich zudem aus dem Umstand, dass die Staatsanwaltschaft<text:alphabetical-index-mark text:string-value="Staatsanwaltschaft"/> als „Herrin“ des Ermittlungsverfahrens sowohl die Einleitung als auch den Gang des Verfahrens in der Hand hat und insoweit eine Einflussnahme des Verletzten weitestgehend ausgeschlossen ist.<text:span text:style-name="Footnote_20_Symbol"><text:note text:id="ftn1117" text:note-class="footnote"><text:note-citation>1117</text:note-citation><text:note-body><text:p text:style-name="P22"><text:s/><text:span text:style-name="T1">Schmaltz/Kuczera</text:span>, GRUR 2006, 96 (99); <text:span text:style-name="T1">v. Hartz</text:span>, Beweissicherung, S. 122; Der Verletzte hat, selbst wenn er das Verfahren mit einer Anzeige bei der Staatsanwaltschaft<text:alphabetical-index-mark text:string-value="Staatsanwaltschaft"/> eingeleitet hat, keinen Einfluss mehr auf den weiteren Verlauf.</text:p></text:note-body></text:note></text:span> So kann das strafprozessuale Akteneinsichtsrecht dem verletzten Schutzrechtsinhaber erst dann weiterhelfen, wenn gegen den Verletzer tatsächlich ein Ermittlungsverfahren<text:alphabetical-index-mark text:string-value="Ermittlungsverfahren"/> eingeleitet und auch durchgeführt worden ist.<text:span text:style-name="Footnote_20_Symbol"><text:note text:id="ftn1118" text:note-class="footnote"><text:note-citation>1118</text:note-citation><text:note-body><text:p text:style-name="P22"><text:s/><text:span text:style-name="T1">Otto</text:span>, GA 1989, 289 (290); <text:span text:style-name="T1">Ibbeken</text:span>, S. 98f, 104; <text:span text:style-name="T1">Kröger/Bausch</text:span>, GRUR 1997, 321 (326).</text:p></text:note-body></text:note></text:span> Denn nur dann ist – zumindest in gewissem Umfang – Aktenmaterial vorhanden, anhand dessen eine Nachprüfung der Rechnungsangaben erfolgen kann. Wegen der Verletzung eines Rechts des geistigen Eigentums schreitet die Staatsanwaltschaft aber nicht automatisch ein, sondern – sofern kein Offizialdelikt<text:alphabetical-index-mark text:string-value="Offizialdelikt"/> im Raum steht – nur dann, wenn daran ein öffentliches Interesse im Sinne des § 376 StPO besteht.<text:span text:style-name="Footnote_20_Symbol"><text:note text:id="ftn1119" text:note-class="footnote"><text:note-citation>1119</text:note-citation><text:note-body><text:p text:style-name="P22"><text:s/><text:span text:style-name="T1">Kröger/Bausch</text:span>, GRUR 1997, 321 (326); <text:span text:style-name="T1">Ibbeken</text:span>, S. 104.</text:p></text:note-body></text:note></text:span> Obwohl dieses „öffentliche Interesse“ nach Nr. 261 der Richtlinie für das Strafverfahren<text:alphabetical-index-mark text:string-value="Strafverfahren"/> und das Bußgeldverfahren<text:alphabetical-index-mark text:string-value="Bußgeldverfahren"/> (RiStBV)<text:span text:style-name="Footnote_20_Symbol"><text:note text:id="ftn1120" text:note-class="footnote"><text:note-citation>1120</text:note-citation><text:note-body><text:p text:style-name="P22"><text:s/>Dabei handelt es sich um eine für die Staatsanwaltschaft<text:alphabetical-index-mark text:string-value="Staatsanwaltschaft"/> (zwar) rechtlich nicht bindende, aber im Regelfall zu beachtende Auslegungshilfe; vgl. <text:span text:style-name="T1">Kröger/Bausch</text:span>, GRUR 1997, 321 (326).</text:p></text:note-body></text:note></text:span> bei „nicht nur geringfügigen“ Schutzrechtsverletzungen<text:span text:style-name="Footnote_20_Symbol"><text:note text:id="ftn1121" text:note-class="footnote"><text:note-citation>1121</text:note-citation><text:note-body><text:p text:style-name="P22"><text:s/>Zu berücksichtigen sind dabei insbesondere das Ausmaß der Schutzrechtsverletzung, der eingetretene oder drohende wirtschaftliche Schaden und die vom Täter erstrebte Bereicherung; vgl. <text:span text:style-name="T1">Kröger/Bausch</text:span>, GRUR 1997, 321 (326).</text:p></text:note-body></text:note></text:span> in der Regel zu bejahen wäre, leiten die Staatsanwaltschaften aber dennoch nur relativ wenige Ermittlungsverfahren ein.<text:span text:style-name="Footnote_20_Symbol"><text:note text:id="ftn1122" text:note-class="footnote"><text:note-citation>1122</text:note-citation><text:note-body><text:p text:style-name="P22"><text:s/><text:span text:style-name="T1">Ibbeken</text:span>, S. 98; <text:span text:style-name="T1">v. Gravenreuth</text:span>, GRUR 1983, 349 (353); <text:span text:style-name="T1">Kröger/Bausch</text:span>, GRUR 1997, 321 (326); Demgegenüber geht nur <text:span text:style-name="T1">Cremer</text:span> in GRUR Int. 2002, 511 (516) davon aus, dass jährlich einige tausend Strafverfahren<text:alphabetical-index-mark text:string-value="Strafverfahren"/> in der BRD wegen Verletzung von Rechten des geistigen Eigentums geführt werden.</text:p></text:note-body></text:note></text:span> Dies mag seinen Grund bisweilen auch in dem Umstand haben, dass die Strafverfolgungsbehörden gewisse Schutzrechtsverletzung (etwa Patentverletzungen) ohne Strafantrag<text:alphabetical-index-mark text:string-value="Strafantrag"/> des Schutzrechtinhabers von sich aus nicht ohne weiteres erkennen können.<text:span text:style-name="Footnote_20_Symbol"><text:note text:id="ftn1123" text:note-class="footnote"><text:note-citation>1123</text:note-citation><text:note-body><text:p text:style-name="P22"><text:s/><text:span text:style-name="T1">Cremer</text:span>, GRUR Int. 2002, 511 (514).</text:p></text:note-body></text:note></text:span> Um daher zumindest einen gewissen Nutzen des strafprozessualen Akteneinsichtsrechts sicherstellen zu können, muss der Verletzte bereits in seinem Strafantrag neben der Verletzung eines Rechts des geistigen Eigentums auch die Merkmale eines Offizialdelikts – etwa der Hehlerei<text:alphabetical-index-mark text:string-value="Hehlerei"/>, des Betruges<text:alphabetical-index-mark text:string-value="Betrug"/> oder der Urkundenfälschung<text:alphabetical-index-mark text:string-value="Urkundenfälschung"/> - schildern, um wenigstens so die Einleitung eines Ermittlungsverfahrens zu „erzwingen“;<text:span text:style-name="Footnote_20_Symbol"><text:note text:id="ftn1124" text:note-class="footnote"><text:note-citation>1124</text:note-citation><text:note-body><text:p text:style-name="P22"><text:s/><text:span text:style-name="T1">Ibbeken</text:span>, S. 99 Fn. 141; <text:span text:style-name="T1">v. Gravenreuth</text:span>, GRUR 1983, 349 (354).</text:p></text:note-body></text:note></text:span> besteht nämlich Gesetzeskonkurrenz oder Tateinheit zwischen einem Offizialdelikt und einem Privatklagedelikt<text:alphabetical-index-mark text:string-value="Privatklagedelikt"/>, ist ein einheitliches Offizialverfahren durchzuführen und das Privatklagedelikt mitzuverfolgen.<text:span text:style-name="Footnote_20_Symbol"><text:note text:id="ftn1125" text:note-class="footnote"><text:note-citation>1125</text:note-citation><text:note-body><text:p text:style-name="P22"><text:s/>Vgl. <text:span text:style-name="T1">v. Gravenreuth</text:span>, GRUR 1983, 349 (354); <text:span text:style-name="T1">Ibbeken</text:span>, S. 99 Fn. 141.</text:p></text:note-body></text:note></text:span> Dass die Strafverfolgungsbehörden bei einem Betrug(-sversuch) durch vorsätzlich unvollständige oder unrichtige Rechnungslegung ebenso wie bei Abgabe einer falschen eidesstattlichen Versicherung von Amts wegen ermitteln müssten, hilft dem Verletzten in diesem Zusammenhang nämlich nicht wirklich weiter, weil die Einleitung eines Ermittlungsverfahrens insoweit erst vergleichsweise spät mit dem endgültigen Abschluss des Rechnungslegungsverfahrens bzw. nach Abgabe der eidesstattlichen Versicherung in Betracht käme. Ferner setzt die Einleitung eines Ermittlungsverfahrens wegen Schutzrechtsverletzung oder Betrugs<text:alphabetical-index-mark text:string-value="Betrug"/> grundsätzlich Vorsatz des Beschuldigten voraus und kommt daher in Fällen bloßer Fahrlässigkeit – mangels Strafbarkeit – von vornherein nicht in Betracht.<text:span text:style-name="Footnote_20_Symbol"><text:note text:id="ftn1126" text:note-class="footnote"><text:note-citation>1126</text:note-citation><text:note-body><text:p text:style-name="P22"><text:s/><text:span text:style-name="T1">Ibbeken</text:span>, S. 104; <text:span text:style-name="T1">v. Gravenreuth</text:span>, GRUR 1983, 349 (350); <text:span text:style-name="T1">Cremer</text:span>, GRUR Int. 2002, 511 (512).</text:p></text:note-body></text:note></text:span> Lediglich die Abgabe einer falschen Versicherung an Eides statt ist auch bei fahrlässigem Handeln strafbar. Sollte den Verletzer also in jeder Hinsicht nur ein Fahrlässigkeitsvorwurf treffen, wäre eine Akteneinsicht erst im Ermittlungsverfahren wegen fahrlässiger Abgabe einer falschen eidesstattlichen Versicherung möglich. Selbst wenn aber letztendlich ein Ermittlungsverfahren von der Staatsanwaltschaft eingeleitet wurde, bleibt das Fehlen einer zwingenden Intervenierungsmöglichkeit für den Verletzten problematisch. Denn dann besteht das Risiko, dass wegen Überlastung und mangelnder Sensibilisierung der Strafverfolgungsbehörden hinsichtlich des Unrechtsgehalts und Schädigungspotentials von Schutzrechtsverletzung das Ermittlungsverfahren nicht mit dem gebotenen Nachdruck betrieben wird und daher die erforderliche Ermittlungstiefe vermissen lässt.<text:span text:style-name="Footnote_20_Symbol"><text:note text:id="ftn1127" text:note-class="footnote"><text:note-citation>1127</text:note-citation><text:note-body><text:p text:style-name="P22"><text:s/><text:span text:style-name="T1">Harte-Bavendamm</text:span>, Markenpiraterie, § 5 Rn. 62; <text:span text:style-name="T1">v. Hartz</text:span>, Beweissicherung, S. 121; <text:span text:style-name="T1">Gloy/Loschelder</text:span>, GRUR 1999, 479 (481); <text:span text:style-name="T1">Wand/Leistner</text:span>, GRUR Int. 2000, 151 (154).</text:p></text:note-body></text:note></text:span> Ein weiteres Manko des Akteneinsichtsrechts ergibt sich schließlich aus der Abhängigkeit des Akteninhalts vom eingeleiteten Ermittlungsverfahren. Hat nämlich die Staatsanwaltschaft lediglich wegen der Verletzung eines Rechts des geistigen Eigentums die Ermittlungen gegen den (vermeintlichen) Verletzer aufgenommen, wird die Ermittlungsakte<text:alphabetical-index-mark text:string-value="Ermittlungsakte"/> dementsprechend auch weitestgehend nur Unterlagen betreffend den Umfang der Verletzungshandlung enthalten. Eine Nachprüfung der Rechnungsangaben auf Ausgabenseite wäre damit aber nicht möglich. Nur sofern die Staatsanwaltschaft wegen Betrugs<text:alphabetical-index-mark text:string-value="Betrug"/> (durch vorsätzlich unvollständige bzw. unrichtige Rechnungslegung) oder Abgabe einer falschen Versicherung an Eides statt ermittelt, erscheint daher eine umfassende Nachprüfung der Rechnungsangaben anhand der Akteneinsicht (zumindest) als möglich. </text:p>
      <text:p text:style-name="P2">Letztlich ergeben sich auch für den Schutzrechtsverletzer gute Gründe, es nicht auf eine Akteneinsicht seitens des Verletzten nach § 406 e StPO ankommen zu lassen, sondern zuvor ordnungsgemäß seinen zivilrechtlichen Vorlageverpflichtungen nachzukommen. Entspricht der Verletzer nämlich seiner Vorlageverpflichtung, dürfen die in diesem Rahmen erlangten Informationen, da sich niemand selbst belasten muss, - zumindest nach dem zur Umsetzung der Durchsetzungs-Richtlinie vorgesehenen Regierungsentwurf<text:span text:style-name="Footnote_20_Symbol"><text:note text:id="ftn1128" text:note-class="footnote"><text:note-citation>1128</text:note-citation><text:note-body><text:p text:style-name="Footnote"><text:s/>Vgl. etwa die vom Regierungsentwurf vorgesehenen §§ 140 b Abs. 8, 140 c Abs. 4 PatG.</text:p></text:note-body></text:note></text:span> - nicht gegen seinen Willen im Strafverfahren<text:alphabetical-index-mark text:string-value="Strafverfahren"/> verwendet werden.<text:span text:style-name="Footnote_20_Symbol"><text:note text:id="ftn1129" text:note-class="footnote"><text:note-citation>1129</text:note-citation><text:note-body><text:p text:style-name="P22"><text:s/><text:span text:style-name="T1">Cremer</text:span>, GRUR Int. 2002, 511 (513); <text:span text:style-name="T1">Cremer</text:span>, Mitt. 1992, 153 (157).</text:p></text:note-body></text:note></text:span> Demgegenüber würde der Verletzer mit einer nicht ordnungsgemäßen Pflichterfüllung geradezu ein Strafverfahren heraufbeschwören, da er selbst den Verletzten, dem es in erster Linie nur um die Durchsetzung seiner zivilrechtlichen Ansprüche geht, dazu provozieren würde, ein Ermittlungsverfahren<text:alphabetical-index-mark text:string-value="Ermittlungsverfahren"/> einzuleiten, um über § 406 e StPO an die erforderlichen Informationen zu gelangen. Wurde schließlich ein Strafverfahren durchgeführt, so gilt es bei der Strafzumessung<text:alphabetical-index-mark text:string-value="Strafzumessung"/> gemäß § 46 StGB das Verhalten des Verletzers nach der Tat zu berücksichtigen; angerechnet werden muss ihm also sein Bemühen, den Schaden (insbesondere durch ordnungsgemäße Erfüllung der Informationspflichten) wieder gutzumachen und einen Ausgleich mit dem Verletzten zu erreichen.<text:span text:style-name="Footnote_20_Symbol"><text:note text:id="ftn1130" text:note-class="footnote"><text:note-citation>1130</text:note-citation><text:note-body><text:p text:style-name="P22"><text:s/><text:span text:style-name="T1">Cremer</text:span>, Mitt. 1992, 153 (157).</text:p></text:note-body></text:note></text:span> </text:p>
      <text:p text:style-name="P2"/>
      <text:p text:style-name="P2"/>
      <text:p text:style-name="P2"/>
      <text:h text:style-name="Heading_20_2" text:outline-level="2">E. Zusammenfassung </text:h>
      <text:p text:style-name="P6"/>
      <text:p text:style-name="P6">Mit Rücksicht auf den materiellrechtlichen Charakter des akzessorischen Rechnungslegungsanspruchs erscheint es nicht überraschend, dass das materielle Recht auch die entsprechenden Kontrollmechanismen zur Sicherstellung einer ordnungsgemäßen Rechnungslegung zur Verfügung stellt. Insoweit wird sich grundsätzlich – den Vorgaben des § 259 BGB entsprechend – eine Verbindung von objektiven und subjektiven Kontrollmöglichkeiten, namentlich von Vorlageansprüchen und dem Anspruch auf eidesstattliche Versicherung anbieten. Denn durch das Zusammenwirken der unterschiedlich ausgerichteten Kontrollmechanismen lassen sich bestimmte ausrichtungstypische Kontrolldefizite abmildern bzw. ausgleichen. So würde sich etwa der Anspruch aus § 259 Abs. 2 BGB, da der Schuldner grundsätzlich die Möglichkeit hat, durch immer wieder freiwillig vorgenommene Ergänzungen und Berichtigungen die Abgabe der eidesstattlichen Versicherung auf unbestimmte Zeit hinauszuzögern, als nutzlos erweisen, wenn keine Vorlage(-vollstreckung) möglich wäre. Mit deren Hilfe kann aber entweder eine – zumindest abschnittsweise – versicherungsfähige Grundlage geschaffen werden, hinsichtlich derer der Pflichtige dann mit Abgabe der eidesstattlichen Versicherung die strafrechtliche Verantwortung zu übernehmen hat, oder der Schuldner kann in entsprechender Anwendung des § 883 Abs. 2 ZPO zumindest auf Abgabe einer eidesstattlichen Versicherung über den Verbleib der Unterlagen in Anspruch genommen werden. Da der Rechnungsleger in der Regel zur ordnungsgemäßen Aufbewahrung der Belege verpflichtet sein wird (vgl. § 257 Abs. 1 Nr. 4 HGB), müsste er im letzteren Fall zudem damit rechnen, für das Manipulieren oder Vernichten der entsprechenden Unterlagen ebenso wie für das Unterlassen ihrer Anfertigung nach §§ 267, 274 StGB, §§ 238, 257 HGB i. V. m. § 283 b StGB strafrechtlich zur Verantwortung gezogen zu werden.<text:span text:style-name="Footnote_20_Symbol"><text:note text:id="ftn1131" text:note-class="footnote"><text:note-citation>1131</text:note-citation><text:note-body><text:p text:style-name="P22"><text:s/>Vgl. <text:span text:style-name="T1">Schmaltz/Kuczera</text:span>, GRUR 2006, 97 (104); <text:span text:style-name="T1">Cremer</text:span>, Mitt. 1992, 153 (157).</text:p></text:note-body></text:note></text:span> Gleiches würde schließlich auch gelten, wenn der Schutzrechtsverletzer die Abgabe einer eidesstattlichen Versicherung nach § 259 Abs. 2 BGB mit der Begründung verweigern wollte, die durch die Vorlage(-vollstreckung) erlangten Unterlagen seien nicht zutreffend. Der Anspruch aus § 259 Abs. 2 BGB wird sich somit (häufig) nur im Zusammenspiel mit einer Vorlageverpflichtung überhaupt als zweckdienlich erweisen. Durch die Kombination objektiver und subjektiver Kontrollmechanismen erscheint der Anspruch auf Rechnungslegung aber – zumindest mittelbar - in jeder Hinsicht strafrechtlich gesichert. </text:p>
      <text:p text:style-name="P6">Mitunter kann allerdings auch diese Kombination als unzureichend erscheinen, nämlich etwa dann, wenn der Schutzrechtsverletzer bei der Berechnung des herauszugebenden Verletzergewinns seine eigentlich abzugsfähigen Kosten nicht belegen kann. Zumindest bei vorsätzlichen und wohl auch grob fahrlässigen Schutzrechtsverletzungen wird sich dann eine Beweislastumkehr<text:alphabetical-index-mark text:string-value="Beweislastumkehr"/> – im Gegensatz zu einer großzügiger ausgerichteten Schätzung - empfehlen, vgl. §§ 687 Abs. 2, 684 BGB. Soweit schließlich die Sicherung des vom Regierungsentwurf zur Umsetzung der Durchsetzungs-Richtlinie vorgesehenen Urkundenvorlageanspruchs im Verfügungsverfahren aufgrund der Unkenntnis des Verletzten an ihre Grenzen stößt, lassen sich die zivilrechtlichen Kontrollmechanismen durchaus auch mit dem strafprozessualen Akteneinsichtsrecht kombinieren. Nur zivilprozessuale Möglichkeiten erweisen sich demgegenüber im vorliegenden Zusammenhang als gänzlich ungeeignet.</text:p>
      <text:p text:style-name="P6"/>
      <text:h text:style-name="Heading_20_1" text:outline-level="1"><text:span text:style-name="T5">Teil 4: Zusammenfassung, Ergebnis und Ausblick</text:span></text:h>
      <text:p text:style-name="P6"/>
      <text:p text:style-name="P6">Der akzessorische Rechnungslegungsanspruch wurde von der Rechtsprechung im Recht des geistigen Eigentums entwickelt, um das nach einer Schutzrechtsverletzung typischerweise auf Seiten des verletzten Schutzrechtsinhabers bestehende Informationsdefizit zu beheben und diesem die zur Vorbereitung und Durchsetzung seiner Ansprüche erforderlichen Informationen zu verschaffen. An dieser Zielvorgabe wird der akzessorische Rechnungslegungsanspruch daher grundsätzlich zu messen sein. So stellt sich – nicht zuletzt angesichts der anstehenden Umsetzung der Durchsetzungs-Richtlinie – die Frage, ob und inwieweit der akzessorische Rechnungslegungsanspruch im Hinblick auf die ihm zugedachte Aufgabe rechtlich und tatsächlich überzeugen kann. Um aber diese Frage zu beantworten, werden neben dem akzessorischen Rechnungslegungsanspruch selbst auch die zur Verfügung stehenden Kontrollmechanismen zu berücksichtigen sein. </text:p>
      <text:p text:style-name="P6">Betrachtet man mit Blick auf die vorliegende Fragestellung zunächst einmal den eigentlichen akzessorischen Rechnungslegungsanspruch, bedarf es vor allem anderen seiner dogmatischen Einordnung. Denn nur so wird der akzessorische Rechnungslegungsanspruch überhaupt zu erfassen sein. </text:p>
      <text:p text:style-name="P6">Bereits hinsichtlich seiner rechtlichen Grundlegung ist allerdings festzustellen, dass – auch wenn der akzessorische Rechnungslegungsanspruch in seinem Bestand grundsätzlich außer Streit steht - mit Rücksicht auf die verschiedenen gesetzlich vorgesehenen Informationsansprüche im Wege der Rechtsanalogie<text:alphabetical-index-mark text:string-value="Rechtsanalogie"/> durchaus eine rechtsmethodisch überzeugendere Herleitung des akzessorischen Rechnungslegungsanspruchs durch die Rechtsprechung möglich gewesen wäre als mit der bloßen Bezugnahme auf die §§ 242, 259 BGB. </text:p>
      <text:p text:style-name="P6">Auch aus der daran anknüpfenden Auseinandersetzung mit Rechtsnatur und Wesen des akzessorischen Rechnungslegungsanspruchs wird dann aber deutlich, dass man – trotz gewisser Gemeinsamkeiten mit den sonstigen Auskunftsansprüchen im Recht des geistigen Eigentums - aufgrund seines spezifischen Informationsgegenstands von einem ihm eigenen Charakter sprechen kann. Diese Einschätzung offenbart sich nämlich nicht nur durch einen Blick auf die §§ 259, 260 BGB, die als allgemeine Vorschriften den Kern jedweder Auskunfts- und Rechnungslegungsverpflichtung im Zivilrecht erfassen, sondern insbesondere auch durch eine Abgrenzung zu den sonstigen Informationsansprüchen und –pflichten im Zivilrecht. Insoweit muss der akzessorische Rechnungslegungsanspruch daher in seiner Eigenart begriffen werden. </text:p>
      <text:p text:style-name="P6">Der Zweck des akzessorischen Rechnungslegungsanspruchs liegt schließlich gerade darin, dem verletzten Schutzrechtsinhaber durch einen Überblick über die den schutzrechtsverletzenden Gegenstand betreffende „Geschäftsführung“ des Verletzers die notwendigen Informationen zur Vorbereitung und Durchsetzung seines auf der Schutzrechtsverletzung beruhenden Ersatzverlangens zu verschaffen. </text:p>
      <text:p text:style-name="P6">Legt man aber dieses Verständnis des akzessorischen Rechnungslegungsanspruchs zugrunde, so ergibt sich daraus nicht nur seine – ungeachtet der zur Umsetzung der Durchsetzungs-Richtlinie vom Regierungsentwurf vorgesehenen Erweiterung der Drittauskunftsansprüche<text:span text:style-name="Footnote_20_Symbol"><text:note text:id="ftn1132" text:note-class="footnote"><text:note-citation>1132</text:note-citation><text:note-body><text:p text:style-name="P22"><text:s/>Nach Art. 8 Abs. 2 der Durchsetzungs-Richtlinie soll sich der Drittauskunftsanspruch auch auf Preisangaben erstrecken; vgl. BT/Drucks. 16/5048, S. 29. </text:p></text:note-body></text:note></text:span> und Einführung der Urkundenvorlageansprüche - fortwährende Existenzberechtigung, sondern vor allem auch seine typische Ausgestaltung. Zum einen was die Gemeinsamkeiten zu den sonstigen Auskunftsansprüchen – etwa im Hinblick auf die tatbestandlichen Voraussetzungen oder den zeitlichen Umfang akzessorischer Informationsverpflichtungen – angeht. Zum anderen was die rechnungslegungsspezifischen Eigenheiten – etwa im Hinblick auf Inhalt, sachlichen Umfang und Kontrolle der Informationserteilung – betrifft. </text:p>
      <text:p text:style-name="P6">So wird ein akzessorischer Rechnungslegungsanspruch ebenso wie ein akzessorischer Auskunftsanspruch selbst bei entschuldbarer Unkenntnis des Verletzers nur unter der Voraussetzung einer bestehenden besonderen rechtlichen Beziehung zwischen den Beteiligten überhaupt erforderlich und zumutbar sein. </text:p>
      <text:p text:style-name="P6"><text:span text:style-name="T8">Inhaltlich muss sich der akzessorische Rechnungslegungsanspruch, weil der Berechtigte mittels einer Rechnungslegung nicht nur über das Endergebnis, sondern auch die Berechnungsgrundlagen in Kenntnis gesetzt werden soll, aber auf die Mitteilung einer die geordnete Zusammenstellung der Einnahmen und Ausgaben enthaltenden Rechnung erstrecken (vgl. § 259 Abs. 1 BGB). </text:span></text:p>
      <text:p text:style-name="P6"><text:span text:style-name="T8">Schließlich werden auch der sachliche und zeitliche Umfang des akzessorischen Rechnungslegungsanspruchs und dessen Grenzen an seiner Zwecksetzung auszurichten sein. So wird man ebenso wie den sonstigen Schutzrechtsinhabern auch dem verletzten Marken- oder Geschmacksmusterrechtsinhaber, wie dies von der Literatur bereits seit einiger Zeit mit Recht gefordert wurde, einen umfassenden akzessorischen Rechnungslegungsanspruch zugestehen müssen. </text:span>Bereits aufgrund eines einzigen festgestellten Verletzungsfalls wird dann aber - entsprechend dem akzessorischen Charakter des Rechnungslegungsanspruchs - im Hinblick auf die fragliche Verletzungsform<text:alphabetical-index-mark text:string-value="Verletzungsform"/> eine zeitlich unbeschränkte Rechnungslegung für die gesamte Schutzdauer<text:alphabetical-index-mark text:string-value="Schutzdauer"/> erforderlich sein. Ferner wird sich der akzessorische Rechnungslegungsanspruch, wenn überhaupt nur in Einzelfällen und jedenfalls nicht generell durch den sog. Wirtschaftsprüfervorbehalt modifizieren lassen. </text:p>
      <text:p text:style-name="P6">Im Hinblick auf den eigentlichen akzessorischen Rechnungslegungsanspruchs ist somit festzuhalten, dass entgegen seiner bisherigen tatsächlichen Handhabung eine dogmatisch überzeugende Ausgestaltung trotz der wenigen gesetzlichen Vorgaben durchaus möglich erscheint. Der Grund für die zahlreichen Unklarheiten und Widersprüche zu den sonstigen Auskunftsansprüchen im Recht des geistigen Eigentums und im allgemeinen Zivilrecht wird m. E. nämlich nicht im Fehlen einer ausdrücklichen Normierung, sondern vornehmlich in der Verkennung seiner Eigentümlichkeit zu suchen sein. Berücksichtigt man aber den ihm eigenen Charakter, so kann der verletzte Schutzrechtsinhaber mit Hilfe des akzessorischen Rechnungslegungsanspruchs zumindest einmal theoretisch an die zur Vorbereitung und Durchsetzung seiner Ansprüche erforderlichen Informationen gelangen. </text:p>
      <text:p text:style-name="P6">Vor dem Hintergrund, dass der Schutzrechtsverletzer ein nicht zu unterschätzendes Interesse daran hat, die fraglichen Informationen für sich zu behalten, sind nämlich auch die in Betracht kommenden Kontrollmechanismen von Bedeutung. Daher werden die dem verletzten Schutzrechtsinhaber insoweit rechtlich und tatsächlich zur Verfügung stehenden materiellrechtlichen, zivil- und strafprozessualen Möglichkeiten auf ihren dahingehenden Nutzen zu untersuchen sein. </text:p>
      <text:p text:style-name="P6">Betrachtet man dabei zunächst einmal das materielle Recht, so ist festzustellen, dass sich – neben der Rechnungslegung selbst – mit dem Anspruch auf Abgabe einer eidesstattlichen Versicherung nach § 259 Abs. 2 BGB, der Belegvorlagepflicht aus § 259 Abs. 1 BGB a. E. oder den zur Umsetzung der Durchsetzungs-Richtlinie im Regierungsentwurf vorgesehenen Urkundenvorlageansprüchen sowie der Beweislastumkehr<text:alphabetical-index-mark text:string-value="Beweislastumkehr"/> nach den §§ 687 Abs. 2 S. 2, 684 BGB sowohl subjektiv als auch objektiv ausgerichtete Kontrollmechanismen anbieten. </text:p>
      <text:p text:style-name="P6">Dies hat, wie ihre umfassende separierte Untersuchung deutlich macht, aber auch durchaus seinen Grund. Denn zum einen kann <text:span text:style-name="T1">nur</text:span> durch den Anspruch auf Abgabe einer eidesstattlichen Versicherung dem Umstand Rechnung getragen werden, dass sich der Anspruchsinhalt nicht (nur) objektiv, sondern (in erster Linie) subjektiv nach dem Wissen des Verpflichteten bestimmt. Schließlich kommt eine Beweislastumkehr<text:alphabetical-index-mark text:string-value="Beweislastumkehr"/> zu Lasten des Informationsschuldners – wie sie etwa die §§ 687 Abs. 2 S. 2, 684 BGB vorsehen – in sinnvoller Weise nur hinsichtlich bestimmter Tatsachen in Betracht. Zum anderen wird der subjektiv ausgerichtete Anspruch auf Abgabe einer eidesstattlichen Versicherung aber häufig auch nur im Zusammenspiel mit objektiv angelegten Vorlagepflichten überhaupt Wirksamkeit entfalten, nicht zuletzt weil letztere – im Gegensatz zum Anspruch auf Rechnungslegung und auf Abgabe einer eidesstattlichen Versicherung (vgl. §§ 888, 889 ZPO) – in entsprechender Anwendung des § 883 ZPO vom Gerichtsvollzieher<text:alphabetical-index-mark text:string-value="Gerichtsvollzieher"/> vollstreckt werden können. </text:p>
      <text:p text:style-name="P6">Die subjektiv und objektiv ausgerichteten Kontrollmechanismen müssen somit bereits von ihrer Zwecksetzung her vornehmlich kumulativ und nicht alternativ zur Anwendung gelangen – auch wenn im konkreten Fall selbstverständlich der Berechtigte über ihre Geltendmachung entscheiden kann. Denn auch wenn der akzessorische Rechnungslegungsanspruch selbst im Falle ihres Zusammenwirkens nicht unbedingt in der Lage ist, eine umfassende und zutreffende Informationsermittlung zu garantieren, so erschließt die Existenz sowohl objektiv als auch subjektiv ausgerichteter Kontrollmechanismen dem Charakter der Rechnungslegung entsprechend doch zumindest den Weg für eine Kontrolle im Rahmen des Möglichen. Ebenso wie der akzessorische Rechnungslegungsanspruch selbst sind allerdings auch die zur Verfügung stehenden Kontrollmechanismen durch den Grundsatz der Verhältnismäßigkeit zu begrenzen, was beispielsweise anhand einer Gegenüberstellung der vom Regierungsentwurf zur Umsetzung der Durchsetzungs-Richtlinie vorgesehenen Urkundenvorlageansprüche mit der Belegvorlagepflicht aus § 259 Abs. 1 BGB a. E. dargetan werden kann. Denn die für das Recht des geistigen Eigentums vorgeschlagenen Urkundenvorlageansprüche scheinen dem verletzten Schutzrechtsinhaber zwar auf den ersten Blick im Vergleich zu der in § 259 Abs. 1 BGB a. E. allgemein normierten Belegvorlagepflicht die weitergehenden Befugnisse zu gewähren.<text:span text:style-name="Footnote_20_Symbol"><text:note text:id="ftn1133" text:note-class="footnote"><text:note-citation>1133</text:note-citation><text:note-body><text:p text:style-name="P22"><text:s/>Vgl. etwa den Wortlaut von § 140 c PatG des Regierungsentwurfs zur Umsetzung der Durchsetzungs-Richtlinie. </text:p></text:note-body></text:note></text:span> Letztlich gehen sie mit Rücksicht auf den ihnen immanenten Grundsatz der Verhältnismäßigkeit – wie dies beispielsweise anhand ihrer materiellrechtlichen und verfahrensrechtlichen Grenzen aufgezeigt wurde - aber nicht entscheidend über die Belegvorlagepflicht hinaus. </text:p>
      <text:p text:style-name="P6">Problematischerweise wurde nun aber aufgrund der insoweit nicht eindeutigen höchstrichterlichen Rechtsprechung in der Praxis lange Zeit auf die Geltendmachung der Belegvorlagepflicht verzichtet. Auch dies wird m. E. aber im Wesentlichen auf die Verkennung der Eigentümlichkeit des akzessorischen Rechnungslegungsanspruchs, wie sie in § 259 BGB zum Ausdruck kommt, zurückzuführen sein. Denn die Belegvorlagepflicht ist aus der Natur der Sache heraus an den Rechnungslegungsanspruch gekoppelt, während bei den sonstigen Auskunftsansprüchen eine entsprechende Begründung erforderlich erscheint. </text:p>
      <text:p text:style-name="P6">Durch die im Regierungsentwurf zur Umsetzung der Durchsetzungs-Richtlinie vorgesehenen Urkundenvorlageansprüche ist nunmehr allerdings zu erwarten, dass sich die Kontrollmöglichkeiten in Zukunft endlich auch tatsächlich bis an die Grenze des Möglichen ausschöpfen lassen; schließlich wird ein Einsichtsanspruch des Rechnungsherrn – entgegen der bisherigen praktischen Handhabung der Belegvorlagepflicht aus § 259 Abs. 1 BGB a. E. – vor diesem Hintergrund kaum mehr zu verneinen sein. </text:p>
      <text:p text:style-name="P6">Eine dem eigentümlichen Charakter des akzessorischen Rechnungslegungsanspruchs entsprechende Kombination objektiv und subjektiv ausgerichteter materiellrechtlicher Kontrollmechanismen kann aber im Hinblick auf die vorliegende Problemstellung durchaus überzeugen. </text:p>
      <text:p text:style-name="P6">Indes kann von einem dahingehenden Nutzen der vorliegend in Betracht kommenden zivilprozessualen Möglichkeiten, vor allem, weil sie dem verletzten Schutzrechtsinhaber keinen zwangsweise durchsetzbaren Anspruch auf Kontrolle gewähren, nicht die Rede sein. </text:p>
      <text:p text:style-name="P6">Auch das strafprozessuale Akteneinsichtsrecht aus § 406 e StPO wird insoweit lediglich zur Ergänzung der materiellrechtlichen Kontrollmöglichkeiten dienen. </text:p>
      <text:p text:style-name="P6">Im Ergebnis ist somit festzuhalten, dass der akzessorische Rechnungslegungsanspruch im Zusammenspiel mit den seiner Natur nach zur Verfügung stehenden materiellrechtlichen Kontrollmechanismen die ihm zugedachte Aufgabe zwar nach seiner grundsätzlichen rechtlichen Eignung, nicht aber in seiner bisherigen tatsächlichen Ausgestaltung erfüllen kann. Allerdings wird insoweit neben der vom Regierungsentwurf zur Umsetzung der Durchsetzungs-Richtlinie vorgesehenen Erweiterung der Drittauskunftsansprüche wohl vor allem die Einführung der spezialgesetzlichen Urkundenvorlageansprüche – auch wenn sie mit Rücksicht auf § 259 Abs. 1 BGB a. E. nur bedingt als rechtliche Neuerung erscheint – auf seine gegenwärtige tatsächliche Ausgestaltung Einfluss nehmen. Infolge dessen werden in Zukunft bestimmte Verbesserungen in der rechtlichen Praxis und damit zumindest einmal eine faktische Annäherung an das vorliegend zugrunde gelegte rechtliche Verständnis zu erwarten sein. </text:p>
      <text:p text:style-name="P6">Damit gilt es dann aber zu überlegen, welche Auswirkungen dies im Recht des geistigen Eigentums mit sich bringen kann. In der Vergangenheit erfuhr der aus der Schutzrechtsverletzung resultierende Schadensersatzanspruch eine eher stiefmütterliche Behandlung.<text:span text:style-name="Footnote_20_Symbol"><text:note text:id="ftn1134" text:note-class="footnote"><text:note-citation>1134</text:note-citation><text:note-body><text:p text:style-name="P22"><text:s/>Dies zeigt sich beispielsweise an der mitunter praktizierten sog. „kölschen Lösung“, bei der der Gläubiger als „Gegenleistung“ für die Abgabe einer Unterlassungserklärung durch den Verletzer diesem gegenüber auf seine Auskunfts- und Schadensersatzansprüche verzichtet hat, in dem Bewusstsein, dass in Anbetracht zu erwartender niedriger Verletzerumsätze ein nennenswerter Schadensersatz nicht zu liquidieren ist; vgl. <text:span text:style-name="T1">Grüger</text:span>, GRUR 2006, 536. </text:p></text:note-body></text:note></text:span> Insbesondere der Anspruch auf Herausgabe des Verletzergewinns hatte praktisch so gut wie keine Bedeutung.<text:span text:style-name="Footnote_20_Symbol"><text:note text:id="ftn1135" text:note-class="footnote"><text:note-citation>1135</text:note-citation><text:note-body><text:p text:style-name="P22"><text:s/><text:span text:style-name="T1">Haedicke</text:span>, GRUR 2005, 529; <text:span text:style-name="T1">Pross</text:span>, S. 881; <text:span text:style-name="T1">Runkel</text:span>, WRP 2005, 968. </text:p></text:note-body></text:note></text:span> Das Hauptproblem lag darin, dass sich zwar in der Theorie der Gewinn sehr einfach aus der Differenz zwischen Erlös und Kosten berechnen ließ, dass der verletzte Schutzrechtsinhaber aber in der Praxis hinsichtlich der Berechnungsgrundlagen – nahezu ausschließlich - auf die Angaben des naturgemäß eher kooperationsunwilligen Verletzers angewiesen war, welche sich aber kaum überprüfen ließen.<text:span text:style-name="Footnote_20_Symbol"><text:note text:id="ftn1136" text:note-class="footnote"><text:note-citation>1136</text:note-citation><text:note-body><text:p text:style-name="P22"><text:s/><text:span text:style-name="T1">Delahaye</text:span>, GRUR 1986, 217 (219); <text:span text:style-name="T1">Körner</text:span>, S. 883; <text:span text:style-name="T1">Teplitzky</text:span>, Wettbewerbsrechtliche Ansprüche, Kap. 34 Rn. 33; <text:span text:style-name="T1">Pietzcker</text:span>, GRUR 1975, 55; <text:span text:style-name="T1">Heermann</text:span>, GRUR 1999, 625 (635); <text:span text:style-name="T1">Rogge</text:span>, S. 929. </text:p></text:note-body></text:note></text:span> Damit versagte diese Berechnungsmethode nämlich nicht nur dann, wenn beim Verletzer kein Gewinn durch die Schutzrechtsverletzung erzielt wurde, sondern auch dann, wenn ein solcher seitens des Verletzten nicht nachgewiesen werden konnte.<text:span text:style-name="Footnote_20_Symbol"><text:note text:id="ftn1137" text:note-class="footnote"><text:note-citation>1137</text:note-citation><text:note-body><text:p text:style-name="P22"><text:s/><text:span text:style-name="T1">Körner</text:span>, S. 883; <text:span text:style-name="T1">Heermann</text:span>, GRUR 1999, 625 (627); <text:span text:style-name="T1">Pietzcker</text:span>, GRUR 1975, 55; <text:span text:style-name="T1">Haedicke</text:span>, GRUR 2005, 529.</text:p></text:note-body></text:note></text:span> In der Praxis stand daher lange Zeit die Schadensberechnung nach Lizenzanalogiegrundsätzen im Vordergrund.<text:span text:style-name="Footnote_20_Symbol"><text:note text:id="ftn1138" text:note-class="footnote"><text:note-citation>1138</text:note-citation><text:note-body><text:p text:style-name="P22"><text:s/><text:span text:style-name="T1">Haedicke</text:span>, GRUR 2005, 529; <text:span text:style-name="T1">Rogge</text:span>, S. 929; <text:span text:style-name="T1">Körner</text:span>, S. 883; Großkommentar/<text:span text:style-name="T1">Köhler</text:span>, B, vor § 13 UWG Rn. 329; <text:span text:style-name="T1">Lehmann</text:span>, BB 1988, 1680 (1682); <text:span text:style-name="T1">Teplitzky</text:span>, Wettbewerbsrechtliche Ansprüche, Kap. 34 Rn. 33. </text:p></text:note-body></text:note></text:span> Diese blieb allerdings häufig hinter den Interessen des Verletzten zurück<text:span text:style-name="Footnote_20_Symbol"><text:note text:id="ftn1139" text:note-class="footnote"><text:note-citation>1139</text:note-citation><text:note-body><text:p text:style-name="P22"><text:s/>Nach der sog. Andrejewski-Formel, die von den Düsseldorfer Gerichten seit einiger Zeit angewendet wird, erhält der Verletzte mit der Lizenzanalogie ein Drittel des Gewinns; nach der Berechnungsform der Gewinnherausgabe stünde ihm der gesamte Gewinn zu; vgl. <text:span text:style-name="T1">Rinnert/Küppers/Tilmann</text:span>, FS Helm, S. 352.</text:p></text:note-body></text:note></text:span> und war für den Verletzer mit nahezu keinem Risiko verbunden.<text:span text:style-name="Footnote_20_Symbol"><text:note text:id="ftn1140" text:note-class="footnote"><text:note-citation>1140</text:note-citation><text:note-body><text:p text:style-name="P22"><text:s/><text:span text:style-name="T1">Körner</text:span>, S. 883; <text:span text:style-name="T1">Haedicke</text:span>, GRUR 2005, 529.</text:p></text:note-body></text:note></text:span> Eine angemessene Lizenzgebühr hätte der Verletzer nämlich auch dann zahlen müssen, wenn er zuvor die Erlaubnis für die Verwendung des Schutzrechts eingeholt hätte.<text:span text:style-name="Footnote_20_Symbol"><text:note text:id="ftn1141" text:note-class="footnote"><text:note-citation>1141</text:note-citation><text:note-body><text:p text:style-name="P22"><text:s/><text:span text:style-name="T1">Haedicke</text:span>, GRUR 2005, 529; <text:span text:style-name="T1">Delahaye</text:span>, GRUR 1986, 217 (219); <text:span text:style-name="T1">Teplitzky</text:span>, Wettbewerbsrechtliche Ansprüche, Kap. 34 Rn. 29; <text:span text:style-name="T1">Seichter</text:span>, WRP 2006, 391 (400). </text:p></text:note-body></text:note></text:span> Daher wurde in der Literatur – zuletzt mit Bezugnahme auf Art. 13 der Durchsetzungs-Richtlinie, wonach als Schadensersatz <text:span text:style-name="T1">mindestens</text:span> die einfache Lizenzgebühr festzusetzen sei - die Forderung nach einem „pauschalen Verletzerzuschlag“ erhoben.<text:span text:style-name="Footnote_20_Symbol"><text:note text:id="ftn1142" text:note-class="footnote"><text:note-citation>1142</text:note-citation><text:note-body><text:p text:style-name="P22"><text:s/>BT/Drucks. 16/5048, S. 37; 53 f.; <text:span text:style-name="T1">Lehmann</text:span>, BB 1988, 1680 (1682); <text:span text:style-name="T1">Kunz-Hallstein/Loschelder</text:span>, GRUR 2003, 682 (684).</text:p></text:note-body></text:note></text:span> Wegen der damit verbundenen, dem deutschen Schadensersatzrecht unbekannten Straffunktion hatte jedoch weder die Rechtsprechung noch der zur Umsetzung der Durchsetzungs-Richtlinie vorgelegte Regierungsentwurf diesem Vorschlag entsprochen.<text:span text:style-name="Footnote_20_Symbol"><text:note text:id="ftn1143" text:note-class="footnote"><text:note-citation>1143</text:note-citation><text:note-body><text:p text:style-name="P22"><text:s/><text:span text:style-name="T1">Teplitzky</text:span>, Wettbewerbsrechtliche Ansprüche, Kap. 34 Rn. 30; <text:span text:style-name="T1">Grüger</text:span>, GRUR 2006, 536 (538); <text:span text:style-name="T1">Seichter</text:span>, WRP 2006, 391 (400); <text:span text:style-name="T1">Hoeren</text:span>, MMR 2003, 299 (301); So soll es nur dann möglich sein, den Schadensersatz höher als die niedrigste Lizenzgebühr zu bemessen, wenn dies im Einzelfall zum sachgerechten Schadensausgleich erforderlich ist; vgl. BT/Drucks. 16/5048, S. 37; <text:span text:style-name="T1">Seichter</text:span>, WRP 2006, 391 (400); <text:span text:style-name="T1">Teplitzky</text:span>, Wettbewerbsrechtliche Ansprüche, Kap. 34 Rn. 30; <text:span text:style-name="T1">Köhler</text:span>, NJW 1992, 1477 (1479); vgl. zuletzt die Entscheidung „Catwalk“ des BGH in GRUR 2006, 143 (146); <text:span text:style-name="T1">Grüger</text:span>, 2006, 536 (538).</text:p></text:note-body></text:note></text:span> Vielmehr wurden andere Wege zur Verbesserung des Schadensersatzrechts beschritten. So hat die Rechtsprechung – ansetzend an der Wurzel des Problems - die Möglichkeiten zur Nachprüfung der Berechnungsgrundlagen gestärkt. Infolgedessen dürfen seit der „Gemeinkostenanteil“-Entscheidung aus dem Jahre 2000 die Gemeinkosten<text:alphabetical-index-mark text:string-value="Gemeinkosten"/> bei der Berechnung des Verletzergewinns nur noch dann vom Erlös des Verletzers in Abzug gebracht werden, wenn und soweit sie ausnahmsweise dem schutzrechtsverletzenden Gegenstand zugerechnet werden können.<text:span text:style-name="Footnote_20_Symbol"><text:note text:id="ftn1144" text:note-class="footnote"><text:note-citation>1144</text:note-citation><text:note-body><text:p text:style-name="P22"><text:s/>BGH in GRUR 2001, 329 ff. – Gemeinkostenanteil; <text:span text:style-name="T1">Rinnert/Küppers/Tilmann</text:span>, FS Helm, S. 338. </text:p></text:note-body></text:note></text:span> Auch von dem zur Umsetzung der Durchsetzungs-Richtlinie vorgelegten Regierungsentwurf ist aber zu erwarten, dass er im Falle seiner Normierung rechtliche sowie tatsächliche Verbesserungen für die Nachprüfung der Berechnungsgrundlagen bewirken kann. Mit Aussicht auf eine wirklichkeitsnähere Berechnung scheint dann aber die Prognose gerechtfertigt, dass die Gewinnherausgabe künftig in weitaus größerem Umfang als bisher zur Anwendung gelangen und möglicherweise sogar die Schadensberechnung nach Lizenzanalogiegrundsätzen als wichtigste Berechnungsmethode verdrängen wird.<text:span text:style-name="Footnote_20_Symbol"><text:note text:id="ftn1145" text:note-class="footnote"><text:note-citation>1145</text:note-citation><text:note-body><text:p text:style-name="P22"><text:s/><text:span text:style-name="T1">Zahn</text:span>, S. 211; <text:span text:style-name="T1">Rinnert/Küppers/Tilmann</text:span>, FS Helm, S. 353; <text:span text:style-name="T1">Haedicke</text:span>, GRUR 2005, 529 (530). </text:p></text:note-body></text:note></text:span> Schließlich kann der verletzte Schutzrechtsinhaber nunmehr erwarten, dass, insbesondere in den Fällen, in denen vom Verletzer hohe Gewinne erzielt worden sind, die herauszugebende Summe die Beträge bei weitem übertreffen wird, die nach den anderen Berechnungsmethoden zu erlangen sind.<text:span text:style-name="Footnote_20_Symbol"><text:note text:id="ftn1146" text:note-class="footnote"><text:note-citation>1146</text:note-citation><text:note-body><text:p text:style-name="P22"><text:s/><text:span text:style-name="T1">Haedicke</text:span>, GRUR 2005, 529 (530); <text:span text:style-name="T1">Rinnert/Küppers/Tilmann</text:span>, FS Helm, S. 356; <text:span text:style-name="T1">Zahn</text:span>, S. 210. </text:p></text:note-body></text:note></text:span> Lediglich in Fällen, in denen der Verletzer keinen oder nur einen geringen Gewinn erzielt hat, wird sich die Berechnung nach Lizenzanalogiegrundsätzen noch als vorteilhafter erweisen.<text:span text:style-name="Footnote_20_Symbol"><text:note text:id="ftn1147" text:note-class="footnote"><text:note-citation>1147</text:note-citation><text:note-body><text:p text:style-name="P22"><text:s/><text:span text:style-name="T1">Heermann</text:span>, GRUR 1999, 625 (629); Insoweit unzutreffend <text:span text:style-name="T1">Tilmann</text:span> in GRUR 2003, 647 (652), der annimmt, die Schadensberechnung im Wege der Lizenzanalogie liefe künftig leer, wenn man einen pauschalen Verletzerzuschlag ablehnt. </text:p></text:note-body></text:note></text:span> Mit Rücksicht auf die Gesamtsituation ist diese Entwicklung allerdings nicht uneingeschränkt zu begrüßen. Abgesehen von der verlängerten Prozessdauer<text:span text:style-name="Footnote_20_Symbol"><text:note text:id="ftn1148" text:note-class="footnote"><text:note-citation>1148</text:note-citation><text:note-body><text:p text:style-name="P22"><text:s/><text:span text:style-name="T1">Runkel</text:span>, WRP 2005, 968 (975).</text:p></text:note-body></text:note></text:span> ist durch eine wirklichkeitsgetreuere Gewinnabschöpfung nämlich nicht nur der vorsätzliche, sondern auch der fahrlässige Schutzrechtsverletzer dem Risiko ausgesetzt, alles zu verlieren, was er durch die Schutzrechtsverletzung erwirtschaftet hat; schließlich soll nach dem zur Umsetzung der Durchsetzungs-Richtlinie vorgesehenen Regierungsentwurf sogar die Möglichkeit der Beschränkung des Schadensersatzanspruchs bei leicht fahrlässigen Rechtsverletzungen aufgehoben werden. Dies birgt aber die Gefahr, dass an sich rechtmäßig auszunutzende Freiräume von Wettbewerbern nicht mehr wahrgenommen werden, weil sie im Zweifel mit Blick auf die drohende Fahrlässigkeitshaftung den Graubereich meiden werden.<text:span text:style-name="Footnote_20_Symbol"><text:note text:id="ftn1149" text:note-class="footnote"><text:note-citation>1149</text:note-citation><text:note-body><text:p text:style-name="P22"><text:s/><text:span text:style-name="T1">Peukert/Kur</text:span>, GRUR Int. 2006 292 (293). </text:p></text:note-body></text:note></text:span> „Generalpräventive“ Folge der Gewinnabschöpfung wäre dann aber nicht nur der Wegfall des ökonomischen Anreizes für die Verletzung geistigen Eigentums, sondern auch die Verkrustung des Wettbewerbs aufgrund von weniger Innovation.<text:span text:style-name="Footnote_20_Symbol"><text:note text:id="ftn1150" text:note-class="footnote"><text:note-citation>1150</text:note-citation><text:note-body><text:p text:style-name="P22"><text:s/><text:span text:style-name="T1">Rinnert/Küppers/Tilmann</text:span>, FS Helm, S. 341; <text:span text:style-name="T1">Lehmann</text:span>, BB 1988, 1680; <text:span text:style-name="T1">Peukert/Kur</text:span>, GRUR Int. 2006, 292 (293).</text:p></text:note-body></text:note></text:span> Vor diesem Hintergrund - und nicht zuletzt auch mit Rücksicht auf die Rechtssicherheit<text:span text:style-name="Footnote_20_Symbol"><text:note text:id="ftn1151" text:note-class="footnote"><text:note-citation>1151</text:note-citation><text:note-body><text:p text:style-name="P22"><text:s/><text:span text:style-name="T1">Tilmann</text:span>, GRUR 2003, 647 (652).</text:p></text:note-body></text:note></text:span> - werden die Gerichte zwar Schutzumfang-<text:span text:style-name="Footnote_20_Symbol"><text:note text:id="ftn1152" text:note-class="footnote"><text:note-citation>1152</text:note-citation><text:note-body><text:p text:style-name="P22"><text:s/>So geht es etwa bei äquivalenten Patentverletzungen häufig nur um das Auffinden der exakten Grenzlinie des Schutzbereichs, über den man mit Fug und Recht streiten kann; vgl. <text:span text:style-name="T1">Tilmann</text:span>, GRUR 1998, 325 (329). </text:p></text:note-body></text:note></text:span> und Fahrlässigkeitsfeststellungen<text:span text:style-name="Footnote_20_Symbol"><text:note text:id="ftn1153" text:note-class="footnote"><text:note-citation>1153</text:note-citation><text:note-body><text:p text:style-name="P22"><text:s/>Wenn früher ein Gericht eine Verletzung festgestellt hat, war sie auch für den Verletzer und die ihn beratenden Rechtsanwälte feststellbar; bei dieser formelhaften Feststellung des Verschuldens wird man es in Zukunft allerdings nicht belassen können; vgl. <text:span text:style-name="T1">Tilmann</text:span>, GRUR 2003, 647 (652). </text:p></text:note-body></text:note></text:span> in Zukunft präziser vornehmen (müssen). Nichtsdestotrotz wird es fraglich bleiben, ob eine Gewinnabschöpfung in Fällen bloßer Fahrlässigkeit angesichts der damit verbundenen abschreckenden Wirkung tatsächlich gerechtfertigt erscheint. Darüber hinaus kann sich die fahrlässige Gewinnhaftung nämlich auch gegenüber dem Schutzrechtsverletzer selbst als fragwürdig erweisen. Denn auch wenn die Maßnahmen, Verfahren und Rechtsbehelfe der Durchsetzungs-Richtlinie für jedwede Verletzung geistiger Eigentumsrechte gelten und sich ihr Anwendungsbereich – ebenso wie der des zu ihrer Umsetzung vorgesehenen Regierungsentwurfs – nicht auf „echte“ Produktpiraterie beschränkt,<text:span text:style-name="Footnote_20_Symbol"><text:note text:id="ftn1154" text:note-class="footnote"><text:note-citation>1154</text:note-citation><text:note-body><text:p text:style-name="P22"><text:s/><text:span text:style-name="T1">Seichter</text:span>, WRP 2006, 391 (392); <text:span text:style-name="T1">Knaak</text:span>, GRUR Int. 2004, 745 (746); <text:span text:style-name="T1">Peukert/Kur</text:span>, GRUR Int. 2006, 292 (293). </text:p></text:note-body></text:note></text:span> haben sie doch den Grundsatz der Verhältnismäßigkeit zu wahren. Dies scheint bei der fahrlässigen Gewinnhaftung aber nicht immer der Fall zu sein. Die Vorlage der entsprechenden Geschäftsunterlagen wird nämlich in Zukunft den Nachweis der Verletzer<text:span text:style-name="T1">umsätze</text:span> verbessern. Im Unterschied zum vorsätzlichen Schutzrechtsverletzer, der seine betriebliche Kostenrechnung im Bewusstsein der Schutzrechtsverletzung von vornherein so organisieren wird, dass eine Zurechnung von Kosten zu den schutzrechtsverletzenden Produkten im Sinne der „Gemeinkostenanteil“-Entscheidung möglichst weitgehend gelingt, wird dem fahrlässigen Verletzer – oftmals einem Mehrproduktunternehmen<text:span text:style-name="Footnote_20_Symbol"><text:note text:id="ftn1155" text:note-class="footnote"><text:note-citation>1155</text:note-citation><text:note-body><text:p text:style-name="P22"><text:s/><text:span text:style-name="T1">Lehmann</text:span>, BB 1988, 1680 (1684). </text:p></text:note-body></text:note></text:span> - eine nachvollziehbare Aufschlüsselung der Kosten und damit ein Abzug derselben aber kaum möglich sein.<text:span text:style-name="Footnote_20_Symbol"><text:note text:id="ftn1156" text:note-class="footnote"><text:note-citation>1156</text:note-citation><text:note-body><text:p text:style-name="P22"><text:s/><text:span text:style-name="T1">Haedicke</text:span>, GRUR 2005, 529 (534).</text:p></text:note-body></text:note></text:span> Damit wird der fahrlässige Schutzrechtsverletzer dann aber einer Gewinnhaftung unterworfen, die nicht durch die Vermögenschancen begrenzt ist, die dem Schutzrechtsinhaber durch das Ausschließlichkeitsrecht zugewiesen sind.<text:span text:style-name="Footnote_20_Symbol"><text:note text:id="ftn1157" text:note-class="footnote"><text:note-citation>1157</text:note-citation><text:note-body><text:p text:style-name="P22"><text:s/><text:span text:style-name="T1">Haedicke</text:span>, GRUR 2005, 529 (534).</text:p></text:note-body></text:note></text:span> Dies kann sich letztlich nicht als verhältnismäßig erweisen. Die Gewinnhaftung des fahrlässigen Schutzrechtsverletzers wird daher zu überdenken sein. </text:p>
      <text:p text:style-name="P6">Da die vom Regierungsentwurf zur Umsetzung der Durchsetzungs-Richtlinie vorgesehenen Urkundenvorlageansprüche – soweit nur die Vorlage zur Begründung der Ansprüche des Schutzrechtsverletzers erforderlich ist – von ihrem Anwendungsbereich her nicht beschränkt sind, stellt sich schließlich die Frage, ob nicht auch bei den <text:span text:style-name="T1">Auskunftsansprüchen</text:span> im Recht des geistigen Eigentums – rechtlich und tatsächlich – eine Verbesserung der Kontrollmöglichkeiten zu erwarten ist. Betrachtet man allerdings das allgemeine Zivilrecht, dann scheint es, als habe der Gesetzgeber bereits bisher versucht, immer dort, wo ein Kontrollbedürfnis besteht, diesem durch Regelung der den Umständen des jeweiligen Falles typischerweise gerecht werdenden Kontrollmechanismen zu entsprechen, vgl. etwa §§ 259, 260 BGB.<text:span text:style-name="Footnote_20_Symbol"><text:note text:id="ftn1158" text:note-class="footnote"><text:note-citation>1158</text:note-citation><text:note-body><text:p text:style-name="P22"><text:s/><text:span text:style-name="T1">Knieper</text:span>, WRP 1999, 1116; OLG Dresden in Seufferts Archiv, Bd. 72, Nr. 17, S. 26 (27); So macht es in der Tat wenig Sinn, jemanden, der verpflichtet ist, über einen Inbegriff von Gegenständen Auskunft zu erteilen, neben der Vorlage eines Bestandsverzeichnisses auch zur Vorlage entsprechender Belege zu verpflichten.</text:p></text:note-body></text:note></text:span> Erkennt man diesen Kerngedanken an, dann könnte sich in Ausgestaltung des mit der Schutzrechtsverletzung begründeten gesetzlichen Schuldverhältnisses durch den Grundsatz von Treu und Glauben zur Unterstützung der jeweiligen Auskunftsansprüche aber durchaus auch eine der jeweiligen Situation gerecht werdende Verpflichtung zu Kontrollzwecken ergeben. So hatte bereits der Bundesgerichtshof – für das Recht des geistigen Eigentums allerdings nur theoretisch - „anerkannt, dass sich im Rahmen des aus Treu und Glauben abgeleiteten Auskunftsanspruchs ausnahmsweise auch ein Anspruch auf Vorlage von Belegen ergeben“ könne, wenn der Gläubiger hierauf angewiesen ist und dem Schuldner diese zusätzliche Verpflichtung zumutbar erscheint.<text:span text:style-name="Footnote_20_Symbol"><text:note text:id="ftn1159" text:note-class="footnote"><text:note-citation>1159</text:note-citation><text:note-body><text:p text:style-name="P22"><text:s/>BGH in NJW 1954, 1564; BGH in GRUR 2001, 841 (845) – Entfernung der Herstellungsnummer II; BGH in GRUR 2002, 709 (712) – Entfernung der Herstellungsnummer III. </text:p></text:note-body></text:note></text:span> In letzter Zeit sah er diese Voraussetzungen für den durch das Produktpirateriegesetz eingeführten Anspruch auf Drittauskunft sogar im Allgemeinen als gegeben an.<text:span text:style-name="Footnote_20_Symbol"><text:note text:id="ftn1160" text:note-class="footnote"><text:note-citation>1160</text:note-citation><text:note-body><text:p text:style-name="P22"><text:s/>BGH in GRUR 2002, 709 (712) – Entfernung der Herstellungsnummer III.</text:p></text:note-body></text:note></text:span> Mit den vom Regierungsentwurf zur Umsetzung der Durchsetzungs-Richtlinie vorgesehenen Urkundenvorlageansprüchen hätte dieser dem allgemeinen Zivilrecht zugrunde liegende Gedanke der Gewährung von Kontrollmechanismen unter „Erforderlichkeitsgesichtspunkten“ dann lediglich positivrechtlichen Niederschlag im Recht des geistigen Eigentums gefunden, (auch wenn der Regierungsentwurf selbst diesen Grundsatz nicht anzuerkennen scheint<text:span text:style-name="Footnote_20_Symbol"><text:note text:id="ftn1161" text:note-class="footnote"><text:note-citation>1161</text:note-citation><text:note-body><text:p text:style-name="P22"><text:s/>So heißt es in der Begründung zum Regierungsentwurf: Ein Anspruch auf Vorlage der Bank-, Finanz- oder Handelsunterlagen (vgl. Art. 6 Abs. 2 der Durchsetzungs-Richtlinie) „ist nach deutschem Recht nicht gegeben (….), so dass diese Bestimmung der Umsetzung bedarf“; vgl. BT/Drucks. 16/5048, S. 27; Bemerkenswert ist dabei vor allem, dass der Gesetzgeber insoweit nur auf die mittlerweile überholte Rechtsprechung des OLG Köln in GRUR 1995, 676 f. zum Drittauskunftsanspruch Bezug nimmt, nicht jedoch auf die insoweit ergangene Entscheidung „Entfernung der Herstellungsnummer III“ des BGH in GRUR 2002, 709 ff. verweist. </text:p></text:note-body></text:note></text:span>). Denn jedenfalls ist diese ausdrückliche spezialgesetzliche Normierung im vorliegenden Zusammenhang sowohl rechtlich als auch tatsächlich nicht als Ausnahmeregelung gedacht. Dies ergibt sich zum einen aus den Vorgaben der Richtlinie. Die Harmonisierung – und damit auch die explizite Normierung - von Verfahren und Rechtsbehelfen, die erforderlich sind, um die Durchsetzung der Rechte des geistigen Eigentums sicherzustellen (vgl. Art. 1 der Durchsetzungs-Richtlinie),<text:span text:style-name="Footnote_20_Symbol"><text:note text:id="ftn1162" text:note-class="footnote"><text:note-citation>1162</text:note-citation><text:note-body><text:p text:style-name="P22"><text:s/>BT/Drucks. 16/5048, S. 25; <text:span text:style-name="T1">Weiden</text:span>, GRUR 2006, 213; <text:span text:style-name="T1">Kunz-Hallstein/Loschelder</text:span>, GRUR 2005, 747. </text:p></text:note-body></text:note></text:span> erscheint nämlich für den nationalen Gesetzgeber rechtlich geboten. Zum anderen kommt aber auch tatsächlich keine Ausnahmesituation in Betracht. Die „besondere Verletzlichkeit“ der Immaterialgüterrechte, also der Umstand, dass Schutzrechtsverletzungen durch den Rechtsinhaber nur schwer festzustellen sind,<text:span text:style-name="Footnote_20_Symbol"><text:note text:id="ftn1163" text:note-class="footnote"><text:note-citation>1163</text:note-citation><text:note-body><text:p text:style-name="P22"><text:s/>Vgl. <text:span text:style-name="T1">Pietzner</text:span>, GRUR 1972, 151 (154); <text:span text:style-name="T1">Gottwald</text:span>, Schadenszurechnung, S. 170; <text:span text:style-name="T1">Tilmann</text:span>, GRUR 1990, 160 (163).</text:p></text:note-body></text:note></text:span> kann insoweit nämlich nicht zur Begründung herangezogen werden.<text:span text:style-name="Footnote_20_Symbol"><text:note text:id="ftn1164" text:note-class="footnote"><text:note-citation>1164</text:note-citation><text:note-body><text:p text:style-name="P22"><text:s/>So aber wohl <text:span text:style-name="T1">Rojahn</text:span> in GRUR 2005, 623 (624), die es als gerechtfertigt ansieht, dem verletzten Schutzrechtsinhaber mit dieser Erwägung im Wege der Rechtsfortbildung einen Buchprüfungsanspruch zuzubilligen.</text:p></text:note-body></text:note></text:span> Schließlich ist immer wenn ein Auskunftsanspruch den Interessen des Verpflichteten zuwider gewährt wird, weil der Berechtigte nicht über die entsprechenden Kenntnisse verfügt, die Gefahr unvollständiger oder unrichtiger Auskünfte - und das damit korrespondierende Kontrollbedürfnis - gleich hoch. Eine Urkundenvorlage zu Kontrollzwecken erscheint bei den Auskunftsansprüchen im Recht des geistigen Eigentums aber auch nicht per se zweckdienlicher als im sonstigen Zivilrecht; schließlich erweisen sich insoweit jeweils die Umstände des Einzelfalles als entscheidend.<text:span text:style-name="Footnote_20_Symbol"><text:note text:id="ftn1165" text:note-class="footnote"><text:note-citation>1165</text:note-citation><text:note-body><text:p text:style-name="P22"><text:s/>So erscheint etwa auch beim Anspruch auf Drittauskunft, den der Bundesgerichtshof bei entsprechenden Verstößen aus §§ 3, 1 UWG i. V. m. § 242 BGB herleitet, die Vorlage entsprechender Unterlagen zu Nachprüfungszwecken sinnvoll.</text:p></text:note-body></text:note></text:span> Zu guter Letzt lassen sich die Unterschiede auch nicht mit Zumutbarkeitserwägungen begründen, weil nach den vom Regierungsentwurf zur Umsetzung der Durchsetzungs-Richtlinie vorgeschlagenen Urkundenvorlageansprüchen selbst der schuldlos handelnde Verletzer zur Vorlage verpflichtet werden kann. Damit gilt es dann aber zu überlegen, ob - über kurz oder lang - von den im Falle einer Normierung des Regierungsentwurfs im Recht des geistigen Eigentums ausdrücklich vorgesehenen Urkundenvorlageansprüchen eine – wie auch immer geartete - Ausstrahlungswirkung auf das allgemeine Zivil- bzw. Zivilprozessrecht ausgehen wird. Schließlich zeigt ein Blick auf das europäische Ausland, dass es grundsätzlich nicht als ungewöhnlich anzusehen ist, dass gerade im Recht des geistigen Eigentums besondere Rechtsinstitute – u. U. auch auf allgemeiner zivilrechtlicher Grundlage – ausgebildet werden, die dann bei Bedarf auch auf das allgemeine Zivilrecht ausstrahlen können.<text:span text:style-name="Footnote_20_Symbol"><text:note text:id="ftn1166" text:note-class="footnote"><text:note-citation>1166</text:note-citation><text:note-body><text:p text:style-name="P22"><text:s/>So wurde etwa die aus der englischen Rechtspraxis stammende Anton-Piller-Order<text:alphabetical-index-mark text:string-value="Anton-Piller-Order"/> - auch wenn auf allgemeiner zivilrechtlicher Grundlage - zunächst speziell zur Verbesserung des Schutzes gegen Piraterie auf dem Gebiet des gewerblichen Rechtsschutzes und Urheberrechts entwickelt, später aber auch auf die Verfolgung von Ansprüchen außerhalb des Immaterialgüterrechts ausgedehnt; <text:span text:style-name="T1">Götting</text:span>, GRUR Int. 1988, 729; <text:span text:style-name="T1">Treichel</text:span>, GRUR Int. 2001, 690 (697); <text:span text:style-name="T1">Patnaik</text:span>, GRUR 2004, 191 (194).</text:p></text:note-body></text:note></text:span> Da die besondere „Kontrollsituation“ im Recht des geistigen Eigentums gegenüber dem allgemeinen Zivilrecht aber nicht durch zwingende Gründe gerechtfertigt ist, steht zu erwarten, dass die zur Umsetzung der Durchsetzungs-Richtlinie im Regierungsentwurf vorgesehenen Urkundenvorlageansprüche im Falle ihrer Normierung einen gewissen Harmonisierungsdruck auf das allgemeine Zivilrecht ausüben und über ihren zwingenden Anwendungsbereich hinaus einen entsprechenden Anstoß zur Reform geben werden. Insoweit ist es durchaus denkbar, dass der den Urkundenvorlageansprüchen unter Nachprüfungsgesichtspunkten zugrunde liegende Gedanke der „Erforderlichkeit“ insgesamt zur Vereinheitlichung der Rechtsprechung<text:span text:style-name="Footnote_20_Symbol"><text:note text:id="ftn1167" text:note-class="footnote"><text:note-citation>1167</text:note-citation><text:note-body><text:p text:style-name="P22"><text:s/>Vgl. etwa OLG Koblenz in WM 1997, 870 (871). </text:p></text:note-body></text:note></text:span> oder aber sogar zur Präzisierung der Gesetzgebung beitragen kann, damit Systematik, Rationalität und Vorhersehbarkeit von Entscheidungen im gesamten Zivilrecht nicht beeinträchtigt werden. Es wird allerdings kaum möglich sein, die Normen der Sonderschutzgesetze in <text:span text:style-name="T1">entsprechender</text:span> Anwendung auf das allgemeine Zivilrecht zu übertragen.<text:span text:style-name="Footnote_20_Symbol"><text:note text:id="ftn1168" text:note-class="footnote"><text:note-citation>1168</text:note-citation><text:note-body><text:p text:style-name="P22"><text:s/>So aber wohl <text:span text:style-name="T1">Kunz-Hallstein/Loschelder</text:span>, GRUR 2005, 747. </text:p></text:note-body></text:note></text:span> </text:p>
      <text:p text:style-name="P1">Da der Regierungsentwurf des Gesetzes zur Verbesserung der Durchsetzung von Rechten des geistigen Eigentums erst verspätet vorgelegt wurde,<text:span text:style-name="Footnote_20_Symbol"><text:note text:id="ftn1169" text:note-class="footnote"><text:note-citation>1169</text:note-citation><text:note-body><text:p text:style-name="P22"><text:s/>Vgl. etwa <text:span text:style-name="T1">Bornkamm</text:span>, FS Ullmann, S. 893; BT/Drucks. 16/5048, S. 53; Die EU-Kommission hat im Oktober 2006 ein Vertragsverletzungsverfahren gegen die Bundesregierung wegen Nichtumsetzung eingeleitet; vgl. <text:span text:style-name="T1">Weiden</text:span>, GRUR 2007, 304 (305). </text:p></text:note-body></text:note></text:span> wird in der Phase zwischen dem Ablauf der Umsetzungsfrist Ende April 2006 und dem Inkrafttreten des Umsetzungsgesetzes zunächst einmal eine richtlinienkonforme Auslegung des deutschen Rechts erfolgen müssen,<text:span text:style-name="Footnote_20_Symbol"><text:note text:id="ftn1170" text:note-class="footnote"><text:note-citation>1170</text:note-citation><text:note-body><text:p text:style-name="P22"><text:s/><text:span text:style-name="T1">Weiden</text:span>, GRUR 2007, 304 (305); <text:span text:style-name="T1">Seichter</text:span>, FS Ullmann, S. 983 f.; <text:span text:style-name="T1">Eisenkolb</text:span>, GRUR 2007, 387 (393); vgl. auch BGH in GRUR 2006, 962 - Restschadstoffentfernung.</text:p></text:note-body></text:note></text:span> was angesichts der Unbestimmtheit der Regelungen in der Richtlinie durchaus Rechtsunsicherheiten erwarten lässt.<text:span text:style-name="Footnote_20_Symbol"><text:note text:id="ftn1171" text:note-class="footnote"><text:note-citation>1171</text:note-citation><text:note-body><text:p text:style-name="P22"><text:s/><text:span text:style-name="T1">Seichter</text:span>, WRP 2006, 391 (392); <text:span text:style-name="T1">Eisenkolb</text:span>, GRUR 2007, 387; vgl. dazu auch <text:span text:style-name="T1">Frey/Rudolph</text:span>, ZUM 2004, 522 (529). </text:p></text:note-body></text:note></text:span> Erst nach Inkrafttreten des Umsetzungsgesetzes wird sich daher genau zeigen, welche Auswirkungen man im Recht des geistigen Eigentums und im allgemeinen Zivilrecht in Zukunft erwarten kann. </text:p>
      <text:p text:style-name="P1"/>
      <text:h text:style-name="Heading_20_1" text:outline-level="1">Literaturverzeichnis</text:h>
      <text:p text:style-name="P10"/>
      <text:p text:style-name="P1"><text:span text:style-name="T1">Abel, </text:span>Stefan: Der Gegenstand des Auskunftsanspruches im deutschen Gewerblichen Rechtsschutz und Urheberrecht, in: Festschrift für Jochen Pagenberg, 1. Aufl. 2006, Köln, S. 221 ff.</text:p>
      <text:p text:style-name="P1"/>
      <text:p text:style-name="P1"><text:span text:style-name="T1">Achilles/Spahn/Gebhard:</text:span> Protokolle der Kommission für die zweite Lesung des Entwurfs des Bürgerlichen Gesetzbuchs, Bd. II, 1. Aufl. 1898, Berlin. </text:p>
      <text:p text:style-name="P1"/>
      <text:p text:style-name="P1"><text:span text:style-name="T1">Ahrens, </text:span>Hans-Jürgen: Der Wettbewerbsprozess, 5. Aufl. 2005, München. </text:p>
      <text:p text:style-name="P1"/>
      <text:p text:style-name="P1"><text:span text:style-name="T1">Ahrens, </text:span>Hans-Jürgen: Gesetzgebungsvorschlag zur Beweisermittlung bei Verletzung von Rechten des geistigen Eigentums, in: Zeitschrift für Gewerblichen Rechtsschutz und Urheberrecht, Heft 10, 2005, S. 837 ff. </text:p>
      <text:p text:style-name="P1"/>
      <text:p text:style-name="P1"><text:span text:style-name="T1">Asendorf, </text:span>Claus Dietrich: Gesetz zur Stärkung des Schutzes geistigen Eigentums und zur Bekämpfung der Produktpiraterie, in: Neue juristische Wochenschrift, Heft 20, 1990, S. 1283 ff. </text:p>
      <text:p text:style-name="P1"/>
      <text:p text:style-name="P1"><text:span text:style-name="T1">Assmann, </text:span>Dorothea: Das Verfahren der Stufenklage, 1. Aufl. 1990, München.</text:p>
      <text:p text:style-name="P1"/>
      <text:p text:style-name="P1"><text:span text:style-name="T1">Bähr, </text:span>Otto: Über die Verpflichtung zur Rechnungsablage, in: Jahrbücher für die Dogmatik des heutigen römischen und deutschen Privatrechts, Band 13, 1874, S. 251 ff. </text:p>
      <text:p text:style-name="P1"/>
      <text:p text:style-name="P1"><text:span text:style-name="T1">Balthasar, </text:span>Klaus-Peter: Der allgemeine Informationsanspruch des Betriebsrates, 1. Aufl. 1986, München. </text:p>
      <text:p text:style-name="P1"/>
      <text:p text:style-name="P1"><text:span text:style-name="T1">Bamberger, </text:span>Heinz-Georg/<text:span text:style-name="T1">Roth, </text:span>Herbert: Kommentar zum Bürgerlichen Gesetzbuch, Bd. I, 1. Aufl. 2003, München. </text:p>
      <text:p text:style-name="P1"/>
      <text:p text:style-name="P1"><text:span text:style-name="T1">Banzhaf, </text:span>Volker: Der Auskunftsanspruch im gewerblichen Rechtsschutz und Urheberrecht, 1. Aufl. 1989, Heidelberg. </text:p>
      <text:p text:style-name="P1"/>
      <text:p text:style-name="P1"><text:span text:style-name="T1">Bauer, </text:span>B.: Der Eid – Eine Studie, 1. Aufl. 1886, Heidelberg. </text:p>
      <text:p text:style-name="P1"/>
      <text:p text:style-name="P1"><text:span text:style-name="T1">Baumbach, </text:span>Adolf/<text:span text:style-name="T1">Hopt, </text:span>Klaus<text:span text:style-name="T1">: </text:span>Handelsgesetzbuch, 32. Aufl. 2006, München. </text:p>
      <text:p text:style-name="P1"><text:span text:style-name="T1">Baumbach</text:span>, Adolf/<text:span text:style-name="T1">Lauterbach, </text:span>Wolfgang/<text:span text:style-name="T1">Albers, </text:span>Jan/<text:span text:style-name="T1">Hartmann, </text:span>Peter: Zivilprozessordnung, Bd. I, 64. Aufl. 2006, München. </text:p>
      <text:p text:style-name="P1"/>
      <text:p text:style-name="P1"><text:span text:style-name="T1">Baumgärtel, </text:span>Gottfried: Handbuch der Beweislast im Privatrecht, Bd. I, 2. Aufl. 1991, München. </text:p>
      <text:p text:style-name="P1"/>
      <text:p text:style-name="P1"><text:span text:style-name="T1">Baur</text:span>, Fritz/<text:span text:style-name="T1">Baur, </text:span>Jürgen F./<text:span text:style-name="T1">Stürner, </text:span>Rolf: Lehrbuch des Sachenrechts, 16. Aufl. 1992, München. </text:p>
      <text:p text:style-name="P1"/>
      <text:p text:style-name="P1"><text:span text:style-name="T1">Benkard</text:span>, Georg/<text:span text:style-name="T1">Asendorf, </text:span>Claus Dietrich: Patentgesetz, Gebrauchsmustergesetz, 10. Aufl. 2006, München. </text:p>
      <text:p text:style-name="P1"/>
      <text:p text:style-name="P1"><text:span text:style-name="T1">Berneke, </text:span>Wilhelm: Die einstweilige Verfügung in Wettbewerbssachen, 2. Aufl. 2003, München. </text:p>
      <text:p text:style-name="P1"/>
      <text:p text:style-name="P1"><text:span text:style-name="T1">Bernsau, </text:span>Erich: Die Lehre von der Rechnungslegung, 1. Aufl. 1912, Halle a. S. </text:p>
      <text:p text:style-name="P1"/>
      <text:p text:style-name="P1"><text:span text:style-name="T1">Beuthien, </text:span>Volker/<text:span text:style-name="T1">Wasmann, </text:span>Dirk: Zur Herausgabe des Verletzergewinns bei Verstößen gegen das Markengesetz – Zugleich Kritik an der so genannten dreifachen Schadensberechnung, in: Zeitschrift für Gewerblichen Rechtsschutz und Urheberrecht, Heft 4, 1997, S. 255 ff.</text:p>
      <text:p text:style-name="P1"/>
      <text:p text:style-name="P1"><text:span text:style-name="T1">Beyerlein, </text:span>Thorsten: Gaby ./. Nicola – Keine zeitliche Begrenzung von Schadensersatz- und Auskunftsanspruch durch die vom Gläubiger nachgewiesene erste Verletzungshandlung, in: Wettbewerb in Recht und Praxis, Heft 11, 2007, S. 1310 ff.</text:p>
      <text:p text:style-name="P1"/>
      <text:p text:style-name="P1"><text:span text:style-name="T1">Bodewig, </text:span>Theo: Praktische Probleme bei der Abwicklung der Rechtsfolgen einer Patentverletzung – Unterlassung, Beseitigung, Auskunft, in: Zeitschrift für Gewerblichen Rechtsschutz und Urheberrecht, Heft 8, 2005, S. 632 ff. </text:p>
      <text:p text:style-name="P1"/>
      <text:p text:style-name="P1"><text:span text:style-name="T1">Bork, </text:span>Reinhard: Auskunft über Dritte – Notiz zum vorprozessualen Informationsrecht, in: JA, Heft 4, 1983, S. 174 ff. </text:p>
      <text:p text:style-name="P1"/>
      <text:p text:style-name="P1"><text:span text:style-name="T1">Bork,</text:span> Reinhard: Effiziente Beweissicherung für den Urheberrechtsverletzungsprozess – dargestellt am Beispiel raubkopierter Computerprogramme, in: Neue Juristische Wochenschrift, Heft 25, 1997, S. 1665 ff. </text:p>
      <text:p text:style-name="P1"/>
      <text:p text:style-name="P1"><text:span text:style-name="T1">Bornkamm</text:span>, Joachim: Der Schutz vertraulicher Informationen im Gesetz zur Durchsetzung von Rechten des geistigen Eigentums – In-camera-Verfahren im Zivilprozess? - , in: Festschrift für Eike Ullmann, 1. Aufl. 2006, Saarbrücken, S. 893 ff. </text:p>
      <text:p text:style-name="P1"/>
      <text:p text:style-name="P1"><text:span text:style-name="T1">Brändel, </text:span>Oliver C.: Die Problematik eines Anspruchs auf ergänzende Rechnungslegung bei Schutzrechtsverletzungen, in: Zeitschrift für Gewerblichen Rechtsschutz und Urheberrecht, Heft 8, 1985, S. 616 ff. </text:p>
      <text:p text:style-name="P1"/>
      <text:p text:style-name="P1"><text:span text:style-name="T1">Brandi-Dohrn, </text:span>M.: Wer hat die eidesstattliche Versicherung auf die Richtigkeit einer Auskunft zu leisten?, in: Zeitschrift für Gewerblichen Rechtsschutz und Urheberrecht, Heft 2, 1999, S. 131 ff. </text:p>
      <text:p text:style-name="P1"/>
      <text:p text:style-name="P1"><text:span text:style-name="T1">Braun, </text:span>Edwin: Produktpiraterie – Rechtsschutz durch Zivil-, Straf- und Verwaltungsrecht sowie ausgewählte Probleme der Rechtsdurchsetzung, 1. Aufl. 1993, Köln. </text:p>
      <text:p text:style-name="P1"/>
      <text:p text:style-name="P1"><text:span text:style-name="T1">Bruch, </text:span>Max: Die Auskunfts-, Rechenschafts- und Vorlegungsansprüche im Bürgerlichen Gesetzbuche, 1. Aufl. 1914, Greifswald.</text:p>
      <text:p text:style-name="P1"/>
      <text:p text:style-name="P1"><text:span text:style-name="T1">Busse, </text:span>Rudolf: Patentgesetz, 6. Aufl. 2003, Berlin. </text:p>
      <text:p text:style-name="P1"/>
      <text:p text:style-name="P1"><text:span text:style-name="T1">Cremer, </text:span>Richard: Die Bekämpfung der Produktpiraterie in der Praxis – Zur Handhabung des Produktpirateriegesetzes, in: Mitteilungen der deutschen Patentanwälte, Heft 6, 1992, S. 153 ff.</text:p>
      <text:p text:style-name="P1"/>
      <text:p text:style-name="P1"><text:span text:style-name="T1">Cremer, </text:span>Richard: Strafrechtliche Sanktionen bei der Verletzung von Rechten des geistigen Eigentums, in: Zeitschrift für Gewerblichen Rechtschutz und Urheberrecht Internationaler Teil, Heft 6, 2002, S. 511 ff. </text:p>
      <text:p text:style-name="P1"/>
      <text:p text:style-name="P1"><text:span text:style-name="T1">Czychowski, </text:span>Christian: Auskunftsansprüche gegenüber Internetzugangsprovidern „vor“ dem 2. Korb und „nach“ der Enforcement-Richtlinie der EU, in: Multimedia und Recht, Heft 8, 2004, S. 514 ff. </text:p>
      <text:p text:style-name="P1"/>
      <text:p text:style-name="P1"><text:span text:style-name="T1">Dehner, </text:span>Walter/<text:span text:style-name="T1">Freiherr von Gamm,</text:span> Otto-Friedrich: Das Bürgerliche Gesetzbuch mit besonderer Berücksichtigung der Rechtsprechung des Reichsgerichts und des Bundesgerichtshofs (RGRK), Bd. II/4, §§ 631-811 BGB, 12. Aufl. 1978, Berlin. </text:p>
      <text:p text:style-name="P1"/>
      <text:p text:style-name="P1"><text:span text:style-name="T1">Delahaye, </text:span>Hans: Kernprobleme der Schadensberechnungsarten bei Schutzrechtsverletzungen, in: Zeitschrift für Gewerblichen Rechtsschutz und Urheberrecht, Heft 3, 1986, S. 217 ff. </text:p>
      <text:p text:style-name="P1"/>
      <text:p text:style-name="P1"><text:span text:style-name="T1">Derleder, </text:span>Peter/<text:span text:style-name="T1">Wosnitza, </text:span>Rüdiger: Auskunftspflichten der Banken bei Teilzahlungsgeschäften, in: Zeitschrift für Wirtschaftsrecht, Heft 14, 1990, S. 901 ff. </text:p>
      <text:p text:style-name="P1"/>
      <text:p text:style-name="P1"><text:span text:style-name="T1">Dernburg, </text:span>Heinrich: Das Bürgerliche Recht des Deutschen Reichs und Preußens, Schuldverhältnisse Bd. II/1, 1. und 2. Aufl. 1899, Halle a. S. </text:p>
      <text:p text:style-name="P1"/>
      <text:p text:style-name="P1"><text:span text:style-name="T1">Dilly</text:span>, Torsten: „Nicola“ siegt über „Gaby“ – zum Umfang des akzessorischen Auskunftsanspruch nach § 242 BGB, in: Wettbewerb in Recht und Praxis, Heft 11, 2007, 1313 ff. </text:p>
      <text:p text:style-name="P1"/>
      <text:p text:style-name="P1"><text:span text:style-name="T1">Dreier, </text:span>Thomas: TRIPS und die Durchsetzung von Rechten des geistigen Eigentums, in: Zeitschrift für Gewerblichen Rechtsschutz und Urheberrecht Internationaler Teil, Heft 3, 1996, S. 205 ff. </text:p>
      <text:p text:style-name="P1"/>
      <text:p text:style-name="P1"><text:span text:style-name="T1">Ebenroth, </text:span>Carsten Thomas/<text:span text:style-name="T1">Boujong, </text:span>Karlheinz/<text:span text:style-name="T1">Joost, </text:span>Detlev: Handelsgesetzbuch, Bd. I, §§ 1-342 a HGB, 1. Aufl. 2001, München. </text:p>
      <text:p text:style-name="P1"/>
      <text:p text:style-name="P1"><text:span text:style-name="T1">Ehmann, </text:span>Horst: Informationsschutz und Informationsverkehr im Zivilrecht, in: Archiv für die civilistische Praxis, Band 188, 1988, S. 230 ff. </text:p>
      <text:p text:style-name="P1"/>
      <text:p text:style-name="P1"><text:span text:style-name="T1">Eichmann, </text:span>Helmut: Die Durchsetzung des Anspruchs auf Drittauskunft, in: Zeitschrift für Gewerblichen Rechtsschutz und Urheberrecht, Heft 8, 1990, S. 575 ff. </text:p>
      <text:p text:style-name="P1"/>
      <text:p text:style-name="P1"><text:span text:style-name="T1">Eichmann,</text:span> Helmut/<text:span text:style-name="T1">von Falckenstein, </text:span>Roland: Geschmacksmustergesetz, 3. Aufl. 2005, München. </text:p>
      <text:p text:style-name="P1"/>
      <text:p text:style-name="P1"><text:span text:style-name="T1">Eisenkolb,</text:span> Julia: Die Enforcement-Richtlinie und ihre Wirkung – Ist die Enforcement-Richtlinie mit Ablauf der Umsetzungsfrist unmittelbar wirksam?, in: Zeitschrift für Gewerblichen Rechtsschutz und Urheberrecht, Heft 5, 2007, S. 387 ff. </text:p>
      <text:p text:style-name="P1"/>
      <text:p text:style-name="P1"><text:span text:style-name="T1">Erler, </text:span>Adalbert/<text:span text:style-name="T1">Kaufmann, </text:span>Ekkehard: Handwörterbuch zur deutschen Rechtsgeschichte, Bd. I, 1. Aufl. 1971, Berlin.</text:p>
      <text:p text:style-name="P1"/>
      <text:p text:style-name="P1"><text:span text:style-name="T1">Erman,</text:span> Walter: Erman Bürgerliches Gesetzbuch, 10. Aufl. 2000, Münster. </text:p>
      <text:p text:style-name="P1"/>
      <text:p text:style-name="P1"><text:span text:style-name="T1">Esser,</text:span> Josef: Richterrecht, Gerichtsgebrauch und Gewohnheitsrecht, in: Festschrift für Fritz von Hippel, 1. Aufl. 1967, Tübingen, S. 95 ff. </text:p>
      <text:p text:style-name="P1"/>
      <text:p text:style-name="P1"><text:span text:style-name="T1">von Falck: </text:span>Anmerkung zum Urteil des BGH vom 16.02.1973 – I ZR 74/71 – „Miss Petite“, in: Zeitschrift für Gewerblichen Rechtsschutz und Urheberrecht, Heft 7, 1973, S. 375 (378 f.). </text:p>
      <text:p text:style-name="P1"/>
      <text:p text:style-name="P1"><text:span text:style-name="T1">von Falck, </text:span>Andreas: Einstweilige Verfügung in Patent- und Gebrauchsmustersachen, in: Mitteilungen der deutschen Patentanwälte, Heft 10, 2002, S. 429 ff. </text:p>
      <text:p text:style-name="P1"/>
      <text:p text:style-name="P1"><text:span text:style-name="T1">Fezer, </text:span>Karl-Heinz: Lauterkeitsrecht – Kommentar zum Gesetz gegen den unlauteren Wettbewerb, Bd. II, §§ 5 -22 UWG, 1. Aufl. 2005, München.</text:p>
      <text:p text:style-name="P1"/>
      <text:p text:style-name="P1"><text:span text:style-name="T1">Frey, </text:span>Dieter/<text:span text:style-name="T1">Rudolph, </text:span>Matthias: EU-Richtlinie zur Durchsetzung der Rechte des geistigen Eigentums, in: Zeitschrift für Urheber- und Medienrecht, Heft 7, 2004, S. 522 ff. </text:p>
      <text:p text:style-name="P1"/>
      <text:p text:style-name="P1"><text:span text:style-name="T1">Friedrich: </text:span>Anmerkung zum Urteil des BGH vom 23.02.1962 – I ZR 114/60 – „Furniergitter“, in: Zeitschrift für Gewerblichen Rechtschutz und Urheberrecht, Heft 7, 1962, S. 354 (357f). </text:p>
      <text:p text:style-name="P1"/>
      <text:p text:style-name="P1"><text:span text:style-name="T1">Fritze, </text:span>Ulrich/<text:span text:style-name="T1">Stauder,</text:span> Dieter: Die Beschaffung von Beweisen für die Verletzung von gewerblichen Schutzrechten, in: Zeitschrift für Gewerblichen Rechtsschutz und Urheberrecht Internationaler Teil, Heft 5, 1986, S. 342 ff.</text:p>
      <text:p text:style-name="P1"/>
      <text:p text:style-name="P1"><text:span text:style-name="T1">Gernhuber,</text:span> Joachim: Das Schuldverhältnis, Begründung und Änderung, Pflichten und Strukturen, Drittwirkung, 1. Aufl. 1989, Tübingen.</text:p>
      <text:p text:style-name="P1"/>
      <text:p text:style-name="P1"><text:span text:style-name="T1">Gloy, </text:span>Wolfgang/<text:span text:style-name="T1">Loschelder, </text:span>Michael: Mitteilungen aus der Deutschen Vereinigung für gewerblichen Rechtsschutz und Urheberrecht: Stellungnahme der Deutschen Vereinigung für gewerblichen Rechtsschutz und Urheberrecht e. V. zum Grünbuch der europäischen Kommission zur Bekämpfung von Nachahmungen und Produkt– und Dienstleistungspiraterie im Binnenmarkt Kom (98) 550 endg., in: Zeitschrift für Gewerblichen Rechtsschutz und Urheberrecht, Heft 6, 1999, S. 479 ff. </text:p>
      <text:p text:style-name="P1"/>
      <text:p text:style-name="P1"><text:span text:style-name="T1">Gloy, </text:span>Wolfgang/<text:span text:style-name="T1">Loschelder, </text:span>Michael: Stellungnahme zum Grünbuch der Europäischen Kommission zur Bekämpfung von Nachahmung und Produkt- und Dienstleistungspiraterie im Binnenmarkt Kom (98) 559 endg., in: Zeitschrift für Gewerblichen Rechtsschutz und Urheberrecht, Heft 7, 1999, S. 560 ff. </text:p>
      <text:p text:style-name="P1"/>
      <text:p text:style-name="P1"><text:span text:style-name="T1">Göpfert</text:span>, Fr. A.: Der Eid, 1. Aufl. 1883, Mainz. </text:p>
      <text:p text:style-name="P1"/>
      <text:p text:style-name="P1"><text:span text:style-name="T1">Götting, </text:span>Horst-Peter: Die Entwicklung neuer Methoden der Beweisbeschaffung zur Bekämpfung von Schutzrechtsverletzungen, in: Zeitschrift für Gewerblichen Rechtsschutz und Urheberrecht Internationale Teil, Heft 10, 1988, 729 ff. </text:p>
      <text:p text:style-name="P1"/>
      <text:p text:style-name="P1"><text:span text:style-name="T1">Gottwald, </text:span>Peter: Schadenszurechnung und Schadensschätzung – Zum Ermessen des Richters im Schadensrecht und im Schadensersatzprozess, 1. Aufl. 1979, München. </text:p>
      <text:p text:style-name="P1"/>
      <text:p text:style-name="P1"><text:span text:style-name="T1">Gottwald,</text:span> Peter: Zur Wahrung von Geschäftsgeheimnissen im Zivilprozess, in: Betriebs-Berater, Heft 35-36, 1979, S. 1780 ff. </text:p>
      <text:p text:style-name="P1"/>
      <text:p text:style-name="P1"><text:span text:style-name="T1">von Gravenreuth, </text:span>Günter: Entwurf eines Gesetzes zur Bekämpfung der Produktpiraterie – Ein halber Schritt in die richtige Richtung?, in: Betriebs-Berater, Heft 24, 1988, 1614 ff. </text:p>
      <text:p text:style-name="P1"/>
      <text:p text:style-name="P1"><text:span text:style-name="T1">von Gravenreuth, </text:span>Günter: Strafverfahren wegen Verletzung von Patenten, Gebrauchsmustern, Warenzeichen oder Urheberrechten, in: Zeitschrift für Gewerblichen Rechtsschutz und Urheberrecht, Heft 7, 1983, S. 349 ff.</text:p>
      <text:p text:style-name="P1"/>
      <text:p text:style-name="P1"><text:span text:style-name="T1">Greger, </text:span>Reinhard: Zweifelsfragen und erste Entscheidungen zur neuen ZPO, in: Neue Juristische Wochenschrift, Heft 42, 2002, S. 3049 ff. </text:p>
      <text:p text:style-name="P1"/>
      <text:p text:style-name="P1"><text:span text:style-name="T1">Grimme,</text:span> Rainer: Der Anspruch auf Einsichtnahme in (Vertrags-)Urkunden nach § 810 BGB, in: JA, Heft 6, 1985, S. 320 ff.</text:p>
      <text:p text:style-name="P1"/>
      <text:p text:style-name="P1"><text:span text:style-name="T1">Grosch, </text:span>Marcus/<text:span text:style-name="T1">Schilling, </text:span>Tilman: Rechnungslegung und Schadensersatzfeststellung für die Zeit nach Schluss der mündlichen Verhandlung?, in: Festschrift für Günther Eisenführ, 1. Aufl. 2003, Köln, S. 131 ff. </text:p>
      <text:p text:style-name="P1"/>
      <text:p text:style-name="P1"><text:span text:style-name="T1">Gruber, </text:span>Urs Peter/<text:span text:style-name="T1">Kießling, </text:span>Erik: Die Vorlagepflichten der §§ 142 ff. ZPO nach der Reform 2002, in: Zeitschrift für Zivilprozess, Band 116, Heft 3, 2003, S. 305 ff. </text:p>
      <text:p text:style-name="P1"/>
      <text:p text:style-name="P1"><text:span text:style-name="T1">Grüger, </text:span>Nicole Maria: „Catwalk“ – Synonym für eine höhere Schadensliquidation? – Zugleich Besprechung von BGH, GRUR 2006, 143, in: Zeitschrift für Gewerblichen Rechtsschutz und Urheberrecht, Heft 7, 2006, S. 536 ff.</text:p>
      <text:p text:style-name="P1"/>
      <text:p text:style-name="P1"><text:span text:style-name="T1">Habscheid,</text:span> Walther J.: Das Ende des Offenbarungseides, in: Neue juristische Wochenschrift, Heft 38, 1970, S. 1669 ff. </text:p>
      <text:p text:style-name="P1"/>
      <text:p text:style-name="P1"><text:span text:style-name="T1">Haedicke, </text:span>Maximilian: Die Gewinnhaftung des Patentverletzers, in: Zeitschrift für Gewerblichen Rechtsschutz und Urheberrecht, Heft 7, 2005, S. 529 ff. </text:p>
      <text:p text:style-name="P1"/>
      <text:p text:style-name="P1"><text:span text:style-name="T1">Haedicke, </text:span>Maximilian:: Informationsbefugnisse des Schutzrechtsinhabers im Spiegel der EG-Richtlinie zur Durchsetzung der Rechte des geistigen Eigentums, in: Festschrift für Gerhard Schricker, 1. Aufl. 2005, München, S. 19 ff. </text:p>
      <text:p text:style-name="P1"/>
      <text:p text:style-name="P1"><text:span text:style-name="T1">Harmsen:</text:span> Anmerkung zum Urteil des BGH vom 04.12.1959 – I ZR 135/58 – „Krankenwagen“, in: Zeitschrift für Gewerblichen Rechtsschutz und Urheberrecht, Heft 5, 1960, S. 247 (249). </text:p>
      <text:p text:style-name="P1"/>
      <text:p text:style-name="P1"><text:span text:style-name="T1">Harte-Bavendamm, </text:span>Henning: Der Richtlinienvorschlag zur Durchsetzung der Rechte des geistigen Eigentums, in: Festschrift für Winfried Tilmann, 1. Aufl. 2003, München, S. 793 ff. </text:p>
      <text:p text:style-name="P1"/>
      <text:p text:style-name="P1"><text:span text:style-name="T1">Harte-Bavendamm,</text:span> Henning: Handbuch der Markenpiraterie in Europa, 1. Aufl. 2000, München. </text:p>
      <text:p text:style-name="P1"/>
      <text:p text:style-name="P1"><text:span text:style-name="T1">von Hartz, </text:span>Nikolaus: Beweissicherung im gewerblichen Rechtsschutz und Urheberrecht – Umsetzung internationaler Vorgaben in nationales Recht, 1. Aufl. 2004, Baden-Baden. </text:p>
      <text:p text:style-name="P1"/>
      <text:p text:style-name="P1"><text:span text:style-name="T1">von Hartz, </text:span>Nikolaus: Beweissicherungsmöglichkeiten im Urheberrecht nach der Enforcement-Richtlinie im deutschen Recht, in: Zeitschrift für Urheber- und Medienrecht, Heft 5, 2005, S. 376 ff. </text:p>
      <text:p text:style-name="P1"/>
      <text:p text:style-name="P1"><text:span text:style-name="T1">Hay, </text:span>Peter: Informationsbeschaffung über schriftliche Unterlagen und Augenscheinsobjekte im Zivilprozess unter besonderer Berücksichtigung des anglo-amerikanischen Rechts, in: Die Informationsbeschaffung für den Zivilprozess – Die verfahrensmäßige Behandlung von Nachlässen, ausländisches Recht und internationales Zivilprozessrecht, 1. Aufl. 1996, Bielefeld.</text:p>
      <text:p text:style-name="P1"/>
      <text:p text:style-name="P1"><text:span text:style-name="T1">Heermann,</text:span> Peter: Schadensersatz und Bereichungsausgleich bei Patentrechtsverletzungen, in: Zeitschrift für Gewerblichen Rechtsschutz und Urheberrecht, Heft 8-9, 1999, 625 ff. </text:p>
      <text:p text:style-name="P1"/>
      <text:p text:style-name="P1"><text:span text:style-name="T1">Hefermehl, </text:span>Wolfgang/<text:span text:style-name="T1">Köhler, </text:span>Helmut/<text:span text:style-name="T1">Bornkamm, </text:span>Joachim: Wettbewerbsrecht, 24. Aufl. 2006, München. </text:p>
      <text:p text:style-name="P1"/>
      <text:p text:style-name="P1"><text:span text:style-name="T1">Heine:</text:span> Anmerkung zum Urteil des BGH vom 13.03.1962 – I ZR 108/60 – „Kreuzbodenventilsäcke II“, in: Zeitschrift für Gewerblichen Rechtsschutz und Urheberrecht, Heft 8, 1962, S. 401 (405). </text:p>
      <text:p text:style-name="P1"/>
      <text:p text:style-name="P1"><text:span text:style-name="T1">Hellmann, </text:span>Thomas: Materiellrechtlicher Auskunftsanspruch und prozessuale Auskunftspflicht, 1. Aufl. 1979, Würzburg.</text:p>
      <text:p text:style-name="P1"/>
      <text:p text:style-name="P1"><text:span text:style-name="T1">Henssler:</text:span> Anmerkung zum Urteil des BGH vom 13.07.1973 – I ZR 101/72 – „Nebelscheinwerfer“, in: Zeitschrift für Gewerblichen Rechtsschutz und Urheberrecht, Heft 1, 1974, S. 53 (55). </text:p>
      <text:p text:style-name="P1"/>
      <text:p text:style-name="P1"><text:span text:style-name="T1">Hesse, </text:span>Hans Gerd: Die Beweislast im Patentverletzungsprozess, in: Zeitschrift für Gewerblichen Rechtsschutz und Urheberrecht, Heft 12, 1972, S. 675 ff. </text:p>
      <text:p text:style-name="P1"><text:span text:style-name="T1">Hölk, </text:span>Astrid: Markenparfüm und Erschöpfung – Konsequenzen zum Umfang markenrechtlicher Ansprüche aus den Entscheidungen „Markenparfümverkäufe“ und „Parfümtestkäufe“, in: Wettbewerb in Recht und Praxis, Heft 6, 2006, S. 647 ff.</text:p>
      <text:p text:style-name="P1"/>
      <text:p text:style-name="P1"><text:span text:style-name="T1">Hören, </text:span>Thomas: High-noon im europäischen Immaterialgüterrecht – Überlegungen zum Vorschlag für eine EU-Richtlinie über die Maßnahmen und Verfahren zum Schutz der Rechte an geistigem Eigentum, in: Multimedia und Recht, Heft 5, 2003, S. 299 ff.</text:p>
      <text:p text:style-name="P1"/>
      <text:p text:style-name="P1"><text:span text:style-name="T1">Ibbeken, </text:span>Arne: Das TRIPs-Übereinkommen und die vorgerichtliche Beweishilfe im gewerblichen Rechtsschutz, 1. Aufl. 2003, Heidelberg.</text:p>
      <text:p text:style-name="P1"/>
      <text:p text:style-name="P1"><text:span text:style-name="T1">Ikels, </text:span>Dirk: Die Rechnungslegung gemäß § 259 Abs. 1 BGB, 1. Aufl. 1976, Hamburg.</text:p>
      <text:p text:style-name="P1"/>
      <text:p text:style-name="P1"><text:span text:style-name="T1">Ingerl, </text:span>Reinhard/<text:span text:style-name="T1">Rohnke, </text:span>Christian: Markengesetz – Gesetz über den Schutz von Marken und sonstigen Kennzeichen, 2. Aufl. 2003, München. </text:p>
      <text:p text:style-name="P1"/>
      <text:p text:style-name="P1"><text:span text:style-name="T1">Isay,</text:span> Hermann: Die Geschäftsführung nach dem Bürgerlichen Gesetzbuche für das Deutsche Reich, 1. Aufl. 1900, Jena.</text:p>
      <text:p text:style-name="P1"/>
      <text:p text:style-name="P1"><text:span text:style-name="T1">Jacobs, </text:span>Rainer/<text:span text:style-name="T1">Lindacher, </text:span>Walter F./<text:span text:style-name="T1">Teplitzky, </text:span>Otto: UWG, Großkommentar, 1.-14. Lieferung 1991 – 2001, Berlin. </text:p>
      <text:p text:style-name="P1"/>
      <text:p text:style-name="P1"><text:span text:style-name="T1">Jäntsch, </text:span>H.: Denkschrift zum Entwurf eines bürgerlichen Gesetzbuchs, 1. Aufl. 1899, Berlin. </text:p>
      <text:p text:style-name="P1"/>
      <text:p text:style-name="P1"><text:span text:style-name="T1">Jauernig, </text:span>Othmar: Bürgerliches Gesetzbuch mit Allgemeinem Gleichbehandlungsgesetz, 12. Aufl. 2007, München. </text:p>
      <text:p text:style-name="P1"/>
      <text:p text:style-name="P1"><text:span text:style-name="T1">Jestaedt, </text:span>Bernhard: Auskunfts- und Rechnungslegungsansprüche bei Sortenschutzverletzungen, in: Zeitschrift für Gewerblichen Rechtsschutz und Urheberrecht, Heft 3, 1993, S. 219 ff. </text:p>
      <text:p text:style-name="P1"/>
      <text:p text:style-name="P1"><text:span text:style-name="T1">Karger, </text:span>Michael: Beweisermittlung im deutschen und U. S.–amerikanischen Softwareverletzungsprozess, 1. Aufl. 1996, Köln. </text:p>
      <text:p text:style-name="P1"/>
      <text:p text:style-name="P1"><text:span text:style-name="T1">Katzenmeier, </text:span>Christian: Aufklärungs-/Mitwirkungspflichten der nicht beweisbelasteten Partei im Zivilprozess, in: Juristenzeitung, Heft 11, 2002, S. 533 ff. </text:p>
      <text:p text:style-name="P1"/>
      <text:p text:style-name="P1"><text:span text:style-name="T1">Kaufmann, </text:span>Ernst: Der Umfang der Rechnungslegung, in: Zeitschrift für Gewerblichen Rechtsschutz und Urheberrecht, Heft 4, 1926, S. 159 f. </text:p>
      <text:p text:style-name="P1"/>
      <text:p text:style-name="P1"><text:span text:style-name="T1">Keidel, </text:span>Theodor/<text:span text:style-name="T1">Kuntze, </text:span>Joachim: Freiwillige Gerichtsbarkeit – Kommentar zum Gesetz über die Angelegenheiten der freiwilligen Gerichtsbarkeit, 14. Aufl. 1999, München. </text:p>
      <text:p text:style-name="P1"/>
      <text:p text:style-name="P1"><text:span text:style-name="T1">Klunzinger, </text:span>Ernst: Einführung in das Bürgerliche Recht, 11. Aufl. 2002, München. </text:p>
      <text:p text:style-name="P1"/>
      <text:p text:style-name="P1"><text:span text:style-name="T1">Knaak</text:span>, Roland: Die EG-Richtlinie zur Durchsetzung der Rechte des geistigen Eigentums und ihr Umsetzungsbedarf im deutschen Recht, in: Zeitschrift für Gewerblichen Rechtsschutz und Urheberrecht Internationaler Teil, Heft 9, 2004, S. 745 ff. </text:p>
      <text:p text:style-name="P1"/>
      <text:p text:style-name="P1"><text:span text:style-name="T1">Knieper, </text:span>Judith: Mit Belegen gegen Produktpiraten, in: Wettbewerb in Recht und Praxis, Heft 11, 1999, S. 1116 ff. </text:p>
      <text:p text:style-name="P1"/>
      <text:p text:style-name="P1"><text:span text:style-name="T1">Köhler, </text:span>Helmut: BGB – Allgemeiner Teil, 27. Aufl. 2003, München. </text:p>
      <text:p text:style-name="P1"/>
      <text:p text:style-name="P1"><text:span text:style-name="T1">Köhler, </text:span>Helmut: Der Schadensersatz-, Bereicherungs- und Auskunftsanspruch im Wettbewerbsrecht, in: Neue juristische Wochenschrift, Heft 23, 1992, S. 1477 ff. </text:p>
      <text:p text:style-name="P1"/>
      <text:p text:style-name="P1"><text:span text:style-name="T1">Köhler,</text:span> Helmut: Die Begrenzung wettbewerbsrechtlicher Ansprüche durch den Grundsatz der Verhältnismäßigkeit, in: Zeitschrift für Gewerblichen Rechtschutz und Urheberrecht, Heft 2, 1996, S. 82 ff. </text:p>
      <text:p text:style-name="P1"/>
      <text:p text:style-name="P1"><text:span text:style-name="T1">Köhler,</text:span> Helmut/<text:span text:style-name="T1">Piper, </text:span>Henning: Gesetz gegen den unlauteren Wettbewerb, 3. Aufl. 2002, München. </text:p>
      <text:p text:style-name="P1"/>
      <text:p text:style-name="P1"><text:span text:style-name="T1">Körner</text:span>, Eberhard: Schadensausgleich bei Verletzung gewerblicher Schutzrechte und bei ergänzendem Leistungsschutz, in: Festschrift für Ernst Steindorff, 1. Aufl. 1990, Berlin, S. 877 ff. </text:p>
      <text:p text:style-name="P1"/>
      <text:p text:style-name="P1"><text:span text:style-name="T1">Konrad</text:span>, Sabine: Der Schutz der Vertrauenssphäre zwischen Rechtsanwalt und Mandant im Zivilprozess, in: Neue juristische Wochenschrift, Heft 11, 2004, S. 710 ff. </text:p>
      <text:p text:style-name="P1"/>
      <text:p text:style-name="P1"><text:span text:style-name="T1">Kramer,</text:span> Andreas: Zivilrechtlicher Auskunftsanspruch gegenüber Access Providern, 1. Aufl. 2007, Hamburg.</text:p>
      <text:p text:style-name="P1"/>
      <text:p text:style-name="P1"><text:span text:style-name="T1">Kraßer, </text:span>Rudolf: Patentrecht, 5. Aufl. 2004, München. </text:p>
      <text:p text:style-name="P1"/>
      <text:p text:style-name="P1"><text:span text:style-name="T1">Kraßer, </text:span>Rudolf: Schadensersatz für Verletzungen von gewerblichen Schutzrechten und Urheberrechten nach deutschem Recht, in: Zeitschrift für Gewerblichen Rechtsschutz und Urheberrecht Internationaler Teil, Heft 5, 1980, S. 259 ff. </text:p>
      <text:p text:style-name="P1"/>
      <text:p text:style-name="P1"><text:span text:style-name="T1">Kreukenschrijver, </text:span>Alfred: Gerichtliche Durchsetzung von technischen Schutzrechten, in: Gewerblicher Rechtsschutz in der Praxis: Tagungsband des 1. Freiberger Seminars zur Praxis des Gewerblichen Rechtsschutzes, 1. Aufl. 1999, Frankfurt. </text:p>
      <text:p text:style-name="P1"/>
      <text:p text:style-name="P1"><text:span text:style-name="T1">Krieger, </text:span>Albrecht: Zur Weiterentwicklung des Markenrechts – Perspektiven aus der Sicht der Bundesregierung, in: Zeitschrift für Gewerblichen Rechtsschutz und Urheberrecht Internationaler Teil, Heft 2, 1986, S. 75 ff. </text:p>
      <text:p text:style-name="P1"/>
      <text:p text:style-name="P1"><text:span text:style-name="T1">Krieger, </text:span>Ulrich: Zum Anspruch auf Auskunftserteilung wegen Warenzeichenverletzung, in: Zeitschrift für Gewerblichen Rechtsschutz und Urheberrecht, Heft 11, 1989, S. 802 ff. </text:p>
      <text:p text:style-name="P1"/>
      <text:p text:style-name="P1"><text:span text:style-name="T1">Kröger, </text:span>Bernd/<text:span text:style-name="T1">Bausch, </text:span>Thorsten: Produktpiraterie im Patentwesen, in: Zeitschrift für Gewerblichen Rechtsschutz und Urheberrecht, Heft 5, 1997, S. 321 ff.</text:p>
      <text:p text:style-name="P1"/>
      <text:p text:style-name="P1"><text:span text:style-name="T1">Kuchinke, </text:span>Kurt: Die Klage des Pflichtteilsberechtigten gegen den Erben auf Auskunft und Leistung des Offenbarungseides, in: Neue juristische Wochenschrift, Heft 32, 1957, S. 1175 ff. </text:p>
      <text:p text:style-name="P1"/>
      <text:p text:style-name="P1"><text:span text:style-name="T1">Kühnen, </text:span>Thomas: Die Besichtigung im Patentrecht – Eine Bestandsaufnahme zwei Jahre nach „Faxkarte“, in: Zeitschrift für Gewerblichen Rechtsschutz und Urheberrecht, Heft 3, 2005, S. 185 ff. </text:p>
      <text:p text:style-name="P1"/>
      <text:p text:style-name="P1"><text:span text:style-name="T1">Kühnen, </text:span>Thomas/<text:span text:style-name="T1">Geschke, </text:span>Eva: Die Durchsetzung von Patenten in der Praxis, 1. Aufl. 2002, München.</text:p>
      <text:p text:style-name="P1"/>
      <text:p text:style-name="P1"><text:span text:style-name="T1">Kunz-Hallstein, </text:span>Hans Peter/<text:span text:style-name="T1">Loschelder, </text:span>Michael: Gemeinsame Stellungnahme der Ausschüsse für Patent- und Gebrauchsmusterrecht, Geschmacksmusterrecht und Urheberrecht zum Referentenentwurf für ein „Gesetz zur Verbesserung der Durchsetzung von Rechten des geistigen Eigentums“, in: Zeitschrift für Gewerblichen Rechtsschutz und Urheberrecht, Heft 5, 2006, S. 393 ff. </text:p>
      <text:p text:style-name="P1"/>
      <text:p text:style-name="P1"><text:span text:style-name="T1">Kunz-Hallstein, </text:span>Hans Peter/<text:span text:style-name="T1">Loschelder, </text:span>Michael: Richtlinie 2004/48/EG des Europäischen Parlaments und des Rates vom 29.04.2004 zur Durchsetzung der Rechte des geistigen Eigentums, in: Zeitschrift für Gewerblichen Rechtsschutz und Urheberrecht, Heft 9, 2005, 747 f. </text:p>
      <text:p text:style-name="P1"/>
      <text:p text:style-name="P1"><text:span text:style-name="T1">Kunz-Hallstein, </text:span>Hans Peter/<text:span text:style-name="T1">Loschelder, </text:span>Michael: Stellungnahme zum Vorschlag der Kommission für eine Richtlinie über die Maßnahmen und Verfahren zum Schutz der Rechte am geistigen Eigentum, in: Zeitschrift für Gewerblichen Rechtsschutz und Urheberrecht, Heft 8, 2003, S. 682 ff. </text:p>
      <text:p text:style-name="P1"/>
      <text:p text:style-name="P1"><text:span text:style-name="T1">Kutzner</text:span>, Georg: Auskunft, Rechenschaftsablage und Rechnungslegung nach Bürgerlichem Recht, 1. Aufl. 1909, Greifswald. </text:p>
      <text:p text:style-name="P1"/>
      <text:p text:style-name="P1"><text:span text:style-name="T1">Lange, </text:span>Paul: Marken- und Kennzeichenrecht, 1. Aufl. 2006, München.</text:p>
      <text:p text:style-name="P1"/>
      <text:p text:style-name="P1"><text:span text:style-name="T1">Lang, </text:span>Johannes: Die Aufklärungspflicht der Parteien des Zivilprozesses vor dem Hintergrund der europäischen Rechtsvereinheitlichung, 1. Aufl. 1999, Berlin.</text:p>
      <text:p text:style-name="P1"/>
      <text:p text:style-name="P1"><text:span text:style-name="T1">Larenz, </text:span>Karl: Kennzeichen geglückter richterlicher Rechtsfortbildungen, 1. Aufl. 1965, Karlsruhe. </text:p>
      <text:p text:style-name="P1"/>
      <text:p text:style-name="P1"><text:span text:style-name="T1">Lehmann, </text:span>Michael: Juristisch-ökonomische Kriterien zur Berechnung des Verletzersgewinns bzw. des entgangenen Gewinns, in: Betriebs-Berater, Heft 25, 1988, S. 1680 ff.</text:p>
      <text:p text:style-name="P1"/>
      <text:p text:style-name="P1"><text:span text:style-name="T1">Leonhard</text:span>, Franz: Die Beweislast, 2. Aufl. 1926, Berlin.</text:p>
      <text:p text:style-name="P1"/>
      <text:p text:style-name="P1"><text:span text:style-name="T1">Leppin, </text:span>Klaus H.: Besichtigungsanspruch und Betriebsgeheimnis, Teil I, in: Zeitschrift für Gewerblichen Rechtsschutz und Urheberrecht, Heft 8, 1984, S. 552 ff. </text:p>
      <text:p text:style-name="P1"/>
      <text:p text:style-name="P1"><text:span text:style-name="T1">Leppin, </text:span>Klaus H.: Besichtigungsanspruch und Betriebsgeheimnis, Teil II, in: Zeitschrift für Gewerblichen Rechtsschutz und Urheberrecht, Heft 10, 1984, S. 695 ff. </text:p>
      <text:p text:style-name="P1"/>
      <text:p text:style-name="P1"><text:span text:style-name="T1">Leppin, </text:span>Klaus H.: Besichtigungsanspruch und Betriebsgeheimnis, Teil III, in: Zeitschrift für Gewerblichen Rechtsschutz und Urheberrecht, Heft 11, 1984, S. 770 ff. </text:p>
      <text:p text:style-name="P1"/>
      <text:p text:style-name="P1"><text:span text:style-name="T1">Lex, </text:span>Peter: Die Versicherung an Eides statt und ihr Verhältnis zum Geloben und zum feierlichen Eid – Eine rechtshistorische Untersuchung, 1. Aufl. 1967, München.</text:p>
      <text:p text:style-name="P1"/>
      <text:p text:style-name="P1"><text:span text:style-name="T1">Locher, </text:span>Horst: Die Auskunfts- und Rechenschaftspflicht des Architekten und Baubetreuers, in: Neue juristische Wochenschrift, Heft 50, 1968, S. 2324 ff. </text:p>
      <text:p text:style-name="P1"/>
      <text:p text:style-name="P1"><text:span text:style-name="T1">Löwe, </text:span>Ewald/<text:span text:style-name="T1">Rieß, </text:span>Peter: Die Strafprozessordnung und das Gerichtsverfassungsgesetz, Großkommentar, Bd. VI, §§ 374-495 StPO, 25. Aufl. 2001, Berlin. </text:p>
      <text:p text:style-name="P1"/>
      <text:p text:style-name="P1"><text:span text:style-name="T1">Loewenthal, </text:span>Ernst: Der Gerichtseid, 1. Aufl. 1929, Frankfurt a. M.</text:p>
      <text:p text:style-name="P1"/>
      <text:p text:style-name="P1"><text:span text:style-name="T1">Löwisch, </text:span>Manfred/<text:span text:style-name="T1">Selb, </text:span>Walter: J. von Staudingers Kommentar zum Bürgerlichen Gesetzbuch mit Einführungsgesetz und Nebengesetzen, Buch 2: Recht der Schuldverhältnisse, §§ 255-304 BGB, Neubearbeitung 2004, Berlin. </text:p>
      <text:p text:style-name="P1"/>
      <text:p text:style-name="P1"><text:span text:style-name="T1">Lorenz, </text:span>Stephan: Auskunftsansprüche im Bürgerlichen Recht, in: Juristische Schulung, Heft 7, 1995, S. 569 ff. </text:p>
      <text:p text:style-name="P1"/>
      <text:p text:style-name="P1"><text:span text:style-name="T1">Lüderitz, </text:span>Alexander: Ausforschungsverbot und Auskunftsanspruch bei Verfolgung privater Rechte, in: Recht und Staat in Geschichte und Gegenwart, Heft 319/320, 1966, Tübingen.</text:p>
      <text:p text:style-name="P1"/>
      <text:p text:style-name="P1"><text:span text:style-name="T1">Lüke, </text:span>Gerhard: Der Informationsanspruch im Zivilrecht, in: Juristische Schulung, Heft 1, 1986, S. 2 ff. </text:p>
      <text:p text:style-name="P1"/>
      <text:p text:style-name="P1"><text:span text:style-name="T1">Lüke, </text:span>Gerhard/<text:span text:style-name="T1">Wax, </text:span>Peter: Münchener Kommentar zur Zivilprozessordnung, Bd. I, §§ 1-354 ZPO, 2. Aufl. 2000, München.</text:p>
      <text:p text:style-name="P1"/>
      <text:p text:style-name="P1"><text:span text:style-name="T1">Lüke, </text:span>Gerhard/<text:span text:style-name="T1">Wax, </text:span>Peter: Münchener Kommentar zur Zivilprozessordnung, Bd. II, §§ 355-802 ZPO, 2. Aufl. 2000, München. </text:p>
      <text:p text:style-name="P1"/>
      <text:p text:style-name="P1"><text:span text:style-name="T1">Lüke, </text:span>Gerhard/<text:span text:style-name="T1">Wax, </text:span>Peter: Münchener Kommentar zur Zivilprozessordnung, Bd. III, §§ 803-1066 ZPO, 2. Aufl. 2001, München. </text:p>
      <text:p text:style-name="P1"/>
      <text:p text:style-name="P1"><text:span text:style-name="T1">Lüpke, </text:span>Tobias/<text:span text:style-name="T1">Müller, </text:span>Robert: „Pre-Trial Discovery of Documents“ und § 142 ZPO – ein trojanisches Pferd im neuen Zivilprozessrecht?, in: Neue Zeitschrift für das Recht der Insolvenz und Sanierung, Heft 11, 2002, S. 588 ff. </text:p>
      <text:p text:style-name="P1"/>
      <text:p text:style-name="P1"><text:span text:style-name="T1">Lutz, </text:span>Liane: Die erweiterte Schadensberechnung – Dogmatische Grundlage und Anwendungsbereich im gewerblichen Rechtschutz und Urheberrecht, 1. Aufl. 1974, Nieukerk. </text:p>
      <text:p text:style-name="P1"/>
      <text:p text:style-name="P1"><text:span text:style-name="T1">Mahlmann, </text:span>Ulrike: Schaden und Bereicherung durch die Verletzung „geistigen Eigentums“, 1. Aufl. 2005, Berlin.</text:p>
      <text:p text:style-name="P1"/>
      <text:p text:style-name="P1"><text:span text:style-name="T1">Marburger, </text:span>Peter: J. von Staudingers Kommentar zum Bürgerlichen Gesetzbuch mit Einführungsgesetz und Nebengesetzen, Buch 2: Recht der Schuldverhältnisse, §§ 779-811 BGB, Neuberarbeitung 2002, Berlin. </text:p>
      <text:p text:style-name="P1"/>
      <text:p text:style-name="P1"><text:span text:style-name="T1">McGuire, </text:span>Mary-Rose: Beweismittelvorlage und Auskunftsanspruch nach der Richtlinie 2004/48/EG zur Durchsetzung der Rechte des Geistigen Eigentums – Über den Umsetzungsbedarf im deutschen und österreichischen Prozessrecht, in: Zeitschrift für Gewerblichen Rechtsschutz und Urheberrecht Internationaler Teil, Heft 1, 2005, S. 15 ff. </text:p>
      <text:p text:style-name="P1"/>
      <text:p text:style-name="P1"><text:span text:style-name="T1">Meier-Beck, </text:span>Peter: Probleme des Sachantrags im Patentverletzungsprozess, in: Zeitschrift für Gewerblichen Rechtsschutz und Urheberrecht, Heft 3-4, 1998, S. 276 ff. </text:p>
      <text:p text:style-name="P1"/>
      <text:p text:style-name="P1"><text:span text:style-name="T1">Melullis, </text:span>Klaus: Handbuch des Wettbewerbsprozesses unter besonderer Berücksichtigung der Rechtsprechung, 3. Aufl. 2000, Köln. </text:p>
      <text:p text:style-name="P1"/>
      <text:p text:style-name="P1"><text:span text:style-name="T1">Melullis, </text:span>Klaus: Zur Schadensberechnung im Wege der Lizenzanalogie bei zusammengesetzten Vorrichtungen, in: Festschrift für Fritz Traub, 1. Aufl. 1994, Frankfurt a. M., S. 287 ff.</text:p>
      <text:p text:style-name="P1"/>
      <text:p text:style-name="P1"><text:span text:style-name="T1">Mes, </text:span>Peter: Patentgesetz, Gebrauchsmustergesetz, 2. Aufl. 2005, München. </text:p>
      <text:p text:style-name="P1"/>
      <text:p text:style-name="P1">Mes, Peter: Si tacuisses – Zur Darlegungs- und Beweislast im Prozess des gewerblichen Rechtsschutzes, in: Zeitschrift für Gewerblichen Rechtsschutz und Urheberrecht, Heft 11-12, 2000, S. 934 ff. </text:p>
      <text:p text:style-name="P1"/>
      <text:p text:style-name="P1"><text:span text:style-name="T1">Metzger, </text:span>Axel/<text:span text:style-name="T1">Wurmnest, </text:span>Wolfgang: Auf dem Weg zu einem Europäischen Sanktionenrecht des geistigen Eigentums, in: Zeitschrift für Urheber- und Medienrecht, Heft 12, 2003, S. 922 ff. </text:p>
      <text:p text:style-name="P1"/>
      <text:p text:style-name="P1"><text:span text:style-name="T1">Meyer-Großner, </text:span>Lutz: Strafprozessordnung, 48. Aufl. 2005, München. </text:p>
      <text:p text:style-name="P1"/>
      <text:p text:style-name="P1"><text:span text:style-name="T1">Mühlens, </text:span>Peter: Neue Waffe gegen Produktpiraterie – Das Gesetz zur Stärkung des Schutzes des geistigen Eigentums und zur Bekämpfung der Produktpiraterie, in: Computer und Recht, Heft 7, 1990, S. 433 ff.</text:p>
      <text:p text:style-name="P1"/>
      <text:p text:style-name="P1"><text:span text:style-name="T1">Mugdan, </text:span>Benno: Die gesammelten Materialien zum Bürgerlichen Gesetzbuch für das Deutsche Reich, Bd. II, Recht der Schuldverhältnisse, 1. Aufl. 1899, Berlin. </text:p>
      <text:p text:style-name="P1"/>
      <text:p text:style-name="P1"><text:span text:style-name="T1">Musielak, </text:span>Hans Joachim: Grundkurs BGB, 9. Aufl. 2005, München.</text:p>
      <text:p text:style-name="P1"/>
      <text:p text:style-name="P1"><text:span text:style-name="T1">Musielak, </text:span>Hans Joachim: Kommentar zur Zivilprozessordnung, 4. Aufl. 2005, München.</text:p>
      <text:p text:style-name="P1"/>
      <text:p text:style-name="P1"><text:span text:style-name="T1">Nieder, </text:span>Michael: Außergerichtliche Konfliktlösung im gewerblichen Rechtsschutz, 1. Aufl. 1999, Weinheim. </text:p>
      <text:p text:style-name="P1"/>
      <text:p text:style-name="P1"><text:span text:style-name="T1">Nieder, </text:span>Michael: Die Patentverletzung – Materielles Recht und Verfahren, 1. Aufl. 2004, München. </text:p>
      <text:p text:style-name="P1"/>
      <text:p text:style-name="P1"><text:span text:style-name="T1">Nieder, </text:span>Michael: Zur Bekanntgabe von Abnehmern, Abnahmemengen, Lieferdaten und –preisen im Kennzeichenrecht, in: Zeitschrift für Gewerblichen Rechtsschutz und Urheberrecht, Heft 8-9, 1999, S. 654 ff. </text:p>
      <text:p text:style-name="P1"/>
      <text:p text:style-name="P1"><text:span text:style-name="T1">Oppermann, </text:span>Klaus: Der Auskunftsanspruch im gewerblichen Rechtschutz und Urheberrecht: dargestellt unter besonderer Berücksichtigung der Produktpiraterie, 1. Aufl. 1995, Berlin.</text:p>
      <text:p text:style-name="P1"/>
      <text:p text:style-name="P1"><text:span text:style-name="T1">von der Osten, </text:span>Horst: Schadensersatzberechnung im Patentrecht, in: Mitteilungen der deutschen Patentanwälte, Heft 3, 2000, S. 95 ff. </text:p>
      <text:p text:style-name="P1"/>
      <text:p text:style-name="P1"><text:span text:style-name="T1">von der Osten, </text:span>Horst: Zum Anspruch auf Herausgabe des Verletzergewinns im Patentrecht, in: Zeitschrift für Gewerblichen Rechtsschutz und Urheberrecht, Heft 3-4, 1998, S. 284 ff. </text:p>
      <text:p text:style-name="P1"/>
      <text:p text:style-name="P1"><text:span text:style-name="T1">Otto, </text:span>Harro: Die Verfolgung zivilrechtlicher Ansprüche als „berechtigtes Interesse“ des Verletzten auf Akteneinsicht im Sinne des § 406 e Abs. 1 StPO, in: Goltdammer´s Archiv für Strafrecht, 1989, S. 289 ff. </text:p>
      <text:p text:style-name="P1"/>
      <text:p text:style-name="P1"><text:span text:style-name="T1">Palandt, </text:span>Otto/<text:span text:style-name="T1">Bassenge, </text:span>Peter: Kommentar zum Bürgerlichen Gesetzbuch, 65. Aufl. 2006, München.</text:p>
      <text:p text:style-name="P1"/>
      <text:p text:style-name="P1"><text:span text:style-name="T1">Pastor,</text:span> Wilhelm/<text:span text:style-name="T1">Reimer, </text:span>Eduard: Wettbewerbs- und Warenzeichenrecht, Bd. III, 4. Aufl. 1971, Köln. </text:p>
      <text:p text:style-name="P1"/>
      <text:p text:style-name="P1"><text:span text:style-name="T1">Patnaik, </text:span>Daniel: Enthält das deutsche Recht effektive Mittel zur Bekämpfung von Nachahmung und Produktpiraterie?, in: Zeitschrift für Gewerblichen Rechtsschutz und Urheberrecht, Heft 3, 2004, S. 191 ff. </text:p>
      <text:p text:style-name="P1"/>
      <text:p text:style-name="P1"><text:span text:style-name="T1">Pawlowski, </text:span>Hans-Martin: Allgemeiner Teil des BGB, 7. Aufl. 2003, Heidelberg.</text:p>
      <text:p text:style-name="P1"/>
      <text:p text:style-name="P1"><text:span text:style-name="T1">Peters, </text:span>Egbert: Auf dem Wege zu einer allgemeinen Prozessförderungspflicht der Parteien, in: Festschrift für Karl-Heinz Schwab, 1. Aufl. 1990, S. 399 ff. </text:p>
      <text:p text:style-name="P1"/>
      <text:p text:style-name="P1"><text:span text:style-name="T1">Peters, </text:span>Egbert: Ausforschungsbeweis im Zivilprozess, in: Beiträge zum Zivilrecht und Zivilprozess, 1. Aufl. 1966, Berlin.</text:p>
      <text:p text:style-name="P1"><text:span text:style-name="T1">Peukert, </text:span>Alexander/<text:span text:style-name="T1">Kur, </text:span>Annette: Stellungnahme des Max-Planck-Instituts für Geistiges Eigentums, Wettbewerbs- und Steuerrecht zur Umsetzung der Richtlinie 2004/48/EG zur Durchsetzung der Rechte des geistigen Eigentums in deutsches Recht, in: Zeitschrift für Gewerblichen Rechtsschutz und Urheberrecht Internationaler Teil, Heft 4, 2006, S. 292 ff. </text:p>
      <text:p text:style-name="P1"/>
      <text:p text:style-name="P1"><text:span text:style-name="T1">Pfeiffer</text:span>, Gerd: Karlsruher Kommentar zur Strafprozessordnung, 5. Aufl. 2003, München.</text:p>
      <text:p text:style-name="P1"/>
      <text:p text:style-name="P1"><text:span text:style-name="T1">Pfeiffer, </text:span>Gerd: Strafprozessordnung Kommentar, 5. Aufl. 2005, München.</text:p>
      <text:p text:style-name="P1"/>
      <text:p text:style-name="P1"><text:span text:style-name="T1">Pfizer</text:span>, G.: Anti-Seuffert – Geist des Rechts und der Buchstabe des Gesetzes, 1. Aufl. 1892, Leipzig. </text:p>
      <text:p text:style-name="P1"/>
      <text:p text:style-name="P1"><text:span text:style-name="T1">Pietzcker, </text:span>Rolf: Schadensersatz durch Lizenzberechnung, in: Zeitschrift für Gewerblichen Rechtsschutz und Urheberrecht, Heft 2, 1975, S. 55 ff. </text:p>
      <text:p text:style-name="P1"/>
      <text:p text:style-name="P1"><text:span text:style-name="T1">Pietzner, </text:span>Rainer: Auskunft, Rechnungslegung und Schadensersatz bei wettbewerbswidrigen Eingriffen in fremde Firmenrechte, in: Zeitschrift für Gewerblichen Rechtsschutz und Urheberrecht, Heft 4, 1972, S. 151 ff. </text:p>
      <text:p text:style-name="P1"/>
      <text:p text:style-name="P1"><text:span text:style-name="T1">Planck, </text:span>Gottlieb/<text:span text:style-name="T1">Strohal, </text:span>Emil: Planck´s Kommentar zum Bürgerlichen Gesetzbuch, Bd. II/2, Recht der Schuldverhältnisse, 4. Aufl. 1928, Berlin.</text:p>
      <text:p text:style-name="P1"/>
      <text:p text:style-name="P1"><text:span text:style-name="T1">Ploch-Kumpf, </text:span>Ute: Der Schutz von Unternehmensgeheimnissen im Zivilprozess unter besonderer Berücksichtigung ihrer Bedeutung in der Gesamtrechtsordnung, 1. Aufl. 1996, Frankfurt. </text:p>
      <text:p text:style-name="P1"/>
      <text:p text:style-name="P1"><text:span text:style-name="T1">Pross, </text:span>Ulrich: Verletzergewinn und Gemeinkosten, in: Festschrift für Winfried Tilmann, 1. Aufl. 2003, München, S. 881 ff. </text:p>
      <text:p text:style-name="P1"/>
      <text:p text:style-name="P1"><text:span text:style-name="T1">Rebmann, </text:span>Kurt/<text:span text:style-name="T1">Säcker, </text:span>Franz Jürgen/<text:span text:style-name="T1">Rixecker, </text:span>Roland: Münchener Kommentar zum Bürgerlichen Gesetzbuch, Bd. IV, §§ 611-704 BGB, 4. Aufl. 2005, München.</text:p>
      <text:p text:style-name="P1"/>
      <text:p text:style-name="P1"><text:span text:style-name="T1">Rebmann, </text:span>Kurt/<text:span text:style-name="T1">Säcker, </text:span>Franz Jürgen/<text:span text:style-name="T1">Rixecker, </text:span>Roland: Münchener Kommentar zum Bürgerlichen Gesetzbuch, Bd. V, §§ 705-853 BGB, 4. Aufl. 2004, München. </text:p>
      <text:p text:style-name="P1"><text:span text:style-name="T1">Reichel, </text:span>Hans: Prozessuale Behandlung der Klagen auf Rechnungslegung und Auskunftserteilung, in: Zeitschrift für Zivilprozess, Band 37, 1908, S. 49 ff. </text:p>
      <text:p text:style-name="P1"/>
      <text:p text:style-name="P1"><text:span text:style-name="T1">Reischl, </text:span>Klaus: Materielle und prozessuale Aspekte zivilrechtlicher Rechenschafts- und Auskunftsansprüche, in: Juristische Rundschau, Heft 10, 1997, S. 404 ff. </text:p>
      <text:p text:style-name="P1"/>
      <text:p text:style-name="P1"><text:span text:style-name="T1">Rinnert, </text:span>Sandra/<text:span text:style-name="T1">Küppers, </text:span>Christoph/<text:span text:style-name="T1">Tilmann, </text:span>Winfried: Schadensberechnung ohne Einschluss der Gemeinkosten, in: Festschrift für Horst Helm, 1. Aufl. 2002, München, S. 337 ff. </text:p>
      <text:p text:style-name="P1"/>
      <text:p text:style-name="P1"><text:span text:style-name="T1">Rogge, </text:span>Rüdiger: Schadensersatz nach Lizenzanalogie bei Verletzung von Patenten, Urheberrechten und anderen Schutzrechten, in: Festschrift für Rudolf Nirk, 1. Aufl. 1992, München, S. 929 ff. </text:p>
      <text:p text:style-name="P1"/>
      <text:p text:style-name="P1"><text:span text:style-name="T1">Rojahn, </text:span>Sabine: Praktische Probleme bei der Abwicklung der Rechtsfolgen einer Patentverletzung, in: Zeitschrift für Gewerblichen Rechtsschutz und Urheberrecht, Heft 8, 2005, S. 623 ff. </text:p>
      <text:p text:style-name="P1"/>
      <text:p text:style-name="P1"><text:span text:style-name="T1">Rother, </text:span>Werner: Die Bedeutung der Rechnung für das Schuldverhältnis, in: Archiv für die civilistische Praxis, Band 164, 1964, S. 97 ff. </text:p>
      <text:p text:style-name="P1"/>
      <text:p text:style-name="P1"><text:span text:style-name="T1">Runkel, </text:span>Kai: Der Abzug von Kosten vom Verletzergewinn nach der „Gemeinkostenanteil“ – Entscheidung des BGH, in: Wettbewerb in Recht und Praxis, Heft 8, 2005, S. 968 ff. </text:p>
      <text:p text:style-name="P1"/>
      <text:p text:style-name="P1"><text:span text:style-name="T1">Säcker, </text:span>Franz Jürgen/<text:span text:style-name="T1">Rixecker,</text:span> Roland: Münchener Kommentar zum Bürgerlichen Gesetzbuch, Bd. II, §§ 241-432 BGB, 5. Aufl. 2007, München. </text:p>
      <text:p text:style-name="P1"/>
      <text:p text:style-name="P1"><text:span text:style-name="T1">Schaaf, </text:span>Petra: Discovery und andere Mittel der Sachverhaltsaufklärung im englischen Pre-Trial-Verfahren im Vergleich zum deutschen Zivilprozeß, 1. Aufl. 1993, Berlin. </text:p>
      <text:p text:style-name="P1"/>
      <text:p text:style-name="P1"><text:span text:style-name="T1">Schäfer, </text:span>Helmut: Die Einsicht in Strafakten durch Verfahrensbeteiligte und Dritte, in: Neue Zeitschrift für Strafrecht, Heft 5, 1985, S. 198 ff. </text:p>
      <text:p text:style-name="P1"/>
      <text:p text:style-name="P1"><text:span text:style-name="T1">Schaub, </text:span>Renate: Schadensersatz und Gewinnabschöpfung im Lauterkeits- und Immaterialgüterrecht, in: Zeitschrift für Gewerblichen Rechtsschutz und Urheberrecht, Heft 11, 2005, S. 918 ff. </text:p>
      <text:p text:style-name="P1"/>
      <text:p text:style-name="P1"><text:span text:style-name="T1">Schilken, </text:span>Eberhard: Ansprüche auf Auskunft und Vorlegung von Sachen im materiellen Recht und im Verfahrensrecht, in: Juristische Ausbildung, Heft 10, 1988, S. 525 ff. </text:p>
      <text:p text:style-name="P1"/>
      <text:p text:style-name="P1"><text:span text:style-name="T1">Schlosser, </text:span>Peter: Die lange deutsche Reise in die prozessuale Moderne, in: Juristenzeitung, Heft 12, 1991, S. 599 ff. </text:p>
      <text:p text:style-name="P1"/>
      <text:p text:style-name="P1"><text:span text:style-name="T1">Schlosser, </text:span>Peter: Französische Anregungen zur Urkundenvorlagepflicht nach § 142 ZPO, in: Festschrift für Hans Jürgen Sonnenberger, 1. Aufl. 2004, München, S. 135 ff. </text:p>
      <text:p text:style-name="P1"/>
      <text:p text:style-name="P1"><text:span text:style-name="T1">Schlosser, </text:span>Peter: Wirtschaftsprüfervorbehalt und prozessuales Vertraulichkeitsinteresse der nicht primär beweis- und substanziierungsbelasteten Prozesspartei, in: Festschrift für Bernhard Großfeld, 1. Aufl. 1999, Heidelberg, S. 997 ff. </text:p>
      <text:p text:style-name="P1"/>
      <text:p text:style-name="P1"><text:span text:style-name="T1">Schmaltz, </text:span>Christiane/<text:span text:style-name="T1">Kuczera, </text:span>Markus: Patentverletzung und Betrug – Kollision von Strafrecht und Zivilprozessrecht bei der Auskunft und Rechnungslegung im Patentverletzungsstreit, in: Zeitschrift für Gewerblichen Rechtsschutz und Urheberrecht, Heft 2, 2006, S. 97 ff. </text:p>
      <text:p text:style-name="P1"/>
      <text:p text:style-name="P1"><text:span text:style-name="T1">Schmidt-Salzer, </text:span>Joachim: Zur Technik der topischen Rechtsbildung: Angemessene Lizenzgebühr und Verletzergewinn als Grundlage der Schadensberechnung, in: Juristische Rundschau, Heft 3, 1969, S. 81 ff. </text:p>
      <text:p text:style-name="P1"/>
      <text:p text:style-name="P1"><text:span text:style-name="T1">Schollmeyer,</text:span> Friedrich: Recht der Schuldverhältnisse, Allgemeiner Teil des Rechts der Schuldverhältnisse, 1. Aufl. 1900, München. </text:p>
      <text:p text:style-name="P1"/>
      <text:p text:style-name="P1"><text:span text:style-name="T1">Schramm, </text:span>Carl/<text:span text:style-name="T1">Popp, </text:span>Eugen: Der Patentverletzungsprozess, 4. Aufl. 1999, Köln. </text:p>
      <text:p text:style-name="P1"/>
      <text:p text:style-name="P1"><text:span text:style-name="T1">Schramm, </text:span>Carl: Grundlagenforschung auf dem Gebiete des gewerblichen Rechtsschutzes und Urheberrechts, 1. Aufl. 1954, Berlin. </text:p>
      <text:p text:style-name="P17"/>
      <text:p text:style-name="P1"><text:span text:style-name="T1">Schricker, </text:span>Gerhard: Urheberrecht, 3. Aufl. 2006, München. </text:p>
      <text:p text:style-name="P1"><text:span text:style-name="T1">Schütze, </text:span>Rolf A./<text:span text:style-name="T1">Weipert, </text:span>Lutz: Münchener Vertragshandbuch, Bd. III/1, 4. Aufl. 1998, München. </text:p>
      <text:p text:style-name="P1"/>
      <text:p text:style-name="P1"><text:span text:style-name="T1">Schultzenstein: </text:span>Die Erteilung von Auskunft auf dem Gebiete des Rechtes, in: Deutsche Juristen-Zeitung, Heft 13-14, 1916, S. 662 ff. </text:p>
      <text:p text:style-name="P1"/>
      <text:p text:style-name="P1"><text:span text:style-name="T1">Schulz, </text:span>Andreas: Von Umsätzen, Angebotsempfängern, Abnehmeradressen, Gestehungskosten und Lieferantennamen – Zum Auskunftsanspruch im gewerblichen Rechtsschutz, in: Festschrift für Rainer Klaka, 1. Aufl. 1987, München, S. 27 ff. </text:p>
      <text:p text:style-name="P1"/>
      <text:p text:style-name="P1"><text:span text:style-name="T1">Schulze zur Wiesche, </text:span>Jörg: Anmerkung zum Urteil des BGH vom 13.02.1976 – I ZR 1/75 – „Fernschreibverzeichnisse“, in: Zeitschrift für Gewerblichen Rechtsschutz und Urheberrecht, Heft 1, 1978, S. 52 (53 f.). </text:p>
      <text:p text:style-name="P1"/>
      <text:p text:style-name="P1"><text:span text:style-name="T1">Schuschke, </text:span>Winfried/<text:span text:style-name="T1">Walker, </text:span>Wolf-Dietrich: Vollstreckung und Vorläufiger Rechtsschutz, Kommentar zum Achten Buch der Zivilprozessordnung, Bd. II: Arrest und Einstweilige Verfügung, §§ 916-945 ZPO, 2. Aufl. 1999, Köln. </text:p>
      <text:p text:style-name="P1"/>
      <text:p text:style-name="P1"><text:span text:style-name="T1">Seichter, </text:span>Dirk: Der Auskunftsanspruch nach Artikel 8 der Richtlinie zur Durchsetzung der Rechte des geistigen Eigentums, in: Festschrift für Eike Ullmann, 1. Aufl. 2006, Saarbrücken, S. 983 ff. </text:p>
      <text:p text:style-name="P1"/>
      <text:p text:style-name="P1"><text:span text:style-name="T1">Seichter, </text:span>Dirk: Die Umsetzung der Richtlinie zur Durchsetzung der Rechte des geistigen Eigentums, in: Wettbewerb in Recht und Praxis, Heft 4, 2006, S. 391 ff. </text:p>
      <text:p text:style-name="P1"/>
      <text:p text:style-name="P1"><text:span text:style-name="T1">Sieber, </text:span>Ulrich: Informationsrecht und Recht der Informationstechnik – Die Konstituierung eines Rechtsgebietes in Gegenstand, Grundfragen und Zielen, in: Neue juristische Wochenschrift, Heft 41, 1989, S. 2569 ff. </text:p>
      <text:p text:style-name="P1"/>
      <text:p text:style-name="P1"><text:span text:style-name="T1">Sieber, </text:span>Ulrich: Zivilrechtliche Beweisinteressen im Strafprozess, in: Festschrift für Günter Spendel, 1. Aufl. 1992, Berlin, S. 757 ff. </text:p>
      <text:p text:style-name="P1"/>
      <text:p text:style-name="P1"><text:span text:style-name="T1">Simonson,</text:span> A.: Der Offenbarungseid bei der Rechenschaftspflicht, in: Zeitschrift für Zivilprozes, Band 34, Heft 4, S. 481 ff. </text:p>
      <text:p text:style-name="P1"><text:span text:style-name="T1">Soergel, </text:span>Hans/<text:span text:style-name="T1">Siebert, </text:span>Wolfgang: Bürgerliches Gesetzbuch mit Einführungsgesetz und Nebengesetzen, Schuldrecht, Bd. I, §§ 241-432 BGB, 12. Aufl. 1990, Berlin. </text:p>
      <text:p text:style-name="P1"/>
      <text:p text:style-name="P1"><text:span text:style-name="T1">Soergel, </text:span>Hans/<text:span text:style-name="T1">Siebert, </text:span>Wolfgang: Bürgerliches Gesetzbuch mit Einführungsgesetz und Nebengesetzen, Schuldrecht, Bd. IV/2, §§ 651 a-704 BGB, 12. Aufl. 2000, Berlin. </text:p>
      <text:p text:style-name="P1"/>
      <text:p text:style-name="P1"><text:span text:style-name="T1">Spindler, </text:span>Gerald/<text:span text:style-name="T1">Weber, </text:span>Marc Philipp: Der Geheimnisschutz nach Art. 7 der Enforcement-Richtlinie, in: Multimedia und Recht, Heft 11, 2006, S. 711 ff. </text:p>
      <text:p text:style-name="P1"/>
      <text:p text:style-name="P1"><text:span text:style-name="T1">Stadler, </text:span>Astrid: Der Schutz des Unternehmensgeheimnisses im deutschen und U. S.-amerikanischen Zivilprozess und im Rechtshilfeverfahren, 1. Aufl. 1989, Tübingen.</text:p>
      <text:p text:style-name="P1"/>
      <text:p text:style-name="P1"><text:span text:style-name="T1">Stadler, </text:span>Astrid: Der Schutz von Unternehmensgeheimnissen im Zivilprozess, in: Neue juristische Wochenschrift, Heft 19, 1989, S. 1202 ff. </text:p>
      <text:p text:style-name="P1"/>
      <text:p text:style-name="P1"><text:span text:style-name="T1">Stauder, </text:span>Dieter: Umfang und Grenzen der Auskunftspflicht im gewerblichen Rechtsschutz und Urheberrecht, in: Zeitschrift für Gewerblichen Rechtsschutz und Urheberrecht Internationaler Teil, Heft 4, 1982, S. 226 ff. </text:p>
      <text:p text:style-name="P1"/>
      <text:p text:style-name="P1"><text:span text:style-name="T1">Stein, </text:span>Friedrich/<text:span text:style-name="T1">Jonas, </text:span>Martin: Kommentar zur Zivilprozessordnung, Bd. IX, §§ 916-1068 ZPO, 22. Aufl. 2003, Tübingen.</text:p>
      <text:p text:style-name="P1"/>
      <text:p text:style-name="P1"><text:span text:style-name="T1">Storch:</text:span> Anmerkung zum Urteil des BGH vom 21.12.1973 – I ZR 161/71 – „Frisiersalon“, in: Zeitschrift für Gewerblichen Rechtsschutz und Urheberrecht, Heft 6, 1974, S. 351 (352).</text:p>
      <text:p text:style-name="P1"/>
      <text:p text:style-name="P1"><text:span text:style-name="T1">Stürner, </text:span>Rolf: Anmerkung zum Urteil des BGH vom 23.01.1976 – V ZR 76/74, in: Juristenzeitung, Heft 10, 1976, S. 317 (320 ff.).</text:p>
      <text:p text:style-name="P1"/>
      <text:p text:style-name="P1"><text:span text:style-name="T1">Stürner, </text:span>Rolf: Die Aufklärungspflicht der Parteien des Zivilprozesses, 1. Aufl. 1976, Tübingen. </text:p>
      <text:p text:style-name="P17"/>
      <text:p text:style-name="P1"><text:span text:style-name="T1">Stürner, </text:span>Rolf: Die gewerbliche Geheimsphäre im Zivilprozess, in: Juristenzeitung, Heft 10, 1985, S. 453 ff.</text:p>
      <text:p text:style-name="P1"/>
      <text:p text:style-name="P1"><text:span text:style-name="T1">Stürner, </text:span>Rolf: Parteipflichten bei der Sachverhaltsaufklärung im Zivilprozess, in: Zeitschrift für Zivilprozess, Band 98, Heft 3, 1985, S. 237 ff.</text:p>
      <text:p text:style-name="P1"/>
      <text:p text:style-name="P1"><text:span text:style-name="T1">Teplitzky, </text:span>Otto: Arrest und einstweilige Verfügung, in: Juristische Schulung, Heft, 1980, S. 882 ff.</text:p>
      <text:p text:style-name="P1"/>
      <text:p text:style-name="P1"><text:span text:style-name="T1">Teplitzky, </text:span>Otto: Die jüngste Rechtsprechung des Bundesgerichtshofs zum wettbewerblichen Anspruchs- und Verfahrensrecht III, in: Zeitschrift für Gewerblichen Rechtsschutz und Urheberrecht, Heft 10, 1991, S. 709 ff. </text:p>
      <text:p text:style-name="P1"/>
      <text:p text:style-name="P1"><text:span text:style-name="T1">Teplitzky, </text:span>Otto: Die jüngste Rechtsprechung des Bundesgerichtshofs zum wettbewerblichen Anspruchs- und Verfahrensrecht IV, in: Zeitschrift für Gewerblichen Rechtsschutz und Urheberrecht, Heft 12, 1992, S. 821 ff. </text:p>
      <text:p text:style-name="P1"/>
      <text:p text:style-name="P1"><text:span text:style-name="T1">Teplitzky, </text:span>Otto: Die jüngste Rechtsprechung des Bundesgerichtshofs zum wettbewerblichen Anspruchs- und Verfahrensrecht VI, in: Zeitschrift für Gewerblichen Rechtsschutz und Urheberrecht, Heft 11, 1994, S. 765 ff. </text:p>
      <text:p text:style-name="P1"/>
      <text:p text:style-name="P1"><text:span text:style-name="T1">Teplitzky, </text:span>Otto: Die jüngste Rechtsprechung des Bundesgerichtshofs zum wettbewerblichen Anspruchs- und Verfahrensrecht X, in: Zeitschrift für Gewerblichen Rechtsschutz und Urheberrecht, Heft 4, 2003, S. 272 ff. </text:p>
      <text:p text:style-name="P1"/>
      <text:p text:style-name="P1"><text:span text:style-name="T1">Teplitzky, </text:span>Otto: Die jüngste Rechtsprechung des Bundesgerichtshofs zum wettbewerblichen Anspruchs- und Verfahrensrecht XI, in: Zeitschrift für Gewerblichen Rechtsschutz und Urheberrecht, Heft 3, 2007, S. 177 ff. </text:p>
      <text:p text:style-name="P1"/>
      <text:p text:style-name="P1"><text:span text:style-name="T1">Teplitzky, </text:span>Otto: Neue Entwicklungen beim wettbewerbs- und markenrechtlichen Auskunftsanspruch, in: Festschrift für Winfried Tilmann, 1. Aufl. 2003, München, S. 913 ff. </text:p>
      <text:p text:style-name="P1"/>
      <text:p text:style-name="P1"><text:span text:style-name="T1">Teplitzky, </text:span>Otto: Wettbewerbsrechtliche Ansprüche und Verfahren, 9. Aufl. 2007, München.</text:p>
      <text:p text:style-name="P1"/>
      <text:p text:style-name="P1"><text:span text:style-name="T1">Tilmann, </text:span>Winfried: Aktuelle Fragen des Auskunftsanspruchs, in: Markenartikel, Heft 1, 1989, S. 35 ff. </text:p>
      <text:p text:style-name="P1"/>
      <text:p text:style-name="P1"><text:span text:style-name="T1">Tilmann, </text:span>Winfried/<text:span text:style-name="T1">Schreibauer,</text:span> Marcus: Anmerkung zum Urteil des BGH vom 01.08.2006 – X ZR 114/03 – „Restschadstoffentfernung“, in: Zeitschrift für Gewerblichen Rechtsschutz und Urheberrecht, Heft 11, 2006, 962 (967 f.).</text:p>
      <text:p text:style-name="P1"/>
      <text:p text:style-name="P1"><text:span text:style-name="T1">Tilmann, </text:span>Winfried: Beweissicherung nach Art. 7 der Richtlinie zur Durchsetzung der Rechte des geistigen Eigentums, in: Zeitschrift für Gewerblichen Rechtsschutz und Urheberrecht, Heft 9, 2005, S. 737 ff. </text:p>
      <text:p text:style-name="P1"/>
      <text:p text:style-name="P1"><text:span text:style-name="T1">Tilmann, </text:span>Winfried: Beweissicherung nach deutschem und europäischem Recht, in: Festschrift für Eike Ullmann, 1. Aufl. 2006, Saarbrücken, S. 1013 ff. </text:p>
      <text:p text:style-name="P1"/>
      <text:p text:style-name="P1"><text:span text:style-name="T1">Tilmann,</text:span> Winfried/<text:span text:style-name="T1">Schreibauer, </text:span>Markus: Beweissicherung vor und im Patentverletzungsprozess, in: Festschrift für Willi Erdmann, 1. Aufl. 2002, Köln, S. 901 ff. </text:p>
      <text:p text:style-name="P1"/>
      <text:p text:style-name="P1"><text:span text:style-name="T1">Tilmann, </text:span>Winfried: Der Auskunftsanspruch, in: Zeitschrift für Gewerblichen Rechtsschutz und Urheberrecht, Heft 5, 1987, S. 251 ff. </text:p>
      <text:p text:style-name="P1"/>
      <text:p text:style-name="P1"><text:span text:style-name="T1">Tilmann, </text:span>Winfried: Der Auskunftsanspruch, in: 25 Jahre Bundespatentgericht, 1. Aufl. 1986, Köln, S. 293 ff. </text:p>
      <text:p text:style-name="P1"/>
      <text:p text:style-name="P1"><text:span text:style-name="T1">Tilmann,</text:span> Winfried: Der Schutz gegen Produktpiraterie nach dem Gesetz von 1990, in: Betriebs-Berater, Heft 23, 1990, S. 1565 ff. </text:p>
      <text:p text:style-name="P1"/>
      <text:p text:style-name="P1"><text:span text:style-name="T1">Tilmann, </text:span>Winfried/<text:span text:style-name="T1">Schreibauer, </text:span>Marcus: Die neueste BGH-Rechtsprechung zum Besichtigungsanspruch nach § 809 BGB – Anmerkungen zum Urteil des BGH „Faxkarte“, in: Zeitschrift für Gewerblichen Rechtsschutz und Urheberrecht, Heft 12, 2002, S. 1015 ff. </text:p>
      <text:p text:style-name="P1"/>
      <text:p text:style-name="P1"><text:span text:style-name="T1">Tilmann, </text:span>Winfried: Gewinnherausgabe im gewerblichen Rechtsschutz und Urheberrecht – Folgerungen aus der Entscheidung „Gemeinkostenanteil“, in: Zeitschrift für Gewerblichen Rechtsschutz und Urheberrecht, Heft 8, 2003, S. 647 ff.</text:p>
      <text:p text:style-name="P1"/>
      <text:p text:style-name="P1"><text:span text:style-name="T1">Tilmann, </text:span>Winfried: Patentschutzsystem in Europa, in: Zeitschrift für Gewerblichen Rechtsschutz und Urheberrecht, Heft 3-4, 1998, S. 325 ff. </text:p>
      <text:p text:style-name="P1"/>
      <text:p text:style-name="P1"><text:span text:style-name="T1">Tilmann, </text:span>Winfried: Zum Anspruch auf Auskunftserteilung wegen Warenzeichenverletzung II, in: Zeitschrift für Gewerblichen Rechtsschutz und Urheberrecht, Heft 3, 1990, S. 160 ff. </text:p>
      <text:p text:style-name="P1"/>
      <text:p text:style-name="P1"><text:span text:style-name="T1">Thomas</text:span>, Heinz/<text:span text:style-name="T1">Putzo, </text:span>Hans: Zivilprozessordnung – Kommentar, 27. Aufl. 2005, München. </text:p>
      <text:p text:style-name="P1"/>
      <text:p text:style-name="P1"><text:span text:style-name="T1">Thudichum,</text:span> Friedrich: Geschichte des Eides, Neudruck der Ausgabe Tübingen 1911, 1. Aufl. 1968, Aalen. </text:p>
      <text:p text:style-name="P1"/>
      <text:p text:style-name="P1"><text:span text:style-name="T1">Treichel, </text:span>Pierre: Die französische Saisie-contrefacon im europäischen Patentverletzungsprozess – Zur Problematik der Beweisbeschaffung im Ausland nach Art. 24 EuGVÜ, in: Zeitschrift für Gewerblichen Rechtsschutz und Urheberrecht Internationaler Teil, Heft 8-9, 2001, S. 690 ff. </text:p>
      <text:p text:style-name="P1"/>
      <text:p text:style-name="P1"><text:span text:style-name="T1">Treitel: </text:span>Über die „Rechenschaftsablage“ nach dem Bürgerlichen Gesetzbuche für das Deutsche Reich, in: Archiv für Bürgerliches Recht, 14. Band, S. 1 ff. </text:p>
      <text:p text:style-name="P1"/>
      <text:p text:style-name="P1"><text:span text:style-name="T1">Ullmann, </text:span>Eike: Von Horaz bis morgen – es bleibt das Recht des Wettbewerbs und der immateriellen Güter, in: Wettbewerb in Recht und Praxis, Heft 4, 2004, S. 422 ff. </text:p>
      <text:p text:style-name="P1"/>
      <text:p text:style-name="P1"><text:span text:style-name="T1">Ulrich, </text:span>Gustav-Adolf: Die Geltendmachung von Ansprüchen auf Erteilung einer Auskunft im Verfahren der einstweiligen Verfügung, in: Wettbewerb in Recht und Praxis, Heft 3, 1997, S. 135 ff. </text:p>
      <text:p text:style-name="P1"/>
      <text:p text:style-name="P1"><text:span text:style-name="T1">Vollrath, </text:span>Ulrich: Zur Berücksichtigung der Entwicklungs- und Schutzrechtskosten bei der Bemessung der Schadensersatz-Lizenzgebühr für Patentverletzung, in: Zeitschrift für Gewerblichen Rechtsschutz und Urheberrecht, Heft 2, 1983, S. 52 ff.</text:p>
      <text:p text:style-name="P1"/>
      <text:p text:style-name="P1"><text:span text:style-name="T1">Wand, </text:span>Peter/<text:span text:style-name="T1">Leistner,</text:span> Matthias: ALAI-Kongreß: Die Rechtsdurchsetzung und die Rolle der nationalen Gesetzgebung im Urheberrecht, Berlin, 16.-19. Juni 1999, in: Zeitschrift für Gewerblichen Rechtsschutz und Urheberrecht Internationaler Teil, Heft 2, 2000, S. 151 ff.</text:p>
      <text:p text:style-name="P1"/>
      <text:p text:style-name="P1"><text:span text:style-name="T1">von Weichs, </text:span>Elisabeth/<text:span text:style-name="T1">Foerstl, </text:span>Uli: Der allgemeine Auskunftsanspruch im Urheberrechtsprozess, in: Zeitschrift für Urheber- und Medienrecht, Heft 11, 2000, S. 897 ff. </text:p>
      <text:p text:style-name="P1"/>
      <text:p text:style-name="P1"><text:span text:style-name="T1">Weiden, </text:span>Henrike: Aktuelle Berichte – April 2007, in: Zeitschrift für Gewerblichen Rechtsschutz und Urheberrecht, Heft 4, 2007, S. 304 f.</text:p>
      <text:p text:style-name="P1"/>
      <text:p text:style-name="P1"><text:span text:style-name="T1">Weiden, </text:span>Henrike: Aktuelle Berichte – März 2006, in: Zeitschrift für Gewerblichen Rechtsschutz und Urheberrecht, Heft 3, 2006, S. 212 f. </text:p>
      <text:p text:style-name="P1"/>
      <text:p text:style-name="P1"><text:span text:style-name="T1">Welp, </text:span>Kai: Auskunftsanspruch gegen Internetprovider, in: Multimedia und Recht, Heft 5, 2006, S. XXVI. </text:p>
      <text:p text:style-name="P1"/>
      <text:p text:style-name="P1"><text:span text:style-name="T1">Winkler von Mohrenfels, </text:span>Peter: Abgeleitete Informationsleistungspflichten im deutschen Zivilrecht, 1. Aufl. 1986, Berlin.</text:p>
      <text:p text:style-name="P1"/>
      <text:p text:style-name="P1"><text:span text:style-name="T1">Winte, </text:span>Hans-Heinrich: Zivilprozessrechtsreform: Die wichtigsten Änderungen für das erstinstanzliche Verfahren und das Gerichtsverfassungsgesetz, in: Mitteilungen der Bundesrechtsanwaltskammer, Heft 6, 2001, S. 246 ff.</text:p>
      <text:p text:style-name="P1"/>
      <text:p text:style-name="P1"><text:span text:style-name="T1">Wiume, </text:span>Mark: Der Auskunftsanspruch im Markenrecht, 1. Aufl. 2004, Konstanz.</text:p>
      <text:p text:style-name="P1"/>
      <text:p text:style-name="P1"><text:span text:style-name="T1">Wölfel, </text:span>Helmut: Rechtsfolgen von Markenverletzungen und Maßnahmen zur Bekämpfung der Markenpiraterie, 1. Aufl. 1990, München.</text:p>
      <text:p text:style-name="P1"/>
      <text:p text:style-name="P1"><text:span text:style-name="T1">Zahn, </text:span>Alexander: Die Herausgabe des Verletzergewinns, 1. Aufl. 2005, München.</text:p>
      <text:p text:style-name="P1"/>
      <text:p text:style-name="P1"><text:span text:style-name="T1">Zekoll, </text:span>Joachim/<text:span text:style-name="T1">Bolt, </text:span>Jan: Die Pflicht zur Vorlage von Urkunden im Zivilprozess - Amerikanische Verhältnisse in Deutschland?, in: Neue juristische Wochenschrift, Heft 43, 2002, S. 3129 ff. </text:p>
      <text:p text:style-name="P1"/>
      <text:p text:style-name="P1"><text:span text:style-name="T1">Zerhusen, </text:span>Heinrich: Die Rechenschaftspflicht im Bürgerlichen Gesetzbuche, 1. Aufl. 1908, Leipzig. </text:p>
      <text:p text:style-name="P1"/>
      <text:p text:style-name="P1"><text:span text:style-name="T1">Zöller,</text:span> Richard: Zivilprozessordnung, 25. Aufl. 2005, Köln.</text:p>
      <text:p text:style-name="P1"/>
      <text:p text:style-name="P1"><text:span text:style-name="T1">Zöllner, </text:span>Wolfgang: Informationsordnung und Recht, in: Schriftenreihe der Juristischen Gesellschaft zu Berlin, Heft 118, 1990, Berli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ootnote_20_Symbol" style:display-name="Foot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Absatz-Standardschriftart"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2-14T17:21:30</meta:creation-date>
    <dc:date>2008-03-17T13:56:10</dc:date>
    <dc:language>en-US</dc:language>
    <meta:editing-cycles>7</meta:editing-cycles>
    <meta:editing-duration>PT45M39S</meta:editing-duration>
    <meta:user-defined meta:name="Info 1"/>
    <meta:user-defined meta:name="Info 2"/>
    <meta:user-defined meta:name="Info 3"/>
    <meta:user-defined meta:name="Info 4"/>
    <meta:document-statistic meta:table-count="0" meta:image-count="0" meta:object-count="0" meta:page-count="217" meta:paragraph-count="1826" meta:word-count="87756" meta:character-count="660425"/>
  </office:meta>
</office:document-meta>
</file>